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7cm"/>
    </style:style>
    <style:style style:name="co2" style:family="table-column">
      <style:table-column-properties fo:break-before="auto" style:column-width="1.17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weight="bold" style:font-weight-asian="bold" style:font-weight-complex="bold"/>
    </style:style>
    <style:style style:name="ce3" style:family="table-cell" style:parent-style-name="Default" style:data-style-name="N10">
      <style:text-properties fo:font-weight="bold" style:font-weight-asian="bold" style:font-weight-complex="bold"/>
    </style:style>
    <style:style style:name="ce4" style:family="table-cell" style:parent-style-name="Default">
      <style:text-properties fo:color="#b2b2b2" fo:font-weight="bold" style:font-weight-asian="bold" style:font-weight-complex="bold"/>
    </style:style>
    <style:style style:name="ce5" style:family="table-cell" style:parent-style-name="Default">
      <style:text-properties fo:color="#666666" fo:font-weight="bold" style:font-weight-asian="bold" style:font-weight-complex="bold"/>
    </style:style>
    <style:style style:name="ce6" style:family="table-cell" style:parent-style-name="Default">
      <style:text-properties fo:color="#00ccff" fo:font-weight="normal" style:font-weight-asian="normal" style:font-weight-complex="normal"/>
    </style:style>
    <style:style style:name="ce7" style:family="table-cell" style:parent-style-name="Default">
      <style:text-properties fo:color="#800080" fo:font-weight="bold" style:font-weight-asian="bold" style:font-weight-complex="bold"/>
    </style:style>
    <style:style style:name="ce8" style:family="table-cell" style:parent-style-name="Default">
      <style:text-properties fo:color="#000080" fo:font-weight="bold" style:font-weight-asian="bold" style:font-weight-complex="bold"/>
    </style:style>
    <style:style style:name="ce9" style:family="table-cell" style:parent-style-name="Default">
      <style:text-properties fo:color="#ff9900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00008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size="7pt" fo:font-weight="bold" style:font-size-asian="7pt" style:font-weight-asian="bold" style:font-size-complex="7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 fo:font-size="7pt" fo:font-weight="bold" style:font-size-asian="7pt" style:font-weight-asian="bold" style:font-size-complex="7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size="6pt" style:font-size-asian="6pt" style:font-size-complex="6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size="7pt" style:font-size-asian="7pt" style:font-size-complex="7pt"/>
    </style:style>
    <style:style style:name="ce1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8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9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808000" fo:font-weight="bold" style:font-weight-asian="bold" style:font-weight-complex="bold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00ccff" fo:font-weight="normal" style:font-weight-asian="normal" style:font-weight-complex="normal"/>
    </style:style>
    <style:style style:name="ce21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800080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0080"/>
    </style:style>
    <style:style style:name="ce2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9900"/>
    </style:style>
    <style:style style:name="ce2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0080" fo:font-weight="bold" style:font-weight-asian="bold" style:font-weight-complex="bold"/>
    </style:style>
    <style:style style:name="ce25" style:family="table-cell" style:parent-style-name="Default">
      <style:text-properties fo:color="#008000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999999"/>
    </style:style>
    <style:style style:name="ce31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color="#00ccff" fo:font-weight="normal" style:font-weight-asian="normal" style:font-weight-complex="normal"/>
    </style:style>
    <style:style style:name="ce32" style:family="table-cell" style:parent-style-name="Default">
      <style:text-properties fo:color="#00008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color="#800000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6pt" style:font-size-asian="6pt" style:font-size-complex="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7pt" style:font-size-asian="7pt" style:font-size-complex="7pt"/>
    </style:style>
    <style:style style:name="ce37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8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normal" style:font-weight-asian="normal" style:font-weight-complex="normal"/>
    </style:style>
    <style:style style:name="ce40" style:family="table-cell" style:parent-style-name="Default">
      <style:table-cell-properties fo:background-color="#ff99cc" style:text-align-source="fix" style:repeat-content="false"/>
      <style:paragraph-properties fo:text-align="end" fo:margin-left="0cm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color="#ff3333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9900" fo:font-weight="bold" style:font-weight-asian="bold" style:font-weight-complex="bold"/>
    </style:style>
    <style:style style:name="ce4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9900" fo:font-size="7pt" fo:font-weight="bold" style:font-size-asian="7pt" style:font-weight-asian="bold" style:font-size-complex="7pt" style:font-weight-complex="bold"/>
    </style:style>
    <style:style style:name="ce46" style:family="table-cell" style:parent-style-name="Default" style:data-style-name="N110"/>
    <style:style style:name="ce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cc99" fo:font-size="7pt" fo:font-weight="bold" style:font-size-asian="7pt" style:font-weight-asian="bold" style:font-size-complex="7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cc99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cc99" fo:font-size="6pt" style:font-size-asian="6pt" style:font-size-complex="6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cc99" fo:font-size="7pt" style:font-size-asian="7pt" style:font-size-complex="7pt"/>
    </style:style>
    <style:style style:name="ce51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ffcc99"/>
    </style:style>
    <style:style style:name="ce5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666666"/>
    </style:style>
    <style:style style:name="ce53" style:family="table-cell" style:parent-style-name="Default">
      <style:text-properties fo:color="#ff0000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cm"/>
      <style:text-properties fo:color="#ffcc99"/>
    </style:style>
    <style:style style:name="ce5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7826" fo:font-size="6pt" style:font-size-asian="6pt" style:font-size-complex="6pt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7826" fo:font-size="7pt" style:font-size-asian="7pt" style:font-size-complex="7pt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7826"/>
    </style:style>
    <style:style style:name="ce59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7826"/>
    </style:style>
    <style:style style:name="ce6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color="#c0c0c0"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size="7pt" fo:font-weight="bold" style:font-size-asian="7pt" style:font-weight-asian="bold" style:font-size-complex="7pt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size="6pt" style:font-size-asian="6pt" style:font-size-complex="6pt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 fo:font-size="7pt" style:font-size-asian="7pt" style:font-size-complex="7pt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600"/>
    </style:style>
    <style:style style:name="ce65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006600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color="#c0c0c0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4bd5e" fo:font-size="7pt" fo:font-weight="bold" style:font-size-asian="7pt" style:font-weight-asian="bold" style:font-size-complex="7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4bd5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4bd5e" fo:font-size="6pt" style:font-size-asian="6pt" style:font-size-complex="6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4bd5e" fo:font-size="7pt" style:font-size-asian="7pt" style:font-size-complex="7pt"/>
    </style:style>
    <style:style style:name="ce71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color="#94bd5e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color="#94bd5e"/>
    </style:style>
  </office:automatic-styles>
  <office:body>
    <office:spreadsheet>
      <table:table table:name="NEW strategy" table:style-name="ta1" table:print="false">
        <office:forms form:automatic-focus="false" form:apply-design-mode="false"/>
        <table:table-column table:style-name="co1" table:default-cell-style-name="ce1"/>
        <table:table-column table:style-name="co1" table:number-columns-repeated="5" table:default-cell-style-name="ce14"/>
        <table:table-column table:style-name="co1" table:number-columns-repeated="2" table:default-cell-style-name="ce28"/>
        <table:table-column table:style-name="co1" table:number-columns-repeated="3" table:default-cell-style-name="ce14"/>
        <table:table-column table:style-name="co1" table:number-columns-repeated="2" table:default-cell-style-name="ce28"/>
        <table:table-column table:style-name="co1" table:number-columns-repeated="2" table:default-cell-style-name="ce14"/>
        <table:table-column table:style-name="co1" table:number-columns-repeated="2" table:default-cell-style-name="ce28"/>
        <table:table-column table:style-name="co1" table:number-columns-repeated="2" table:default-cell-style-name="ce14"/>
        <table:table-column table:style-name="co1" table:number-columns-repeated="3" table:default-cell-style-name="ce28"/>
        <table:table-column table:style-name="co1" table:default-cell-style-name="ce14"/>
        <table:table-column table:style-name="co1" table:number-columns-repeated="3" table:default-cell-style-name="ce28"/>
        <table:table-column table:style-name="co1" table:default-cell-style-name="ce14"/>
        <table:table-column table:style-name="co1" table:default-cell-style-name="ce28"/>
        <table:table-column table:style-name="co1" table:default-cell-style-name="ce14"/>
        <table:table-column table:style-name="co1" table:number-columns-repeated="4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2" table:default-cell-style-name="ce14"/>
        <table:table-column table:style-name="co1" table:default-cell-style-name="ce28"/>
        <table:table-column table:style-name="co1" table:default-cell-style-name="ce14"/>
        <table:table-column table:style-name="co1" table:default-cell-style-name="ce28"/>
        <table:table-column table:style-name="co1" table:default-cell-style-name="ce14"/>
        <table:table-column table:style-name="co1" table:number-columns-repeated="3" table:default-cell-style-name="ce28"/>
        <table:table-column table:style-name="co1" table:number-columns-repeated="2" table:default-cell-style-name="ce14"/>
        <table:table-column table:style-name="co1" table:number-columns-repeated="3" table:default-cell-style-name="ce28"/>
        <table:table-column table:style-name="co1" table:default-cell-style-name="ce14"/>
        <table:table-column table:style-name="co1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3" table:default-cell-style-name="ce14"/>
        <table:table-column table:style-name="co1" table:default-cell-style-name="ce28"/>
        <table:table-column table:style-name="co1" table:default-cell-style-name="ce14"/>
        <table:table-column table:style-name="co1" table:number-columns-repeated="2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4" table:default-cell-style-name="ce14"/>
        <table:table-column table:style-name="co1" table:number-columns-repeated="2" table:default-cell-style-name="ce28"/>
        <table:table-column table:style-name="co1" table:default-cell-style-name="ce14"/>
        <table:table-column table:style-name="co1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3" table:default-cell-style-name="ce14"/>
        <table:table-column table:style-name="co1" table:default-cell-style-name="ce28"/>
        <table:table-column table:style-name="co1" table:number-columns-repeated="3" table:default-cell-style-name="ce14"/>
        <table:table-column table:style-name="co1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2" table:default-cell-style-name="ce14"/>
        <table:table-column table:style-name="co1" table:number-columns-repeated="2" table:default-cell-style-name="ce28"/>
        <table:table-column table:style-name="co1" table:default-cell-style-name="ce14"/>
        <table:table-column table:style-name="co1" table:default-cell-style-name="ce28"/>
        <table:table-column table:style-name="co1" table:number-columns-repeated="2" table:default-cell-style-name="ce14"/>
        <table:table-column table:style-name="co1" table:number-columns-repeated="2" table:default-cell-style-name="ce28"/>
        <table:table-column table:style-name="co1" table:number-columns-repeated="2" table:default-cell-style-name="ce14"/>
        <table:table-column table:style-name="co1" table:default-cell-style-name="ce28"/>
        <table:table-column table:style-name="co1" table:default-cell-style-name="ce14"/>
        <table:table-column table:style-name="co1" table:number-columns-repeated="5" table:default-cell-style-name="ce28"/>
        <table:table-column table:style-name="co1" table:default-cell-style-name="ce14"/>
        <table:table-column table:style-name="co1" table:default-cell-style-name="ce28"/>
        <table:table-column table:style-name="co1" table:default-cell-style-name="ce14"/>
        <table:table-column table:style-name="co1" table:number-columns-repeated="4" table:default-cell-style-name="ce28"/>
        <table:table-column table:style-name="co1" table:number-columns-repeated="2" table:default-cell-style-name="ce14"/>
        <table:table-column table:style-name="co1" table:number-columns-repeated="3" table:default-cell-style-name="ce28"/>
        <table:table-column table:style-name="co1" table:number-columns-repeated="911" table:default-cell-style-name="Default"/>
        <table:table-row table:style-name="ro1">
          <table:table-cell office:value-type="string">
            <text:p>G</text:p>
          </table:table-cell>
          <table:table-cell table:number-columns-repeated="5"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number-columns-repeated="16"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style-name="ce12" office:value-type="string">
            <text:p>I</text:p>
          </table:table-cell>
          <table:table-cell table:number-columns-repeated="2" table:style-name="ce12" office:value-type="string">
            <text:p>Kipar</text:p>
          </table:table-cell>
          <table:table-cell table:number-columns-repeated="22"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number-columns-repeated="2" table:style-name="ce12" office:value-type="string">
            <text:p>I</text:p>
          </table:table-cell>
          <table:table-cell table:number-columns-repeated="3" table:style-name="ce12" office:value-type="string">
            <text:p>Kipar</text:p>
          </table:table-cell>
          <table:table-cell table:number-columns-repeated="3"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number-columns-repeated="6" table:style-name="ce12" office:value-type="string">
            <text:p>I</text:p>
          </table:table-cell>
          <table:table-cell table:number-columns-repeated="2" table:style-name="ce12" office:value-type="string">
            <text:p>Kipar</text:p>
          </table:table-cell>
          <table:table-cell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number-columns-repeated="2" table:style-name="ce12" office:value-type="string">
            <text:p>I</text:p>
          </table:table-cell>
          <table:table-cell table:style-name="ce12" office:value-type="string">
            <text:p>Kipar</text:p>
          </table:table-cell>
          <table:table-cell table:number-columns-repeated="2" table:style-name="ce12" office:value-type="string">
            <text:p>I</text:p>
          </table:table-cell>
          <table:table-cell table:number-columns-repeated="2" table:style-name="ce12" office:value-type="string">
            <text:p>Kipar</text:p>
          </table:table-cell>
          <table:table-cell table:number-columns-repeated="37" table:style-name="ce12" office:value-type="string">
            <text:p>I</text:p>
          </table:table-cell>
          <table:table-cell table:number-columns-repeated="911"/>
        </table:table-row>
        <table:table-row table:style-name="ro1">
          <table:table-cell office:value-type="string">
            <text:p>version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150130-1</text:p>
          </table:table-cell>
          <table:table-cell table:style-name="ce12" office:value-type="string">
            <text:p>140824-1</text:p>
          </table:table-cell>
          <table:table-cell table:style-name="ce12" office:value-type="string">
            <text:p>141027-1</text:p>
          </table:table-cell>
          <table:table-cell table:style-name="ce12" office:value-type="string">
            <text:p>150126-1</text:p>
          </table:table-cell>
          <table:table-cell table:style-name="ce34" office:value-type="string">
            <text:p>150127-1</text:p>
          </table:table-cell>
          <table:table-cell table:style-name="ce34" office:value-type="string">
            <text:p>140824-1</text:p>
          </table:table-cell>
          <table:table-cell table:number-columns-repeated="2" table:style-name="ce12" office:value-type="string">
            <text:p>140824-1</text:p>
          </table:table-cell>
          <table:table-cell table:style-name="ce12" office:value-type="string">
            <text:p>150130-1</text:p>
          </table:table-cell>
          <table:table-cell table:style-name="ce34" office:value-type="string">
            <text:p>150130-1</text:p>
          </table:table-cell>
          <table:table-cell table:style-name="ce34" office:value-type="string">
            <text:p>140824-1</text:p>
          </table:table-cell>
          <table:table-cell table:number-columns-repeated="2" table:style-name="ce12" office:value-type="string">
            <text:p>140824-1</text:p>
          </table:table-cell>
          <table:table-cell table:number-columns-repeated="2" table:style-name="ce34" office:value-type="string">
            <text:p>140824-1</text:p>
          </table:table-cell>
          <table:table-cell table:style-name="ce12" office:value-type="string">
            <text:p>150207-1</text:p>
          </table:table-cell>
          <table:table-cell table:style-name="ce12" office:value-type="string">
            <text:p>150130-1</text:p>
          </table:table-cell>
          <table:table-cell table:style-name="ce34" office:value-type="string">
            <text:p>140824-1</text:p>
          </table:table-cell>
          <table:table-cell table:style-name="ce34" office:value-type="string">
            <text:p>150130-1</text:p>
          </table:table-cell>
          <table:table-cell table:style-name="ce34" office:value-type="string">
            <text:p>140816-0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50127-1</text:p>
          </table:table-cell>
          <table:table-cell table:style-name="ce34" office:value-type="string">
            <text:p>150130-1</text:p>
          </table:table-cell>
          <table:table-cell table:style-name="ce34" office:value-type="string">
            <text:p>150127-1</text:p>
          </table:table-cell>
          <table:table-cell table:style-name="ce12" office:value-type="string">
            <text:p>150127-1</text:p>
          </table:table-cell>
          <table:table-cell table:style-name="ce34" office:value-type="string">
            <text:p>150207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50328-2</text:p>
          </table:table-cell>
          <table:table-cell table:style-name="ce34" office:value-type="string">
            <text:p>150326-4</text:p>
          </table:table-cell>
          <table:table-cell table:style-name="ce34" office:value-type="string">
            <text:p>150327-4</text:p>
          </table:table-cell>
          <table:table-cell table:style-name="ce34" office:value-type="string">
            <text:p>150207-1</text:p>
          </table:table-cell>
          <table:table-cell table:style-name="ce12" office:value-type="string">
            <text:p>150328-2</text:p>
          </table:table-cell>
          <table:table-cell table:style-name="ce34" office:value-type="string">
            <text:p>150326-2</text:p>
          </table:table-cell>
          <table:table-cell table:style-name="ce12" office:value-type="string">
            <text:p>150207-1</text:p>
          </table:table-cell>
          <table:table-cell table:style-name="ce12" office:value-type="string">
            <text:p>140816-0</text:p>
          </table:table-cell>
          <table:table-cell table:style-name="ce34" office:value-type="string">
            <text:p>150130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40815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40816-0</text:p>
          </table:table-cell>
          <table:table-cell table:style-name="ce34" office:value-type="string">
            <text:p>150327-4</text:p>
          </table:table-cell>
          <table:table-cell table:style-name="ce34" office:value-type="string">
            <text:p>150326-5</text:p>
          </table:table-cell>
          <table:table-cell table:style-name="ce12" office:value-type="string">
            <text:p>150327-3</text:p>
          </table:table-cell>
          <table:table-cell table:style-name="ce12" office:value-type="string">
            <text:p>150326-4</text:p>
          </table:table-cell>
          <table:table-cell table:style-name="ce34" office:value-type="string">
            <text:p>150207-1</text:p>
          </table:table-cell>
          <table:table-cell table:style-name="ce34" office:value-type="string">
            <text:p>140816-0</text:p>
          </table:table-cell>
          <table:table-cell table:style-name="ce34" office:value-type="string">
            <text:p>150207-1</text:p>
          </table:table-cell>
          <table:table-cell table:style-name="ce12" office:value-type="string">
            <text:p>150127-1</text:p>
          </table:table-cell>
          <table:table-cell table:style-name="ce34" office:value-type="string">
            <text:p>150326-2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50127-1</text:p>
          </table:table-cell>
          <table:table-cell table:number-columns-repeated="2" table:style-name="ce12" office:value-type="string">
            <text:p>150127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40816-0</text:p>
          </table:table-cell>
          <table:table-cell table:style-name="ce12" office:value-type="string">
            <text:p>150328-2</text:p>
          </table:table-cell>
          <table:table-cell table:style-name="ce34" office:value-type="string">
            <text:p>150127-1</text:p>
          </table:table-cell>
          <table:table-cell table:style-name="ce34" office:value-type="string">
            <text:p>150207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40816-0</text:p>
          </table:table-cell>
          <table:table-cell table:style-name="ce12" office:value-type="string">
            <text:p>150328-2</text:p>
          </table:table-cell>
          <table:table-cell table:style-name="ce12" office:value-type="string">
            <text:p>150327-4</text:p>
          </table:table-cell>
          <table:table-cell table:style-name="ce12" office:value-type="string">
            <text:p>150326-4</text:p>
          </table:table-cell>
          <table:table-cell table:style-name="ce12" office:value-type="string">
            <text:p>150127-1</text:p>
          </table:table-cell>
          <table:table-cell table:style-name="ce34" office:value-type="string">
            <text:p>150127-1</text:p>
          </table:table-cell>
          <table:table-cell table:style-name="ce34" office:value-type="string">
            <text:p>140815-1</text:p>
          </table:table-cell>
          <table:table-cell table:style-name="ce12" office:value-type="string">
            <text:p>150127-1</text:p>
          </table:table-cell>
          <table:table-cell table:style-name="ce34" office:value-type="string">
            <text:p>150207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50127-1</text:p>
          </table:table-cell>
          <table:table-cell table:style-name="ce12" office:value-type="string">
            <text:p>150328-2</text:p>
          </table:table-cell>
          <table:table-cell table:style-name="ce12" office:value-type="string">
            <text:p>140816-0</text:p>
          </table:table-cell>
          <table:table-cell table:style-name="ce12" office:value-type="string">
            <text:p>150127-1</text:p>
          </table:table-cell>
          <table:table-cell table:style-name="ce34" office:value-type="string">
            <text:p>150127-1</text:p>
          </table:table-cell>
          <table:table-cell table:number-columns-repeated="2" table:style-name="ce12" office:value-type="string">
            <text:p>150328-2</text:p>
          </table:table-cell>
          <table:table-cell table:style-name="ce12" office:value-type="string">
            <text:p>140816-0</text:p>
          </table:table-cell>
          <table:table-cell table:style-name="ce34" office:value-type="string">
            <text:p>150127-1</text:p>
          </table:table-cell>
          <table:table-cell table:style-name="ce12" office:value-type="string">
            <text:p>150207-1</text:p>
          </table:table-cell>
          <table:table-cell table:style-name="ce34" office:value-type="string">
            <text:p>150127-1</text:p>
          </table:table-cell>
          <table:table-cell table:style-name="ce12" office:value-type="string">
            <text:p>150127-1</text:p>
          </table:table-cell>
          <table:table-cell table:style-name="ce12" office:value-type="string">
            <text:p>150330-3</text:p>
          </table:table-cell>
          <table:table-cell table:style-name="ce34" office:value-type="string">
            <text:p>150130-1</text:p>
          </table:table-cell>
          <table:table-cell table:style-name="ce34" office:value-type="string">
            <text:p>150402-1</text:p>
          </table:table-cell>
          <table:table-cell table:style-name="ce12" office:value-type="string">
            <text:p>150130-1</text:p>
          </table:table-cell>
          <table:table-cell table:style-name="ce34" office:value-type="string">
            <text:p>150402-1</text:p>
          </table:table-cell>
          <table:table-cell table:style-name="ce12" office:value-type="string">
            <text:p>150127-2</text:p>
          </table:table-cell>
          <table:table-cell table:style-name="ce12" office:value-type="string">
            <text:p>150331-4</text:p>
          </table:table-cell>
          <table:table-cell table:style-name="ce34" office:value-type="string">
            <text:p>150127-1</text:p>
          </table:table-cell>
          <table:table-cell table:style-name="ce34" office:value-type="string">
            <text:p>150402-1</text:p>
          </table:table-cell>
          <table:table-cell table:number-columns-repeated="2" table:style-name="ce12" office:value-type="string">
            <text:p>150402-1</text:p>
          </table:table-cell>
          <table:table-cell table:style-name="ce34" office:value-type="string">
            <text:p>150402-1</text:p>
          </table:table-cell>
          <table:table-cell table:style-name="ce12" office:value-type="string">
            <text:p>150405-1</text:p>
          </table:table-cell>
          <table:table-cell table:style-name="ce34" office:value-type="string">
            <text:p>150405-1</text:p>
          </table:table-cell>
          <table:table-cell table:style-name="ce34" office:value-type="string">
            <text:p>150331-3</text:p>
          </table:table-cell>
          <table:table-cell table:number-columns-repeated="2" table:style-name="ce34" office:value-type="string">
            <text:p>150331-5</text:p>
          </table:table-cell>
          <table:table-cell table:style-name="ce34" office:value-type="string">
            <text:p>150405-1</text:p>
          </table:table-cell>
          <table:table-cell table:style-name="ce12" office:value-type="string">
            <text:p>150407-2</text:p>
          </table:table-cell>
          <table:table-cell table:style-name="ce34" office:value-type="string">
            <text:p>150408-1</text:p>
          </table:table-cell>
          <table:table-cell table:style-name="ce12" office:value-type="string">
            <text:p>150408-1</text:p>
          </table:table-cell>
          <table:table-cell table:number-columns-repeated="4" table:style-name="ce34" office:value-type="string">
            <text:p>150408-1</text:p>
          </table:table-cell>
          <table:table-cell table:number-columns-repeated="2" table:style-name="ce12" office:value-type="string">
            <text:p>150408-1</text:p>
          </table:table-cell>
          <table:table-cell table:number-columns-repeated="3" table:style-name="ce34" office:value-type="string">
            <text:p>150408-1</text:p>
          </table:table-cell>
          <table:table-cell table:number-columns-repeated="911"/>
        </table:table-row>
        <table:table-row table:style-name="ro1">
          <table:table-cell table:style-name="ce2" office:value-type="string">
            <text:p>maxx</text:p>
          </table:table-cell>
          <table:table-cell table:style-name="ce13"/>
          <table:table-cell table:style-name="ce13" office:value-type="float" office:value="60">
            <text:p>60</text:p>
          </table:table-cell>
          <table:table-cell table:style-name="ce13" office:value-type="float" office:value="45">
            <text:p>45</text:p>
          </table:table-cell>
          <table:table-cell table:number-columns-repeated="3"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45">
            <text:p>45</text:p>
          </table:table-cell>
          <table:table-cell table:number-columns-repeated="3" table:style-name="ce13" office:value-type="float" office:value="20">
            <text:p>20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5"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0">
            <text:p>20</text:p>
          </table:table-cell>
          <table:table-cell table:number-columns-repeated="4"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20">
            <text:p>20</text:p>
          </table:table-cell>
          <table:table-cell table:number-columns-repeated="3" table:style-name="ce13" office:value-type="float" office:value="35">
            <text:p>3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4"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number-columns-repeated="2" table:style-name="ce13" office:value-type="float" office:value="35">
            <text:p>35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35">
            <text:p>35</text:p>
          </table:table-cell>
          <table:table-cell table:number-columns-repeated="3" table:style-name="ce13" office:value-type="float" office:value="40">
            <text:p>40</text:p>
          </table:table-cell>
          <table:table-cell table:number-columns-repeated="13" table:style-name="ce13" office:value-type="float" office:value="35">
            <text:p>35</text:p>
          </table:table-cell>
          <table:table-cell table:number-columns-repeated="911"/>
        </table:table-row>
        <table:table-row table:style-name="ro1">
          <table:table-cell table:style-name="ce2" office:value-type="string">
            <text:p>maxy</text:p>
          </table:table-cell>
          <table:table-cell table:style-name="ce13"/>
          <table:table-cell table:style-name="ce13" office:value-type="float" office:value="20">
            <text:p>20</text:p>
          </table:table-cell>
          <table:table-cell table:style-name="ce13" office:value-type="float" office:value="45">
            <text:p>45</text:p>
          </table:table-cell>
          <table:table-cell table:number-columns-repeated="3"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45">
            <text:p>45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5"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number-columns-repeated="4"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50">
            <text:p>50</text:p>
          </table:table-cell>
          <table:table-cell table:number-columns-repeated="3"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number-columns-repeated="3" table:style-name="ce13" office:value-type="float" office:value="35">
            <text:p>35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35">
            <text:p>35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4" table:style-name="ce13" office:value-type="float" office:value="50">
            <text:p>5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75">
            <text:p>75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number-columns-repeated="2" table:style-name="ce13" office:value-type="float" office:value="35">
            <text:p>35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35">
            <text:p>35</text:p>
          </table:table-cell>
          <table:table-cell table:number-columns-repeated="3" table:style-name="ce13" office:value-type="float" office:value="40">
            <text:p>40</text:p>
          </table:table-cell>
          <table:table-cell table:number-columns-repeated="13" table:style-name="ce13" office:value-type="float" office:value="35">
            <text:p>35</text:p>
          </table:table-cell>
          <table:table-cell table:number-columns-repeated="911"/>
        </table:table-row>
        <table:table-row table:style-name="ro1">
          <table:table-cell office:value-type="string">
            <text:p>map size</text:p>
          </table:table-cell>
          <table:table-cell office:value-type="string">
            <text:p>n/a</text:p>
          </table:table-cell>
          <table:table-cell table:formula="of:=([.C3]-2)*([.C4]-2)" office:value-type="float" office:value="1044">
            <text:p>1044</text:p>
          </table:table-cell>
          <table:table-cell table:formula="of:=([.D3]-2)*([.D4]-2)" office:value-type="float" office:value="1849">
            <text:p>1849</text:p>
          </table:table-cell>
          <table:table-cell table:formula="of:=([.E3]-2)*([.E4]-2)" office:value-type="float" office:value="784">
            <text:p>784</text:p>
          </table:table-cell>
          <table:table-cell table:formula="of:=([.F3]-2)*([.F4]-2)" office:value-type="float" office:value="784">
            <text:p>784</text:p>
          </table:table-cell>
          <table:table-cell table:formula="of:=([.G3]-2)*([.G4]-2)" office:value-type="float" office:value="784">
            <text:p>784</text:p>
          </table:table-cell>
          <table:table-cell table:formula="of:=([.H3]-2)*([.H4]-2)" office:value-type="float" office:value="1089">
            <text:p>1089</text:p>
          </table:table-cell>
          <table:table-cell table:formula="of:=([.I3]-2)*([.I4]-2)" office:value-type="float" office:value="1849">
            <text:p>1849</text:p>
          </table:table-cell>
          <table:table-cell table:formula="of:=([.J3]-2)*([.J4]-2)" office:value-type="float" office:value="1849">
            <text:p>1849</text:p>
          </table:table-cell>
          <table:table-cell table:formula="of:=([.K3]-2)*([.K4]-2)" office:value-type="float" office:value="324">
            <text:p>324</text:p>
          </table:table-cell>
          <table:table-cell table:formula="of:=([.L3]-2)*([.L4]-2)" office:value-type="float" office:value="324">
            <text:p>324</text:p>
          </table:table-cell>
          <table:table-cell table:formula="of:=([.M3]-2)*([.M4]-2)" office:value-type="float" office:value="1998">
            <text:p>1998</text:p>
          </table:table-cell>
          <table:table-cell table:formula="of:=([.N3]-2)*([.N4]-2)" office:value-type="float" office:value="1089">
            <text:p>1089</text:p>
          </table:table-cell>
          <table:table-cell table:formula="of:=([.O3]-2)*([.O4]-2)" office:value-type="float" office:value="784">
            <text:p>784</text:p>
          </table:table-cell>
          <table:table-cell table:formula="of:=([.P3]-2)*([.P4]-2)" office:value-type="float" office:value="784">
            <text:p>784</text:p>
          </table:table-cell>
          <table:table-cell table:formula="of:=([.Q3]-2)*([.Q4]-2)" office:value-type="float" office:value="864">
            <text:p>864</text:p>
          </table:table-cell>
          <table:table-cell table:formula="of:=([.R3]-2)*([.R4]-2)" office:value-type="float" office:value="1444">
            <text:p>1444</text:p>
          </table:table-cell>
          <table:table-cell table:formula="of:=([.S3]-2)*([.S4]-2)" office:value-type="float" office:value="2304">
            <text:p>2304</text:p>
          </table:table-cell>
          <table:table-cell table:formula="of:=([.T3]-2)*([.T4]-2)" office:value-type="float" office:value="784">
            <text:p>784</text:p>
          </table:table-cell>
          <table:table-cell table:formula="of:=([.U3]-2)*([.U4]-2)" office:value-type="float" office:value="2304">
            <text:p>2304</text:p>
          </table:table-cell>
          <table:table-cell table:formula="of:=([.V3]-2)*([.V4]-2)" office:value-type="float" office:value="1444">
            <text:p>1444</text:p>
          </table:table-cell>
          <table:table-cell table:formula="of:=([.W3]-2)*([.W4]-2)" office:value-type="float" office:value="324">
            <text:p>324</text:p>
          </table:table-cell>
          <table:table-cell table:formula="of:=([.X3]-2)*([.X4]-2)" office:value-type="float" office:value="784">
            <text:p>784</text:p>
          </table:table-cell>
          <table:table-cell table:formula="of:=([.Y3]-2)*([.Y4]-2)" office:value-type="float" office:value="2304">
            <text:p>2304</text:p>
          </table:table-cell>
          <table:table-cell table:formula="of:=([.Z3]-2)*([.Z4]-2)" office:value-type="float" office:value="784">
            <text:p>784</text:p>
          </table:table-cell>
          <table:table-cell table:formula="of:=([.AA3]-2)*([.AA4]-2)" office:value-type="float" office:value="784">
            <text:p>784</text:p>
          </table:table-cell>
          <table:table-cell table:formula="of:=([.AB3]-2)*([.AB4]-2)" office:value-type="float" office:value="1444">
            <text:p>1444</text:p>
          </table:table-cell>
          <table:table-cell table:formula="of:=([.AC3]-2)*([.AC4]-2)" office:value-type="float" office:value="324">
            <text:p>324</text:p>
          </table:table-cell>
          <table:table-cell table:formula="of:=([.AD3]-2)*([.AD4]-2)" office:value-type="float" office:value="1089">
            <text:p>1089</text:p>
          </table:table-cell>
          <table:table-cell table:formula="of:=([.AE3]-2)*([.AE4]-2)" office:value-type="float" office:value="1089">
            <text:p>1089</text:p>
          </table:table-cell>
          <table:table-cell table:formula="of:=([.AF3]-2)*([.AF4]-2)" office:value-type="float" office:value="1089">
            <text:p>1089</text:p>
          </table:table-cell>
          <table:table-cell table:formula="of:=([.AG3]-2)*([.AG4]-2)" office:value-type="float" office:value="1089">
            <text:p>1089</text:p>
          </table:table-cell>
          <table:table-cell table:formula="of:=([.AH3]-2)*([.AH4]-2)" office:value-type="float" office:value="1089">
            <text:p>1089</text:p>
          </table:table-cell>
          <table:table-cell table:formula="of:=([.AI3]-2)*([.AI4]-2)" office:value-type="float" office:value="2304">
            <text:p>2304</text:p>
          </table:table-cell>
          <table:table-cell table:formula="of:=([.AJ3]-2)*([.AJ4]-2)" office:value-type="float" office:value="1444">
            <text:p>1444</text:p>
          </table:table-cell>
          <table:table-cell table:formula="of:=([.AK3]-2)*([.AK4]-2)" office:value-type="float" office:value="684">
            <text:p>684</text:p>
          </table:table-cell>
          <table:table-cell table:formula="of:=([.AL3]-2)*([.AL4]-2)" office:value-type="float" office:value="2304">
            <text:p>2304</text:p>
          </table:table-cell>
          <table:table-cell table:formula="of:=([.AM3]-2)*([.AM4]-2)" office:value-type="float" office:value="2304">
            <text:p>2304</text:p>
          </table:table-cell>
          <table:table-cell table:formula="of:=([.AN3]-2)*([.AN4]-2)" office:value-type="float" office:value="1444">
            <text:p>1444</text:p>
          </table:table-cell>
          <table:table-cell table:formula="of:=([.AO3]-2)*([.AO4]-2)" office:value-type="float" office:value="2304">
            <text:p>2304</text:p>
          </table:table-cell>
          <table:table-cell table:formula="of:=([.AP3]-2)*([.AP4]-2)" office:value-type="float" office:value="1044">
            <text:p>1044</text:p>
          </table:table-cell>
          <table:table-cell table:formula="of:=([.AQ3]-2)*([.AQ4]-2)" office:value-type="float" office:value="1089">
            <text:p>1089</text:p>
          </table:table-cell>
          <table:table-cell table:formula="of:=([.AR3]-2)*([.AR4]-2)" office:value-type="float" office:value="1089">
            <text:p>1089</text:p>
          </table:table-cell>
          <table:table-cell table:formula="of:=([.AS3]-2)*([.AS4]-2)" office:value-type="float" office:value="1089">
            <text:p>1089</text:p>
          </table:table-cell>
          <table:table-cell table:formula="of:=([.AT3]-2)*([.AT4]-2)" office:value-type="float" office:value="1089">
            <text:p>1089</text:p>
          </table:table-cell>
          <table:table-cell table:formula="of:=([.AU3]-2)*([.AU4]-2)" office:value-type="float" office:value="784">
            <text:p>784</text:p>
          </table:table-cell>
          <table:table-cell table:formula="of:=([.AV3]-2)*([.AV4]-2)" office:value-type="float" office:value="684">
            <text:p>684</text:p>
          </table:table-cell>
          <table:table-cell table:formula="of:=([.AW3]-2)*([.AW4]-2)" office:value-type="float" office:value="1444">
            <text:p>1444</text:p>
          </table:table-cell>
          <table:table-cell table:formula="of:=([.AX3]-2)*([.AX4]-2)" office:value-type="float" office:value="784">
            <text:p>784</text:p>
          </table:table-cell>
          <table:table-cell table:formula="of:=([.AY3]-2)*([.AY4]-2)" office:value-type="float" office:value="1089">
            <text:p>1089</text:p>
          </table:table-cell>
          <table:table-cell table:formula="of:=([.AZ3]-2)*([.AZ4]-2)" office:value-type="float" office:value="2304">
            <text:p>2304</text:p>
          </table:table-cell>
          <table:table-cell table:formula="of:=([.BA3]-2)*([.BA4]-2)" office:value-type="float" office:value="784">
            <text:p>784</text:p>
          </table:table-cell>
          <table:table-cell table:formula="of:=([.BB3]-2)*([.BB4]-2)" office:value-type="float" office:value="784">
            <text:p>784</text:p>
          </table:table-cell>
          <table:table-cell table:formula="of:=([.BC3]-2)*([.BC4]-2)" office:value-type="float" office:value="784">
            <text:p>784</text:p>
          </table:table-cell>
          <table:table-cell table:formula="of:=([.BD3]-2)*([.BD4]-2)" office:value-type="float" office:value="1444">
            <text:p>1444</text:p>
          </table:table-cell>
          <table:table-cell table:formula="of:=([.BE3]-2)*([.BE4]-2)" office:value-type="float" office:value="1444">
            <text:p>1444</text:p>
          </table:table-cell>
          <table:table-cell table:formula="of:=([.BF3]-2)*([.BF4]-2)" office:value-type="float" office:value="1089">
            <text:p>1089</text:p>
          </table:table-cell>
          <table:table-cell table:formula="of:=([.BG3]-2)*([.BG4]-2)" office:value-type="float" office:value="784">
            <text:p>784</text:p>
          </table:table-cell>
          <table:table-cell table:formula="of:=([.BH3]-2)*([.BH4]-2)" office:value-type="float" office:value="1089">
            <text:p>1089</text:p>
          </table:table-cell>
          <table:table-cell table:formula="of:=([.BI3]-2)*([.BI4]-2)" office:value-type="float" office:value="324">
            <text:p>324</text:p>
          </table:table-cell>
          <table:table-cell table:formula="of:=([.BJ3]-2)*([.BJ4]-2)" office:value-type="float" office:value="684">
            <text:p>684</text:p>
          </table:table-cell>
          <table:table-cell table:formula="of:=([.BK3]-2)*([.BK4]-2)" office:value-type="float" office:value="1089">
            <text:p>1089</text:p>
          </table:table-cell>
          <table:table-cell table:formula="of:=([.BL3]-2)*([.BL4]-2)" office:value-type="float" office:value="1089">
            <text:p>1089</text:p>
          </table:table-cell>
          <table:table-cell table:formula="of:=([.BM3]-2)*([.BM4]-2)" office:value-type="float" office:value="1089">
            <text:p>1089</text:p>
          </table:table-cell>
          <table:table-cell table:formula="of:=([.BN3]-2)*([.BN4]-2)" office:value-type="float" office:value="784">
            <text:p>784</text:p>
          </table:table-cell>
          <table:table-cell table:formula="of:=([.BO3]-2)*([.BO4]-2)" office:value-type="float" office:value="784">
            <text:p>784</text:p>
          </table:table-cell>
          <table:table-cell table:formula="of:=([.BP3]-2)*([.BP4]-2)" office:value-type="float" office:value="1444">
            <text:p>1444</text:p>
          </table:table-cell>
          <table:table-cell table:formula="of:=([.BQ3]-2)*([.BQ4]-2)" office:value-type="float" office:value="784">
            <text:p>784</text:p>
          </table:table-cell>
          <table:table-cell table:formula="of:=([.BR3]-2)*([.BR4]-2)" office:value-type="float" office:value="1444">
            <text:p>1444</text:p>
          </table:table-cell>
          <table:table-cell table:formula="of:=([.BS3]-2)*([.BS4]-2)" office:value-type="float" office:value="1089">
            <text:p>1089</text:p>
          </table:table-cell>
          <table:table-cell table:formula="of:=([.BT3]-2)*([.BT4]-2)" office:value-type="float" office:value="784">
            <text:p>784</text:p>
          </table:table-cell>
          <table:table-cell table:formula="of:=([.BU3]-2)*([.BU4]-2)" office:value-type="float" office:value="1089">
            <text:p>1089</text:p>
          </table:table-cell>
          <table:table-cell table:formula="of:=([.BV3]-2)*([.BV4]-2)" office:value-type="float" office:value="684">
            <text:p>684</text:p>
          </table:table-cell>
          <table:table-cell table:formula="of:=([.BW3]-2)*([.BW4]-2)" office:value-type="float" office:value="784">
            <text:p>784</text:p>
          </table:table-cell>
          <table:table-cell table:formula="of:=([.BX3]-2)*([.BX4]-2)" office:value-type="float" office:value="784">
            <text:p>784</text:p>
          </table:table-cell>
          <table:table-cell table:formula="of:=([.BY3]-2)*([.BY4]-2)" office:value-type="float" office:value="1089">
            <text:p>1089</text:p>
          </table:table-cell>
          <table:table-cell table:formula="of:=([.BZ3]-2)*([.BZ4]-2)" office:value-type="float" office:value="1444">
            <text:p>1444</text:p>
          </table:table-cell>
          <table:table-cell table:formula="of:=([.CA3]-2)*([.CA4]-2)" office:value-type="float" office:value="684">
            <text:p>684</text:p>
          </table:table-cell>
          <table:table-cell table:formula="of:=([.CB3]-2)*([.CB4]-2)" office:value-type="float" office:value="2304">
            <text:p>2304</text:p>
          </table:table-cell>
          <table:table-cell table:formula="of:=([.CC3]-2)*([.CC4]-2)" office:value-type="float" office:value="2304">
            <text:p>2304</text:p>
          </table:table-cell>
          <table:table-cell table:formula="of:=([.CD3]-2)*([.CD4]-2)" office:value-type="float" office:value="2304">
            <text:p>2304</text:p>
          </table:table-cell>
          <table:table-cell table:formula="of:=([.CE3]-2)*([.CE4]-2)" office:value-type="float" office:value="2304">
            <text:p>2304</text:p>
          </table:table-cell>
          <table:table-cell table:formula="of:=([.CF3]-2)*([.CF4]-2)" office:value-type="float" office:value="1444">
            <text:p>1444</text:p>
          </table:table-cell>
          <table:table-cell table:formula="of:=([.CG3]-2)*([.CG4]-2)" office:value-type="float" office:value="1314">
            <text:p>1314</text:p>
          </table:table-cell>
          <table:table-cell table:formula="of:=([.CH3]-2)*([.CH4]-2)" office:value-type="float" office:value="2304">
            <text:p>2304</text:p>
          </table:table-cell>
          <table:table-cell table:formula="of:=([.CI3]-2)*([.CI4]-2)" office:value-type="float" office:value="1044">
            <text:p>1044</text:p>
          </table:table-cell>
          <table:table-cell table:formula="of:=([.CJ3]-2)*([.CJ4]-2)" office:value-type="float" office:value="2304">
            <text:p>2304</text:p>
          </table:table-cell>
          <table:table-cell table:formula="of:=([.CK3]-2)*([.CK4]-2)" office:value-type="float" office:value="784">
            <text:p>784</text:p>
          </table:table-cell>
          <table:table-cell table:formula="of:=([.CL3]-2)*([.CL4]-2)" office:value-type="float" office:value="1444">
            <text:p>1444</text:p>
          </table:table-cell>
          <table:table-cell table:formula="of:=([.CM3]-2)*([.CM4]-2)" office:value-type="float" office:value="2304">
            <text:p>2304</text:p>
          </table:table-cell>
          <table:table-cell table:formula="of:=([.CN3]-2)*([.CN4]-2)" office:value-type="float" office:value="2304">
            <text:p>2304</text:p>
          </table:table-cell>
          <table:table-cell table:formula="of:=([.CO3]-2)*([.CO4]-2)" office:value-type="float" office:value="1089">
            <text:p>1089</text:p>
          </table:table-cell>
          <table:table-cell table:formula="of:=([.CP3]-2)*([.CP4]-2)" office:value-type="float" office:value="1089">
            <text:p>1089</text:p>
          </table:table-cell>
          <table:table-cell table:formula="of:=([.CQ3]-2)*([.CQ4]-2)" office:value-type="float" office:value="1444">
            <text:p>1444</text:p>
          </table:table-cell>
          <table:table-cell table:formula="of:=([.CR3]-2)*([.CR4]-2)" office:value-type="float" office:value="1089">
            <text:p>1089</text:p>
          </table:table-cell>
          <table:table-cell table:formula="of:=([.CS3]-2)*([.CS4]-2)" office:value-type="float" office:value="1089">
            <text:p>1089</text:p>
          </table:table-cell>
          <table:table-cell table:formula="of:=([.CT3]-2)*([.CT4]-2)" office:value-type="float" office:value="1444">
            <text:p>1444</text:p>
          </table:table-cell>
          <table:table-cell table:formula="of:=([.CU3]-2)*([.CU4]-2)" office:value-type="float" office:value="1444">
            <text:p>1444</text:p>
          </table:table-cell>
          <table:table-cell table:formula="of:=([.CV3]-2)*([.CV4]-2)" office:value-type="float" office:value="1444">
            <text:p>1444</text:p>
          </table:table-cell>
          <table:table-cell table:formula="of:=([.CW3]-2)*([.CW4]-2)" office:value-type="float" office:value="1089">
            <text:p>1089</text:p>
          </table:table-cell>
          <table:table-cell table:formula="of:=([.CX3]-2)*([.CX4]-2)" office:value-type="float" office:value="1089">
            <text:p>1089</text:p>
          </table:table-cell>
          <table:table-cell table:formula="of:=([.CY3]-2)*([.CY4]-2)" office:value-type="float" office:value="1089">
            <text:p>1089</text:p>
          </table:table-cell>
          <table:table-cell table:formula="of:=([.CZ3]-2)*([.CZ4]-2)" office:value-type="float" office:value="1089">
            <text:p>1089</text:p>
          </table:table-cell>
          <table:table-cell table:formula="of:=([.DA3]-2)*([.DA4]-2)" office:value-type="float" office:value="1089">
            <text:p>1089</text:p>
          </table:table-cell>
          <table:table-cell table:formula="of:=([.DB3]-2)*([.DB4]-2)" office:value-type="float" office:value="1089">
            <text:p>1089</text:p>
          </table:table-cell>
          <table:table-cell table:formula="of:=([.DC3]-2)*([.DC4]-2)" office:value-type="float" office:value="1089">
            <text:p>1089</text:p>
          </table:table-cell>
          <table:table-cell table:formula="of:=([.DD3]-2)*([.DD4]-2)" office:value-type="float" office:value="1089">
            <text:p>1089</text:p>
          </table:table-cell>
          <table:table-cell table:formula="of:=([.DE3]-2)*([.DE4]-2)" office:value-type="float" office:value="1089">
            <text:p>1089</text:p>
          </table:table-cell>
          <table:table-cell table:formula="of:=([.DF3]-2)*([.DF4]-2)" office:value-type="float" office:value="1089">
            <text:p>1089</text:p>
          </table:table-cell>
          <table:table-cell table:formula="of:=([.DG3]-2)*([.DG4]-2)" office:value-type="float" office:value="1089">
            <text:p>1089</text:p>
          </table:table-cell>
          <table:table-cell table:formula="of:=([.DH3]-2)*([.DH4]-2)" office:value-type="float" office:value="1089">
            <text:p>1089</text:p>
          </table:table-cell>
          <table:table-cell table:formula="of:=([.DI3]-2)*([.DI4]-2)" office:value-type="float" office:value="1089">
            <text:p>1089</text:p>
          </table:table-cell>
          <table:table-cell table:number-columns-repeated="911"/>
        </table:table-row>
        <table:table-row table:style-name="ro1">
          <table:table-cell office:value-type="string">
            <text:p>type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concentric</text:p>
          </table:table-cell>
          <table:table-cell table:style-name="ce15" office:value-type="string">
            <text:p>Plus</text:p>
          </table:table-cell>
          <table:table-cell table:style-name="ce15" office:value-type="string">
            <text:p>Rectagonal</text:p>
          </table:table-cell>
          <table:table-cell table:style-name="ce15" office:value-type="string">
            <text:p>I-map</text:p>
          </table:table-cell>
          <table:table-cell table:style-name="ce35" office:value-type="string">
            <text:p>T-map</text:p>
          </table:table-cell>
          <table:table-cell table:style-name="ce35" office:value-type="string">
            <text:p>Plus</text:p>
          </table:table-cell>
          <table:table-cell table:style-name="ce15" office:value-type="string">
            <text:p>Conc.full</text:p>
          </table:table-cell>
          <table:table-cell table:style-name="ce15" office:value-type="string">
            <text:p>boxes</text:p>
          </table:table-cell>
          <table:table-cell table:style-name="ce15" office:value-type="string">
            <text:p>Eggre</text:p>
          </table:table-cell>
          <table:table-cell table:style-name="ce35" office:value-type="string">
            <text:p>Wormhole</text:p>
          </table:table-cell>
          <table:table-cell table:style-name="ce35" office:value-type="string">
            <text:p>L.Sinus</text:p>
          </table:table-cell>
          <table:table-cell table:style-name="ce15" office:value-type="string">
            <text:p>Four</text:p>
          </table:table-cell>
          <table:table-cell table:style-name="ce15" office:value-type="string">
            <text:p>Five</text:p>
          </table:table-cell>
          <table:table-cell table:style-name="ce35" office:value-type="string">
            <text:p>Areas</text:p>
          </table:table-cell>
          <table:table-cell table:style-name="ce35" office:value-type="string">
            <text:p>Random</text:p>
          </table:table-cell>
          <table:table-cell table:style-name="ce15" office:value-type="string">
            <text:p>slant</text:p>
          </table:table-cell>
          <table:table-cell table:style-name="ce15" office:value-type="string">
            <text:p>Anticircles</text:p>
          </table:table-cell>
          <table:table-cell table:style-name="ce35" office:value-type="string">
            <text:p>Block</text:p>
          </table:table-cell>
          <table:table-cell table:style-name="ce35" office:value-type="string">
            <text:p>I-map</text:p>
          </table:table-cell>
          <table:table-cell table:style-name="ce35" office:value-type="string">
            <text:p>anti-circles</text:p>
          </table:table-cell>
          <table:table-cell table:style-name="ce15" office:value-type="string">
            <text:p>areas</text:p>
          </table:table-cell>
          <table:table-cell table:style-name="ce35" office:value-type="string">
            <text:p>I-map</text:p>
          </table:table-cell>
          <table:table-cell table:style-name="ce35" office:value-type="string">
            <text:p>L.sinus</text:p>
          </table:table-cell>
          <table:table-cell table:style-name="ce35" office:value-type="string">
            <text:p>Plus</text:p>
          </table:table-cell>
          <table:table-cell table:style-name="ce15" office:value-type="string">
            <text:p>L.sinus</text:p>
          </table:table-cell>
          <table:table-cell table:style-name="ce35" office:value-type="string">
            <text:p>Untangle</text:p>
          </table:table-cell>
          <table:table-cell table:style-name="ce15" office:value-type="string">
            <text:p>wormhole</text:p>
          </table:table-cell>
          <table:table-cell table:style-name="ce35" office:value-type="string">
            <text:p>Plus</text:p>
          </table:table-cell>
          <table:table-cell table:style-name="ce35" office:value-type="string">
            <text:p>I-map</text:p>
          </table:table-cell>
          <table:table-cell table:style-name="ce35" office:value-type="string">
            <text:p>Net</text:p>
          </table:table-cell>
          <table:table-cell table:style-name="ce35" office:value-type="string">
            <text:p>Checkers</text:p>
          </table:table-cell>
          <table:table-cell table:style-name="ce15" office:value-type="string">
            <text:p>slant</text:p>
          </table:table-cell>
          <table:table-cell table:style-name="ce35" office:value-type="string">
            <text:p>Diamonds</text:p>
          </table:table-cell>
          <table:table-cell table:style-name="ce15" office:value-type="string">
            <text:p>anti circ</text:p>
          </table:table-cell>
          <table:table-cell table:style-name="ce15" office:value-type="string">
            <text:p>T-map</text:p>
          </table:table-cell>
          <table:table-cell table:style-name="ce35" office:value-type="string">
            <text:p>Egg</text:p>
          </table:table-cell>
          <table:table-cell table:style-name="ce15" office:value-type="string">
            <text:p>Net</text:p>
          </table:table-cell>
          <table:table-cell table:style-name="ce35" office:value-type="string">
            <text:p>Areas</text:p>
          </table:table-cell>
          <table:table-cell table:style-name="ce15" office:value-type="string">
            <text:p>conc.full</text:p>
          </table:table-cell>
          <table:table-cell table:style-name="ce35" office:value-type="string">
            <text:p>Snowflake</text:p>
          </table:table-cell>
          <table:table-cell table:style-name="ce35" office:value-type="string">
            <text:p>Plus</text:p>
          </table:table-cell>
          <table:table-cell table:style-name="ce35" office:value-type="string">
            <text:p>Checkers</text:p>
          </table:table-cell>
          <table:table-cell table:style-name="ce15" office:value-type="string">
            <text:p>Dash</text:p>
          </table:table-cell>
          <table:table-cell table:style-name="ce15" office:value-type="string">
            <text:p>egg</text:p>
          </table:table-cell>
          <table:table-cell table:style-name="ce35" office:value-type="string">
            <text:p>diamond</text:p>
          </table:table-cell>
          <table:table-cell table:style-name="ce35" office:value-type="string">
            <text:p>boxes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Rectag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Untangle</text:p>
          </table:table-cell>
          <table:table-cell table:style-name="ce35" office:value-type="string">
            <text:p>l.sinus</text:p>
          </table:table-cell>
          <table:table-cell table:style-name="ce15" office:value-type="string">
            <text:p>L.sinus</text:p>
          </table:table-cell>
          <table:table-cell table:style-name="ce15" office:value-type="string">
            <text:p>Plus</text:p>
          </table:table-cell>
          <table:table-cell table:style-name="ce15" office:value-type="string">
            <text:p>conc.full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L.sinus1</text:p>
          </table:table-cell>
          <table:table-cell table:style-name="ce35" office:value-type="string">
            <text:p>anticircles</text:p>
          </table:table-cell>
          <table:table-cell table:style-name="ce35" office:value-type="string">
            <text:p>circles</text:p>
          </table:table-cell>
          <table:table-cell table:style-name="ce15" office:value-type="string">
            <text:p>circles</text:p>
          </table:table-cell>
          <table:table-cell table:style-name="ce35" office:value-type="string">
            <text:p>untangle</text:p>
          </table:table-cell>
          <table:table-cell table:style-name="ce15" office:value-type="string">
            <text:p>boxes</text:p>
          </table:table-cell>
          <table:table-cell table:style-name="ce15" office:value-type="string">
            <text:p>rooms</text:p>
          </table:table-cell>
          <table:table-cell table:style-name="ce15" office:value-type="string">
            <text:p>T-Map</text:p>
          </table:table-cell>
          <table:table-cell table:style-name="ce15" office:value-type="string">
            <text:p>Diamonds</text:p>
          </table:table-cell>
          <table:table-cell table:style-name="ce35" office:value-type="string">
            <text:p>circles</text:p>
          </table:table-cell>
          <table:table-cell table:style-name="ce35" office:value-type="string">
            <text:p>conc.full</text:p>
          </table:table-cell>
          <table:table-cell table:style-name="ce15" office:value-type="string">
            <text:p>anticircles</text:p>
          </table:table-cell>
          <table:table-cell table:style-name="ce35" office:value-type="string">
            <text:p>wormhole</text:p>
          </table:table-cell>
          <table:table-cell table:style-name="ce15" office:value-type="string">
            <text:p>Untangle</text:p>
          </table:table-cell>
          <table:table-cell table:style-name="ce35" office:value-type="string">
            <text:p>anticircles</text:p>
          </table:table-cell>
          <table:table-cell table:style-name="ce15" office:value-type="string">
            <text:p>concentric</text:p>
          </table:table-cell>
          <table:table-cell table:style-name="ce15" office:value-type="string">
            <text:p>circles</text:p>
          </table:table-cell>
          <table:table-cell table:style-name="ce15" office:value-type="string">
            <text:p>anticircles</text:p>
          </table:table-cell>
          <table:table-cell table:style-name="ce35" office:value-type="string">
            <text:p>T-map</text:p>
          </table:table-cell>
          <table:table-cell table:style-name="ce15" office:value-type="string">
            <text:p>plus</text:p>
          </table:table-cell>
          <table:table-cell table:style-name="ce15" office:value-type="string">
            <text:p>four</text:p>
          </table:table-cell>
          <table:table-cell table:style-name="ce15" office:value-type="string">
            <text:p>circles</text:p>
          </table:table-cell>
          <table:table-cell table:style-name="ce35" office:value-type="string">
            <text:p>Net</text:p>
          </table:table-cell>
          <table:table-cell table:style-name="ce15" office:value-type="string">
            <text:p>anti circ</text:p>
          </table:table-cell>
          <table:table-cell table:style-name="ce35" office:value-type="string">
            <text:p>L.sinus</text:p>
          </table:table-cell>
          <table:table-cell table:style-name="ce15" office:value-type="string">
            <text:p>concentric</text:p>
          </table:table-cell>
          <table:table-cell table:style-name="ce15" office:value-type="string">
            <text:p>random</text:p>
          </table:table-cell>
          <table:table-cell table:style-name="ce35" office:value-type="string">
            <text:p>Plus</text:p>
          </table:table-cell>
          <table:table-cell table:style-name="ce35" office:value-type="string">
            <text:p>I-map</text:p>
          </table:table-cell>
          <table:table-cell table:style-name="ce15" office:value-type="string">
            <text:p>Conc.full</text:p>
          </table:table-cell>
          <table:table-cell table:style-name="ce35" office:value-type="string">
            <text:p>T-map</text:p>
          </table:table-cell>
          <table:table-cell table:style-name="ce15" office:value-type="string">
            <text:p>l.sinus</text:p>
          </table:table-cell>
          <table:table-cell table:style-name="ce15" office:value-type="string">
            <text:p>conc.full</text:p>
          </table:table-cell>
          <table:table-cell table:style-name="ce35" office:value-type="string">
            <text:p>concentric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snowflake</text:p>
          </table:table-cell>
          <table:table-cell table:style-name="ce15" office:value-type="string">
            <text:p>Areas</text:p>
          </table:table-cell>
          <table:table-cell table:style-name="ce35" office:value-type="string">
            <text:p>Eggre</text:p>
          </table:table-cell>
          <table:table-cell table:style-name="ce15" office:value-type="string">
            <text:p>Areas</text:p>
          </table:table-cell>
          <table:table-cell table:style-name="ce35" office:value-type="string">
            <text:p>Snowflake</text:p>
          </table:table-cell>
          <table:table-cell table:style-name="ce35" office:value-type="string">
            <text:p>snowflake</text:p>
          </table:table-cell>
          <table:table-cell table:style-name="ce35" office:value-type="string">
            <text:p>Boxes</text:p>
          </table:table-cell>
          <table:table-cell table:style-name="ce35" office:value-type="string">
            <text:p>Snowflake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Areas</text:p>
          </table:table-cell>
          <table:table-cell table:style-name="ce35" office:value-type="string">
            <text:p>Rectagon.</text:p>
          </table:table-cell>
          <table:table-cell table:style-name="ce15" office:value-type="string">
            <text:p>wormhole</text:p>
          </table:table-cell>
          <table:table-cell table:style-name="ce35" office:value-type="string">
            <text:p>Concent</text:p>
          </table:table-cell>
          <table:table-cell table:style-name="ce35" office:value-type="string">
            <text:p>wormhole</text:p>
          </table:table-cell>
          <table:table-cell table:number-columns-repeated="2" table:style-name="ce35" office:value-type="string">
            <text:p>boxes</text:p>
          </table:table-cell>
          <table:table-cell table:style-name="ce15" office:value-type="string">
            <text:p>wormhole</text:p>
          </table:table-cell>
          <table:table-cell table:style-name="ce15" office:value-type="string">
            <text:p>L.sinus1</text:p>
          </table:table-cell>
          <table:table-cell table:style-name="ce35" office:value-type="string">
            <text:p>Checkers</text:p>
          </table:table-cell>
          <table:table-cell table:style-name="ce35" office:value-type="string">
            <text:p>boxes</text:p>
          </table:table-cell>
          <table:table-cell table:style-name="ce35" office:value-type="string">
            <text:p>Net</text:p>
          </table:table-cell>
          <table:table-cell table:number-columns-repeated="911"/>
        </table:table-row>
        <table:table-row table:style-name="ro1">
          <table:table-cell office:value-type="string">
            <text:p>mode</text:p>
          </table:table-cell>
          <table:table-cell table:number-columns-repeated="5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number-columns-repeated="3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3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4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3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3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5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number-columns-repeated="911"/>
        </table:table-row>
        <table:table-row table:style-name="ro1">
          <table:table-cell office:value-type="string">
            <text:p>smoke</text:p>
          </table:table-cell>
          <table:table-cell table:number-columns-repeated="22" office:value-type="string">
            <text:p>-</text:p>
          </table:table-cell>
          <table:table-cell office:value-type="string">
            <text:p>smk</text:p>
          </table:table-cell>
          <table:table-cell table:number-columns-repeated="25" office:value-type="string">
            <text:p>-</text:p>
          </table:table-cell>
          <table:table-cell office:value-type="string">
            <text:p>smk</text:p>
          </table:table-cell>
          <table:table-cell table:number-columns-repeated="4" office:value-type="string">
            <text:p>-</text:p>
          </table:table-cell>
          <table:table-cell office:value-type="string">
            <text:p>smk</text:p>
          </table:table-cell>
          <table:table-cell table:number-columns-repeated="10" office:value-type="string">
            <text:p>-</text:p>
          </table:table-cell>
          <table:table-cell office:value-type="string">
            <text:p>smk</text:p>
          </table:table-cell>
          <table:table-cell table:number-columns-repeated="47" office:value-type="string">
            <text:p>-</text:p>
          </table:table-cell>
          <table:table-cell table:number-columns-repeated="911"/>
        </table:table-row>
        <table:table-row table:style-name="ro1">
          <table:table-cell table:style-name="ce3" office:value-type="string">
            <text:p>Free</text:p>
          </table:table-cell>
          <table:table-cell table:style-name="ce17" office:value-type="string">
            <text:p>n/a</text:p>
          </table:table-cell>
          <table:table-cell table:style-name="ce17" office:value-type="percentage" office:value="0.63">
            <text:p>63%</text:p>
          </table:table-cell>
          <table:table-cell table:style-name="ce17" office:value-type="percentage" office:value="0.46">
            <text:p>46%</text:p>
          </table:table-cell>
          <table:table-cell table:style-name="ce17" office:value-type="percentage" office:value="0.39">
            <text:p>39%</text:p>
          </table:table-cell>
          <table:table-cell table:style-name="ce17" office:value-type="percentage" office:value="0.38">
            <text:p>38%</text:p>
          </table:table-cell>
          <table:table-cell table:style-name="ce37" office:value-type="percentage" office:value="0.46">
            <text:p>46%</text:p>
          </table:table-cell>
          <table:table-cell table:style-name="ce37" office:value-type="percentage" office:value="0.38">
            <text:p>38%</text:p>
          </table:table-cell>
          <table:table-cell table:style-name="ce17" office:value-type="percentage" office:value="0.4">
            <text:p>40%</text:p>
          </table:table-cell>
          <table:table-cell table:style-name="ce17" office:value-type="percentage" office:value="0.45">
            <text:p>45%</text:p>
          </table:table-cell>
          <table:table-cell table:style-name="ce17" office:value-type="percentage" office:value="0.33">
            <text:p>33%</text:p>
          </table:table-cell>
          <table:table-cell table:style-name="ce37" office:value-type="percentage" office:value="0.43">
            <text:p>43%</text:p>
          </table:table-cell>
          <table:table-cell table:style-name="ce37" office:value-type="percentage" office:value="0.32">
            <text:p>32%</text:p>
          </table:table-cell>
          <table:table-cell table:style-name="ce17" office:value-type="percentage" office:value="0.48">
            <text:p>48%</text:p>
          </table:table-cell>
          <table:table-cell table:style-name="ce17" office:value-type="percentage" office:value="0.38">
            <text:p>38%</text:p>
          </table:table-cell>
          <table:table-cell table:style-name="ce37" office:value-type="percentage" office:value="0.62">
            <text:p>62%</text:p>
          </table:table-cell>
          <table:table-cell table:style-name="ce37" office:value-type="percentage" office:value="0.33">
            <text:p>33%</text:p>
          </table:table-cell>
          <table:table-cell table:number-columns-repeated="2" table:style-name="ce17" office:value-type="percentage" office:value="0.48">
            <text:p>48%</text:p>
          </table:table-cell>
          <table:table-cell table:style-name="ce37" office:value-type="percentage" office:value="0.45">
            <text:p>45%</text:p>
          </table:table-cell>
          <table:table-cell table:style-name="ce37" office:value-type="percentage" office:value="0.38">
            <text:p>38%</text:p>
          </table:table-cell>
          <table:table-cell table:style-name="ce37" office:value-type="percentage" office:value="0.49">
            <text:p>49%</text:p>
          </table:table-cell>
          <table:table-cell table:style-name="ce17" office:value-type="percentage" office:value="0.45">
            <text:p>45%</text:p>
          </table:table-cell>
          <table:table-cell table:style-name="ce37" office:value-type="percentage" office:value="0.43">
            <text:p>43%</text:p>
          </table:table-cell>
          <table:table-cell table:style-name="ce37" office:value-type="percentage" office:value="0.4">
            <text:p>40%</text:p>
          </table:table-cell>
          <table:table-cell table:style-name="ce37" office:value-type="percentage" office:value="0.5">
            <text:p>50%</text:p>
          </table:table-cell>
          <table:table-cell table:style-name="ce17" office:value-type="percentage" office:value="0.43">
            <text:p>43%</text:p>
          </table:table-cell>
          <table:table-cell table:style-name="ce37" office:value-type="percentage" office:value="0.31">
            <text:p>31%</text:p>
          </table:table-cell>
          <table:table-cell table:style-name="ce17" office:value-type="percentage" office:value="0.47">
            <text:p>47%</text:p>
          </table:table-cell>
          <table:table-cell table:style-name="ce37" office:value-type="percentage" office:value="0.46">
            <text:p>46%</text:p>
          </table:table-cell>
          <table:table-cell table:style-name="ce37" office:value-type="percentage" office:value="0.44">
            <text:p>44%</text:p>
          </table:table-cell>
          <table:table-cell table:style-name="ce37" office:value-type="percentage" office:value="0.34">
            <text:p>34%</text:p>
          </table:table-cell>
          <table:table-cell table:style-name="ce37" office:value-type="percentage" office:value="0.44">
            <text:p>44%</text:p>
          </table:table-cell>
          <table:table-cell table:style-name="ce17" office:value-type="percentage" office:value="0.42">
            <text:p>42%</text:p>
          </table:table-cell>
          <table:table-cell table:style-name="ce37" office:value-type="percentage" office:value="0.36">
            <text:p>36%</text:p>
          </table:table-cell>
          <table:table-cell table:style-name="ce17" office:value-type="percentage" office:value="0.37">
            <text:p>37%</text:p>
          </table:table-cell>
          <table:table-cell table:style-name="ce17" office:value-type="percentage" office:value="0.54">
            <text:p>54%</text:p>
          </table:table-cell>
          <table:table-cell table:style-name="ce37" office:value-type="percentage" office:value="0.38">
            <text:p>38%</text:p>
          </table:table-cell>
          <table:table-cell table:style-name="ce17" office:value-type="percentage" office:value="0.2">
            <text:p>20%</text:p>
          </table:table-cell>
          <table:table-cell table:style-name="ce37" office:value-type="percentage" office:value="0.62">
            <text:p>62%</text:p>
          </table:table-cell>
          <table:table-cell table:style-name="ce17" office:value-type="percentage" office:value="0.35">
            <text:p>35%</text:p>
          </table:table-cell>
          <table:table-cell table:style-name="ce37" office:value-type="percentage" office:value="0.46">
            <text:p>46%</text:p>
          </table:table-cell>
          <table:table-cell table:style-name="ce37" office:value-type="percentage" office:value="0.51">
            <text:p>51%</text:p>
          </table:table-cell>
          <table:table-cell table:style-name="ce37" office:value-type="percentage" office:value="0.48">
            <text:p>48%</text:p>
          </table:table-cell>
          <table:table-cell table:style-name="ce17" office:value-type="percentage" office:value="0.43">
            <text:p>43%</text:p>
          </table:table-cell>
          <table:table-cell table:style-name="ce17" office:value-type="percentage" office:value="0.41">
            <text:p>41%</text:p>
          </table:table-cell>
          <table:table-cell table:style-name="ce37" office:value-type="percentage" office:value="0.45">
            <text:p>45%</text:p>
          </table:table-cell>
          <table:table-cell table:style-name="ce37" office:value-type="percentage" office:value="0.41">
            <text:p>41%</text:p>
          </table:table-cell>
          <table:table-cell table:style-name="ce37" office:value-type="percentage" office:value="0.4">
            <text:p>40%</text:p>
          </table:table-cell>
          <table:table-cell table:style-name="ce17" office:value-type="percentage" office:value="0.5">
            <text:p>50%</text:p>
          </table:table-cell>
          <table:table-cell table:style-name="ce37" office:value-type="percentage" office:value="0.4">
            <text:p>40%</text:p>
          </table:table-cell>
          <table:table-cell table:style-name="ce17" office:value-type="percentage" office:value="0.36">
            <text:p>36%</text:p>
          </table:table-cell>
          <table:table-cell table:style-name="ce37" office:value-type="percentage" office:value="0.48">
            <text:p>48%</text:p>
          </table:table-cell>
          <table:table-cell table:style-name="ce17" office:value-type="percentage" office:value="0.41">
            <text:p>41%</text:p>
          </table:table-cell>
          <table:table-cell table:style-name="ce17" office:value-type="percentage" office:value="0.37">
            <text:p>37%</text:p>
          </table:table-cell>
          <table:table-cell table:style-name="ce17" office:value-type="percentage" office:value="0.35">
            <text:p>35%</text:p>
          </table:table-cell>
          <table:table-cell table:style-name="ce37" office:value-type="percentage" office:value="0.31">
            <text:p>31%</text:p>
          </table:table-cell>
          <table:table-cell table:style-name="ce17" office:value-type="percentage" office:value="0.36">
            <text:p>36%</text:p>
          </table:table-cell>
          <table:table-cell table:style-name="ce37" office:value-type="percentage" office:value="0.47">
            <text:p>47%</text:p>
          </table:table-cell>
          <table:table-cell table:style-name="ce37" office:value-type="percentage" office:value="0.52">
            <text:p>52%</text:p>
          </table:table-cell>
          <table:table-cell table:style-name="ce17" office:value-type="percentage" office:value="0.47">
            <text:p>47%</text:p>
          </table:table-cell>
          <table:table-cell table:style-name="ce37" office:value-type="percentage" office:value="0.3">
            <text:p>30%</text:p>
          </table:table-cell>
          <table:table-cell table:style-name="ce17" office:value-type="percentage" office:value="0.33">
            <text:p>33%</text:p>
          </table:table-cell>
          <table:table-cell table:style-name="ce17" office:value-type="percentage" office:value="0.36">
            <text:p>36%</text:p>
          </table:table-cell>
          <table:table-cell table:style-name="ce17" office:value-type="percentage" office:value="0.41">
            <text:p>41%</text:p>
          </table:table-cell>
          <table:table-cell table:style-name="ce17" office:value-type="percentage" office:value="0.44">
            <text:p>44%</text:p>
          </table:table-cell>
          <table:table-cell table:style-name="ce37" office:value-type="percentage" office:value="0.55">
            <text:p>55%</text:p>
          </table:table-cell>
          <table:table-cell table:style-name="ce37" office:value-type="percentage" office:value="0.39">
            <text:p>39%</text:p>
          </table:table-cell>
          <table:table-cell table:style-name="ce17" office:value-type="percentage" office:value="0.51">
            <text:p>51%</text:p>
          </table:table-cell>
          <table:table-cell table:style-name="ce37" office:value-type="percentage" office:value="0.5">
            <text:p>50%</text:p>
          </table:table-cell>
          <table:table-cell table:style-name="ce17" office:value-type="percentage" office:value="0.48">
            <text:p>48%</text:p>
          </table:table-cell>
          <table:table-cell table:style-name="ce37" office:value-type="percentage" office:value="0.49">
            <text:p>49%</text:p>
          </table:table-cell>
          <table:table-cell table:style-name="ce17" office:value-type="percentage" office:value="0.68">
            <text:p>68%</text:p>
          </table:table-cell>
          <table:table-cell table:style-name="ce17" office:value-type="percentage" office:value="0.58">
            <text:p>58%</text:p>
          </table:table-cell>
          <table:table-cell table:style-name="ce17" office:value-type="percentage" office:value="0.49">
            <text:p>49%</text:p>
          </table:table-cell>
          <table:table-cell table:style-name="ce37" office:value-type="percentage" office:value="0.46">
            <text:p>46%</text:p>
          </table:table-cell>
          <table:table-cell table:number-columns-repeated="2" table:style-name="ce17" office:value-type="percentage" office:value="0.5">
            <text:p>50%</text:p>
          </table:table-cell>
          <table:table-cell table:style-name="ce17" office:value-type="percentage" office:value="0.48">
            <text:p>48%</text:p>
          </table:table-cell>
          <table:table-cell table:style-name="ce37" office:value-type="percentage" office:value="0.22">
            <text:p>22%</text:p>
          </table:table-cell>
          <table:table-cell table:style-name="ce17" office:value-type="percentage" office:value="0.42">
            <text:p>42%</text:p>
          </table:table-cell>
          <table:table-cell table:style-name="ce37" office:value-type="percentage" office:value="0.44">
            <text:p>44%</text:p>
          </table:table-cell>
          <table:table-cell table:style-name="ce17" office:value-type="percentage" office:value="0.52">
            <text:p>52%</text:p>
          </table:table-cell>
          <table:table-cell table:style-name="ce17" office:value-type="percentage" office:value="0.62">
            <text:p>62%</text:p>
          </table:table-cell>
          <table:table-cell table:style-name="ce37" office:value-type="percentage" office:value="0.39">
            <text:p>39%</text:p>
          </table:table-cell>
          <table:table-cell table:style-name="ce37" office:value-type="percentage" office:value="0.49">
            <text:p>49%</text:p>
          </table:table-cell>
          <table:table-cell table:style-name="ce17" office:value-type="percentage" office:value="0.38">
            <text:p>38%</text:p>
          </table:table-cell>
          <table:table-cell table:style-name="ce37" office:value-type="percentage" office:value="0.55">
            <text:p>55%</text:p>
          </table:table-cell>
          <table:table-cell table:style-name="ce17" office:value-type="percentage" office:value="0.43">
            <text:p>43%</text:p>
          </table:table-cell>
          <table:table-cell table:style-name="ce17" office:value-type="percentage" office:value="0.44">
            <text:p>44%</text:p>
          </table:table-cell>
          <table:table-cell table:style-name="ce37" office:value-type="percentage" office:value="0.62">
            <text:p>62%</text:p>
          </table:table-cell>
          <table:table-cell table:style-name="ce37" office:value-type="percentage" office:value="0.4">
            <text:p>40%</text:p>
          </table:table-cell>
          <table:table-cell table:style-name="ce17" office:value-type="percentage" office:value="0.47">
            <text:p>47%</text:p>
          </table:table-cell>
          <table:table-cell table:style-name="ce17" office:value-type="percentage" office:value="0.67">
            <text:p>67%</text:p>
          </table:table-cell>
          <table:table-cell table:style-name="ce37" office:value-type="percentage" office:value="0.39">
            <text:p>39%</text:p>
          </table:table-cell>
          <table:table-cell table:style-name="ce17" office:value-type="percentage" office:value="0.64">
            <text:p>64%</text:p>
          </table:table-cell>
          <table:table-cell table:style-name="ce37" office:value-type="percentage" office:value="0.54">
            <text:p>54%</text:p>
          </table:table-cell>
          <table:table-cell table:style-name="ce37" office:value-type="percentage" office:value="0.37">
            <text:p>37%</text:p>
          </table:table-cell>
          <table:table-cell table:style-name="ce37" office:value-type="percentage" office:value="0.48">
            <text:p>48%</text:p>
          </table:table-cell>
          <table:table-cell table:style-name="ce37" office:value-type="percentage" office:value="0.5">
            <text:p>50%</text:p>
          </table:table-cell>
          <table:table-cell table:style-name="ce37" office:value-type="percentage" office:value="0.44">
            <text:p>44%</text:p>
          </table:table-cell>
          <table:table-cell table:style-name="ce17" office:value-type="percentage" office:value="0.55">
            <text:p>55%</text:p>
          </table:table-cell>
          <table:table-cell table:style-name="ce37" office:value-type="percentage" office:value="0.39">
            <text:p>39%</text:p>
          </table:table-cell>
          <table:table-cell table:style-name="ce17" office:value-type="percentage" office:value="0.49">
            <text:p>49%</text:p>
          </table:table-cell>
          <table:table-cell table:style-name="ce37" office:value-type="percentage" office:value="0.56">
            <text:p>56%</text:p>
          </table:table-cell>
          <table:table-cell table:style-name="ce37" office:value-type="percentage" office:value="0.47">
            <text:p>47%</text:p>
          </table:table-cell>
          <table:table-cell table:style-name="ce37" office:value-type="percentage" office:value="0.38">
            <text:p>38%</text:p>
          </table:table-cell>
          <table:table-cell table:style-name="ce37" office:value-type="percentage" office:value="0.39">
            <text:p>39%</text:p>
          </table:table-cell>
          <table:table-cell table:style-name="ce17" office:value-type="percentage" office:value="0.5">
            <text:p>50%</text:p>
          </table:table-cell>
          <table:table-cell table:style-name="ce17" office:value-type="percentage" office:value="0.37">
            <text:p>37%</text:p>
          </table:table-cell>
          <table:table-cell table:style-name="ce37" office:value-type="percentage" office:value="0.42">
            <text:p>42%</text:p>
          </table:table-cell>
          <table:table-cell table:style-name="ce37" office:value-type="percentage" office:value="0.38">
            <text:p>38%</text:p>
          </table:table-cell>
          <table:table-cell table:style-name="ce37" office:value-type="percentage" office:value="0.31">
            <text:p>31%</text:p>
          </table:table-cell>
          <table:table-cell table:number-columns-repeated="911"/>
        </table:table-row>
        <table:table-row table:style-name="ro1">
          <table:table-cell office:value-type="string">
            <text:p>LOS</text:p>
          </table:table-cell>
          <table:table-cell office:value-type="string">
            <text:p>n/a</text:p>
          </table:table-cell>
          <table:table-cell office:value-type="float" office:value="46">
            <text:p>46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office:value-type="float" office:value="41">
            <text:p>41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19">
            <text:p>19</text:p>
          </table:table-cell>
          <table:table-cell office:value-type="float" office:value="37">
            <text:p>37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40">
            <text:p>40</text:p>
          </table:table-cell>
          <table:table-cell office:value-type="float" office:value="46">
            <text:p>46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31">
            <text:p>31</text:p>
          </table:table-cell>
          <table:table-cell table:number-columns-repeated="2"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">
            <text:p>44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35">
            <text:p>35</text:p>
          </table:table-cell>
          <table:table-cell office:value-type="float" office:value="49">
            <text:p>49</text:p>
          </table:table-cell>
          <table:table-cell office:value-type="float" office:value="116">
            <text:p>116</text:p>
          </table:table-cell>
          <table:table-cell office:value-type="float" office:value="43">
            <text:p>43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3">
            <text:p>63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144">
            <text:p>144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68">
            <text:p>68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56">
            <text:p>15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41">
            <text:p>41</text:p>
          </table:table-cell>
          <table:table-cell office:value-type="float" office:value="23">
            <text:p>23</text:p>
          </table:table-cell>
          <table:table-cell office:value-type="float" office:value="37">
            <text:p>37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79">
            <text:p>79</text:p>
          </table:table-cell>
          <table:table-cell office:value-type="float" office:value="36">
            <text:p>36</text:p>
          </table:table-cell>
          <table:table-cell office:value-type="float" office:value="58">
            <text:p>58</text:p>
          </table:table-cell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57">
            <text:p>57</text:p>
          </table:table-cell>
          <table:table-cell office:value-type="float" office:value="45">
            <text:p>45</text:p>
          </table:table-cell>
          <table:table-cell office:value-type="float" office:value="28">
            <text:p>28</text:p>
          </table:table-cell>
          <table:table-cell office:value-type="float" office:value="103">
            <text:p>103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office:value-type="float" office:value="36">
            <text:p>36</text:p>
          </table:table-cell>
          <table:table-cell office:value-type="float" office:value="14">
            <text:p>14</text:p>
          </table:table-cell>
          <table:table-cell table:number-columns-repeated="911"/>
        </table:table-row>
        <table:table-row table:style-name="ro1">
          <table:table-cell office:value-type="string">
            <text:p>players</text:p>
          </table:table-cell>
          <table:table-cell office:value-type="string">
            <text:p>n/a</text:p>
          </table:table-cell>
          <table:table-cell table:number-columns-repeated="10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6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0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8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11"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39" office:value-type="float" office:value="4">
            <text:p>4</text:p>
          </table:table-cell>
          <table:table-cell table:number-columns-repeated="911"/>
        </table:table-row>
        <table:table-row table:style-name="ro1">
          <table:table-cell office:value-type="string">
            <text:p>totalplayerhp</text:p>
          </table:table-cell>
          <table:table-cell office:value-type="string">
            <text:p>n/a</text:p>
          </table:table-cell>
          <table:table-cell table:number-columns-repeated="10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number-columns-repeated="3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number-columns-repeated="7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number-columns-repeated="7" office:value-type="float" office:value="800">
            <text:p>800</text:p>
          </table:table-cell>
          <table:table-cell office:value-type="float" office:value="1200">
            <text:p>1200</text:p>
          </table:table-cell>
          <table:table-cell office:value-type="float" office:value="600">
            <text:p>600</text:p>
          </table:table-cell>
          <table:table-cell table:number-columns-repeated="4"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5" office:value-type="float" office:value="800">
            <text:p>800</text:p>
          </table:table-cell>
          <table:table-cell office:value-type="float" office:value="600">
            <text:p>600</text:p>
          </table:table-cell>
          <table:table-cell table:number-columns-repeated="8" office:value-type="float" office:value="800">
            <text:p>800</text:p>
          </table:table-cell>
          <table:table-cell office:value-type="float" office:value="600">
            <text:p>600</text:p>
          </table:table-cell>
          <table:table-cell table:number-columns-repeated="4" office:value-type="float" office:value="800">
            <text:p>800</text:p>
          </table:table-cell>
          <table:table-cell office:value-type="float" office:value="600">
            <text:p>600</text:p>
          </table:table-cell>
          <table:table-cell table:number-columns-repeated="11" office:value-type="float" office:value="800">
            <text:p>800</text:p>
          </table:table-cell>
          <table:table-cell office:value-type="float" office:value="600">
            <text:p>600</text:p>
          </table:table-cell>
          <table:table-cell table:number-columns-repeated="4" office:value-type="float" office:value="800">
            <text:p>800</text:p>
          </table:table-cell>
          <table:table-cell table:number-columns-repeated="5" office:value-type="float" office:value="1200">
            <text:p>1200</text:p>
          </table:table-cell>
          <table:table-cell table:number-columns-repeated="7" office:value-type="float" office:value="800">
            <text:p>800</text:p>
          </table:table-cell>
          <table:table-cell office:value-type="float" office:value="1200">
            <text:p>1200</text:p>
          </table:table-cell>
          <table:table-cell table:number-columns-repeated="11" office:value-type="float" office:value="800">
            <text:p>800</text:p>
          </table:table-cell>
          <table:table-cell table:number-columns-repeated="7" office:value-type="float" office:value="1200">
            <text:p>1200</text:p>
          </table:table-cell>
          <table:table-cell table:number-columns-repeated="4" office:value-type="float" office:value="800">
            <text:p>800</text:p>
          </table:table-cell>
          <table:table-cell table:number-columns-repeated="911"/>
        </table:table-row>
        <table:table-row table:style-name="ro1">
          <table:table-cell office:value-type="string">
            <text:p>bots</text:p>
          </table:table-cell>
          <table:table-cell office:value-type="string">
            <text:p>n/a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2"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table:number-columns-repeated="2"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2"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2"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table:number-columns-repeated="2"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number-columns-repeated="2" office:value-type="float" office:value="36">
            <text:p>36</text:p>
          </table:table-cell>
          <table:table-cell office:value-type="float" office:value="50">
            <text:p>50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9">
            <text:p>19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43">
            <text:p>4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66">
            <text:p>66</text:p>
          </table:table-cell>
          <table:table-cell office:value-type="float" office:value="24">
            <text:p>2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911"/>
        </table:table-row>
        <table:table-row table:style-name="ro1">
          <table:table-cell office:value-type="string">
            <text:p>totalbothp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float" office:value="1300">
            <text:p>13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500">
            <text:p>1500</text:p>
          </table:table-cell>
          <table:table-cell office:value-type="float" office:value="1300">
            <text:p>1300</text:p>
          </table:table-cell>
          <table:table-cell office:value-type="float" office:value="1450">
            <text:p>145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350">
            <text:p>3350</text:p>
          </table:table-cell>
          <table:table-cell table:number-columns-repeated="2" office:value-type="float" office:value="1550">
            <text:p>1550</text:p>
          </table:table-cell>
          <table:table-cell office:value-type="float" office:value="2200">
            <text:p>2200</text:p>
          </table:table-cell>
          <table:table-cell office:value-type="float" office:value="1500">
            <text:p>1500</text:p>
          </table:table-cell>
          <table:table-cell office:value-type="float" office:value="1800">
            <text:p>1800</text:p>
          </table:table-cell>
          <table:table-cell office:value-type="float" office:value="2000">
            <text:p>2000</text:p>
          </table:table-cell>
          <table:table-cell office:value-type="float" office:value="2100">
            <text:p>2100</text:p>
          </table:table-cell>
          <table:table-cell office:value-type="float" office:value="2050">
            <text:p>2050</text:p>
          </table:table-cell>
          <table:table-cell office:value-type="float" office:value="1550">
            <text:p>1550</text:p>
          </table:table-cell>
          <table:table-cell office:value-type="float" office:value="950">
            <text:p>950</text:p>
          </table:table-cell>
          <table:table-cell office:value-type="float" office:value="2100">
            <text:p>2100</text:p>
          </table:table-cell>
          <table:table-cell office:value-type="float" office:value="2200">
            <text:p>2200</text:p>
          </table:table-cell>
          <table:table-cell table:number-columns-repeated="2" office:value-type="float" office:value="1075">
            <text:p>1075</text:p>
          </table:table-cell>
          <table:table-cell office:value-type="float" office:value="2925">
            <text:p>2925</text:p>
          </table:table-cell>
          <table:table-cell office:value-type="float" office:value="900">
            <text:p>900</text:p>
          </table:table-cell>
          <table:table-cell office:value-type="float" office:value="1882">
            <text:p>1882</text:p>
          </table:table-cell>
          <table:table-cell office:value-type="float" office:value="1662">
            <text:p>1662</text:p>
          </table:table-cell>
          <table:table-cell office:value-type="float" office:value="1896">
            <text:p>1896</text:p>
          </table:table-cell>
          <table:table-cell office:value-type="float" office:value="1900">
            <text:p>1900</text:p>
          </table:table-cell>
          <table:table-cell office:value-type="float" office:value="1914">
            <text:p>1914</text:p>
          </table:table-cell>
          <table:table-cell office:value-type="float" office:value="2300">
            <text:p>2300</text:p>
          </table:table-cell>
          <table:table-cell office:value-type="float" office:value="2470">
            <text:p>2470</text:p>
          </table:table-cell>
          <table:table-cell office:value-type="float" office:value="1400">
            <text:p>1400</text:p>
          </table:table-cell>
          <table:table-cell table:number-columns-repeated="2" office:value-type="float" office:value="2300">
            <text:p>2300</text:p>
          </table:table-cell>
          <table:table-cell office:value-type="float" office:value="2400">
            <text:p>2400</text:p>
          </table:table-cell>
          <table:table-cell office:value-type="float" office:value="2200">
            <text:p>2200</text:p>
          </table:table-cell>
          <table:table-cell office:value-type="float" office:value="1150">
            <text:p>1150</text:p>
          </table:table-cell>
          <table:table-cell office:value-type="float" office:value="2030">
            <text:p>2030</text:p>
          </table:table-cell>
          <table:table-cell table:number-columns-repeated="2" office:value-type="float" office:value="1916">
            <text:p>1916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1600">
            <text:p>1600</text:p>
          </table:table-cell>
          <table:table-cell office:value-type="float" office:value="2150">
            <text:p>2150</text:p>
          </table:table-cell>
          <table:table-cell office:value-type="float" office:value="1050">
            <text:p>1050</text:p>
          </table:table-cell>
          <table:table-cell office:value-type="float" office:value="2100">
            <text:p>2100</text:p>
          </table:table-cell>
          <table:table-cell office:value-type="float" office:value="1950">
            <text:p>1950</text:p>
          </table:table-cell>
          <table:table-cell table:number-columns-repeated="3" office:value-type="float" office:value="1125">
            <text:p>1125</text:p>
          </table:table-cell>
          <table:table-cell office:value-type="float" office:value="1700">
            <text:p>1700</text:p>
          </table:table-cell>
          <table:table-cell office:value-type="float" office:value="2150">
            <text:p>2150</text:p>
          </table:table-cell>
          <table:table-cell office:value-type="float" office:value="2082">
            <text:p>2082</text:p>
          </table:table-cell>
          <table:table-cell office:value-type="float" office:value="875">
            <text:p>875</text:p>
          </table:table-cell>
          <table:table-cell office:value-type="float" office:value="2200">
            <text:p>2200</text:p>
          </table:table-cell>
          <table:table-cell office:value-type="float" office:value="1150">
            <text:p>1150</text:p>
          </table:table-cell>
          <table:table-cell office:value-type="float" office:value="1800">
            <text:p>1800</text:p>
          </table:table-cell>
          <table:table-cell office:value-type="float" office:value="1696">
            <text:p>1696</text:p>
          </table:table-cell>
          <table:table-cell office:value-type="float" office:value="1414">
            <text:p>1414</text:p>
          </table:table-cell>
          <table:table-cell office:value-type="float" office:value="2032">
            <text:p>2032</text:p>
          </table:table-cell>
          <table:table-cell office:value-type="float" office:value="875">
            <text:p>875</text:p>
          </table:table-cell>
          <table:table-cell office:value-type="float" office:value="750">
            <text:p>750</text:p>
          </table:table-cell>
          <table:table-cell office:value-type="float" office:value="1800">
            <text:p>1800</text:p>
          </table:table-cell>
          <table:table-cell office:value-type="float" office:value="925">
            <text:p>925</text:p>
          </table:table-cell>
          <table:table-cell office:value-type="float" office:value="1850">
            <text:p>1850</text:p>
          </table:table-cell>
          <table:table-cell office:value-type="float" office:value="1650">
            <text:p>1650</text:p>
          </table:table-cell>
          <table:table-cell office:value-type="float" office:value="1025">
            <text:p>1025</text:p>
          </table:table-cell>
          <table:table-cell office:value-type="float" office:value="1280">
            <text:p>1280</text:p>
          </table:table-cell>
          <table:table-cell office:value-type="float" office:value="950">
            <text:p>950</text:p>
          </table:table-cell>
          <table:table-cell office:value-type="float" office:value="975">
            <text:p>975</text:p>
          </table:table-cell>
          <table:table-cell office:value-type="float" office:value="1200">
            <text:p>1200</text:p>
          </table:table-cell>
          <table:table-cell office:value-type="float" office:value="2332">
            <text:p>2332</text:p>
          </table:table-cell>
          <table:table-cell office:value-type="float" office:value="2766">
            <text:p>2766</text:p>
          </table:table-cell>
          <table:table-cell office:value-type="float" office:value="1600">
            <text:p>1600</text:p>
          </table:table-cell>
          <table:table-cell office:value-type="float" office:value="3700">
            <text:p>3700</text:p>
          </table:table-cell>
          <table:table-cell office:value-type="float" office:value="1975">
            <text:p>1975</text:p>
          </table:table-cell>
          <table:table-cell office:value-type="float" office:value="2725">
            <text:p>2725</text:p>
          </table:table-cell>
          <table:table-cell office:value-type="float" office:value="1680">
            <text:p>1680</text:p>
          </table:table-cell>
          <table:table-cell office:value-type="float" office:value="2446">
            <text:p>2446</text:p>
          </table:table-cell>
          <table:table-cell office:value-type="float" office:value="1575">
            <text:p>1575</text:p>
          </table:table-cell>
          <table:table-cell office:value-type="float" office:value="3146">
            <text:p>3146</text:p>
          </table:table-cell>
          <table:table-cell office:value-type="float" office:value="1520">
            <text:p>1520</text:p>
          </table:table-cell>
          <table:table-cell office:value-type="float" office:value="3264">
            <text:p>3264</text:p>
          </table:table-cell>
          <table:table-cell office:value-type="float" office:value="1500">
            <text:p>1500</text:p>
          </table:table-cell>
          <table:table-cell office:value-type="float" office:value="2564">
            <text:p>2564</text:p>
          </table:table-cell>
          <table:table-cell office:value-type="float" office:value="2910">
            <text:p>2910</text:p>
          </table:table-cell>
          <table:table-cell office:value-type="float" office:value="3346">
            <text:p>3346</text:p>
          </table:table-cell>
          <table:table-cell office:value-type="float" office:value="2578">
            <text:p>2578</text:p>
          </table:table-cell>
          <table:table-cell office:value-type="float" office:value="2130">
            <text:p>2130</text:p>
          </table:table-cell>
          <table:table-cell office:value-type="float" office:value="2646">
            <text:p>2646</text:p>
          </table:table-cell>
          <table:table-cell table:number-columns-repeated="2" office:value-type="float" office:value="2666">
            <text:p>2666</text:p>
          </table:table-cell>
          <table:table-cell office:value-type="float" office:value="2548">
            <text:p>2548</text:p>
          </table:table-cell>
          <table:table-cell office:value-type="float" office:value="2648">
            <text:p>2648</text:p>
          </table:table-cell>
          <table:table-cell office:value-type="float" office:value="7560">
            <text:p>7560</text:p>
          </table:table-cell>
          <table:table-cell office:value-type="float" office:value="2648">
            <text:p>2648</text:p>
          </table:table-cell>
          <table:table-cell office:value-type="float" office:value="1746">
            <text:p>1746</text:p>
          </table:table-cell>
          <table:table-cell office:value-type="float" office:value="4350">
            <text:p>4350</text:p>
          </table:table-cell>
          <table:table-cell office:value-type="float" office:value="2200">
            <text:p>2200</text:p>
          </table:table-cell>
          <table:table-cell office:value-type="float" office:value="3200">
            <text:p>3200</text:p>
          </table:table-cell>
          <table:table-cell office:value-type="float" office:value="2850">
            <text:p>2850</text:p>
          </table:table-cell>
          <table:table-cell office:value-type="float" office:value="3250">
            <text:p>3250</text:p>
          </table:table-cell>
          <table:table-cell office:value-type="float" office:value="3550">
            <text:p>3550</text:p>
          </table:table-cell>
          <table:table-cell office:value-type="float" office:value="1899">
            <text:p>1899</text:p>
          </table:table-cell>
          <table:table-cell office:value-type="float" office:value="2099">
            <text:p>2099</text:p>
          </table:table-cell>
          <table:table-cell office:value-type="float" office:value="3699">
            <text:p>3699</text:p>
          </table:table-cell>
          <table:table-cell office:value-type="float" office:value="3533">
            <text:p>3533</text:p>
          </table:table-cell>
          <table:table-cell office:value-type="float" office:value="2666">
            <text:p>2666</text:p>
          </table:table-cell>
          <table:table-cell table:number-columns-repeated="911"/>
        </table:table-row>
        <table:table-row table:style-name="ro1">
          <table:table-cell table:style-name="ce4" office:value-type="string">
            <text:p>bot hp</text:p>
          </table:table-cell>
          <table:table-cell table:style-name="ce18" office:value-type="string">
            <text:p>n/a</text:p>
          </table:table-cell>
          <table:table-cell table:style-name="ce18" table:formula="of:=[.C14]/[.C13]" office:value-type="float" office:value="50">
            <text:p>50</text:p>
          </table:table-cell>
          <table:table-cell table:style-name="ce18" table:formula="of:=[.D14]/[.D13]" office:value-type="float" office:value="108.333333333333">
            <text:p>108,33</text:p>
          </table:table-cell>
          <table:table-cell table:style-name="ce18" table:formula="of:=[.E14]/[.E13]" office:value-type="float" office:value="50">
            <text:p>50</text:p>
          </table:table-cell>
          <table:table-cell table:style-name="ce18" table:formula="of:=[.F14]/[.F13]" office:value-type="float" office:value="60">
            <text:p>60</text:p>
          </table:table-cell>
          <table:table-cell table:style-name="ce18" table:formula="of:=[.G14]/[.G13]" office:value-type="float" office:value="214.285714285714">
            <text:p>214,29</text:p>
          </table:table-cell>
          <table:table-cell table:style-name="ce18" table:formula="of:=[.H14]/[.H13]" office:value-type="float" office:value="86.6666666666667">
            <text:p>86,67</text:p>
          </table:table-cell>
          <table:table-cell table:style-name="ce18" table:formula="of:=[.I14]/[.I13]" office:value-type="float" office:value="111.538461538462">
            <text:p>111,54</text:p>
          </table:table-cell>
          <table:table-cell table:style-name="ce18" table:formula="of:=[.J14]/[.J13]" office:value-type="float" office:value="107.142857142857">
            <text:p>107,14</text:p>
          </table:table-cell>
          <table:table-cell table:style-name="ce18" table:formula="of:=[.K14]/[.K13]" office:value-type="float" office:value="200">
            <text:p>200</text:p>
          </table:table-cell>
          <table:table-cell table:style-name="ce18" table:formula="of:=[.L14]/[.L13]" office:value-type="float" office:value="200">
            <text:p>200</text:p>
          </table:table-cell>
          <table:table-cell table:style-name="ce18" table:formula="of:=[.M14]/[.M13]" office:value-type="float" office:value="108.064516129032">
            <text:p>108,06</text:p>
          </table:table-cell>
          <table:table-cell table:style-name="ce18" table:formula="of:=[.N14]/[.N13]" office:value-type="float" office:value="91.1764705882353">
            <text:p>91,18</text:p>
          </table:table-cell>
          <table:table-cell table:style-name="ce18" table:formula="of:=[.O14]/[.O13]" office:value-type="float" office:value="119.230769230769">
            <text:p>119,23</text:p>
          </table:table-cell>
          <table:table-cell table:style-name="ce18" table:formula="of:=[.P14]/[.P13]" office:value-type="float" office:value="104.761904761905">
            <text:p>104,76</text:p>
          </table:table-cell>
          <table:table-cell table:style-name="ce18" table:formula="of:=[.Q14]/[.Q13]" office:value-type="float" office:value="100">
            <text:p>100</text:p>
          </table:table-cell>
          <table:table-cell table:style-name="ce18" table:formula="of:=[.R14]/[.R13]" office:value-type="float" office:value="90">
            <text:p>90</text:p>
          </table:table-cell>
          <table:table-cell table:style-name="ce18" table:formula="of:=[.S14]/[.S13]" office:value-type="float" office:value="117.647058823529">
            <text:p>117,65</text:p>
          </table:table-cell>
          <table:table-cell table:style-name="ce18" table:formula="of:=[.T14]/[.T13]" office:value-type="float" office:value="100">
            <text:p>100</text:p>
          </table:table-cell>
          <table:table-cell table:style-name="ce18" table:formula="of:=[.U14]/[.U13]" office:value-type="float" office:value="97.6190476190476">
            <text:p>97,62</text:p>
          </table:table-cell>
          <table:table-cell table:style-name="ce18" table:formula="of:=[.V14]/[.V13]" office:value-type="float" office:value="91.1764705882353">
            <text:p>91,18</text:p>
          </table:table-cell>
          <table:table-cell table:style-name="ce18" table:formula="of:=[.W14]/[.W13]" office:value-type="float" office:value="95">
            <text:p>95</text:p>
          </table:table-cell>
          <table:table-cell table:style-name="ce18" table:formula="of:=[.X14]/[.X13]" office:value-type="float" office:value="190.909090909091">
            <text:p>190,91</text:p>
          </table:table-cell>
          <table:table-cell table:style-name="ce18" table:formula="of:=[.Y14]/[.Y13]" office:value-type="float" office:value="129.411764705882">
            <text:p>129,41</text:p>
          </table:table-cell>
          <table:table-cell table:style-name="ce18" table:formula="of:=[.Z14]/[.Z13]" office:value-type="float" office:value="53.75">
            <text:p>53,75</text:p>
          </table:table-cell>
          <table:table-cell table:style-name="ce18" table:formula="of:=[.AA14]/[.AA13]" office:value-type="float" office:value="53.75">
            <text:p>53,75</text:p>
          </table:table-cell>
          <table:table-cell table:style-name="ce18" table:formula="of:=[.AB14]/[.AB13]" office:value-type="float" office:value="132.954545454545">
            <text:p>132,95</text:p>
          </table:table-cell>
          <table:table-cell table:style-name="ce18" table:formula="of:=[.AC14]/[.AC13]" office:value-type="float" office:value="81.8181818181818">
            <text:p>81,82</text:p>
          </table:table-cell>
          <table:table-cell table:style-name="ce18" table:formula="of:=[.AD14]/[.AD13]" office:value-type="float" office:value="110.705882352941">
            <text:p>110,71</text:p>
          </table:table-cell>
          <table:table-cell table:style-name="ce18" table:formula="of:=[.AE14]/[.AE13]" office:value-type="float" office:value="87.4736842105263">
            <text:p>87,47</text:p>
          </table:table-cell>
          <table:table-cell table:style-name="ce18" table:formula="of:=[.AF14]/[.AF13]" office:value-type="float" office:value="111.529411764706">
            <text:p>111,53</text:p>
          </table:table-cell>
          <table:table-cell table:style-name="ce18" table:formula="of:=[.AG14]/[.AG13]" office:value-type="float" office:value="111.764705882353">
            <text:p>111,76</text:p>
          </table:table-cell>
          <table:table-cell table:style-name="ce18" table:formula="of:=[.AH14]/[.AH13]" office:value-type="float" office:value="112.588235294118">
            <text:p>112,59</text:p>
          </table:table-cell>
          <table:table-cell table:style-name="ce18" table:formula="of:=[.AI14]/[.AI13]" office:value-type="float" office:value="115">
            <text:p>115</text:p>
          </table:table-cell>
          <table:table-cell table:style-name="ce18" table:formula="of:=[.AJ14]/[.AJ13]" office:value-type="float" office:value="137.222222222222">
            <text:p>137,22</text:p>
          </table:table-cell>
          <table:table-cell table:style-name="ce18" table:formula="of:=[.AK14]/[.AK13]" office:value-type="float" office:value="87.5">
            <text:p>87,5</text:p>
          </table:table-cell>
          <table:table-cell table:style-name="ce18" table:formula="of:=[.AL14]/[.AL13]" office:value-type="float" office:value="104.545454545455">
            <text:p>104,55</text:p>
          </table:table-cell>
          <table:table-cell table:style-name="ce18" table:formula="of:=[.AM14]/[.AM13]" office:value-type="float" office:value="104.545454545455">
            <text:p>104,55</text:p>
          </table:table-cell>
          <table:table-cell table:style-name="ce18" table:formula="of:=[.AN14]/[.AN13]" office:value-type="float" office:value="133.333333333333">
            <text:p>133,33</text:p>
          </table:table-cell>
          <table:table-cell table:style-name="ce18" table:formula="of:=[.AO14]/[.AO13]" office:value-type="float" office:value="122.222222222222">
            <text:p>122,22</text:p>
          </table:table-cell>
          <table:table-cell table:style-name="ce18" table:formula="of:=[.AP14]/[.AP13]" office:value-type="float" office:value="104.545454545455">
            <text:p>104,55</text:p>
          </table:table-cell>
          <table:table-cell table:style-name="ce18" table:formula="of:=[.AQ14]/[.AQ13]" office:value-type="float" office:value="119.411764705882">
            <text:p>119,41</text:p>
          </table:table-cell>
          <table:table-cell table:style-name="ce18" table:formula="of:=[.AR14]/[.AR13]" office:value-type="float" office:value="106.444444444444">
            <text:p>106,44</text:p>
          </table:table-cell>
          <table:table-cell table:style-name="ce18" table:formula="of:=[.AS14]/[.AS13]" office:value-type="float" office:value="106.444444444444">
            <text:p>106,44</text:p>
          </table:table-cell>
          <table:table-cell table:style-name="ce18" table:formula="of:=[.AT14]/[.AT13]" office:value-type="float" office:value="121.529411764706">
            <text:p>121,53</text:p>
          </table:table-cell>
          <table:table-cell table:style-name="ce18" table:formula="of:=[.AU14]/[.AU13]" office:value-type="float" office:value="100">
            <text:p>100</text:p>
          </table:table-cell>
          <table:table-cell table:style-name="ce18" table:formula="of:=[.AV14]/[.AV13]" office:value-type="float" office:value="106.666666666667">
            <text:p>106,67</text:p>
          </table:table-cell>
          <table:table-cell table:style-name="ce18" table:formula="of:=[.AW14]/[.AW13]" office:value-type="float" office:value="102.380952380952">
            <text:p>102,38</text:p>
          </table:table-cell>
          <table:table-cell table:style-name="ce18" table:formula="of:=[.AX14]/[.AX13]" office:value-type="float" office:value="50">
            <text:p>50</text:p>
          </table:table-cell>
          <table:table-cell table:style-name="ce18" table:formula="of:=[.AY14]/[.AY13]" office:value-type="float" office:value="123.529411764706">
            <text:p>123,53</text:p>
          </table:table-cell>
          <table:table-cell table:style-name="ce18" table:formula="of:=[.AZ14]/[.AZ13]" office:value-type="float" office:value="102.631578947368">
            <text:p>102,63</text:p>
          </table:table-cell>
          <table:table-cell table:style-name="ce18" table:formula="of:=[.BA14]/[.BA13]" office:value-type="float" office:value="51.1363636363636">
            <text:p>51,14</text:p>
          </table:table-cell>
          <table:table-cell table:style-name="ce18" table:formula="of:=[.BB14]/[.BB13]" office:value-type="float" office:value="51.1363636363636">
            <text:p>51,14</text:p>
          </table:table-cell>
          <table:table-cell table:style-name="ce18" table:formula="of:=[.BC14]/[.BC13]" office:value-type="float" office:value="51.1363636363636">
            <text:p>51,14</text:p>
          </table:table-cell>
          <table:table-cell table:style-name="ce18" table:formula="of:=[.BD14]/[.BD13]" office:value-type="float" office:value="106.25">
            <text:p>106,25</text:p>
          </table:table-cell>
          <table:table-cell table:style-name="ce18" table:formula="of:=[.BE14]/[.BE13]" office:value-type="float" office:value="102.380952380952">
            <text:p>102,38</text:p>
          </table:table-cell>
          <table:table-cell table:style-name="ce18" table:formula="of:=[.BF14]/[.BF13]" office:value-type="float" office:value="122.470588235294">
            <text:p>122,47</text:p>
          </table:table-cell>
          <table:table-cell table:style-name="ce18" table:formula="of:=[.BG14]/[.BG13]" office:value-type="float" office:value="48.6111111111111">
            <text:p>48,61</text:p>
          </table:table-cell>
          <table:table-cell table:style-name="ce18" table:formula="of:=[.BH14]/[.BH13]" office:value-type="float" office:value="183.333333333333">
            <text:p>183,33</text:p>
          </table:table-cell>
          <table:table-cell table:style-name="ce18" table:formula="of:=[.BI14]/[.BI13]" office:value-type="float" office:value="115">
            <text:p>115</text:p>
          </table:table-cell>
          <table:table-cell table:style-name="ce18" table:formula="of:=[.BJ14]/[.BJ13]" office:value-type="float" office:value="128.571428571429">
            <text:p>128,57</text:p>
          </table:table-cell>
          <table:table-cell table:style-name="ce18" table:formula="of:=[.BK14]/[.BK13]" office:value-type="float" office:value="89.2631578947368">
            <text:p>89,26</text:p>
          </table:table-cell>
          <table:table-cell table:style-name="ce18" table:formula="of:=[.BL14]/[.BL13]" office:value-type="float" office:value="83.1764705882353">
            <text:p>83,18</text:p>
          </table:table-cell>
          <table:table-cell table:style-name="ce18" table:formula="of:=[.BM14]/[.BM13]" office:value-type="float" office:value="119.529411764706">
            <text:p>119,53</text:p>
          </table:table-cell>
          <table:table-cell table:style-name="ce18" table:formula="of:=[.BN14]/[.BN13]" office:value-type="float" office:value="41.6666666666667">
            <text:p>41,67</text:p>
          </table:table-cell>
          <table:table-cell table:style-name="ce18" table:formula="of:=[.BO14]/[.BO13]" office:value-type="float" office:value="53.5714285714286">
            <text:p>53,57</text:p>
          </table:table-cell>
          <table:table-cell table:style-name="ce18" table:formula="of:=[.BP14]/[.BP13]" office:value-type="float" office:value="90">
            <text:p>90</text:p>
          </table:table-cell>
          <table:table-cell table:style-name="ce18" table:formula="of:=[.BQ14]/[.BQ13]" office:value-type="float" office:value="51.3888888888889">
            <text:p>51,39</text:p>
          </table:table-cell>
          <table:table-cell table:style-name="ce18" table:formula="of:=[.BR14]/[.BR13]" office:value-type="float" office:value="97.3684210526316">
            <text:p>97,37</text:p>
          </table:table-cell>
          <table:table-cell table:style-name="ce18" table:formula="of:=[.BS14]/[.BS13]" office:value-type="float" office:value="110">
            <text:p>110</text:p>
          </table:table-cell>
          <table:table-cell table:style-name="ce18" table:formula="of:=[.BT14]/[.BT13]" office:value-type="float" office:value="53.9473684210526">
            <text:p>53,95</text:p>
          </table:table-cell>
          <table:table-cell table:style-name="ce18" table:formula="of:=[.BU14]/[.BU13]" office:value-type="float" office:value="116.363636363636">
            <text:p>116,36</text:p>
          </table:table-cell>
          <table:table-cell table:style-name="ce18" table:formula="of:=[.BV14]/[.BV13]" office:value-type="float" office:value="95">
            <text:p>95</text:p>
          </table:table-cell>
          <table:table-cell table:style-name="ce18" table:formula="of:=[.BW14]/[.BW13]" office:value-type="float" office:value="48.75">
            <text:p>48,75</text:p>
          </table:table-cell>
          <table:table-cell table:style-name="ce18" table:formula="of:=[.BX14]/[.BX13]" office:value-type="float" office:value="50">
            <text:p>50</text:p>
          </table:table-cell>
          <table:table-cell table:style-name="ce18" table:formula="of:=[.BY14]/[.BY13]" office:value-type="float" office:value="122.736842105263">
            <text:p>122,74</text:p>
          </table:table-cell>
          <table:table-cell table:style-name="ce18" table:formula="of:=[.BZ14]/[.BZ13]" office:value-type="float" office:value="131.714285714286">
            <text:p>131,71</text:p>
          </table:table-cell>
          <table:table-cell table:style-name="ce18" table:formula="of:=[.CA14]/[.CA13]" office:value-type="float" office:value="100">
            <text:p>100</text:p>
          </table:table-cell>
          <table:table-cell table:style-name="ce18" table:formula="of:=[.CB14]/[.CB13]" office:value-type="float" office:value="102.777777777778">
            <text:p>102,78</text:p>
          </table:table-cell>
          <table:table-cell table:style-name="ce18" table:formula="of:=[.CC14]/[.CC13]" office:value-type="float" office:value="54.8611111111111">
            <text:p>54,86</text:p>
          </table:table-cell>
          <table:table-cell table:style-name="ce18" table:formula="of:=[.CD14]/[.CD13]" office:value-type="float" office:value="54.5">
            <text:p>54,5</text:p>
          </table:table-cell>
          <table:table-cell table:style-name="ce18" table:formula="of:=[.CE14]/[.CE13]" office:value-type="float" office:value="67.2">
            <text:p>67,2</text:p>
          </table:table-cell>
          <table:table-cell table:style-name="ce18" table:formula="of:=[.CF14]/[.CF13]" office:value-type="float" office:value="97.84">
            <text:p>97,84</text:p>
          </table:table-cell>
          <table:table-cell table:style-name="ce18" table:formula="of:=[.CG14]/[.CG13]" office:value-type="float" office:value="47.7272727272727">
            <text:p>47,73</text:p>
          </table:table-cell>
          <table:table-cell table:style-name="ce18" table:formula="of:=[.CH14]/[.CH13]" office:value-type="float" office:value="104.866666666667">
            <text:p>104,87</text:p>
          </table:table-cell>
          <table:table-cell table:style-name="ce18" table:formula="of:=[.CI14]/[.CI13]" office:value-type="float" office:value="80">
            <text:p>80</text:p>
          </table:table-cell>
          <table:table-cell table:style-name="ce18" table:formula="of:=[.CJ14]/[.CJ13]" office:value-type="float" office:value="112.551724137931">
            <text:p>112,55</text:p>
          </table:table-cell>
          <table:table-cell table:style-name="ce18" table:formula="of:=[.CK14]/[.CK13]" office:value-type="float" office:value="65.2173913043478">
            <text:p>65,22</text:p>
          </table:table-cell>
          <table:table-cell table:style-name="ce18" table:formula="of:=[.CL14]/[.CL13]" office:value-type="float" office:value="106.833333333333">
            <text:p>106,83</text:p>
          </table:table-cell>
          <table:table-cell table:style-name="ce18" table:formula="of:=[.CM14]/[.CM13]" office:value-type="float" office:value="67.6744186046512">
            <text:p>67,67</text:p>
          </table:table-cell>
          <table:table-cell table:style-name="ce18" table:formula="of:=[.CN14]/[.CN13]" office:value-type="float" office:value="107.935483870968">
            <text:p>107,94</text:p>
          </table:table-cell>
          <table:table-cell table:style-name="ce18" table:formula="of:=[.CO14]/[.CO13]" office:value-type="float" office:value="117.181818181818">
            <text:p>117,18</text:p>
          </table:table-cell>
          <table:table-cell table:style-name="ce18" table:formula="of:=[.CP14]/[.CP13]" office:value-type="float" office:value="112.105263157895">
            <text:p>112,11</text:p>
          </table:table-cell>
          <table:table-cell table:style-name="ce18" table:formula="of:=[.CQ14]/[.CQ13]" office:value-type="float" office:value="105.84">
            <text:p>105,84</text:p>
          </table:table-cell>
          <table:table-cell table:style-name="ce18" table:formula="of:=[.CR14]/[.CR13]" office:value-type="float" office:value="121.181818181818">
            <text:p>121,18</text:p>
          </table:table-cell>
          <table:table-cell table:style-name="ce18" table:formula="of:=[.CS14]/[.CS13]" office:value-type="float" office:value="115.913043478261">
            <text:p>115,91</text:p>
          </table:table-cell>
          <table:table-cell table:style-name="ce18" table:formula="of:=[.CT14]/[.CT13]" office:value-type="float" office:value="101.92">
            <text:p>101,92</text:p>
          </table:table-cell>
          <table:table-cell table:style-name="ce18" table:formula="of:=[.CU14]/[.CU13]" office:value-type="float" office:value="115.130434782609">
            <text:p>115,13</text:p>
          </table:table-cell>
          <table:table-cell table:style-name="ce18" table:formula="of:=[.CV14]/[.CV13]" office:value-type="float" office:value="114.545454545455">
            <text:p>114,55</text:p>
          </table:table-cell>
          <table:table-cell table:style-name="ce18" table:formula="of:=[.CW14]/[.CW13]" office:value-type="float" office:value="110.333333333333">
            <text:p>110,33</text:p>
          </table:table-cell>
          <table:table-cell table:style-name="ce18" table:formula="of:=[.CX14]/[.CX13]" office:value-type="float" office:value="97">
            <text:p>97</text:p>
          </table:table-cell>
          <table:table-cell table:style-name="ce18" table:formula="of:=[.CY14]/[.CY13]" office:value-type="float" office:value="271.875">
            <text:p>271,88</text:p>
          </table:table-cell>
          <table:table-cell table:style-name="ce18" table:formula="of:=[.CZ14]/[.CZ13]" office:value-type="float" office:value="275">
            <text:p>275</text:p>
          </table:table-cell>
          <table:table-cell table:style-name="ce18" table:formula="of:=[.DA14]/[.DA13]" office:value-type="float" office:value="290.909090909091">
            <text:p>290,91</text:p>
          </table:table-cell>
          <table:table-cell table:style-name="ce18" table:formula="of:=[.DB14]/[.DB13]" office:value-type="float" office:value="285">
            <text:p>285</text:p>
          </table:table-cell>
          <table:table-cell table:style-name="ce18" table:formula="of:=[.DC14]/[.DC13]" office:value-type="float" office:value="361.111111111111">
            <text:p>361,11</text:p>
          </table:table-cell>
          <table:table-cell table:style-name="ce18" table:formula="of:=[.DD14]/[.DD13]" office:value-type="float" office:value="394.444444444444">
            <text:p>394,44</text:p>
          </table:table-cell>
          <table:table-cell table:style-name="ce18" table:formula="of:=[.DE14]/[.DE13]" office:value-type="float" office:value="172.636363636364">
            <text:p>172,64</text:p>
          </table:table-cell>
          <table:table-cell table:style-name="ce18" table:formula="of:=[.DF14]/[.DF13]" office:value-type="float" office:value="174.916666666667">
            <text:p>174,92</text:p>
          </table:table-cell>
          <table:table-cell table:style-name="ce18" table:formula="of:=[.DG14]/[.DG13]" office:value-type="float" office:value="246.6">
            <text:p>246,6</text:p>
          </table:table-cell>
          <table:table-cell table:style-name="ce18" table:formula="of:=[.DH14]/[.DH13]" office:value-type="float" office:value="252.357142857143">
            <text:p>252,36</text:p>
          </table:table-cell>
          <table:table-cell table:style-name="ce18" table:formula="of:=[.DI14]/[.DI13]" office:value-type="float" office:value="205.076923076923">
            <text:p>205,08</text:p>
          </table:table-cell>
          <table:table-cell table:number-columns-repeated="911"/>
        </table:table-row>
        <table:table-row table:style-name="ro1">
          <table:table-cell table:style-name="ce4" office:value-type="string">
            <text:p>player hp</text:p>
          </table:table-cell>
          <table:table-cell table:style-name="ce18" office:value-type="string">
            <text:p>n/a</text:p>
          </table:table-cell>
          <table:table-cell table:style-name="ce18" table:formula="of:=[.C12]/[.C11]" office:value-type="float" office:value="200">
            <text:p>200</text:p>
          </table:table-cell>
          <table:table-cell table:style-name="ce18" table:formula="of:=[.D12]/[.D11]" office:value-type="float" office:value="200">
            <text:p>200</text:p>
          </table:table-cell>
          <table:table-cell table:style-name="ce18" table:formula="of:=[.E12]/[.E11]" office:value-type="float" office:value="200">
            <text:p>200</text:p>
          </table:table-cell>
          <table:table-cell table:style-name="ce18" table:formula="of:=[.F12]/[.F11]" office:value-type="float" office:value="200">
            <text:p>200</text:p>
          </table:table-cell>
          <table:table-cell table:style-name="ce18" table:formula="of:=[.G12]/[.G11]" office:value-type="float" office:value="200">
            <text:p>200</text:p>
          </table:table-cell>
          <table:table-cell table:style-name="ce18" table:formula="of:=[.H12]/[.H11]" office:value-type="float" office:value="200">
            <text:p>200</text:p>
          </table:table-cell>
          <table:table-cell table:style-name="ce18" table:formula="of:=[.I12]/[.I11]" office:value-type="float" office:value="200">
            <text:p>200</text:p>
          </table:table-cell>
          <table:table-cell table:style-name="ce18" table:formula="of:=[.J12]/[.J11]" office:value-type="float" office:value="200">
            <text:p>200</text:p>
          </table:table-cell>
          <table:table-cell table:style-name="ce18" table:formula="of:=[.K12]/[.K11]" office:value-type="float" office:value="200">
            <text:p>200</text:p>
          </table:table-cell>
          <table:table-cell table:style-name="ce18" table:formula="of:=[.L12]/[.L11]" office:value-type="float" office:value="200">
            <text:p>200</text:p>
          </table:table-cell>
          <table:table-cell table:style-name="ce18" table:formula="of:=[.M12]/[.M11]" office:value-type="float" office:value="200">
            <text:p>200</text:p>
          </table:table-cell>
          <table:table-cell table:style-name="ce18" table:formula="of:=[.N12]/[.N11]" office:value-type="float" office:value="200">
            <text:p>200</text:p>
          </table:table-cell>
          <table:table-cell table:style-name="ce18" table:formula="of:=[.O12]/[.O11]" office:value-type="float" office:value="200">
            <text:p>200</text:p>
          </table:table-cell>
          <table:table-cell table:style-name="ce18" table:formula="of:=[.P12]/[.P11]" office:value-type="float" office:value="200">
            <text:p>200</text:p>
          </table:table-cell>
          <table:table-cell table:style-name="ce18" table:formula="of:=[.Q12]/[.Q11]" office:value-type="float" office:value="200">
            <text:p>200</text:p>
          </table:table-cell>
          <table:table-cell table:style-name="ce18" table:formula="of:=[.R12]/[.R11]" office:value-type="float" office:value="200">
            <text:p>200</text:p>
          </table:table-cell>
          <table:table-cell table:style-name="ce18" table:formula="of:=[.S12]/[.S11]" office:value-type="float" office:value="200">
            <text:p>200</text:p>
          </table:table-cell>
          <table:table-cell table:style-name="ce18" table:formula="of:=[.T12]/[.T11]" office:value-type="float" office:value="200">
            <text:p>200</text:p>
          </table:table-cell>
          <table:table-cell table:style-name="ce18" table:formula="of:=[.U12]/[.U11]" office:value-type="float" office:value="200">
            <text:p>200</text:p>
          </table:table-cell>
          <table:table-cell table:style-name="ce18" table:formula="of:=[.V12]/[.V11]" office:value-type="float" office:value="200">
            <text:p>200</text:p>
          </table:table-cell>
          <table:table-cell table:style-name="ce18" table:formula="of:=[.W12]/[.W11]" office:value-type="float" office:value="200">
            <text:p>200</text:p>
          </table:table-cell>
          <table:table-cell table:style-name="ce18" table:formula="of:=[.X12]/[.X11]" office:value-type="float" office:value="200">
            <text:p>200</text:p>
          </table:table-cell>
          <table:table-cell table:style-name="ce18" table:formula="of:=[.Y12]/[.Y11]" office:value-type="float" office:value="200">
            <text:p>200</text:p>
          </table:table-cell>
          <table:table-cell table:style-name="ce18" table:formula="of:=[.Z12]/[.Z11]" office:value-type="float" office:value="200">
            <text:p>200</text:p>
          </table:table-cell>
          <table:table-cell table:style-name="ce18" table:formula="of:=[.AA12]/[.AA11]" office:value-type="float" office:value="200">
            <text:p>200</text:p>
          </table:table-cell>
          <table:table-cell table:style-name="ce18" table:formula="of:=[.AB12]/[.AB11]" office:value-type="float" office:value="300">
            <text:p>300</text:p>
          </table:table-cell>
          <table:table-cell table:style-name="ce18" table:formula="of:=[.AC12]/[.AC11]" office:value-type="float" office:value="200">
            <text:p>200</text:p>
          </table:table-cell>
          <table:table-cell table:style-name="ce18" table:formula="of:=[.AD12]/[.AD11]" office:value-type="float" office:value="200">
            <text:p>200</text:p>
          </table:table-cell>
          <table:table-cell table:style-name="ce18" table:formula="of:=[.AE12]/[.AE11]" office:value-type="float" office:value="200">
            <text:p>200</text:p>
          </table:table-cell>
          <table:table-cell table:style-name="ce18" table:formula="of:=[.AF12]/[.AF11]" office:value-type="float" office:value="200">
            <text:p>200</text:p>
          </table:table-cell>
          <table:table-cell table:style-name="ce18" table:formula="of:=[.AG12]/[.AG11]" office:value-type="float" office:value="200">
            <text:p>200</text:p>
          </table:table-cell>
          <table:table-cell table:style-name="ce18" table:formula="of:=[.AH12]/[.AH11]" office:value-type="float" office:value="200">
            <text:p>200</text:p>
          </table:table-cell>
          <table:table-cell table:style-name="ce18" table:formula="of:=[.AI12]/[.AI11]" office:value-type="float" office:value="200">
            <text:p>200</text:p>
          </table:table-cell>
          <table:table-cell table:style-name="ce18" table:formula="of:=[.AJ12]/[.AJ11]" office:value-type="float" office:value="300">
            <text:p>300</text:p>
          </table:table-cell>
          <table:table-cell table:style-name="ce18" table:formula="of:=[.AK12]/[.AK11]" office:value-type="float" office:value="100">
            <text:p>100</text:p>
          </table:table-cell>
          <table:table-cell table:style-name="ce18" table:formula="of:=[.AL12]/[.AL11]" office:value-type="float" office:value="200">
            <text:p>200</text:p>
          </table:table-cell>
          <table:table-cell table:style-name="ce18" table:formula="of:=[.AM12]/[.AM11]" office:value-type="float" office:value="200">
            <text:p>200</text:p>
          </table:table-cell>
          <table:table-cell table:style-name="ce18" table:formula="of:=[.AN12]/[.AN11]" office:value-type="float" office:value="200">
            <text:p>200</text:p>
          </table:table-cell>
          <table:table-cell table:style-name="ce18" table:formula="of:=[.AO12]/[.AO11]" office:value-type="float" office:value="200">
            <text:p>200</text:p>
          </table:table-cell>
          <table:table-cell table:style-name="ce18" table:formula="of:=[.AP12]/[.AP11]" office:value-type="float" office:value="100">
            <text:p>100</text:p>
          </table:table-cell>
          <table:table-cell table:style-name="ce18" table:formula="of:=[.AQ12]/[.AQ11]" office:value-type="float" office:value="200">
            <text:p>200</text:p>
          </table:table-cell>
          <table:table-cell table:style-name="ce18" table:formula="of:=[.AR12]/[.AR11]" office:value-type="float" office:value="200">
            <text:p>200</text:p>
          </table:table-cell>
          <table:table-cell table:style-name="ce18" table:formula="of:=[.AS12]/[.AS11]" office:value-type="float" office:value="200">
            <text:p>200</text:p>
          </table:table-cell>
          <table:table-cell table:style-name="ce18" table:formula="of:=[.AT12]/[.AT11]" office:value-type="float" office:value="200">
            <text:p>200</text:p>
          </table:table-cell>
          <table:table-cell table:style-name="ce18" table:formula="of:=[.AU12]/[.AU11]" office:value-type="float" office:value="200">
            <text:p>200</text:p>
          </table:table-cell>
          <table:table-cell table:style-name="ce18" table:formula="of:=[.AV12]/[.AV11]" office:value-type="float" office:value="100">
            <text:p>100</text:p>
          </table:table-cell>
          <table:table-cell table:style-name="ce18" table:formula="of:=[.AW12]/[.AW11]" office:value-type="float" office:value="200">
            <text:p>200</text:p>
          </table:table-cell>
          <table:table-cell table:style-name="ce18" table:formula="of:=[.AX12]/[.AX11]" office:value-type="float" office:value="200">
            <text:p>200</text:p>
          </table:table-cell>
          <table:table-cell table:style-name="ce18" table:formula="of:=[.AY12]/[.AY11]" office:value-type="float" office:value="200">
            <text:p>200</text:p>
          </table:table-cell>
          <table:table-cell table:style-name="ce18" table:formula="of:=[.AZ12]/[.AZ11]" office:value-type="float" office:value="200">
            <text:p>200</text:p>
          </table:table-cell>
          <table:table-cell table:style-name="ce18" table:formula="of:=[.BA12]/[.BA11]" office:value-type="float" office:value="200">
            <text:p>200</text:p>
          </table:table-cell>
          <table:table-cell table:style-name="ce18" table:formula="of:=[.BB12]/[.BB11]" office:value-type="float" office:value="200">
            <text:p>200</text:p>
          </table:table-cell>
          <table:table-cell table:style-name="ce18" table:formula="of:=[.BC12]/[.BC11]" office:value-type="float" office:value="200">
            <text:p>200</text:p>
          </table:table-cell>
          <table:table-cell table:style-name="ce18" table:formula="of:=[.BD12]/[.BD11]" office:value-type="float" office:value="200">
            <text:p>200</text:p>
          </table:table-cell>
          <table:table-cell table:style-name="ce18" table:formula="of:=[.BE12]/[.BE11]" office:value-type="float" office:value="100">
            <text:p>100</text:p>
          </table:table-cell>
          <table:table-cell table:style-name="ce18" table:formula="of:=[.BF12]/[.BF11]" office:value-type="float" office:value="200">
            <text:p>200</text:p>
          </table:table-cell>
          <table:table-cell table:style-name="ce18" table:formula="of:=[.BG12]/[.BG11]" office:value-type="float" office:value="200">
            <text:p>200</text:p>
          </table:table-cell>
          <table:table-cell table:style-name="ce18" table:formula="of:=[.BH12]/[.BH11]" office:value-type="float" office:value="200">
            <text:p>200</text:p>
          </table:table-cell>
          <table:table-cell table:style-name="ce18" table:formula="of:=[.BI12]/[.BI11]" office:value-type="float" office:value="200">
            <text:p>200</text:p>
          </table:table-cell>
          <table:table-cell table:style-name="ce18" table:formula="of:=[.BJ12]/[.BJ11]" office:value-type="float" office:value="100">
            <text:p>100</text:p>
          </table:table-cell>
          <table:table-cell table:style-name="ce18" table:formula="of:=[.BK12]/[.BK11]" office:value-type="float" office:value="200">
            <text:p>200</text:p>
          </table:table-cell>
          <table:table-cell table:style-name="ce18" table:formula="of:=[.BL12]/[.BL11]" office:value-type="float" office:value="200">
            <text:p>200</text:p>
          </table:table-cell>
          <table:table-cell table:style-name="ce18" table:formula="of:=[.BM12]/[.BM11]" office:value-type="float" office:value="200">
            <text:p>200</text:p>
          </table:table-cell>
          <table:table-cell table:style-name="ce18" table:formula="of:=[.BN12]/[.BN11]" office:value-type="float" office:value="200">
            <text:p>200</text:p>
          </table:table-cell>
          <table:table-cell table:style-name="ce18" table:formula="of:=[.BO12]/[.BO11]" office:value-type="float" office:value="200">
            <text:p>200</text:p>
          </table:table-cell>
          <table:table-cell table:style-name="ce18" table:formula="of:=[.BP12]/[.BP11]" office:value-type="float" office:value="200">
            <text:p>200</text:p>
          </table:table-cell>
          <table:table-cell table:style-name="ce18" table:formula="of:=[.BQ12]/[.BQ11]" office:value-type="float" office:value="200">
            <text:p>200</text:p>
          </table:table-cell>
          <table:table-cell table:style-name="ce18" table:formula="of:=[.BR12]/[.BR11]" office:value-type="float" office:value="200">
            <text:p>200</text:p>
          </table:table-cell>
          <table:table-cell table:style-name="ce18" table:formula="of:=[.BS12]/[.BS11]" office:value-type="float" office:value="200">
            <text:p>200</text:p>
          </table:table-cell>
          <table:table-cell table:style-name="ce18" table:formula="of:=[.BT12]/[.BT11]" office:value-type="float" office:value="200">
            <text:p>200</text:p>
          </table:table-cell>
          <table:table-cell table:style-name="ce18" table:formula="of:=[.BU12]/[.BU11]" office:value-type="float" office:value="200">
            <text:p>200</text:p>
          </table:table-cell>
          <table:table-cell table:style-name="ce18" table:formula="of:=[.BV12]/[.BV11]" office:value-type="float" office:value="100">
            <text:p>100</text:p>
          </table:table-cell>
          <table:table-cell table:style-name="ce18" table:formula="of:=[.BW12]/[.BW11]" office:value-type="float" office:value="200">
            <text:p>200</text:p>
          </table:table-cell>
          <table:table-cell table:style-name="ce18" table:formula="of:=[.BX12]/[.BX11]" office:value-type="float" office:value="200">
            <text:p>200</text:p>
          </table:table-cell>
          <table:table-cell table:style-name="ce18" table:formula="of:=[.BY12]/[.BY11]" office:value-type="float" office:value="200">
            <text:p>200</text:p>
          </table:table-cell>
          <table:table-cell table:style-name="ce18" table:formula="of:=[.BZ12]/[.BZ11]" office:value-type="float" office:value="200">
            <text:p>200</text:p>
          </table:table-cell>
          <table:table-cell table:style-name="ce18" table:formula="of:=[.CA12]/[.CA11]" office:value-type="float" office:value="300">
            <text:p>300</text:p>
          </table:table-cell>
          <table:table-cell table:style-name="ce18" table:formula="of:=[.CB12]/[.CB11]" office:value-type="float" office:value="300">
            <text:p>300</text:p>
          </table:table-cell>
          <table:table-cell table:style-name="ce18" table:formula="of:=[.CC12]/[.CC11]" office:value-type="float" office:value="300">
            <text:p>300</text:p>
          </table:table-cell>
          <table:table-cell table:style-name="ce18" table:formula="of:=[.CD12]/[.CD11]" office:value-type="float" office:value="300">
            <text:p>300</text:p>
          </table:table-cell>
          <table:table-cell table:style-name="ce18" table:formula="of:=[.CE12]/[.CE11]" office:value-type="float" office:value="300">
            <text:p>300</text:p>
          </table:table-cell>
          <table:table-cell table:style-name="ce18" table:formula="of:=[.CF12]/[.CF11]" office:value-type="float" office:value="200">
            <text:p>200</text:p>
          </table:table-cell>
          <table:table-cell table:style-name="ce18" table:formula="of:=[.CG12]/[.CG11]" office:value-type="float" office:value="200">
            <text:p>200</text:p>
          </table:table-cell>
          <table:table-cell table:style-name="ce18" table:formula="of:=[.CH12]/[.CH11]" office:value-type="float" office:value="200">
            <text:p>200</text:p>
          </table:table-cell>
          <table:table-cell table:style-name="ce18" table:formula="of:=[.CI12]/[.CI11]" office:value-type="float" office:value="200">
            <text:p>200</text:p>
          </table:table-cell>
          <table:table-cell table:style-name="ce18" table:formula="of:=[.CJ12]/[.CJ11]" office:value-type="float" office:value="200">
            <text:p>200</text:p>
          </table:table-cell>
          <table:table-cell table:style-name="ce18" table:formula="of:=[.CK12]/[.CK11]" office:value-type="float" office:value="200">
            <text:p>200</text:p>
          </table:table-cell>
          <table:table-cell table:style-name="ce18" table:formula="of:=[.CL12]/[.CL11]" office:value-type="float" office:value="200">
            <text:p>200</text:p>
          </table:table-cell>
          <table:table-cell table:style-name="ce18" table:formula="of:=[.CM12]/[.CM11]" office:value-type="float" office:value="300">
            <text:p>300</text:p>
          </table:table-cell>
          <table:table-cell table:style-name="ce18" table:formula="of:=[.CN12]/[.CN11]" office:value-type="float" office:value="200">
            <text:p>200</text:p>
          </table:table-cell>
          <table:table-cell table:style-name="ce18" table:formula="of:=[.CO12]/[.CO11]" office:value-type="float" office:value="200">
            <text:p>200</text:p>
          </table:table-cell>
          <table:table-cell table:style-name="ce18" table:formula="of:=[.CP12]/[.CP11]" office:value-type="float" office:value="200">
            <text:p>200</text:p>
          </table:table-cell>
          <table:table-cell table:style-name="ce18" table:formula="of:=[.CQ12]/[.CQ11]" office:value-type="float" office:value="200">
            <text:p>200</text:p>
          </table:table-cell>
          <table:table-cell table:style-name="ce18" table:formula="of:=[.CR12]/[.CR11]" office:value-type="float" office:value="200">
            <text:p>200</text:p>
          </table:table-cell>
          <table:table-cell table:style-name="ce18" table:formula="of:=[.CS12]/[.CS11]" office:value-type="float" office:value="200">
            <text:p>200</text:p>
          </table:table-cell>
          <table:table-cell table:style-name="ce18" table:formula="of:=[.CT12]/[.CT11]" office:value-type="float" office:value="200">
            <text:p>200</text:p>
          </table:table-cell>
          <table:table-cell table:style-name="ce18" table:formula="of:=[.CU12]/[.CU11]" office:value-type="float" office:value="200">
            <text:p>200</text:p>
          </table:table-cell>
          <table:table-cell table:style-name="ce18" table:formula="of:=[.CV12]/[.CV11]" office:value-type="float" office:value="200">
            <text:p>200</text:p>
          </table:table-cell>
          <table:table-cell table:style-name="ce18" table:formula="of:=[.CW12]/[.CW11]" office:value-type="float" office:value="200">
            <text:p>200</text:p>
          </table:table-cell>
          <table:table-cell table:style-name="ce18" table:formula="of:=[.CX12]/[.CX11]" office:value-type="float" office:value="200">
            <text:p>200</text:p>
          </table:table-cell>
          <table:table-cell table:style-name="ce18" table:formula="of:=[.CY12]/[.CY11]" office:value-type="float" office:value="300">
            <text:p>300</text:p>
          </table:table-cell>
          <table:table-cell table:style-name="ce18" table:formula="of:=[.CZ12]/[.CZ11]" office:value-type="float" office:value="300">
            <text:p>300</text:p>
          </table:table-cell>
          <table:table-cell table:style-name="ce18" table:formula="of:=[.DA12]/[.DA11]" office:value-type="float" office:value="300">
            <text:p>300</text:p>
          </table:table-cell>
          <table:table-cell table:style-name="ce18" table:formula="of:=[.DB12]/[.DB11]" office:value-type="float" office:value="300">
            <text:p>300</text:p>
          </table:table-cell>
          <table:table-cell table:style-name="ce18" table:formula="of:=[.DC12]/[.DC11]" office:value-type="float" office:value="300">
            <text:p>300</text:p>
          </table:table-cell>
          <table:table-cell table:style-name="ce18" table:formula="of:=[.DD12]/[.DD11]" office:value-type="float" office:value="300">
            <text:p>300</text:p>
          </table:table-cell>
          <table:table-cell table:style-name="ce18" table:formula="of:=[.DE12]/[.DE11]" office:value-type="float" office:value="300">
            <text:p>300</text:p>
          </table:table-cell>
          <table:table-cell table:style-name="ce18" table:formula="of:=[.DF12]/[.DF11]" office:value-type="float" office:value="200">
            <text:p>200</text:p>
          </table:table-cell>
          <table:table-cell table:style-name="ce18" table:formula="of:=[.DG12]/[.DG11]" office:value-type="float" office:value="200">
            <text:p>200</text:p>
          </table:table-cell>
          <table:table-cell table:style-name="ce18" table:formula="of:=[.DH12]/[.DH11]" office:value-type="float" office:value="200">
            <text:p>200</text:p>
          </table:table-cell>
          <table:table-cell table:style-name="ce18" table:formula="of:=[.DI12]/[.DI11]" office:value-type="float" office:value="200">
            <text:p>200</text:p>
          </table:table-cell>
          <table:table-cell table:number-columns-repeated="911"/>
        </table:table-row>
        <table:table-row table:style-name="ro1">
          <table:table-cell table:number-columns-repeated="6"/>
          <table:table-cell table:style-name="ce14" table:number-columns-repeated="2"/>
          <table:table-cell table:number-columns-repeated="3"/>
          <table:table-cell table:style-name="ce14" table:number-columns-repeated="2"/>
          <table:table-cell table:number-columns-repeated="2"/>
          <table:table-cell table:style-name="ce14" table:number-columns-repeated="2"/>
          <table:table-cell table:number-columns-repeated="2"/>
          <table:table-cell table:style-name="ce14" table:number-columns-repeated="3"/>
          <table:table-cell/>
          <table:table-cell table:style-name="ce14" table:number-columns-repeated="3"/>
          <table:table-cell/>
          <table:table-cell table:style-name="ce14"/>
          <table:table-cell/>
          <table:table-cell table:style-name="ce14" table:number-columns-repeated="4"/>
          <table:table-cell/>
          <table:table-cell table:style-name="ce14"/>
          <table:table-cell table:number-columns-repeated="2"/>
          <table:table-cell table:style-name="ce14"/>
          <table:table-cell/>
          <table:table-cell table:style-name="ce14"/>
          <table:table-cell/>
          <table:table-cell table:style-name="ce14" table:number-columns-repeated="3"/>
          <table:table-cell table:number-columns-repeated="2"/>
          <table:table-cell table:style-name="ce14" table:number-columns-repeated="3"/>
          <table:table-cell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/>
          <table:table-cell table:style-name="ce14" table:number-columns-repeated="2"/>
          <table:table-cell/>
          <table:table-cell table:style-name="ce14"/>
          <table:table-cell table:number-columns-repeated="4"/>
          <table:table-cell table:style-name="ce14" table:number-columns-repeated="2"/>
          <table:table-cell/>
          <table:table-cell table:style-name="ce14"/>
          <table:table-cell/>
          <table:table-cell table:style-name="ce14"/>
          <table:table-cell table:number-columns-repeated="3"/>
          <table:table-cell table:style-name="ce14"/>
          <table:table-cell table:number-columns-repeated="3"/>
          <table:table-cell table:style-name="ce14"/>
          <table:table-cell/>
          <table:table-cell table:style-name="ce14"/>
          <table:table-cell table:number-columns-repeated="2"/>
          <table:table-cell table:style-name="ce14" table:number-columns-repeated="2"/>
          <table:table-cell/>
          <table:table-cell table:style-name="ce14"/>
          <table:table-cell table:number-columns-repeated="2"/>
          <table:table-cell table:style-name="ce14" table:number-columns-repeated="2"/>
          <table:table-cell table:number-columns-repeated="2"/>
          <table:table-cell table:style-name="ce14"/>
          <table:table-cell/>
          <table:table-cell table:style-name="ce14" table:number-columns-repeated="5"/>
          <table:table-cell/>
          <table:table-cell table:style-name="ce14"/>
          <table:table-cell/>
          <table:table-cell table:style-name="ce14" table:number-columns-repeated="4"/>
          <table:table-cell table:number-columns-repeated="2"/>
          <table:table-cell table:style-name="ce14" table:number-columns-repeated="3"/>
          <table:table-cell table:number-columns-repeated="911"/>
        </table:table-row>
        <table:table-row table:style-name="ro1">
          <table:table-cell office:value-type="string">
            <text:p>Cheater</text:p>
          </table:table-cell>
          <table:table-cell office:value-type="string">
            <text:p>n/a</text:p>
          </table:table-cell>
          <table:table-cell table:number-columns-repeated="111" office:value-type="float" office:value="90">
            <text:p>90</text:p>
          </table:table-cell>
          <table:table-cell table:number-columns-repeated="911"/>
        </table:table-row>
        <table:table-row table:style-name="ro1">
          <table:table-cell office:value-type="string">
            <text:p>Caution</text:p>
          </table:table-cell>
          <table:table-cell office:value-type="string">
            <text:p>n/a</text:p>
          </table:table-cell>
          <table:table-cell table:number-columns-repeated="111" office:value-type="float" office:value="100">
            <text:p>100</text:p>
          </table:table-cell>
          <table:table-cell table:number-columns-repeated="911"/>
        </table:table-row>
        <table:table-row table:style-name="ro1">
          <table:table-cell table:style-name="Default"/>
          <table:table-cell/>
          <table:table-cell table:style-name="ce28" table:number-columns-repeated="4"/>
          <table:table-cell table:number-columns-repeated="2"/>
          <table:table-cell table:style-name="ce28" table:number-columns-repeated="3"/>
          <table:table-cell table:number-columns-repeated="2"/>
          <table:table-cell table:style-name="ce28" table:number-columns-repeated="2"/>
          <table:table-cell table:number-columns-repeated="2"/>
          <table:table-cell table:style-name="ce28" table:number-columns-repeated="2"/>
          <table:table-cell table:number-columns-repeated="3"/>
          <table:table-cell table:style-name="ce28"/>
          <table:table-cell table:number-columns-repeated="3"/>
          <table:table-cell table:style-name="ce28"/>
          <table:table-cell/>
          <table:table-cell table:style-name="ce28"/>
          <table:table-cell table:number-columns-repeated="4"/>
          <table:table-cell table:style-name="ce28"/>
          <table:table-cell/>
          <table:table-cell table:style-name="ce28" table:number-columns-repeated="2"/>
          <table:table-cell/>
          <table:table-cell table:style-name="ce28"/>
          <table:table-cell/>
          <table:table-cell table:style-name="ce28"/>
          <table:table-cell table:number-columns-repeated="3"/>
          <table:table-cell table:style-name="ce28" table:number-columns-repeated="2"/>
          <table:table-cell table:number-columns-repeated="3"/>
          <table:table-cell table:style-name="ce28"/>
          <table:table-cell/>
          <table:table-cell table:style-name="ce28"/>
          <table:table-cell/>
          <table:table-cell table:style-name="ce28" table:number-columns-repeated="3"/>
          <table:table-cell/>
          <table:table-cell table:style-name="ce28"/>
          <table:table-cell table:number-columns-repeated="2"/>
          <table:table-cell table:style-name="ce28"/>
          <table:table-cell/>
          <table:table-cell table:style-name="ce28" table:number-columns-repeated="4"/>
          <table:table-cell table:number-columns-repeated="2"/>
          <table:table-cell table:style-name="ce28"/>
          <table:table-cell/>
          <table:table-cell table:style-name="ce28"/>
          <table:table-cell/>
          <table:table-cell table:style-name="ce28" table:number-columns-repeated="3"/>
          <table:table-cell/>
          <table:table-cell table:style-name="ce28" table:number-columns-repeated="3"/>
          <table:table-cell/>
          <table:table-cell table:style-name="ce28"/>
          <table:table-cell/>
          <table:table-cell table:style-name="ce28" table:number-columns-repeated="2"/>
          <table:table-cell table:number-columns-repeated="2"/>
          <table:table-cell table:style-name="ce28"/>
          <table:table-cell/>
          <table:table-cell table:style-name="ce28" table:number-columns-repeated="2"/>
          <table:table-cell table:number-columns-repeated="2"/>
          <table:table-cell table:style-name="ce28" table:number-columns-repeated="2"/>
          <table:table-cell/>
          <table:table-cell table:style-name="ce28"/>
          <table:table-cell table:number-columns-repeated="5"/>
          <table:table-cell table:style-name="ce28"/>
          <table:table-cell/>
          <table:table-cell table:style-name="ce28"/>
          <table:table-cell table:number-columns-repeated="4"/>
          <table:table-cell table:style-name="ce28" table:number-columns-repeated="2"/>
          <table:table-cell table:number-columns-repeated="914"/>
        </table:table-row>
        <table:table-row table:style-name="ro1">
          <table:table-cell office:value-type="string">
            <text:p>Result</text:p>
          </table:table-cell>
          <table:table-cell table:number-columns-repeated="5" office:value-type="string">
            <text:p>victory</text:p>
          </table:table-cell>
          <table:table-cell table:number-columns-repeated="2" office:value-type="string">
            <text:p>loss</text:p>
          </table:table-cell>
          <table:table-cell table:number-columns-repeated="3" office:value-type="string">
            <text:p>victory</text:p>
          </table:table-cell>
          <table:table-cell table:number-columns-repeated="2"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2"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3" office:value-type="string">
            <text:p>loss</text:p>
          </table:table-cell>
          <table:table-cell office:value-type="string">
            <text:p>victory</text:p>
          </table:table-cell>
          <table:table-cell table:number-columns-repeated="3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table:number-columns-repeated="4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2"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table:number-columns-repeated="3"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3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3"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table:number-columns-repeated="2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4" office:value-type="string">
            <text:p>victory</text:p>
          </table:table-cell>
          <table:table-cell table:number-columns-repeated="2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3" office:value-type="string">
            <text:p>victory</text:p>
          </table:table-cell>
          <table:table-cell office:value-type="string">
            <text:p>loss</text:p>
          </table:table-cell>
          <table:table-cell table:number-columns-repeated="3"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2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2" office:value-type="string">
            <text:p>loss</text:p>
          </table:table-cell>
          <table:table-cell table:number-columns-repeated="2"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table:number-columns-repeated="5" office:value-type="string">
            <text:p>loss</text:p>
          </table:table-cell>
          <table:table-cell office:value-type="string">
            <text:p>victory</text:p>
          </table:table-cell>
          <table:table-cell office:value-type="string">
            <text:p>loss</text:p>
          </table:table-cell>
          <table:table-cell office:value-type="string">
            <text:p>victory</text:p>
          </table:table-cell>
          <table:table-cell table:number-columns-repeated="4" office:value-type="string">
            <text:p>loss</text:p>
          </table:table-cell>
          <table:table-cell table:number-columns-repeated="2" office:value-type="string">
            <text:p>victory</text:p>
          </table:table-cell>
          <table:table-cell table:number-columns-repeated="3" office:value-type="string">
            <text:p>loss</text:p>
          </table:table-cell>
          <table:table-cell table:number-columns-repeated="911"/>
        </table:table-row>
        <table:table-row table:style-name="ro1">
          <table:table-cell office:value-type="string">
            <text:p>players</text:p>
          </table:table-cell>
          <table:table-cell office:value-type="string">
            <text:p>n/a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3"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911"/>
        </table:table-row>
        <table:table-row table:style-name="ro1">
          <table:table-cell office:value-type="string">
            <text:p>players hp sum</text:p>
          </table:table-cell>
          <table:table-cell office:value-type="string">
            <text:p>n/a</text:p>
          </table:table-cell>
          <table:table-cell office:value-type="float" office:value="485">
            <text:p>485</text:p>
          </table:table-cell>
          <table:table-cell office:value-type="float" office:value="512">
            <text:p>512</text:p>
          </table:table-cell>
          <table:table-cell office:value-type="float" office:value="374">
            <text:p>374</text:p>
          </table:table-cell>
          <table:table-cell office:value-type="float" office:value="371">
            <text:p>371</text:p>
          </table:table-cell>
          <table:table-cell table:number-columns-repeated="2" office:value-type="float" office:value="0">
            <text:p>0</text:p>
          </table:table-cell>
          <table:table-cell office:value-type="float" office:value="285">
            <text:p>285</text:p>
          </table:table-cell>
          <table:table-cell office:value-type="float" office:value="572">
            <text:p>572</text:p>
          </table:table-cell>
          <table:table-cell office:value-type="float" office:value="532">
            <text:p>532</text:p>
          </table:table-cell>
          <table:table-cell table:number-columns-repeated="2" office:value-type="float" office:value="0">
            <text:p>0</text:p>
          </table:table-cell>
          <table:table-cell office:value-type="float" office:value="230">
            <text:p>23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452">
            <text:p>452</text:p>
          </table:table-cell>
          <table:table-cell office:value-type="float" office:value="339">
            <text:p>339</text:p>
          </table:table-cell>
          <table:table-cell table:number-columns-repeated="3" office:value-type="float" office:value="0">
            <text:p>0</text:p>
          </table:table-cell>
          <table:table-cell office:value-type="float" office:value="383">
            <text:p>383</text:p>
          </table:table-cell>
          <table:table-cell table:number-columns-repeated="3" office:value-type="float" office:value="0">
            <text:p>0</text:p>
          </table:table-cell>
          <table:table-cell office:value-type="float" office:value="416">
            <text:p>416</text:p>
          </table:table-cell>
          <table:table-cell office:value-type="float" office:value="0">
            <text:p>0</text:p>
          </table:table-cell>
          <table:table-cell office:value-type="float" office:value="383">
            <text:p>383</text:p>
          </table:table-cell>
          <table:table-cell table:number-columns-repeated="4"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table:number-columns-repeated="3" office:value-type="float" office:value="0">
            <text:p>0</text:p>
          </table:table-cell>
          <table:table-cell office:value-type="float" office:value="156">
            <text:p>156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198">
            <text:p>198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167">
            <text:p>167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  <table:table-cell office:value-type="float" office:value="505">
            <text:p>505</text:p>
          </table:table-cell>
          <table:table-cell table:number-columns-repeated="2" office:value-type="float" office:value="0">
            <text:p>0</text:p>
          </table:table-cell>
          <table:table-cell office:value-type="float" office:value="585">
            <text:p>585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448">
            <text:p>448</text:p>
          </table:table-cell>
          <table:table-cell office:value-type="float" office:value="370">
            <text:p>370</text:p>
          </table:table-cell>
          <table:table-cell office:value-type="float" office:value="218">
            <text:p>218</text:p>
          </table:table-cell>
          <table:table-cell table:number-columns-repeated="2" office:value-type="float" office:value="0">
            <text:p>0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272">
            <text:p>272</text:p>
          </table:table-cell>
          <table:table-cell office:value-type="float" office:value="356">
            <text:p>356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272">
            <text:p>272</text:p>
          </table:table-cell>
          <table:table-cell office:value-type="float" office:value="978">
            <text:p>978</text:p>
          </table:table-cell>
          <table:table-cell office:value-type="float" office:value="0">
            <text:p>0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  <table:table-cell office:value-type="float" office:value="421">
            <text:p>421</text:p>
          </table:table-cell>
          <table:table-cell office:value-type="float" office:value="114">
            <text:p>114</text:p>
          </table:table-cell>
          <table:table-cell table:number-columns-repeated="2" office:value-type="float" office:value="0">
            <text:p>0</text:p>
          </table:table-cell>
          <table:table-cell office:value-type="float" office:value="340">
            <text:p>340</text:p>
          </table:table-cell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88">
            <text:p>188</text:p>
          </table:table-cell>
          <table:table-cell table:number-columns-repeated="2" office:value-type="float" office:value="0">
            <text:p>0</text:p>
          </table:table-cell>
          <table:table-cell office:value-type="float" office:value="435">
            <text:p>435</text:p>
          </table:table-cell>
          <table:table-cell office:value-type="float" office:value="166">
            <text:p>166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table:number-columns-repeated="5"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637">
            <text:p>637</text:p>
          </table:table-cell>
          <table:table-cell table:number-columns-repeated="4" office:value-type="float" office:value="0">
            <text:p>0</text:p>
          </table:table-cell>
          <table:table-cell office:value-type="float" office:value="758">
            <text:p>758</text:p>
          </table:table-cell>
          <table:table-cell office:value-type="float" office:value="52">
            <text:p>52</text:p>
          </table:table-cell>
          <table:table-cell table:number-columns-repeated="3" office:value-type="float" office:value="0">
            <text:p>0</text:p>
          </table:table-cell>
          <table:table-cell table:number-columns-repeated="911"/>
        </table:table-row>
        <table:table-row table:style-name="ro1">
          <table:table-cell office:value-type="string">
            <text:p>bots</text:p>
          </table:table-cell>
          <table:table-cell office:value-type="string">
            <text:p>n/a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4">
            <text:p>5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911"/>
        </table:table-row>
        <table:table-row table:style-name="ro1">
          <table:table-cell office:value-type="string">
            <text:p>bots hp sum</text:p>
          </table:table-cell>
          <table:table-cell office:value-type="string">
            <text:p>n/a</text:p>
          </table:table-cell>
          <table:table-cell table:number-columns-repeated="4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300">
            <text:p>300</text:p>
          </table:table-cell>
          <table:table-cell table:number-columns-repeated="3"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67">
            <text:p>167</text:p>
          </table:table-cell>
          <table:table-cell table:number-columns-repeated="2" office:value-type="float" office:value="0">
            <text:p>0</text:p>
          </table:table-cell>
          <table:table-cell office:value-type="float" office:value="805">
            <text:p>805</text:p>
          </table:table-cell>
          <table:table-cell office:value-type="float" office:value="32">
            <text:p>32</text:p>
          </table:table-cell>
          <table:table-cell table:number-columns-repeated="2"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155">
            <text:p>1155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office:value-type="float" office:value="600">
            <text:p>600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  <table:table-cell office:value-type="float" office:value="1194">
            <text:p>1194</text:p>
          </table:table-cell>
          <table:table-cell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200">
            <text:p>200</text:p>
          </table:table-cell>
          <table:table-cell office:value-type="float" office:value="55">
            <text:p>5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office:value-type="float" office:value="440">
            <text:p>44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682">
            <text:p>682</text:p>
          </table:table-cell>
          <table:table-cell office:value-type="float" office:value="470">
            <text:p>470</text:p>
          </table:table-cell>
          <table:table-cell table:number-columns-repeated="2" office:value-type="float" office:value="0">
            <text:p>0</text:p>
          </table:table-cell>
          <table:table-cell office:value-type="float" office:value="378">
            <text:p>378</text:p>
          </table:table-cell>
          <table:table-cell office:value-type="float" office:value="200">
            <text:p>200</text:p>
          </table:table-cell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table:number-columns-repeated="3"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  <table:table-cell office:value-type="float" office:value="1083">
            <text:p>1083</text:p>
          </table:table-cell>
          <table:table-cell table:number-columns-repeated="4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994">
            <text:p>994</text:p>
          </table:table-cell>
          <table:table-cell office:value-type="float" office:value="0">
            <text:p>0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table:number-columns-repeated="3" office:value-type="float" office:value="0">
            <text:p>0</text:p>
          </table:table-cell>
          <table:table-cell office:value-type="float" office:value="322">
            <text:p>322</text:p>
          </table:table-cell>
          <table:table-cell table:number-columns-repeated="3" office:value-type="float" office:value="0">
            <text:p>0</text:p>
          </table:table-cell>
          <table:table-cell office:value-type="float" office:value="1562">
            <text:p>1562</text:p>
          </table:table-cell>
          <table:table-cell office:value-type="float" office:value="0">
            <text:p>0</text:p>
          </table:table-cell>
          <table:table-cell office:value-type="float" office:value="1008">
            <text:p>1008</text:p>
          </table:table-cell>
          <table:table-cell table:number-columns-repeated="2" office:value-type="float" office:value="0">
            <text:p>0</text:p>
          </table:table-cell>
          <table:table-cell office:value-type="float" office:value="63">
            <text:p>63</text:p>
          </table:table-cell>
          <table:table-cell table:style-name="ce39" office:value-type="float" office:value="1300">
            <text:p>1300</text:p>
          </table:table-cell>
          <table:table-cell office:value-type="float" office:value="0">
            <text:p>0</text:p>
          </table:table-cell>
          <table:table-cell table:style-name="ce39" office:value-type="float" office:value="1689">
            <text:p>1689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39" office:value-type="float" office:value="2179">
            <text:p>2179</text:p>
          </table:table-cell>
          <table:table-cell table:number-columns-repeated="2" office:value-type="float" office:value="0">
            <text:p>0</text:p>
          </table:table-cell>
          <table:table-cell table:style-name="ce39"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ce39" office:value-type="float" office:value="1316">
            <text:p>1316</text:p>
          </table:table-cell>
          <table:table-cell office:value-type="float" office:value="954">
            <text:p>954</text:p>
          </table:table-cell>
          <table:table-cell table:style-name="ce39" office:value-type="float" office:value="758">
            <text:p>758</text:p>
          </table:table-cell>
          <table:table-cell table:style-name="ce39" office:value-type="float" office:value="6164">
            <text:p>6164</text:p>
          </table:table-cell>
          <table:table-cell table:style-name="ce39" office:value-type="float" office:value="982">
            <text:p>982</text:p>
          </table:table-cell>
          <table:table-cell office:value-type="float" office:value="0">
            <text:p>0</text:p>
          </table:table-cell>
          <table:table-cell table:style-name="ce39" office:value-type="float" office:value="1344">
            <text:p>1344</text:p>
          </table:table-cell>
          <table:table-cell office:value-type="float" office:value="0">
            <text:p>0</text:p>
          </table:table-cell>
          <table:table-cell table:style-name="ce39" office:value-type="float" office:value="1344">
            <text:p>1344</text:p>
          </table:table-cell>
          <table:table-cell table:style-name="ce39" office:value-type="float" office:value="1009">
            <text:p>1009</text:p>
          </table:table-cell>
          <table:table-cell table:style-name="ce39" office:value-type="float" office:value="1138">
            <text:p>1138</text:p>
          </table:table-cell>
          <table:table-cell table:style-name="ce39" office:value-type="float" office:value="1411">
            <text:p>1411</text:p>
          </table:table-cell>
          <table:table-cell table:number-columns-repeated="2" office:value-type="float" office:value="0">
            <text:p>0</text:p>
          </table:table-cell>
          <table:table-cell table:style-name="ce39" office:value-type="float" office:value="2510">
            <text:p>2510</text:p>
          </table:table-cell>
          <table:table-cell table:style-name="ce39" office:value-type="float" office:value="2174">
            <text:p>2174</text:p>
          </table:table-cell>
          <table:table-cell table:style-name="ce39" office:value-type="float" office:value="1195">
            <text:p>1195</text:p>
          </table:table-cell>
          <table:table-cell table:number-columns-repeated="911"/>
        </table:table-row>
        <table:table-row table:style-name="ro1">
          <table:table-cell office:value-type="string">
            <text:p>turns</text:p>
          </table:table-cell>
          <table:table-cell office:value-type="string">
            <text:p>n/a</text:p>
          </table:table-cell>
          <table:table-cell office:value-type="float" office:value="33">
            <text:p>33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float" office:value="51">
            <text:p>51</text:p>
          </table:table-cell>
          <table:table-cell office:value-type="float" office:value="21">
            <text:p>21</text:p>
          </table:table-cell>
          <table:table-cell table:number-columns-repeated="2" office:value-type="float" office:value="47">
            <text:p>47</text:p>
          </table:table-cell>
          <table:table-cell office:value-type="float" office:value="89">
            <text:p>89</text:p>
          </table:table-cell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 office:value-type="float" office:value="92">
            <text:p>92</text:p>
          </table:table-cell>
          <table:table-cell office:value-type="float" office:value="48">
            <text:p>48</text:p>
          </table:table-cell>
          <table:table-cell office:value-type="float" office:value="44">
            <text:p>4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65">
            <text:p>65</text:p>
          </table:table-cell>
          <table:table-cell office:value-type="float" office:value="19">
            <text:p>19</text:p>
          </table:table-cell>
          <table:table-cell office:value-type="float" office:value="81">
            <text:p>81</text:p>
          </table:table-cell>
          <table:table-cell office:value-type="float" office:value="109">
            <text:p>109</text:p>
          </table:table-cell>
          <table:table-cell office:value-type="float" office:value="82">
            <text:p>82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118">
            <text:p>118</text:p>
          </table:table-cell>
          <table:table-cell office:value-type="float" office:value="114">
            <text:p>114</text:p>
          </table:table-cell>
          <table:table-cell office:value-type="float" office:value="109">
            <text:p>109</text:p>
          </table:table-cell>
          <table:table-cell office:value-type="float" office:value="88">
            <text:p>88</text:p>
          </table:table-cell>
          <table:table-cell office:value-type="float" office:value="59">
            <text:p>59</text:p>
          </table:table-cell>
          <table:table-cell office:value-type="float" office:value="62">
            <text:p>62</text:p>
          </table:table-cell>
          <table:table-cell office:value-type="float" office:value="58">
            <text:p>58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  <table:table-cell office:value-type="float" office:value="29">
            <text:p>29</text:p>
          </table:table-cell>
          <table:table-cell office:value-type="float" office:value="45">
            <text:p>45</text:p>
          </table:table-cell>
          <table:table-cell office:value-type="float" office:value="123">
            <text:p>123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41">
            <text:p>41</text:p>
          </table:table-cell>
          <table:table-cell office:value-type="float" office:value="64">
            <text:p>64</text:p>
          </table:table-cell>
          <table:table-cell office:value-type="float" office:value="69">
            <text:p>69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16">
            <text:p>16</text:p>
          </table:table-cell>
          <table:table-cell office:value-type="float" office:value="34">
            <text:p>3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52">
            <text:p>52</text:p>
          </table:table-cell>
          <table:table-cell table:number-columns-repeated="2"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40">
            <text:p>40</text:p>
          </table:table-cell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table:number-columns-repeated="2" office:value-type="float" office:value="99">
            <text:p>99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  <table:table-cell office:value-type="float" office:value="107">
            <text:p>107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office:value-type="float" office:value="65">
            <text:p>65</text:p>
          </table:table-cell>
          <table:table-cell office:value-type="float" office:value="111">
            <text:p>111</text:p>
          </table:table-cell>
          <table:table-cell office:value-type="float" office:value="98">
            <text:p>98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53">
            <text:p>53</text:p>
          </table:table-cell>
          <table:table-cell office:value-type="float" office:value="72">
            <text:p>72</text:p>
          </table:table-cell>
          <table:table-cell office:value-type="float" office:value="117">
            <text:p>117</text:p>
          </table:table-cell>
          <table:table-cell office:value-type="float" office:value="35">
            <text:p>35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114">
            <text:p>114</text:p>
          </table:table-cell>
          <table:table-cell office:value-type="float" office:value="93">
            <text:p>93</text:p>
          </table:table-cell>
          <table:table-cell office:value-type="float" office:value="39">
            <text:p>39</text:p>
          </table:table-cell>
          <table:table-cell table:number-columns-repeated="2"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7">
            <text:p>37</text:p>
          </table:table-cell>
          <table:table-cell office:value-type="float" office:value="64">
            <text:p>64</text:p>
          </table:table-cell>
          <table:table-cell office:value-type="float" office:value="68">
            <text:p>68</text:p>
          </table:table-cell>
          <table:table-cell office:value-type="float" office:value="29">
            <text:p>29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36">
            <text:p>36</text:p>
          </table:table-cell>
          <table:table-cell table:number-columns-repeated="2" office:value-type="float" office:value="59">
            <text:p>59</text:p>
          </table:table-cell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911"/>
        </table:table-row>
        <table:table-row table:style-name="ro1">
          <table:table-cell table:style-name="Default"/>
          <table:table-cell/>
          <table:table-cell table:style-name="ce29" table:number-columns-repeated="111"/>
          <table:table-cell table:number-columns-repeated="911"/>
        </table:table-row>
        <table:table-row table:style-name="ro1">
          <table:table-cell table:style-name="ce5" office:value-type="string">
            <text:p>adjusted LOS</text:p>
          </table:table-cell>
          <table:table-cell table:style-name="ce19" office:value-type="string">
            <text:p>n/a</text:p>
          </table:table-cell>
          <table:table-cell table:style-name="ce30" table:formula="of:=IF([.C10]&gt;=25*3.1415*[.C9];[.C10];25*3.1415*[.C9])" office:value-type="float" office:value="49.478625">
            <text:p>49</text:p>
          </table:table-cell>
          <table:table-cell table:style-name="ce30" table:formula="of:=IF([.D10]&gt;=25*3.1415*[.D9];[.D10];25*3.1415*[.D9])" office:value-type="float" office:value="36.12725">
            <text:p>36</text:p>
          </table:table-cell>
          <table:table-cell table:style-name="ce30" table:formula="of:=IF([.E10]&gt;=25*3.1415*[.E9];[.E10];25*3.1415*[.E9])" office:value-type="float" office:value="30.629625">
            <text:p>31</text:p>
          </table:table-cell>
          <table:table-cell table:style-name="ce30" table:formula="of:=IF([.F10]&gt;=25*3.1415*[.F9];[.F10];25*3.1415*[.F9])" office:value-type="float" office:value="29.84425">
            <text:p>30</text:p>
          </table:table-cell>
          <table:table-cell table:style-name="ce30" table:formula="of:=IF([.G10]&gt;=25*3.1415*[.G9];[.G10];25*3.1415*[.G9])" office:value-type="float" office:value="36.12725">
            <text:p>36</text:p>
          </table:table-cell>
          <table:table-cell table:style-name="ce30" table:formula="of:=IF([.H10]&gt;=25*3.1415*[.H9];[.H10];25*3.1415*[.H9])" office:value-type="float" office:value="29.84425">
            <text:p>30</text:p>
          </table:table-cell>
          <table:table-cell table:style-name="ce30" table:formula="of:=IF([.I10]&gt;=25*3.1415*[.I9];[.I10];25*3.1415*[.I9])" office:value-type="float" office:value="51">
            <text:p>51</text:p>
          </table:table-cell>
          <table:table-cell table:style-name="ce30" table:formula="of:=IF([.J10]&gt;=25*3.1415*[.J9];[.J10];25*3.1415*[.J9])" office:value-type="float" office:value="48">
            <text:p>48</text:p>
          </table:table-cell>
          <table:table-cell table:style-name="ce30" table:formula="of:=IF([.K10]&gt;=25*3.1415*[.K9];[.K10];25*3.1415*[.K9])" office:value-type="float" office:value="25.917375">
            <text:p>26</text:p>
          </table:table-cell>
          <table:table-cell table:style-name="ce30" table:formula="of:=IF([.L10]&gt;=25*3.1415*[.L9];[.L10];25*3.1415*[.L9])" office:value-type="float" office:value="33.771125">
            <text:p>34</text:p>
          </table:table-cell>
          <table:table-cell table:style-name="ce30" table:formula="of:=IF([.M10]&gt;=25*3.1415*[.M9];[.M10];25*3.1415*[.M9])" office:value-type="float" office:value="25.132">
            <text:p>25</text:p>
          </table:table-cell>
          <table:table-cell table:style-name="ce30" table:formula="of:=IF([.N10]&gt;=25*3.1415*[.N9];[.N10];25*3.1415*[.N9])" office:value-type="float" office:value="37.698">
            <text:p>38</text:p>
          </table:table-cell>
          <table:table-cell table:style-name="ce30" table:formula="of:=IF([.O10]&gt;=25*3.1415*[.O9];[.O10];25*3.1415*[.O9])" office:value-type="float" office:value="29.84425">
            <text:p>30</text:p>
          </table:table-cell>
          <table:table-cell table:style-name="ce30" table:formula="of:=IF([.P10]&gt;=25*3.1415*[.P9];[.P10];25*3.1415*[.P9])" office:value-type="float" office:value="48.69325">
            <text:p>49</text:p>
          </table:table-cell>
          <table:table-cell table:style-name="ce30" table:formula="of:=IF([.Q10]&gt;=25*3.1415*[.Q9];[.Q10];25*3.1415*[.Q9])" office:value-type="float" office:value="25.917375">
            <text:p>26</text:p>
          </table:table-cell>
          <table:table-cell table:style-name="ce30" table:formula="of:=IF([.R10]&gt;=25*3.1415*[.R9];[.R10];25*3.1415*[.R9])" office:value-type="float" office:value="37.698">
            <text:p>38</text:p>
          </table:table-cell>
          <table:table-cell table:style-name="ce30" table:formula="of:=IF([.S10]&gt;=25*3.1415*[.S9];[.S10];25*3.1415*[.S9])" office:value-type="float" office:value="67">
            <text:p>67</text:p>
          </table:table-cell>
          <table:table-cell table:style-name="ce30" table:formula="of:=IF([.T10]&gt;=25*3.1415*[.T9];[.T10];25*3.1415*[.T9])" office:value-type="float" office:value="40">
            <text:p>40</text:p>
          </table:table-cell>
          <table:table-cell table:style-name="ce30" table:formula="of:=IF([.U10]&gt;=25*3.1415*[.U9];[.U10];25*3.1415*[.U9])" office:value-type="float" office:value="29.84425">
            <text:p>30</text:p>
          </table:table-cell>
          <table:table-cell table:style-name="ce30" table:formula="of:=IF([.V10]&gt;=25*3.1415*[.V9];[.V10];25*3.1415*[.V9])" office:value-type="float" office:value="58">
            <text:p>58</text:p>
          </table:table-cell>
          <table:table-cell table:style-name="ce30" table:formula="of:=IF([.W10]&gt;=25*3.1415*[.W9];[.W10];25*3.1415*[.W9])" office:value-type="float" office:value="35.341875">
            <text:p>35</text:p>
          </table:table-cell>
          <table:table-cell table:style-name="ce30" table:formula="of:=IF([.X10]&gt;=25*3.1415*[.X9];[.X10];25*3.1415*[.X9])" office:value-type="float" office:value="33.771125">
            <text:p>34</text:p>
          </table:table-cell>
          <table:table-cell table:style-name="ce30" table:formula="of:=IF([.Y10]&gt;=25*3.1415*[.Y9];[.Y10];25*3.1415*[.Y9])" office:value-type="float" office:value="41">
            <text:p>41</text:p>
          </table:table-cell>
          <table:table-cell table:style-name="ce30" table:formula="of:=IF([.Z10]&gt;=25*3.1415*[.Z9];[.Z10];25*3.1415*[.Z9])" office:value-type="float" office:value="39.26875">
            <text:p>39</text:p>
          </table:table-cell>
          <table:table-cell table:style-name="ce30" table:formula="of:=IF([.AA10]&gt;=25*3.1415*[.AA9];[.AA10];25*3.1415*[.AA9])" office:value-type="float" office:value="33.771125">
            <text:p>34</text:p>
          </table:table-cell>
          <table:table-cell table:style-name="ce30" table:formula="of:=IF([.AB10]&gt;=25*3.1415*[.AB9];[.AB10];25*3.1415*[.AB9])" office:value-type="float" office:value="24.346625">
            <text:p>24</text:p>
          </table:table-cell>
          <table:table-cell table:style-name="ce30" table:formula="of:=IF([.AC10]&gt;=25*3.1415*[.AC9];[.AC10];25*3.1415*[.AC9])" office:value-type="float" office:value="37">
            <text:p>37</text:p>
          </table:table-cell>
          <table:table-cell table:style-name="ce30" table:formula="of:=IF([.AD10]&gt;=25*3.1415*[.AD9];[.AD10];25*3.1415*[.AD9])" office:value-type="float" office:value="36.12725">
            <text:p>36</text:p>
          </table:table-cell>
          <table:table-cell table:style-name="ce30" table:formula="of:=IF([.AE10]&gt;=25*3.1415*[.AE9];[.AE10];25*3.1415*[.AE9])" office:value-type="float" office:value="34.5565">
            <text:p>35</text:p>
          </table:table-cell>
          <table:table-cell table:style-name="ce30" table:formula="of:=IF([.AF10]&gt;=25*3.1415*[.AF9];[.AF10];25*3.1415*[.AF9])" office:value-type="float" office:value="26.70275">
            <text:p>27</text:p>
          </table:table-cell>
          <table:table-cell table:style-name="ce30" table:formula="of:=IF([.AG10]&gt;=25*3.1415*[.AG9];[.AG10];25*3.1415*[.AG9])" office:value-type="float" office:value="34.5565">
            <text:p>35</text:p>
          </table:table-cell>
          <table:table-cell table:style-name="ce30" table:formula="of:=IF([.AH10]&gt;=25*3.1415*[.AH9];[.AH10];25*3.1415*[.AH9])" office:value-type="float" office:value="32.98575">
            <text:p>33</text:p>
          </table:table-cell>
          <table:table-cell table:style-name="ce30" table:formula="of:=IF([.AI10]&gt;=25*3.1415*[.AI9];[.AI10];25*3.1415*[.AI9])" office:value-type="float" office:value="40">
            <text:p>40</text:p>
          </table:table-cell>
          <table:table-cell table:style-name="ce30" table:formula="of:=IF([.AJ10]&gt;=25*3.1415*[.AJ9];[.AJ10];25*3.1415*[.AJ9])" office:value-type="float" office:value="46">
            <text:p>46</text:p>
          </table:table-cell>
          <table:table-cell table:style-name="ce30" table:formula="of:=IF([.AK10]&gt;=25*3.1415*[.AK9];[.AK10];25*3.1415*[.AK9])" office:value-type="float" office:value="42.41025">
            <text:p>42</text:p>
          </table:table-cell>
          <table:table-cell table:style-name="ce30" table:formula="of:=IF([.AL10]&gt;=25*3.1415*[.AL9];[.AL10];25*3.1415*[.AL9])" office:value-type="float" office:value="38">
            <text:p>38</text:p>
          </table:table-cell>
          <table:table-cell table:style-name="ce30" table:formula="of:=IF([.AM10]&gt;=25*3.1415*[.AM9];[.AM10];25*3.1415*[.AM9])" office:value-type="float" office:value="17">
            <text:p>17</text:p>
          </table:table-cell>
          <table:table-cell table:style-name="ce30" table:formula="of:=IF([.AN10]&gt;=25*3.1415*[.AN9];[.AN10];25*3.1415*[.AN9])" office:value-type="float" office:value="48.69325">
            <text:p>49</text:p>
          </table:table-cell>
          <table:table-cell table:style-name="ce30" table:formula="of:=IF([.AO10]&gt;=25*3.1415*[.AO9];[.AO10];25*3.1415*[.AO9])" office:value-type="float" office:value="50">
            <text:p>50</text:p>
          </table:table-cell>
          <table:table-cell table:style-name="ce30" table:formula="of:=IF([.AP10]&gt;=25*3.1415*[.AP9];[.AP10];25*3.1415*[.AP9])" office:value-type="float" office:value="36.12725">
            <text:p>36</text:p>
          </table:table-cell>
          <table:table-cell table:style-name="ce30" table:formula="of:=IF([.AQ10]&gt;=25*3.1415*[.AQ9];[.AQ10];25*3.1415*[.AQ9])" office:value-type="float" office:value="40.054125">
            <text:p>40</text:p>
          </table:table-cell>
          <table:table-cell table:style-name="ce30" table:formula="of:=IF([.AR10]&gt;=25*3.1415*[.AR9];[.AR10];25*3.1415*[.AR9])" office:value-type="float" office:value="37.698">
            <text:p>38</text:p>
          </table:table-cell>
          <table:table-cell table:style-name="ce30" table:formula="of:=IF([.AS10]&gt;=25*3.1415*[.AS9];[.AS10];25*3.1415*[.AS9])" office:value-type="float" office:value="33.771125">
            <text:p>34</text:p>
          </table:table-cell>
          <table:table-cell table:style-name="ce30" table:formula="of:=IF([.AT10]&gt;=25*3.1415*[.AT9];[.AT10];25*3.1415*[.AT9])" office:value-type="float" office:value="32.200375">
            <text:p>32</text:p>
          </table:table-cell>
          <table:table-cell table:style-name="ce30" table:formula="of:=IF([.AU10]&gt;=25*3.1415*[.AU9];[.AU10];25*3.1415*[.AU9])" office:value-type="float" office:value="35.341875">
            <text:p>35</text:p>
          </table:table-cell>
          <table:table-cell table:style-name="ce30" table:formula="of:=IF([.AV10]&gt;=25*3.1415*[.AV9];[.AV10];25*3.1415*[.AV9])" office:value-type="float" office:value="32.200375">
            <text:p>32</text:p>
          </table:table-cell>
          <table:table-cell table:style-name="ce30" table:formula="of:=IF([.AW10]&gt;=25*3.1415*[.AW9];[.AW10];25*3.1415*[.AW9])" office:value-type="float" office:value="31.415">
            <text:p>31</text:p>
          </table:table-cell>
          <table:table-cell table:style-name="ce30" table:formula="of:=IF([.AX10]&gt;=25*3.1415*[.AX9];[.AX10];25*3.1415*[.AX9])" office:value-type="float" office:value="44">
            <text:p>44</text:p>
          </table:table-cell>
          <table:table-cell table:style-name="ce30" table:formula="of:=IF([.AY10]&gt;=25*3.1415*[.AY9];[.AY10];25*3.1415*[.AY9])" office:value-type="float" office:value="31.415">
            <text:p>31</text:p>
          </table:table-cell>
          <table:table-cell table:style-name="ce30" table:formula="of:=IF([.AZ10]&gt;=25*3.1415*[.AZ9];[.AZ10];25*3.1415*[.AZ9])" office:value-type="float" office:value="57">
            <text:p>57</text:p>
          </table:table-cell>
          <table:table-cell table:style-name="ce30" table:formula="of:=IF([.BA10]&gt;=25*3.1415*[.BA9];[.BA10];25*3.1415*[.BA9])" office:value-type="float" office:value="37.698">
            <text:p>38</text:p>
          </table:table-cell>
          <table:table-cell table:style-name="ce30" table:formula="of:=IF([.BB10]&gt;=25*3.1415*[.BB9];[.BB10];25*3.1415*[.BB9])" office:value-type="float" office:value="32.200375">
            <text:p>32</text:p>
          </table:table-cell>
          <table:table-cell table:style-name="ce30" table:formula="of:=IF([.BC10]&gt;=25*3.1415*[.BC9];[.BC10];25*3.1415*[.BC9])" office:value-type="float" office:value="29.058875">
            <text:p>29</text:p>
          </table:table-cell>
          <table:table-cell table:style-name="ce30" table:formula="of:=IF([.BD10]&gt;=25*3.1415*[.BD9];[.BD10];25*3.1415*[.BD9])" office:value-type="float" office:value="49">
            <text:p>49</text:p>
          </table:table-cell>
          <table:table-cell table:style-name="ce30" table:formula="of:=IF([.BE10]&gt;=25*3.1415*[.BE9];[.BE10];25*3.1415*[.BE9])" office:value-type="float" office:value="26">
            <text:p>26</text:p>
          </table:table-cell>
          <table:table-cell table:style-name="ce30" table:formula="of:=IF([.BF10]&gt;=25*3.1415*[.BF9];[.BF10];25*3.1415*[.BF9])" office:value-type="float" office:value="29">
            <text:p>29</text:p>
          </table:table-cell>
          <table:table-cell table:style-name="ce30" table:formula="of:=IF([.BG10]&gt;=25*3.1415*[.BG9];[.BG10];25*3.1415*[.BG9])" office:value-type="float" office:value="61">
            <text:p>61</text:p>
          </table:table-cell>
          <table:table-cell table:style-name="ce30" table:formula="of:=IF([.BH10]&gt;=25*3.1415*[.BH9];[.BH10];25*3.1415*[.BH9])" office:value-type="float" office:value="59">
            <text:p>59</text:p>
          </table:table-cell>
          <table:table-cell table:style-name="ce30" table:formula="of:=IF([.BI10]&gt;=25*3.1415*[.BI9];[.BI10];25*3.1415*[.BI9])" office:value-type="float" office:value="36.912625">
            <text:p>37</text:p>
          </table:table-cell>
          <table:table-cell table:style-name="ce30" table:formula="of:=IF([.BJ10]&gt;=25*3.1415*[.BJ9];[.BJ10];25*3.1415*[.BJ9])" office:value-type="float" office:value="23.56125">
            <text:p>24</text:p>
          </table:table-cell>
          <table:table-cell table:style-name="ce30" table:formula="of:=IF([.BK10]&gt;=25*3.1415*[.BK9];[.BK10];25*3.1415*[.BK9])" office:value-type="float" office:value="29">
            <text:p>29</text:p>
          </table:table-cell>
          <table:table-cell table:style-name="ce30" table:formula="of:=IF([.BL10]&gt;=25*3.1415*[.BL9];[.BL10];25*3.1415*[.BL9])" office:value-type="float" office:value="44">
            <text:p>44</text:p>
          </table:table-cell>
          <table:table-cell table:style-name="ce30" table:formula="of:=IF([.BM10]&gt;=25*3.1415*[.BM9];[.BM10];25*3.1415*[.BM9])" office:value-type="float" office:value="35">
            <text:p>35</text:p>
          </table:table-cell>
          <table:table-cell table:style-name="ce30" table:formula="of:=IF([.BN10]&gt;=25*3.1415*[.BN9];[.BN10];25*3.1415*[.BN9])" office:value-type="float" office:value="49">
            <text:p>49</text:p>
          </table:table-cell>
          <table:table-cell table:style-name="ce30" table:formula="of:=IF([.BO10]&gt;=25*3.1415*[.BO9];[.BO10];25*3.1415*[.BO9])" office:value-type="float" office:value="116">
            <text:p>116</text:p>
          </table:table-cell>
          <table:table-cell table:style-name="ce30" table:formula="of:=IF([.BP10]&gt;=25*3.1415*[.BP9];[.BP10];25*3.1415*[.BP9])" office:value-type="float" office:value="43">
            <text:p>43</text:p>
          </table:table-cell>
          <table:table-cell table:style-name="ce30" table:formula="of:=IF([.BQ10]&gt;=25*3.1415*[.BQ9];[.BQ10];25*3.1415*[.BQ9])" office:value-type="float" office:value="68">
            <text:p>68</text:p>
          </table:table-cell>
          <table:table-cell table:style-name="ce30" table:formula="of:=IF([.BR10]&gt;=25*3.1415*[.BR9];[.BR10];25*3.1415*[.BR9])" office:value-type="float" office:value="58">
            <text:p>58</text:p>
          </table:table-cell>
          <table:table-cell table:style-name="ce30" table:formula="of:=IF([.BS10]&gt;=25*3.1415*[.BS9];[.BS10];25*3.1415*[.BS9])" office:value-type="float" office:value="63">
            <text:p>63</text:p>
          </table:table-cell>
          <table:table-cell table:style-name="ce30" table:formula="of:=IF([.BT10]&gt;=25*3.1415*[.BT9];[.BT10];25*3.1415*[.BT9])" office:value-type="float" office:value="58">
            <text:p>58</text:p>
          </table:table-cell>
          <table:table-cell table:style-name="ce30" table:formula="of:=IF([.BU10]&gt;=25*3.1415*[.BU9];[.BU10];25*3.1415*[.BU9])" office:value-type="float" office:value="166">
            <text:p>166</text:p>
          </table:table-cell>
          <table:table-cell table:style-name="ce30" table:formula="of:=IF([.BV10]&gt;=25*3.1415*[.BV9];[.BV10];25*3.1415*[.BV9])" office:value-type="float" office:value="144">
            <text:p>144</text:p>
          </table:table-cell>
          <table:table-cell table:style-name="ce30" table:formula="of:=IF([.BW10]&gt;=25*3.1415*[.BW9];[.BW10];25*3.1415*[.BW9])" office:value-type="float" office:value="59">
            <text:p>59</text:p>
          </table:table-cell>
          <table:table-cell table:style-name="ce30" table:formula="of:=IF([.BX10]&gt;=25*3.1415*[.BX9];[.BX10];25*3.1415*[.BX9])" office:value-type="float" office:value="38">
            <text:p>38</text:p>
          </table:table-cell>
          <table:table-cell table:style-name="ce30" table:formula="of:=IF([.BY10]&gt;=25*3.1415*[.BY9];[.BY10];25*3.1415*[.BY9])" office:value-type="float" office:value="39.26875">
            <text:p>39</text:p>
          </table:table-cell>
          <table:table-cell table:style-name="ce30" table:formula="of:=IF([.BZ10]&gt;=25*3.1415*[.BZ9];[.BZ10];25*3.1415*[.BZ9])" office:value-type="float" office:value="39.26875">
            <text:p>39</text:p>
          </table:table-cell>
          <table:table-cell table:style-name="ce30" table:formula="of:=IF([.CA10]&gt;=25*3.1415*[.CA9];[.CA10];25*3.1415*[.CA9])" office:value-type="float" office:value="68">
            <text:p>68</text:p>
          </table:table-cell>
          <table:table-cell table:style-name="ce30" table:formula="of:=IF([.CB10]&gt;=25*3.1415*[.CB9];[.CB10];25*3.1415*[.CB9])" office:value-type="float" office:value="18">
            <text:p>18</text:p>
          </table:table-cell>
          <table:table-cell table:style-name="ce30" table:formula="of:=IF([.CC10]&gt;=25*3.1415*[.CC9];[.CC10];25*3.1415*[.CC9])" office:value-type="float" office:value="66">
            <text:p>66</text:p>
          </table:table-cell>
          <table:table-cell table:style-name="ce30" table:formula="of:=IF([.CD10]&gt;=25*3.1415*[.CD9];[.CD10];25*3.1415*[.CD9])" office:value-type="float" office:value="34.5565">
            <text:p>35</text:p>
          </table:table-cell>
          <table:table-cell table:style-name="ce30" table:formula="of:=IF([.CE10]&gt;=25*3.1415*[.CE9];[.CE10];25*3.1415*[.CE9])" office:value-type="float" office:value="156">
            <text:p>156</text:p>
          </table:table-cell>
          <table:table-cell table:style-name="ce30" table:formula="of:=IF([.CF10]&gt;=25*3.1415*[.CF9];[.CF10];25*3.1415*[.CF9])" office:value-type="float" office:value="48.69325">
            <text:p>49</text:p>
          </table:table-cell>
          <table:table-cell table:style-name="ce30" table:formula="of:=IF([.CG10]&gt;=25*3.1415*[.CG9];[.CG10];25*3.1415*[.CG9])" office:value-type="float" office:value="30.629625">
            <text:p>31</text:p>
          </table:table-cell>
          <table:table-cell table:style-name="ce30" table:formula="of:=IF([.CH10]&gt;=25*3.1415*[.CH9];[.CH10];25*3.1415*[.CH9])" office:value-type="float" office:value="38.483375">
            <text:p>38</text:p>
          </table:table-cell>
          <table:table-cell table:style-name="ce30" table:formula="of:=IF([.CI10]&gt;=25*3.1415*[.CI9];[.CI10];25*3.1415*[.CI9])" office:value-type="float" office:value="49">
            <text:p>49</text:p>
          </table:table-cell>
          <table:table-cell table:style-name="ce30" table:formula="of:=IF([.CJ10]&gt;=25*3.1415*[.CJ9];[.CJ10];25*3.1415*[.CJ9])" office:value-type="float" office:value="43.195625">
            <text:p>43</text:p>
          </table:table-cell>
          <table:table-cell table:style-name="ce30" table:formula="of:=IF([.CK10]&gt;=25*3.1415*[.CK9];[.CK10];25*3.1415*[.CK9])" office:value-type="float" office:value="33.771125">
            <text:p>34</text:p>
          </table:table-cell>
          <table:table-cell table:style-name="ce30" table:formula="of:=IF([.CL10]&gt;=25*3.1415*[.CL9];[.CL10];25*3.1415*[.CL9])" office:value-type="float" office:value="37">
            <text:p>37</text:p>
          </table:table-cell>
          <table:table-cell table:style-name="ce30" table:formula="of:=IF([.CM10]&gt;=25*3.1415*[.CM9];[.CM10];25*3.1415*[.CM9])" office:value-type="float" office:value="61">
            <text:p>61</text:p>
          </table:table-cell>
          <table:table-cell table:style-name="ce30" table:formula="of:=IF([.CN10]&gt;=25*3.1415*[.CN9];[.CN10];25*3.1415*[.CN9])" office:value-type="float" office:value="31.415">
            <text:p>31</text:p>
          </table:table-cell>
          <table:table-cell table:style-name="ce30" table:formula="of:=IF([.CO10]&gt;=25*3.1415*[.CO9];[.CO10];25*3.1415*[.CO9])" office:value-type="float" office:value="36.912625">
            <text:p>37</text:p>
          </table:table-cell>
          <table:table-cell table:style-name="ce30" table:formula="of:=IF([.CP10]&gt;=25*3.1415*[.CP9];[.CP10];25*3.1415*[.CP9])" office:value-type="float" office:value="79">
            <text:p>79</text:p>
          </table:table-cell>
          <table:table-cell table:style-name="ce30" table:formula="of:=IF([.CQ10]&gt;=25*3.1415*[.CQ9];[.CQ10];25*3.1415*[.CQ9])" office:value-type="float" office:value="36">
            <text:p>36</text:p>
          </table:table-cell>
          <table:table-cell table:style-name="ce30" table:formula="of:=IF([.CR10]&gt;=25*3.1415*[.CR9];[.CR10];25*3.1415*[.CR9])" office:value-type="float" office:value="58">
            <text:p>58</text:p>
          </table:table-cell>
          <table:table-cell table:style-name="ce30" table:formula="of:=IF([.CS10]&gt;=25*3.1415*[.CS9];[.CS10];25*3.1415*[.CS9])" office:value-type="float" office:value="42.41025">
            <text:p>42</text:p>
          </table:table-cell>
          <table:table-cell table:style-name="ce30" table:formula="of:=IF([.CT10]&gt;=25*3.1415*[.CT9];[.CT10];25*3.1415*[.CT9])" office:value-type="float" office:value="39">
            <text:p>39</text:p>
          </table:table-cell>
          <table:table-cell table:style-name="ce30" table:formula="of:=IF([.CU10]&gt;=25*3.1415*[.CU9];[.CU10];25*3.1415*[.CU9])" office:value-type="float" office:value="57">
            <text:p>57</text:p>
          </table:table-cell>
          <table:table-cell table:style-name="ce30" table:formula="of:=IF([.CV10]&gt;=25*3.1415*[.CV9];[.CV10];25*3.1415*[.CV9])" office:value-type="float" office:value="45">
            <text:p>45</text:p>
          </table:table-cell>
          <table:table-cell table:style-name="ce30" table:formula="of:=IF([.CW10]&gt;=25*3.1415*[.CW9];[.CW10];25*3.1415*[.CW9])" office:value-type="float" office:value="34.5565">
            <text:p>35</text:p>
          </table:table-cell>
          <table:table-cell table:style-name="ce30" table:formula="of:=IF([.CX10]&gt;=25*3.1415*[.CX9];[.CX10];25*3.1415*[.CX9])" office:value-type="float" office:value="103">
            <text:p>103</text:p>
          </table:table-cell>
          <table:table-cell table:style-name="ce30" table:formula="of:=IF([.CY10]&gt;=25*3.1415*[.CY9];[.CY10];25*3.1415*[.CY9])" office:value-type="float" office:value="30.629625">
            <text:p>31</text:p>
          </table:table-cell>
          <table:table-cell table:style-name="ce30" table:formula="of:=IF([.CZ10]&gt;=25*3.1415*[.CZ9];[.CZ10];25*3.1415*[.CZ9])" office:value-type="float" office:value="73">
            <text:p>73</text:p>
          </table:table-cell>
          <table:table-cell table:style-name="ce30" table:formula="of:=IF([.DA10]&gt;=25*3.1415*[.DA9];[.DA10];25*3.1415*[.DA9])" office:value-type="float" office:value="45">
            <text:p>45</text:p>
          </table:table-cell>
          <table:table-cell table:style-name="ce30" table:formula="of:=IF([.DB10]&gt;=25*3.1415*[.DB9];[.DB10];25*3.1415*[.DB9])" office:value-type="float" office:value="55">
            <text:p>55</text:p>
          </table:table-cell>
          <table:table-cell table:style-name="ce30" table:formula="of:=IF([.DC10]&gt;=25*3.1415*[.DC9];[.DC10];25*3.1415*[.DC9])" office:value-type="float" office:value="33">
            <text:p>33</text:p>
          </table:table-cell>
          <table:table-cell table:style-name="ce30" table:formula="of:=IF([.DD10]&gt;=25*3.1415*[.DD9];[.DD10];25*3.1415*[.DD9])" office:value-type="float" office:value="35">
            <text:p>35</text:p>
          </table:table-cell>
          <table:table-cell table:style-name="ce30" table:formula="of:=IF([.DE10]&gt;=25*3.1415*[.DE9];[.DE10];25*3.1415*[.DE9])" office:value-type="float" office:value="67">
            <text:p>67</text:p>
          </table:table-cell>
          <table:table-cell table:style-name="ce30" table:formula="of:=IF([.DF10]&gt;=25*3.1415*[.DF9];[.DF10];25*3.1415*[.DF9])" office:value-type="float" office:value="37">
            <text:p>37</text:p>
          </table:table-cell>
          <table:table-cell table:style-name="ce30" table:formula="of:=IF([.DG10]&gt;=25*3.1415*[.DG9];[.DG10];25*3.1415*[.DG9])" office:value-type="float" office:value="32.98575">
            <text:p>33</text:p>
          </table:table-cell>
          <table:table-cell table:style-name="ce30" table:formula="of:=IF([.DH10]&gt;=25*3.1415*[.DH9];[.DH10];25*3.1415*[.DH9])" office:value-type="float" office:value="36">
            <text:p>36</text:p>
          </table:table-cell>
          <table:table-cell table:style-name="ce30" table:formula="of:=IF([.DI10]&gt;=25*3.1415*[.DI9];[.DI10];25*3.1415*[.DI9])" office:value-type="float" office:value="24.346625">
            <text:p>24</text:p>
          </table:table-cell>
          <table:table-cell table:number-columns-repeated="911"/>
        </table:table-row>
        <table:table-row table:style-name="ro1">
          <table:table-cell table:style-name="ce6" office:value-type="string">
            <text:p>Bots together</text:p>
          </table:table-cell>
          <table:table-cell table:style-name="ce20" office:value-type="string">
            <text:p>n/a</text:p>
          </table:table-cell>
          <table:table-cell table:style-name="ce31" table:formula="of:=IF([.C13]*[.C28]/([.C5]*[.C9])&lt;1;1;[.C13]*[.C28]/([.C5]*[.C9]))" office:value-type="float" office:value="1.35409482758621">
            <text:p>1,4</text:p>
          </table:table-cell>
          <table:table-cell table:style-name="ce31" table:formula="of:=IF([.D13]*[.D28]/([.D5]*[.D9])&lt;1;1;[.D13]*[.D28]/([.D5]*[.D9]))" office:value-type="float" office:value="1">
            <text:p>1,0</text:p>
          </table:table-cell>
          <table:table-cell table:style-name="ce31" table:formula="of:=IF([.E13]*[.E28]/([.E5]*[.E9])&lt;1;1;[.E13]*[.E28]/([.E5]*[.E9]))" office:value-type="float" office:value="1.60280612244898">
            <text:p>1,6</text:p>
          </table:table-cell>
          <table:table-cell table:style-name="ce31" table:formula="of:=IF([.F13]*[.F28]/([.F5]*[.F9])&lt;1;1;[.F13]*[.F28]/([.F5]*[.F9]))" office:value-type="float" office:value="1.50263073979592">
            <text:p>1,5</text:p>
          </table:table-cell>
          <table:table-cell table:style-name="ce31" table:formula="of:=IF([.G13]*[.G28]/([.G5]*[.G9])&lt;1;1;[.G13]*[.G28]/([.G5]*[.G9]))" office:value-type="float" office:value="1">
            <text:p>1,0</text:p>
          </table:table-cell>
          <table:table-cell table:style-name="ce31" table:formula="of:=IF([.H13]*[.H28]/([.H5]*[.H9])&lt;1;1;[.H13]*[.H28]/([.H5]*[.H9]))" office:value-type="float" office:value="1.08178374655647">
            <text:p>1,1</text:p>
          </table:table-cell>
          <table:table-cell table:style-name="ce31" table:formula="of:=IF([.I13]*[.I28]/([.I5]*[.I9])&lt;1;1;[.I13]*[.I28]/([.I5]*[.I9]))" office:value-type="float" office:value="1">
            <text:p>1,0</text:p>
          </table:table-cell>
          <table:table-cell table:style-name="ce31" table:formula="of:=IF([.J13]*[.J28]/([.J5]*[.J9])&lt;1;1;[.J13]*[.J28]/([.J5]*[.J9]))" office:value-type="float" office:value="1">
            <text:p>1,0</text:p>
          </table:table-cell>
          <table:table-cell table:style-name="ce31" table:formula="of:=IF([.K13]*[.K28]/([.K5]*[.K9])&lt;1;1;[.K13]*[.K28]/([.K5]*[.K9]))" office:value-type="float" office:value="1.45439814814815">
            <text:p>1,5</text:p>
          </table:table-cell>
          <table:table-cell table:style-name="ce31" table:formula="of:=IF([.L13]*[.L28]/([.L5]*[.L9])&lt;1;1;[.L13]*[.L28]/([.L5]*[.L9]))" office:value-type="float" office:value="1.45439814814815">
            <text:p>1,5</text:p>
          </table:table-cell>
          <table:table-cell table:style-name="ce31" table:formula="of:=IF([.M13]*[.M28]/([.M5]*[.M9])&lt;1;1;[.M13]*[.M28]/([.M5]*[.M9]))" office:value-type="float" office:value="1.2185497997998">
            <text:p>1,2</text:p>
          </table:table-cell>
          <table:table-cell table:style-name="ce31" table:formula="of:=IF([.N13]*[.N28]/([.N5]*[.N9])&lt;1;1;[.N13]*[.N28]/([.N5]*[.N9]))" office:value-type="float" office:value="1.22602157943067">
            <text:p>1,2</text:p>
          </table:table-cell>
          <table:table-cell table:style-name="ce31" table:formula="of:=IF([.O13]*[.O28]/([.O5]*[.O9])&lt;1;1;[.O13]*[.O28]/([.O5]*[.O9]))" office:value-type="float" office:value="1.3022799744898">
            <text:p>1,3</text:p>
          </table:table-cell>
          <table:table-cell table:style-name="ce31" table:formula="of:=IF([.P13]*[.P28]/([.P5]*[.P9])&lt;1;1;[.P13]*[.P28]/([.P5]*[.P9]))" office:value-type="float" office:value="2.10368303571429">
            <text:p>2,1</text:p>
          </table:table-cell>
          <table:table-cell table:style-name="ce31" table:formula="of:=IF([.Q13]*[.Q28]/([.Q5]*[.Q9])&lt;1;1;[.Q13]*[.Q28]/([.Q5]*[.Q9]))" office:value-type="float" office:value="1.36349826388889">
            <text:p>1,4</text:p>
          </table:table-cell>
          <table:table-cell table:style-name="ce31" table:formula="of:=IF([.R13]*[.R28]/([.R5]*[.R9])&lt;1;1;[.R13]*[.R28]/([.R5]*[.R9]))" office:value-type="float" office:value="1.08777700831025">
            <text:p>1,1</text:p>
          </table:table-cell>
          <table:table-cell table:style-name="ce31" table:formula="of:=IF([.S13]*[.S28]/([.S5]*[.S9])&lt;1;1;[.S13]*[.S28]/([.S5]*[.S9]))" office:value-type="float" office:value="1.02991174768519">
            <text:p>1,0</text:p>
          </table:table-cell>
          <table:table-cell table:style-name="ce31" table:formula="of:=IF([.T13]*[.T28]/([.T5]*[.T9])&lt;1;1;[.T13]*[.T28]/([.T5]*[.T9]))" office:value-type="float" office:value="2.38095238095238">
            <text:p>2,4</text:p>
          </table:table-cell>
          <table:table-cell table:style-name="ce31" table:formula="of:=IF([.U13]*[.U28]/([.U5]*[.U9])&lt;1;1;[.U13]*[.U28]/([.U5]*[.U9]))" office:value-type="float" office:value="1">
            <text:p>1,0</text:p>
          </table:table-cell>
          <table:table-cell table:style-name="ce31" table:formula="of:=IF([.V13]*[.V28]/([.V5]*[.V9])&lt;1;1;[.V13]*[.V28]/([.V5]*[.V9]))" office:value-type="float" office:value="1.39352139747866">
            <text:p>1,4</text:p>
          </table:table-cell>
          <table:table-cell table:style-name="ce31" table:formula="of:=IF([.W13]*[.W28]/([.W5]*[.W9])&lt;1;1;[.W13]*[.W28]/([.W5]*[.W9]))" office:value-type="float" office:value="2.42399691358025">
            <text:p>2,4</text:p>
          </table:table-cell>
          <table:table-cell table:style-name="ce31" table:formula="of:=IF([.X13]*[.X28]/([.X5]*[.X9])&lt;1;1;[.X13]*[.X28]/([.X5]*[.X9]))" office:value-type="float" office:value="1.10192920918367">
            <text:p>1,1</text:p>
          </table:table-cell>
          <table:table-cell table:style-name="ce31" table:formula="of:=IF([.Y13]*[.Y28]/([.Y5]*[.Y9])&lt;1;1;[.Y13]*[.Y28]/([.Y5]*[.Y9]))" office:value-type="float" office:value="1">
            <text:p>1,0</text:p>
          </table:table-cell>
          <table:table-cell table:style-name="ce31" table:formula="of:=IF([.Z13]*[.Z28]/([.Z5]*[.Z9])&lt;1;1;[.Z13]*[.Z28]/([.Z5]*[.Z9]))" office:value-type="float" office:value="2.00350765306122">
            <text:p>2,0</text:p>
          </table:table-cell>
          <table:table-cell table:style-name="ce31" table:formula="of:=IF([.AA13]*[.AA28]/([.AA5]*[.AA9])&lt;1;1;[.AA13]*[.AA28]/([.AA5]*[.AA9]))" office:value-type="float" office:value="2.00350765306122">
            <text:p>2,0</text:p>
          </table:table-cell>
          <table:table-cell table:style-name="ce31" table:formula="of:=IF([.AB13]*[.AB28]/([.AB5]*[.AB9])&lt;1;1;[.AB13]*[.AB28]/([.AB5]*[.AB9]))" office:value-type="float" office:value="1.19655470914127">
            <text:p>1,2</text:p>
          </table:table-cell>
          <table:table-cell table:style-name="ce31" table:formula="of:=IF([.AC13]*[.AC28]/([.AC5]*[.AC9])&lt;1;1;[.AC13]*[.AC28]/([.AC5]*[.AC9]))" office:value-type="float" office:value="2.67270816916207">
            <text:p>2,7</text:p>
          </table:table-cell>
          <table:table-cell table:style-name="ce31" table:formula="of:=IF([.AD13]*[.AD28]/([.AD5]*[.AD9])&lt;1;1;[.AD13]*[.AD28]/([.AD5]*[.AD9]))" office:value-type="float" office:value="1.22602157943067">
            <text:p>1,2</text:p>
          </table:table-cell>
          <table:table-cell table:style-name="ce31" table:formula="of:=IF([.AE13]*[.AE28]/([.AE5]*[.AE9])&lt;1;1;[.AE13]*[.AE28]/([.AE5]*[.AE9]))" office:value-type="float" office:value="1.37025941230487">
            <text:p>1,4</text:p>
          </table:table-cell>
          <table:table-cell table:style-name="ce31" table:formula="of:=IF([.AF13]*[.AF28]/([.AF5]*[.AF9])&lt;1;1;[.AF13]*[.AF28]/([.AF5]*[.AF9]))" office:value-type="float" office:value="1.22602157943067">
            <text:p>1,2</text:p>
          </table:table-cell>
          <table:table-cell table:style-name="ce31" table:formula="of:=IF([.AG13]*[.AG28]/([.AG5]*[.AG9])&lt;1;1;[.AG13]*[.AG28]/([.AG5]*[.AG9]))" office:value-type="float" office:value="1.22602157943067">
            <text:p>1,2</text:p>
          </table:table-cell>
          <table:table-cell table:style-name="ce31" table:formula="of:=IF([.AH13]*[.AH28]/([.AH5]*[.AH9])&lt;1;1;[.AH13]*[.AH28]/([.AH5]*[.AH9]))" office:value-type="float" office:value="1.22602157943067">
            <text:p>1,2</text:p>
          </table:table-cell>
          <table:table-cell table:style-name="ce31" table:formula="of:=IF([.AI13]*[.AI28]/([.AI5]*[.AI9])&lt;1;1;[.AI13]*[.AI28]/([.AI5]*[.AI9]))" office:value-type="float" office:value="1">
            <text:p>1,0</text:p>
          </table:table-cell>
          <table:table-cell table:style-name="ce31" table:formula="of:=IF([.AJ13]*[.AJ28]/([.AJ5]*[.AJ9])&lt;1;1;[.AJ13]*[.AJ28]/([.AJ5]*[.AJ9]))" office:value-type="float" office:value="1.54974919517856">
            <text:p>1,5</text:p>
          </table:table-cell>
          <table:table-cell table:style-name="ce31" table:formula="of:=IF([.AK13]*[.AK28]/([.AK5]*[.AK9])&lt;1;1;[.AK13]*[.AK28]/([.AK5]*[.AK9]))" office:value-type="float" office:value="1.83713450292398">
            <text:p>1,8</text:p>
          </table:table-cell>
          <table:table-cell table:style-name="ce31" table:formula="of:=IF([.AL13]*[.AL28]/([.AL5]*[.AL9])&lt;1;1;[.AL13]*[.AL28]/([.AL5]*[.AL9]))" office:value-type="float" office:value="1">
            <text:p>1,0</text:p>
          </table:table-cell>
          <table:table-cell table:style-name="ce31" table:formula="of:=IF([.AM13]*[.AM28]/([.AM5]*[.AM9])&lt;1;1;[.AM13]*[.AM28]/([.AM5]*[.AM9]))" office:value-type="float" office:value="1">
            <text:p>1,0</text:p>
          </table:table-cell>
          <table:table-cell table:style-name="ce31" table:formula="of:=IF([.AN13]*[.AN28]/([.AN5]*[.AN9])&lt;1;1;[.AN13]*[.AN28]/([.AN5]*[.AN9]))" office:value-type="float" office:value="1">
            <text:p>1,0</text:p>
          </table:table-cell>
          <table:table-cell table:style-name="ce31" table:formula="of:=IF([.AO13]*[.AO28]/([.AO5]*[.AO9])&lt;1;1;[.AO13]*[.AO28]/([.AO5]*[.AO9]))" office:value-type="float" office:value="1.11607142857143">
            <text:p>1,1</text:p>
          </table:table-cell>
          <table:table-cell table:style-name="ce31" table:formula="of:=IF([.AP13]*[.AP28]/([.AP5]*[.AP9])&lt;1;1;[.AP13]*[.AP28]/([.AP5]*[.AP9]))" office:value-type="float" office:value="1">
            <text:p>1,0</text:p>
          </table:table-cell>
          <table:table-cell table:style-name="ce31" table:formula="of:=IF([.AQ13]*[.AQ28]/([.AQ5]*[.AQ9])&lt;1;1;[.AQ13]*[.AQ28]/([.AQ5]*[.AQ9]))" office:value-type="float" office:value="1.22602157943067">
            <text:p>1,2</text:p>
          </table:table-cell>
          <table:table-cell table:style-name="ce31" table:formula="of:=IF([.AR13]*[.AR28]/([.AR5]*[.AR9])&lt;1;1;[.AR13]*[.AR28]/([.AR5]*[.AR9]))" office:value-type="float" office:value="1.29814049586777">
            <text:p>1,3</text:p>
          </table:table-cell>
          <table:table-cell table:style-name="ce31" table:formula="of:=IF([.AS13]*[.AS28]/([.AS5]*[.AS9])&lt;1;1;[.AS13]*[.AS28]/([.AS5]*[.AS9]))" office:value-type="float" office:value="1.29814049586777">
            <text:p>1,3</text:p>
          </table:table-cell>
          <table:table-cell table:style-name="ce31" table:formula="of:=IF([.AT13]*[.AT28]/([.AT5]*[.AT9])&lt;1;1;[.AT13]*[.AT28]/([.AT5]*[.AT9]))" office:value-type="float" office:value="1.22602157943067">
            <text:p>1,2</text:p>
          </table:table-cell>
          <table:table-cell table:style-name="ce31" table:formula="of:=IF([.AU13]*[.AU28]/([.AU5]*[.AU9])&lt;1;1;[.AU13]*[.AU28]/([.AU5]*[.AU9]))" office:value-type="float" office:value="1.60280612244898">
            <text:p>1,6</text:p>
          </table:table-cell>
          <table:table-cell table:style-name="ce31" table:formula="of:=IF([.AV13]*[.AV28]/([.AV5]*[.AV9])&lt;1;1;[.AV13]*[.AV28]/([.AV5]*[.AV9]))" office:value-type="float" office:value="1.72231359649123">
            <text:p>1,7</text:p>
          </table:table-cell>
          <table:table-cell table:style-name="ce31" table:formula="of:=IF([.AW13]*[.AW28]/([.AW5]*[.AW9])&lt;1;1;[.AW13]*[.AW28]/([.AW5]*[.AW9]))" office:value-type="float" office:value="1.14216585872576">
            <text:p>1,1</text:p>
          </table:table-cell>
          <table:table-cell table:style-name="ce31" table:formula="of:=IF([.AX13]*[.AX28]/([.AX5]*[.AX9])&lt;1;1;[.AX13]*[.AX28]/([.AX5]*[.AX9]))" office:value-type="float" office:value="2.35714285714286">
            <text:p>2,4</text:p>
          </table:table-cell>
          <table:table-cell table:style-name="ce31" table:formula="of:=IF([.AY13]*[.AY28]/([.AY5]*[.AY9])&lt;1;1;[.AY13]*[.AY28]/([.AY5]*[.AY9]))" office:value-type="float" office:value="1.22602157943067">
            <text:p>1,2</text:p>
          </table:table-cell>
          <table:table-cell table:style-name="ce31" table:formula="of:=IF([.AZ13]*[.AZ28]/([.AZ5]*[.AZ9])&lt;1;1;[.AZ13]*[.AZ28]/([.AZ5]*[.AZ9]))" office:value-type="float" office:value="1.30570023148148">
            <text:p>1,3</text:p>
          </table:table-cell>
          <table:table-cell table:style-name="ce31" table:formula="of:=IF([.BA13]*[.BA28]/([.BA5]*[.BA9])&lt;1;1;[.BA13]*[.BA28]/([.BA5]*[.BA9]))" office:value-type="float" office:value="2.20385841836735">
            <text:p>2,2</text:p>
          </table:table-cell>
          <table:table-cell table:style-name="ce31" table:formula="of:=IF([.BB13]*[.BB28]/([.BB5]*[.BB9])&lt;1;1;[.BB13]*[.BB28]/([.BB5]*[.BB9]))" office:value-type="float" office:value="2.20385841836735">
            <text:p>2,2</text:p>
          </table:table-cell>
          <table:table-cell table:style-name="ce31" table:formula="of:=IF([.BC13]*[.BC28]/([.BC5]*[.BC9])&lt;1;1;[.BC13]*[.BC28]/([.BC5]*[.BC9]))" office:value-type="float" office:value="2.20385841836735">
            <text:p>2,2</text:p>
          </table:table-cell>
          <table:table-cell table:style-name="ce31" table:formula="of:=IF([.BD13]*[.BD28]/([.BD5]*[.BD9])&lt;1;1;[.BD13]*[.BD28]/([.BD5]*[.BD9]))" office:value-type="float" office:value="1.55124653739612">
            <text:p>1,6</text:p>
          </table:table-cell>
          <table:table-cell table:style-name="ce31" table:formula="of:=IF([.BE13]*[.BE28]/([.BE5]*[.BE9])&lt;1;1;[.BE13]*[.BE28]/([.BE5]*[.BE9]))" office:value-type="float" office:value="1.21973014029131">
            <text:p>1,2</text:p>
          </table:table-cell>
          <table:table-cell table:style-name="ce31" table:formula="of:=IF([.BF13]*[.BF28]/([.BF5]*[.BF9])&lt;1;1;[.BF13]*[.BF28]/([.BF5]*[.BF9]))" office:value-type="float" office:value="1.25752474237323">
            <text:p>1,3</text:p>
          </table:table-cell>
          <table:table-cell table:style-name="ce31" table:formula="of:=IF([.BG13]*[.BG28]/([.BG5]*[.BG9])&lt;1;1;[.BG13]*[.BG28]/([.BG5]*[.BG9]))" office:value-type="float" office:value="2.97980894485454">
            <text:p>3,0</text:p>
          </table:table-cell>
          <table:table-cell table:style-name="ce31" table:formula="of:=IF([.BH13]*[.BH28]/([.BH5]*[.BH9])&lt;1;1;[.BH13]*[.BH28]/([.BH5]*[.BH9]))" office:value-type="float" office:value="1.25026488662852">
            <text:p>1,3</text:p>
          </table:table-cell>
          <table:table-cell table:style-name="ce31" table:formula="of:=IF([.BI13]*[.BI28]/([.BI5]*[.BI9])&lt;1;1;[.BI13]*[.BI28]/([.BI5]*[.BI9]))" office:value-type="float" office:value="2.42399691358025">
            <text:p>2,4</text:p>
          </table:table-cell>
          <table:table-cell table:style-name="ce31" table:formula="of:=IF([.BJ13]*[.BJ28]/([.BJ5]*[.BJ9])&lt;1;1;[.BJ13]*[.BJ28]/([.BJ5]*[.BJ9]))" office:value-type="float" office:value="1.60749269005848">
            <text:p>1,6</text:p>
          </table:table-cell>
          <table:table-cell table:style-name="ce31" table:formula="of:=IF([.BK13]*[.BK28]/([.BK5]*[.BK9])&lt;1;1;[.BK13]*[.BK28]/([.BK5]*[.BK9]))" office:value-type="float" office:value="1.53323872332137">
            <text:p>1,5</text:p>
          </table:table-cell>
          <table:table-cell table:style-name="ce31" table:formula="of:=IF([.BL13]*[.BL28]/([.BL5]*[.BL9])&lt;1;1;[.BL13]*[.BL28]/([.BL5]*[.BL9]))" office:value-type="float" office:value="1.90796857463524">
            <text:p>1,9</text:p>
          </table:table-cell>
          <table:table-cell table:style-name="ce31" table:formula="of:=IF([.BM13]*[.BM28]/([.BM5]*[.BM9])&lt;1;1;[.BM13]*[.BM28]/([.BM5]*[.BM9]))" office:value-type="float" office:value="1.33261663195144">
            <text:p>1,3</text:p>
          </table:table-cell>
          <table:table-cell table:style-name="ce31" table:formula="of:=IF([.BN13]*[.BN28]/([.BN5]*[.BN9])&lt;1;1;[.BN13]*[.BN28]/([.BN5]*[.BN9]))" office:value-type="float" office:value="2.98295454545455">
            <text:p>3,0</text:p>
          </table:table-cell>
          <table:table-cell table:style-name="ce31" table:formula="of:=IF([.BO13]*[.BO28]/([.BO5]*[.BO9])&lt;1;1;[.BO13]*[.BO28]/([.BO5]*[.BO9]))" office:value-type="float" office:value="3.76623376623377">
            <text:p>3,8</text:p>
          </table:table-cell>
          <table:table-cell table:style-name="ce31" table:formula="of:=IF([.BP13]*[.BP28]/([.BP5]*[.BP9])&lt;1;1;[.BP13]*[.BP28]/([.BP5]*[.BP9]))" office:value-type="float" office:value="1.52709709496413">
            <text:p>1,5</text:p>
          </table:table-cell>
          <table:table-cell table:style-name="ce31" table:formula="of:=IF([.BQ13]*[.BQ28]/([.BQ5]*[.BQ9])&lt;1;1;[.BQ13]*[.BQ28]/([.BQ5]*[.BQ9]))" office:value-type="float" office:value="3.06122448979592">
            <text:p>3,1</text:p>
          </table:table-cell>
          <table:table-cell table:style-name="ce31" table:formula="of:=IF([.BR13]*[.BR28]/([.BR5]*[.BR9])&lt;1;1;[.BR13]*[.BR28]/([.BR5]*[.BR9]))" office:value-type="float" office:value="1.52631578947368">
            <text:p>1,5</text:p>
          </table:table-cell>
          <table:table-cell table:style-name="ce31" table:formula="of:=IF([.BS13]*[.BS28]/([.BS5]*[.BS9])&lt;1;1;[.BS13]*[.BS28]/([.BS5]*[.BS9]))" office:value-type="float" office:value="1.80785123966942">
            <text:p>1,8</text:p>
          </table:table-cell>
          <table:table-cell table:style-name="ce31" table:formula="of:=IF([.BT13]*[.BT28]/([.BT5]*[.BT9])&lt;1;1;[.BT13]*[.BT28]/([.BT5]*[.BT9]))" office:value-type="float" office:value="2.8685964181591">
            <text:p>2,9</text:p>
          </table:table-cell>
          <table:table-cell table:style-name="ce31" table:formula="of:=IF([.BU13]*[.BU28]/([.BU5]*[.BU9])&lt;1;1;[.BU13]*[.BU28]/([.BU5]*[.BU9]))" office:value-type="float" office:value="2.46583481877599">
            <text:p>2,5</text:p>
          </table:table-cell>
          <table:table-cell table:style-name="ce31" table:formula="of:=IF([.BV13]*[.BV28]/([.BV5]*[.BV9])&lt;1;1;[.BV13]*[.BV28]/([.BV5]*[.BV9]))" office:value-type="float" office:value="3.62976406533575">
            <text:p>3,6</text:p>
          </table:table-cell>
          <table:table-cell table:style-name="ce31" table:formula="of:=IF([.BW13]*[.BW28]/([.BW5]*[.BW9])&lt;1;1;[.BW13]*[.BW28]/([.BW5]*[.BW9]))" office:value-type="float" office:value="3.0716368179925">
            <text:p>3,1</text:p>
          </table:table-cell>
          <table:table-cell table:style-name="ce31" table:formula="of:=IF([.BX13]*[.BX28]/([.BX5]*[.BX9])&lt;1;1;[.BX13]*[.BX28]/([.BX5]*[.BX9]))" office:value-type="float" office:value="2.52883762200532">
            <text:p>2,5</text:p>
          </table:table-cell>
          <table:table-cell table:style-name="ce31" table:formula="of:=IF([.BY13]*[.BY28]/([.BY5]*[.BY9])&lt;1;1;[.BY13]*[.BY28]/([.BY5]*[.BY9]))" office:value-type="float" office:value="1.37025941230487">
            <text:p>1,4</text:p>
          </table:table-cell>
          <table:table-cell table:style-name="ce31" table:formula="of:=IF([.BZ13]*[.BZ28]/([.BZ5]*[.BZ9])&lt;1;1;[.BZ13]*[.BZ28]/([.BZ5]*[.BZ9]))" office:value-type="float" office:value="1.14216585872576">
            <text:p>1,1</text:p>
          </table:table-cell>
          <table:table-cell table:style-name="ce31" table:formula="of:=IF([.CA13]*[.CA28]/([.CA5]*[.CA9])&lt;1;1;[.CA13]*[.CA28]/([.CA5]*[.CA9]))" office:value-type="float" office:value="3.31384015594542">
            <text:p>3,3</text:p>
          </table:table-cell>
          <table:table-cell table:style-name="ce31" table:formula="of:=IF([.CB13]*[.CB28]/([.CB5]*[.CB9])&lt;1;1;[.CB13]*[.CB28]/([.CB5]*[.CB9]))" office:value-type="float" office:value="1.27840909090909">
            <text:p>1,3</text:p>
          </table:table-cell>
          <table:table-cell table:style-name="ce31" table:formula="of:=IF([.CC13]*[.CC28]/([.CC5]*[.CC9])&lt;1;1;[.CC13]*[.CC28]/([.CC5]*[.CC9]))" office:value-type="float" office:value="2.45535714285714">
            <text:p>2,5</text:p>
          </table:table-cell>
          <table:table-cell table:style-name="ce31" table:formula="of:=IF([.CD13]*[.CD28]/([.CD5]*[.CD9])&lt;1;1;[.CD13]*[.CD28]/([.CD5]*[.CD9]))" office:value-type="float" office:value="1.70437282986111">
            <text:p>1,7</text:p>
          </table:table-cell>
          <table:table-cell table:style-name="ce31" table:formula="of:=IF([.CE13]*[.CE28]/([.CE5]*[.CE9])&lt;1;1;[.CE13]*[.CE28]/([.CE5]*[.CE9]))" office:value-type="float" office:value="3.25520833333333">
            <text:p>3,3</text:p>
          </table:table-cell>
          <table:table-cell table:style-name="ce31" table:formula="of:=IF([.CF13]*[.CF28]/([.CF5]*[.CF9])&lt;1;1;[.CF13]*[.CF28]/([.CF5]*[.CF9]))" office:value-type="float" office:value="1.35972126038781">
            <text:p>1,4</text:p>
          </table:table-cell>
          <table:table-cell table:style-name="ce31" table:formula="of:=IF([.CG13]*[.CG28]/([.CG5]*[.CG9])&lt;1;1;[.CG13]*[.CG28]/([.CG5]*[.CG9]))" office:value-type="float" office:value="1.97240296803653">
            <text:p>2,0</text:p>
          </table:table-cell>
          <table:table-cell table:style-name="ce31" table:formula="of:=IF([.CH13]*[.CH28]/([.CH5]*[.CH9])&lt;1;1;[.CH13]*[.CH28]/([.CH5]*[.CH9]))" office:value-type="float" office:value="1.02262369791667">
            <text:p>1,0</text:p>
          </table:table-cell>
          <table:table-cell table:style-name="ce31" table:formula="of:=IF([.CI13]*[.CI28]/([.CI5]*[.CI9])&lt;1;1;[.CI13]*[.CI28]/([.CI5]*[.CI9]))" office:value-type="float" office:value="2.34674329501916">
            <text:p>2,3</text:p>
          </table:table-cell>
          <table:table-cell table:style-name="ce31" table:formula="of:=IF([.CJ13]*[.CJ28]/([.CJ5]*[.CJ9])&lt;1;1;[.CJ13]*[.CJ28]/([.CJ5]*[.CJ9]))" office:value-type="float" office:value="1">
            <text:p>1,0</text:p>
          </table:table-cell>
          <table:table-cell table:style-name="ce31" table:formula="of:=IF([.CK13]*[.CK28]/([.CK5]*[.CK9])&lt;1;1;[.CK13]*[.CK28]/([.CK5]*[.CK9]))" office:value-type="float" office:value="2.30403380102041">
            <text:p>2,3</text:p>
          </table:table-cell>
          <table:table-cell table:style-name="ce31" table:formula="of:=IF([.CL13]*[.CL28]/([.CL5]*[.CL9])&lt;1;1;[.CL13]*[.CL28]/([.CL5]*[.CL9]))" office:value-type="float" office:value="1.39763283807605">
            <text:p>1,4</text:p>
          </table:table-cell>
          <table:table-cell table:style-name="ce31" table:formula="of:=IF([.CM13]*[.CM28]/([.CM5]*[.CM9])&lt;1;1;[.CM13]*[.CM28]/([.CM5]*[.CM9]))" office:value-type="float" office:value="1.83621751792115">
            <text:p>1,8</text:p>
          </table:table-cell>
          <table:table-cell table:style-name="ce31" table:formula="of:=IF([.CN13]*[.CN28]/([.CN5]*[.CN9])&lt;1;1;[.CN13]*[.CN28]/([.CN5]*[.CN9]))" office:value-type="float" office:value="1.05671115451389">
            <text:p>1,1</text:p>
          </table:table-cell>
          <table:table-cell table:style-name="ce31" table:formula="of:=IF([.CO13]*[.CO28]/([.CO5]*[.CO9])&lt;1;1;[.CO13]*[.CO28]/([.CO5]*[.CO9]))" office:value-type="float" office:value="1.58661616161616">
            <text:p>1,6</text:p>
          </table:table-cell>
          <table:table-cell table:style-name="ce31" table:formula="of:=IF([.CP13]*[.CP28]/([.CP5]*[.CP9])&lt;1;1;[.CP13]*[.CP28]/([.CP5]*[.CP9]))" office:value-type="float" office:value="2.05720707755986">
            <text:p>2,1</text:p>
          </table:table-cell>
          <table:table-cell table:style-name="ce31" table:formula="of:=IF([.CQ13]*[.CQ28]/([.CQ5]*[.CQ9])&lt;1;1;[.CQ13]*[.CQ28]/([.CQ5]*[.CQ9]))" office:value-type="float" office:value="1.59812486682293">
            <text:p>1,6</text:p>
          </table:table-cell>
          <table:table-cell table:style-name="ce31" table:formula="of:=IF([.CR13]*[.CR28]/([.CR5]*[.CR9])&lt;1;1;[.CR13]*[.CR28]/([.CR5]*[.CR9]))" office:value-type="float" office:value="1.83080808080808">
            <text:p>1,8</text:p>
          </table:table-cell>
          <table:table-cell table:style-name="ce31" table:formula="of:=IF([.CS13]*[.CS28]/([.CS5]*[.CS9])&lt;1;1;[.CS13]*[.CS28]/([.CS5]*[.CS9]))" office:value-type="float" office:value="1.65873507805326">
            <text:p>1,7</text:p>
          </table:table-cell>
          <table:table-cell table:style-name="ce31" table:formula="of:=IF([.CT13]*[.CT28]/([.CT5]*[.CT9])&lt;1;1;[.CT13]*[.CT28]/([.CT5]*[.CT9]))" office:value-type="float" office:value="1.82488582765591">
            <text:p>1,8</text:p>
          </table:table-cell>
          <table:table-cell table:style-name="ce31" table:formula="of:=IF([.CU13]*[.CU28]/([.CU5]*[.CU9])&lt;1;1;[.CU13]*[.CU28]/([.CU5]*[.CU9]))" office:value-type="float" office:value="1.89144736842105">
            <text:p>1,9</text:p>
          </table:table-cell>
          <table:table-cell table:style-name="ce31" table:formula="of:=IF([.CV13]*[.CV28]/([.CV5]*[.CV9])&lt;1;1;[.CV13]*[.CV28]/([.CV5]*[.CV9]))" office:value-type="float" office:value="4.11357340720222">
            <text:p>4,1</text:p>
          </table:table-cell>
          <table:table-cell table:style-name="ce31" table:formula="of:=IF([.CW13]*[.CW28]/([.CW5]*[.CW9])&lt;1;1;[.CW13]*[.CW28]/([.CW5]*[.CW9]))" office:value-type="float" office:value="1.73085399449036">
            <text:p>1,7</text:p>
          </table:table-cell>
          <table:table-cell table:style-name="ce31" table:formula="of:=IF([.CX13]*[.CX28]/([.CX5]*[.CX9])&lt;1;1;[.CX13]*[.CX28]/([.CX5]*[.CX9]))" office:value-type="float" office:value="3.0954169797145">
            <text:p>3,1</text:p>
          </table:table-cell>
          <table:table-cell table:style-name="ce31" table:formula="of:=IF([.CY13]*[.CY28]/([.CY5]*[.CY9])&lt;1;1;[.CY13]*[.CY28]/([.CY5]*[.CY9]))" office:value-type="float" office:value="1.15390266299357">
            <text:p>1,2</text:p>
          </table:table-cell>
          <table:table-cell table:style-name="ce31" table:formula="of:=IF([.CZ13]*[.CZ28]/([.CZ5]*[.CZ9])&lt;1;1;[.CZ13]*[.CZ28]/([.CZ5]*[.CZ9]))" office:value-type="float" office:value="1.09443226326343">
            <text:p>1,1</text:p>
          </table:table-cell>
          <table:table-cell table:style-name="ce31" table:formula="of:=IF([.DA13]*[.DA28]/([.DA5]*[.DA9])&lt;1;1;[.DA13]*[.DA28]/([.DA5]*[.DA9]))" office:value-type="float" office:value="1">
            <text:p>1,0</text:p>
          </table:table-cell>
          <table:table-cell table:style-name="ce31" table:formula="of:=IF([.DB13]*[.DB28]/([.DB5]*[.DB9])&lt;1;1;[.DB13]*[.DB28]/([.DB5]*[.DB9]))" office:value-type="float" office:value="1.07457554266065">
            <text:p>1,1</text:p>
          </table:table-cell>
          <table:table-cell table:style-name="ce31" table:formula="of:=IF([.DC13]*[.DC28]/([.DC5]*[.DC9])&lt;1;1;[.DC13]*[.DC28]/([.DC5]*[.DC9]))" office:value-type="float" office:value="1">
            <text:p>1,0</text:p>
          </table:table-cell>
          <table:table-cell table:style-name="ce31" table:formula="of:=IF([.DD13]*[.DD28]/([.DD5]*[.DD9])&lt;1;1;[.DD13]*[.DD28]/([.DD5]*[.DD9]))" office:value-type="float" office:value="1">
            <text:p>1,0</text:p>
          </table:table-cell>
          <table:table-cell table:style-name="ce31" table:formula="of:=IF([.DE13]*[.DE28]/([.DE5]*[.DE9])&lt;1;1;[.DE13]*[.DE28]/([.DE5]*[.DE9]))" office:value-type="float" office:value="1.35353535353535">
            <text:p>1,4</text:p>
          </table:table-cell>
          <table:table-cell table:style-name="ce31" table:formula="of:=IF([.DF13]*[.DF28]/([.DF5]*[.DF9])&lt;1;1;[.DF13]*[.DF28]/([.DF5]*[.DF9]))" office:value-type="float" office:value="1.10192837465565">
            <text:p>1,1</text:p>
          </table:table-cell>
          <table:table-cell table:style-name="ce31" table:formula="of:=IF([.DG13]*[.DG28]/([.DG5]*[.DG9])&lt;1;1;[.DG13]*[.DG28]/([.DG5]*[.DG9]))" office:value-type="float" office:value="1.08178374655647">
            <text:p>1,1</text:p>
          </table:table-cell>
          <table:table-cell table:style-name="ce31" table:formula="of:=IF([.DH13]*[.DH28]/([.DH5]*[.DH9])&lt;1;1;[.DH13]*[.DH28]/([.DH5]*[.DH9]))" office:value-type="float" office:value="1.21792083514572">
            <text:p>1,2</text:p>
          </table:table-cell>
          <table:table-cell table:style-name="ce31" table:formula="of:=IF([.DI13]*[.DI28]/([.DI5]*[.DI9])&lt;1;1;[.DI13]*[.DI28]/([.DI5]*[.DI9]))" office:value-type="float" office:value="1">
            <text:p>1,0</text:p>
          </table:table-cell>
          <table:table-cell table:number-columns-repeated="911"/>
        </table:table-row>
        <table:table-row table:style-name="ro1">
          <table:table-cell table:style-name="ce7" office:value-type="string">
            <text:p>b/p firepower</text:p>
          </table:table-cell>
          <table:table-cell table:style-name="ce21" office:value-type="string">
            <text:p>n/a</text:p>
          </table:table-cell>
          <table:table-cell table:style-name="ce21" table:formula="of:=[.C29]/[.C11]" office:value-type="percentage" office:value="0.338523706896552">
            <text:p>34%</text:p>
          </table:table-cell>
          <table:table-cell table:style-name="ce21" table:formula="of:=[.D29]/[.D11]" office:value-type="percentage" office:value="0.25">
            <text:p>25%</text:p>
          </table:table-cell>
          <table:table-cell table:style-name="ce21" table:formula="of:=[.E29]/[.E11]" office:value-type="percentage" office:value="0.400701530612245">
            <text:p>40%</text:p>
          </table:table-cell>
          <table:table-cell table:style-name="ce21" table:formula="of:=[.F29]/[.F11]" office:value-type="percentage" office:value="0.37565768494898">
            <text:p>38%</text:p>
          </table:table-cell>
          <table:table-cell table:style-name="ce21" table:formula="of:=[.G29]/[.G11]" office:value-type="percentage" office:value="0.25">
            <text:p>25%</text:p>
          </table:table-cell>
          <table:table-cell table:style-name="ce21" table:formula="of:=[.H29]/[.H11]" office:value-type="percentage" office:value="0.270445936639118">
            <text:p>27%</text:p>
          </table:table-cell>
          <table:table-cell table:style-name="ce21" table:formula="of:=[.I29]/[.I11]" office:value-type="percentage" office:value="0.25">
            <text:p>25%</text:p>
          </table:table-cell>
          <table:table-cell table:style-name="ce21" table:formula="of:=[.J29]/[.J11]" office:value-type="percentage" office:value="0.25">
            <text:p>25%</text:p>
          </table:table-cell>
          <table:table-cell table:style-name="ce21" table:formula="of:=[.K29]/[.K11]" office:value-type="percentage" office:value="0.363599537037037">
            <text:p>36%</text:p>
          </table:table-cell>
          <table:table-cell table:style-name="ce21" table:formula="of:=[.L29]/[.L11]" office:value-type="percentage" office:value="0.363599537037037">
            <text:p>36%</text:p>
          </table:table-cell>
          <table:table-cell table:style-name="ce21" table:formula="of:=[.M29]/[.M11]" office:value-type="percentage" office:value="0.203091633299967">
            <text:p>20%</text:p>
          </table:table-cell>
          <table:table-cell table:style-name="ce21" table:formula="of:=[.N29]/[.N11]" office:value-type="percentage" office:value="0.306505394857668">
            <text:p>31%</text:p>
          </table:table-cell>
          <table:table-cell table:style-name="ce21" table:formula="of:=[.O29]/[.O11]" office:value-type="percentage" office:value="0.325569993622449">
            <text:p>33%</text:p>
          </table:table-cell>
          <table:table-cell table:style-name="ce21" table:formula="of:=[.P29]/[.P11]" office:value-type="percentage" office:value="0.350613839285714">
            <text:p>35%</text:p>
          </table:table-cell>
          <table:table-cell table:style-name="ce21" table:formula="of:=[.Q29]/[.Q11]" office:value-type="percentage" office:value="0.340874565972222">
            <text:p>34%</text:p>
          </table:table-cell>
          <table:table-cell table:style-name="ce21" table:formula="of:=[.R29]/[.R11]" office:value-type="percentage" office:value="0.271944252077562">
            <text:p>27%</text:p>
          </table:table-cell>
          <table:table-cell table:style-name="ce21" table:formula="of:=[.S29]/[.S11]" office:value-type="percentage" office:value="0.257477936921296">
            <text:p>26%</text:p>
          </table:table-cell>
          <table:table-cell table:style-name="ce21" table:formula="of:=[.T29]/[.T11]" office:value-type="percentage" office:value="0.396825396825397">
            <text:p>40%</text:p>
          </table:table-cell>
          <table:table-cell table:style-name="ce21" table:formula="of:=[.U29]/[.U11]" office:value-type="percentage" office:value="0.25">
            <text:p>25%</text:p>
          </table:table-cell>
          <table:table-cell table:style-name="ce21" table:formula="of:=[.V29]/[.V11]" office:value-type="percentage" office:value="0.348380349369665">
            <text:p>35%</text:p>
          </table:table-cell>
          <table:table-cell table:style-name="ce21" table:formula="of:=[.W29]/[.W11]" office:value-type="percentage" office:value="0.605999228395062">
            <text:p>61%</text:p>
          </table:table-cell>
          <table:table-cell table:style-name="ce21" table:formula="of:=[.X29]/[.X11]" office:value-type="percentage" office:value="0.275482302295918">
            <text:p>28%</text:p>
          </table:table-cell>
          <table:table-cell table:style-name="ce21" table:formula="of:=[.Y29]/[.Y11]" office:value-type="percentage" office:value="0.25">
            <text:p>25%</text:p>
          </table:table-cell>
          <table:table-cell table:style-name="ce21" table:formula="of:=[.Z29]/[.Z11]" office:value-type="percentage" office:value="0.500876913265306">
            <text:p>50%</text:p>
          </table:table-cell>
          <table:table-cell table:style-name="ce21" table:formula="of:=[.AA29]/[.AA11]" office:value-type="percentage" office:value="0.500876913265306">
            <text:p>50%</text:p>
          </table:table-cell>
          <table:table-cell table:style-name="ce21" table:formula="of:=[.AB29]/[.AB11]" office:value-type="percentage" office:value="0.299138677285319">
            <text:p>30%</text:p>
          </table:table-cell>
          <table:table-cell table:style-name="ce21" table:formula="of:=[.AC29]/[.AC11]" office:value-type="percentage" office:value="0.668177042290517">
            <text:p>67%</text:p>
          </table:table-cell>
          <table:table-cell table:style-name="ce21" table:formula="of:=[.AD29]/[.AD11]" office:value-type="percentage" office:value="0.306505394857668">
            <text:p>31%</text:p>
          </table:table-cell>
          <table:table-cell table:style-name="ce21" table:formula="of:=[.AE29]/[.AE11]" office:value-type="percentage" office:value="0.342564853076217">
            <text:p>34%</text:p>
          </table:table-cell>
          <table:table-cell table:style-name="ce21" table:formula="of:=[.AF29]/[.AF11]" office:value-type="percentage" office:value="0.306505394857668">
            <text:p>31%</text:p>
          </table:table-cell>
          <table:table-cell table:style-name="ce21" table:formula="of:=[.AG29]/[.AG11]" office:value-type="percentage" office:value="0.306505394857668">
            <text:p>31%</text:p>
          </table:table-cell>
          <table:table-cell table:style-name="ce21" table:formula="of:=[.AH29]/[.AH11]" office:value-type="percentage" office:value="0.306505394857668">
            <text:p>31%</text:p>
          </table:table-cell>
          <table:table-cell table:style-name="ce21" table:formula="of:=[.AI29]/[.AI11]" office:value-type="percentage" office:value="0.25">
            <text:p>25%</text:p>
          </table:table-cell>
          <table:table-cell table:style-name="ce21" table:formula="of:=[.AJ29]/[.AJ11]" office:value-type="percentage" office:value="0.38743729879464">
            <text:p>39%</text:p>
          </table:table-cell>
          <table:table-cell table:style-name="ce21" table:formula="of:=[.AK29]/[.AK11]" office:value-type="percentage" office:value="0.306189083820663">
            <text:p>31%</text:p>
          </table:table-cell>
          <table:table-cell table:style-name="ce21" table:formula="of:=[.AL29]/[.AL11]" office:value-type="percentage" office:value="0.25">
            <text:p>25%</text:p>
          </table:table-cell>
          <table:table-cell table:style-name="ce21" table:formula="of:=[.AM29]/[.AM11]" office:value-type="percentage" office:value="0.25">
            <text:p>25%</text:p>
          </table:table-cell>
          <table:table-cell table:style-name="ce21" table:formula="of:=[.AN29]/[.AN11]" office:value-type="percentage" office:value="0.25">
            <text:p>25%</text:p>
          </table:table-cell>
          <table:table-cell table:style-name="ce21" table:formula="of:=[.AO29]/[.AO11]" office:value-type="percentage" office:value="0.279017857142857">
            <text:p>28%</text:p>
          </table:table-cell>
          <table:table-cell table:style-name="ce21" table:formula="of:=[.AP29]/[.AP11]" office:value-type="percentage" office:value="0.25">
            <text:p>25%</text:p>
          </table:table-cell>
          <table:table-cell table:style-name="ce21" table:formula="of:=[.AQ29]/[.AQ11]" office:value-type="percentage" office:value="0.306505394857668">
            <text:p>31%</text:p>
          </table:table-cell>
          <table:table-cell table:style-name="ce21" table:formula="of:=[.AR29]/[.AR11]" office:value-type="percentage" office:value="0.324535123966942">
            <text:p>32%</text:p>
          </table:table-cell>
          <table:table-cell table:style-name="ce21" table:formula="of:=[.AS29]/[.AS11]" office:value-type="percentage" office:value="0.324535123966942">
            <text:p>32%</text:p>
          </table:table-cell>
          <table:table-cell table:style-name="ce21" table:formula="of:=[.AT29]/[.AT11]" office:value-type="percentage" office:value="0.306505394857668">
            <text:p>31%</text:p>
          </table:table-cell>
          <table:table-cell table:style-name="ce21" table:formula="of:=[.AU29]/[.AU11]" office:value-type="percentage" office:value="0.400701530612245">
            <text:p>40%</text:p>
          </table:table-cell>
          <table:table-cell table:style-name="ce21" table:formula="of:=[.AV29]/[.AV11]" office:value-type="percentage" office:value="0.287052266081871">
            <text:p>29%</text:p>
          </table:table-cell>
          <table:table-cell table:style-name="ce21" table:formula="of:=[.AW29]/[.AW11]" office:value-type="percentage" office:value="0.28554146468144">
            <text:p>29%</text:p>
          </table:table-cell>
          <table:table-cell table:style-name="ce21" table:formula="of:=[.AX29]/[.AX11]" office:value-type="percentage" office:value="0.589285714285714">
            <text:p>59%</text:p>
          </table:table-cell>
          <table:table-cell table:style-name="ce21" table:formula="of:=[.AY29]/[.AY11]" office:value-type="percentage" office:value="0.306505394857668">
            <text:p>31%</text:p>
          </table:table-cell>
          <table:table-cell table:style-name="ce21" table:formula="of:=[.AZ29]/[.AZ11]" office:value-type="percentage" office:value="0.32642505787037">
            <text:p>33%</text:p>
          </table:table-cell>
          <table:table-cell table:style-name="ce21" table:formula="of:=[.BA29]/[.BA11]" office:value-type="percentage" office:value="0.550964604591837">
            <text:p>55%</text:p>
          </table:table-cell>
          <table:table-cell table:style-name="ce21" table:formula="of:=[.BB29]/[.BB11]" office:value-type="percentage" office:value="0.550964604591837">
            <text:p>55%</text:p>
          </table:table-cell>
          <table:table-cell table:style-name="ce21" table:formula="of:=[.BC29]/[.BC11]" office:value-type="percentage" office:value="0.550964604591837">
            <text:p>55%</text:p>
          </table:table-cell>
          <table:table-cell table:style-name="ce21" table:formula="of:=[.BD29]/[.BD11]" office:value-type="percentage" office:value="0.38781163434903">
            <text:p>39%</text:p>
          </table:table-cell>
          <table:table-cell table:style-name="ce21" table:formula="of:=[.BE29]/[.BE11]" office:value-type="percentage" office:value="0.203288356715218">
            <text:p>20%</text:p>
          </table:table-cell>
          <table:table-cell table:style-name="ce21" table:formula="of:=[.BF29]/[.BF11]" office:value-type="percentage" office:value="0.314381185593307">
            <text:p>31%</text:p>
          </table:table-cell>
          <table:table-cell table:style-name="ce21" table:formula="of:=[.BG29]/[.BG11]" office:value-type="percentage" office:value="0.744952236213634">
            <text:p>74%</text:p>
          </table:table-cell>
          <table:table-cell table:style-name="ce21" table:formula="of:=[.BH29]/[.BH11]" office:value-type="percentage" office:value="0.312566221657131">
            <text:p>31%</text:p>
          </table:table-cell>
          <table:table-cell table:style-name="ce21" table:formula="of:=[.BI29]/[.BI11]" office:value-type="percentage" office:value="0.605999228395062">
            <text:p>61%</text:p>
          </table:table-cell>
          <table:table-cell table:style-name="ce21" table:formula="of:=[.BJ29]/[.BJ11]" office:value-type="percentage" office:value="0.26791544834308">
            <text:p>27%</text:p>
          </table:table-cell>
          <table:table-cell table:style-name="ce21" table:formula="of:=[.BK29]/[.BK11]" office:value-type="percentage" office:value="0.383309680830342">
            <text:p>38%</text:p>
          </table:table-cell>
          <table:table-cell table:style-name="ce21" table:formula="of:=[.BL29]/[.BL11]" office:value-type="percentage" office:value="0.47699214365881">
            <text:p>48%</text:p>
          </table:table-cell>
          <table:table-cell table:style-name="ce21" table:formula="of:=[.BM29]/[.BM11]" office:value-type="percentage" office:value="0.333154157987861">
            <text:p>33%</text:p>
          </table:table-cell>
          <table:table-cell table:style-name="ce21" table:formula="of:=[.BN29]/[.BN11]" office:value-type="percentage" office:value="0.745738636363636">
            <text:p>75%</text:p>
          </table:table-cell>
          <table:table-cell table:style-name="ce21" table:formula="of:=[.BO29]/[.BO11]" office:value-type="percentage" office:value="0.941558441558441">
            <text:p>94%</text:p>
          </table:table-cell>
          <table:table-cell table:style-name="ce21" table:formula="of:=[.BP29]/[.BP11]" office:value-type="percentage" office:value="0.381774273741033">
            <text:p>38%</text:p>
          </table:table-cell>
          <table:table-cell table:style-name="ce21" table:formula="of:=[.BQ29]/[.BQ11]" office:value-type="percentage" office:value="0.76530612244898">
            <text:p>77%</text:p>
          </table:table-cell>
          <table:table-cell table:style-name="ce21" table:formula="of:=[.BR29]/[.BR11]" office:value-type="percentage" office:value="0.381578947368421">
            <text:p>38%</text:p>
          </table:table-cell>
          <table:table-cell table:style-name="ce21" table:formula="of:=[.BS29]/[.BS11]" office:value-type="percentage" office:value="0.451962809917355">
            <text:p>45%</text:p>
          </table:table-cell>
          <table:table-cell table:style-name="ce21" table:formula="of:=[.BT29]/[.BT11]" office:value-type="percentage" office:value="0.717149104539775">
            <text:p>72%</text:p>
          </table:table-cell>
          <table:table-cell table:style-name="ce21" table:formula="of:=[.BU29]/[.BU11]" office:value-type="percentage" office:value="0.616458704693999">
            <text:p>62%</text:p>
          </table:table-cell>
          <table:table-cell table:style-name="ce21" table:formula="of:=[.BV29]/[.BV11]" office:value-type="percentage" office:value="0.604960677555959">
            <text:p>60%</text:p>
          </table:table-cell>
          <table:table-cell table:style-name="ce21" table:formula="of:=[.BW29]/[.BW11]" office:value-type="percentage" office:value="0.767909204498126">
            <text:p>77%</text:p>
          </table:table-cell>
          <table:table-cell table:style-name="ce21" table:formula="of:=[.BX29]/[.BX11]" office:value-type="percentage" office:value="0.632209405501331">
            <text:p>63%</text:p>
          </table:table-cell>
          <table:table-cell table:style-name="ce21" table:formula="of:=[.BY29]/[.BY11]" office:value-type="percentage" office:value="0.342564853076217">
            <text:p>34%</text:p>
          </table:table-cell>
          <table:table-cell table:style-name="ce21" table:formula="of:=[.BZ29]/[.BZ11]" office:value-type="percentage" office:value="0.28554146468144">
            <text:p>29%</text:p>
          </table:table-cell>
          <table:table-cell table:style-name="ce21" table:formula="of:=[.CA29]/[.CA11]" office:value-type="percentage" office:value="0.828460038986355">
            <text:p>83%</text:p>
          </table:table-cell>
          <table:table-cell table:style-name="ce21" table:formula="of:=[.CB29]/[.CB11]" office:value-type="percentage" office:value="0.319602272727273">
            <text:p>32%</text:p>
          </table:table-cell>
          <table:table-cell table:style-name="ce21" table:formula="of:=[.CC29]/[.CC11]" office:value-type="percentage" office:value="0.613839285714286">
            <text:p>61%</text:p>
          </table:table-cell>
          <table:table-cell table:style-name="ce21" table:formula="of:=[.CD29]/[.CD11]" office:value-type="percentage" office:value="0.426093207465278">
            <text:p>43%</text:p>
          </table:table-cell>
          <table:table-cell table:style-name="ce21" table:formula="of:=[.CE29]/[.CE11]" office:value-type="percentage" office:value="0.813802083333333">
            <text:p>81%</text:p>
          </table:table-cell>
          <table:table-cell table:style-name="ce21" table:formula="of:=[.CF29]/[.CF11]" office:value-type="percentage" office:value="0.339930315096953">
            <text:p>34%</text:p>
          </table:table-cell>
          <table:table-cell table:style-name="ce21" table:formula="of:=[.CG29]/[.CG11]" office:value-type="percentage" office:value="0.493100742009132">
            <text:p>49%</text:p>
          </table:table-cell>
          <table:table-cell table:style-name="ce21" table:formula="of:=[.CH29]/[.CH11]" office:value-type="percentage" office:value="0.255655924479167">
            <text:p>26%</text:p>
          </table:table-cell>
          <table:table-cell table:style-name="ce21" table:formula="of:=[.CI29]/[.CI11]" office:value-type="percentage" office:value="0.586685823754789">
            <text:p>59%</text:p>
          </table:table-cell>
          <table:table-cell table:style-name="ce21" table:formula="of:=[.CJ29]/[.CJ11]" office:value-type="percentage" office:value="0.25">
            <text:p>25%</text:p>
          </table:table-cell>
          <table:table-cell table:style-name="ce21" table:formula="of:=[.CK29]/[.CK11]" office:value-type="percentage" office:value="0.576008450255102">
            <text:p>58%</text:p>
          </table:table-cell>
          <table:table-cell table:style-name="ce21" table:formula="of:=[.CL29]/[.CL11]" office:value-type="percentage" office:value="0.349408209519013">
            <text:p>35%</text:p>
          </table:table-cell>
          <table:table-cell table:style-name="ce21" table:formula="of:=[.CM29]/[.CM11]" office:value-type="percentage" office:value="0.459054379480287">
            <text:p>46%</text:p>
          </table:table-cell>
          <table:table-cell table:style-name="ce21" table:formula="of:=[.CN29]/[.CN11]" office:value-type="percentage" office:value="0.264177788628472">
            <text:p>26%</text:p>
          </table:table-cell>
          <table:table-cell table:style-name="ce21" table:formula="of:=[.CO29]/[.CO11]" office:value-type="percentage" office:value="0.39665404040404">
            <text:p>40%</text:p>
          </table:table-cell>
          <table:table-cell table:style-name="ce21" table:formula="of:=[.CP29]/[.CP11]" office:value-type="percentage" office:value="0.514301769389965">
            <text:p>51%</text:p>
          </table:table-cell>
          <table:table-cell table:style-name="ce21" table:formula="of:=[.CQ29]/[.CQ11]" office:value-type="percentage" office:value="0.399531216705732">
            <text:p>40%</text:p>
          </table:table-cell>
          <table:table-cell table:style-name="ce21" table:formula="of:=[.CR29]/[.CR11]" office:value-type="percentage" office:value="0.45770202020202">
            <text:p>46%</text:p>
          </table:table-cell>
          <table:table-cell table:style-name="ce21" table:formula="of:=[.CS29]/[.CS11]" office:value-type="percentage" office:value="0.414683769513315">
            <text:p>41%</text:p>
          </table:table-cell>
          <table:table-cell table:style-name="ce21" table:formula="of:=[.CT29]/[.CT11]" office:value-type="percentage" office:value="0.456221456913978">
            <text:p>46%</text:p>
          </table:table-cell>
          <table:table-cell table:style-name="ce21" table:formula="of:=[.CU29]/[.CU11]" office:value-type="percentage" office:value="0.472861842105263">
            <text:p>47%</text:p>
          </table:table-cell>
          <table:table-cell table:style-name="ce21" table:formula="of:=[.CV29]/[.CV11]" office:value-type="percentage" office:value="1.02839335180055">
            <text:p>103%</text:p>
          </table:table-cell>
          <table:table-cell table:style-name="ce21" table:formula="of:=[.CW29]/[.CW11]" office:value-type="percentage" office:value="0.43271349862259">
            <text:p>43%</text:p>
          </table:table-cell>
          <table:table-cell table:style-name="ce21" table:formula="of:=[.CX29]/[.CX11]" office:value-type="percentage" office:value="0.773854244928625">
            <text:p>77%</text:p>
          </table:table-cell>
          <table:table-cell table:style-name="ce21" table:formula="of:=[.CY29]/[.CY11]" office:value-type="percentage" office:value="0.288475665748393">
            <text:p>29%</text:p>
          </table:table-cell>
          <table:table-cell table:style-name="ce21" table:formula="of:=[.CZ29]/[.CZ11]" office:value-type="percentage" office:value="0.273608065815858">
            <text:p>27%</text:p>
          </table:table-cell>
          <table:table-cell table:style-name="ce21" table:formula="of:=[.DA29]/[.DA11]" office:value-type="percentage" office:value="0.25">
            <text:p>25%</text:p>
          </table:table-cell>
          <table:table-cell table:style-name="ce21" table:formula="of:=[.DB29]/[.DB11]" office:value-type="percentage" office:value="0.268643885665162">
            <text:p>27%</text:p>
          </table:table-cell>
          <table:table-cell table:style-name="ce21" table:formula="of:=[.DC29]/[.DC11]" office:value-type="percentage" office:value="0.25">
            <text:p>25%</text:p>
          </table:table-cell>
          <table:table-cell table:style-name="ce21" table:formula="of:=[.DD29]/[.DD11]" office:value-type="percentage" office:value="0.25">
            <text:p>25%</text:p>
          </table:table-cell>
          <table:table-cell table:style-name="ce21" table:formula="of:=[.DE29]/[.DE11]" office:value-type="percentage" office:value="0.338383838383838">
            <text:p>34%</text:p>
          </table:table-cell>
          <table:table-cell table:style-name="ce21" table:formula="of:=[.DF29]/[.DF11]" office:value-type="percentage" office:value="0.275482093663912">
            <text:p>28%</text:p>
          </table:table-cell>
          <table:table-cell table:style-name="ce21" table:formula="of:=[.DG29]/[.DG11]" office:value-type="percentage" office:value="0.270445936639118">
            <text:p>27%</text:p>
          </table:table-cell>
          <table:table-cell table:style-name="ce21" table:formula="of:=[.DH29]/[.DH11]" office:value-type="percentage" office:value="0.304480208786429">
            <text:p>30%</text:p>
          </table:table-cell>
          <table:table-cell table:style-name="ce21" table:formula="of:=[.DI29]/[.DI11]" office:value-type="percentage" office:value="0.25">
            <text:p>25%</text:p>
          </table:table-cell>
          <table:table-cell table:number-columns-repeated="911"/>
        </table:table-row>
        <table:table-row table:style-name="ro1">
          <table:table-cell table:style-name="ce7" office:value-type="string">
            <text:p>random bot damage (50% probability * 50% time / 5x10 dam shot)</text:p>
          </table:table-cell>
          <table:table-cell table:style-name="ce21" office:value-type="string">
            <text:p>n/a</text:p>
          </table:table-cell>
          <table:table-cell table:style-name="ce21" table:formula="of:=([.C13]*0.25*5*10)/([.C12])" office:value-type="percentage" office:value="0.28125">
            <text:p>28%</text:p>
          </table:table-cell>
          <table:table-cell table:style-name="ce21" table:formula="of:=([.D13]*0.25*5*10)/([.D12])" office:value-type="percentage" office:value="0.1875">
            <text:p>19%</text:p>
          </table:table-cell>
          <table:table-cell table:style-name="ce21" table:formula="of:=([.E13]*0.25*5*10)/([.E12])" office:value-type="percentage" office:value="0.25">
            <text:p>25%</text:p>
          </table:table-cell>
          <table:table-cell table:style-name="ce21" table:formula="of:=([.F13]*0.25*5*10)/([.F12])" office:value-type="percentage" office:value="0.234375">
            <text:p>23%</text:p>
          </table:table-cell>
          <table:table-cell table:style-name="ce21" table:formula="of:=([.G13]*0.25*5*10)/([.G12])" office:value-type="percentage" office:value="0.109375">
            <text:p>11%</text:p>
          </table:table-cell>
          <table:table-cell table:style-name="ce21" table:formula="of:=([.H13]*0.25*5*10)/([.H12])" office:value-type="percentage" office:value="0.234375">
            <text:p>23%</text:p>
          </table:table-cell>
          <table:table-cell table:style-name="ce21" table:formula="of:=([.I13]*0.25*5*10)/([.I12])" office:value-type="percentage" office:value="0.203125">
            <text:p>20%</text:p>
          </table:table-cell>
          <table:table-cell table:style-name="ce21" table:formula="of:=([.J13]*0.25*5*10)/([.J12])" office:value-type="percentage" office:value="0.21875">
            <text:p>22%</text:p>
          </table:table-cell>
          <table:table-cell table:style-name="ce21" table:formula="of:=([.K13]*0.25*5*10)/([.K12])" office:value-type="percentage" office:value="0.09375">
            <text:p>9%</text:p>
          </table:table-cell>
          <table:table-cell table:style-name="ce21" table:formula="of:=([.L13]*0.25*5*10)/([.L12])" office:value-type="percentage" office:value="0.09375">
            <text:p>9%</text:p>
          </table:table-cell>
          <table:table-cell table:style-name="ce21" table:formula="of:=([.M13]*0.25*5*10)/([.M12])" office:value-type="percentage" office:value="0.322916666666667">
            <text:p>32%</text:p>
          </table:table-cell>
          <table:table-cell table:style-name="ce21" table:formula="of:=([.N13]*0.25*5*10)/([.N12])" office:value-type="percentage" office:value="0.265625">
            <text:p>27%</text:p>
          </table:table-cell>
          <table:table-cell table:style-name="ce21" table:formula="of:=([.O13]*0.25*5*10)/([.O12])" office:value-type="percentage" office:value="0.203125">
            <text:p>20%</text:p>
          </table:table-cell>
          <table:table-cell table:style-name="ce21" table:formula="of:=([.P13]*0.25*5*10)/([.P12])" office:value-type="percentage" office:value="0.21875">
            <text:p>22%</text:p>
          </table:table-cell>
          <table:table-cell table:style-name="ce21" table:formula="of:=([.Q13]*0.25*5*10)/([.Q12])" office:value-type="percentage" office:value="0.234375">
            <text:p>23%</text:p>
          </table:table-cell>
          <table:table-cell table:style-name="ce21" table:formula="of:=([.R13]*0.25*5*10)/([.R12])" office:value-type="percentage" office:value="0.3125">
            <text:p>31%</text:p>
          </table:table-cell>
          <table:table-cell table:style-name="ce21" table:formula="of:=([.S13]*0.25*5*10)/([.S12])" office:value-type="percentage" office:value="0.265625">
            <text:p>27%</text:p>
          </table:table-cell>
          <table:table-cell table:style-name="ce21" table:formula="of:=([.T13]*0.25*5*10)/([.T12])" office:value-type="percentage" office:value="0.21875">
            <text:p>22%</text:p>
          </table:table-cell>
          <table:table-cell table:style-name="ce21" table:formula="of:=([.U13]*0.25*5*10)/([.U12])" office:value-type="percentage" office:value="0.328125">
            <text:p>33%</text:p>
          </table:table-cell>
          <table:table-cell table:style-name="ce21" table:formula="of:=([.V13]*0.25*5*10)/([.V12])" office:value-type="percentage" office:value="0.265625">
            <text:p>27%</text:p>
          </table:table-cell>
          <table:table-cell table:style-name="ce21" table:formula="of:=([.W13]*0.25*5*10)/([.W12])" office:value-type="percentage" office:value="0.15625">
            <text:p>16%</text:p>
          </table:table-cell>
          <table:table-cell table:style-name="ce21" table:formula="of:=([.X13]*0.25*5*10)/([.X12])" office:value-type="percentage" office:value="0.171875">
            <text:p>17%</text:p>
          </table:table-cell>
          <table:table-cell table:style-name="ce21" table:formula="of:=([.Y13]*0.25*5*10)/([.Y12])" office:value-type="percentage" office:value="0.265625">
            <text:p>27%</text:p>
          </table:table-cell>
          <table:table-cell table:style-name="ce21" table:formula="of:=([.Z13]*0.25*5*10)/([.Z12])" office:value-type="percentage" office:value="0.3125">
            <text:p>31%</text:p>
          </table:table-cell>
          <table:table-cell table:style-name="ce21" table:formula="of:=([.AA13]*0.25*5*10)/([.AA12])" office:value-type="percentage" office:value="0.3125">
            <text:p>31%</text:p>
          </table:table-cell>
          <table:table-cell table:style-name="ce21" table:formula="of:=([.AB13]*0.25*5*10)/([.AB12])" office:value-type="percentage" office:value="0.229166666666667">
            <text:p>23%</text:p>
          </table:table-cell>
          <table:table-cell table:style-name="ce21" table:formula="of:=([.AC13]*0.25*5*10)/([.AC12])" office:value-type="percentage" office:value="0.171875">
            <text:p>17%</text:p>
          </table:table-cell>
          <table:table-cell table:style-name="ce21" table:formula="of:=([.AD13]*0.25*5*10)/([.AD12])" office:value-type="percentage" office:value="0.265625">
            <text:p>27%</text:p>
          </table:table-cell>
          <table:table-cell table:style-name="ce21" table:formula="of:=([.AE13]*0.25*5*10)/([.AE12])" office:value-type="percentage" office:value="0.296875">
            <text:p>30%</text:p>
          </table:table-cell>
          <table:table-cell table:style-name="ce21" table:formula="of:=([.AF13]*0.25*5*10)/([.AF12])" office:value-type="percentage" office:value="0.265625">
            <text:p>27%</text:p>
          </table:table-cell>
          <table:table-cell table:style-name="ce21" table:formula="of:=([.AG13]*0.25*5*10)/([.AG12])" office:value-type="percentage" office:value="0.265625">
            <text:p>27%</text:p>
          </table:table-cell>
          <table:table-cell table:style-name="ce21" table:formula="of:=([.AH13]*0.25*5*10)/([.AH12])" office:value-type="percentage" office:value="0.265625">
            <text:p>27%</text:p>
          </table:table-cell>
          <table:table-cell table:style-name="ce21" table:formula="of:=([.AI13]*0.25*5*10)/([.AI12])" office:value-type="percentage" office:value="0.3125">
            <text:p>31%</text:p>
          </table:table-cell>
          <table:table-cell table:style-name="ce21" table:formula="of:=([.AJ13]*0.25*5*10)/([.AJ12])" office:value-type="percentage" office:value="0.1875">
            <text:p>19%</text:p>
          </table:table-cell>
          <table:table-cell table:style-name="ce21" table:formula="of:=([.AK13]*0.25*5*10)/([.AK12])" office:value-type="percentage" office:value="0.333333333333333">
            <text:p>33%</text:p>
          </table:table-cell>
          <table:table-cell table:style-name="ce21" table:formula="of:=([.AL13]*0.25*5*10)/([.AL12])" office:value-type="percentage" office:value="0.34375">
            <text:p>34%</text:p>
          </table:table-cell>
          <table:table-cell table:style-name="ce21" table:formula="of:=([.AM13]*0.25*5*10)/([.AM12])" office:value-type="percentage" office:value="0.34375">
            <text:p>34%</text:p>
          </table:table-cell>
          <table:table-cell table:style-name="ce21" table:formula="of:=([.AN13]*0.25*5*10)/([.AN12])" office:value-type="percentage" office:value="0.28125">
            <text:p>28%</text:p>
          </table:table-cell>
          <table:table-cell table:style-name="ce21" table:formula="of:=([.AO13]*0.25*5*10)/([.AO12])" office:value-type="percentage" office:value="0.28125">
            <text:p>28%</text:p>
          </table:table-cell>
          <table:table-cell table:style-name="ce21" table:formula="of:=([.AP13]*0.25*5*10)/([.AP12])" office:value-type="percentage" office:value="0.34375">
            <text:p>34%</text:p>
          </table:table-cell>
          <table:table-cell table:style-name="ce21" table:formula="of:=([.AQ13]*0.25*5*10)/([.AQ12])" office:value-type="percentage" office:value="0.265625">
            <text:p>27%</text:p>
          </table:table-cell>
          <table:table-cell table:style-name="ce21" table:formula="of:=([.AR13]*0.25*5*10)/([.AR12])" office:value-type="percentage" office:value="0.28125">
            <text:p>28%</text:p>
          </table:table-cell>
          <table:table-cell table:style-name="ce21" table:formula="of:=([.AS13]*0.25*5*10)/([.AS12])" office:value-type="percentage" office:value="0.28125">
            <text:p>28%</text:p>
          </table:table-cell>
          <table:table-cell table:style-name="ce21" table:formula="of:=([.AT13]*0.25*5*10)/([.AT12])" office:value-type="percentage" office:value="0.265625">
            <text:p>27%</text:p>
          </table:table-cell>
          <table:table-cell table:style-name="ce21" table:formula="of:=([.AU13]*0.25*5*10)/([.AU12])" office:value-type="percentage" office:value="0.25">
            <text:p>25%</text:p>
          </table:table-cell>
          <table:table-cell table:style-name="ce21" table:formula="of:=([.AV13]*0.25*5*10)/([.AV12])" office:value-type="percentage" office:value="0.3125">
            <text:p>31%</text:p>
          </table:table-cell>
          <table:table-cell table:style-name="ce21" table:formula="of:=([.AW13]*0.25*5*10)/([.AW12])" office:value-type="percentage" office:value="0.328125">
            <text:p>33%</text:p>
          </table:table-cell>
          <table:table-cell table:style-name="ce21" table:formula="of:=([.AX13]*0.25*5*10)/([.AX12])" office:value-type="percentage" office:value="0.328125">
            <text:p>33%</text:p>
          </table:table-cell>
          <table:table-cell table:style-name="ce21" table:formula="of:=([.AY13]*0.25*5*10)/([.AY12])" office:value-type="percentage" office:value="0.265625">
            <text:p>27%</text:p>
          </table:table-cell>
          <table:table-cell table:style-name="ce21" table:formula="of:=([.AZ13]*0.25*5*10)/([.AZ12])" office:value-type="percentage" office:value="0.296875">
            <text:p>30%</text:p>
          </table:table-cell>
          <table:table-cell table:style-name="ce21" table:formula="of:=([.BA13]*0.25*5*10)/([.BA12])" office:value-type="percentage" office:value="0.34375">
            <text:p>34%</text:p>
          </table:table-cell>
          <table:table-cell table:style-name="ce21" table:formula="of:=([.BB13]*0.25*5*10)/([.BB12])" office:value-type="percentage" office:value="0.34375">
            <text:p>34%</text:p>
          </table:table-cell>
          <table:table-cell table:style-name="ce21" table:formula="of:=([.BC13]*0.25*5*10)/([.BC12])" office:value-type="percentage" office:value="0.34375">
            <text:p>34%</text:p>
          </table:table-cell>
          <table:table-cell table:style-name="ce21" table:formula="of:=([.BD13]*0.25*5*10)/([.BD12])" office:value-type="percentage" office:value="0.25">
            <text:p>25%</text:p>
          </table:table-cell>
          <table:table-cell table:style-name="ce21" table:formula="of:=([.BE13]*0.25*5*10)/([.BE12])" office:value-type="percentage" office:value="0.4375">
            <text:p>44%</text:p>
          </table:table-cell>
          <table:table-cell table:style-name="ce21" table:formula="of:=([.BF13]*0.25*5*10)/([.BF12])" office:value-type="percentage" office:value="0.265625">
            <text:p>27%</text:p>
          </table:table-cell>
          <table:table-cell table:style-name="ce21" table:formula="of:=([.BG13]*0.25*5*10)/([.BG12])" office:value-type="percentage" office:value="0.28125">
            <text:p>28%</text:p>
          </table:table-cell>
          <table:table-cell table:style-name="ce21" table:formula="of:=([.BH13]*0.25*5*10)/([.BH12])" office:value-type="percentage" office:value="0.1875">
            <text:p>19%</text:p>
          </table:table-cell>
          <table:table-cell table:style-name="ce21" table:formula="of:=([.BI13]*0.25*5*10)/([.BI12])" office:value-type="percentage" office:value="0.15625">
            <text:p>16%</text:p>
          </table:table-cell>
          <table:table-cell table:style-name="ce21" table:formula="of:=([.BJ13]*0.25*5*10)/([.BJ12])" office:value-type="percentage" office:value="0.291666666666667">
            <text:p>29%</text:p>
          </table:table-cell>
          <table:table-cell table:style-name="ce21" table:formula="of:=([.BK13]*0.25*5*10)/([.BK12])" office:value-type="percentage" office:value="0.296875">
            <text:p>30%</text:p>
          </table:table-cell>
          <table:table-cell table:style-name="ce21" table:formula="of:=([.BL13]*0.25*5*10)/([.BL12])" office:value-type="percentage" office:value="0.265625">
            <text:p>27%</text:p>
          </table:table-cell>
          <table:table-cell table:style-name="ce21" table:formula="of:=([.BM13]*0.25*5*10)/([.BM12])" office:value-type="percentage" office:value="0.265625">
            <text:p>27%</text:p>
          </table:table-cell>
          <table:table-cell table:style-name="ce21" table:formula="of:=([.BN13]*0.25*5*10)/([.BN12])" office:value-type="percentage" office:value="0.328125">
            <text:p>33%</text:p>
          </table:table-cell>
          <table:table-cell table:style-name="ce21" table:formula="of:=([.BO13]*0.25*5*10)/([.BO12])" office:value-type="percentage" office:value="0.21875">
            <text:p>22%</text:p>
          </table:table-cell>
          <table:table-cell table:style-name="ce21" table:formula="of:=([.BP13]*0.25*5*10)/([.BP12])" office:value-type="percentage" office:value="0.3125">
            <text:p>31%</text:p>
          </table:table-cell>
          <table:table-cell table:style-name="ce21" table:formula="of:=([.BQ13]*0.25*5*10)/([.BQ12])" office:value-type="percentage" office:value="0.28125">
            <text:p>28%</text:p>
          </table:table-cell>
          <table:table-cell table:style-name="ce21" table:formula="of:=([.BR13]*0.25*5*10)/([.BR12])" office:value-type="percentage" office:value="0.296875">
            <text:p>30%</text:p>
          </table:table-cell>
          <table:table-cell table:style-name="ce21" table:formula="of:=([.BS13]*0.25*5*10)/([.BS12])" office:value-type="percentage" office:value="0.234375">
            <text:p>23%</text:p>
          </table:table-cell>
          <table:table-cell table:style-name="ce21" table:formula="of:=([.BT13]*0.25*5*10)/([.BT12])" office:value-type="percentage" office:value="0.296875">
            <text:p>30%</text:p>
          </table:table-cell>
          <table:table-cell table:style-name="ce21" table:formula="of:=([.BU13]*0.25*5*10)/([.BU12])" office:value-type="percentage" office:value="0.171875">
            <text:p>17%</text:p>
          </table:table-cell>
          <table:table-cell table:style-name="ce21" table:formula="of:=([.BV13]*0.25*5*10)/([.BV12])" office:value-type="percentage" office:value="0.208333333333333">
            <text:p>21%</text:p>
          </table:table-cell>
          <table:table-cell table:style-name="ce21" table:formula="of:=([.BW13]*0.25*5*10)/([.BW12])" office:value-type="percentage" office:value="0.3125">
            <text:p>31%</text:p>
          </table:table-cell>
          <table:table-cell table:style-name="ce21" table:formula="of:=([.BX13]*0.25*5*10)/([.BX12])" office:value-type="percentage" office:value="0.375">
            <text:p>38%</text:p>
          </table:table-cell>
          <table:table-cell table:style-name="ce21" table:formula="of:=([.BY13]*0.25*5*10)/([.BY12])" office:value-type="percentage" office:value="0.296875">
            <text:p>30%</text:p>
          </table:table-cell>
          <table:table-cell table:style-name="ce21" table:formula="of:=([.BZ13]*0.25*5*10)/([.BZ12])" office:value-type="percentage" office:value="0.328125">
            <text:p>33%</text:p>
          </table:table-cell>
          <table:table-cell table:style-name="ce21" table:formula="of:=([.CA13]*0.25*5*10)/([.CA12])" office:value-type="percentage" office:value="0.166666666666667">
            <text:p>17%</text:p>
          </table:table-cell>
          <table:table-cell table:style-name="ce21" table:formula="of:=([.CB13]*0.25*5*10)/([.CB12])" office:value-type="percentage" office:value="0.375">
            <text:p>38%</text:p>
          </table:table-cell>
          <table:table-cell table:style-name="ce21" table:formula="of:=([.CC13]*0.25*5*10)/([.CC12])" office:value-type="percentage" office:value="0.375">
            <text:p>38%</text:p>
          </table:table-cell>
          <table:table-cell table:style-name="ce21" table:formula="of:=([.CD13]*0.25*5*10)/([.CD12])" office:value-type="percentage" office:value="0.520833333333333">
            <text:p>52%</text:p>
          </table:table-cell>
          <table:table-cell table:style-name="ce21" table:formula="of:=([.CE13]*0.25*5*10)/([.CE12])" office:value-type="percentage" office:value="0.260416666666667">
            <text:p>26%</text:p>
          </table:table-cell>
          <table:table-cell table:style-name="ce21" table:formula="of:=([.CF13]*0.25*5*10)/([.CF12])" office:value-type="percentage" office:value="0.390625">
            <text:p>39%</text:p>
          </table:table-cell>
          <table:table-cell table:style-name="ce21" table:formula="of:=([.CG13]*0.25*5*10)/([.CG12])" office:value-type="percentage" office:value="0.515625">
            <text:p>52%</text:p>
          </table:table-cell>
          <table:table-cell table:style-name="ce21" table:formula="of:=([.CH13]*0.25*5*10)/([.CH12])" office:value-type="percentage" office:value="0.46875">
            <text:p>47%</text:p>
          </table:table-cell>
          <table:table-cell table:style-name="ce21" table:formula="of:=([.CI13]*0.25*5*10)/([.CI12])" office:value-type="percentage" office:value="0.296875">
            <text:p>30%</text:p>
          </table:table-cell>
          <table:table-cell table:style-name="ce21" table:formula="of:=([.CJ13]*0.25*5*10)/([.CJ12])" office:value-type="percentage" office:value="0.453125">
            <text:p>45%</text:p>
          </table:table-cell>
          <table:table-cell table:style-name="ce21" table:formula="of:=([.CK13]*0.25*5*10)/([.CK12])" office:value-type="percentage" office:value="0.359375">
            <text:p>36%</text:p>
          </table:table-cell>
          <table:table-cell table:style-name="ce21" table:formula="of:=([.CL13]*0.25*5*10)/([.CL12])" office:value-type="percentage" office:value="0.375">
            <text:p>38%</text:p>
          </table:table-cell>
          <table:table-cell table:style-name="ce21" table:formula="of:=([.CM13]*0.25*5*10)/([.CM12])" office:value-type="percentage" office:value="0.447916666666667">
            <text:p>45%</text:p>
          </table:table-cell>
          <table:table-cell table:style-name="ce21" table:formula="of:=([.CN13]*0.25*5*10)/([.CN12])" office:value-type="percentage" office:value="0.484375">
            <text:p>48%</text:p>
          </table:table-cell>
          <table:table-cell table:style-name="ce21" table:formula="of:=([.CO13]*0.25*5*10)/([.CO12])" office:value-type="percentage" office:value="0.34375">
            <text:p>34%</text:p>
          </table:table-cell>
          <table:table-cell table:style-name="ce21" table:formula="of:=([.CP13]*0.25*5*10)/([.CP12])" office:value-type="percentage" office:value="0.296875">
            <text:p>30%</text:p>
          </table:table-cell>
          <table:table-cell table:style-name="ce21" table:formula="of:=([.CQ13]*0.25*5*10)/([.CQ12])" office:value-type="percentage" office:value="0.390625">
            <text:p>39%</text:p>
          </table:table-cell>
          <table:table-cell table:style-name="ce21" table:formula="of:=([.CR13]*0.25*5*10)/([.CR12])" office:value-type="percentage" office:value="0.34375">
            <text:p>34%</text:p>
          </table:table-cell>
          <table:table-cell table:style-name="ce21" table:formula="of:=([.CS13]*0.25*5*10)/([.CS12])" office:value-type="percentage" office:value="0.359375">
            <text:p>36%</text:p>
          </table:table-cell>
          <table:table-cell table:style-name="ce21" table:formula="of:=([.CT13]*0.25*5*10)/([.CT12])" office:value-type="percentage" office:value="0.390625">
            <text:p>39%</text:p>
          </table:table-cell>
          <table:table-cell table:style-name="ce21" table:formula="of:=([.CU13]*0.25*5*10)/([.CU12])" office:value-type="percentage" office:value="0.359375">
            <text:p>36%</text:p>
          </table:table-cell>
          <table:table-cell table:style-name="ce21" table:formula="of:=([.CV13]*0.25*5*10)/([.CV12])" office:value-type="percentage" office:value="1.03125">
            <text:p>103%</text:p>
          </table:table-cell>
          <table:table-cell table:style-name="ce21" table:formula="of:=([.CW13]*0.25*5*10)/([.CW12])" office:value-type="percentage" office:value="0.375">
            <text:p>38%</text:p>
          </table:table-cell>
          <table:table-cell table:style-name="ce21" table:formula="of:=([.CX13]*0.25*5*10)/([.CX12])" office:value-type="percentage" office:value="0.28125">
            <text:p>28%</text:p>
          </table:table-cell>
          <table:table-cell table:style-name="ce21" table:formula="of:=([.CY13]*0.25*5*10)/([.CY12])" office:value-type="percentage" office:value="0.166666666666667">
            <text:p>17%</text:p>
          </table:table-cell>
          <table:table-cell table:style-name="ce21" table:formula="of:=([.CZ13]*0.25*5*10)/([.CZ12])" office:value-type="percentage" office:value="0.0833333333333333">
            <text:p>8%</text:p>
          </table:table-cell>
          <table:table-cell table:style-name="ce21" table:formula="of:=([.DA13]*0.25*5*10)/([.DA12])" office:value-type="percentage" office:value="0.114583333333333">
            <text:p>11%</text:p>
          </table:table-cell>
          <table:table-cell table:style-name="ce21" table:formula="of:=([.DB13]*0.25*5*10)/([.DB12])" office:value-type="percentage" office:value="0.104166666666667">
            <text:p>10%</text:p>
          </table:table-cell>
          <table:table-cell table:style-name="ce21" table:formula="of:=([.DC13]*0.25*5*10)/([.DC12])" office:value-type="percentage" office:value="0.09375">
            <text:p>9%</text:p>
          </table:table-cell>
          <table:table-cell table:style-name="ce21" table:formula="of:=([.DD13]*0.25*5*10)/([.DD12])" office:value-type="percentage" office:value="0.09375">
            <text:p>9%</text:p>
          </table:table-cell>
          <table:table-cell table:style-name="ce21" table:formula="of:=([.DE13]*0.25*5*10)/([.DE12])" office:value-type="percentage" office:value="0.114583333333333">
            <text:p>11%</text:p>
          </table:table-cell>
          <table:table-cell table:style-name="ce21" table:formula="of:=([.DF13]*0.25*5*10)/([.DF12])" office:value-type="percentage" office:value="0.1875">
            <text:p>19%</text:p>
          </table:table-cell>
          <table:table-cell table:style-name="ce21" table:formula="of:=([.DG13]*0.25*5*10)/([.DG12])" office:value-type="percentage" office:value="0.234375">
            <text:p>23%</text:p>
          </table:table-cell>
          <table:table-cell table:style-name="ce21" table:formula="of:=([.DH13]*0.25*5*10)/([.DH12])" office:value-type="percentage" office:value="0.21875">
            <text:p>22%</text:p>
          </table:table-cell>
          <table:table-cell table:style-name="ce21" table:formula="of:=([.DI13]*0.25*5*10)/([.DI12])" office:value-type="percentage" office:value="0.203125">
            <text:p>20%</text:p>
          </table:table-cell>
          <table:table-cell table:number-columns-repeated="911"/>
        </table:table-row>
        <table:table-row table:style-name="ro1">
          <table:table-cell table:style-name="ce7" office:value-type="string">
            <text:p>persistent bot damage (bot hp/player firepower * bot damage)</text:p>
          </table:table-cell>
          <table:table-cell table:style-name="ce21" office:value-type="string">
            <text:p>n/a</text:p>
          </table:table-cell>
          <table:table-cell table:style-name="ce21" table:formula="of:=50*([.C29]*[.C15]/([.C11]*10*5)) / ([.C12])" office:value-type="percentage" office:value="0.0211577316810345">
            <text:p>2%</text:p>
          </table:table-cell>
          <table:table-cell table:style-name="ce21" table:formula="of:=50*([.D29]*[.D15]/([.D11]*10*5)) / ([.D12])" office:value-type="percentage" office:value="0.0338541666666667">
            <text:p>3%</text:p>
          </table:table-cell>
          <table:table-cell table:style-name="ce21" table:formula="of:=50*([.E29]*[.E15]/([.E11]*10*5)) / ([.E12])" office:value-type="percentage" office:value="0.0250438456632653">
            <text:p>3%</text:p>
          </table:table-cell>
          <table:table-cell table:style-name="ce21" table:formula="of:=50*([.F29]*[.F15]/([.F11]*10*5)) / ([.F12])" office:value-type="percentage" office:value="0.0281743263711735">
            <text:p>3%</text:p>
          </table:table-cell>
          <table:table-cell table:style-name="ce21" table:formula="of:=50*([.G29]*[.G15]/([.G11]*10*5)) / ([.G12])" office:value-type="percentage" office:value="0.0669642857142857">
            <text:p>7%</text:p>
          </table:table-cell>
          <table:table-cell table:style-name="ce21" table:formula="of:=50*([.H29]*[.H15]/([.H11]*10*5)) / ([.H12])" office:value-type="percentage" office:value="0.0292983098025712">
            <text:p>3%</text:p>
          </table:table-cell>
          <table:table-cell table:style-name="ce21" table:formula="of:=50*([.I29]*[.I15]/([.I11]*10*5)) / ([.I12])" office:value-type="percentage" office:value="0.0348557692307692">
            <text:p>3%</text:p>
          </table:table-cell>
          <table:table-cell table:style-name="ce21" table:formula="of:=50*([.J29]*[.J15]/([.J11]*10*5)) / ([.J12])" office:value-type="percentage" office:value="0.0334821428571429">
            <text:p>3%</text:p>
          </table:table-cell>
          <table:table-cell table:style-name="ce21" table:formula="of:=50*([.K29]*[.K15]/([.K11]*10*5)) / ([.K12])" office:value-type="percentage" office:value="0.0908998842592593">
            <text:p>9%</text:p>
          </table:table-cell>
          <table:table-cell table:style-name="ce21" table:formula="of:=50*([.L29]*[.L15]/([.L11]*10*5)) / ([.L12])" office:value-type="percentage" office:value="0.0908998842592593">
            <text:p>9%</text:p>
          </table:table-cell>
          <table:table-cell table:style-name="ce21" table:formula="of:=50*([.M29]*[.M15]/([.M11]*10*5)) / ([.M12])" office:value-type="percentage" office:value="0.0182891659020131">
            <text:p>2%</text:p>
          </table:table-cell>
          <table:table-cell table:style-name="ce21" table:formula="of:=50*([.N29]*[.N15]/([.N11]*10*5)) / ([.N12])" office:value-type="percentage" office:value="0.0349326001492195">
            <text:p>3%</text:p>
          </table:table-cell>
          <table:table-cell table:style-name="ce21" table:formula="of:=50*([.O29]*[.O15]/([.O11]*10*5)) / ([.O12])" office:value-type="percentage" office:value="0.0485224509725765">
            <text:p>5%</text:p>
          </table:table-cell>
          <table:table-cell table:style-name="ce21" table:formula="of:=50*([.P29]*[.P15]/([.P11]*10*5)) / ([.P12])" office:value-type="percentage" office:value="0.0306091446995465">
            <text:p>3%</text:p>
          </table:table-cell>
          <table:table-cell table:style-name="ce21" table:formula="of:=50*([.Q29]*[.Q15]/([.Q11]*10*5)) / ([.Q12])" office:value-type="percentage" office:value="0.0426093207465278">
            <text:p>4%</text:p>
          </table:table-cell>
          <table:table-cell table:style-name="ce21" table:formula="of:=50*([.R29]*[.R15]/([.R11]*10*5)) / ([.R12])" office:value-type="percentage" office:value="0.0305937283587258">
            <text:p>3%</text:p>
          </table:table-cell>
          <table:table-cell table:style-name="ce21" table:formula="of:=50*([.S29]*[.S15]/([.S11]*10*5)) / ([.S12])" office:value-type="percentage" office:value="0.0378644024884259">
            <text:p>4%</text:p>
          </table:table-cell>
          <table:table-cell table:style-name="ce21" table:formula="of:=50*([.T29]*[.T15]/([.T11]*10*5)) / ([.T12])" office:value-type="percentage" office:value="0.0330687830687831">
            <text:p>3%</text:p>
          </table:table-cell>
          <table:table-cell table:style-name="ce21" table:formula="of:=50*([.U29]*[.U15]/([.U11]*10*5)) / ([.U12])" office:value-type="percentage" office:value="0.0305059523809524">
            <text:p>3%</text:p>
          </table:table-cell>
          <table:table-cell table:style-name="ce21" table:formula="of:=50*([.V29]*[.V15]/([.V11]*10*5)) / ([.V12])" office:value-type="percentage" office:value="0.039705113347278">
            <text:p>4%</text:p>
          </table:table-cell>
          <table:table-cell table:style-name="ce21" table:formula="of:=50*([.W29]*[.W15]/([.W11]*10*5)) / ([.W12])" office:value-type="percentage" office:value="0.0719624083719136">
            <text:p>7%</text:p>
          </table:table-cell>
          <table:table-cell table:style-name="ce21" table:formula="of:=50*([.X29]*[.X15]/([.X11]*10*5)) / ([.X12])" office:value-type="percentage" office:value="0.0657400948660714">
            <text:p>7%</text:p>
          </table:table-cell>
          <table:table-cell table:style-name="ce21" table:formula="of:=50*([.Y29]*[.Y15]/([.Y11]*10*5)) / ([.Y12])" office:value-type="percentage" office:value="0.0404411764705882">
            <text:p>4%</text:p>
          </table:table-cell>
          <table:table-cell table:style-name="ce21" table:formula="of:=50*([.Z29]*[.Z15]/([.Z11]*10*5)) / ([.Z12])" office:value-type="percentage" office:value="0.0336526676100128">
            <text:p>3%</text:p>
          </table:table-cell>
          <table:table-cell table:style-name="ce21" table:formula="of:=50*([.AA29]*[.AA15]/([.AA11]*10*5)) / ([.AA12])" office:value-type="percentage" office:value="0.0336526676100128">
            <text:p>3%</text:p>
          </table:table-cell>
          <table:table-cell table:style-name="ce21" table:formula="of:=50*([.AB29]*[.AB15]/([.AB11]*10*5)) / ([.AB12])" office:value-type="percentage" office:value="0.0331432057219529">
            <text:p>3%</text:p>
          </table:table-cell>
          <table:table-cell table:style-name="ce21" table:formula="of:=50*([.AC29]*[.AC15]/([.AC11]*10*5)) / ([.AC12])" office:value-type="percentage" office:value="0.0683362884160756">
            <text:p>7%</text:p>
          </table:table-cell>
          <table:table-cell table:style-name="ce21" table:formula="of:=50*([.AD29]*[.AD15]/([.AD11]*10*5)) / ([.AD12])" office:value-type="percentage" office:value="0.0424149377295684">
            <text:p>4%</text:p>
          </table:table-cell>
          <table:table-cell table:style-name="ce21" table:formula="of:=50*([.AE29]*[.AE15]/([.AE11]*10*5)) / ([.AE12])" office:value-type="percentage" office:value="0.0374567622245179">
            <text:p>4%</text:p>
          </table:table-cell>
          <table:table-cell table:style-name="ce21" table:formula="of:=50*([.AF29]*[.AF15]/([.AF11]*10*5)) / ([.AF12])" office:value-type="percentage" office:value="0.0427304579889807">
            <text:p>4%</text:p>
          </table:table-cell>
          <table:table-cell table:style-name="ce21" table:formula="of:=50*([.AG29]*[.AG15]/([.AG11]*10*5)) / ([.AG12])" office:value-type="percentage" office:value="0.0428206066345271">
            <text:p>4%</text:p>
          </table:table-cell>
          <table:table-cell table:style-name="ce21" table:formula="of:=50*([.AH29]*[.AH15]/([.AH11]*10*5)) / ([.AH12])" office:value-type="percentage" office:value="0.0431361268939394">
            <text:p>4%</text:p>
          </table:table-cell>
          <table:table-cell table:style-name="ce21" table:formula="of:=50*([.AI29]*[.AI15]/([.AI11]*10*5)) / ([.AI12])" office:value-type="percentage" office:value="0.0359375">
            <text:p>4%</text:p>
          </table:table-cell>
          <table:table-cell table:style-name="ce21" table:formula="of:=50*([.AJ29]*[.AJ15]/([.AJ11]*10*5)) / ([.AJ12])" office:value-type="percentage" office:value="0.0443041725936463">
            <text:p>4%</text:p>
          </table:table-cell>
          <table:table-cell table:style-name="ce21" table:formula="of:=50*([.AK29]*[.AK15]/([.AK11]*10*5)) / ([.AK12])" office:value-type="percentage" office:value="0.0446525747238467">
            <text:p>4%</text:p>
          </table:table-cell>
          <table:table-cell table:style-name="ce21" table:formula="of:=50*([.AL29]*[.AL15]/([.AL11]*10*5)) / ([.AL12])" office:value-type="percentage" office:value="0.0326704545454545">
            <text:p>3%</text:p>
          </table:table-cell>
          <table:table-cell table:style-name="ce21" table:formula="of:=50*([.AM29]*[.AM15]/([.AM11]*10*5)) / ([.AM12])" office:value-type="percentage" office:value="0.0326704545454545">
            <text:p>3%</text:p>
          </table:table-cell>
          <table:table-cell table:style-name="ce21" table:formula="of:=50*([.AN29]*[.AN15]/([.AN11]*10*5)) / ([.AN12])" office:value-type="percentage" office:value="0.0416666666666667">
            <text:p>4%</text:p>
          </table:table-cell>
          <table:table-cell table:style-name="ce21" table:formula="of:=50*([.AO29]*[.AO15]/([.AO11]*10*5)) / ([.AO12])" office:value-type="percentage" office:value="0.0426277281746032">
            <text:p>4%</text:p>
          </table:table-cell>
          <table:table-cell table:style-name="ce21" table:formula="of:=50*([.AP29]*[.AP15]/([.AP11]*10*5)) / ([.AP12])" office:value-type="percentage" office:value="0.0653409090909091">
            <text:p>7%</text:p>
          </table:table-cell>
          <table:table-cell table:style-name="ce21" table:formula="of:=50*([.AQ29]*[.AQ15]/([.AQ11]*10*5)) / ([.AQ12])" office:value-type="percentage" office:value="0.0457504376147842">
            <text:p>5%</text:p>
          </table:table-cell>
          <table:table-cell table:style-name="ce21" table:formula="of:=50*([.AR29]*[.AR15]/([.AR11]*10*5)) / ([.AR12])" office:value-type="percentage" office:value="0.0431812012167126">
            <text:p>4%</text:p>
          </table:table-cell>
          <table:table-cell table:style-name="ce21" table:formula="of:=50*([.AS29]*[.AS15]/([.AS11]*10*5)) / ([.AS12])" office:value-type="percentage" office:value="0.0431812012167126">
            <text:p>4%</text:p>
          </table:table-cell>
          <table:table-cell table:style-name="ce21" table:formula="of:=50*([.AT29]*[.AT15]/([.AT11]*10*5)) / ([.AT12])" office:value-type="percentage" office:value="0.0465617754247016">
            <text:p>5%</text:p>
          </table:table-cell>
          <table:table-cell table:style-name="ce21" table:formula="of:=50*([.AU29]*[.AU15]/([.AU11]*10*5)) / ([.AU12])" office:value-type="percentage" office:value="0.0500876913265306">
            <text:p>5%</text:p>
          </table:table-cell>
          <table:table-cell table:style-name="ce21" table:formula="of:=50*([.AV29]*[.AV15]/([.AV11]*10*5)) / ([.AV12])" office:value-type="percentage" office:value="0.0510315139701105">
            <text:p>5%</text:p>
          </table:table-cell>
          <table:table-cell table:style-name="ce21" table:formula="of:=50*([.AW29]*[.AW15]/([.AW11]*10*5)) / ([.AW12])" office:value-type="percentage" office:value="0.0365425088729224">
            <text:p>4%</text:p>
          </table:table-cell>
          <table:table-cell table:style-name="ce21" table:formula="of:=50*([.AX29]*[.AX15]/([.AX11]*10*5)) / ([.AX12])" office:value-type="percentage" office:value="0.0368303571428571">
            <text:p>4%</text:p>
          </table:table-cell>
          <table:table-cell table:style-name="ce21" table:formula="of:=50*([.AY29]*[.AY15]/([.AY11]*10*5)) / ([.AY12])" office:value-type="percentage" office:value="0.0473280389118457">
            <text:p>5%</text:p>
          </table:table-cell>
          <table:table-cell table:style-name="ce21" table:formula="of:=50*([.AZ29]*[.AZ15]/([.AZ11]*10*5)) / ([.AZ12])" office:value-type="percentage" office:value="0.0418768988715278">
            <text:p>4%</text:p>
          </table:table-cell>
          <table:table-cell table:style-name="ce21" table:formula="of:=50*([.BA29]*[.BA15]/([.BA11]*10*5)) / ([.BA12])" office:value-type="percentage" office:value="0.0352179079639668">
            <text:p>4%</text:p>
          </table:table-cell>
          <table:table-cell table:style-name="ce21" table:formula="of:=50*([.BB29]*[.BB15]/([.BB11]*10*5)) / ([.BB12])" office:value-type="percentage" office:value="0.0352179079639668">
            <text:p>4%</text:p>
          </table:table-cell>
          <table:table-cell table:style-name="ce21" table:formula="of:=50*([.BC29]*[.BC15]/([.BC11]*10*5)) / ([.BC12])" office:value-type="percentage" office:value="0.0352179079639668">
            <text:p>4%</text:p>
          </table:table-cell>
          <table:table-cell table:style-name="ce21" table:formula="of:=50*([.BD29]*[.BD15]/([.BD11]*10*5)) / ([.BD12])" office:value-type="percentage" office:value="0.0515062326869806">
            <text:p>5%</text:p>
          </table:table-cell>
          <table:table-cell table:style-name="ce21" table:formula="of:=50*([.BE29]*[.BE15]/([.BE11]*10*5)) / ([.BE12])" office:value-type="percentage" office:value="0.0346880926141046">
            <text:p>3%</text:p>
          </table:table-cell>
          <table:table-cell table:style-name="ce21" table:formula="of:=50*([.BF29]*[.BF15]/([.BF11]*10*5)) / ([.BF12])" office:value-type="percentage" office:value="0.0481280609121518">
            <text:p>5%</text:p>
          </table:table-cell>
          <table:table-cell table:style-name="ce21" table:formula="of:=50*([.BG29]*[.BG15]/([.BG11]*10*5)) / ([.BG12])" office:value-type="percentage" office:value="0.0452661949088146">
            <text:p>5%</text:p>
          </table:table-cell>
          <table:table-cell table:style-name="ce21" table:formula="of:=50*([.BH29]*[.BH15]/([.BH11]*10*5)) / ([.BH12])" office:value-type="percentage" office:value="0.0716297591297591">
            <text:p>7%</text:p>
          </table:table-cell>
          <table:table-cell table:style-name="ce21" table:formula="of:=50*([.BI29]*[.BI15]/([.BI11]*10*5)) / ([.BI12])" office:value-type="percentage" office:value="0.0871123890817901">
            <text:p>9%</text:p>
          </table:table-cell>
          <table:table-cell table:style-name="ce21" table:formula="of:=50*([.BJ29]*[.BJ15]/([.BJ11]*10*5)) / ([.BJ12])" office:value-type="percentage" office:value="0.0574104532163743">
            <text:p>6%</text:p>
          </table:table-cell>
          <table:table-cell table:style-name="ce21" table:formula="of:=50*([.BK29]*[.BK15]/([.BK11]*10*5)) / ([.BK12])" office:value-type="percentage" office:value="0.042769290703175">
            <text:p>4%</text:p>
          </table:table-cell>
          <table:table-cell table:style-name="ce21" table:formula="of:=50*([.BL29]*[.BL15]/([.BL11]*10*5)) / ([.BL12])" office:value-type="percentage" office:value="0.0495931537598204">
            <text:p>5%</text:p>
          </table:table-cell>
          <table:table-cell table:style-name="ce21" table:formula="of:=50*([.BM29]*[.BM15]/([.BM11]*10*5)) / ([.BM12])" office:value-type="percentage" office:value="0.0497771506640686">
            <text:p>5%</text:p>
          </table:table-cell>
          <table:table-cell table:style-name="ce21" table:formula="of:=50*([.BN29]*[.BN15]/([.BN11]*10*5)) / ([.BN12])" office:value-type="percentage" office:value="0.0388405539772727">
            <text:p>4%</text:p>
          </table:table-cell>
          <table:table-cell table:style-name="ce21" table:formula="of:=50*([.BO29]*[.BO15]/([.BO11]*10*5)) / ([.BO12])" office:value-type="percentage" office:value="0.0630507884972171">
            <text:p>6%</text:p>
          </table:table-cell>
          <table:table-cell table:style-name="ce21" table:formula="of:=50*([.BP29]*[.BP15]/([.BP11]*10*5)) / ([.BP12])" office:value-type="percentage" office:value="0.0429496057958662">
            <text:p>4%</text:p>
          </table:table-cell>
          <table:table-cell table:style-name="ce21" table:formula="of:=50*([.BQ29]*[.BQ15]/([.BQ11]*10*5)) / ([.BQ12])" office:value-type="percentage" office:value="0.0491602891156463">
            <text:p>5%</text:p>
          </table:table-cell>
          <table:table-cell table:style-name="ce21" table:formula="of:=50*([.BR29]*[.BR15]/([.BR11]*10*5)) / ([.BR12])" office:value-type="percentage" office:value="0.0464421745152355">
            <text:p>5%</text:p>
          </table:table-cell>
          <table:table-cell table:style-name="ce21" table:formula="of:=50*([.BS29]*[.BS15]/([.BS11]*10*5)) / ([.BS12])" office:value-type="percentage" office:value="0.0621448863636364">
            <text:p>6%</text:p>
          </table:table-cell>
          <table:table-cell table:style-name="ce21" table:formula="of:=50*([.BT29]*[.BT15]/([.BT11]*10*5)) / ([.BT12])" office:value-type="percentage" office:value="0.0483603836942941">
            <text:p>5%</text:p>
          </table:table-cell>
          <table:table-cell table:style-name="ce21" table:formula="of:=50*([.BU29]*[.BU15]/([.BU11]*10*5)) / ([.BU12])" office:value-type="percentage" office:value="0.0896667206827635">
            <text:p>9%</text:p>
          </table:table-cell>
          <table:table-cell table:style-name="ce21" table:formula="of:=50*([.BV29]*[.BV15]/([.BV11]*10*5)) / ([.BV12])" office:value-type="percentage" office:value="0.0957854406130268">
            <text:p>10%</text:p>
          </table:table-cell>
          <table:table-cell table:style-name="ce21" table:formula="of:=50*([.BW29]*[.BW15]/([.BW11]*10*5)) / ([.BW12])" office:value-type="percentage" office:value="0.0467944671491045">
            <text:p>5%</text:p>
          </table:table-cell>
          <table:table-cell table:style-name="ce21" table:formula="of:=50*([.BX29]*[.BX15]/([.BX11]*10*5)) / ([.BX12])" office:value-type="percentage" office:value="0.0395130878438332">
            <text:p>4%</text:p>
          </table:table-cell>
          <table:table-cell table:style-name="ce21" table:formula="of:=50*([.BY29]*[.BY15]/([.BY11]*10*5)) / ([.BY12])" office:value-type="percentage" office:value="0.0525566603535354">
            <text:p>5%</text:p>
          </table:table-cell>
          <table:table-cell table:style-name="ce21" table:formula="of:=50*([.BZ29]*[.BZ15]/([.BZ11]*10*5)) / ([.BZ12])" office:value-type="percentage" office:value="0.0470123625779086">
            <text:p>5%</text:p>
          </table:table-cell>
          <table:table-cell table:style-name="ce21" table:formula="of:=50*([.CA29]*[.CA15]/([.CA11]*10*5)) / ([.CA12])" office:value-type="percentage" office:value="0.0690383365821962">
            <text:p>7%</text:p>
          </table:table-cell>
          <table:table-cell table:style-name="ce21" table:formula="of:=50*([.CB29]*[.CB15]/([.CB11]*10*5)) / ([.CB12])" office:value-type="percentage" office:value="0.0273733428030303">
            <text:p>3%</text:p>
          </table:table-cell>
          <table:table-cell table:style-name="ce21" table:formula="of:=50*([.CC29]*[.CC15]/([.CC11]*10*5)) / ([.CC12])" office:value-type="percentage" office:value="0.0280632543816138">
            <text:p>3%</text:p>
          </table:table-cell>
          <table:table-cell table:style-name="ce21" table:formula="of:=50*([.CD29]*[.CD15]/([.CD11]*10*5)) / ([.CD12])" office:value-type="percentage" office:value="0.0193517331723814">
            <text:p>2%</text:p>
          </table:table-cell>
          <table:table-cell table:style-name="ce21" table:formula="of:=50*([.CE29]*[.CE15]/([.CE11]*10*5)) / ([.CE12])" office:value-type="percentage" office:value="0.0455729166666667">
            <text:p>5%</text:p>
          </table:table-cell>
          <table:table-cell table:style-name="ce21" table:formula="of:=50*([.CF29]*[.CF15]/([.CF11]*10*5)) / ([.CF12])" office:value-type="percentage" office:value="0.0415734775363574">
            <text:p>4%</text:p>
          </table:table-cell>
          <table:table-cell table:style-name="ce21" table:formula="of:=50*([.CG29]*[.CG15]/([.CG11]*10*5)) / ([.CG12])" office:value-type="percentage" office:value="0.029417941994863">
            <text:p>3%</text:p>
          </table:table-cell>
          <table:table-cell table:style-name="ce21" table:formula="of:=50*([.CH29]*[.CH15]/([.CH11]*10*5)) / ([.CH12])" office:value-type="percentage" office:value="0.0335122307671441">
            <text:p>3%</text:p>
          </table:table-cell>
          <table:table-cell table:style-name="ce21" table:formula="of:=50*([.CI29]*[.CI15]/([.CI11]*10*5)) / ([.CI12])" office:value-type="percentage" office:value="0.0586685823754789">
            <text:p>6%</text:p>
          </table:table-cell>
          <table:table-cell table:style-name="ce21" table:formula="of:=50*([.CJ29]*[.CJ15]/([.CJ11]*10*5)) / ([.CJ12])" office:value-type="percentage" office:value="0.0351724137931035">
            <text:p>4%</text:p>
          </table:table-cell>
          <table:table-cell table:style-name="ce21" table:formula="of:=50*([.CK29]*[.CK15]/([.CK11]*10*5)) / ([.CK12])" office:value-type="percentage" office:value="0.0469572106186225">
            <text:p>5%</text:p>
          </table:table-cell>
          <table:table-cell table:style-name="ce21" table:formula="of:=50*([.CL29]*[.CL15]/([.CL11]*10*5)) / ([.CL12])" office:value-type="percentage" office:value="0.0466605546461848">
            <text:p>5%</text:p>
          </table:table-cell>
          <table:table-cell table:style-name="ce21" table:formula="of:=50*([.CM29]*[.CM15]/([.CM11]*10*5)) / ([.CM12])" office:value-type="percentage" office:value="0.0258885318660394">
            <text:p>3%</text:p>
          </table:table-cell>
          <table:table-cell table:style-name="ce21" table:formula="of:=50*([.CN29]*[.CN15]/([.CN11]*10*5)) / ([.CN12])" office:value-type="percentage" office:value="0.0356426968044705">
            <text:p>4%</text:p>
          </table:table-cell>
          <table:table-cell table:style-name="ce21" table:formula="of:=50*([.CO29]*[.CO15]/([.CO11]*10*5)) / ([.CO12])" office:value-type="percentage" office:value="0.0581008020546373">
            <text:p>6%</text:p>
          </table:table-cell>
          <table:table-cell table:style-name="ce21" table:formula="of:=50*([.CP29]*[.CP15]/([.CP11]*10*5)) / ([.CP12])" office:value-type="percentage" office:value="0.0720699190000411">
            <text:p>7%</text:p>
          </table:table-cell>
          <table:table-cell table:style-name="ce21" table:formula="of:=50*([.CQ29]*[.CQ15]/([.CQ11]*10*5)) / ([.CQ12])" office:value-type="percentage" office:value="0.0528579799701683">
            <text:p>5%</text:p>
          </table:table-cell>
          <table:table-cell table:style-name="ce21" table:formula="of:=50*([.CR29]*[.CR15]/([.CR11]*10*5)) / ([.CR12])" office:value-type="percentage" office:value="0.0693314537419651">
            <text:p>7%</text:p>
          </table:table-cell>
          <table:table-cell table:style-name="ce21" table:formula="of:=50*([.CS29]*[.CS15]/([.CS11]*10*5)) / ([.CS12])" office:value-type="percentage" office:value="0.0600840722566575">
            <text:p>6%</text:p>
          </table:table-cell>
          <table:table-cell table:style-name="ce21" table:formula="of:=50*([.CT29]*[.CT15]/([.CT11]*10*5)) / ([.CT12])" office:value-type="percentage" office:value="0.0581226136108408">
            <text:p>6%</text:p>
          </table:table-cell>
          <table:table-cell table:style-name="ce21" table:formula="of:=50*([.CU29]*[.CU15]/([.CU11]*10*5)) / ([.CU12])" office:value-type="percentage" office:value="0.0680509868421053">
            <text:p>7%</text:p>
          </table:table-cell>
          <table:table-cell table:style-name="ce21" table:formula="of:=50*([.CV29]*[.CV15]/([.CV11]*10*5)) / ([.CV12])" office:value-type="percentage" office:value="0.147247229916897">
            <text:p>15%</text:p>
          </table:table-cell>
          <table:table-cell table:style-name="ce21" table:formula="of:=50*([.CW29]*[.CW15]/([.CW11]*10*5)) / ([.CW12])" office:value-type="percentage" office:value="0.0596784033516988">
            <text:p>6%</text:p>
          </table:table-cell>
          <table:table-cell table:style-name="ce21" table:formula="of:=50*([.CX29]*[.CX15]/([.CX11]*10*5)) / ([.CX12])" office:value-type="percentage" office:value="0.0938298271975958">
            <text:p>9%</text:p>
          </table:table-cell>
          <table:table-cell table:style-name="ce21" table:formula="of:=50*([.CY29]*[.CY15]/([.CY11]*10*5)) / ([.CY12])" office:value-type="percentage" office:value="0.0653577680211203">
            <text:p>7%</text:p>
          </table:table-cell>
          <table:table-cell table:style-name="ce21" table:formula="of:=50*([.CZ29]*[.CZ15]/([.CZ11]*10*5)) / ([.CZ12])" office:value-type="percentage" office:value="0.0627018484161341">
            <text:p>6%</text:p>
          </table:table-cell>
          <table:table-cell table:style-name="ce21" table:formula="of:=50*([.DA29]*[.DA15]/([.DA11]*10*5)) / ([.DA12])" office:value-type="percentage" office:value="0.0606060606060606">
            <text:p>6%</text:p>
          </table:table-cell>
          <table:table-cell table:style-name="ce21" table:formula="of:=50*([.DB29]*[.DB15]/([.DB11]*10*5)) / ([.DB12])" office:value-type="percentage" office:value="0.063802922845476">
            <text:p>6%</text:p>
          </table:table-cell>
          <table:table-cell table:style-name="ce21" table:formula="of:=50*([.DC29]*[.DC15]/([.DC11]*10*5)) / ([.DC12])" office:value-type="percentage" office:value="0.0752314814814815">
            <text:p>8%</text:p>
          </table:table-cell>
          <table:table-cell table:style-name="ce21" table:formula="of:=50*([.DD29]*[.DD15]/([.DD11]*10*5)) / ([.DD12])" office:value-type="percentage" office:value="0.0821759259259259">
            <text:p>8%</text:p>
          </table:table-cell>
          <table:table-cell table:style-name="ce21" table:formula="of:=50*([.DE29]*[.DE15]/([.DE11]*10*5)) / ([.DE12])" office:value-type="percentage" office:value="0.048681129476584">
            <text:p>5%</text:p>
          </table:table-cell>
          <table:table-cell table:style-name="ce21" table:formula="of:=50*([.DF29]*[.DF15]/([.DF11]*10*5)) / ([.DF12])" office:value-type="percentage" office:value="0.0602330119375574">
            <text:p>6%</text:p>
          </table:table-cell>
          <table:table-cell table:style-name="ce21" table:formula="of:=50*([.DG29]*[.DG15]/([.DG11]*10*5)) / ([.DG12])" office:value-type="percentage" office:value="0.0833649599690083">
            <text:p>8%</text:p>
          </table:table-cell>
          <table:table-cell table:style-name="ce21" table:formula="of:=50*([.DH29]*[.DH15]/([.DH11]*10*5)) / ([.DH12])" office:value-type="percentage" office:value="0.0960471944323619">
            <text:p>10%</text:p>
          </table:table-cell>
          <table:table-cell table:style-name="ce21" table:formula="of:=50*([.DI29]*[.DI15]/([.DI11]*10*5)) / ([.DI12])" office:value-type="percentage" office:value="0.0640865384615385">
            <text:p>6%</text:p>
          </table:table-cell>
          <table:table-cell table:number-columns-repeated="911"/>
        </table:table-row>
        <table:table-row table:style-name="ro1">
          <table:table-cell table:style-name="ce8" office:value-type="string">
            <text:p>adjusted firepower</text:p>
          </table:table-cell>
          <table:table-cell table:style-name="ce22" office:value-type="string">
            <text:p>n/a</text:p>
          </table:table-cell>
          <table:table-cell table:style-name="ce22" table:formula="of:=[.C30]*(1+[.C31])*(1+[.C32])" office:value-type="percentage" office:value="0.442910316463883">
            <text:p>44%</text:p>
          </table:table-cell>
          <table:table-cell table:style-name="ce22" table:formula="of:=[.D30]*(1+[.D31])*(1+[.D32])" office:value-type="percentage" office:value="0.306925455729167">
            <text:p>31%</text:p>
          </table:table-cell>
          <table:table-cell table:style-name="ce22" table:formula="of:=[.E30]*(1+[.E31])*(1+[.E32])" office:value-type="percentage" office:value="0.513420797377415">
            <text:p>51%</text:p>
          </table:table-cell>
          <table:table-cell table:style-name="ce22" table:formula="of:=[.F30]*(1+[.F31])*(1+[.F32])" office:value-type="percentage" office:value="0.476766959161206">
            <text:p>48%</text:p>
          </table:table-cell>
          <table:table-cell table:style-name="ce22" table:formula="of:=[.G30]*(1+[.G31])*(1+[.G32])" office:value-type="percentage" office:value="0.295915876116071">
            <text:p>30%</text:p>
          </table:table-cell>
          <table:table-cell table:style-name="ce22" table:formula="of:=[.H30]*(1+[.H31])*(1+[.H32])" office:value-type="percentage" office:value="0.343612407696466">
            <text:p>34%</text:p>
          </table:table-cell>
          <table:table-cell table:style-name="ce22" table:formula="of:=[.I30]*(1+[.I31])*(1+[.I32])" office:value-type="percentage" office:value="0.311265211838942">
            <text:p>31%</text:p>
          </table:table-cell>
          <table:table-cell table:style-name="ce22" table:formula="of:=[.J30]*(1+[.J31])*(1+[.J32])" office:value-type="percentage" office:value="0.314889090401786">
            <text:p>31%</text:p>
          </table:table-cell>
          <table:table-cell table:style-name="ce22" table:formula="of:=[.K30]*(1+[.K31])*(1+[.K32])" office:value-type="percentage" office:value="0.433836695327026">
            <text:p>43%</text:p>
          </table:table-cell>
          <table:table-cell table:style-name="ce22" table:formula="of:=[.L30]*(1+[.L31])*(1+[.L32])" office:value-type="percentage" office:value="0.433836695327026">
            <text:p>43%</text:p>
          </table:table-cell>
          <table:table-cell table:style-name="ce22" table:formula="of:=[.M30]*(1+[.M31])*(1+[.M32])" office:value-type="percentage" office:value="0.273587117230073">
            <text:p>27%</text:p>
          </table:table-cell>
          <table:table-cell table:style-name="ce22" table:formula="of:=[.N30]*(1+[.N31])*(1+[.N32])" office:value-type="percentage" office:value="0.401471975719446">
            <text:p>40%</text:p>
          </table:table-cell>
          <table:table-cell table:style-name="ce22" table:formula="of:=[.O30]*(1+[.O31])*(1+[.O32])" office:value-type="percentage" office:value="0.410707710485351">
            <text:p>41%</text:p>
          </table:table-cell>
          <table:table-cell table:style-name="ce22" table:formula="of:=[.P30]*(1+[.P31])*(1+[.P32])" office:value-type="percentage" office:value="0.440390229125528">
            <text:p>44%</text:p>
          </table:table-cell>
          <table:table-cell table:style-name="ce22" table:formula="of:=[.Q30]*(1+[.Q31])*(1+[.Q32])" office:value-type="percentage" office:value="0.438695640239957">
            <text:p>44%</text:p>
          </table:table-cell>
          <table:table-cell table:style-name="ce22" table:formula="of:=[.R30]*(1+[.R31])*(1+[.R32])" office:value-type="percentage" office:value="0.367846553358821">
            <text:p>37%</text:p>
          </table:table-cell>
          <table:table-cell table:style-name="ce22" table:formula="of:=[.S30]*(1+[.S31])*(1+[.S32])" office:value-type="percentage" office:value="0.338209406214042">
            <text:p>34%</text:p>
          </table:table-cell>
          <table:table-cell table:style-name="ce22" table:formula="of:=[.T30]*(1+[.T31])*(1+[.T32])" office:value-type="percentage" office:value="0.499624039430587">
            <text:p>50%</text:p>
          </table:table-cell>
          <table:table-cell table:style-name="ce22" table:formula="of:=[.U30]*(1+[.U31])*(1+[.U32])" office:value-type="percentage" office:value="0.342160179501488">
            <text:p>34%</text:p>
          </table:table-cell>
          <table:table-cell table:style-name="ce22" table:formula="of:=[.V30]*(1+[.V31])*(1+[.V32])" office:value-type="percentage" office:value="0.458425613765273">
            <text:p>46%</text:p>
          </table:table-cell>
          <table:table-cell table:style-name="ce22" table:formula="of:=[.W30]*(1+[.W31])*(1+[.W32])" office:value-type="percentage" office:value="0.751109703645312">
            <text:p>75%</text:p>
          </table:table-cell>
          <table:table-cell table:style-name="ce22" table:formula="of:=[.X30]*(1+[.X31])*(1+[.X32])" office:value-type="percentage" office:value="0.34405375193294">
            <text:p>34%</text:p>
          </table:table-cell>
          <table:table-cell table:style-name="ce22" table:formula="of:=[.Y30]*(1+[.Y31])*(1+[.Y32])" office:value-type="percentage" office:value="0.329202090992647">
            <text:p>33%</text:p>
          </table:table-cell>
          <table:table-cell table:style-name="ce22" table:formula="of:=[.Z30]*(1+[.Z31])*(1+[.Z32])" office:value-type="percentage" office:value="0.6795242442725">
            <text:p>68%</text:p>
          </table:table-cell>
          <table:table-cell table:style-name="ce22" table:formula="of:=[.AA30]*(1+[.AA31])*(1+[.AA32])" office:value-type="percentage" office:value="0.679524244272501">
            <text:p>68%</text:p>
          </table:table-cell>
          <table:table-cell table:style-name="ce22" table:formula="of:=[.AB30]*(1+[.AB31])*(1+[.AB32])" office:value-type="percentage" office:value="0.379877758924016">
            <text:p>38%</text:p>
          </table:table-cell>
          <table:table-cell table:style-name="ce22" table:formula="of:=[.AC30]*(1+[.AC31])*(1+[.AC32])" office:value-type="percentage" office:value="0.836528650037675">
            <text:p>84%</text:p>
          </table:table-cell>
          <table:table-cell table:style-name="ce22" table:formula="of:=[.AD30]*(1+[.AD31])*(1+[.AD32])" office:value-type="percentage" office:value="0.404374530775639">
            <text:p>40%</text:p>
          </table:table-cell>
          <table:table-cell table:style-name="ce22" table:formula="of:=[.AE30]*(1+[.AE31])*(1+[.AE32])" office:value-type="percentage" office:value="0.460904477123792">
            <text:p>46%</text:p>
          </table:table-cell>
          <table:table-cell table:style-name="ce22" table:formula="of:=[.AF30]*(1+[.AF31])*(1+[.AF32])" office:value-type="percentage" office:value="0.404496927675599">
            <text:p>40%</text:p>
          </table:table-cell>
          <table:table-cell table:style-name="ce22" table:formula="of:=[.AG30]*(1+[.AG31])*(1+[.AG32])" office:value-type="percentage" office:value="0.404531898218445">
            <text:p>40%</text:p>
          </table:table-cell>
          <table:table-cell table:style-name="ce22" table:formula="of:=[.AH30]*(1+[.AH31])*(1+[.AH32])" office:value-type="percentage" office:value="0.404654295118405">
            <text:p>40%</text:p>
          </table:table-cell>
          <table:table-cell table:style-name="ce22" table:formula="of:=[.AI30]*(1+[.AI31])*(1+[.AI32])" office:value-type="percentage" office:value="0.3399169921875">
            <text:p>34%</text:p>
          </table:table-cell>
          <table:table-cell table:style-name="ce22" table:formula="of:=[.AJ30]*(1+[.AJ31])*(1+[.AJ32])" office:value-type="percentage" office:value="0.480465335452714">
            <text:p>48%</text:p>
          </table:table-cell>
          <table:table-cell table:style-name="ce22" table:formula="of:=[.AK30]*(1+[.AK31])*(1+[.AK32])" office:value-type="percentage" office:value="0.426481619687455">
            <text:p>43%</text:p>
          </table:table-cell>
          <table:table-cell table:style-name="ce22" table:formula="of:=[.AL30]*(1+[.AL31])*(1+[.AL32])" office:value-type="percentage" office:value="0.346912730823864">
            <text:p>35%</text:p>
          </table:table-cell>
          <table:table-cell table:style-name="ce22" table:formula="of:=[.AM30]*(1+[.AM31])*(1+[.AM32])" office:value-type="percentage" office:value="0.346912730823864">
            <text:p>35%</text:p>
          </table:table-cell>
          <table:table-cell table:style-name="ce22" table:formula="of:=[.AN30]*(1+[.AN31])*(1+[.AN32])" office:value-type="percentage" office:value="0.333658854166667">
            <text:p>33%</text:p>
          </table:table-cell>
          <table:table-cell table:style-name="ce22" table:formula="of:=[.AO30]*(1+[.AO31])*(1+[.AO32])" office:value-type="percentage" office:value="0.372730685469785">
            <text:p>37%</text:p>
          </table:table-cell>
          <table:table-cell table:style-name="ce22" table:formula="of:=[.AP30]*(1+[.AP31])*(1+[.AP32])" office:value-type="percentage" office:value="0.357887961647727">
            <text:p>36%</text:p>
          </table:table-cell>
          <table:table-cell table:style-name="ce22" table:formula="of:=[.AQ30]*(1+[.AQ31])*(1+[.AQ32])" office:value-type="percentage" office:value="0.40566844086093">
            <text:p>41%</text:p>
          </table:table-cell>
          <table:table-cell table:style-name="ce22" table:formula="of:=[.AR30]*(1+[.AR31])*(1+[.AR32])" office:value-type="percentage" office:value="0.433765829960338">
            <text:p>43%</text:p>
          </table:table-cell>
          <table:table-cell table:style-name="ce22" table:formula="of:=[.AS30]*(1+[.AS31])*(1+[.AS32])" office:value-type="percentage" office:value="0.433765829960338">
            <text:p>43%</text:p>
          </table:table-cell>
          <table:table-cell table:style-name="ce22" table:formula="of:=[.AT30]*(1+[.AT31])*(1+[.AT32])" office:value-type="percentage" office:value="0.405983175746542">
            <text:p>41%</text:p>
          </table:table-cell>
          <table:table-cell table:style-name="ce22" table:formula="of:=[.AU30]*(1+[.AU31])*(1+[.AU32])" office:value-type="percentage" office:value="0.525964681489524">
            <text:p>53%</text:p>
          </table:table-cell>
          <table:table-cell table:style-name="ce22" table:formula="of:=[.AV30]*(1+[.AV31])*(1+[.AV32])" office:value-type="percentage" office:value="0.395982533373762">
            <text:p>40%</text:p>
          </table:table-cell>
          <table:table-cell table:style-name="ce22" table:formula="of:=[.AW30]*(1+[.AW31])*(1+[.AW32])" office:value-type="percentage" office:value="0.393092947281136">
            <text:p>39%</text:p>
          </table:table-cell>
          <table:table-cell table:style-name="ce22" table:formula="of:=[.AX30]*(1+[.AX31])*(1+[.AX32])" office:value-type="percentage" office:value="0.81147018744021">
            <text:p>81%</text:p>
          </table:table-cell>
          <table:table-cell table:style-name="ce22" table:formula="of:=[.AY30]*(1+[.AY31])*(1+[.AY32])" office:value-type="percentage" office:value="0.40628042536073">
            <text:p>41%</text:p>
          </table:table-cell>
          <table:table-cell table:style-name="ce22" table:formula="of:=[.AZ30]*(1+[.AZ31])*(1+[.AZ32])" office:value-type="percentage" office:value="0.441060349088423">
            <text:p>44%</text:p>
          </table:table-cell>
          <table:table-cell table:style-name="ce22" table:formula="of:=[.BA30]*(1+[.BA31])*(1+[.BA32])" office:value-type="percentage" office:value="0.766432571534171">
            <text:p>77%</text:p>
          </table:table-cell>
          <table:table-cell table:style-name="ce22" table:formula="of:=[.BB30]*(1+[.BB31])*(1+[.BB32])" office:value-type="percentage" office:value="0.766432571534171">
            <text:p>77%</text:p>
          </table:table-cell>
          <table:table-cell table:style-name="ce22" table:formula="of:=[.BC30]*(1+[.BC31])*(1+[.BC32])" office:value-type="percentage" office:value="0.766432571534171">
            <text:p>77%</text:p>
          </table:table-cell>
          <table:table-cell table:style-name="ce22" table:formula="of:=[.BD30]*(1+[.BD31])*(1+[.BD32])" office:value-type="percentage" office:value="0.509732938283162">
            <text:p>51%</text:p>
          </table:table-cell>
          <table:table-cell table:style-name="ce22" table:formula="of:=[.BE30]*(1+[.BE31])*(1+[.BE32])" office:value-type="percentage" office:value="0.302363810461716">
            <text:p>30%</text:p>
          </table:table-cell>
          <table:table-cell table:style-name="ce22" table:formula="of:=[.BF30]*(1+[.BF31])*(1+[.BF32])" office:value-type="percentage" office:value="0.417038299029645">
            <text:p>42%</text:p>
          </table:table-cell>
          <table:table-cell table:style-name="ce22" table:formula="of:=[.BG30]*(1+[.BG31])*(1+[.BG32])" office:value-type="percentage" office:value="0.997675280086543">
            <text:p>100%</text:p>
          </table:table-cell>
          <table:table-cell table:style-name="ce22" table:formula="of:=[.BH30]*(1+[.BH31])*(1+[.BH32])" office:value-type="percentage" office:value="0.397759376981504">
            <text:p>40%</text:p>
          </table:table-cell>
          <table:table-cell table:style-name="ce22" table:formula="of:=[.BI30]*(1+[.BI31])*(1+[.BI32])" office:value-type="percentage" office:value="0.761725092237633">
            <text:p>76%</text:p>
          </table:table-cell>
          <table:table-cell table:style-name="ce22" table:formula="of:=[.BJ30]*(1+[.BJ31])*(1+[.BJ32])" office:value-type="percentage" office:value="0.365924769389161">
            <text:p>37%</text:p>
          </table:table-cell>
          <table:table-cell table:style-name="ce22" table:formula="of:=[.BK30]*(1+[.BK31])*(1+[.BK32])" office:value-type="percentage" office:value="0.518365559561354">
            <text:p>52%</text:p>
          </table:table-cell>
          <table:table-cell table:style-name="ce22" table:formula="of:=[.BL30]*(1+[.BL31])*(1+[.BL32])" office:value-type="percentage" office:value="0.633632230607846">
            <text:p>63%</text:p>
          </table:table-cell>
          <table:table-cell table:style-name="ce22" table:formula="of:=[.BM30]*(1+[.BM31])*(1+[.BM32])" office:value-type="percentage" office:value="0.442636678735235">
            <text:p>44%</text:p>
          </table:table-cell>
          <table:table-cell table:style-name="ce22" table:formula="of:=[.BN30]*(1+[.BN31])*(1+[.BN32])" office:value-type="percentage" office:value="1.02890313656862">
            <text:p>103%</text:p>
          </table:table-cell>
          <table:table-cell table:style-name="ce22" table:formula="of:=[.BO30]*(1+[.BO31])*(1+[.BO32])" office:value-type="percentage" office:value="1.21987666577755">
            <text:p>122%</text:p>
          </table:table-cell>
          <table:table-cell table:style-name="ce22" table:formula="of:=[.BP30]*(1+[.BP31])*(1+[.BP32])" office:value-type="percentage" office:value="0.522599868395342">
            <text:p>52%</text:p>
          </table:table-cell>
          <table:table-cell table:style-name="ce22" table:formula="of:=[.BQ30]*(1+[.BQ31])*(1+[.BQ32])" office:value-type="percentage" office:value="1.02875251563476">
            <text:p>103%</text:p>
          </table:table-cell>
          <table:table-cell table:style-name="ce22" table:formula="of:=[.BR30]*(1+[.BR31])*(1+[.BR32])" office:value-type="percentage" office:value="0.517842581015249">
            <text:p>52%</text:p>
          </table:table-cell>
          <table:table-cell table:style-name="ce22" table:formula="of:=[.BS30]*(1+[.BS31])*(1+[.BS32])" office:value-type="percentage" office:value="0.592561703172507">
            <text:p>59%</text:p>
          </table:table-cell>
          <table:table-cell table:style-name="ce22" table:formula="of:=[.BT30]*(1+[.BT31])*(1+[.BT32])" office:value-type="percentage" office:value="0.975030452551735">
            <text:p>98%</text:p>
          </table:table-cell>
          <table:table-cell table:style-name="ce22" table:formula="of:=[.BU30]*(1+[.BU31])*(1+[.BU32])" office:value-type="percentage" office:value="0.78718890841436">
            <text:p>79%</text:p>
          </table:table-cell>
          <table:table-cell table:style-name="ce22" table:formula="of:=[.BV30]*(1+[.BV31])*(1+[.BV32])" office:value-type="percentage" office:value="0.801012748986131">
            <text:p>80%</text:p>
          </table:table-cell>
          <table:table-cell table:style-name="ce22" table:formula="of:=[.BW30]*(1+[.BW31])*(1+[.BW32])" office:value-type="percentage" office:value="1.05504407733573">
            <text:p>106%</text:p>
          </table:table-cell>
          <table:table-cell table:style-name="ce22" table:formula="of:=[.BX30]*(1+[.BX31])*(1+[.BX32])" office:value-type="percentage" office:value="0.903636183005328">
            <text:p>90%</text:p>
          </table:table-cell>
          <table:table-cell table:style-name="ce22" table:formula="of:=[.BY30]*(1+[.BY31])*(1+[.BY32])" office:value-type="percentage" office:value="0.467612815153084">
            <text:p>47%</text:p>
          </table:table-cell>
          <table:table-cell table:style-name="ce22" table:formula="of:=[.BZ30]*(1+[.BZ31])*(1+[.BZ32])" office:value-type="percentage" office:value="0.397063479714939">
            <text:p>40%</text:p>
          </table:table-cell>
          <table:table-cell table:style-name="ce22" table:formula="of:=[.CA30]*(1+[.CA31])*(1+[.CA32])" office:value-type="percentage" office:value="1.03326479900326">
            <text:p>103%</text:p>
          </table:table-cell>
          <table:table-cell table:style-name="ce22" table:formula="of:=[.CB30]*(1+[.CB31])*(1+[.CB32])" office:value-type="percentage" office:value="0.451482426036488">
            <text:p>45%</text:p>
          </table:table-cell>
          <table:table-cell table:style-name="ce22" table:formula="of:=[.CC30]*(1+[.CC31])*(1+[.CC32])" office:value-type="percentage" office:value="0.867715218890731">
            <text:p>87%</text:p>
          </table:table-cell>
          <table:table-cell table:style-name="ce22" table:formula="of:=[.CD30]*(1+[.CD31])*(1+[.CD32])" office:value-type="percentage" office:value="0.660557000315788">
            <text:p>66%</text:p>
          </table:table-cell>
          <table:table-cell table:style-name="ce22" table:formula="of:=[.CE30]*(1+[.CE31])*(1+[.CE32])" office:value-type="percentage" office:value="1.07247520376135">
            <text:p>107%</text:p>
          </table:table-cell>
          <table:table-cell table:style-name="ce22" table:formula="of:=[.CF30]*(1+[.CF31])*(1+[.CF32])" office:value-type="percentage" office:value="0.492368025577892">
            <text:p>49%</text:p>
          </table:table-cell>
          <table:table-cell table:style-name="ce22" table:formula="of:=[.CG30]*(1+[.CG31])*(1+[.CG32])" office:value-type="percentage" office:value="0.769341482037696">
            <text:p>77%</text:p>
          </table:table-cell>
          <table:table-cell table:style-name="ce22" table:formula="of:=[.CH30]*(1+[.CH31])*(1+[.CH32])" office:value-type="percentage" office:value="0.388078302075409">
            <text:p>39%</text:p>
          </table:table-cell>
          <table:table-cell table:style-name="ce22" table:formula="of:=[.CI30]*(1+[.CI31])*(1+[.CI32])" office:value-type="percentage" office:value="0.805496648355385">
            <text:p>81%</text:p>
          </table:table-cell>
          <table:table-cell table:style-name="ce22" table:formula="of:=[.CJ30]*(1+[.CJ31])*(1+[.CJ32])" office:value-type="percentage" office:value="0.376058728448276">
            <text:p>38%</text:p>
          </table:table-cell>
          <table:table-cell table:style-name="ce22" table:formula="of:=[.CK30]*(1+[.CK31])*(1+[.CK32])" office:value-type="percentage" office:value="0.819779522380466">
            <text:p>82%</text:p>
          </table:table-cell>
          <table:table-cell table:style-name="ce22" table:formula="of:=[.CL30]*(1+[.CL31])*(1+[.CL32])" office:value-type="percentage" office:value="0.502853711763013">
            <text:p>50%</text:p>
          </table:table-cell>
          <table:table-cell table:style-name="ce22" table:formula="of:=[.CM30]*(1+[.CM31])*(1+[.CM32])" office:value-type="percentage" office:value="0.681879881814867">
            <text:p>68%</text:p>
          </table:table-cell>
          <table:table-cell table:style-name="ce22" table:formula="of:=[.CN30]*(1+[.CN31])*(1+[.CN32])" office:value-type="percentage" office:value="0.406115793091376">
            <text:p>41%</text:p>
          </table:table-cell>
          <table:table-cell table:style-name="ce22" table:formula="of:=[.CO30]*(1+[.CO31])*(1+[.CO32])" office:value-type="percentage" office:value="0.563971818951822">
            <text:p>56%</text:p>
          </table:table-cell>
          <table:table-cell table:style-name="ce22" table:formula="of:=[.CP30]*(1+[.CP31])*(1+[.CP32])" office:value-type="percentage" office:value="0.715054669826135">
            <text:p>72%</text:p>
          </table:table-cell>
          <table:table-cell table:style-name="ce22" table:formula="of:=[.CQ30]*(1+[.CQ31])*(1+[.CQ32])" office:value-type="percentage" office:value="0.584965891379188">
            <text:p>58%</text:p>
          </table:table-cell>
          <table:table-cell table:style-name="ce22" table:formula="of:=[.CR30]*(1+[.CR31])*(1+[.CR32])" office:value-type="percentage" office:value="0.657678505176881">
            <text:p>66%</text:p>
          </table:table-cell>
          <table:table-cell table:style-name="ce22" table:formula="of:=[.CS30]*(1+[.CS31])*(1+[.CS32])" office:value-type="percentage" office:value="0.597580786567878">
            <text:p>60%</text:p>
          </table:table-cell>
          <table:table-cell table:style-name="ce22" table:formula="of:=[.CT30]*(1+[.CT31])*(1+[.CT32])" office:value-type="percentage" office:value="0.671307865521712">
            <text:p>67%</text:p>
          </table:table-cell>
          <table:table-cell table:style-name="ce22" table:formula="of:=[.CU30]*(1+[.CU31])*(1+[.CU32])" office:value-type="percentage" office:value="0.686539507308495">
            <text:p>69%</text:p>
          </table:table-cell>
          <table:table-cell table:style-name="ce22" table:formula="of:=[.CV30]*(1+[.CV31])*(1+[.CV32])" office:value-type="percentage" office:value="2.39651226773997">
            <text:p>240%</text:p>
          </table:table-cell>
          <table:table-cell table:style-name="ce22" table:formula="of:=[.CW30]*(1+[.CW31])*(1+[.CW32])" office:value-type="percentage" office:value="0.630488580327531">
            <text:p>63%</text:p>
          </table:table-cell>
          <table:table-cell table:style-name="ce22" table:formula="of:=[.CX30]*(1+[.CX31])*(1+[.CX32])" office:value-type="percentage" office:value="1.08453309547696">
            <text:p>108%</text:p>
          </table:table-cell>
          <table:table-cell table:style-name="ce22" table:formula="of:=[.CY30]*(1+[.CY31])*(1+[.CY32])" office:value-type="percentage" office:value="0.358551423288467">
            <text:p>36%</text:p>
          </table:table-cell>
          <table:table-cell table:style-name="ce22" table:formula="of:=[.CZ30]*(1+[.CZ31])*(1+[.CZ32])" office:value-type="percentage" office:value="0.314994113724415">
            <text:p>31%</text:p>
          </table:table-cell>
          <table:table-cell table:style-name="ce22" table:formula="of:=[.DA30]*(1+[.DA31])*(1+[.DA32])" office:value-type="percentage" office:value="0.29553345959596">
            <text:p>30%</text:p>
          </table:table-cell>
          <table:table-cell table:style-name="ce22" table:formula="of:=[.DB30]*(1+[.DB31])*(1+[.DB32])" office:value-type="percentage" office:value="0.315553333147579">
            <text:p>32%</text:p>
          </table:table-cell>
          <table:table-cell table:style-name="ce22" table:formula="of:=[.DC30]*(1+[.DC31])*(1+[.DC32])" office:value-type="percentage" office:value="0.294008608217593">
            <text:p>29%</text:p>
          </table:table-cell>
          <table:table-cell table:style-name="ce22" table:formula="of:=[.DD30]*(1+[.DD31])*(1+[.DD32])" office:value-type="percentage" office:value="0.29590747974537">
            <text:p>30%</text:p>
          </table:table-cell>
          <table:table-cell table:style-name="ce22" table:formula="of:=[.DE30]*(1+[.DE31])*(1+[.DE32])" office:value-type="percentage" office:value="0.395517414626348">
            <text:p>40%</text:p>
          </table:table-cell>
          <table:table-cell table:style-name="ce22" table:formula="of:=[.DF30]*(1+[.DF31])*(1+[.DF32])" office:value-type="percentage" office:value="0.346839311756432">
            <text:p>35%</text:p>
          </table:table-cell>
          <table:table-cell table:style-name="ce22" table:formula="of:=[.DG30]*(1+[.DG31])*(1+[.DG32])" office:value-type="percentage" office:value="0.361661569599137">
            <text:p>36%</text:p>
          </table:table-cell>
          <table:table-cell table:style-name="ce22" table:formula="of:=[.DH30]*(1+[.DH31])*(1+[.DH32])" office:value-type="percentage" office:value="0.406726952044414">
            <text:p>41%</text:p>
          </table:table-cell>
          <table:table-cell table:style-name="ce22" table:formula="of:=[.DI30]*(1+[.DI31])*(1+[.DI32])" office:value-type="percentage" office:value="0.320057279146635">
            <text:p>32%</text:p>
          </table:table-cell>
          <table:table-cell table:number-columns-repeated="911"/>
        </table:table-row>
        <table:table-row table:style-name="ro1">
          <table:table-cell table:style-name="ce8" office:value-type="string">
            <text:p>b/p hp</text:p>
          </table:table-cell>
          <table:table-cell table:style-name="ce22" office:value-type="string">
            <text:p>n/a</text:p>
          </table:table-cell>
          <table:table-cell table:style-name="ce22" table:formula="of:=[.C14]/[.C12]" office:value-type="percentage" office:value="1.125">
            <text:p>113%</text:p>
          </table:table-cell>
          <table:table-cell table:style-name="ce22" table:formula="of:=[.D14]/[.D12]" office:value-type="percentage" office:value="1.625">
            <text:p>163%</text:p>
          </table:table-cell>
          <table:table-cell table:style-name="ce22" table:formula="of:=[.E14]/[.E12]" office:value-type="percentage" office:value="1">
            <text:p>100%</text:p>
          </table:table-cell>
          <table:table-cell table:style-name="ce22" table:formula="of:=[.F14]/[.F12]" office:value-type="percentage" office:value="1.125">
            <text:p>113%</text:p>
          </table:table-cell>
          <table:table-cell table:style-name="ce22" table:formula="of:=[.G14]/[.G12]" office:value-type="percentage" office:value="1.875">
            <text:p>188%</text:p>
          </table:table-cell>
          <table:table-cell table:style-name="ce22" table:formula="of:=[.H14]/[.H12]" office:value-type="percentage" office:value="1.625">
            <text:p>163%</text:p>
          </table:table-cell>
          <table:table-cell table:style-name="ce22" table:formula="of:=[.I14]/[.I12]" office:value-type="percentage" office:value="1.8125">
            <text:p>181%</text:p>
          </table:table-cell>
          <table:table-cell table:style-name="ce22" table:formula="of:=[.J14]/[.J12]" office:value-type="percentage" office:value="1.875">
            <text:p>188%</text:p>
          </table:table-cell>
          <table:table-cell table:style-name="ce22" table:formula="of:=[.K14]/[.K12]" office:value-type="percentage" office:value="1.5">
            <text:p>150%</text:p>
          </table:table-cell>
          <table:table-cell table:style-name="ce22" table:formula="of:=[.L14]/[.L12]" office:value-type="percentage" office:value="1.5">
            <text:p>150%</text:p>
          </table:table-cell>
          <table:table-cell table:style-name="ce22" table:formula="of:=[.M14]/[.M12]" office:value-type="percentage" office:value="2.79166666666667">
            <text:p>279%</text:p>
          </table:table-cell>
          <table:table-cell table:style-name="ce22" table:formula="of:=[.N14]/[.N12]" office:value-type="percentage" office:value="1.9375">
            <text:p>194%</text:p>
          </table:table-cell>
          <table:table-cell table:style-name="ce22" table:formula="of:=[.O14]/[.O12]" office:value-type="percentage" office:value="1.9375">
            <text:p>194%</text:p>
          </table:table-cell>
          <table:table-cell table:style-name="ce22" table:formula="of:=[.P14]/[.P12]" office:value-type="percentage" office:value="1.83333333333333">
            <text:p>183%</text:p>
          </table:table-cell>
          <table:table-cell table:style-name="ce22" table:formula="of:=[.Q14]/[.Q12]" office:value-type="percentage" office:value="1.875">
            <text:p>188%</text:p>
          </table:table-cell>
          <table:table-cell table:style-name="ce22" table:formula="of:=[.R14]/[.R12]" office:value-type="percentage" office:value="2.25">
            <text:p>225%</text:p>
          </table:table-cell>
          <table:table-cell table:style-name="ce22" table:formula="of:=[.S14]/[.S12]" office:value-type="percentage" office:value="2.5">
            <text:p>250%</text:p>
          </table:table-cell>
          <table:table-cell table:style-name="ce22" table:formula="of:=[.T14]/[.T12]" office:value-type="percentage" office:value="1.75">
            <text:p>175%</text:p>
          </table:table-cell>
          <table:table-cell table:style-name="ce22" table:formula="of:=[.U14]/[.U12]" office:value-type="percentage" office:value="2.5625">
            <text:p>256%</text:p>
          </table:table-cell>
          <table:table-cell table:style-name="ce22" table:formula="of:=[.V14]/[.V12]" office:value-type="percentage" office:value="1.9375">
            <text:p>194%</text:p>
          </table:table-cell>
          <table:table-cell table:style-name="ce22" table:formula="of:=[.W14]/[.W12]" office:value-type="percentage" office:value="1.1875">
            <text:p>119%</text:p>
          </table:table-cell>
          <table:table-cell table:style-name="ce22" table:formula="of:=[.X14]/[.X12]" office:value-type="percentage" office:value="2.625">
            <text:p>263%</text:p>
          </table:table-cell>
          <table:table-cell table:style-name="ce22" table:formula="of:=[.Y14]/[.Y12]" office:value-type="percentage" office:value="2.75">
            <text:p>275%</text:p>
          </table:table-cell>
          <table:table-cell table:style-name="ce22" table:formula="of:=[.Z14]/[.Z12]" office:value-type="percentage" office:value="1.34375">
            <text:p>134%</text:p>
          </table:table-cell>
          <table:table-cell table:style-name="ce22" table:formula="of:=[.AA14]/[.AA12]" office:value-type="percentage" office:value="1.34375">
            <text:p>134%</text:p>
          </table:table-cell>
          <table:table-cell table:style-name="ce22" table:formula="of:=[.AB14]/[.AB12]" office:value-type="percentage" office:value="2.4375">
            <text:p>244%</text:p>
          </table:table-cell>
          <table:table-cell table:style-name="ce22" table:formula="of:=[.AC14]/[.AC12]" office:value-type="percentage" office:value="1.125">
            <text:p>113%</text:p>
          </table:table-cell>
          <table:table-cell table:style-name="ce22" table:formula="of:=[.AD14]/[.AD12]" office:value-type="percentage" office:value="2.3525">
            <text:p>235%</text:p>
          </table:table-cell>
          <table:table-cell table:style-name="ce22" table:formula="of:=[.AE14]/[.AE12]" office:value-type="percentage" office:value="2.0775">
            <text:p>208%</text:p>
          </table:table-cell>
          <table:table-cell table:style-name="ce22" table:formula="of:=[.AF14]/[.AF12]" office:value-type="percentage" office:value="2.37">
            <text:p>237%</text:p>
          </table:table-cell>
          <table:table-cell table:style-name="ce22" table:formula="of:=[.AG14]/[.AG12]" office:value-type="percentage" office:value="2.375">
            <text:p>238%</text:p>
          </table:table-cell>
          <table:table-cell table:style-name="ce22" table:formula="of:=[.AH14]/[.AH12]" office:value-type="percentage" office:value="2.3925">
            <text:p>239%</text:p>
          </table:table-cell>
          <table:table-cell table:style-name="ce22" table:formula="of:=[.AI14]/[.AI12]" office:value-type="percentage" office:value="2.875">
            <text:p>288%</text:p>
          </table:table-cell>
          <table:table-cell table:style-name="ce22" table:formula="of:=[.AJ14]/[.AJ12]" office:value-type="percentage" office:value="2.05833333333333">
            <text:p>206%</text:p>
          </table:table-cell>
          <table:table-cell table:style-name="ce22" table:formula="of:=[.AK14]/[.AK12]" office:value-type="percentage" office:value="2.33333333333333">
            <text:p>233%</text:p>
          </table:table-cell>
          <table:table-cell table:style-name="ce22" table:formula="of:=[.AL14]/[.AL12]" office:value-type="percentage" office:value="2.875">
            <text:p>288%</text:p>
          </table:table-cell>
          <table:table-cell table:style-name="ce22" table:formula="of:=[.AM14]/[.AM12]" office:value-type="percentage" office:value="2.875">
            <text:p>288%</text:p>
          </table:table-cell>
          <table:table-cell table:style-name="ce22" table:formula="of:=[.AN14]/[.AN12]" office:value-type="percentage" office:value="3">
            <text:p>300%</text:p>
          </table:table-cell>
          <table:table-cell table:style-name="ce22" table:formula="of:=[.AO14]/[.AO12]" office:value-type="percentage" office:value="2.75">
            <text:p>275%</text:p>
          </table:table-cell>
          <table:table-cell table:style-name="ce22" table:formula="of:=[.AP14]/[.AP12]" office:value-type="percentage" office:value="2.875">
            <text:p>288%</text:p>
          </table:table-cell>
          <table:table-cell table:style-name="ce22" table:formula="of:=[.AQ14]/[.AQ12]" office:value-type="percentage" office:value="2.5375">
            <text:p>254%</text:p>
          </table:table-cell>
          <table:table-cell table:style-name="ce22" table:formula="of:=[.AR14]/[.AR12]" office:value-type="percentage" office:value="2.395">
            <text:p>240%</text:p>
          </table:table-cell>
          <table:table-cell table:style-name="ce22" table:formula="of:=[.AS14]/[.AS12]" office:value-type="percentage" office:value="2.395">
            <text:p>240%</text:p>
          </table:table-cell>
          <table:table-cell table:style-name="ce22" table:formula="of:=[.AT14]/[.AT12]" office:value-type="percentage" office:value="2.5825">
            <text:p>258%</text:p>
          </table:table-cell>
          <table:table-cell table:style-name="ce22" table:formula="of:=[.AU14]/[.AU12]" office:value-type="percentage" office:value="2">
            <text:p>200%</text:p>
          </table:table-cell>
          <table:table-cell table:style-name="ce22" table:formula="of:=[.AV14]/[.AV12]" office:value-type="percentage" office:value="2.66666666666667">
            <text:p>267%</text:p>
          </table:table-cell>
          <table:table-cell table:style-name="ce22" table:formula="of:=[.AW14]/[.AW12]" office:value-type="percentage" office:value="2.6875">
            <text:p>269%</text:p>
          </table:table-cell>
          <table:table-cell table:style-name="ce22" table:formula="of:=[.AX14]/[.AX12]" office:value-type="percentage" office:value="1.3125">
            <text:p>131%</text:p>
          </table:table-cell>
          <table:table-cell table:style-name="ce22" table:formula="of:=[.AY14]/[.AY12]" office:value-type="percentage" office:value="2.625">
            <text:p>263%</text:p>
          </table:table-cell>
          <table:table-cell table:style-name="ce22" table:formula="of:=[.AZ14]/[.AZ12]" office:value-type="percentage" office:value="2.4375">
            <text:p>244%</text:p>
          </table:table-cell>
          <table:table-cell table:style-name="ce22" table:formula="of:=[.BA14]/[.BA12]" office:value-type="percentage" office:value="1.40625">
            <text:p>141%</text:p>
          </table:table-cell>
          <table:table-cell table:style-name="ce22" table:formula="of:=[.BB14]/[.BB12]" office:value-type="percentage" office:value="1.40625">
            <text:p>141%</text:p>
          </table:table-cell>
          <table:table-cell table:style-name="ce22" table:formula="of:=[.BC14]/[.BC12]" office:value-type="percentage" office:value="1.40625">
            <text:p>141%</text:p>
          </table:table-cell>
          <table:table-cell table:style-name="ce22" table:formula="of:=[.BD14]/[.BD12]" office:value-type="percentage" office:value="2.125">
            <text:p>213%</text:p>
          </table:table-cell>
          <table:table-cell table:style-name="ce22" table:formula="of:=[.BE14]/[.BE12]" office:value-type="percentage" office:value="3.58333333333333">
            <text:p>358%</text:p>
          </table:table-cell>
          <table:table-cell table:style-name="ce22" table:formula="of:=[.BF14]/[.BF12]" office:value-type="percentage" office:value="2.6025">
            <text:p>260%</text:p>
          </table:table-cell>
          <table:table-cell table:style-name="ce22" table:formula="of:=[.BG14]/[.BG12]" office:value-type="percentage" office:value="1.09375">
            <text:p>109%</text:p>
          </table:table-cell>
          <table:table-cell table:style-name="ce22" table:formula="of:=[.BH14]/[.BH12]" office:value-type="percentage" office:value="2.75">
            <text:p>275%</text:p>
          </table:table-cell>
          <table:table-cell table:style-name="ce22" table:formula="of:=[.BI14]/[.BI12]" office:value-type="percentage" office:value="1.4375">
            <text:p>144%</text:p>
          </table:table-cell>
          <table:table-cell table:style-name="ce22" table:formula="of:=[.BJ14]/[.BJ12]" office:value-type="percentage" office:value="3">
            <text:p>300%</text:p>
          </table:table-cell>
          <table:table-cell table:style-name="ce22" table:formula="of:=[.BK14]/[.BK12]" office:value-type="percentage" office:value="2.12">
            <text:p>212%</text:p>
          </table:table-cell>
          <table:table-cell table:style-name="ce22" table:formula="of:=[.BL14]/[.BL12]" office:value-type="percentage" office:value="1.7675">
            <text:p>177%</text:p>
          </table:table-cell>
          <table:table-cell table:style-name="ce22" table:formula="of:=[.BM14]/[.BM12]" office:value-type="percentage" office:value="2.54">
            <text:p>254%</text:p>
          </table:table-cell>
          <table:table-cell table:style-name="ce22" table:formula="of:=[.BN14]/[.BN12]" office:value-type="percentage" office:value="1.09375">
            <text:p>109%</text:p>
          </table:table-cell>
          <table:table-cell table:style-name="ce22" table:formula="of:=[.BO14]/[.BO12]" office:value-type="percentage" office:value="0.9375">
            <text:p>94%</text:p>
          </table:table-cell>
          <table:table-cell table:style-name="ce22" table:formula="of:=[.BP14]/[.BP12]" office:value-type="percentage" office:value="2.25">
            <text:p>225%</text:p>
          </table:table-cell>
          <table:table-cell table:style-name="ce22" table:formula="of:=[.BQ14]/[.BQ12]" office:value-type="percentage" office:value="1.15625">
            <text:p>116%</text:p>
          </table:table-cell>
          <table:table-cell table:style-name="ce22" table:formula="of:=[.BR14]/[.BR12]" office:value-type="percentage" office:value="2.3125">
            <text:p>231%</text:p>
          </table:table-cell>
          <table:table-cell table:style-name="ce22" table:formula="of:=[.BS14]/[.BS12]" office:value-type="percentage" office:value="2.0625">
            <text:p>206%</text:p>
          </table:table-cell>
          <table:table-cell table:style-name="ce22" table:formula="of:=[.BT14]/[.BT12]" office:value-type="percentage" office:value="1.28125">
            <text:p>128%</text:p>
          </table:table-cell>
          <table:table-cell table:style-name="ce22" table:formula="of:=[.BU14]/[.BU12]" office:value-type="percentage" office:value="1.6">
            <text:p>160%</text:p>
          </table:table-cell>
          <table:table-cell table:style-name="ce22" table:formula="of:=[.BV14]/[.BV12]" office:value-type="percentage" office:value="1.58333333333333">
            <text:p>158%</text:p>
          </table:table-cell>
          <table:table-cell table:style-name="ce22" table:formula="of:=[.BW14]/[.BW12]" office:value-type="percentage" office:value="1.21875">
            <text:p>122%</text:p>
          </table:table-cell>
          <table:table-cell table:style-name="ce22" table:formula="of:=[.BX14]/[.BX12]" office:value-type="percentage" office:value="1.5">
            <text:p>150%</text:p>
          </table:table-cell>
          <table:table-cell table:style-name="ce22" table:formula="of:=[.BY14]/[.BY12]" office:value-type="percentage" office:value="2.915">
            <text:p>292%</text:p>
          </table:table-cell>
          <table:table-cell table:style-name="ce22" table:formula="of:=[.BZ14]/[.BZ12]" office:value-type="percentage" office:value="3.4575">
            <text:p>346%</text:p>
          </table:table-cell>
          <table:table-cell table:style-name="ce22" table:formula="of:=[.CA14]/[.CA12]" office:value-type="percentage" office:value="1.33333333333333">
            <text:p>133%</text:p>
          </table:table-cell>
          <table:table-cell table:style-name="ce22" table:formula="of:=[.CB14]/[.CB12]" office:value-type="percentage" office:value="3.08333333333333">
            <text:p>308%</text:p>
          </table:table-cell>
          <table:table-cell table:style-name="ce22" table:formula="of:=[.CC14]/[.CC12]" office:value-type="percentage" office:value="1.64583333333333">
            <text:p>165%</text:p>
          </table:table-cell>
          <table:table-cell table:style-name="ce22" table:formula="of:=[.CD14]/[.CD12]" office:value-type="percentage" office:value="2.27083333333333">
            <text:p>227%</text:p>
          </table:table-cell>
          <table:table-cell table:style-name="ce22" table:formula="of:=[.CE14]/[.CE12]" office:value-type="percentage" office:value="1.4">
            <text:p>140%</text:p>
          </table:table-cell>
          <table:table-cell table:style-name="ce22" table:formula="of:=[.CF14]/[.CF12]" office:value-type="percentage" office:value="3.0575">
            <text:p>306%</text:p>
          </table:table-cell>
          <table:table-cell table:style-name="ce22" table:formula="of:=[.CG14]/[.CG12]" office:value-type="percentage" office:value="1.96875">
            <text:p>197%</text:p>
          </table:table-cell>
          <table:table-cell table:style-name="ce22" table:formula="of:=[.CH14]/[.CH12]" office:value-type="percentage" office:value="3.9325">
            <text:p>393%</text:p>
          </table:table-cell>
          <table:table-cell table:style-name="ce22" table:formula="of:=[.CI14]/[.CI12]" office:value-type="percentage" office:value="1.9">
            <text:p>190%</text:p>
          </table:table-cell>
          <table:table-cell table:style-name="ce22" table:formula="of:=[.CJ14]/[.CJ12]" office:value-type="percentage" office:value="4.08">
            <text:p>408%</text:p>
          </table:table-cell>
          <table:table-cell table:style-name="ce22" table:formula="of:=[.CK14]/[.CK12]" office:value-type="percentage" office:value="1.875">
            <text:p>188%</text:p>
          </table:table-cell>
          <table:table-cell table:style-name="ce22" table:formula="of:=[.CL14]/[.CL12]" office:value-type="percentage" office:value="3.205">
            <text:p>321%</text:p>
          </table:table-cell>
          <table:table-cell table:style-name="ce22" table:formula="of:=[.CM14]/[.CM12]" office:value-type="percentage" office:value="2.425">
            <text:p>243%</text:p>
          </table:table-cell>
          <table:table-cell table:style-name="ce22" table:formula="of:=[.CN14]/[.CN12]" office:value-type="percentage" office:value="4.1825">
            <text:p>418%</text:p>
          </table:table-cell>
          <table:table-cell table:style-name="ce22" table:formula="of:=[.CO14]/[.CO12]" office:value-type="percentage" office:value="3.2225">
            <text:p>322%</text:p>
          </table:table-cell>
          <table:table-cell table:style-name="ce22" table:formula="of:=[.CP14]/[.CP12]" office:value-type="percentage" office:value="2.6625">
            <text:p>266%</text:p>
          </table:table-cell>
          <table:table-cell table:style-name="ce22" table:formula="of:=[.CQ14]/[.CQ12]" office:value-type="percentage" office:value="3.3075">
            <text:p>331%</text:p>
          </table:table-cell>
          <table:table-cell table:style-name="ce22" table:formula="of:=[.CR14]/[.CR12]" office:value-type="percentage" office:value="3.3325">
            <text:p>333%</text:p>
          </table:table-cell>
          <table:table-cell table:style-name="ce22" table:formula="of:=[.CS14]/[.CS12]" office:value-type="percentage" office:value="3.3325">
            <text:p>333%</text:p>
          </table:table-cell>
          <table:table-cell table:style-name="ce22" table:formula="of:=[.CT14]/[.CT12]" office:value-type="percentage" office:value="3.185">
            <text:p>319%</text:p>
          </table:table-cell>
          <table:table-cell table:style-name="ce22" table:formula="of:=[.CU14]/[.CU12]" office:value-type="percentage" office:value="3.31">
            <text:p>331%</text:p>
          </table:table-cell>
          <table:table-cell table:style-name="ce22" table:formula="of:=[.CV14]/[.CV12]" office:value-type="percentage" office:value="9.45">
            <text:p>945%</text:p>
          </table:table-cell>
          <table:table-cell table:style-name="ce22" table:formula="of:=[.CW14]/[.CW12]" office:value-type="percentage" office:value="3.31">
            <text:p>331%</text:p>
          </table:table-cell>
          <table:table-cell table:style-name="ce22" table:formula="of:=[.CX14]/[.CX12]" office:value-type="percentage" office:value="2.1825">
            <text:p>218%</text:p>
          </table:table-cell>
          <table:table-cell table:style-name="ce22" table:formula="of:=[.CY14]/[.CY12]" office:value-type="percentage" office:value="3.625">
            <text:p>363%</text:p>
          </table:table-cell>
          <table:table-cell table:style-name="ce22" table:formula="of:=[.CZ14]/[.CZ12]" office:value-type="percentage" office:value="1.83333333333333">
            <text:p>183%</text:p>
          </table:table-cell>
          <table:table-cell table:style-name="ce22" table:formula="of:=[.DA14]/[.DA12]" office:value-type="percentage" office:value="2.66666666666667">
            <text:p>267%</text:p>
          </table:table-cell>
          <table:table-cell table:style-name="ce22" table:formula="of:=[.DB14]/[.DB12]" office:value-type="percentage" office:value="2.375">
            <text:p>238%</text:p>
          </table:table-cell>
          <table:table-cell table:style-name="ce22" table:formula="of:=[.DC14]/[.DC12]" office:value-type="percentage" office:value="2.70833333333333">
            <text:p>271%</text:p>
          </table:table-cell>
          <table:table-cell table:style-name="ce22" table:formula="of:=[.DD14]/[.DD12]" office:value-type="percentage" office:value="2.95833333333333">
            <text:p>296%</text:p>
          </table:table-cell>
          <table:table-cell table:style-name="ce22" table:formula="of:=[.DE14]/[.DE12]" office:value-type="percentage" office:value="1.5825">
            <text:p>158%</text:p>
          </table:table-cell>
          <table:table-cell table:style-name="ce22" table:formula="of:=[.DF14]/[.DF12]" office:value-type="percentage" office:value="2.62375">
            <text:p>262%</text:p>
          </table:table-cell>
          <table:table-cell table:style-name="ce22" table:formula="of:=[.DG14]/[.DG12]" office:value-type="percentage" office:value="4.62375">
            <text:p>462%</text:p>
          </table:table-cell>
          <table:table-cell table:style-name="ce22" table:formula="of:=[.DH14]/[.DH12]" office:value-type="percentage" office:value="4.41625">
            <text:p>442%</text:p>
          </table:table-cell>
          <table:table-cell table:style-name="ce22" table:formula="of:=[.DI14]/[.DI12]" office:value-type="percentage" office:value="3.3325">
            <text:p>333%</text:p>
          </table:table-cell>
          <table:table-cell table:number-columns-repeated="911"/>
        </table:table-row>
        <table:table-row table:style-name="ro1">
          <table:table-cell table:style-name="ce9" office:value-type="string">
            <text:p>b/p hptogether</text:p>
          </table:table-cell>
          <table:table-cell table:style-name="ce23" office:value-type="string">
            <text:p>n/a</text:p>
          </table:table-cell>
          <table:table-cell table:style-name="ce23" table:formula="of:=([.C29]-1)*[.C15]/([.C12])" office:value-type="percentage" office:value="0.0221309267241379">
            <text:p>2%</text:p>
          </table:table-cell>
          <table:table-cell table:style-name="ce23" table:formula="of:=([.D29]-1)*[.D15]/([.D12])" office:value-type="percentage" office:value="0">
            <text:p>0%</text:p>
          </table:table-cell>
          <table:table-cell table:style-name="ce23" table:formula="of:=([.E29]-1)*[.E15]/([.E12])" office:value-type="percentage" office:value="0.0376753826530612">
            <text:p>4%</text:p>
          </table:table-cell>
          <table:table-cell table:style-name="ce23" table:formula="of:=([.F29]-1)*[.F15]/([.F12])" office:value-type="percentage" office:value="0.0376973054846939">
            <text:p>4%</text:p>
          </table:table-cell>
          <table:table-cell table:style-name="ce23" table:formula="of:=([.G29]-1)*[.G15]/([.G12])" office:value-type="percentage" office:value="0">
            <text:p>0%</text:p>
          </table:table-cell>
          <table:table-cell table:style-name="ce23" table:formula="of:=([.H29]-1)*[.H15]/([.H12])" office:value-type="percentage" office:value="0.00885990587695134">
            <text:p>1%</text:p>
          </table:table-cell>
          <table:table-cell table:style-name="ce23" table:formula="of:=([.I29]-1)*[.I15]/([.I12])" office:value-type="percentage" office:value="0">
            <text:p>0%</text:p>
          </table:table-cell>
          <table:table-cell table:style-name="ce23" table:formula="of:=([.J29]-1)*[.J15]/([.J12])" office:value-type="percentage" office:value="0">
            <text:p>0%</text:p>
          </table:table-cell>
          <table:table-cell table:style-name="ce23" table:formula="of:=([.K29]-1)*[.K15]/([.K12])" office:value-type="percentage" office:value="0.113599537037037">
            <text:p>11%</text:p>
          </table:table-cell>
          <table:table-cell table:style-name="ce23" table:formula="of:=([.L29]-1)*[.L15]/([.L12])" office:value-type="percentage" office:value="0.113599537037037">
            <text:p>11%</text:p>
          </table:table-cell>
          <table:table-cell table:style-name="ce23" table:formula="of:=([.M29]-1)*[.M15]/([.M12])" office:value-type="percentage" office:value="0.0196812319712185">
            <text:p>2%</text:p>
          </table:table-cell>
          <table:table-cell table:style-name="ce23" table:formula="of:=([.N29]-1)*[.N15]/([.N12])" office:value-type="percentage" office:value="0.0257598123615837">
            <text:p>3%</text:p>
          </table:table-cell>
          <table:table-cell table:style-name="ce23" table:formula="of:=([.O29]-1)*[.O15]/([.O12])" office:value-type="percentage" office:value="0.0450513423518446">
            <text:p>5%</text:p>
          </table:table-cell>
          <table:table-cell table:style-name="ce23" table:formula="of:=([.P29]-1)*[.P15]/([.P12])" office:value-type="percentage" office:value="0.0963532808956916">
            <text:p>10%</text:p>
          </table:table-cell>
          <table:table-cell table:style-name="ce23" table:formula="of:=([.Q29]-1)*[.Q15]/([.Q12])" office:value-type="percentage" office:value="0.0454372829861111">
            <text:p>5%</text:p>
          </table:table-cell>
          <table:table-cell table:style-name="ce23" table:formula="of:=([.R29]-1)*[.R15]/([.R12])" office:value-type="percentage" office:value="0.00987491343490305">
            <text:p>1%</text:p>
          </table:table-cell>
          <table:table-cell table:style-name="ce23" table:formula="of:=([.S29]-1)*[.S15]/([.S12])" office:value-type="percentage" office:value="0.00439878642429193">
            <text:p>0%</text:p>
          </table:table-cell>
          <table:table-cell table:style-name="ce23" table:formula="of:=([.T29]-1)*[.T15]/([.T12])" office:value-type="percentage" office:value="0.115079365079365">
            <text:p>12%</text:p>
          </table:table-cell>
          <table:table-cell table:style-name="ce23" table:formula="of:=([.U29]-1)*[.U15]/([.U12])" office:value-type="percentage" office:value="0">
            <text:p>0%</text:p>
          </table:table-cell>
          <table:table-cell table:style-name="ce23" table:formula="of:=([.V29]-1)*[.V15]/([.V12])" office:value-type="percentage" office:value="0.0448498651538178">
            <text:p>4%</text:p>
          </table:table-cell>
          <table:table-cell table:style-name="ce23" table:formula="of:=([.W29]-1)*[.W15]/([.W12])" office:value-type="percentage" office:value="0.169099633487654">
            <text:p>17%</text:p>
          </table:table-cell>
          <table:table-cell table:style-name="ce23" table:formula="of:=([.X29]-1)*[.X15]/([.X12])" office:value-type="percentage" office:value="0.0243240158279221">
            <text:p>2%</text:p>
          </table:table-cell>
          <table:table-cell table:style-name="ce23" table:formula="of:=([.Y29]-1)*[.Y15]/([.Y12])" office:value-type="percentage" office:value="0">
            <text:p>0%</text:p>
          </table:table-cell>
          <table:table-cell table:style-name="ce23" table:formula="of:=([.Z29]-1)*[.Z15]/([.Z12])" office:value-type="percentage" office:value="0.067423170440051">
            <text:p>7%</text:p>
          </table:table-cell>
          <table:table-cell table:style-name="ce23" table:formula="of:=([.AA29]-1)*[.AA15]/([.AA12])" office:value-type="percentage" office:value="0.0674231704400511">
            <text:p>7%</text:p>
          </table:table-cell>
          <table:table-cell table:style-name="ce23" table:formula="of:=([.AB29]-1)*[.AB15]/([.AB12])" office:value-type="percentage" office:value="0.0217773683423571">
            <text:p>2%</text:p>
          </table:table-cell>
          <table:table-cell table:style-name="ce23" table:formula="of:=([.AC29]-1)*[.AC15]/([.AC12])" office:value-type="percentage" office:value="0.171072426391575">
            <text:p>17%</text:p>
          </table:table-cell>
          <table:table-cell table:style-name="ce23" table:formula="of:=([.AD29]-1)*[.AD15]/([.AD12])" office:value-type="percentage" office:value="0.0312773979770972">
            <text:p>3%</text:p>
          </table:table-cell>
          <table:table-cell table:style-name="ce23" table:formula="of:=([.AE29]-1)*[.AE15]/([.AE12])" office:value-type="percentage" office:value="0.0404849436349137">
            <text:p>4%</text:p>
          </table:table-cell>
          <table:table-cell table:style-name="ce23" table:formula="of:=([.AF29]-1)*[.AF15]/([.AF12])" office:value-type="percentage" office:value="0.0315100672500405">
            <text:p>3%</text:p>
          </table:table-cell>
          <table:table-cell table:style-name="ce23" table:formula="of:=([.AG29]-1)*[.AG15]/([.AG12])" office:value-type="percentage" office:value="0.0315765441851672">
            <text:p>3%</text:p>
          </table:table-cell>
          <table:table-cell table:style-name="ce23" table:formula="of:=([.AH29]-1)*[.AH15]/([.AH12])" office:value-type="percentage" office:value="0.0318092134581105">
            <text:p>3%</text:p>
          </table:table-cell>
          <table:table-cell table:style-name="ce23" table:formula="of:=([.AI29]-1)*[.AI15]/([.AI12])" office:value-type="percentage" office:value="0">
            <text:p>0%</text:p>
          </table:table-cell>
          <table:table-cell table:style-name="ce23" table:formula="of:=([.AJ29]-1)*[.AJ15]/([.AJ12])" office:value-type="percentage" office:value="0.0628648385227333">
            <text:p>6%</text:p>
          </table:table-cell>
          <table:table-cell table:style-name="ce23" table:formula="of:=([.AK29]-1)*[.AK15]/([.AK12])" office:value-type="percentage" office:value="0.122082115009747">
            <text:p>12%</text:p>
          </table:table-cell>
          <table:table-cell table:style-name="ce23" table:formula="of:=([.AL29]-1)*[.AL15]/([.AL12])" office:value-type="percentage" office:value="0">
            <text:p>0%</text:p>
          </table:table-cell>
          <table:table-cell table:style-name="ce23" table:formula="of:=([.AM29]-1)*[.AM15]/([.AM12])" office:value-type="percentage" office:value="0">
            <text:p>0%</text:p>
          </table:table-cell>
          <table:table-cell table:style-name="ce23" table:formula="of:=([.AN29]-1)*[.AN15]/([.AN12])" office:value-type="percentage" office:value="0">
            <text:p>0%</text:p>
          </table:table-cell>
          <table:table-cell table:style-name="ce23" table:formula="of:=([.AO29]-1)*[.AO15]/([.AO12])" office:value-type="percentage" office:value="0.0177331349206349">
            <text:p>2%</text:p>
          </table:table-cell>
          <table:table-cell table:style-name="ce23" table:formula="of:=([.AP29]-1)*[.AP15]/([.AP12])" office:value-type="percentage" office:value="0">
            <text:p>0%</text:p>
          </table:table-cell>
          <table:table-cell table:style-name="ce23" table:formula="of:=([.AQ29]-1)*[.AQ15]/([.AQ12])" office:value-type="percentage" office:value="0.0337370445767839">
            <text:p>3%</text:p>
          </table:table-cell>
          <table:table-cell table:style-name="ce23" table:formula="of:=([.AR29]-1)*[.AR15]/([.AR12])" office:value-type="percentage" office:value="0.0396692493112947">
            <text:p>4%</text:p>
          </table:table-cell>
          <table:table-cell table:style-name="ce23" table:formula="of:=([.AS29]-1)*[.AS15]/([.AS12])" office:value-type="percentage" office:value="0.0396692493112948">
            <text:p>4%</text:p>
          </table:table-cell>
          <table:table-cell table:style-name="ce23" table:formula="of:=([.AT29]-1)*[.AT15]/([.AT12])" office:value-type="percentage" office:value="0.0343353369929239">
            <text:p>3%</text:p>
          </table:table-cell>
          <table:table-cell table:style-name="ce23" table:formula="of:=([.AU29]-1)*[.AU15]/([.AU12])" office:value-type="percentage" office:value="0.0753507653061225">
            <text:p>8%</text:p>
          </table:table-cell>
          <table:table-cell table:style-name="ce23" table:formula="of:=([.AV29]-1)*[.AV15]/([.AV12])" office:value-type="percentage" office:value="0.128411306042885">
            <text:p>13%</text:p>
          </table:table-cell>
          <table:table-cell table:style-name="ce23" table:formula="of:=([.AW29]-1)*[.AW15]/([.AW12])" office:value-type="percentage" office:value="0.0181938450154993">
            <text:p>2%</text:p>
          </table:table-cell>
          <table:table-cell table:style-name="ce23" table:formula="of:=([.AX29]-1)*[.AX15]/([.AX12])" office:value-type="percentage" office:value="0.0848214285714286">
            <text:p>8%</text:p>
          </table:table-cell>
          <table:table-cell table:style-name="ce23" table:formula="of:=([.AY29]-1)*[.AY15]/([.AY12])" office:value-type="percentage" office:value="0.0349003909415006">
            <text:p>3%</text:p>
          </table:table-cell>
          <table:table-cell table:style-name="ce23" table:formula="of:=([.AZ29]-1)*[.AZ15]/([.AZ12])" office:value-type="percentage" office:value="0.0392181218019006">
            <text:p>4%</text:p>
          </table:table-cell>
          <table:table-cell table:style-name="ce23" table:formula="of:=([.BA29]-1)*[.BA15]/([.BA12])" office:value-type="percentage" office:value="0.0769511773104128">
            <text:p>8%</text:p>
          </table:table-cell>
          <table:table-cell table:style-name="ce23" table:formula="of:=([.BB29]-1)*[.BB15]/([.BB12])" office:value-type="percentage" office:value="0.0769511773104128">
            <text:p>8%</text:p>
          </table:table-cell>
          <table:table-cell table:style-name="ce23" table:formula="of:=([.BC29]-1)*[.BC15]/([.BC12])" office:value-type="percentage" office:value="0.0769511773104128">
            <text:p>8%</text:p>
          </table:table-cell>
          <table:table-cell table:style-name="ce23" table:formula="of:=([.BD29]-1)*[.BD15]/([.BD12])" office:value-type="percentage" office:value="0.0732124307479224">
            <text:p>7%</text:p>
          </table:table-cell>
          <table:table-cell table:style-name="ce23" table:formula="of:=([.BE29]-1)*[.BE15]/([.BE12])" office:value-type="percentage" office:value="0.0374936350497069">
            <text:p>4%</text:p>
          </table:table-cell>
          <table:table-cell table:style-name="ce23" table:formula="of:=([.BF29]-1)*[.BF15]/([.BF12])" office:value-type="percentage" office:value="0.0394240083544897">
            <text:p>4%</text:p>
          </table:table-cell>
          <table:table-cell table:style-name="ce23" table:formula="of:=([.BG29]-1)*[.BG15]/([.BG12])" office:value-type="percentage" office:value="0.120300890746369">
            <text:p>12%</text:p>
          </table:table-cell>
          <table:table-cell table:style-name="ce23" table:formula="of:=([.BH29]-1)*[.BH15]/([.BH12])" office:value-type="percentage" office:value="0.0573523698523699">
            <text:p>6%</text:p>
          </table:table-cell>
          <table:table-cell table:style-name="ce23" table:formula="of:=([.BI29]-1)*[.BI15]/([.BI12])" office:value-type="percentage" office:value="0.204699556327161">
            <text:p>20%</text:p>
          </table:table-cell>
          <table:table-cell table:style-name="ce23" table:formula="of:=([.BJ29]-1)*[.BJ15]/([.BJ12])" office:value-type="percentage" office:value="0.130177005012531">
            <text:p>13%</text:p>
          </table:table-cell>
          <table:table-cell table:style-name="ce23" table:formula="of:=([.BK29]-1)*[.BK15]/([.BK12])" office:value-type="percentage" office:value="0.059498215444279">
            <text:p>6%</text:p>
          </table:table-cell>
          <table:table-cell table:style-name="ce23" table:formula="of:=([.BL29]-1)*[.BL15]/([.BL12])" office:value-type="percentage" office:value="0.0944020268039876">
            <text:p>9%</text:p>
          </table:table-cell>
          <table:table-cell table:style-name="ce23" table:formula="of:=([.BM29]-1)*[.BM15]/([.BM12])" office:value-type="percentage" office:value="0.0496968379503921">
            <text:p>5%</text:p>
          </table:table-cell>
          <table:table-cell table:style-name="ce23" table:formula="of:=([.BN29]-1)*[.BN15]/([.BN12])" office:value-type="percentage" office:value="0.103278882575758">
            <text:p>10%</text:p>
          </table:table-cell>
          <table:table-cell table:style-name="ce23" table:formula="of:=([.BO29]-1)*[.BO15]/([.BO12])" office:value-type="percentage" office:value="0.185238868274583">
            <text:p>19%</text:p>
          </table:table-cell>
          <table:table-cell table:style-name="ce23" table:formula="of:=([.BP29]-1)*[.BP15]/([.BP12])" office:value-type="percentage" office:value="0.0592984231834648">
            <text:p>6%</text:p>
          </table:table-cell>
          <table:table-cell table:style-name="ce23" table:formula="of:=([.BQ29]-1)*[.BQ15]/([.BQ12])" office:value-type="percentage" office:value="0.132405045351474">
            <text:p>13%</text:p>
          </table:table-cell>
          <table:table-cell table:style-name="ce23" table:formula="of:=([.BR29]-1)*[.BR15]/([.BR12])" office:value-type="percentage" office:value="0.0640581717451524">
            <text:p>6%</text:p>
          </table:table-cell>
          <table:table-cell table:style-name="ce23" table:formula="of:=([.BS29]-1)*[.BS15]/([.BS12])" office:value-type="percentage" office:value="0.111079545454545">
            <text:p>11%</text:p>
          </table:table-cell>
          <table:table-cell table:style-name="ce23" table:formula="of:=([.BT29]-1)*[.BT15]/([.BT12])" office:value-type="percentage" office:value="0.12600732425086">
            <text:p>13%</text:p>
          </table:table-cell>
          <table:table-cell table:style-name="ce23" table:formula="of:=([.BU29]-1)*[.BU15]/([.BU12])" office:value-type="percentage" office:value="0.213212337276508">
            <text:p>21%</text:p>
          </table:table-cell>
          <table:table-cell table:style-name="ce23" table:formula="of:=([.BV29]-1)*[.BV15]/([.BV12])" office:value-type="percentage" office:value="0.416379310344828">
            <text:p>42%</text:p>
          </table:table-cell>
          <table:table-cell table:style-name="ce23" table:formula="of:=([.BW29]-1)*[.BW15]/([.BW12])" office:value-type="percentage" office:value="0.126240368596418">
            <text:p>13%</text:p>
          </table:table-cell>
          <table:table-cell table:style-name="ce23" table:formula="of:=([.BX29]-1)*[.BX15]/([.BX12])" office:value-type="percentage" office:value="0.0955523513753327">
            <text:p>10%</text:p>
          </table:table-cell>
          <table:table-cell table:style-name="ce23" table:formula="of:=([.BY29]-1)*[.BY15]/([.BY12])" office:value-type="percentage" office:value="0.0568055887825625">
            <text:p>6%</text:p>
          </table:table-cell>
          <table:table-cell table:style-name="ce23" table:formula="of:=([.BZ29]-1)*[.BZ15]/([.BZ12])" office:value-type="percentage" office:value="0.0234065931687772">
            <text:p>2%</text:p>
          </table:table-cell>
          <table:table-cell table:style-name="ce23" table:formula="of:=([.CA29]-1)*[.CA15]/([.CA12])" office:value-type="percentage" office:value="0.192820012995452">
            <text:p>19%</text:p>
          </table:table-cell>
          <table:table-cell table:style-name="ce23" table:formula="of:=([.CB29]-1)*[.CB15]/([.CB12])" office:value-type="percentage" office:value="0.0238452230639731">
            <text:p>2%</text:p>
          </table:table-cell>
          <table:table-cell table:style-name="ce23" table:formula="of:=([.CC29]-1)*[.CC15]/([.CC12])" office:value-type="percentage" office:value="0.0665354249338624">
            <text:p>7%</text:p>
          </table:table-cell>
          <table:table-cell table:style-name="ce23" table:formula="of:=([.CD29]-1)*[.CD15]/([.CD12])" office:value-type="percentage" office:value="0.0319902660228588">
            <text:p>3%</text:p>
          </table:table-cell>
          <table:table-cell table:style-name="ce23" table:formula="of:=([.CE29]-1)*[.CE15]/([.CE12])" office:value-type="percentage" office:value="0.126291666666667">
            <text:p>13%</text:p>
          </table:table-cell>
          <table:table-cell table:style-name="ce23" table:formula="of:=([.CF29]-1)*[.CF15]/([.CF12])" office:value-type="percentage" office:value="0.0439939101454294">
            <text:p>4%</text:p>
          </table:table-cell>
          <table:table-cell table:style-name="ce23" table:formula="of:=([.CG29]-1)*[.CG15]/([.CG12])" office:value-type="percentage" office:value="0.0580126770703612">
            <text:p>6%</text:p>
          </table:table-cell>
          <table:table-cell table:style-name="ce23" table:formula="of:=([.CH29]-1)*[.CH15]/([.CH12])" office:value-type="percentage" office:value="0.00296558973524306">
            <text:p>0%</text:p>
          </table:table-cell>
          <table:table-cell table:style-name="ce23" table:formula="of:=([.CI29]-1)*[.CI15]/([.CI12])" office:value-type="percentage" office:value="0.134674329501916">
            <text:p>13%</text:p>
          </table:table-cell>
          <table:table-cell table:style-name="ce23" table:formula="of:=([.CJ29]-1)*[.CJ15]/([.CJ12])" office:value-type="percentage" office:value="0">
            <text:p>0%</text:p>
          </table:table-cell>
          <table:table-cell table:style-name="ce23" table:formula="of:=([.CK29]-1)*[.CK15]/([.CK12])" office:value-type="percentage" office:value="0.106307103344055">
            <text:p>11%</text:p>
          </table:table-cell>
          <table:table-cell table:style-name="ce23" table:formula="of:=([.CL29]-1)*[.CL15]/([.CL12])" office:value-type="percentage" office:value="0.0531005519180727">
            <text:p>5%</text:p>
          </table:table-cell>
          <table:table-cell table:style-name="ce23" table:formula="of:=([.CM29]-1)*[.CM15]/([.CM12])" office:value-type="percentage" office:value="0.0471587786269484">
            <text:p>5%</text:p>
          </table:table-cell>
          <table:table-cell table:style-name="ce23" table:formula="of:=([.CN29]-1)*[.CN15]/([.CN12])" office:value-type="percentage" office:value="0.00765143237917231">
            <text:p>1%</text:p>
          </table:table-cell>
          <table:table-cell table:style-name="ce23" table:formula="of:=([.CO29]-1)*[.CO15]/([.CO12])" office:value-type="percentage" office:value="0.0859259354912764">
            <text:p>9%</text:p>
          </table:table-cell>
          <table:table-cell table:style-name="ce23" table:formula="of:=([.CP29]-1)*[.CP15]/([.CP12])" office:value-type="percentage" office:value="0.148148097052796">
            <text:p>15%</text:p>
          </table:table-cell>
          <table:table-cell table:style-name="ce23" table:formula="of:=([.CQ29]-1)*[.CQ15]/([.CQ12])" office:value-type="percentage" office:value="0.0791319198806734">
            <text:p>8%</text:p>
          </table:table-cell>
          <table:table-cell table:style-name="ce23" table:formula="of:=([.CR29]-1)*[.CR15]/([.CR12])" office:value-type="percentage" office:value="0.125848542240588">
            <text:p>13%</text:p>
          </table:table-cell>
          <table:table-cell table:style-name="ce23" table:formula="of:=([.CS29]-1)*[.CS15]/([.CS12])" office:value-type="percentage" office:value="0.0954449846788039">
            <text:p>10%</text:p>
          </table:table-cell>
          <table:table-cell table:style-name="ce23" table:formula="of:=([.CT29]-1)*[.CT15]/([.CT12])" office:value-type="percentage" office:value="0.105090454443363">
            <text:p>11%</text:p>
          </table:table-cell>
          <table:table-cell table:style-name="ce23" table:formula="of:=([.CU29]-1)*[.CU15]/([.CU12])" office:value-type="percentage" office:value="0.12829090389016">
            <text:p>13%</text:p>
          </table:table-cell>
          <table:table-cell table:style-name="ce23" table:formula="of:=([.CV29]-1)*[.CV15]/([.CV12])" office:value-type="percentage" office:value="0.445807101485772">
            <text:p>45%</text:p>
          </table:table-cell>
          <table:table-cell table:style-name="ce23" table:formula="of:=([.CW29]-1)*[.CW15]/([.CW12])" office:value-type="percentage" office:value="0.100796946740129">
            <text:p>10%</text:p>
          </table:table-cell>
          <table:table-cell table:style-name="ce23" table:formula="of:=([.CX29]-1)*[.CX15]/([.CX12])" office:value-type="percentage" office:value="0.254069308790383">
            <text:p>25%</text:p>
          </table:table-cell>
          <table:table-cell table:style-name="ce23" table:formula="of:=([.CY29]-1)*[.CY15]/([.CY12])" office:value-type="percentage" office:value="0.0348685720844812">
            <text:p>3%</text:p>
          </table:table-cell>
          <table:table-cell table:style-name="ce23" table:formula="of:=([.CZ29]-1)*[.CZ15]/([.CZ12])" office:value-type="percentage" office:value="0.0216407269978698">
            <text:p>2%</text:p>
          </table:table-cell>
          <table:table-cell table:style-name="ce23" table:formula="of:=([.DA29]-1)*[.DA15]/([.DA12])" office:value-type="percentage" office:value="0">
            <text:p>0%</text:p>
          </table:table-cell>
          <table:table-cell table:style-name="ce23" table:formula="of:=([.DB29]-1)*[.DB15]/([.DB12])" office:value-type="percentage" office:value="0.0177116913819041">
            <text:p>2%</text:p>
          </table:table-cell>
          <table:table-cell table:style-name="ce23" table:formula="of:=([.DC29]-1)*[.DC15]/([.DC12])" office:value-type="percentage" office:value="0">
            <text:p>0%</text:p>
          </table:table-cell>
          <table:table-cell table:style-name="ce23" table:formula="of:=([.DD29]-1)*[.DD15]/([.DD12])" office:value-type="percentage" office:value="0">
            <text:p>0%</text:p>
          </table:table-cell>
          <table:table-cell table:style-name="ce23" table:formula="of:=([.DE29]-1)*[.DE15]/([.DE12])" office:value-type="percentage" office:value="0.0508608815426997">
            <text:p>5%</text:p>
          </table:table-cell>
          <table:table-cell table:style-name="ce23" table:formula="of:=([.DF29]-1)*[.DF15]/([.DF12])" office:value-type="percentage" office:value="0.0222862144168962">
            <text:p>2%</text:p>
          </table:table-cell>
          <table:table-cell table:style-name="ce23" table:formula="of:=([.DG29]-1)*[.DG15]/([.DG12])" office:value-type="percentage" office:value="0.0252098398760331">
            <text:p>3%</text:p>
          </table:table-cell>
          <table:table-cell table:style-name="ce23" table:formula="of:=([.DH29]-1)*[.DH15]/([.DH12])" office:value-type="percentage" office:value="0.068742349158019">
            <text:p>7%</text:p>
          </table:table-cell>
          <table:table-cell table:style-name="ce23" table:formula="of:=([.DI29]-1)*[.DI15]/([.DI12])" office:value-type="percentage" office:value="0">
            <text:p>0%</text:p>
          </table:table-cell>
          <table:table-cell table:number-columns-repeated="911"/>
        </table:table-row>
        <table:table-row table:style-name="ro1">
          <table:table-cell table:style-name="ce8" office:value-type="string">
            <text:p>total</text:p>
          </table:table-cell>
          <table:table-cell table:style-name="ce24" office:value-type="percentage" office:value="0">
            <text:p>0%</text:p>
          </table:table-cell>
          <table:table-cell table:style-name="ce24" table:formula="of:=[.C34]*[.C33]" office:value-type="percentage" office:value="0.498274106021869">
            <text:p>50%</text:p>
          </table:table-cell>
          <table:table-cell table:style-name="ce24" table:formula="of:=[.D34]*[.D33]" office:value-type="percentage" office:value="0.498753865559896">
            <text:p>50%</text:p>
          </table:table-cell>
          <table:table-cell table:style-name="ce24" table:formula="of:=[.E34]*[.E33]" office:value-type="percentage" office:value="0.513420797377415">
            <text:p>51%</text:p>
          </table:table-cell>
          <table:table-cell table:style-name="ce24" table:formula="of:=[.F34]*[.F33]" office:value-type="percentage" office:value="0.536362829056356">
            <text:p>54%</text:p>
          </table:table-cell>
          <table:table-cell table:style-name="ce24" table:formula="of:=[.G34]*[.G33]" office:value-type="percentage" office:value="0.554842267717634">
            <text:p>55%</text:p>
          </table:table-cell>
          <table:table-cell table:style-name="ce24" table:formula="of:=[.H34]*[.H33]" office:value-type="percentage" office:value="0.558370162506757">
            <text:p>56%</text:p>
          </table:table-cell>
          <table:table-cell table:style-name="ce24" table:formula="of:=[.I34]*[.I33]" office:value-type="percentage" office:value="0.564168196458083">
            <text:p>56%</text:p>
          </table:table-cell>
          <table:table-cell table:style-name="ce24" table:formula="of:=[.J34]*[.J33]" office:value-type="percentage" office:value="0.590417044503348">
            <text:p>59%</text:p>
          </table:table-cell>
          <table:table-cell table:style-name="ce24" table:formula="of:=[.K34]*[.K33]" office:value-type="percentage" office:value="0.650755042990539">
            <text:p>65%</text:p>
          </table:table-cell>
          <table:table-cell table:style-name="ce24" table:formula="of:=[.L34]*[.L33]" office:value-type="percentage" office:value="0.650755042990539">
            <text:p>65%</text:p>
          </table:table-cell>
          <table:table-cell table:style-name="ce24" table:formula="of:=[.M34]*[.M33]" office:value-type="percentage" office:value="0.763764035600619">
            <text:p>76%</text:p>
          </table:table-cell>
          <table:table-cell table:style-name="ce24" table:formula="of:=[.N34]*[.N33]" office:value-type="percentage" office:value="0.777851952956426">
            <text:p>78%</text:p>
          </table:table-cell>
          <table:table-cell table:style-name="ce24" table:formula="of:=[.O34]*[.O33]" office:value-type="percentage" office:value="0.795746189065369">
            <text:p>80%</text:p>
          </table:table-cell>
          <table:table-cell table:style-name="ce24" table:formula="of:=[.P34]*[.P33]" office:value-type="percentage" office:value="0.807382086730135">
            <text:p>81%</text:p>
          </table:table-cell>
          <table:table-cell table:style-name="ce24" table:formula="of:=[.Q34]*[.Q33]" office:value-type="percentage" office:value="0.822554325449919">
            <text:p>82%</text:p>
          </table:table-cell>
          <table:table-cell table:style-name="ce24" table:formula="of:=[.R34]*[.R33]" office:value-type="percentage" office:value="0.827654745057348">
            <text:p>83%</text:p>
          </table:table-cell>
          <table:table-cell table:style-name="ce24" table:formula="of:=[.S34]*[.S33]" office:value-type="percentage" office:value="0.845523515535105">
            <text:p>85%</text:p>
          </table:table-cell>
          <table:table-cell table:style-name="ce24" table:formula="of:=[.T34]*[.T33]" office:value-type="percentage" office:value="0.874342069003527">
            <text:p>87%</text:p>
          </table:table-cell>
          <table:table-cell table:style-name="ce24" table:formula="of:=[.U34]*[.U33]" office:value-type="percentage" office:value="0.876785459972563">
            <text:p>88%</text:p>
          </table:table-cell>
          <table:table-cell table:style-name="ce24" table:formula="of:=[.V34]*[.V33]" office:value-type="percentage" office:value="0.888199626670217">
            <text:p>89%</text:p>
          </table:table-cell>
          <table:table-cell table:style-name="ce24" table:formula="of:=[.W34]*[.W33]" office:value-type="percentage" office:value="0.891942773078808">
            <text:p>89%</text:p>
          </table:table-cell>
          <table:table-cell table:style-name="ce24" table:formula="of:=[.X34]*[.X33]" office:value-type="percentage" office:value="0.903141098823969">
            <text:p>90%</text:p>
          </table:table-cell>
          <table:table-cell table:style-name="ce24" table:formula="of:=[.Y34]*[.Y33]" office:value-type="percentage" office:value="0.905305750229779">
            <text:p>91%</text:p>
          </table:table-cell>
          <table:table-cell table:style-name="ce24" table:formula="of:=[.Z34]*[.Z33]" office:value-type="percentage" office:value="0.913110703241173">
            <text:p>91%</text:p>
          </table:table-cell>
          <table:table-cell table:style-name="ce24" table:formula="of:=[.AA34]*[.AA33]" office:value-type="percentage" office:value="0.913110703241173">
            <text:p>91%</text:p>
          </table:table-cell>
          <table:table-cell table:style-name="ce24" table:formula="of:=[.AB34]*[.AB33]" office:value-type="percentage" office:value="0.925952037377288">
            <text:p>93%</text:p>
          </table:table-cell>
          <table:table-cell table:style-name="ce24" table:formula="of:=[.AC34]*[.AC33]" office:value-type="percentage" office:value="0.941094731292384">
            <text:p>94%</text:p>
          </table:table-cell>
          <table:table-cell table:style-name="ce24" table:formula="of:=[.AD34]*[.AD33]" office:value-type="percentage" office:value="0.951291083649692">
            <text:p>95%</text:p>
          </table:table-cell>
          <table:table-cell table:style-name="ce24" table:formula="of:=[.AE34]*[.AE33]" office:value-type="percentage" office:value="0.957529051224677">
            <text:p>96%</text:p>
          </table:table-cell>
          <table:table-cell table:style-name="ce24" table:formula="of:=[.AF34]*[.AF33]" office:value-type="percentage" office:value="0.95865771859117">
            <text:p>96%</text:p>
          </table:table-cell>
          <table:table-cell table:style-name="ce24" table:formula="of:=[.AG34]*[.AG33]" office:value-type="percentage" office:value="0.960763258268807">
            <text:p>96%</text:p>
          </table:table-cell>
          <table:table-cell table:style-name="ce24" table:formula="of:=[.AH34]*[.AH33]" office:value-type="percentage" office:value="0.968135401070784">
            <text:p>97%</text:p>
          </table:table-cell>
          <table:table-cell table:style-name="ce24" table:formula="of:=[.AI34]*[.AI33]" office:value-type="percentage" office:value="0.977261352539062">
            <text:p>98%</text:p>
          </table:table-cell>
          <table:table-cell table:style-name="ce24" table:formula="of:=[.AJ34]*[.AJ33]" office:value-type="percentage" office:value="0.988957815473502">
            <text:p>99%</text:p>
          </table:table-cell>
          <table:table-cell table:style-name="ce24" table:formula="of:=[.AK34]*[.AK33]" office:value-type="percentage" office:value="0.995123779270728">
            <text:p>100%</text:p>
          </table:table-cell>
          <table:table-cell table:style-name="ce24" table:formula="of:=[.AL34]*[.AL33]" office:value-type="percentage" office:value="0.997374101118608">
            <text:p>100%</text:p>
          </table:table-cell>
          <table:table-cell table:style-name="ce24" table:formula="of:=[.AM34]*[.AM33]" office:value-type="percentage" office:value="0.997374101118608">
            <text:p>100%</text:p>
          </table:table-cell>
          <table:table-cell table:style-name="ce24" table:formula="of:=[.AN34]*[.AN33]" office:value-type="percentage" office:value="1.0009765625">
            <text:p>100%</text:p>
          </table:table-cell>
          <table:table-cell table:style-name="ce24" table:formula="of:=[.AO34]*[.AO33]" office:value-type="percentage" office:value="1.02500938504191">
            <text:p>103%</text:p>
          </table:table-cell>
          <table:table-cell table:style-name="ce24" table:formula="of:=[.AP34]*[.AP33]" office:value-type="percentage" office:value="1.02892788973722">
            <text:p>103%</text:p>
          </table:table-cell>
          <table:table-cell table:style-name="ce24" table:formula="of:=[.AQ34]*[.AQ33]" office:value-type="percentage" office:value="1.02938366868461">
            <text:p>103%</text:p>
          </table:table-cell>
          <table:table-cell table:style-name="ce24" table:formula="of:=[.AR34]*[.AR33]" office:value-type="percentage" office:value="1.03886916275501">
            <text:p>104%</text:p>
          </table:table-cell>
          <table:table-cell table:style-name="ce24" table:formula="of:=[.AS34]*[.AS33]" office:value-type="percentage" office:value="1.03886916275501">
            <text:p>104%</text:p>
          </table:table-cell>
          <table:table-cell table:style-name="ce24" table:formula="of:=[.AT34]*[.AT33]" office:value-type="percentage" office:value="1.04845155136544">
            <text:p>105%</text:p>
          </table:table-cell>
          <table:table-cell table:style-name="ce24" table:formula="of:=[.AU34]*[.AU33]" office:value-type="percentage" office:value="1.05192936297905">
            <text:p>105%</text:p>
          </table:table-cell>
          <table:table-cell table:style-name="ce24" table:formula="of:=[.AV34]*[.AV33]" office:value-type="percentage" office:value="1.05595342233003">
            <text:p>106%</text:p>
          </table:table-cell>
          <table:table-cell table:style-name="ce24" table:formula="of:=[.AW34]*[.AW33]" office:value-type="percentage" office:value="1.05643729581805">
            <text:p>106%</text:p>
          </table:table-cell>
          <table:table-cell table:style-name="ce24" table:formula="of:=[.AX34]*[.AX33]" office:value-type="percentage" office:value="1.06505462101528">
            <text:p>107%</text:p>
          </table:table-cell>
          <table:table-cell table:style-name="ce24" table:formula="of:=[.AY34]*[.AY33]" office:value-type="percentage" office:value="1.06648611657192">
            <text:p>107%</text:p>
          </table:table-cell>
          <table:table-cell table:style-name="ce24" table:formula="of:=[.AZ34]*[.AZ33]" office:value-type="percentage" office:value="1.07508460090303">
            <text:p>108%</text:p>
          </table:table-cell>
          <table:table-cell table:style-name="ce24" table:formula="of:=[.BA34]*[.BA33]" office:value-type="percentage" office:value="1.07779580371993">
            <text:p>108%</text:p>
          </table:table-cell>
          <table:table-cell table:style-name="ce24" table:formula="of:=[.BB34]*[.BB33]" office:value-type="percentage" office:value="1.07779580371993">
            <text:p>108%</text:p>
          </table:table-cell>
          <table:table-cell table:style-name="ce24" table:formula="of:=[.BC34]*[.BC33]" office:value-type="percentage" office:value="1.07779580371993">
            <text:p>108%</text:p>
          </table:table-cell>
          <table:table-cell table:style-name="ce24" table:formula="of:=[.BD34]*[.BD33]" office:value-type="percentage" office:value="1.08318249385172">
            <text:p>108%</text:p>
          </table:table-cell>
          <table:table-cell table:style-name="ce24" table:formula="of:=[.BE34]*[.BE33]" office:value-type="percentage" office:value="1.08347032082115">
            <text:p>108%</text:p>
          </table:table-cell>
          <table:table-cell table:style-name="ce24" table:formula="of:=[.BF34]*[.BF33]" office:value-type="percentage" office:value="1.08534217322465">
            <text:p>109%</text:p>
          </table:table-cell>
          <table:table-cell table:style-name="ce24" table:formula="of:=[.BG34]*[.BG33]" office:value-type="percentage" office:value="1.09120733759466">
            <text:p>109%</text:p>
          </table:table-cell>
          <table:table-cell table:style-name="ce24" table:formula="of:=[.BH34]*[.BH33]" office:value-type="percentage" office:value="1.09383828669914">
            <text:p>109%</text:p>
          </table:table-cell>
          <table:table-cell table:style-name="ce24" table:formula="of:=[.BI34]*[.BI33]" office:value-type="percentage" office:value="1.0949798200916">
            <text:p>109%</text:p>
          </table:table-cell>
          <table:table-cell table:style-name="ce24" table:formula="of:=[.BJ34]*[.BJ33]" office:value-type="percentage" office:value="1.09777430816748">
            <text:p>110%</text:p>
          </table:table-cell>
          <table:table-cell table:style-name="ce24" table:formula="of:=[.BK34]*[.BK33]" office:value-type="percentage" office:value="1.09893498627007">
            <text:p>110%</text:p>
          </table:table-cell>
          <table:table-cell table:style-name="ce24" table:formula="of:=[.BL34]*[.BL33]" office:value-type="percentage" office:value="1.11994496759937">
            <text:p>112%</text:p>
          </table:table-cell>
          <table:table-cell table:style-name="ce24" table:formula="of:=[.BM34]*[.BM33]" office:value-type="percentage" office:value="1.1242971639875">
            <text:p>112%</text:p>
          </table:table-cell>
          <table:table-cell table:style-name="ce24" table:formula="of:=[.BN34]*[.BN33]" office:value-type="percentage" office:value="1.12536280562193">
            <text:p>113%</text:p>
          </table:table-cell>
          <table:table-cell table:style-name="ce24" table:formula="of:=[.BO34]*[.BO33]" office:value-type="percentage" office:value="1.14363437416645">
            <text:p>114%</text:p>
          </table:table-cell>
          <table:table-cell table:style-name="ce24" table:formula="of:=[.BP34]*[.BP33]" office:value-type="percentage" office:value="1.17584970388952">
            <text:p>118%</text:p>
          </table:table-cell>
          <table:table-cell table:style-name="ce24" table:formula="of:=[.BQ34]*[.BQ33]" office:value-type="percentage" office:value="1.18949509620269">
            <text:p>119%</text:p>
          </table:table-cell>
          <table:table-cell table:style-name="ce24" table:formula="of:=[.BR34]*[.BR33]" office:value-type="percentage" office:value="1.19751096859776">
            <text:p>120%</text:p>
          </table:table-cell>
          <table:table-cell table:style-name="ce24" table:formula="of:=[.BS34]*[.BS33]" office:value-type="percentage" office:value="1.2221585127933">
            <text:p>122%</text:p>
          </table:table-cell>
          <table:table-cell table:style-name="ce24" table:formula="of:=[.BT34]*[.BT33]" office:value-type="percentage" office:value="1.24925776733191">
            <text:p>125%</text:p>
          </table:table-cell>
          <table:table-cell table:style-name="ce24" table:formula="of:=[.BU34]*[.BU33]" office:value-type="percentage" office:value="1.25950225346298">
            <text:p>126%</text:p>
          </table:table-cell>
          <table:table-cell table:style-name="ce24" table:formula="of:=[.BV34]*[.BV33]" office:value-type="percentage" office:value="1.26827018589471">
            <text:p>127%</text:p>
          </table:table-cell>
          <table:table-cell table:style-name="ce24" table:formula="of:=[.BW34]*[.BW33]" office:value-type="percentage" office:value="1.28583496925292">
            <text:p>129%</text:p>
          </table:table-cell>
          <table:table-cell table:style-name="ce24" table:formula="of:=[.BX34]*[.BX33]" office:value-type="percentage" office:value="1.35545427450799">
            <text:p>136%</text:p>
          </table:table-cell>
          <table:table-cell table:style-name="ce24" table:formula="of:=[.BY34]*[.BY33]" office:value-type="percentage" office:value="1.36309135617124">
            <text:p>136%</text:p>
          </table:table-cell>
          <table:table-cell table:style-name="ce24" table:formula="of:=[.BZ34]*[.BZ33]" office:value-type="percentage" office:value="1.3728469811144">
            <text:p>137%</text:p>
          </table:table-cell>
          <table:table-cell table:style-name="ce24" table:formula="of:=[.CA34]*[.CA33]" office:value-type="percentage" office:value="1.37768639867101">
            <text:p>138%</text:p>
          </table:table-cell>
          <table:table-cell table:style-name="ce24" table:formula="of:=[.CB34]*[.CB33]" office:value-type="percentage" office:value="1.3920708136125">
            <text:p>139%</text:p>
          </table:table-cell>
          <table:table-cell table:style-name="ce24" table:formula="of:=[.CC34]*[.CC33]" office:value-type="percentage" office:value="1.428114631091">
            <text:p>143%</text:p>
          </table:table-cell>
          <table:table-cell table:style-name="ce24" table:formula="of:=[.CD34]*[.CD33]" office:value-type="percentage" office:value="1.50001485488377">
            <text:p>150%</text:p>
          </table:table-cell>
          <table:table-cell table:style-name="ce24" table:formula="of:=[.CE34]*[.CE33]" office:value-type="percentage" office:value="1.50146528526589">
            <text:p>150%</text:p>
          </table:table-cell>
          <table:table-cell table:style-name="ce24" table:formula="of:=[.CF34]*[.CF33]" office:value-type="percentage" office:value="1.50541523820441">
            <text:p>151%</text:p>
          </table:table-cell>
          <table:table-cell table:style-name="ce24" table:formula="of:=[.CG34]*[.CG33]" office:value-type="percentage" office:value="1.51464104276171">
            <text:p>151%</text:p>
          </table:table-cell>
          <table:table-cell table:style-name="ce24" table:formula="of:=[.CH34]*[.CH33]" office:value-type="percentage" office:value="1.52611792291155">
            <text:p>153%</text:p>
          </table:table-cell>
          <table:table-cell table:style-name="ce24" table:formula="of:=[.CI34]*[.CI33]" office:value-type="percentage" office:value="1.53044363187523">
            <text:p>153%</text:p>
          </table:table-cell>
          <table:table-cell table:style-name="ce24" table:formula="of:=[.CJ34]*[.CJ33]" office:value-type="percentage" office:value="1.53431961206897">
            <text:p>153%</text:p>
          </table:table-cell>
          <table:table-cell table:style-name="ce24" table:formula="of:=[.CK34]*[.CK33]" office:value-type="percentage" office:value="1.53708660446337">
            <text:p>154%</text:p>
          </table:table-cell>
          <table:table-cell table:style-name="ce24" table:formula="of:=[.CL34]*[.CL33]" office:value-type="percentage" office:value="1.61164614620046">
            <text:p>161%</text:p>
          </table:table-cell>
          <table:table-cell table:style-name="ce24" table:formula="of:=[.CM34]*[.CM33]" office:value-type="percentage" office:value="1.65355871340105">
            <text:p>165%</text:p>
          </table:table-cell>
          <table:table-cell table:style-name="ce24" table:formula="of:=[.CN34]*[.CN33]" office:value-type="percentage" office:value="1.69857930460468">
            <text:p>170%</text:p>
          </table:table-cell>
          <table:table-cell table:style-name="ce24" table:formula="of:=[.CO34]*[.CO33]" office:value-type="percentage" office:value="1.81739918657224">
            <text:p>182%</text:p>
          </table:table-cell>
          <table:table-cell table:style-name="ce24" table:formula="of:=[.CP34]*[.CP33]" office:value-type="percentage" office:value="1.90383305841208">
            <text:p>190%</text:p>
          </table:table-cell>
          <table:table-cell table:style-name="ce24" table:formula="of:=[.CQ34]*[.CQ33]" office:value-type="percentage" office:value="1.93477468573666">
            <text:p>193%</text:p>
          </table:table-cell>
          <table:table-cell table:style-name="ce24" table:formula="of:=[.CR34]*[.CR33]" office:value-type="percentage" office:value="2.19171361850196">
            <text:p>219%</text:p>
          </table:table-cell>
          <table:table-cell table:style-name="ce24" table:formula="of:=[.CS34]*[.CS33]" office:value-type="percentage" office:value="1.99143797123745">
            <text:p>199%</text:p>
          </table:table-cell>
          <table:table-cell table:style-name="ce24" table:formula="of:=[.CT34]*[.CT33]" office:value-type="percentage" office:value="2.13811555168665">
            <text:p>214%</text:p>
          </table:table-cell>
          <table:table-cell table:style-name="ce24" table:formula="of:=[.CU34]*[.CU33]" office:value-type="percentage" office:value="2.27244576919112">
            <text:p>227%</text:p>
          </table:table-cell>
          <table:table-cell table:style-name="ce24" table:formula="of:=[.CV34]*[.CV33]" office:value-type="percentage" office:value="22.6470409301427">
            <text:p>2265%</text:p>
          </table:table-cell>
          <table:table-cell table:style-name="ce24" table:formula="of:=[.CW34]*[.CW33]" office:value-type="percentage" office:value="2.08691720088413">
            <text:p>209%</text:p>
          </table:table-cell>
          <table:table-cell table:style-name="ce24" table:formula="of:=[.CX34]*[.CX33]" office:value-type="percentage" office:value="2.36699348087845">
            <text:p>237%</text:p>
          </table:table-cell>
          <table:table-cell table:style-name="ce24" table:formula="of:=[.CY34]*[.CY33]" office:value-type="percentage" office:value="1.29974890942069">
            <text:p>130%</text:p>
          </table:table-cell>
          <table:table-cell table:style-name="ce24" table:formula="of:=[.CZ34]*[.CZ33]" office:value-type="percentage" office:value="0.577489208494761">
            <text:p>58%</text:p>
          </table:table-cell>
          <table:table-cell table:style-name="ce24" table:formula="of:=[.DA34]*[.DA33]" office:value-type="percentage" office:value="0.788089225589225">
            <text:p>79%</text:p>
          </table:table-cell>
          <table:table-cell table:style-name="ce24" table:formula="of:=[.DB34]*[.DB33]" office:value-type="percentage" office:value="0.749439166225499">
            <text:p>75%</text:p>
          </table:table-cell>
          <table:table-cell table:style-name="ce24" table:formula="of:=[.DC34]*[.DC33]" office:value-type="percentage" office:value="0.796273313922647">
            <text:p>80%</text:p>
          </table:table-cell>
          <table:table-cell table:style-name="ce24" table:formula="of:=[.DD34]*[.DD33]" office:value-type="percentage" office:value="0.875392960913387">
            <text:p>88%</text:p>
          </table:table-cell>
          <table:table-cell table:style-name="ce24" table:formula="of:=[.DE34]*[.DE33]" office:value-type="percentage" office:value="0.625906308646196">
            <text:p>63%</text:p>
          </table:table-cell>
          <table:table-cell table:style-name="ce24" table:formula="of:=[.DF34]*[.DF33]" office:value-type="percentage" office:value="0.910019644220939">
            <text:p>91%</text:p>
          </table:table-cell>
          <table:table-cell table:style-name="ce24" table:formula="of:=[.DG34]*[.DG33]" office:value-type="percentage" office:value="1.67223268243401">
            <text:p>167%</text:p>
          </table:table-cell>
          <table:table-cell table:style-name="ce24" table:formula="of:=[.DH34]*[.DH33]" office:value-type="percentage" office:value="1.79620790196615">
            <text:p>180%</text:p>
          </table:table-cell>
          <table:table-cell table:style-name="ce24" table:formula="of:=[.DI34]*[.DI33]" office:value-type="percentage" office:value="1.06659088275616">
            <text:p>107%</text:p>
          </table:table-cell>
          <table:table-cell table:number-columns-repeated="911"/>
        </table:table-row>
        <table:table-row table:style-name="ro1">
          <table:table-cell table:style-name="ce10" office:value-type="string">
            <text:p>result:</text:p>
          </table:table-cell>
          <table:table-cell table:style-name="ce25"/>
          <table:table-cell table:style-name="ce32" table:number-columns-repeated="111"/>
          <table:table-cell table:number-columns-repeated="911"/>
        </table:table-row>
        <table:table-row table:style-name="ro1">
          <table:table-cell table:style-name="ce8" office:value-type="string">
            <text:p>p/p hp</text:p>
          </table:table-cell>
          <table:table-cell table:style-name="ce17" office:value-type="percentage" office:value="1">
            <text:p>100%</text:p>
          </table:table-cell>
          <table:table-cell table:style-name="ce17" table:formula="of:=([.C23]-[.C25])/[.C12]" office:value-type="percentage" office:value="0.60625">
            <text:p>61%</text:p>
          </table:table-cell>
          <table:table-cell table:style-name="ce17" table:formula="of:=([.D23]-[.D25])/[.D12]" office:value-type="percentage" office:value="0.64">
            <text:p>64%</text:p>
          </table:table-cell>
          <table:table-cell table:style-name="ce17" table:formula="of:=([.E23]-[.E25])/[.E12]" office:value-type="percentage" office:value="0.4675">
            <text:p>47%</text:p>
          </table:table-cell>
          <table:table-cell table:style-name="ce17" table:formula="of:=([.F23]-[.F25])/[.F12]" office:value-type="percentage" office:value="0.46375">
            <text:p>46%</text:p>
          </table:table-cell>
          <table:table-cell table:style-name="ce38" table:formula="of:=([.G23]-[.G25])/[.G12]" office:value-type="percentage" office:value="-0.57875">
            <text:p>-58%</text:p>
          </table:table-cell>
          <table:table-cell table:style-name="ce38" table:formula="of:=([.H23]-[.H25])/[.H12]" office:value-type="percentage" office:value="-0.375">
            <text:p>-38%</text:p>
          </table:table-cell>
          <table:table-cell table:style-name="ce17" table:formula="of:=([.I23]-[.I25])/[.I12]" office:value-type="percentage" office:value="0.35625">
            <text:p>36%</text:p>
          </table:table-cell>
          <table:table-cell table:style-name="ce17" table:formula="of:=([.J23]-[.J25])/[.J12]" office:value-type="percentage" office:value="0.715">
            <text:p>72%</text:p>
          </table:table-cell>
          <table:table-cell table:style-name="ce17" table:formula="of:=([.K23]-[.K25])/[.K12]" office:value-type="percentage" office:value="0.665">
            <text:p>67%</text:p>
          </table:table-cell>
          <table:table-cell table:style-name="ce38" table:formula="of:=([.L23]-[.L25])/[.L12]" office:value-type="percentage" office:value="-0.5875">
            <text:p>-59%</text:p>
          </table:table-cell>
          <table:table-cell table:style-name="ce38" table:formula="of:=([.M23]-[.M25])/[.M12]" office:value-type="percentage" office:value="-0.139166666666667">
            <text:p>-14%</text:p>
          </table:table-cell>
          <table:table-cell table:style-name="ce17" table:formula="of:=([.N23]-[.N25])/[.N12]" office:value-type="percentage" office:value="0.2875">
            <text:p>29%</text:p>
          </table:table-cell>
          <table:table-cell table:style-name="ce17" table:formula="of:=([.O23]-[.O25])/[.O12]" office:value-type="percentage" office:value="0.16">
            <text:p>16%</text:p>
          </table:table-cell>
          <table:table-cell table:style-name="ce38" table:formula="of:=([.P23]-[.P25])/[.P12]" office:value-type="percentage" office:value="-0.670833333333333">
            <text:p>-67%</text:p>
          </table:table-cell>
          <table:table-cell table:style-name="ce38" table:formula="of:=([.Q23]-[.Q25])/[.Q12]" office:value-type="percentage" office:value="-0.04">
            <text:p>-4%</text:p>
          </table:table-cell>
          <table:table-cell table:style-name="ce17" table:formula="of:=([.R23]-[.R25])/[.R12]" office:value-type="percentage" office:value="0.565">
            <text:p>57%</text:p>
          </table:table-cell>
          <table:table-cell table:style-name="ce17" table:formula="of:=([.S23]-[.S25])/[.S12]" office:value-type="percentage" office:value="0.42375">
            <text:p>42%</text:p>
          </table:table-cell>
          <table:table-cell table:style-name="ce38" table:formula="of:=([.T23]-[.T25])/[.T12]" office:value-type="percentage" office:value="-0.424166666666667">
            <text:p>-42%</text:p>
          </table:table-cell>
          <table:table-cell table:style-name="ce38" table:formula="of:=([.U23]-[.U25])/[.U12]" office:value-type="percentage" office:value="-1.44375">
            <text:p>-144%</text:p>
          </table:table-cell>
          <table:table-cell table:style-name="ce38" table:formula="of:=([.V23]-[.V25])/[.V12]" office:value-type="percentage" office:value="-0.4825">
            <text:p>-48%</text:p>
          </table:table-cell>
          <table:table-cell table:style-name="ce17" table:formula="of:=([.W23]-[.W25])/[.W12]" office:value-type="percentage" office:value="0.47875">
            <text:p>48%</text:p>
          </table:table-cell>
          <table:table-cell table:style-name="ce38" table:formula="of:=([.X23]-[.X25])/[.X12]" office:value-type="percentage" office:value="-1.61">
            <text:p>-161%</text:p>
          </table:table-cell>
          <table:table-cell table:style-name="ce38" table:formula="of:=([.Y23]-[.Y25])/[.Y12]" office:value-type="percentage" office:value="-0.75">
            <text:p>-75%</text:p>
          </table:table-cell>
          <table:table-cell table:style-name="ce38" table:formula="of:=([.Z23]-[.Z25])/[.Z12]" office:value-type="percentage" office:value="-0.14">
            <text:p>-14%</text:p>
          </table:table-cell>
          <table:table-cell table:style-name="ce17" table:formula="of:=([.AA23]-[.AA25])/[.AA12]" office:value-type="percentage" office:value="0.52">
            <text:p>52%</text:p>
          </table:table-cell>
          <table:table-cell table:style-name="ce38" table:formula="of:=([.AB23]-[.AB25])/[.AB12]" office:value-type="percentage" office:value="-0.995">
            <text:p>-100%</text:p>
          </table:table-cell>
          <table:table-cell table:style-name="ce17" table:formula="of:=([.AC23]-[.AC25])/[.AC12]" office:value-type="percentage" office:value="0.47875">
            <text:p>48%</text:p>
          </table:table-cell>
          <table:table-cell table:style-name="ce38" table:formula="of:=([.AD23]-[.AD25])/[.AD12]" office:value-type="percentage" office:value="-0.3875">
            <text:p>-39%</text:p>
          </table:table-cell>
          <table:table-cell table:style-name="ce38" table:formula="of:=([.AE23]-[.AE25])/[.AE12]" office:value-type="percentage" office:value="-0.25">
            <text:p>-25%</text:p>
          </table:table-cell>
          <table:table-cell table:style-name="ce38" table:formula="of:=([.AF23]-[.AF25])/[.AF12]" office:value-type="percentage" office:value="-0.06875">
            <text:p>-7%</text:p>
          </table:table-cell>
          <table:table-cell table:style-name="ce38" table:formula="of:=([.AG23]-[.AG25])/[.AG12]" office:value-type="percentage" office:value="-1.25">
            <text:p>-125%</text:p>
          </table:table-cell>
          <table:table-cell table:style-name="ce17" table:formula="of:=([.AH23]-[.AH25])/[.AH12]" office:value-type="percentage" office:value="0.18125">
            <text:p>18%</text:p>
          </table:table-cell>
          <table:table-cell table:style-name="ce38" table:formula="of:=([.AI23]-[.AI25])/[.AI12]" office:value-type="percentage" office:value="-0.16">
            <text:p>-16%</text:p>
          </table:table-cell>
          <table:table-cell table:style-name="ce17" table:formula="of:=([.AJ23]-[.AJ25])/[.AJ12]" office:value-type="percentage" office:value="0.450833333333333">
            <text:p>45%</text:p>
          </table:table-cell>
          <table:table-cell table:style-name="ce17" table:formula="of:=([.AK23]-[.AK25])/[.AK12]" office:value-type="percentage" office:value="0.045">
            <text:p>5%</text:p>
          </table:table-cell>
          <table:table-cell table:style-name="ce38" table:formula="of:=([.AL23]-[.AL25])/[.AL12]" office:value-type="percentage" office:value="-0.55">
            <text:p>-55%</text:p>
          </table:table-cell>
          <table:table-cell table:style-name="ce17" table:formula="of:=([.AM23]-[.AM25])/[.AM12]" office:value-type="percentage" office:value="0.00625">
            <text:p>1%</text:p>
          </table:table-cell>
          <table:table-cell table:style-name="ce38" table:formula="of:=([.AN23]-[.AN25])/[.AN12]" office:value-type="percentage" office:value="-0.375">
            <text:p>-38%</text:p>
          </table:table-cell>
          <table:table-cell table:style-name="ce17" table:formula="of:=([.AO23]-[.AO25])/[.AO12]" office:value-type="percentage" office:value="0.335">
            <text:p>34%</text:p>
          </table:table-cell>
          <table:table-cell table:style-name="ce38" table:formula="of:=([.AP23]-[.AP25])/[.AP12]" office:value-type="percentage" office:value="-0.875">
            <text:p>-88%</text:p>
          </table:table-cell>
          <table:table-cell table:style-name="ce38" table:formula="of:=([.AQ23]-[.AQ25])/[.AQ12]" office:value-type="percentage" office:value="-0.8525">
            <text:p>-85%</text:p>
          </table:table-cell>
          <table:table-cell table:style-name="ce38" table:formula="of:=([.AR23]-[.AR25])/[.AR12]" office:value-type="percentage" office:value="-0.5875">
            <text:p>-59%</text:p>
          </table:table-cell>
          <table:table-cell table:style-name="ce17" table:formula="of:=([.AS23]-[.AS25])/[.AS12]" office:value-type="percentage" office:value="0.195">
            <text:p>20%</text:p>
          </table:table-cell>
          <table:table-cell table:style-name="ce17" table:formula="of:=([.AT23]-[.AT25])/[.AT12]" office:value-type="percentage" office:value="0.02">
            <text:p>2%</text:p>
          </table:table-cell>
          <table:table-cell table:style-name="ce38" table:formula="of:=([.AU23]-[.AU25])/[.AU12]" office:value-type="percentage" office:value="-0.4725">
            <text:p>-47%</text:p>
          </table:table-cell>
          <table:table-cell table:style-name="ce38" table:formula="of:=([.AV23]-[.AV25])/[.AV12]" office:value-type="percentage" office:value="-0.333333333333333">
            <text:p>-33%</text:p>
          </table:table-cell>
          <table:table-cell table:style-name="ce38" table:formula="of:=([.AW23]-[.AW25])/[.AW12]" office:value-type="percentage" office:value="-0.31375">
            <text:p>-31%</text:p>
          </table:table-cell>
          <table:table-cell table:style-name="ce17" table:formula="of:=([.AX23]-[.AX25])/[.AX12]" office:value-type="percentage" office:value="0.0175">
            <text:p>2%</text:p>
          </table:table-cell>
          <table:table-cell table:style-name="ce38" table:formula="of:=([.AY23]-[.AY25])/[.AY12]" office:value-type="percentage" office:value="-0.38">
            <text:p>-38%</text:p>
          </table:table-cell>
          <table:table-cell table:style-name="ce17" table:formula="of:=([.AZ23]-[.AZ25])/[.AZ12]" office:value-type="percentage" office:value="0.2475">
            <text:p>25%</text:p>
          </table:table-cell>
          <table:table-cell table:style-name="ce38" table:formula="of:=([.BA23]-[.BA25])/[.BA12]" office:value-type="percentage" office:value="-0.055">
            <text:p>-6%</text:p>
          </table:table-cell>
          <table:table-cell table:style-name="ce17" table:formula="of:=([.BB23]-[.BB25])/[.BB12]" office:value-type="percentage" office:value="0.08">
            <text:p>8%</text:p>
          </table:table-cell>
          <table:table-cell table:style-name="ce17" table:formula="of:=([.BC23]-[.BC25])/[.BC12]" office:value-type="percentage" office:value="0.20875">
            <text:p>21%</text:p>
          </table:table-cell>
          <table:table-cell table:style-name="ce17" table:formula="of:=([.BD23]-[.BD25])/[.BD12]" office:value-type="percentage" office:value="0.47875">
            <text:p>48%</text:p>
          </table:table-cell>
          <table:table-cell table:style-name="ce38" table:formula="of:=([.BE23]-[.BE25])/[.BE12]" office:value-type="percentage" office:value="-0.71">
            <text:p>-71%</text:p>
          </table:table-cell>
          <table:table-cell table:style-name="ce17" table:formula="of:=([.BF23]-[.BF25])/[.BF12]" office:value-type="percentage" office:value="0.63125">
            <text:p>63%</text:p>
          </table:table-cell>
          <table:table-cell table:style-name="ce38" table:formula="of:=([.BG23]-[.BG25])/[.BG12]" office:value-type="percentage" office:value="-0.4375">
            <text:p>-44%</text:p>
          </table:table-cell>
          <table:table-cell table:style-name="ce38" table:formula="of:=([.BH23]-[.BH25])/[.BH12]" office:value-type="percentage" office:value="-0.80375">
            <text:p>-80%</text:p>
          </table:table-cell>
          <table:table-cell table:style-name="ce17" table:formula="of:=([.BI23]-[.BI25])/[.BI12]" office:value-type="percentage" office:value="0.73125">
            <text:p>73%</text:p>
          </table:table-cell>
          <table:table-cell table:style-name="ce38" table:formula="of:=([.BJ23]-[.BJ25])/[.BJ12]" office:value-type="percentage" office:value="-1.805">
            <text:p>-181%</text:p>
          </table:table-cell>
          <table:table-cell table:style-name="ce17" table:formula="of:=([.BK23]-[.BK25])/[.BK12]" office:value-type="percentage" office:value="0.37875">
            <text:p>38%</text:p>
          </table:table-cell>
          <table:table-cell table:style-name="ce17" table:formula="of:=([.BL23]-[.BL25])/[.BL12]" office:value-type="percentage" office:value="0.56">
            <text:p>56%</text:p>
          </table:table-cell>
          <table:table-cell table:style-name="ce17" table:formula="of:=([.BM23]-[.BM25])/[.BM12]" office:value-type="percentage" office:value="0.4625">
            <text:p>46%</text:p>
          </table:table-cell>
          <table:table-cell table:style-name="ce17" table:formula="of:=([.BN23]-[.BN25])/[.BN12]" office:value-type="percentage" office:value="0.2725">
            <text:p>27%</text:p>
          </table:table-cell>
          <table:table-cell table:style-name="ce38" table:formula="of:=([.BO23]-[.BO25])/[.BO12]" office:value-type="percentage" office:value="-0.0175">
            <text:p>-2%</text:p>
          </table:table-cell>
          <table:table-cell table:style-name="ce38" table:formula="of:=([.BP23]-[.BP25])/[.BP12]" office:value-type="percentage" office:value="-1.2425">
            <text:p>-124%</text:p>
          </table:table-cell>
          <table:table-cell table:style-name="ce17" table:formula="of:=([.BQ23]-[.BQ25])/[.BQ12]" office:value-type="percentage" office:value="0.62875">
            <text:p>63%</text:p>
          </table:table-cell>
          <table:table-cell table:style-name="ce38" table:formula="of:=([.BR23]-[.BR25])/[.BR12]" office:value-type="percentage" office:value="-0.88125">
            <text:p>-88%</text:p>
          </table:table-cell>
          <table:table-cell table:style-name="ce17" table:formula="of:=([.BS23]-[.BS25])/[.BS12]" office:value-type="percentage" office:value="0.455">
            <text:p>46%</text:p>
          </table:table-cell>
          <table:table-cell table:style-name="ce38" table:formula="of:=([.BT23]-[.BT25])/[.BT12]" office:value-type="percentage" office:value="-0.6875">
            <text:p>-69%</text:p>
          </table:table-cell>
          <table:table-cell table:style-name="ce17" table:formula="of:=([.BU23]-[.BU25])/[.BU12]" office:value-type="percentage" office:value="0.4425">
            <text:p>44%</text:p>
          </table:table-cell>
          <table:table-cell table:style-name="ce17" table:formula="of:=([.BV23]-[.BV25])/[.BV12]" office:value-type="percentage" office:value="0.453333333333333">
            <text:p>45%</text:p>
          </table:table-cell>
          <table:table-cell table:style-name="ce17" table:formula="of:=([.BW23]-[.BW25])/[.BW12]" office:value-type="percentage" office:value="0.445">
            <text:p>45%</text:p>
          </table:table-cell>
          <table:table-cell table:style-name="ce38" table:formula="of:=([.BX23]-[.BX25])/[.BX12]" office:value-type="percentage" office:value="-0.4025">
            <text:p>-40%</text:p>
          </table:table-cell>
          <table:table-cell table:style-name="ce17" table:formula="of:=([.BY23]-[.BY25])/[.BY12]" office:value-type="percentage" office:value="0.13125">
            <text:p>13%</text:p>
          </table:table-cell>
          <table:table-cell table:style-name="ce17" table:formula="of:=([.BZ23]-[.BZ25])/[.BZ12]" office:value-type="percentage" office:value="0.34">
            <text:p>34%</text:p>
          </table:table-cell>
          <table:table-cell table:style-name="ce17" table:formula="of:=([.CA23]-[.CA25])/[.CA12]" office:value-type="percentage" office:value="0.815">
            <text:p>82%</text:p>
          </table:table-cell>
          <table:table-cell table:style-name="ce38" table:formula="of:=([.CB23]-[.CB25])/[.CB12]" office:value-type="percentage" office:value="-1.30166666666667">
            <text:p>-130%</text:p>
          </table:table-cell>
          <table:table-cell table:style-name="ce17" table:formula="of:=([.CC23]-[.CC25])/[.CC12]" office:value-type="percentage" office:value="0.2475">
            <text:p>25%</text:p>
          </table:table-cell>
          <table:table-cell table:style-name="ce38" table:formula="of:=([.CD23]-[.CD25])/[.CD12]" office:value-type="percentage" office:value="-0.84">
            <text:p>-84%</text:p>
          </table:table-cell>
          <table:table-cell table:style-name="ce17" table:formula="of:=([.CE23]-[.CE25])/[.CE12]" office:value-type="percentage" office:value="0.350833333333333">
            <text:p>35%</text:p>
          </table:table-cell>
          <table:table-cell table:style-name="ce17" table:formula="of:=([.CF23]-[.CF25])/[.CF12]" office:value-type="percentage" office:value="0.1425">
            <text:p>14%</text:p>
          </table:table-cell>
          <table:table-cell table:style-name="ce38" table:formula="of:=([.CG23]-[.CG25])/[.CG12]" office:value-type="percentage" office:value="-0.07875">
            <text:p>-8%</text:p>
          </table:table-cell>
          <table:table-cell table:style-name="ce38" table:formula="of:=([.CH23]-[.CH25])/[.CH12]" office:value-type="percentage" office:value="-1.625">
            <text:p>-163%</text:p>
          </table:table-cell>
          <table:table-cell table:style-name="ce17" table:formula="of:=([.CI23]-[.CI25])/[.CI12]" office:value-type="percentage" office:value="0.425">
            <text:p>43%</text:p>
          </table:table-cell>
          <table:table-cell table:style-name="ce38" table:formula="of:=([.CJ23]-[.CJ25])/[.CJ12]" office:value-type="percentage" office:value="-2.11125">
            <text:p>-211%</text:p>
          </table:table-cell>
          <table:table-cell table:style-name="ce17" table:formula="of:=([.CK23]-[.CK25])/[.CK12]" office:value-type="percentage" office:value="0.2675">
            <text:p>27%</text:p>
          </table:table-cell>
          <table:table-cell table:style-name="ce17" table:formula="of:=([.CL23]-[.CL25])/[.CL12]" office:value-type="percentage" office:value="0.235">
            <text:p>24%</text:p>
          </table:table-cell>
          <table:table-cell table:style-name="ce38" table:formula="of:=([.CM23]-[.CM25])/[.CM12]" office:value-type="percentage" office:value="-0.05">
            <text:p>-5%</text:p>
          </table:table-cell>
          <table:table-cell table:style-name="ce38" table:formula="of:=([.CN23]-[.CN25])/[.CN12]" office:value-type="percentage" office:value="-2.72375">
            <text:p>-272%</text:p>
          </table:table-cell>
          <table:table-cell table:style-name="ce17" table:formula="of:=([.CO23]-[.CO25])/[.CO12]" office:value-type="percentage" office:value="0.54375">
            <text:p>54%</text:p>
          </table:table-cell>
          <table:table-cell table:style-name="ce17" table:formula="of:=([.CP23]-[.CP25])/[.CP12]" office:value-type="percentage" office:value="0.2075">
            <text:p>21%</text:p>
          </table:table-cell>
          <table:table-cell table:style-name="ce38" table:formula="of:=([.CQ23]-[.CQ25])/[.CQ12]" office:value-type="percentage" office:value="-0.1875">
            <text:p>-19%</text:p>
          </table:table-cell>
          <table:table-cell table:style-name="ce17" table:formula="of:=([.CR23]-[.CR25])/[.CR12]" office:value-type="percentage" office:value="0.21125">
            <text:p>21%</text:p>
          </table:table-cell>
          <table:table-cell table:style-name="ce38" table:formula="of:=([.CS23]-[.CS25])/[.CS12]" office:value-type="percentage" office:value="-1.645">
            <text:p>-165%</text:p>
          </table:table-cell>
          <table:table-cell table:style-name="ce38" table:formula="of:=([.CT23]-[.CT25])/[.CT12]" office:value-type="percentage" office:value="-1.1925">
            <text:p>-119%</text:p>
          </table:table-cell>
          <table:table-cell table:style-name="ce38" table:formula="of:=([.CU23]-[.CU25])/[.CU12]" office:value-type="percentage" office:value="-0.9475">
            <text:p>-95%</text:p>
          </table:table-cell>
          <table:table-cell table:style-name="ce38" table:formula="of:=([.CV23]-[.CV25])/[.CV12]" office:value-type="percentage" office:value="-7.705">
            <text:p>-771%</text:p>
          </table:table-cell>
          <table:table-cell table:style-name="ce38" table:formula="of:=([.CW23]-[.CW25])/[.CW12]" office:value-type="percentage" office:value="-1.2275">
            <text:p>-123%</text:p>
          </table:table-cell>
          <table:table-cell table:style-name="ce17" table:formula="of:=([.CX23]-[.CX25])/[.CX12]" office:value-type="percentage" office:value="0.10375">
            <text:p>10%</text:p>
          </table:table-cell>
          <table:table-cell table:style-name="ce38" table:formula="of:=([.CY23]-[.CY25])/[.CY12]" office:value-type="percentage" office:value="-1.12">
            <text:p>-112%</text:p>
          </table:table-cell>
          <table:table-cell table:style-name="ce17" table:formula="of:=([.CZ23]-[.CZ25])/[.CZ12]" office:value-type="percentage" office:value="0.530833333333333">
            <text:p>53%</text:p>
          </table:table-cell>
          <table:table-cell table:style-name="ce38" table:formula="of:=([.DA23]-[.DA25])/[.DA12]" office:value-type="percentage" office:value="-1.12">
            <text:p>-112%</text:p>
          </table:table-cell>
          <table:table-cell table:style-name="ce38" table:formula="of:=([.DB23]-[.DB25])/[.DB12]" office:value-type="percentage" office:value="-0.840833333333333">
            <text:p>-84%</text:p>
          </table:table-cell>
          <table:table-cell table:style-name="ce38" table:formula="of:=([.DC23]-[.DC25])/[.DC12]" office:value-type="percentage" office:value="-0.948333333333333">
            <text:p>-95%</text:p>
          </table:table-cell>
          <table:table-cell table:style-name="ce38" table:formula="of:=([.DD23]-[.DD25])/[.DD12]" office:value-type="percentage" office:value="-1.17583333333333">
            <text:p>-118%</text:p>
          </table:table-cell>
          <table:table-cell table:style-name="ce17" table:formula="of:=([.DE23]-[.DE25])/[.DE12]" office:value-type="percentage" office:value="0.631666666666667">
            <text:p>63%</text:p>
          </table:table-cell>
          <table:table-cell table:style-name="ce17" table:formula="of:=([.DF23]-[.DF25])/[.DF12]" office:value-type="percentage" office:value="0.065">
            <text:p>7%</text:p>
          </table:table-cell>
          <table:table-cell table:style-name="ce38" table:formula="of:=([.DG23]-[.DG25])/[.DG12]" office:value-type="percentage" office:value="-3.1375">
            <text:p>-314%</text:p>
          </table:table-cell>
          <table:table-cell table:style-name="ce38" table:formula="of:=([.DH23]-[.DH25])/[.DH12]" office:value-type="percentage" office:value="-2.7175">
            <text:p>-272%</text:p>
          </table:table-cell>
          <table:table-cell table:style-name="ce38" table:formula="of:=([.DI23]-[.DI25])/[.DI12]" office:value-type="percentage" office:value="-1.49375">
            <text:p>-149%</text:p>
          </table:table-cell>
          <table:table-cell table:number-columns-repeated="911"/>
        </table:table-row>
        <table:table-row table:style-name="ro1">
          <table:table-cell table:style-name="ce8"/>
          <table:table-cell table:style-name="ce25"/>
          <table:table-cell table:style-name="ce32" table:number-columns-repeated="5"/>
          <table:table-cell table:style-name="Default"/>
          <table:table-cell table:style-name="ce32" table:number-columns-repeated="4"/>
          <table:table-cell table:style-name="Default"/>
          <table:table-cell table:style-name="ce32" table:number-columns-repeated="2"/>
          <table:table-cell table:style-name="Default" table:number-columns-repeated="2"/>
          <table:table-cell table:style-name="ce32" table:number-columns-repeated="2"/>
          <table:table-cell table:style-name="Default"/>
          <table:table-cell table:style-name="ce32" table:number-columns-repeated="16"/>
          <table:table-cell table:style-name="Default"/>
          <table:table-cell table:style-name="ce32" table:number-columns-repeated="76"/>
          <table:table-cell table:number-columns-repeated="911"/>
        </table:table-row>
        <table:table-row table:style-name="ro1">
          <table:table-cell table:style-name="ce11" office:value-type="string">
            <text:p>Estimate</text:p>
          </table:table-cell>
          <table:table-cell table:style-name="ce26" office:value-type="string">
            <text:p>n/a</text:p>
          </table:table-cell>
          <table:table-cell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4" table:style-name="ce33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number-columns-repeated="3"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style-name="ce33" office:value-type="string">
            <text:p>hard</text:p>
          </table:table-cell>
          <table:table-cell table:number-columns-repeated="24" table:style-name="ce33" office:value-type="string">
            <text:p>-</text:p>
          </table:table-cell>
          <table:table-cell table:style-name="ce33" office:value-type="string">
            <text:p>hard</text:p>
          </table:table-cell>
          <table:table-cell table:number-columns-repeated="27" table:style-name="ce33" office:value-type="string">
            <text:p>-</text:p>
          </table:table-cell>
          <table:table-cell table:style-name="ce33" office:value-type="string">
            <text:p>insane</text:p>
          </table:table-cell>
          <table:table-cell table:number-columns-repeated="45" table:style-name="ce33" office:value-type="string">
            <text:p>-</text:p>
          </table:table-cell>
          <table:table-cell table:number-columns-repeated="911"/>
        </table:table-row>
        <table:table-row table:style-name="ro1">
          <table:table-cell table:style-name="ce11" office:value-type="string">
            <text:p>comment</text:p>
          </table:table-cell>
          <table:table-cell table:style-name="ce27" office:value-type="string">
            <text:p>-</text:p>
          </table:table-cell>
          <table:table-cell table:number-columns-repeated="5" table:style-name="ce33" office:value-type="string">
            <text:p>-</text:p>
          </table:table-cell>
          <table:table-cell table:style-name="ce11" office:value-type="string">
            <text:p>two enemy bazookas at the start did it all</text:p>
          </table:table-cell>
          <table:table-cell table:number-columns-repeated="4" table:style-name="ce33" office:value-type="string">
            <text:p>-</text:p>
          </table:table-cell>
          <table:table-cell table:style-name="ce11" office:value-type="string">
            <text:p>1 quick bot with 2 expl bazooka shoots took out 3 of 6</text:p>
          </table:table-cell>
          <table:table-cell table:number-columns-repeated="2" table:style-name="ce33" office:value-type="string">
            <text:p>-</text:p>
          </table:table-cell>
          <table:table-cell table:style-name="ce11" office:value-type="string">
            <text:p>2 heavy bots with support of 4 smaller left 2 bots against 11</text:p>
          </table:table-cell>
          <table:table-cell table:style-name="ce11" office:value-type="string">
            <text:p>-</text:p>
          </table:table-cell>
          <table:table-cell table:number-columns-repeated="2" table:style-name="ce33" office:value-type="string">
            <text:p>-</text:p>
          </table:table-cell>
          <table:table-cell table:style-name="ce11" office:value-type="string">
            <text:p>a few stupid mistakes</text:p>
          </table:table-cell>
          <table:table-cell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14"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2" table:style-name="ce33" office:value-type="string">
            <text:p>-</text:p>
          </table:table-cell>
          <table:table-cell table:style-name="ce11" office:value-type="string">
            <text:p>2 groups of 3-4 was a disaster</text:p>
          </table:table-cell>
          <table:table-cell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5"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8"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4" table:style-name="ce33" office:value-type="string">
            <text:p>-</text:p>
          </table:table-cell>
          <table:table-cell table:style-name="ce11" office:value-type="string">
            <text:p>-</text:p>
          </table:table-cell>
          <table:table-cell table:number-columns-repeated="5" table:style-name="ce33" office:value-type="string">
            <text:p>-</text:p>
          </table:table-cell>
          <table:table-cell table:style-name="ce11" office:value-type="string">
            <text:p>The new strategy module worked fantastic. They just hundted everybody down + 2 wise bazookas</text:p>
          </table:table-cell>
          <table:table-cell table:number-columns-repeated="30" table:style-name="ce33" office:value-type="string">
            <text:p>-</text:p>
          </table:table-cell>
          <table:table-cell table:style-name="ce33" office:value-type="string">
            <text:p>really lucky bottleneck, or else a shame defeat with very low score</text:p>
          </table:table-cell>
          <table:table-cell table:number-columns-repeated="3" table:style-name="ce33" office:value-type="string">
            <text:p>-</text:p>
          </table:table-cell>
          <table:table-cell table:style-name="ce33" office:value-type="string">
            <text:p>They were too many at once</text:p>
          </table:table-cell>
          <table:table-cell table:style-name="ce33" office:value-type="string">
            <text:p>Very hard at the end when 3 fresh bots attack simultaneously</text:p>
          </table:table-cell>
          <table:table-cell table:number-columns-repeated="4" table:style-name="ce40" office:value-type="string">
            <text:p>Out of ammo</text:p>
          </table:table-cell>
          <table:table-cell table:style-name="ce33" office:value-type="string">
            <text:p>-</text:p>
          </table:table-cell>
          <table:table-cell table:style-name="ce33" office:value-type="string">
            <text:p>Q with bazooka spoiled all the fun in the end</text:p>
          </table:table-cell>
          <table:table-cell table:number-columns-repeated="2" table:style-name="ce33" office:value-type="string">
            <text:p>-</text:p>
          </table:table-cell>
          <table:table-cell table:style-name="ce33" office:value-type="string">
            <text:p>groups of 4-5 bots</text:p>
          </table:table-cell>
          <table:table-cell table:number-columns-repeated="911"/>
        </table:table-row>
        <table:table-row table:style-name="ro1">
          <table:table-cell table:style-name="ce11" office:value-type="string">
            <text:p>comment</text:p>
          </table:table-cell>
          <table:table-cell table:style-name="ce27" office:value-type="string">
            <text:p>-</text:p>
          </table:table-cell>
          <table:table-cell table:number-columns-repeated="101" table:style-name="ce11" office:value-type="string">
            <text:p>-</text:p>
          </table:table-cell>
          <table:table-cell table:style-name="ce11" office:value-type="string">
            <text:p>Got two attacks by 2 bots together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 heavy bot at the beginning did it perfectly</text:p>
          </table:table-cell>
          <table:table-cell table:style-name="ce11" office:value-type="string">
            <text:p>2 heavy bots in the end</text:p>
          </table:table-cell>
          <table:table-cell table:style-name="ce11" office:value-type="string">
            <text:p>-</text:p>
          </table:table-cell>
          <table:table-cell table:number-columns-repeated="2" table:style-name="ce33" office:value-type="string">
            <text:p>-</text:p>
          </table:table-cell>
          <table:table-cell table:number-columns-repeated="3" table:style-name="ce11" office:value-type="string">
            <text:p>-</text:p>
          </table:table-cell>
          <table:table-cell table:number-columns-repeated="911"/>
        </table:table-row>
      </table:table>
      <table:table table:name="OLD strategy" table:style-name="ta1" table:print="false">
        <table:table-column table:style-name="co2" table:number-columns-repeated="2" table:default-cell-style-name="Default"/>
        <table:table-column table:style-name="co2" table:default-cell-style-name="ce46"/>
        <table:table-column table:style-name="co2" table:number-columns-repeated="1021" table:default-cell-style-name="Default"/>
        <table:table-row table:style-name="ro1">
          <table:table-cell table:style-name="ce1" office:value-type="string">
            <text:p>version</text:p>
          </table:table-cell>
          <table:table-cell table:style-name="ce12" office:value-type="string">
            <text:p>n/a</text:p>
          </table:table-cell>
          <table:table-cell table:style-name="ce12" office:value-type="string">
            <text:p>130829-1</text:p>
          </table:table-cell>
          <table:table-cell table:style-name="ce12" office:value-type="string">
            <text:p>140409-2</text:p>
          </table:table-cell>
          <table:table-cell table:style-name="ce12" office:value-type="string">
            <text:p>140321-4</text:p>
          </table:table-cell>
          <table:table-cell table:style-name="ce12" office:value-type="string">
            <text:p>130905-1</text:p>
          </table:table-cell>
          <table:table-cell table:style-name="ce12" office:value-type="string">
            <text:p>140321-4</text:p>
          </table:table-cell>
          <table:table-cell table:style-name="ce12" office:value-type="string">
            <text:p>130904-3</text:p>
          </table:table-cell>
          <table:table-cell table:style-name="ce12" office:value-type="string">
            <text:p>140321-4</text:p>
          </table:table-cell>
          <table:table-cell table:style-name="ce12" office:value-type="string">
            <text:p>140512-1</text:p>
          </table:table-cell>
          <table:table-cell table:style-name="ce12" office:value-type="string">
            <text:p>140815-1</text:p>
          </table:table-cell>
          <table:table-cell table:style-name="ce12" office:value-type="string">
            <text:p>130903-1</text:p>
          </table:table-cell>
          <table:table-cell table:style-name="ce12" office:value-type="string">
            <text:p>130828-4</text:p>
          </table:table-cell>
          <table:table-cell table:style-name="ce12" office:value-type="string">
            <text:p>130903-2</text:p>
          </table:table-cell>
          <table:table-cell table:style-name="ce34" office:value-type="string">
            <text:p>140512-1</text:p>
          </table:table-cell>
          <table:table-cell table:style-name="ce47" office:value-type="string">
            <text:p>130921-1</text:p>
          </table:table-cell>
          <table:table-cell table:style-name="ce34" office:value-type="string">
            <text:p>140814-1</text:p>
          </table:table-cell>
          <table:table-cell table:style-name="ce47" office:value-type="string">
            <text:p>130912-1</text:p>
          </table:table-cell>
          <table:table-cell table:style-name="ce47" office:value-type="string">
            <text:p>130920-1</text:p>
          </table:table-cell>
          <table:table-cell table:style-name="ce12" office:value-type="string">
            <text:p>131031-1</text:p>
          </table:table-cell>
          <table:table-cell table:style-name="ce34" office:value-type="string">
            <text:p>130921-1</text:p>
          </table:table-cell>
          <table:table-cell table:style-name="ce34" office:value-type="string">
            <text:p>140321-4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30903-2</text:p>
          </table:table-cell>
          <table:table-cell table:style-name="ce12" office:value-type="string">
            <text:p>140318-2</text:p>
          </table:table-cell>
          <table:table-cell table:style-name="ce12" office:value-type="string">
            <text:p>130904-1</text:p>
          </table:table-cell>
          <table:table-cell table:style-name="ce34" office:value-type="string">
            <text:p>120911-1</text:p>
          </table:table-cell>
          <table:table-cell table:style-name="ce12" office:value-type="string">
            <text:p>130903-1</text:p>
          </table:table-cell>
          <table:table-cell table:style-name="ce12" office:value-type="string">
            <text:p>131031-1</text:p>
          </table:table-cell>
          <table:table-cell table:style-name="ce34" office:value-type="string">
            <text:p>140512-1</text:p>
          </table:table-cell>
          <table:table-cell table:style-name="ce34" office:value-type="string">
            <text:p>131029-1</text:p>
          </table:table-cell>
          <table:table-cell table:style-name="ce34" office:value-type="string">
            <text:p>140814-1</text:p>
          </table:table-cell>
          <table:table-cell table:style-name="ce34" office:value-type="string">
            <text:p>130829-2</text:p>
          </table:table-cell>
          <table:table-cell table:style-name="ce12" office:value-type="string">
            <text:p>140512-1</text:p>
          </table:table-cell>
          <table:table-cell table:style-name="ce34" office:value-type="string">
            <text:p>130920-1</text:p>
          </table:table-cell>
          <table:table-cell table:number-columns-repeated="2" table:style-name="ce34" office:value-type="string">
            <text:p>140512-1</text:p>
          </table:table-cell>
          <table:table-cell table:style-name="ce12" office:value-type="string">
            <text:p>140512-1</text:p>
          </table:table-cell>
          <table:table-cell table:style-name="ce34" office:value-type="string">
            <text:p>131029-2</text:p>
          </table:table-cell>
          <table:table-cell table:style-name="ce12" office:value-type="string">
            <text:p>130905-1</text:p>
          </table:table-cell>
          <table:table-cell table:style-name="ce12" office:value-type="string">
            <text:p>130911-1</text:p>
          </table:table-cell>
          <table:table-cell table:style-name="ce12" office:value-type="string">
            <text:p>140321-4</text:p>
          </table:table-cell>
          <table:table-cell table:style-name="ce12" office:value-type="string">
            <text:p>140512-1</text:p>
          </table:table-cell>
          <table:table-cell table:style-name="ce12" office:value-type="string">
            <text:p>131029-2</text:p>
          </table:table-cell>
          <table:table-cell table:style-name="ce34" office:value-type="string">
            <text:p>130829-1</text:p>
          </table:table-cell>
          <table:table-cell table:style-name="ce12" office:value-type="string">
            <text:p>130905-1</text:p>
          </table:table-cell>
          <table:table-cell table:style-name="ce34" office:value-type="string">
            <text:p>140321-4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40512-1</text:p>
          </table:table-cell>
          <table:table-cell table:style-name="ce34" office:value-type="string">
            <text:p>140815-1</text:p>
          </table:table-cell>
          <table:table-cell table:style-name="ce12" office:value-type="string">
            <text:p>131031-1</text:p>
          </table:table-cell>
          <table:table-cell table:style-name="ce34" office:value-type="string">
            <text:p>140409-2</text:p>
          </table:table-cell>
          <table:table-cell table:number-columns-repeated="2" table:style-name="ce34" office:value-type="string">
            <text:p>140318-2</text:p>
          </table:table-cell>
          <table:table-cell table:style-name="ce34" office:value-type="string">
            <text:p>140512-1</text:p>
          </table:table-cell>
          <table:table-cell table:style-name="ce12" office:value-type="string">
            <text:p>130905-1</text:p>
          </table:table-cell>
          <table:table-cell table:style-name="ce12" office:value-type="string">
            <text:p>140318-2</text:p>
          </table:table-cell>
          <table:table-cell table:style-name="ce34" office:value-type="string">
            <text:p>140409-2</text:p>
          </table:table-cell>
          <table:table-cell table:style-name="ce12" office:value-type="string">
            <text:p>131029-2</text:p>
          </table:table-cell>
          <table:table-cell table:style-name="ce34" office:value-type="string">
            <text:p>140321-4</text:p>
          </table:table-cell>
          <table:table-cell table:style-name="ce34" office:value-type="string">
            <text:p>140318-2</text:p>
          </table:table-cell>
          <table:table-cell table:style-name="ce12" office:value-type="string">
            <text:p>130921-1</text:p>
          </table:table-cell>
          <table:table-cell table:style-name="ce34" office:value-type="string">
            <text:p>140409-2</text:p>
          </table:table-cell>
          <table:table-cell table:style-name="ce34" office:value-type="string">
            <text:p>140512-1</text:p>
          </table:table-cell>
          <table:table-cell table:style-name="ce34" office:value-type="string">
            <text:p>121031-1</text:p>
          </table:table-cell>
          <table:table-cell table:style-name="ce12" office:value-type="string">
            <text:p>131029-1</text:p>
          </table:table-cell>
          <table:table-cell table:style-name="ce34" office:value-type="string">
            <text:p>130921-1</text:p>
          </table:table-cell>
          <table:table-cell table:style-name="ce34" office:value-type="string">
            <text:p>140321-1</text:p>
          </table:table-cell>
          <table:table-cell table:style-name="ce34" office:value-type="string">
            <text:p>131029-1</text:p>
          </table:table-cell>
          <table:table-cell table:style-name="ce61" office:value-type="string">
            <text:p>140318-2</text:p>
          </table:table-cell>
          <table:table-cell table:style-name="ce12" office:value-type="string">
            <text:p>140318-2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40321-4</text:p>
          </table:table-cell>
          <table:table-cell table:number-columns-repeated="2" table:style-name="ce34" office:value-type="string">
            <text:p>140325-1</text:p>
          </table:table-cell>
          <table:table-cell table:style-name="ce12" office:value-type="string">
            <text:p>140409-2</text:p>
          </table:table-cell>
          <table:table-cell table:style-name="ce34" office:value-type="string">
            <text:p>130909-1</text:p>
          </table:table-cell>
          <table:table-cell table:style-name="ce34" office:value-type="string">
            <text:p>140321-4</text:p>
          </table:table-cell>
          <table:table-cell table:style-name="ce12" office:value-type="string">
            <text:p>131031-1</text:p>
          </table:table-cell>
          <table:table-cell table:style-name="ce34" office:value-type="string">
            <text:p>131029-2</text:p>
          </table:table-cell>
          <table:table-cell table:style-name="ce34" office:value-type="string">
            <text:p>140324-1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30829-1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40408-2</text:p>
          </table:table-cell>
          <table:table-cell table:style-name="ce34" office:value-type="string">
            <text:p>130909-1</text:p>
          </table:table-cell>
          <table:table-cell table:style-name="ce34" office:value-type="string">
            <text:p>140409-2</text:p>
          </table:table-cell>
          <table:table-cell table:style-name="ce34" office:value-type="string">
            <text:p>130909-1</text:p>
          </table:table-cell>
          <table:table-cell table:style-name="ce12" office:value-type="string">
            <text:p>130905-1</text:p>
          </table:table-cell>
          <table:table-cell table:style-name="ce34" office:value-type="string">
            <text:p>130921-1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40321-3</text:p>
          </table:table-cell>
          <table:table-cell table:style-name="ce34" office:value-type="string">
            <text:p>120911-1</text:p>
          </table:table-cell>
          <table:table-cell table:style-name="ce12" office:value-type="string">
            <text:p>130905-1</text:p>
          </table:table-cell>
          <table:table-cell table:style-name="ce34" office:value-type="string">
            <text:p>140321-1</text:p>
          </table:table-cell>
          <table:table-cell table:style-name="ce12" office:value-type="string">
            <text:p>130909-1</text:p>
          </table:table-cell>
          <table:table-cell table:number-columns-repeated="2" table:style-name="ce34" office:value-type="string">
            <text:p>130905-1</text:p>
          </table:table-cell>
          <table:table-cell table:style-name="ce12" office:value-type="string">
            <text:p>130909-1</text:p>
          </table:table-cell>
          <table:table-cell table:style-name="ce34" office:value-type="string">
            <text:p>140320-1</text:p>
          </table:table-cell>
          <table:table-cell table:style-name="ce34" office:value-type="string">
            <text:p>130905-1</text:p>
          </table:table-cell>
          <table:table-cell table:style-name="ce34" office:value-type="string">
            <text:p>140318-2</text:p>
          </table:table-cell>
          <table:table-cell table:style-name="ce34" office:value-type="string">
            <text:p>130905-1</text:p>
          </table:table-cell>
          <table:table-cell table:style-name="ce12" office:value-type="string">
            <text:p>130905-1</text:p>
          </table:table-cell>
          <table:table-cell table:style-name="ce34" office:value-type="string">
            <text:p>130829-1</text:p>
          </table:table-cell>
          <table:table-cell table:style-name="ce67" office:value-type="string">
            <text:p>130829-1</text:p>
          </table:table-cell>
          <table:table-cell table:number-columns-repeated="2" table:style-name="ce34" office:value-type="string">
            <text:p>130909-1</text:p>
          </table:table-cell>
          <table:table-cell table:style-name="ce34" office:value-type="string">
            <text:p>130905-1</text:p>
          </table:table-cell>
          <table:table-cell table:style-name="ce34" office:value-type="string">
            <text:p>130829-1</text:p>
          </table:table-cell>
          <table:table-cell table:style-name="ce47" office:value-type="string">
            <text:p>130828-4</text:p>
          </table:table-cell>
          <table:table-cell table:number-columns-repeated="913"/>
        </table:table-row>
        <table:table-row table:style-name="ro1">
          <table:table-cell table:style-name="ce2" office:value-type="string">
            <text:p>maxx</text:p>
          </table:table-cell>
          <table:table-cell table:style-name="ce13"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 office:value-type="float" office:value="75">
            <text:p>75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3" table:style-name="ce13" office:value-type="float" office:value="20">
            <text:p>20</text:p>
          </table:table-cell>
          <table:table-cell table:number-columns-repeated="3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/>
          <table:table-cell table:style-name="ce13" office:value-type="float" office:value="20">
            <text:p>20</text:p>
          </table:table-cell>
          <table:table-cell table:number-columns-repeated="2"/>
          <table:table-cell table:style-name="ce13" office:value-type="float" office:value="55">
            <text:p>55</text:p>
          </table:table-cell>
          <table:table-cell table:number-columns-repeated="2"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3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3"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number-columns-repeated="4" table:style-name="ce13" office:value-type="float" office:value="40">
            <text:p>4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20">
            <text:p>2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30">
            <text:p>30</text:p>
          </table:table-cell>
          <table:table-cell table:number-columns-repeated="4"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4"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/>
          <table:table-cell table:number-columns-repeated="4" table:style-name="ce13" office:value-type="float" office:value="20">
            <text:p>20</text:p>
          </table:table-cell>
          <table:table-cell table:number-columns-repeated="914"/>
        </table:table-row>
        <table:table-row table:style-name="ro1">
          <table:table-cell table:style-name="ce2" office:value-type="string">
            <text:p>maxy</text:p>
          </table:table-cell>
          <table:table-cell table:style-name="ce13"/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75">
            <text:p>75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number-columns-repeated="2" table:style-name="ce13" office:value-type="float" office:value="20">
            <text:p>20</text:p>
          </table:table-cell>
          <table:table-cell table:number-columns-repeated="3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/>
          <table:table-cell table:style-name="ce13" office:value-type="float" office:value="113">
            <text:p>113</text:p>
          </table:table-cell>
          <table:table-cell table:number-columns-repeated="2"/>
          <table:table-cell table:style-name="ce13" office:value-type="float" office:value="55">
            <text:p>55</text:p>
          </table:table-cell>
          <table:table-cell table:number-columns-repeated="2"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60">
            <text:p>60</text:p>
          </table:table-cell>
          <table:table-cell table:number-columns-repeated="7"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number-columns-repeated="4" table:style-name="ce13" office:value-type="float" office:value="40">
            <text:p>40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90">
            <text:p>90</text:p>
          </table:table-cell>
          <table:table-cell table:number-columns-repeated="2"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number-columns-repeated="4" table:style-name="ce13" office:value-type="float" office:value="40">
            <text:p>40</text:p>
          </table:table-cell>
          <table:table-cell table:number-columns-repeated="2"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113">
            <text:p>113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number-columns-repeated="2" table:style-name="ce13" office:value-type="float" office:value="30">
            <text:p>30</text:p>
          </table:table-cell>
          <table:table-cell table:number-columns-repeated="4" table:style-name="ce13" office:value-type="float" office:value="40">
            <text:p>40</text:p>
          </table:table-cell>
          <table:table-cell table:number-columns-repeated="2" table:style-name="ce13" office:value-type="float" office:value="50">
            <text:p>50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2" table:style-name="ce13" office:value-type="float" office:value="30">
            <text:p>3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50">
            <text:p>5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style-name="ce13" office:value-type="float" office:value="40">
            <text:p>40</text:p>
          </table:table-cell>
          <table:table-cell table:style-name="ce13" office:value-type="float" office:value="30">
            <text:p>30</text:p>
          </table:table-cell>
          <table:table-cell table:number-columns-repeated="2" table:style-name="ce13" office:value-type="float" office:value="40">
            <text:p>40</text:p>
          </table:table-cell>
          <table:table-cell table:number-columns-repeated="4" table:style-name="ce13" office:value-type="float" office:value="20">
            <text:p>20</text:p>
          </table:table-cell>
          <table:table-cell table:style-name="ce13" office:value-type="float" office:value="40">
            <text:p>40</text:p>
          </table:table-cell>
          <table:table-cell/>
          <table:table-cell table:number-columns-repeated="4" table:style-name="ce13" office:value-type="float" office:value="20">
            <text:p>20</text:p>
          </table:table-cell>
          <table:table-cell table:number-columns-repeated="914"/>
        </table:table-row>
        <table:table-row table:style-name="ro1">
          <table:table-cell table:style-name="ce1" office:value-type="string">
            <text:p>map size</text:p>
          </table:table-cell>
          <table:table-cell table:style-name="ce14" office:value-type="string">
            <text:p>n/a</text:p>
          </table:table-cell>
          <table:table-cell table:style-name="ce14" table:formula="of:=([.C2]-2)*([.C3]-2)" office:value-type="float" office:value="784">
            <text:p>784</text:p>
          </table:table-cell>
          <table:table-cell table:style-name="ce14" table:formula="of:=([.D2]-2)*([.D3]-2)" office:value-type="float" office:value="684">
            <text:p>684</text:p>
          </table:table-cell>
          <table:table-cell table:style-name="ce14" table:formula="of:=([.E2]-2)*([.E3]-2)" office:value-type="float" office:value="684">
            <text:p>684</text:p>
          </table:table-cell>
          <table:table-cell table:style-name="ce14" table:formula="of:=([.F2]-2)*([.F3]-2)" office:value-type="float" office:value="5329">
            <text:p>5329</text:p>
          </table:table-cell>
          <table:table-cell table:style-name="ce14" table:formula="of:=([.G2]-2)*([.G3]-2)" office:value-type="float" office:value="1444">
            <text:p>1444</text:p>
          </table:table-cell>
          <table:table-cell table:style-name="ce14" table:formula="of:=([.H2]-2)*([.H3]-2)" office:value-type="float" office:value="1444">
            <text:p>1444</text:p>
          </table:table-cell>
          <table:table-cell table:style-name="ce14" table:formula="of:=([.I2]-2)*([.I3]-2)" office:value-type="float" office:value="1044">
            <text:p>1044</text:p>
          </table:table-cell>
          <table:table-cell table:style-name="ce14" table:formula="of:=([.J2]-2)*([.J3]-2)" office:value-type="float" office:value="324">
            <text:p>324</text:p>
          </table:table-cell>
          <table:table-cell table:style-name="ce14" table:formula="of:=([.K2]-2)*([.K3]-2)" office:value-type="float" office:value="324">
            <text:p>324</text:p>
          </table:table-cell>
          <table:table-cell table:style-name="ce14" table:formula="of:=([.L2]-2)*([.L3]-2)" office:value-type="float" office:value="1444">
            <text:p>1444</text:p>
          </table:table-cell>
          <table:table-cell table:style-name="ce14" table:formula="of:=([.M2]-2)*([.M3]-2)" office:value-type="float" office:value="1444">
            <text:p>1444</text:p>
          </table:table-cell>
          <table:table-cell table:style-name="ce14" table:formula="of:=([.N2]-2)*([.N3]-2)" office:value-type="float" office:value="1444">
            <text:p>1444</text:p>
          </table:table-cell>
          <table:table-cell table:style-name="ce14" table:formula="of:=([.O2]-2)*([.O3]-2)" office:value-type="float" office:value="324">
            <text:p>324</text:p>
          </table:table-cell>
          <table:table-cell table:style-name="ce48" table:formula="of:=40*40" office:value-type="float" office:value="1600">
            <text:p>1600</text:p>
          </table:table-cell>
          <table:table-cell table:style-name="ce14" table:formula="of:=([.Q2]-2)*([.Q3]-2)" office:value-type="float" office:value="1998">
            <text:p>1998</text:p>
          </table:table-cell>
          <table:table-cell table:style-name="ce48" table:formula="of:=40*40" office:value-type="float" office:value="1600">
            <text:p>1600</text:p>
          </table:table-cell>
          <table:table-cell table:style-name="ce48" table:formula="of:=40*40" office:value-type="float" office:value="1600">
            <text:p>1600</text:p>
          </table:table-cell>
          <table:table-cell table:style-name="ce14" table:formula="of:=([.T2]-2)*([.T3]-2)" office:value-type="float" office:value="2809">
            <text:p>2809</text:p>
          </table:table-cell>
          <table:table-cell table:style-name="ce14" table:formula="of:=([.U2]-2)*([.U3]-2)" office:value-type="float" office:value="2304">
            <text:p>2304</text:p>
          </table:table-cell>
          <table:table-cell table:style-name="ce14" table:formula="of:=([.V2]-2)*([.V3]-2)" office:value-type="float" office:value="2304">
            <text:p>2304</text:p>
          </table:table-cell>
          <table:table-cell table:style-name="ce14" table:formula="of:=([.W2]-2)*([.W3]-2)" office:value-type="float" office:value="1444">
            <text:p>1444</text:p>
          </table:table-cell>
          <table:table-cell table:style-name="ce14" table:formula="of:=([.X2]-2)*([.X3]-2)" office:value-type="float" office:value="1444">
            <text:p>1444</text:p>
          </table:table-cell>
          <table:table-cell table:style-name="ce14" table:formula="of:=([.Y2]-2)*([.Y3]-2)" office:value-type="float" office:value="2304">
            <text:p>2304</text:p>
          </table:table-cell>
          <table:table-cell table:style-name="ce14" table:formula="of:=([.Z2]-2)*([.Z3]-2)" office:value-type="float" office:value="1444">
            <text:p>1444</text:p>
          </table:table-cell>
          <table:table-cell table:style-name="ce14" table:formula="of:=([.AA2]-2)*([.AA3]-2)" office:value-type="float" office:value="1444">
            <text:p>1444</text:p>
          </table:table-cell>
          <table:table-cell table:style-name="ce14" table:formula="of:=([.AB2]-2)*([.AB3]-2)" office:value-type="float" office:value="324">
            <text:p>324</text:p>
          </table:table-cell>
          <table:table-cell table:style-name="ce14" table:formula="of:=([.AC2]-2)*([.AC3]-2)" office:value-type="float" office:value="1444">
            <text:p>1444</text:p>
          </table:table-cell>
          <table:table-cell table:style-name="ce14" table:formula="of:=([.AD2]-2)*([.AD3]-2)" office:value-type="float" office:value="784">
            <text:p>784</text:p>
          </table:table-cell>
          <table:table-cell table:style-name="ce14" table:formula="of:=([.AE2]-2)*([.AE3]-2)" office:value-type="float" office:value="1444">
            <text:p>1444</text:p>
          </table:table-cell>
          <table:table-cell table:style-name="ce14" table:formula="of:=([.AF2]-2)*([.AF3]-2)" office:value-type="float" office:value="1044">
            <text:p>1044</text:p>
          </table:table-cell>
          <table:table-cell table:style-name="ce14" table:formula="of:=([.AG2]-2)*([.AG3]-2)" office:value-type="float" office:value="1444">
            <text:p>1444</text:p>
          </table:table-cell>
          <table:table-cell table:style-name="ce14" table:formula="of:=([.AH2]-2)*([.AH3]-2)" office:value-type="float" office:value="1444">
            <text:p>1444</text:p>
          </table:table-cell>
          <table:table-cell table:style-name="ce14" table:formula="of:=([.AI2]-2)*([.AI3]-2)" office:value-type="float" office:value="1444">
            <text:p>1444</text:p>
          </table:table-cell>
          <table:table-cell table:style-name="ce14" table:formula="of:=([.AJ2]-2)*([.AJ3]-2)" office:value-type="float" office:value="684">
            <text:p>684</text:p>
          </table:table-cell>
          <table:table-cell table:style-name="ce14" table:formula="of:=([.AK2]-2)*([.AK3]-2)" office:value-type="float" office:value="1444">
            <text:p>1444</text:p>
          </table:table-cell>
          <table:table-cell table:style-name="ce14" table:formula="of:=([.AL2]-2)*([.AL3]-2)" office:value-type="float" office:value="1444">
            <text:p>1444</text:p>
          </table:table-cell>
          <table:table-cell table:style-name="ce14" table:formula="of:=([.AM2]-2)*([.AM3]-2)" office:value-type="float" office:value="1444">
            <text:p>1444</text:p>
          </table:table-cell>
          <table:table-cell table:style-name="ce14" table:formula="of:=([.AN2]-2)*([.AN3]-2)" office:value-type="float" office:value="2304">
            <text:p>2304</text:p>
          </table:table-cell>
          <table:table-cell table:style-name="ce14" table:formula="of:=([.AO2]-2)*([.AO3]-2)" office:value-type="float" office:value="1444">
            <text:p>1444</text:p>
          </table:table-cell>
          <table:table-cell table:style-name="ce14" table:formula="of:=([.AP2]-2)*([.AP3]-2)" office:value-type="float" office:value="1444">
            <text:p>1444</text:p>
          </table:table-cell>
          <table:table-cell table:style-name="ce14" table:formula="of:=([.AQ2]-2)*([.AQ3]-2)" office:value-type="float" office:value="784">
            <text:p>784</text:p>
          </table:table-cell>
          <table:table-cell table:style-name="ce14" table:formula="of:=([.AR2]-2)*([.AR3]-2)" office:value-type="float" office:value="1444">
            <text:p>1444</text:p>
          </table:table-cell>
          <table:table-cell table:style-name="ce14" table:formula="of:=([.AS2]-2)*([.AS3]-2)" office:value-type="float" office:value="784">
            <text:p>784</text:p>
          </table:table-cell>
          <table:table-cell table:style-name="ce14" table:formula="of:=([.AT2]-2)*([.AT3]-2)" office:value-type="float" office:value="1444">
            <text:p>1444</text:p>
          </table:table-cell>
          <table:table-cell table:style-name="ce14" table:formula="of:=([.AU2]-2)*([.AU3]-2)" office:value-type="float" office:value="1444">
            <text:p>1444</text:p>
          </table:table-cell>
          <table:table-cell table:style-name="ce14" table:formula="of:=([.AV2]-2)*([.AV3]-2)" office:value-type="float" office:value="1444">
            <text:p>1444</text:p>
          </table:table-cell>
          <table:table-cell table:style-name="ce14" table:formula="of:=([.AW2]-2)*([.AW3]-2)" office:value-type="float" office:value="1444">
            <text:p>1444</text:p>
          </table:table-cell>
          <table:table-cell table:style-name="ce14" table:formula="of:=([.AX2]-2)*([.AX3]-2)" office:value-type="float" office:value="529">
            <text:p>529</text:p>
          </table:table-cell>
          <table:table-cell table:style-name="ce14" table:formula="of:=([.AY2]-2)*([.AY3]-2)" office:value-type="float" office:value="1444">
            <text:p>1444</text:p>
          </table:table-cell>
          <table:table-cell table:style-name="ce14" table:formula="of:=([.AZ2]-2)*([.AZ3]-2)" office:value-type="float" office:value="1998">
            <text:p>1998</text:p>
          </table:table-cell>
          <table:table-cell table:style-name="ce14" table:formula="of:=([.BA2]-2)*([.BA3]-2)" office:value-type="float" office:value="1584">
            <text:p>1584</text:p>
          </table:table-cell>
          <table:table-cell table:style-name="ce14" table:formula="of:=([.BB2]-2)*([.BB3]-2)" office:value-type="float" office:value="1444">
            <text:p>1444</text:p>
          </table:table-cell>
          <table:table-cell table:style-name="ce14" table:formula="of:=([.BC2]-2)*([.BC3]-2)" office:value-type="float" office:value="1444">
            <text:p>1444</text:p>
          </table:table-cell>
          <table:table-cell table:style-name="ce14" table:formula="of:=([.BD2]-2)*([.BD3]-2)" office:value-type="float" office:value="324">
            <text:p>324</text:p>
          </table:table-cell>
          <table:table-cell table:style-name="ce14" table:formula="of:=([.BE2]-2)*([.BE3]-2)" office:value-type="float" office:value="1444">
            <text:p>1444</text:p>
          </table:table-cell>
          <table:table-cell table:style-name="ce14" table:formula="of:=([.BF2]-2)*([.BF3]-2)" office:value-type="float" office:value="684">
            <text:p>684</text:p>
          </table:table-cell>
          <table:table-cell table:style-name="ce14" table:formula="of:=([.BG2]-2)*([.BG3]-2)" office:value-type="float" office:value="1444">
            <text:p>1444</text:p>
          </table:table-cell>
          <table:table-cell table:style-name="ce14" table:formula="of:=([.BH2]-2)*([.BH3]-2)" office:value-type="float" office:value="1444">
            <text:p>1444</text:p>
          </table:table-cell>
          <table:table-cell table:style-name="ce14" table:formula="of:=([.BI2]-2)*([.BI3]-2)" office:value-type="float" office:value="1044">
            <text:p>1044</text:p>
          </table:table-cell>
          <table:table-cell table:style-name="ce14" table:formula="of:=([.BJ2]-2)*([.BJ3]-2)" office:value-type="float" office:value="324">
            <text:p>324</text:p>
          </table:table-cell>
          <table:table-cell table:style-name="ce14" table:formula="of:=([.BK2]-2)*([.BK3]-2)" office:value-type="float" office:value="784">
            <text:p>784</text:p>
          </table:table-cell>
          <table:table-cell table:style-name="ce14" table:formula="of:=([.BL2]-2)*([.BL3]-2)" office:value-type="float" office:value="324">
            <text:p>324</text:p>
          </table:table-cell>
          <table:table-cell table:style-name="ce14" table:formula="of:=([.BM2]-2)*([.BM3]-2)" office:value-type="float" office:value="784">
            <text:p>784</text:p>
          </table:table-cell>
          <table:table-cell table:style-name="ce14" table:formula="of:=([.BN2]-2)*([.BN3]-2)" office:value-type="float" office:value="1444">
            <text:p>1444</text:p>
          </table:table-cell>
          <table:table-cell table:style-name="ce14" table:formula="of:=([.BO2]-2)*([.BO3]-2)" office:value-type="float" office:value="324">
            <text:p>324</text:p>
          </table:table-cell>
          <table:table-cell table:style-name="ce14" table:formula="of:=([.BP2]-2)*([.BP3]-2)" office:value-type="float" office:value="1998">
            <text:p>1998</text:p>
          </table:table-cell>
          <table:table-cell table:style-name="ce14" table:formula="of:=([.BQ2]-2)*([.BQ3]-2)" office:value-type="float" office:value="1444">
            <text:p>1444</text:p>
          </table:table-cell>
          <table:table-cell table:style-name="ce14" table:formula="of:=([.BR2]-2)*([.BR3]-2)" office:value-type="float" office:value="2304">
            <text:p>2304</text:p>
          </table:table-cell>
          <table:table-cell table:style-name="ce14" table:formula="of:=([.BS2]-2)*([.BS3]-2)" office:value-type="float" office:value="784">
            <text:p>784</text:p>
          </table:table-cell>
          <table:table-cell table:style-name="ce14" table:formula="of:=([.BT2]-2)*([.BT3]-2)" office:value-type="float" office:value="784">
            <text:p>784</text:p>
          </table:table-cell>
          <table:table-cell table:style-name="ce14" table:formula="of:=([.BU2]-2)*([.BU3]-2)" office:value-type="float" office:value="1444">
            <text:p>1444</text:p>
          </table:table-cell>
          <table:table-cell table:style-name="ce14" table:formula="of:=([.BV2]-2)*([.BV3]-2)" office:value-type="float" office:value="1444">
            <text:p>1444</text:p>
          </table:table-cell>
          <table:table-cell table:style-name="ce14" table:formula="of:=([.BW2]-2)*([.BW3]-2)" office:value-type="float" office:value="1444">
            <text:p>1444</text:p>
          </table:table-cell>
          <table:table-cell table:style-name="ce14" table:formula="of:=([.BX2]-2)*([.BX3]-2)" office:value-type="float" office:value="1444">
            <text:p>1444</text:p>
          </table:table-cell>
          <table:table-cell table:style-name="ce14" table:formula="of:=([.BY2]-2)*([.BY3]-2)" office:value-type="float" office:value="2304">
            <text:p>2304</text:p>
          </table:table-cell>
          <table:table-cell table:style-name="ce14" table:formula="of:=([.BZ2]-2)*([.BZ3]-2)" office:value-type="float" office:value="2304">
            <text:p>2304</text:p>
          </table:table-cell>
          <table:table-cell table:style-name="ce14" table:formula="of:=([.CA2]-2)*([.CA3]-2)" office:value-type="float" office:value="784">
            <text:p>784</text:p>
          </table:table-cell>
          <table:table-cell table:style-name="ce14" table:formula="of:=([.CB2]-2)*([.CB3]-2)" office:value-type="float" office:value="1444">
            <text:p>1444</text:p>
          </table:table-cell>
          <table:table-cell table:style-name="ce14" table:formula="of:=([.CC2]-2)*([.CC3]-2)" office:value-type="float" office:value="1444">
            <text:p>1444</text:p>
          </table:table-cell>
          <table:table-cell table:style-name="ce14" table:formula="of:=([.CD2]-2)*([.CD3]-2)" office:value-type="float" office:value="784">
            <text:p>784</text:p>
          </table:table-cell>
          <table:table-cell table:style-name="ce14" table:formula="of:=([.CE2]-2)*([.CE3]-2)" office:value-type="float" office:value="784">
            <text:p>784</text:p>
          </table:table-cell>
          <table:table-cell table:style-name="ce14" table:formula="of:=([.CF2]-2)*([.CF3]-2)" office:value-type="float" office:value="324">
            <text:p>324</text:p>
          </table:table-cell>
          <table:table-cell table:style-name="ce14" table:formula="of:=([.CG2]-2)*([.CG3]-2)" office:value-type="float" office:value="1444">
            <text:p>1444</text:p>
          </table:table-cell>
          <table:table-cell table:style-name="ce14" table:formula="of:=([.CH2]-2)*([.CH3]-2)" office:value-type="float" office:value="2304">
            <text:p>2304</text:p>
          </table:table-cell>
          <table:table-cell table:style-name="ce14" table:formula="of:=([.CI2]-2)*([.CI3]-2)" office:value-type="float" office:value="324">
            <text:p>324</text:p>
          </table:table-cell>
          <table:table-cell table:style-name="ce14" table:formula="of:=([.CJ2]-2)*([.CJ3]-2)" office:value-type="float" office:value="1444">
            <text:p>1444</text:p>
          </table:table-cell>
          <table:table-cell table:style-name="ce14" table:formula="of:=([.CK2]-2)*([.CK3]-2)" office:value-type="float" office:value="324">
            <text:p>324</text:p>
          </table:table-cell>
          <table:table-cell table:style-name="ce14" table:formula="of:=([.CL2]-2)*([.CL3]-2)" office:value-type="float" office:value="1444">
            <text:p>1444</text:p>
          </table:table-cell>
          <table:table-cell table:style-name="ce14" table:formula="of:=([.CM2]-2)*([.CM3]-2)" office:value-type="float" office:value="324">
            <text:p>324</text:p>
          </table:table-cell>
          <table:table-cell table:style-name="ce14" table:formula="of:=([.CN2]-2)*([.CN3]-2)" office:value-type="float" office:value="784">
            <text:p>784</text:p>
          </table:table-cell>
          <table:table-cell table:style-name="ce14" table:formula="of:=([.CO2]-2)*([.CO3]-2)" office:value-type="float" office:value="1444">
            <text:p>1444</text:p>
          </table:table-cell>
          <table:table-cell table:style-name="ce14" table:formula="of:=([.CP2]-2)*([.CP3]-2)" office:value-type="float" office:value="400">
            <text:p>400</text:p>
          </table:table-cell>
          <table:table-cell table:style-name="ce14" table:formula="of:=([.CQ2]-2)*([.CQ3]-2)" office:value-type="float" office:value="1444">
            <text:p>1444</text:p>
          </table:table-cell>
          <table:table-cell table:style-name="ce14" table:formula="of:=([.CR2]-2)*([.CR3]-2)" office:value-type="float" office:value="784">
            <text:p>784</text:p>
          </table:table-cell>
          <table:table-cell table:style-name="ce14" table:formula="of:=([.CS2]-2)*([.CS3]-2)" office:value-type="float" office:value="1444">
            <text:p>1444</text:p>
          </table:table-cell>
          <table:table-cell table:style-name="ce14" table:formula="of:=([.CT2]-2)*([.CT3]-2)" office:value-type="float" office:value="784">
            <text:p>784</text:p>
          </table:table-cell>
          <table:table-cell table:style-name="ce14" table:formula="of:=([.CU2]-2)*([.CU3]-2)" office:value-type="float" office:value="1444">
            <text:p>1444</text:p>
          </table:table-cell>
          <table:table-cell table:style-name="ce14" table:formula="of:=([.CV2]-2)*([.CV3]-2)" office:value-type="float" office:value="1444">
            <text:p>1444</text:p>
          </table:table-cell>
          <table:table-cell table:style-name="ce14" table:formula="of:=([.CW2]-2)*([.CW3]-2)" office:value-type="float" office:value="324">
            <text:p>324</text:p>
          </table:table-cell>
          <table:table-cell table:style-name="ce14" table:formula="of:=([.CX2]-2)*([.CX3]-2)" office:value-type="float" office:value="324">
            <text:p>324</text:p>
          </table:table-cell>
          <table:table-cell table:style-name="ce14" table:formula="of:=([.CY2]-2)*([.CY3]-2)" office:value-type="float" office:value="324">
            <text:p>324</text:p>
          </table:table-cell>
          <table:table-cell table:style-name="ce14" table:formula="of:=([.CZ2]-2)*([.CZ3]-2)" office:value-type="float" office:value="324">
            <text:p>324</text:p>
          </table:table-cell>
          <table:table-cell table:style-name="ce14" table:formula="of:=([.DA2]-2)*([.DA3]-2)" office:value-type="float" office:value="1444">
            <text:p>1444</text:p>
          </table:table-cell>
          <table:table-cell table:style-name="ce68" table:formula="of:=20*20" office:value-type="float" office:value="400">
            <text:p>400</text:p>
          </table:table-cell>
          <table:table-cell table:style-name="ce14" table:formula="of:=([.DC2]-2)*([.DC3]-2)" office:value-type="float" office:value="324">
            <text:p>324</text:p>
          </table:table-cell>
          <table:table-cell table:style-name="ce14" table:formula="of:=([.DD2]-2)*([.DD3]-2)" office:value-type="float" office:value="324">
            <text:p>324</text:p>
          </table:table-cell>
          <table:table-cell table:style-name="ce14" table:formula="of:=([.DE2]-2)*([.DE3]-2)" office:value-type="float" office:value="324">
            <text:p>324</text:p>
          </table:table-cell>
          <table:table-cell table:style-name="ce14" table:formula="of:=([.DF2]-2)*([.DF3]-2)" office:value-type="float" office:value="324">
            <text:p>324</text:p>
          </table:table-cell>
          <table:table-cell table:style-name="ce48" table:formula="of:=20*20" office:value-type="float" office:value="400">
            <text:p>400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type</text:p>
          </table:table-cell>
          <table:table-cell table:style-name="ce15" office:value-type="string">
            <text:p>n/a</text:p>
          </table:table-cell>
          <table:table-cell table:style-name="ce15" office:value-type="string">
            <text:p>Cocon (old)</text:p>
          </table:table-cell>
          <table:table-cell table:style-name="ce15" office:value-type="string">
            <text:p>Rooms</text:p>
          </table:table-cell>
          <table:table-cell table:style-name="ce15" office:value-type="string">
            <text:p>L. sinus</text:p>
          </table:table-cell>
          <table:table-cell table:style-name="ce15" office:value-type="string">
            <text:p>Areas</text:p>
          </table:table-cell>
          <table:table-cell table:style-name="ce15" office:value-type="string">
            <text:p>Concentric</text:p>
          </table:table-cell>
          <table:table-cell table:style-name="ce15" office:value-type="string">
            <text:p>Random</text:p>
          </table:table-cell>
          <table:table-cell table:style-name="ce15" office:value-type="string">
            <text:p>Rooms</text:p>
          </table:table-cell>
          <table:table-cell table:style-name="ce15" office:value-type="string">
            <text:p>Concentric</text:p>
          </table:table-cell>
          <table:table-cell table:style-name="ce15" office:value-type="string">
            <text:p>Eggre</text:p>
          </table:table-cell>
          <table:table-cell table:style-name="ce15" office:value-type="string">
            <text:p>Cocon</text:p>
          </table:table-cell>
          <table:table-cell table:style-name="ce15" office:value-type="string">
            <text:p>Rotor</text:p>
          </table:table-cell>
          <table:table-cell table:style-name="ce15" office:value-type="string">
            <text:p>T-map</text:p>
          </table:table-cell>
          <table:table-cell table:style-name="ce35" office:value-type="string">
            <text:p>Rectagonal</text:p>
          </table:table-cell>
          <table:table-cell table:style-name="ce49" office:value-type="string">
            <text:p>I-map</text:p>
          </table:table-cell>
          <table:table-cell table:style-name="ce35" office:value-type="string">
            <text:p>T-map</text:p>
          </table:table-cell>
          <table:table-cell table:style-name="ce49" office:value-type="string">
            <text:p>Areas</text:p>
          </table:table-cell>
          <table:table-cell table:style-name="ce49" office:value-type="string">
            <text:p>net</text:p>
          </table:table-cell>
          <table:table-cell table:style-name="ce15" office:value-type="string">
            <text:p>Snowflake</text:p>
          </table:table-cell>
          <table:table-cell table:style-name="ce35" office:value-type="string">
            <text:p>T-map</text:p>
          </table:table-cell>
          <table:table-cell table:style-name="ce35" office:value-type="string">
            <text:p>Concentric</text:p>
          </table:table-cell>
          <table:table-cell table:style-name="ce35" office:value-type="string">
            <text:p>Rotor</text:p>
          </table:table-cell>
          <table:table-cell table:style-name="ce35" office:value-type="string">
            <text:p>Rectagonal</text:p>
          </table:table-cell>
          <table:table-cell table:style-name="ce15" office:value-type="string">
            <text:p>Conc.full</text:p>
          </table:table-cell>
          <table:table-cell table:style-name="ce15" office:value-type="string">
            <text:p>Boxes</text:p>
          </table:table-cell>
          <table:table-cell table:style-name="ce35" office:value-type="string">
            <text:p>Plus</text:p>
          </table:table-cell>
          <table:table-cell table:style-name="ce15" office:value-type="string">
            <text:p>Egg</text:p>
          </table:table-cell>
          <table:table-cell table:style-name="ce15" office:value-type="string">
            <text:p>T-map</text:p>
          </table:table-cell>
          <table:table-cell table:style-name="ce35" office:value-type="string">
            <text:p>l.sinus</text:p>
          </table:table-cell>
          <table:table-cell table:style-name="ce35" office:value-type="string">
            <text:p>Untangle</text:p>
          </table:table-cell>
          <table:table-cell table:number-columns-repeated="2" table:style-name="ce35" office:value-type="string">
            <text:p>Egg</text:p>
          </table:table-cell>
          <table:table-cell table:style-name="ce56" office:value-type="string">
            <text:p>Slant</text:p>
          </table:table-cell>
          <table:table-cell table:style-name="ce35" office:value-type="string">
            <text:p>Circles</text:p>
          </table:table-cell>
          <table:table-cell table:style-name="ce35" office:value-type="string">
            <text:p>Four</text:p>
          </table:table-cell>
          <table:table-cell table:style-name="ce35" office:value-type="string">
            <text:p>Snowflake</text:p>
          </table:table-cell>
          <table:table-cell table:style-name="ce15" office:value-type="string">
            <text:p>Diamonds</text:p>
          </table:table-cell>
          <table:table-cell table:style-name="ce35" office:value-type="string">
            <text:p>L.Sinus</text:p>
          </table:table-cell>
          <table:table-cell table:style-name="ce15" office:value-type="string">
            <text:p>wormhole</text:p>
          </table:table-cell>
          <table:table-cell table:style-name="ce15" office:value-type="string">
            <text:p>Slant</text:p>
          </table:table-cell>
          <table:table-cell table:style-name="ce15" office:value-type="string">
            <text:p>Random</text:p>
          </table:table-cell>
          <table:table-cell table:style-name="ce56" office:value-type="string">
            <text:p>Areas</text:p>
          </table:table-cell>
          <table:table-cell table:style-name="ce15" office:value-type="string">
            <text:p>Wormholes</text:p>
          </table:table-cell>
          <table:table-cell table:style-name="ce35" office:value-type="string">
            <text:p>Concentric</text:p>
          </table:table-cell>
          <table:table-cell table:style-name="ce15" office:value-type="string">
            <text:p>boxes</text:p>
          </table:table-cell>
          <table:table-cell table:style-name="ce35" office:value-type="string">
            <text:p>Boxes</text:p>
          </table:table-cell>
          <table:table-cell table:style-name="ce35" office:value-type="string">
            <text:p>Eggre</text:p>
          </table:table-cell>
          <table:table-cell table:style-name="ce35" office:value-type="string">
            <text:p>Worm</text:p>
          </table:table-cell>
          <table:table-cell table:style-name="ce35" office:value-type="string">
            <text:p>T-map</text:p>
          </table:table-cell>
          <table:table-cell table:style-name="ce15" office:value-type="string">
            <text:p>L.sinus</text:p>
          </table:table-cell>
          <table:table-cell table:style-name="ce35" office:value-type="string">
            <text:p>block</text:p>
          </table:table-cell>
          <table:table-cell table:style-name="ce35" office:value-type="string">
            <text:p>Box</text:p>
          </table:table-cell>
          <table:table-cell table:style-name="ce35" office:value-type="string">
            <text:p>Diamonds</text:p>
          </table:table-cell>
          <table:table-cell table:style-name="ce35" office:value-type="string">
            <text:p>Conc.full</text:p>
          </table:table-cell>
          <table:table-cell table:style-name="ce15" office:value-type="string">
            <text:p>Net</text:p>
          </table:table-cell>
          <table:table-cell table:style-name="ce15" office:value-type="string">
            <text:p>Anticircles</text:p>
          </table:table-cell>
          <table:table-cell table:style-name="ce35" office:value-type="string">
            <text:p>Egg</text:p>
          </table:table-cell>
          <table:table-cell table:style-name="ce15" office:value-type="string">
            <text:p>T-map</text:p>
          </table:table-cell>
          <table:table-cell table:style-name="ce35" office:value-type="string">
            <text:p>I-map</text:p>
          </table:table-cell>
          <table:table-cell table:style-name="ce35" office:value-type="string">
            <text:p>Concentric</text:p>
          </table:table-cell>
          <table:table-cell table:style-name="ce15" office:value-type="string">
            <text:p>Diamonds</text:p>
          </table:table-cell>
          <table:table-cell table:style-name="ce35" office:value-type="string">
            <text:p>L.sinus</text:p>
          </table:table-cell>
          <table:table-cell table:style-name="ce35" office:value-type="string">
            <text:p>anti-circles</text:p>
          </table:table-cell>
          <table:table-cell table:style-name="ce35" office:value-type="string">
            <text:p>T-map</text:p>
          </table:table-cell>
          <table:table-cell table:style-name="ce15" office:value-type="string">
            <text:p>Slant</text:p>
          </table:table-cell>
          <table:table-cell table:style-name="ce35" office:value-type="string">
            <text:p>Diamonds</text:p>
          </table:table-cell>
          <table:table-cell table:style-name="ce35" office:value-type="string">
            <text:p>L.sinus</text:p>
          </table:table-cell>
          <table:table-cell table:style-name="ce35" office:value-type="string">
            <text:p>Egg</text:p>
          </table:table-cell>
          <table:table-cell table:style-name="ce62" office:value-type="string">
            <text:p>Sm.Rooms</text:p>
          </table:table-cell>
          <table:table-cell table:style-name="ce15" office:value-type="string">
            <text:p>Snowflake</text:p>
          </table:table-cell>
          <table:table-cell table:style-name="ce35" office:value-type="string">
            <text:p>Eggre</text:p>
          </table:table-cell>
          <table:table-cell table:style-name="ce35" office:value-type="string">
            <text:p>T-map</text:p>
          </table:table-cell>
          <table:table-cell table:style-name="ce35" office:value-type="string">
            <text:p>Egg</text:p>
          </table:table-cell>
          <table:table-cell table:style-name="ce35" office:value-type="string">
            <text:p>Net</text:p>
          </table:table-cell>
          <table:table-cell table:style-name="ce15" office:value-type="string">
            <text:p>conc.full</text:p>
          </table:table-cell>
          <table:table-cell table:style-name="ce35" office:value-type="string">
            <text:p>Rotor</text:p>
          </table:table-cell>
          <table:table-cell table:style-name="ce35" office:value-type="string">
            <text:p>Net</text:p>
          </table:table-cell>
          <table:table-cell table:style-name="ce15" office:value-type="string">
            <text:p>Circles</text:p>
          </table:table-cell>
          <table:table-cell table:style-name="ce35" office:value-type="string">
            <text:p>wormhole</text:p>
          </table:table-cell>
          <table:table-cell table:style-name="ce35" office:value-type="string">
            <text:p>Net</text:p>
          </table:table-cell>
          <table:table-cell table:style-name="ce35" office:value-type="string">
            <text:p>Dash</text:p>
          </table:table-cell>
          <table:table-cell table:style-name="ce35" office:value-type="string">
            <text:p>Rotor</text:p>
          </table:table-cell>
          <table:table-cell table:style-name="ce35" office:value-type="string">
            <text:p>Four</text:p>
          </table:table-cell>
          <table:table-cell table:style-name="ce35" office:value-type="string">
            <text:p>Plus</text:p>
          </table:table-cell>
          <table:table-cell table:style-name="ce35" office:value-type="string">
            <text:p>Conc.full</text:p>
          </table:table-cell>
          <table:table-cell table:style-name="ce35" office:value-type="string">
            <text:p>boxes</text:p>
          </table:table-cell>
          <table:table-cell table:style-name="ce35" office:value-type="string">
            <text:p>L.Sinus</text:p>
          </table:table-cell>
          <table:table-cell table:style-name="ce15" office:value-type="string">
            <text:p>Net</text:p>
          </table:table-cell>
          <table:table-cell table:style-name="ce35" office:value-type="string">
            <text:p>SmallRoom</text:p>
          </table:table-cell>
          <table:table-cell table:style-name="ce35" office:value-type="string">
            <text:p>Lsinus</text:p>
          </table:table-cell>
          <table:table-cell table:style-name="ce35" office:value-type="string">
            <text:p>Untangle</text:p>
          </table:table-cell>
          <table:table-cell table:style-name="ce35" office:value-type="string">
            <text:p>Plus</text:p>
          </table:table-cell>
          <table:table-cell table:style-name="ce15" office:value-type="string">
            <text:p>snowflake</text:p>
          </table:table-cell>
          <table:table-cell table:style-name="ce35" office:value-type="string">
            <text:p>Slant</text:p>
          </table:table-cell>
          <table:table-cell table:style-name="ce15" office:value-type="string">
            <text:p>L.Sinus</text:p>
          </table:table-cell>
          <table:table-cell table:style-name="ce35" office:value-type="string">
            <text:p>Net</text:p>
          </table:table-cell>
          <table:table-cell table:style-name="ce35" office:value-type="string">
            <text:p>rectagonal</text:p>
          </table:table-cell>
          <table:table-cell table:style-name="ce15" office:value-type="string">
            <text:p>Eggre</text:p>
          </table:table-cell>
          <table:table-cell table:style-name="ce35" office:value-type="string">
            <text:p>Slant</text:p>
          </table:table-cell>
          <table:table-cell table:style-name="ce35" office:value-type="string">
            <text:p>Anti-circles</text:p>
          </table:table-cell>
          <table:table-cell table:style-name="ce35" office:value-type="string">
            <text:p>Random</text:p>
          </table:table-cell>
          <table:table-cell table:style-name="ce35" office:value-type="string">
            <text:p>boxes</text:p>
          </table:table-cell>
          <table:table-cell table:style-name="ce15" office:value-type="string">
            <text:p>Net</text:p>
          </table:table-cell>
          <table:table-cell table:style-name="ce35" office:value-type="string">
            <text:p>Circles</text:p>
          </table:table-cell>
          <table:table-cell table:style-name="ce69" office:value-type="string">
            <text:p>Rooms</text:p>
          </table:table-cell>
          <table:table-cell table:style-name="ce35" office:value-type="string">
            <text:p>Snowflake</text:p>
          </table:table-cell>
          <table:table-cell table:style-name="ce35" office:value-type="string">
            <text:p>Plus</text:p>
          </table:table-cell>
          <table:table-cell table:style-name="ce35" office:value-type="string">
            <text:p>slant</text:p>
          </table:table-cell>
          <table:table-cell table:style-name="ce35" office:value-type="string">
            <text:p>Conc.full</text:p>
          </table:table-cell>
          <table:table-cell table:style-name="ce49" office:value-type="string">
            <text:p>Wormholes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mode</text:p>
          </table:table-cell>
          <table:table-cell table:number-columns-repeated="13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50" office:value-type="string">
            <text:p>bazooka</text:p>
          </table:table-cell>
          <table:table-cell table:style-name="ce36" office:value-type="string">
            <text:p>normal</text:p>
          </table:table-cell>
          <table:table-cell table:number-columns-repeated="2" table:style-name="ce50" office:value-type="string">
            <text:p>bazooka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57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number-columns-repeated="3" table:style-name="ce16" office:value-type="string">
            <text:p>normal</text:p>
          </table:table-cell>
          <table:table-cell table:style-name="ce57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number-columns-repeated="2"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3" table:style-name="ce36" office:value-type="string">
            <text:p>normal</text:p>
          </table:table-cell>
          <table:table-cell table:style-name="ce63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9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2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number-columns-repeated="4" table:style-name="ce36" office:value-type="string">
            <text:p>normal</text:p>
          </table:table-cell>
          <table:table-cell table:style-name="ce16" office:value-type="string">
            <text:p>normal</text:p>
          </table:table-cell>
          <table:table-cell table:style-name="ce36" office:value-type="string">
            <text:p>normal</text:p>
          </table:table-cell>
          <table:table-cell table:style-name="ce70" office:value-type="string">
            <text:p>bazooka</text:p>
          </table:table-cell>
          <table:table-cell table:number-columns-repeated="4" table:style-name="ce36" office:value-type="string">
            <text:p>normal</text:p>
          </table:table-cell>
          <table:table-cell table:style-name="ce50" office:value-type="string">
            <text:p>bazooka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smoke</text:p>
          </table:table-cell>
          <table:table-cell table:number-columns-repeated="13"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2" table:style-name="ce4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number-columns-repeated="2"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2"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58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number-columns-repeated="3" table:style-name="ce14" office:value-type="string">
            <text:p>-</text:p>
          </table:table-cell>
          <table:table-cell table:style-name="ce58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number-columns-repeated="2"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3" table:style-name="ce28" office:value-type="string">
            <text:p>-</text:p>
          </table:table-cell>
          <table:table-cell table:style-name="ce64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9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2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14" office:value-type="string">
            <text:p>-</text:p>
          </table:table-cell>
          <table:table-cell table:style-name="ce28" office:value-type="string">
            <text:p>-</text:p>
          </table:table-cell>
          <table:table-cell table:style-name="ce68" office:value-type="string">
            <text:p>-</text:p>
          </table:table-cell>
          <table:table-cell table:number-columns-repeated="4" table:style-name="ce28" office:value-type="string">
            <text:p>-</text:p>
          </table:table-cell>
          <table:table-cell table:style-name="ce48" office:value-type="string">
            <text:p>-</text:p>
          </table:table-cell>
          <table:table-cell table:number-columns-repeated="913"/>
        </table:table-row>
        <table:table-row table:style-name="ro1">
          <table:table-cell table:style-name="ce3" office:value-type="string">
            <text:p>Free</text:p>
          </table:table-cell>
          <table:table-cell table:style-name="ce17" office:value-type="string">
            <text:p>n/a</text:p>
          </table:table-cell>
          <table:table-cell table:style-name="ce17" office:value-type="percentage" office:value="0.44">
            <text:p>44%</text:p>
          </table:table-cell>
          <table:table-cell table:style-name="ce17" office:value-type="percentage" office:value="0.4">
            <text:p>40%</text:p>
          </table:table-cell>
          <table:table-cell table:style-name="ce17" office:value-type="percentage" office:value="0.43">
            <text:p>43%</text:p>
          </table:table-cell>
          <table:table-cell table:style-name="ce17" office:value-type="percentage" office:value="0.66">
            <text:p>66%</text:p>
          </table:table-cell>
          <table:table-cell table:style-name="ce17" office:value-type="percentage" office:value="0.67">
            <text:p>67%</text:p>
          </table:table-cell>
          <table:table-cell table:style-name="ce17" office:value-type="percentage" office:value="0.55">
            <text:p>55%</text:p>
          </table:table-cell>
          <table:table-cell table:style-name="ce17" office:value-type="percentage" office:value="0.33">
            <text:p>33%</text:p>
          </table:table-cell>
          <table:table-cell table:style-name="ce17" office:value-type="percentage" office:value="0.46">
            <text:p>46%</text:p>
          </table:table-cell>
          <table:table-cell table:number-columns-repeated="2" table:style-name="ce17" office:value-type="percentage" office:value="0.48">
            <text:p>48%</text:p>
          </table:table-cell>
          <table:table-cell table:style-name="ce17" office:value-type="percentage" office:value="0.45">
            <text:p>45%</text:p>
          </table:table-cell>
          <table:table-cell table:style-name="ce17" office:value-type="percentage" office:value="0.55">
            <text:p>55%</text:p>
          </table:table-cell>
          <table:table-cell table:style-name="ce37" office:value-type="percentage" office:value="0.56">
            <text:p>56%</text:p>
          </table:table-cell>
          <table:table-cell table:style-name="ce51" office:value-type="percentage" office:value="0.46">
            <text:p>46%</text:p>
          </table:table-cell>
          <table:table-cell table:style-name="ce37" office:value-type="percentage" office:value="0.56">
            <text:p>56%</text:p>
          </table:table-cell>
          <table:table-cell table:style-name="ce51" office:value-type="percentage" office:value="0.66">
            <text:p>66%</text:p>
          </table:table-cell>
          <table:table-cell table:style-name="ce51" office:value-type="percentage" office:value="0.21">
            <text:p>21%</text:p>
          </table:table-cell>
          <table:table-cell table:style-name="ce17" office:value-type="percentage" office:value="0.54">
            <text:p>54%</text:p>
          </table:table-cell>
          <table:table-cell table:style-name="ce37" office:value-type="percentage" office:value="0.54">
            <text:p>54%</text:p>
          </table:table-cell>
          <table:table-cell table:style-name="ce37" office:value-type="percentage" office:value="0.68">
            <text:p>68%</text:p>
          </table:table-cell>
          <table:table-cell table:style-name="ce37" office:value-type="percentage" office:value="0.52">
            <text:p>52%</text:p>
          </table:table-cell>
          <table:table-cell table:style-name="ce37" office:value-type="percentage" office:value="0.5">
            <text:p>50%</text:p>
          </table:table-cell>
          <table:table-cell table:style-name="ce17" office:value-type="percentage" office:value="0.31">
            <text:p>31%</text:p>
          </table:table-cell>
          <table:table-cell table:style-name="ce17" office:value-type="percentage" office:value="0.36">
            <text:p>36%</text:p>
          </table:table-cell>
          <table:table-cell table:style-name="ce37" office:value-type="percentage" office:value="0.46">
            <text:p>46%</text:p>
          </table:table-cell>
          <table:table-cell table:style-name="ce17" office:value-type="percentage" office:value="0.36">
            <text:p>36%</text:p>
          </table:table-cell>
          <table:table-cell table:style-name="ce17" office:value-type="percentage" office:value="0.51">
            <text:p>51%</text:p>
          </table:table-cell>
          <table:table-cell table:style-name="ce37" office:value-type="percentage" office:value="0.47">
            <text:p>47%</text:p>
          </table:table-cell>
          <table:table-cell table:style-name="ce37" office:value-type="percentage" office:value="0.36">
            <text:p>36%</text:p>
          </table:table-cell>
          <table:table-cell table:style-name="ce37" office:value-type="percentage" office:value="0.49">
            <text:p>49%</text:p>
          </table:table-cell>
          <table:table-cell table:style-name="ce37" office:value-type="percentage" office:value="0.34">
            <text:p>34%</text:p>
          </table:table-cell>
          <table:table-cell table:style-name="ce59" office:value-type="percentage" office:value="0.43">
            <text:p>43%</text:p>
          </table:table-cell>
          <table:table-cell table:style-name="ce37" office:value-type="percentage" office:value="0.57">
            <text:p>57%</text:p>
          </table:table-cell>
          <table:table-cell table:style-name="ce37" office:value-type="percentage" office:value="0.45">
            <text:p>45%</text:p>
          </table:table-cell>
          <table:table-cell table:style-name="ce37" office:value-type="percentage" office:value="0.39">
            <text:p>39%</text:p>
          </table:table-cell>
          <table:table-cell table:style-name="ce17" office:value-type="percentage" office:value="0.44">
            <text:p>44%</text:p>
          </table:table-cell>
          <table:table-cell table:style-name="ce37" office:value-type="percentage" office:value="0.36">
            <text:p>36%</text:p>
          </table:table-cell>
          <table:table-cell table:style-name="ce17" office:value-type="percentage" office:value="0.5">
            <text:p>50%</text:p>
          </table:table-cell>
          <table:table-cell table:style-name="ce17" office:value-type="percentage" office:value="0.45">
            <text:p>45%</text:p>
          </table:table-cell>
          <table:table-cell table:style-name="ce17" office:value-type="percentage" office:value="0.52">
            <text:p>52%</text:p>
          </table:table-cell>
          <table:table-cell table:style-name="ce59" office:value-type="percentage" office:value="0.64">
            <text:p>64%</text:p>
          </table:table-cell>
          <table:table-cell table:style-name="ce17" office:value-type="percentage" office:value="0.49">
            <text:p>49%</text:p>
          </table:table-cell>
          <table:table-cell table:style-name="ce37" office:value-type="percentage" office:value="0.66">
            <text:p>66%</text:p>
          </table:table-cell>
          <table:table-cell table:style-name="ce17" office:value-type="percentage" office:value="0.38">
            <text:p>38%</text:p>
          </table:table-cell>
          <table:table-cell table:style-name="ce37" office:value-type="percentage" office:value="0.45">
            <text:p>45%</text:p>
          </table:table-cell>
          <table:table-cell table:style-name="ce37" office:value-type="percentage" office:value="0.42">
            <text:p>42%</text:p>
          </table:table-cell>
          <table:table-cell table:style-name="ce37" office:value-type="percentage" office:value="0.46">
            <text:p>46%</text:p>
          </table:table-cell>
          <table:table-cell table:style-name="ce37" office:value-type="percentage" office:value="0.51">
            <text:p>51%</text:p>
          </table:table-cell>
          <table:table-cell table:style-name="ce17" office:value-type="percentage" office:value="0.22">
            <text:p>22%</text:p>
          </table:table-cell>
          <table:table-cell table:style-name="ce37" office:value-type="percentage" office:value="0.48">
            <text:p>48%</text:p>
          </table:table-cell>
          <table:table-cell table:style-name="ce37" office:value-type="percentage" office:value="0.46">
            <text:p>46%</text:p>
          </table:table-cell>
          <table:table-cell table:style-name="ce37" office:value-type="percentage" office:value="0.48">
            <text:p>48%</text:p>
          </table:table-cell>
          <table:table-cell table:style-name="ce37" office:value-type="percentage" office:value="0.45">
            <text:p>45%</text:p>
          </table:table-cell>
          <table:table-cell table:style-name="ce17" office:value-type="percentage" office:value="0.21">
            <text:p>21%</text:p>
          </table:table-cell>
          <table:table-cell table:style-name="ce17" office:value-type="percentage" office:value="0.42">
            <text:p>42%</text:p>
          </table:table-cell>
          <table:table-cell table:style-name="ce37" office:value-type="percentage" office:value="0.37">
            <text:p>37%</text:p>
          </table:table-cell>
          <table:table-cell table:style-name="ce17" office:value-type="percentage" office:value="0.41">
            <text:p>41%</text:p>
          </table:table-cell>
          <table:table-cell table:style-name="ce37" office:value-type="percentage" office:value="0.45">
            <text:p>45%</text:p>
          </table:table-cell>
          <table:table-cell table:style-name="ce37" office:value-type="percentage" office:value="0.59">
            <text:p>59%</text:p>
          </table:table-cell>
          <table:table-cell table:style-name="ce17" office:value-type="percentage" office:value="0.41">
            <text:p>41%</text:p>
          </table:table-cell>
          <table:table-cell table:style-name="ce37" office:value-type="percentage" office:value="0.43">
            <text:p>43%</text:p>
          </table:table-cell>
          <table:table-cell table:style-name="ce37" office:value-type="percentage" office:value="0.39">
            <text:p>39%</text:p>
          </table:table-cell>
          <table:table-cell table:style-name="ce37" office:value-type="percentage" office:value="0.45">
            <text:p>45%</text:p>
          </table:table-cell>
          <table:table-cell table:style-name="ce17" office:value-type="percentage" office:value="0.21">
            <text:p>21%</text:p>
          </table:table-cell>
          <table:table-cell table:style-name="ce37" office:value-type="percentage" office:value="0.44">
            <text:p>44%</text:p>
          </table:table-cell>
          <table:table-cell table:style-name="ce37" office:value-type="percentage" office:value="0.42">
            <text:p>42%</text:p>
          </table:table-cell>
          <table:table-cell table:style-name="ce37" office:value-type="percentage" office:value="0.26">
            <text:p>26%</text:p>
          </table:table-cell>
          <table:table-cell table:style-name="ce65" office:value-type="percentage" office:value="0.39">
            <text:p>39%</text:p>
          </table:table-cell>
          <table:table-cell table:style-name="ce17" office:value-type="percentage" office:value="0.49">
            <text:p>49%</text:p>
          </table:table-cell>
          <table:table-cell table:style-name="ce37" office:value-type="percentage" office:value="0.47">
            <text:p>47%</text:p>
          </table:table-cell>
          <table:table-cell table:style-name="ce37" office:value-type="percentage" office:value="0.51">
            <text:p>51%</text:p>
          </table:table-cell>
          <table:table-cell table:style-name="ce37" office:value-type="percentage" office:value="0.33">
            <text:p>33%</text:p>
          </table:table-cell>
          <table:table-cell table:style-name="ce37" office:value-type="percentage" office:value="0.23">
            <text:p>23%</text:p>
          </table:table-cell>
          <table:table-cell table:style-name="ce17" office:value-type="percentage" office:value="0.36">
            <text:p>36%</text:p>
          </table:table-cell>
          <table:table-cell table:style-name="ce37" office:value-type="percentage" office:value="0.38">
            <text:p>38%</text:p>
          </table:table-cell>
          <table:table-cell table:style-name="ce37" office:value-type="percentage" office:value="0.21">
            <text:p>21%</text:p>
          </table:table-cell>
          <table:table-cell table:style-name="ce17" office:value-type="percentage" office:value="0.57">
            <text:p>57%</text:p>
          </table:table-cell>
          <table:table-cell table:style-name="ce37" office:value-type="percentage" office:value="0.49">
            <text:p>49%</text:p>
          </table:table-cell>
          <table:table-cell table:style-name="ce37" office:value-type="percentage" office:value="0.26">
            <text:p>26%</text:p>
          </table:table-cell>
          <table:table-cell table:style-name="ce37" office:value-type="percentage" office:value="0.5">
            <text:p>50%</text:p>
          </table:table-cell>
          <table:table-cell table:style-name="ce37" office:value-type="percentage" office:value="0.35">
            <text:p>35%</text:p>
          </table:table-cell>
          <table:table-cell table:style-name="ce37" office:value-type="percentage" office:value="0.5">
            <text:p>50%</text:p>
          </table:table-cell>
          <table:table-cell table:style-name="ce37" office:value-type="percentage" office:value="0.59">
            <text:p>59%</text:p>
          </table:table-cell>
          <table:table-cell table:style-name="ce37" office:value-type="percentage" office:value="0.37">
            <text:p>37%</text:p>
          </table:table-cell>
          <table:table-cell table:style-name="ce37" office:value-type="percentage" office:value="0.4">
            <text:p>40%</text:p>
          </table:table-cell>
          <table:table-cell table:style-name="ce37" office:value-type="percentage" office:value="0.27">
            <text:p>27%</text:p>
          </table:table-cell>
          <table:table-cell table:style-name="ce17" office:value-type="percentage" office:value="0.27">
            <text:p>27%</text:p>
          </table:table-cell>
          <table:table-cell table:style-name="ce37" office:value-type="percentage" office:value="0.35">
            <text:p>35%</text:p>
          </table:table-cell>
          <table:table-cell table:style-name="ce37" office:value-type="percentage" office:value="0.41">
            <text:p>41%</text:p>
          </table:table-cell>
          <table:table-cell table:style-name="ce37" office:value-type="percentage" office:value="0.35">
            <text:p>35%</text:p>
          </table:table-cell>
          <table:table-cell table:style-name="ce37" office:value-type="percentage" office:value="0.47">
            <text:p>47%</text:p>
          </table:table-cell>
          <table:table-cell table:style-name="ce17" office:value-type="percentage" office:value="0.41">
            <text:p>41%</text:p>
          </table:table-cell>
          <table:table-cell table:style-name="ce37" office:value-type="percentage" office:value="0.5">
            <text:p>50%</text:p>
          </table:table-cell>
          <table:table-cell table:style-name="ce17" office:value-type="percentage" office:value="0.28">
            <text:p>28%</text:p>
          </table:table-cell>
          <table:table-cell table:style-name="ce37" office:value-type="percentage" office:value="0.37">
            <text:p>37%</text:p>
          </table:table-cell>
          <table:table-cell table:style-name="ce37" office:value-type="percentage" office:value="0.38">
            <text:p>38%</text:p>
          </table:table-cell>
          <table:table-cell table:style-name="ce17" office:value-type="percentage" office:value="0.28">
            <text:p>28%</text:p>
          </table:table-cell>
          <table:table-cell table:style-name="ce37" office:value-type="percentage" office:value="0.38">
            <text:p>38%</text:p>
          </table:table-cell>
          <table:table-cell table:style-name="ce37" office:value-type="percentage" office:value="0.28">
            <text:p>28%</text:p>
          </table:table-cell>
          <table:table-cell table:style-name="ce37" office:value-type="percentage" office:value="0.49">
            <text:p>49%</text:p>
          </table:table-cell>
          <table:table-cell table:style-name="ce37" office:value-type="percentage" office:value="0.47">
            <text:p>47%</text:p>
          </table:table-cell>
          <table:table-cell table:style-name="ce17" office:value-type="percentage" office:value="0.25">
            <text:p>25%</text:p>
          </table:table-cell>
          <table:table-cell table:style-name="ce37" office:value-type="percentage" office:value="0.59">
            <text:p>59%</text:p>
          </table:table-cell>
          <table:table-cell table:style-name="ce71" office:value-type="percentage" office:value="0.36">
            <text:p>36%</text:p>
          </table:table-cell>
          <table:table-cell table:style-name="ce37" office:value-type="percentage" office:value="0.42">
            <text:p>42%</text:p>
          </table:table-cell>
          <table:table-cell table:style-name="ce37" office:value-type="percentage" office:value="0.34">
            <text:p>34%</text:p>
          </table:table-cell>
          <table:table-cell table:style-name="ce37" office:value-type="percentage" office:value="0.37">
            <text:p>37%</text:p>
          </table:table-cell>
          <table:table-cell table:style-name="ce37" office:value-type="percentage" office:value="0.39">
            <text:p>39%</text:p>
          </table:table-cell>
          <table:table-cell table:style-name="ce51" office:value-type="percentage" office:value="0.47">
            <text:p>47%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LOS</text:p>
          </table:table-cell>
          <table:table-cell table:style-name="ce14" office:value-type="string">
            <text:p>n/a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9">
            <text:p>29</text:p>
          </table:table-cell>
          <table:table-cell table:style-name="ce14" office:value-type="float" office:value="62">
            <text:p>62</text:p>
          </table:table-cell>
          <table:table-cell table:style-name="ce14" office:value-type="float" office:value="50">
            <text:p>50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25">
            <text:p>25</text:p>
          </table:table-cell>
          <table:table-cell table:style-name="ce14" office:value-type="float" office:value="21">
            <text:p>21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41">
            <text:p>41</text:p>
          </table:table-cell>
          <table:table-cell table:style-name="ce28" office:value-type="float" office:value="23">
            <text:p>23</text:p>
          </table:table-cell>
          <table:table-cell table:style-name="ce48" office:value-type="float" office:value="9">
            <text:p>9</text:p>
          </table:table-cell>
          <table:table-cell table:style-name="ce28" office:value-type="float" office:value="37">
            <text:p>37</text:p>
          </table:table-cell>
          <table:table-cell table:style-name="ce48" office:value-type="float" office:value="63">
            <text:p>63</text:p>
          </table:table-cell>
          <table:table-cell table:style-name="ce48" office:value-type="float" office:value="19">
            <text:p>19</text:p>
          </table:table-cell>
          <table:table-cell table:style-name="ce14" office:value-type="float" office:value="47">
            <text:p>47</text:p>
          </table:table-cell>
          <table:table-cell table:style-name="ce28" office:value-type="float" office:value="44">
            <text:p>44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38">
            <text:p>38</text:p>
          </table:table-cell>
          <table:table-cell table:style-name="ce28" office:value-type="float" office:value="44">
            <text:p>44</text:p>
          </table:table-cell>
          <table:table-cell table:style-name="ce14" office:value-type="float" office:value="49">
            <text:p>49</text:p>
          </table:table-cell>
          <table:table-cell table:style-name="ce14" office:value-type="float" office:value="38">
            <text:p>38</text:p>
          </table:table-cell>
          <table:table-cell table:style-name="ce28" office:value-type="float" office:value="10">
            <text:p>10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5">
            <text:p>35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41">
            <text:p>41</text:p>
          </table:table-cell>
          <table:table-cell table:style-name="ce28" office:value-type="float" office:value="43">
            <text:p>43</text:p>
          </table:table-cell>
          <table:table-cell table:style-name="ce28" office:value-type="float" office:value="33">
            <text:p>33</text:p>
          </table:table-cell>
          <table:table-cell table:style-name="ce58" office:value-type="float" office:value="24">
            <text:p>24</text:p>
          </table:table-cell>
          <table:table-cell table:style-name="ce28" office:value-type="float" office:value="116">
            <text:p>116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32">
            <text:p>32</text:p>
          </table:table-cell>
          <table:table-cell table:style-name="ce14" office:value-type="float" office:value="36">
            <text:p>36</text:p>
          </table:table-cell>
          <table:table-cell table:style-name="ce28" office:value-type="float" office:value="31">
            <text:p>31</text:p>
          </table:table-cell>
          <table:table-cell table:style-name="ce14" office:value-type="float" office:value="73">
            <text:p>73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17">
            <text:p>17</text:p>
          </table:table-cell>
          <table:table-cell table:style-name="ce58" office:value-type="float" office:value="61">
            <text:p>61</text:p>
          </table:table-cell>
          <table:table-cell table:style-name="ce14" office:value-type="float" office:value="79">
            <text:p>79</text:p>
          </table:table-cell>
          <table:table-cell table:style-name="ce28" office:value-type="float" office:value="71">
            <text:p>71</text:p>
          </table:table-cell>
          <table:table-cell table:style-name="ce14" office:value-type="float" office:value="33">
            <text:p>33</text:p>
          </table:table-cell>
          <table:table-cell table:style-name="ce28" office:value-type="float" office:value="35">
            <text:p>35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34">
            <text:p>34</text:p>
          </table:table-cell>
          <table:table-cell table:style-name="ce14" office:value-type="float" office:value="28">
            <text:p>28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49">
            <text:p>49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104">
            <text:p>104</text:p>
          </table:table-cell>
          <table:table-cell table:style-name="ce14" office:value-type="float" office:value="17">
            <text:p>17</text:p>
          </table:table-cell>
          <table:table-cell table:style-name="ce14" office:value-type="float" office:value="38">
            <text:p>38</text:p>
          </table:table-cell>
          <table:table-cell table:style-name="ce28" office:value-type="float" office:value="14">
            <text:p>14</text:p>
          </table:table-cell>
          <table:table-cell table:style-name="ce14" office:value-type="float" office:value="32">
            <text:p>32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50">
            <text:p>50</text:p>
          </table:table-cell>
          <table:table-cell table:style-name="ce14" office:value-type="float" office:value="19">
            <text:p>19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34">
            <text:p>34</text:p>
          </table:table-cell>
          <table:table-cell table:style-name="ce14" office:value-type="float" office:value="26">
            <text:p>26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23">
            <text:p>23</text:p>
          </table:table-cell>
          <table:table-cell table:style-name="ce64" office:value-type="float" office:value="14">
            <text:p>14</text:p>
          </table:table-cell>
          <table:table-cell table:style-name="ce14" office:value-type="float" office:value="31">
            <text:p>31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15">
            <text:p>15</text:p>
          </table:table-cell>
          <table:table-cell table:style-name="ce14" office:value-type="float" office:value="45">
            <text:p>45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4">
            <text:p>14</text:p>
          </table:table-cell>
          <table:table-cell table:style-name="ce14" office:value-type="float" office:value="122">
            <text:p>122</text:p>
          </table:table-cell>
          <table:table-cell table:style-name="ce28" office:value-type="float" office:value="62">
            <text:p>62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40">
            <text:p>40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35">
            <text:p>35</text:p>
          </table:table-cell>
          <table:table-cell table:style-name="ce14" office:value-type="float" office:value="17">
            <text:p>17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1">
            <text:p>11</text:p>
          </table:table-cell>
          <table:table-cell table:style-name="ce14" office:value-type="float" office:value="30">
            <text:p>30</text:p>
          </table:table-cell>
          <table:table-cell table:style-name="ce28" office:value-type="float" office:value="31">
            <text:p>31</text:p>
          </table:table-cell>
          <table:table-cell table:style-name="ce14" office:value-type="float" office:value="73">
            <text:p>73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7">
            <text:p>17</text:p>
          </table:table-cell>
          <table:table-cell table:style-name="ce14" office:value-type="float" office:value="75">
            <text:p>75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44">
            <text:p>44</text:p>
          </table:table-cell>
          <table:table-cell table:style-name="ce14" office:value-type="float" office:value="15">
            <text:p>15</text:p>
          </table:table-cell>
          <table:table-cell table:style-name="ce28" office:value-type="float" office:value="166">
            <text:p>166</text:p>
          </table:table-cell>
          <table:table-cell table:style-name="ce68" office:value-type="float" office:value="29">
            <text:p>29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86">
            <text:p>86</text:p>
          </table:table-cell>
          <table:table-cell table:style-name="ce48" office:value-type="float" office:value="41">
            <text:p>41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bots</text:p>
          </table:table-cell>
          <table:table-cell table:style-name="ce14" office:value-type="string">
            <text:p>n/a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6">
            <text:p>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58">
            <text:p>58</text:p>
          </table:table-cell>
          <table:table-cell table:style-name="ce14" office:value-type="float" office:value="11">
            <text:p>1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18">
            <text:p>1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8">
            <text:p>8</text:p>
          </table:table-cell>
          <table:table-cell table:number-columns-repeated="3" table:style-name="ce14" office:value-type="float" office:value="40">
            <text:p>40</text:p>
          </table:table-cell>
          <table:table-cell table:style-name="ce28" office:value-type="float" office:value="7">
            <text:p>7</text:p>
          </table:table-cell>
          <table:table-cell table:style-name="ce48" office:value-type="float" office:value="169">
            <text:p>169</text:p>
          </table:table-cell>
          <table:table-cell table:style-name="ce28" office:value-type="float" office:value="26">
            <text:p>26</text:p>
          </table:table-cell>
          <table:table-cell table:style-name="ce48" office:value-type="float" office:value="39">
            <text:p>39</text:p>
          </table:table-cell>
          <table:table-cell table:style-name="ce48" office:value-type="float" office:value="40">
            <text:p>40</text:p>
          </table:table-cell>
          <table:table-cell table:style-name="ce14" office:value-type="float" office:value="52">
            <text:p>52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48">
            <text:p>48</text:p>
          </table:table-cell>
          <table:table-cell table:style-name="ce28" office:value-type="float" office:value="42">
            <text:p>42</text:p>
          </table:table-cell>
          <table:table-cell table:style-name="ce28" office:value-type="float" office:value="40">
            <text:p>40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7">
            <text:p>37</text:p>
          </table:table-cell>
          <table:table-cell table:style-name="ce28" office:value-type="float" office:value="14">
            <text:p>14</text:p>
          </table:table-cell>
          <table:table-cell table:style-name="ce14" office:value-type="float" office:value="20">
            <text:p>20</text:p>
          </table:table-cell>
          <table:table-cell table:style-name="ce14" office:value-type="float" office:value="43">
            <text:p>43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37">
            <text:p>37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40">
            <text:p>40</text:p>
          </table:table-cell>
          <table:table-cell table:style-name="ce58" office:value-type="float" office:value="37">
            <text:p>37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3">
            <text:p>23</text:p>
          </table:table-cell>
          <table:table-cell table:style-name="ce14" office:value-type="float" office:value="50">
            <text:p>50</text:p>
          </table:table-cell>
          <table:table-cell table:style-name="ce28" office:value-type="float" office:value="43">
            <text:p>43</text:p>
          </table:table-cell>
          <table:table-cell table:style-name="ce14" office:value-type="float" office:value="42">
            <text:p>42</text:p>
          </table:table-cell>
          <table:table-cell table:style-name="ce14" office:value-type="float" office:value="45">
            <text:p>45</text:p>
          </table:table-cell>
          <table:table-cell table:style-name="ce14" office:value-type="float" office:value="7">
            <text:p>7</text:p>
          </table:table-cell>
          <table:table-cell table:style-name="ce58" office:value-type="float" office:value="21">
            <text:p>21</text:p>
          </table:table-cell>
          <table:table-cell table:style-name="ce14" office:value-type="float" office:value="33">
            <text:p>33</text:p>
          </table:table-cell>
          <table:table-cell table:style-name="ce28" office:value-type="float" office:value="12">
            <text:p>12</text:p>
          </table:table-cell>
          <table:table-cell table:style-name="ce14" office:value-type="float" office:value="44">
            <text:p>44</text:p>
          </table:table-cell>
          <table:table-cell table:number-columns-repeated="2" table:style-name="ce28" office:value-type="float" office:value="46">
            <text:p>46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8">
            <text:p>18</text:p>
          </table:table-cell>
          <table:table-cell table:style-name="ce14" office:value-type="float" office:value="38">
            <text:p>38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43">
            <text:p>43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15">
            <text:p>15</text:p>
          </table:table-cell>
          <table:table-cell table:style-name="ce14" office:value-type="float" office:value="24">
            <text:p>24</text:p>
          </table:table-cell>
          <table:table-cell table:style-name="ce14" office:value-type="float" office:value="45">
            <text:p>45</text:p>
          </table:table-cell>
          <table:table-cell table:style-name="ce28" office:value-type="float" office:value="19">
            <text:p>19</text:p>
          </table:table-cell>
          <table:table-cell table:style-name="ce14" office:value-type="float" office:value="48">
            <text:p>48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41">
            <text:p>41</text:p>
          </table:table-cell>
          <table:table-cell table:style-name="ce14" office:value-type="float" office:value="25">
            <text:p>25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38">
            <text:p>38</text:p>
          </table:table-cell>
          <table:table-cell table:style-name="ce14" office:value-type="float" office:value="41">
            <text:p>41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58">
            <text:p>58</text:p>
          </table:table-cell>
          <table:table-cell table:style-name="ce28" office:value-type="float" office:value="48">
            <text:p>48</text:p>
          </table:table-cell>
          <table:table-cell table:style-name="ce64" office:value-type="float" office:value="62">
            <text:p>62</text:p>
          </table:table-cell>
          <table:table-cell table:style-name="ce14" office:value-type="float" office:value="39">
            <text:p>39</text:p>
          </table:table-cell>
          <table:table-cell table:style-name="ce28" office:value-type="float" office:value="39">
            <text:p>39</text:p>
          </table:table-cell>
          <table:table-cell table:style-name="ce28" office:value-type="float" office:value="51">
            <text:p>51</text:p>
          </table:table-cell>
          <table:table-cell table:number-columns-repeated="2" table:style-name="ce28" office:value-type="float" office:value="36">
            <text:p>36</text:p>
          </table:table-cell>
          <table:table-cell table:style-name="ce14" office:value-type="float" office:value="42">
            <text:p>42</text:p>
          </table:table-cell>
          <table:table-cell table:number-columns-repeated="2" table:style-name="ce28" office:value-type="float" office:value="63">
            <text:p>63</text:p>
          </table:table-cell>
          <table:table-cell table:style-name="ce14" office:value-type="float" office:value="25">
            <text:p>25</text:p>
          </table:table-cell>
          <table:table-cell table:style-name="ce28" office:value-type="float" office:value="42">
            <text:p>42</text:p>
          </table:table-cell>
          <table:table-cell table:style-name="ce28" office:value-type="float" office:value="52">
            <text:p>52</text:p>
          </table:table-cell>
          <table:table-cell table:number-columns-repeated="2" table:style-name="ce28" office:value-type="float" office:value="40">
            <text:p>40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53">
            <text:p>53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22">
            <text:p>22</text:p>
          </table:table-cell>
          <table:table-cell table:style-name="ce14" office:value-type="float" office:value="28">
            <text:p>28</text:p>
          </table:table-cell>
          <table:table-cell table:style-name="ce28" office:value-type="float" office:value="55">
            <text:p>55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44">
            <text:p>44</text:p>
          </table:table-cell>
          <table:table-cell table:style-name="ce28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28" office:value-type="float" office:value="60">
            <text:p>60</text:p>
          </table:table-cell>
          <table:table-cell table:style-name="ce14" office:value-type="float" office:value="27">
            <text:p>27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47">
            <text:p>47</text:p>
          </table:table-cell>
          <table:table-cell table:style-name="ce14" office:value-type="float" office:value="37">
            <text:p>37</text:p>
          </table:table-cell>
          <table:table-cell table:style-name="ce28" office:value-type="float" office:value="64">
            <text:p>64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34">
            <text:p>34</text:p>
          </table:table-cell>
          <table:table-cell table:style-name="ce28" office:value-type="float" office:value="32">
            <text:p>32</text:p>
          </table:table-cell>
          <table:table-cell table:style-name="ce14" office:value-type="float" office:value="36">
            <text:p>36</text:p>
          </table:table-cell>
          <table:table-cell table:style-name="ce28" office:value-type="float" office:value="40">
            <text:p>40</text:p>
          </table:table-cell>
          <table:table-cell table:style-name="ce68" office:value-type="float" office:value="40">
            <text:p>40</text:p>
          </table:table-cell>
          <table:table-cell table:number-columns-repeated="2" table:style-name="ce28" office:value-type="float" office:value="9">
            <text:p>9</text:p>
          </table:table-cell>
          <table:table-cell table:style-name="ce28" office:value-type="float" office:value="42">
            <text:p>42</text:p>
          </table:table-cell>
          <table:table-cell table:style-name="ce28" office:value-type="float" office:value="1">
            <text:p>1</text:p>
          </table:table-cell>
          <table:table-cell table:style-name="ce48" office:value-type="float" office:value="60">
            <text:p>60</text:p>
          </table:table-cell>
          <table:table-cell table:number-columns-repeated="913"/>
        </table:table-row>
        <table:table-row table:style-name="ro1">
          <table:table-cell table:style-name="ce4" office:value-type="string">
            <text:p>bot hp</text:p>
          </table:table-cell>
          <table:table-cell table:style-name="ce18" office:value-type="string">
            <text:p>n/a</text:p>
          </table:table-cell>
          <table:table-cell table:style-name="ce18" table:formula="of:=[.C12]/[.C10]" office:value-type="float" office:value="1200">
            <text:p>1200</text:p>
          </table:table-cell>
          <table:table-cell table:style-name="ce18" table:formula="of:=[.D12]/[.D10]" office:value-type="float" office:value="400">
            <text:p>400</text:p>
          </table:table-cell>
          <table:table-cell table:style-name="ce18" table:formula="of:=[.E12]/[.E10]" office:value-type="float" office:value="100">
            <text:p>100</text:p>
          </table:table-cell>
          <table:table-cell table:style-name="ce18" table:formula="of:=[.F12]/[.F10]" office:value-type="float" office:value="45">
            <text:p>45</text:p>
          </table:table-cell>
          <table:table-cell table:style-name="ce18" table:formula="of:=[.G12]/[.G10]" office:value-type="float" office:value="100">
            <text:p>100</text:p>
          </table:table-cell>
          <table:table-cell table:style-name="ce18" table:formula="of:=[.H12]/[.H10]" office:value-type="float" office:value="45">
            <text:p>45</text:p>
          </table:table-cell>
          <table:table-cell table:style-name="ce18" table:formula="of:=[.I12]/[.I10]" office:value-type="float" office:value="100">
            <text:p>100</text:p>
          </table:table-cell>
          <table:table-cell table:style-name="ce18" table:formula="of:=[.J12]/[.J10]" office:value-type="float" office:value="50">
            <text:p>50</text:p>
          </table:table-cell>
          <table:table-cell table:style-name="ce18" table:formula="of:=[.K12]/[.K10]" office:value-type="float" office:value="87.5">
            <text:p>87,5</text:p>
          </table:table-cell>
          <table:table-cell table:style-name="ce18" table:formula="of:=[.L12]/[.L10]" office:value-type="float" office:value="45">
            <text:p>45</text:p>
          </table:table-cell>
          <table:table-cell table:style-name="ce18" table:formula="of:=[.M12]/[.M10]" office:value-type="float" office:value="45">
            <text:p>45</text:p>
          </table:table-cell>
          <table:table-cell table:style-name="ce18" table:formula="of:=[.N12]/[.N10]" office:value-type="float" office:value="45">
            <text:p>45</text:p>
          </table:table-cell>
          <table:table-cell table:style-name="ce18" table:formula="of:=[.O12]/[.O10]" office:value-type="float" office:value="50">
            <text:p>50</text:p>
          </table:table-cell>
          <table:table-cell table:style-name="ce48" office:value-type="float" office:value="45">
            <text:p>45</text:p>
          </table:table-cell>
          <table:table-cell table:style-name="ce18" table:formula="of:=[.Q12]/[.Q10]" office:value-type="float" office:value="100">
            <text:p>100</text:p>
          </table:table-cell>
          <table:table-cell table:number-columns-repeated="2" table:style-name="ce48" office:value-type="float" office:value="45">
            <text:p>45</text:p>
          </table:table-cell>
          <table:table-cell table:style-name="ce18" table:formula="of:=[.T12]/[.T10]" office:value-type="float" office:value="45">
            <text:p>45</text:p>
          </table:table-cell>
          <table:table-cell table:style-name="ce18" table:formula="of:=[.U12]/[.U10]" office:value-type="float" office:value="45">
            <text:p>45</text:p>
          </table:table-cell>
          <table:table-cell table:style-name="ce18" table:formula="of:=[.V12]/[.V10]" office:value-type="float" office:value="45">
            <text:p>45</text:p>
          </table:table-cell>
          <table:table-cell table:style-name="ce18" table:formula="of:=[.W12]/[.W10]" office:value-type="float" office:value="45">
            <text:p>45</text:p>
          </table:table-cell>
          <table:table-cell table:style-name="ce18" table:formula="of:=[.X12]/[.X10]" office:value-type="float" office:value="45">
            <text:p>45</text:p>
          </table:table-cell>
          <table:table-cell table:style-name="ce18" table:formula="of:=[.Y12]/[.Y10]" office:value-type="float" office:value="45">
            <text:p>45</text:p>
          </table:table-cell>
          <table:table-cell table:style-name="ce18" table:formula="of:=[.Z12]/[.Z10]" office:value-type="float" office:value="45">
            <text:p>45</text:p>
          </table:table-cell>
          <table:table-cell table:style-name="ce18" table:formula="of:=[.AA12]/[.AA10]" office:value-type="float" office:value="100">
            <text:p>100</text:p>
          </table:table-cell>
          <table:table-cell table:style-name="ce18" table:formula="of:=[.AB12]/[.AB10]" office:value-type="float" office:value="45">
            <text:p>45</text:p>
          </table:table-cell>
          <table:table-cell table:style-name="ce18" table:formula="of:=[.AC12]/[.AC10]" office:value-type="float" office:value="45">
            <text:p>45</text:p>
          </table:table-cell>
          <table:table-cell table:style-name="ce18" table:formula="of:=[.AD12]/[.AD10]" office:value-type="float" office:value="100">
            <text:p>100</text:p>
          </table:table-cell>
          <table:table-cell table:style-name="ce18" table:formula="of:=[.AE12]/[.AE10]" office:value-type="float" office:value="45">
            <text:p>45</text:p>
          </table:table-cell>
          <table:table-cell table:style-name="ce18" table:formula="of:=[.AF12]/[.AF10]" office:value-type="float" office:value="200">
            <text:p>200</text:p>
          </table:table-cell>
          <table:table-cell table:style-name="ce18" table:formula="of:=[.AG12]/[.AG10]" office:value-type="float" office:value="45">
            <text:p>45</text:p>
          </table:table-cell>
          <table:table-cell table:style-name="ce18" table:formula="of:=[.AH12]/[.AH10]" office:value-type="float" office:value="100">
            <text:p>100</text:p>
          </table:table-cell>
          <table:table-cell table:style-name="ce18" table:formula="of:=[.AI12]/[.AI10]" office:value-type="float" office:value="45">
            <text:p>45</text:p>
          </table:table-cell>
          <table:table-cell table:style-name="ce18" table:formula="of:=[.AJ12]/[.AJ10]" office:value-type="float" office:value="300">
            <text:p>300</text:p>
          </table:table-cell>
          <table:table-cell table:style-name="ce18" table:formula="of:=[.AK12]/[.AK10]" office:value-type="float" office:value="45">
            <text:p>45</text:p>
          </table:table-cell>
          <table:table-cell table:style-name="ce18" table:formula="of:=[.AL12]/[.AL10]" office:value-type="float" office:value="50">
            <text:p>50</text:p>
          </table:table-cell>
          <table:table-cell table:style-name="ce18" table:formula="of:=[.AM12]/[.AM10]" office:value-type="float" office:value="45">
            <text:p>45</text:p>
          </table:table-cell>
          <table:table-cell table:style-name="ce18" table:formula="of:=[.AN12]/[.AN10]" office:value-type="float" office:value="45">
            <text:p>45</text:p>
          </table:table-cell>
          <table:table-cell table:style-name="ce18" table:formula="of:=[.AO12]/[.AO10]" office:value-type="float" office:value="45">
            <text:p>45</text:p>
          </table:table-cell>
          <table:table-cell table:style-name="ce18" table:formula="of:=[.AP12]/[.AP10]" office:value-type="float" office:value="45">
            <text:p>45</text:p>
          </table:table-cell>
          <table:table-cell table:style-name="ce18" table:formula="of:=[.AQ12]/[.AQ10]" office:value-type="float" office:value="100">
            <text:p>100</text:p>
          </table:table-cell>
          <table:table-cell table:style-name="ce18" table:formula="of:=[.AR12]/[.AR10]" office:value-type="float" office:value="45">
            <text:p>45</text:p>
          </table:table-cell>
          <table:table-cell table:style-name="ce18" table:formula="of:=[.AS12]/[.AS10]" office:value-type="float" office:value="200">
            <text:p>200</text:p>
          </table:table-cell>
          <table:table-cell table:style-name="ce18" table:formula="of:=[.AT12]/[.AT10]" office:value-type="float" office:value="45">
            <text:p>45</text:p>
          </table:table-cell>
          <table:table-cell table:style-name="ce18" table:formula="of:=[.AU12]/[.AU10]" office:value-type="float" office:value="45">
            <text:p>45</text:p>
          </table:table-cell>
          <table:table-cell table:style-name="ce18" table:formula="of:=[.AV12]/[.AV10]" office:value-type="float" office:value="45">
            <text:p>45</text:p>
          </table:table-cell>
          <table:table-cell table:style-name="ce18" table:formula="of:=[.AW12]/[.AW10]" office:value-type="float" office:value="100">
            <text:p>100</text:p>
          </table:table-cell>
          <table:table-cell table:style-name="ce18" table:formula="of:=[.AX12]/[.AX10]" office:value-type="float" office:value="83">
            <text:p>83</text:p>
          </table:table-cell>
          <table:table-cell table:style-name="ce18" table:formula="of:=[.AY12]/[.AY10]" office:value-type="float" office:value="45">
            <text:p>45</text:p>
          </table:table-cell>
          <table:table-cell table:style-name="ce18" table:formula="of:=[.AZ12]/[.AZ10]" office:value-type="float" office:value="100">
            <text:p>100</text:p>
          </table:table-cell>
          <table:table-cell table:style-name="ce18" table:formula="of:=[.BA12]/[.BA10]" office:value-type="float" office:value="45">
            <text:p>45</text:p>
          </table:table-cell>
          <table:table-cell table:style-name="ce18" table:formula="of:=[.BB12]/[.BB10]" office:value-type="float" office:value="45">
            <text:p>45</text:p>
          </table:table-cell>
          <table:table-cell table:style-name="ce18" table:formula="of:=[.BC12]/[.BC10]" office:value-type="float" office:value="50">
            <text:p>50</text:p>
          </table:table-cell>
          <table:table-cell table:style-name="ce18" table:formula="of:=[.BD12]/[.BD10]" office:value-type="float" office:value="45">
            <text:p>45</text:p>
          </table:table-cell>
          <table:table-cell table:style-name="ce18" table:formula="of:=[.BE12]/[.BE10]" office:value-type="float" office:value="45">
            <text:p>45</text:p>
          </table:table-cell>
          <table:table-cell table:style-name="ce18" table:formula="of:=[.BF12]/[.BF10]" office:value-type="float" office:value="400">
            <text:p>400</text:p>
          </table:table-cell>
          <table:table-cell table:style-name="ce18" table:formula="of:=[.BG12]/[.BG10]" office:value-type="float" office:value="45">
            <text:p>45</text:p>
          </table:table-cell>
          <table:table-cell table:style-name="ce18" table:formula="of:=[.BH12]/[.BH10]" office:value-type="float" office:value="100">
            <text:p>100</text:p>
          </table:table-cell>
          <table:table-cell table:style-name="ce18" table:formula="of:=[.BI12]/[.BI10]" office:value-type="float" office:value="45">
            <text:p>45</text:p>
          </table:table-cell>
          <table:table-cell table:style-name="ce18" table:formula="of:=[.BJ12]/[.BJ10]" office:value-type="float" office:value="45">
            <text:p>45</text:p>
          </table:table-cell>
          <table:table-cell table:style-name="ce18" table:formula="of:=[.BK12]/[.BK10]" office:value-type="float" office:value="100">
            <text:p>100</text:p>
          </table:table-cell>
          <table:table-cell table:style-name="ce18" table:formula="of:=[.BL12]/[.BL10]" office:value-type="float" office:value="300">
            <text:p>300</text:p>
          </table:table-cell>
          <table:table-cell table:style-name="ce18" table:formula="of:=[.BM12]/[.BM10]" office:value-type="float" office:value="45">
            <text:p>45</text:p>
          </table:table-cell>
          <table:table-cell table:style-name="ce18" table:formula="of:=[.BN12]/[.BN10]" office:value-type="float" office:value="45">
            <text:p>45</text:p>
          </table:table-cell>
          <table:table-cell table:style-name="ce18" table:formula="of:=[.BO12]/[.BO10]" office:value-type="float" office:value="45">
            <text:p>45</text:p>
          </table:table-cell>
          <table:table-cell table:style-name="ce18" table:formula="of:=[.BP12]/[.BP10]" office:value-type="float" office:value="45">
            <text:p>45</text:p>
          </table:table-cell>
          <table:table-cell table:style-name="ce18" table:formula="of:=[.BQ12]/[.BQ10]" office:value-type="float" office:value="45">
            <text:p>45</text:p>
          </table:table-cell>
          <table:table-cell table:style-name="ce18" table:formula="of:=[.BR12]/[.BR10]" office:value-type="float" office:value="45">
            <text:p>45</text:p>
          </table:table-cell>
          <table:table-cell table:style-name="ce18" table:formula="of:=[.BS12]/[.BS10]" office:value-type="float" office:value="45">
            <text:p>45</text:p>
          </table:table-cell>
          <table:table-cell table:style-name="ce18" table:formula="of:=[.BT12]/[.BT10]" office:value-type="float" office:value="45">
            <text:p>45</text:p>
          </table:table-cell>
          <table:table-cell table:style-name="ce18" table:formula="of:=[.BU12]/[.BU10]" office:value-type="float" office:value="45">
            <text:p>45</text:p>
          </table:table-cell>
          <table:table-cell table:style-name="ce18" table:formula="of:=[.BV12]/[.BV10]" office:value-type="float" office:value="100">
            <text:p>100</text:p>
          </table:table-cell>
          <table:table-cell table:style-name="ce18" table:formula="of:=[.BW12]/[.BW10]" office:value-type="float" office:value="100">
            <text:p>100</text:p>
          </table:table-cell>
          <table:table-cell table:style-name="ce18" table:formula="of:=[.BX12]/[.BX10]" office:value-type="float" office:value="45">
            <text:p>45</text:p>
          </table:table-cell>
          <table:table-cell table:style-name="ce18" table:formula="of:=[.BY12]/[.BY10]" office:value-type="float" office:value="45">
            <text:p>45</text:p>
          </table:table-cell>
          <table:table-cell table:style-name="ce18" table:formula="of:=[.BZ12]/[.BZ10]" office:value-type="float" office:value="45">
            <text:p>45</text:p>
          </table:table-cell>
          <table:table-cell table:style-name="ce18" table:formula="of:=[.CA12]/[.CA10]" office:value-type="float" office:value="45">
            <text:p>45</text:p>
          </table:table-cell>
          <table:table-cell table:style-name="ce18" table:formula="of:=[.CB12]/[.CB10]" office:value-type="float" office:value="45">
            <text:p>45</text:p>
          </table:table-cell>
          <table:table-cell table:style-name="ce18" table:formula="of:=[.CC12]/[.CC10]" office:value-type="float" office:value="45">
            <text:p>45</text:p>
          </table:table-cell>
          <table:table-cell table:style-name="ce18" table:formula="of:=[.CD12]/[.CD10]" office:value-type="float" office:value="45">
            <text:p>45</text:p>
          </table:table-cell>
          <table:table-cell table:style-name="ce18" table:formula="of:=[.CE12]/[.CE10]" office:value-type="float" office:value="45">
            <text:p>45</text:p>
          </table:table-cell>
          <table:table-cell table:style-name="ce18" table:formula="of:=[.CF12]/[.CF10]" office:value-type="float" office:value="45">
            <text:p>45</text:p>
          </table:table-cell>
          <table:table-cell table:style-name="ce18" table:formula="of:=[.CG12]/[.CG10]" office:value-type="float" office:value="45">
            <text:p>45</text:p>
          </table:table-cell>
          <table:table-cell table:style-name="ce18" table:formula="of:=[.CH12]/[.CH10]" office:value-type="float" office:value="45">
            <text:p>45</text:p>
          </table:table-cell>
          <table:table-cell table:style-name="ce18" table:formula="of:=[.CI12]/[.CI10]" office:value-type="float" office:value="300">
            <text:p>300</text:p>
          </table:table-cell>
          <table:table-cell table:style-name="ce18" table:formula="of:=[.CJ12]/[.CJ10]" office:value-type="float" office:value="200">
            <text:p>200</text:p>
          </table:table-cell>
          <table:table-cell table:style-name="ce18" table:formula="of:=[.CK12]/[.CK10]" office:value-type="float" office:value="45">
            <text:p>45</text:p>
          </table:table-cell>
          <table:table-cell table:style-name="ce18" table:formula="of:=[.CL12]/[.CL10]" office:value-type="float" office:value="45">
            <text:p>45</text:p>
          </table:table-cell>
          <table:table-cell table:style-name="ce18" table:formula="of:=[.CM12]/[.CM10]" office:value-type="float" office:value="100">
            <text:p>100</text:p>
          </table:table-cell>
          <table:table-cell table:style-name="ce18" table:formula="of:=[.CN12]/[.CN10]" office:value-type="float" office:value="45">
            <text:p>45</text:p>
          </table:table-cell>
          <table:table-cell table:style-name="ce18" table:formula="of:=[.CO12]/[.CO10]" office:value-type="float" office:value="45">
            <text:p>45</text:p>
          </table:table-cell>
          <table:table-cell table:style-name="ce18" table:formula="of:=[.CP12]/[.CP10]" office:value-type="float" office:value="45">
            <text:p>45</text:p>
          </table:table-cell>
          <table:table-cell table:style-name="ce18" table:formula="of:=[.CQ12]/[.CQ10]" office:value-type="float" office:value="45">
            <text:p>45</text:p>
          </table:table-cell>
          <table:table-cell table:style-name="ce18" table:formula="of:=[.CR12]/[.CR10]" office:value-type="float" office:value="45">
            <text:p>45</text:p>
          </table:table-cell>
          <table:table-cell table:style-name="ce18" table:formula="of:=[.CS12]/[.CS10]" office:value-type="float" office:value="45">
            <text:p>45</text:p>
          </table:table-cell>
          <table:table-cell table:style-name="ce18" table:formula="of:=[.CT12]/[.CT10]" office:value-type="float" office:value="45">
            <text:p>45</text:p>
          </table:table-cell>
          <table:table-cell table:style-name="ce18" table:formula="of:=[.CU12]/[.CU10]" office:value-type="float" office:value="45">
            <text:p>45</text:p>
          </table:table-cell>
          <table:table-cell table:style-name="ce18" table:formula="of:=[.CV12]/[.CV10]" office:value-type="float" office:value="45">
            <text:p>45</text:p>
          </table:table-cell>
          <table:table-cell table:style-name="ce18" table:formula="of:=[.CW12]/[.CW10]" office:value-type="float" office:value="45">
            <text:p>45</text:p>
          </table:table-cell>
          <table:table-cell table:style-name="ce18" table:formula="of:=[.CX12]/[.CX10]" office:value-type="float" office:value="45">
            <text:p>45</text:p>
          </table:table-cell>
          <table:table-cell table:style-name="ce18" table:formula="of:=[.CY12]/[.CY10]" office:value-type="float" office:value="45">
            <text:p>45</text:p>
          </table:table-cell>
          <table:table-cell table:style-name="ce18" table:formula="of:=[.CZ12]/[.CZ10]" office:value-type="float" office:value="45">
            <text:p>45</text:p>
          </table:table-cell>
          <table:table-cell table:style-name="ce18" table:formula="of:=[.DA12]/[.DA10]" office:value-type="float" office:value="45">
            <text:p>45</text:p>
          </table:table-cell>
          <table:table-cell table:style-name="ce68" office:value-type="float" office:value="45">
            <text:p>45</text:p>
          </table:table-cell>
          <table:table-cell table:style-name="ce18" table:formula="of:=[.DC12]/[.DC10]" office:value-type="float" office:value="45">
            <text:p>45</text:p>
          </table:table-cell>
          <table:table-cell table:style-name="ce18" table:formula="of:=[.DD12]/[.DD10]" office:value-type="float" office:value="45">
            <text:p>45</text:p>
          </table:table-cell>
          <table:table-cell table:style-name="ce18" table:formula="of:=[.DE12]/[.DE10]" office:value-type="float" office:value="45">
            <text:p>45</text:p>
          </table:table-cell>
          <table:table-cell table:style-name="ce18" table:formula="of:=[.DF12]/[.DF10]" office:value-type="float" office:value="1200">
            <text:p>1200</text:p>
          </table:table-cell>
          <table:table-cell table:style-name="ce48" office:value-type="float" office:value="45">
            <text:p>45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totalbothp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2400">
            <text:p>2400</text:p>
          </table:table-cell>
          <table:table-cell table:style-name="ce14" office:value-type="float" office:value="1600">
            <text:p>1600</text:p>
          </table:table-cell>
          <table:table-cell table:style-name="ce14" office:value-type="float" office:value="2610">
            <text:p>2610</text:p>
          </table:table-cell>
          <table:table-cell table:style-name="ce14" office:value-type="float" office:value="1100">
            <text:p>1100</text:p>
          </table:table-cell>
          <table:table-cell table:style-name="ce14" office:value-type="float" office:value="1665">
            <text:p>1665</text:p>
          </table:table-cell>
          <table:table-cell table:style-name="ce14" office:value-type="float" office:value="1800">
            <text:p>1800</text:p>
          </table:table-cell>
          <table:table-cell table:style-name="ce14" office:value-type="float" office:value="800">
            <text:p>800</text:p>
          </table:table-cell>
          <table:table-cell table:style-name="ce14" office:value-type="float" office:value="700">
            <text:p>700</text:p>
          </table:table-cell>
          <table:table-cell table:number-columns-repeated="3" table:style-name="ce14" office:value-type="float" office:value="1800">
            <text:p>1800</text:p>
          </table:table-cell>
          <table:table-cell table:style-name="ce14" office:value-type="float" office:value="350">
            <text:p>350</text:p>
          </table:table-cell>
          <table:table-cell/>
          <table:table-cell table:style-name="ce14" office:value-type="float" office:value="2600">
            <text:p>2600</text:p>
          </table:table-cell>
          <table:table-cell table:number-columns-repeated="2"/>
          <table:table-cell table:style-name="ce14" office:value-type="float" office:value="2340">
            <text:p>2340</text:p>
          </table:table-cell>
          <table:table-cell table:style-name="ce14" office:value-type="float" office:value="2250">
            <text:p>2250</text:p>
          </table:table-cell>
          <table:table-cell table:style-name="ce14" office:value-type="float" office:value="2160">
            <text:p>2160</text:p>
          </table:table-cell>
          <table:table-cell table:style-name="ce14" office:value-type="float" office:value="1890">
            <text:p>1890</text:p>
          </table:table-cell>
          <table:table-cell table:style-name="ce14" office:value-type="float" office:value="1800">
            <text:p>1800</text:p>
          </table:table-cell>
          <table:table-cell table:style-name="ce14" office:value-type="float" office:value="1710">
            <text:p>1710</text:p>
          </table:table-cell>
          <table:table-cell table:style-name="ce14" office:value-type="float" office:value="1665">
            <text:p>1665</text:p>
          </table:table-cell>
          <table:table-cell table:style-name="ce14" office:value-type="float" office:value="1400">
            <text:p>1400</text:p>
          </table:table-cell>
          <table:table-cell table:style-name="ce14" office:value-type="float" office:value="900">
            <text:p>900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2200">
            <text:p>2200</text:p>
          </table:table-cell>
          <table:table-cell table:style-name="ce14" office:value-type="float" office:value="1665">
            <text:p>1665</text:p>
          </table:table-cell>
          <table:table-cell table:style-name="ce14" office:value-type="float" office:value="4400">
            <text:p>4400</text:p>
          </table:table-cell>
          <table:table-cell table:style-name="ce14" office:value-type="float" office:value="1800">
            <text:p>1800</text:p>
          </table:table-cell>
          <table:table-cell table:style-name="ce14" office:value-type="float" office:value="3700">
            <text:p>3700</text:p>
          </table:table-cell>
          <table:table-cell table:style-name="ce14" office:value-type="float" office:value="1305">
            <text:p>1305</text:p>
          </table:table-cell>
          <table:table-cell table:style-name="ce14" office:value-type="float" office:value="3900">
            <text:p>3900</text:p>
          </table:table-cell>
          <table:table-cell table:style-name="ce14" office:value-type="float" office:value="1035">
            <text:p>1035</text:p>
          </table:table-cell>
          <table:table-cell table:style-name="ce14" office:value-type="float" office:value="2500">
            <text:p>2500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1890">
            <text:p>1890</text:p>
          </table:table-cell>
          <table:table-cell table:style-name="ce14" office:value-type="float" office:value="2025">
            <text:p>2025</text:p>
          </table:table-cell>
          <table:table-cell table:style-name="ce14" office:value-type="float" office:value="315">
            <text:p>315</text:p>
          </table:table-cell>
          <table:table-cell table:style-name="ce14" office:value-type="float" office:value="2100">
            <text:p>2100</text:p>
          </table:table-cell>
          <table:table-cell table:style-name="ce14" office:value-type="float" office:value="1485">
            <text:p>1485</text:p>
          </table:table-cell>
          <table:table-cell table:style-name="ce14" office:value-type="float" office:value="2400">
            <text:p>2400</text:p>
          </table:table-cell>
          <table:table-cell table:style-name="ce14" office:value-type="float" office:value="1980">
            <text:p>1980</text:p>
          </table:table-cell>
          <table:table-cell table:number-columns-repeated="2" table:style-name="ce14" office:value-type="float" office:value="2070">
            <text:p>2070</text:p>
          </table:table-cell>
          <table:table-cell table:style-name="ce14" office:value-type="float" office:value="2800">
            <text:p>2800</text:p>
          </table:table-cell>
          <table:table-cell table:style-name="ce14" office:value-type="float" office:value="1494">
            <text:p>1494</text:p>
          </table:table-cell>
          <table:table-cell table:style-name="ce14" office:value-type="float" office:value="1710">
            <text:p>1710</text:p>
          </table:table-cell>
          <table:table-cell table:style-name="ce14" office:value-type="float" office:value="1700">
            <text:p>1700</text:p>
          </table:table-cell>
          <table:table-cell table:style-name="ce14" office:value-type="float" office:value="1935">
            <text:p>1935</text:p>
          </table:table-cell>
          <table:table-cell table:style-name="ce14" office:value-type="float" office:value="2070">
            <text:p>2070</text:p>
          </table:table-cell>
          <table:table-cell table:style-name="ce14" office:value-type="float" office:value="750">
            <text:p>750</text:p>
          </table:table-cell>
          <table:table-cell table:style-name="ce14" office:value-type="float" office:value="1080">
            <text:p>1080</text:p>
          </table:table-cell>
          <table:table-cell table:style-name="ce14" office:value-type="float" office:value="2025">
            <text:p>2025</text:p>
          </table:table-cell>
          <table:table-cell table:style-name="ce14" office:value-type="float" office:value="7600">
            <text:p>7600</text:p>
          </table:table-cell>
          <table:table-cell table:style-name="ce14" office:value-type="float" office:value="2160">
            <text:p>2160</text:p>
          </table:table-cell>
          <table:table-cell table:style-name="ce14" office:value-type="float" office:value="1800">
            <text:p>1800</text:p>
          </table:table-cell>
          <table:table-cell table:style-name="ce14" office:value-type="float" office:value="1845">
            <text:p>1845</text:p>
          </table:table-cell>
          <table:table-cell table:style-name="ce14" office:value-type="float" office:value="1125">
            <text:p>1125</text:p>
          </table:table-cell>
          <table:table-cell table:style-name="ce14" office:value-type="float" office:value="1400">
            <text:p>1400</text:p>
          </table:table-cell>
          <table:table-cell table:style-name="ce14" office:value-type="float" office:value="3000">
            <text:p>3000</text:p>
          </table:table-cell>
          <table:table-cell table:style-name="ce14" office:value-type="float" office:value="1710">
            <text:p>1710</text:p>
          </table:table-cell>
          <table:table-cell table:style-name="ce14" office:value-type="float" office:value="1845">
            <text:p>1845</text:p>
          </table:table-cell>
          <table:table-cell table:style-name="ce14" office:value-type="float" office:value="1080">
            <text:p>1080</text:p>
          </table:table-cell>
          <table:table-cell table:style-name="ce14" office:value-type="float" office:value="2610">
            <text:p>2610</text:p>
          </table:table-cell>
          <table:table-cell table:style-name="ce14" office:value-type="float" office:value="2160">
            <text:p>2160</text:p>
          </table:table-cell>
          <table:table-cell table:style-name="ce14" office:value-type="float" office:value="2790">
            <text:p>2790</text:p>
          </table:table-cell>
          <table:table-cell table:number-columns-repeated="2" table:style-name="ce14" office:value-type="float" office:value="1755">
            <text:p>1755</text:p>
          </table:table-cell>
          <table:table-cell table:style-name="ce14" office:value-type="float" office:value="2295">
            <text:p>2295</text:p>
          </table:table-cell>
          <table:table-cell table:number-columns-repeated="2" table:style-name="ce14" office:value-type="float" office:value="3600">
            <text:p>3600</text:p>
          </table:table-cell>
          <table:table-cell table:style-name="ce14" office:value-type="float" office:value="1890">
            <text:p>1890</text:p>
          </table:table-cell>
          <table:table-cell table:number-columns-repeated="2" table:style-name="ce14" office:value-type="float" office:value="2835">
            <text:p>2835</text:p>
          </table:table-cell>
          <table:table-cell table:style-name="ce14" office:value-type="float" office:value="1125">
            <text:p>1125</text:p>
          </table:table-cell>
          <table:table-cell table:style-name="ce14" office:value-type="float" office:value="1890">
            <text:p>1890</text:p>
          </table:table-cell>
          <table:table-cell table:style-name="ce14" office:value-type="float" office:value="2340">
            <text:p>2340</text:p>
          </table:table-cell>
          <table:table-cell table:number-columns-repeated="2" table:style-name="ce14" office:value-type="float" office:value="1800">
            <text:p>1800</text:p>
          </table:table-cell>
          <table:table-cell table:style-name="ce14" office:value-type="float" office:value="405">
            <text:p>405</text:p>
          </table:table-cell>
          <table:table-cell table:style-name="ce14" office:value-type="float" office:value="2385">
            <text:p>2385</text:p>
          </table:table-cell>
          <table:table-cell table:style-name="ce14" office:value-type="float" office:value="2565">
            <text:p>2565</text:p>
          </table:table-cell>
          <table:table-cell table:style-name="ce14" office:value-type="float" office:value="3300">
            <text:p>3300</text:p>
          </table:table-cell>
          <table:table-cell table:style-name="ce14" office:value-type="float" office:value="4400">
            <text:p>4400</text:p>
          </table:table-cell>
          <table:table-cell table:style-name="ce14" office:value-type="float" office:value="1260">
            <text:p>1260</text:p>
          </table:table-cell>
          <table:table-cell table:style-name="ce14" office:value-type="float" office:value="2475">
            <text:p>2475</text:p>
          </table:table-cell>
          <table:table-cell table:style-name="ce14" office:value-type="float" office:value="2000">
            <text:p>2000</text:p>
          </table:table-cell>
          <table:table-cell table:style-name="ce14" office:value-type="float" office:value="1980">
            <text:p>1980</text:p>
          </table:table-cell>
          <table:table-cell table:style-name="ce14" office:value-type="float" office:value="2610">
            <text:p>2610</text:p>
          </table:table-cell>
          <table:table-cell table:style-name="ce14" office:value-type="float" office:value="1485">
            <text:p>1485</text:p>
          </table:table-cell>
          <table:table-cell table:style-name="ce14" office:value-type="float" office:value="2700">
            <text:p>2700</text:p>
          </table:table-cell>
          <table:table-cell table:style-name="ce14" office:value-type="float" office:value="1215">
            <text:p>1215</text:p>
          </table:table-cell>
          <table:table-cell table:style-name="ce14" office:value-type="float" office:value="2745">
            <text:p>2745</text:p>
          </table:table-cell>
          <table:table-cell table:style-name="ce14" office:value-type="float" office:value="2115">
            <text:p>2115</text:p>
          </table:table-cell>
          <table:table-cell table:style-name="ce14" office:value-type="float" office:value="1665">
            <text:p>1665</text:p>
          </table:table-cell>
          <table:table-cell table:style-name="ce14" office:value-type="float" office:value="2880">
            <text:p>2880</text:p>
          </table:table-cell>
          <table:table-cell table:style-name="ce14" office:value-type="float" office:value="1350">
            <text:p>1350</text:p>
          </table:table-cell>
          <table:table-cell table:style-name="ce14" office:value-type="float" office:value="1530">
            <text:p>1530</text:p>
          </table:table-cell>
          <table:table-cell table:style-name="ce14" office:value-type="float" office:value="1440">
            <text:p>1440</text:p>
          </table:table-cell>
          <table:table-cell table:style-name="ce14" office:value-type="float" office:value="1620">
            <text:p>1620</text:p>
          </table:table-cell>
          <table:table-cell table:style-name="ce14" office:value-type="float" office:value="1800">
            <text:p>1800</text:p>
          </table:table-cell>
          <table:table-cell/>
          <table:table-cell table:number-columns-repeated="2" table:style-name="ce14" office:value-type="float" office:value="405">
            <text:p>405</text:p>
          </table:table-cell>
          <table:table-cell table:style-name="ce14" office:value-type="float" office:value="1890">
            <text:p>1890</text:p>
          </table:table-cell>
          <table:table-cell table:style-name="ce14" office:value-type="float" office:value="1200">
            <text:p>1200</text:p>
          </table:table-cell>
          <table:table-cell table:number-columns-repeated="914"/>
        </table:table-row>
        <table:table-row table:style-name="ro1">
          <table:table-cell table:style-name="ce1" office:value-type="string">
            <text:p>players</text:p>
          </table:table-cell>
          <table:table-cell table:style-name="ce14" office:value-type="string">
            <text:p>n/a</text:p>
          </table:table-cell>
          <table:table-cell table:number-columns-repeated="2" table:style-name="ce14" office:value-type="float" office:value="16">
            <text:p>16</text:p>
          </table:table-cell>
          <table:table-cell table:number-columns-repeated="5" table:style-name="ce14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table-cell table:number-columns-repeated="4" table:style-name="ce14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48" office:value-type="float" office:value="16">
            <text:p>16</text:p>
          </table:table-cell>
          <table:table-cell table:style-name="ce28" office:value-type="float" office:value="4">
            <text:p>4</text:p>
          </table:table-cell>
          <table:table-cell table:number-columns-repeated="2" table:style-name="ce4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4">
            <text:p>4</text:p>
          </table:table-cell>
          <table:table-cell table:number-columns-repeated="2" table:style-name="ce14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number-columns-repeated="2" table:style-name="ce14" office:value-type="float" office:value="4">
            <text:p>4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4">
            <text:p>4</text:p>
          </table:table-cell>
          <table:table-cell table:style-name="ce58" office:value-type="float" office:value="6">
            <text:p>6</text:p>
          </table:table-cell>
          <table:table-cell table:number-columns-repeated="3" table:style-name="ce28" office:value-type="float" office:value="4">
            <text:p>4</text:p>
          </table:table-cell>
          <table:table-cell table:style-name="ce14" office:value-type="float" office:value="9">
            <text:p>9</text:p>
          </table:table-cell>
          <table:table-cell table:style-name="ce28" office:value-type="float" office:value="4">
            <text:p>4</text:p>
          </table:table-cell>
          <table:table-cell table:number-columns-repeated="2"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58" office:value-type="float" office:value="7">
            <text:p>7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table:style-name="ce28" office:value-type="float" office:value="4">
            <text:p>4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4">
            <text:p>4</text:p>
          </table:table-cell>
          <table:table-cell table:number-columns-repeated="2" table:style-name="ce14" office:value-type="float" office:value="4">
            <text:p>4</text:p>
          </table:table-cell>
          <table:table-cell table:style-name="ce28" office:value-type="float" office:value="16">
            <text:p>16</text:p>
          </table:table-cell>
          <table:table-cell table:style-name="ce14" office:value-type="float" office:value="4">
            <text:p>4</text:p>
          </table:table-cell>
          <table:table-cell table:number-columns-repeated="2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3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3" table:style-name="ce28" office:value-type="float" office:value="4">
            <text:p>4</text:p>
          </table:table-cell>
          <table:table-cell table:style-name="ce64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9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2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4">
            <text:p>4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4">
            <text:p>4</text:p>
          </table:table-cell>
          <table:table-cell table:style-name="ce68" office:value-type="float" office:value="4">
            <text:p>4</text:p>
          </table:table-cell>
          <table:table-cell table:number-columns-repeated="2" table:style-name="ce28" office:value-type="float" office:value="1">
            <text:p>1</text:p>
          </table:table-cell>
          <table:table-cell table:number-columns-repeated="2" table:style-name="ce28" office:value-type="float" office:value="4">
            <text:p>4</text:p>
          </table:table-cell>
          <table:table-cell table:style-name="ce48" office:value-type="float" office:value="4">
            <text:p>4</text:p>
          </table:table-cell>
          <table:table-cell table:number-columns-repeated="913"/>
        </table:table-row>
        <table:table-row table:style-name="ro1">
          <table:table-cell table:style-name="ce4" office:value-type="string">
            <text:p>player hp</text:p>
          </table:table-cell>
          <table:table-cell table:style-name="ce18" office:value-type="string">
            <text:p>n/a</text:p>
          </table:table-cell>
          <table:table-cell table:style-name="ce18" table:formula="of:=[.C15]/[.C13]" office:value-type="float" office:value="30">
            <text:p>30</text:p>
          </table:table-cell>
          <table:table-cell table:style-name="ce18" table:formula="of:=[.D15]/[.D13]" office:value-type="float" office:value="50">
            <text:p>50</text:p>
          </table:table-cell>
          <table:table-cell table:style-name="ce18" table:formula="of:=[.E15]/[.E13]" office:value-type="float" office:value="300">
            <text:p>300</text:p>
          </table:table-cell>
          <table:table-cell table:style-name="ce18" table:formula="of:=[.F15]/[.F13]" office:value-type="float" office:value="300">
            <text:p>300</text:p>
          </table:table-cell>
          <table:table-cell table:style-name="ce18" table:formula="of:=[.G15]/[.G13]" office:value-type="float" office:value="100">
            <text:p>100</text:p>
          </table:table-cell>
          <table:table-cell table:style-name="ce18" table:formula="of:=[.H15]/[.H13]" office:value-type="float" office:value="300">
            <text:p>300</text:p>
          </table:table-cell>
          <table:table-cell table:style-name="ce18" table:formula="of:=[.I15]/[.I13]" office:value-type="float" office:value="300">
            <text:p>300</text:p>
          </table:table-cell>
          <table:table-cell table:style-name="ce18" table:formula="of:=[.J15]/[.J13]" office:value-type="float" office:value="50">
            <text:p>50</text:p>
          </table:table-cell>
          <table:table-cell table:style-name="ce18" table:formula="of:=[.K15]/[.K13]" office:value-type="float" office:value="100">
            <text:p>100</text:p>
          </table:table-cell>
          <table:table-cell table:style-name="ce18" table:formula="of:=[.L15]/[.L13]" office:value-type="float" office:value="300">
            <text:p>300</text:p>
          </table:table-cell>
          <table:table-cell table:style-name="ce18" table:formula="of:=[.M15]/[.M13]" office:value-type="float" office:value="300">
            <text:p>300</text:p>
          </table:table-cell>
          <table:table-cell table:style-name="ce18" table:formula="of:=[.N15]/[.N13]" office:value-type="float" office:value="300">
            <text:p>300</text:p>
          </table:table-cell>
          <table:table-cell table:style-name="ce18" table:formula="of:=[.O15]/[.O13]" office:value-type="float" office:value="50">
            <text:p>50</text:p>
          </table:table-cell>
          <table:table-cell table:style-name="ce48" office:value-type="float" office:value="300">
            <text:p>300</text:p>
          </table:table-cell>
          <table:table-cell table:style-name="ce18" table:formula="of:=[.Q15]/[.Q13]" office:value-type="float" office:value="200">
            <text:p>200</text:p>
          </table:table-cell>
          <table:table-cell table:number-columns-repeated="2" table:style-name="ce48" office:value-type="float" office:value="300">
            <text:p>300</text:p>
          </table:table-cell>
          <table:table-cell table:style-name="ce18" table:formula="of:=[.T15]/[.T13]" office:value-type="float" office:value="300">
            <text:p>300</text:p>
          </table:table-cell>
          <table:table-cell table:style-name="ce18" table:formula="of:=[.U15]/[.U13]" office:value-type="float" office:value="300">
            <text:p>300</text:p>
          </table:table-cell>
          <table:table-cell table:style-name="ce18" table:formula="of:=[.V15]/[.V13]" office:value-type="float" office:value="300">
            <text:p>300</text:p>
          </table:table-cell>
          <table:table-cell table:style-name="ce18" table:formula="of:=[.W15]/[.W13]" office:value-type="float" office:value="300">
            <text:p>300</text:p>
          </table:table-cell>
          <table:table-cell table:style-name="ce18" table:formula="of:=[.X15]/[.X13]" office:value-type="float" office:value="300">
            <text:p>300</text:p>
          </table:table-cell>
          <table:table-cell table:style-name="ce18" table:formula="of:=[.Y15]/[.Y13]" office:value-type="float" office:value="300">
            <text:p>300</text:p>
          </table:table-cell>
          <table:table-cell table:style-name="ce18" table:formula="of:=[.Z15]/[.Z13]" office:value-type="float" office:value="300">
            <text:p>300</text:p>
          </table:table-cell>
          <table:table-cell table:style-name="ce18" table:formula="of:=[.AA15]/[.AA13]" office:value-type="float" office:value="100">
            <text:p>100</text:p>
          </table:table-cell>
          <table:table-cell table:style-name="ce18" table:formula="of:=[.AB15]/[.AB13]" office:value-type="float" office:value="300">
            <text:p>300</text:p>
          </table:table-cell>
          <table:table-cell table:style-name="ce18" table:formula="of:=[.AC15]/[.AC13]" office:value-type="float" office:value="300">
            <text:p>300</text:p>
          </table:table-cell>
          <table:table-cell table:style-name="ce18" table:formula="of:=[.AD15]/[.AD13]" office:value-type="float" office:value="100">
            <text:p>100</text:p>
          </table:table-cell>
          <table:table-cell table:style-name="ce18" table:formula="of:=[.AE15]/[.AE13]" office:value-type="float" office:value="300">
            <text:p>300</text:p>
          </table:table-cell>
          <table:table-cell table:style-name="ce18" table:formula="of:=[.AF15]/[.AF13]" office:value-type="float" office:value="200">
            <text:p>200</text:p>
          </table:table-cell>
          <table:table-cell table:style-name="ce18" table:formula="of:=[.AG15]/[.AG13]" office:value-type="float" office:value="300">
            <text:p>300</text:p>
          </table:table-cell>
          <table:table-cell table:style-name="ce18" table:formula="of:=[.AH15]/[.AH13]" office:value-type="float" office:value="200">
            <text:p>200</text:p>
          </table:table-cell>
          <table:table-cell table:style-name="ce18" table:formula="of:=[.AI15]/[.AI13]" office:value-type="float" office:value="300">
            <text:p>300</text:p>
          </table:table-cell>
          <table:table-cell table:style-name="ce18" table:formula="of:=[.AJ15]/[.AJ13]" office:value-type="float" office:value="300">
            <text:p>300</text:p>
          </table:table-cell>
          <table:table-cell table:style-name="ce18" table:formula="of:=[.AK15]/[.AK13]" office:value-type="float" office:value="100">
            <text:p>100</text:p>
          </table:table-cell>
          <table:table-cell table:style-name="ce18" table:formula="of:=[.AL15]/[.AL13]" office:value-type="float" office:value="100">
            <text:p>100</text:p>
          </table:table-cell>
          <table:table-cell table:style-name="ce18" table:formula="of:=[.AM15]/[.AM13]" office:value-type="float" office:value="300">
            <text:p>300</text:p>
          </table:table-cell>
          <table:table-cell table:style-name="ce18" table:formula="of:=[.AN15]/[.AN13]" office:value-type="float" office:value="300">
            <text:p>300</text:p>
          </table:table-cell>
          <table:table-cell table:style-name="ce18" table:formula="of:=[.AO15]/[.AO13]" office:value-type="float" office:value="300">
            <text:p>300</text:p>
          </table:table-cell>
          <table:table-cell table:style-name="ce18" table:formula="of:=[.AP15]/[.AP13]" office:value-type="float" office:value="300">
            <text:p>300</text:p>
          </table:table-cell>
          <table:table-cell table:style-name="ce18" table:formula="of:=[.AQ15]/[.AQ13]" office:value-type="float" office:value="100">
            <text:p>100</text:p>
          </table:table-cell>
          <table:table-cell table:style-name="ce18" table:formula="of:=[.AR15]/[.AR13]" office:value-type="float" office:value="300">
            <text:p>300</text:p>
          </table:table-cell>
          <table:table-cell table:style-name="ce18" table:formula="of:=[.AS15]/[.AS13]" office:value-type="float" office:value="200">
            <text:p>200</text:p>
          </table:table-cell>
          <table:table-cell table:style-name="ce18" table:formula="of:=[.AT15]/[.AT13]" office:value-type="float" office:value="300">
            <text:p>300</text:p>
          </table:table-cell>
          <table:table-cell table:style-name="ce18" table:formula="of:=[.AU15]/[.AU13]" office:value-type="float" office:value="300">
            <text:p>300</text:p>
          </table:table-cell>
          <table:table-cell table:style-name="ce18" table:formula="of:=[.AV15]/[.AV13]" office:value-type="float" office:value="300">
            <text:p>300</text:p>
          </table:table-cell>
          <table:table-cell table:style-name="ce18" table:formula="of:=[.AW15]/[.AW13]" office:value-type="float" office:value="100">
            <text:p>100</text:p>
          </table:table-cell>
          <table:table-cell table:style-name="ce18" table:formula="of:=[.AX15]/[.AX13]" office:value-type="float" office:value="200">
            <text:p>200</text:p>
          </table:table-cell>
          <table:table-cell table:style-name="ce18" table:formula="of:=[.AY15]/[.AY13]" office:value-type="float" office:value="300">
            <text:p>300</text:p>
          </table:table-cell>
          <table:table-cell table:style-name="ce18" table:formula="of:=[.AZ15]/[.AZ13]" office:value-type="float" office:value="100">
            <text:p>100</text:p>
          </table:table-cell>
          <table:table-cell table:style-name="ce18" table:formula="of:=[.BA15]/[.BA13]" office:value-type="float" office:value="300">
            <text:p>300</text:p>
          </table:table-cell>
          <table:table-cell table:style-name="ce18" table:formula="of:=[.BB15]/[.BB13]" office:value-type="float" office:value="300">
            <text:p>300</text:p>
          </table:table-cell>
          <table:table-cell table:style-name="ce18" table:formula="of:=[.BC15]/[.BC13]" office:value-type="float" office:value="100">
            <text:p>100</text:p>
          </table:table-cell>
          <table:table-cell table:style-name="ce18" table:formula="of:=[.BD15]/[.BD13]" office:value-type="float" office:value="300">
            <text:p>300</text:p>
          </table:table-cell>
          <table:table-cell table:style-name="ce18" table:formula="of:=[.BE15]/[.BE13]" office:value-type="float" office:value="300">
            <text:p>300</text:p>
          </table:table-cell>
          <table:table-cell table:style-name="ce18" table:formula="of:=[.BF15]/[.BF13]" office:value-type="float" office:value="50">
            <text:p>50</text:p>
          </table:table-cell>
          <table:table-cell table:style-name="ce18" table:formula="of:=[.BG15]/[.BG13]" office:value-type="float" office:value="300">
            <text:p>300</text:p>
          </table:table-cell>
          <table:table-cell table:style-name="ce18" table:formula="of:=[.BH15]/[.BH13]" office:value-type="float" office:value="100">
            <text:p>100</text:p>
          </table:table-cell>
          <table:table-cell table:style-name="ce18" table:formula="of:=[.BI15]/[.BI13]" office:value-type="float" office:value="300">
            <text:p>300</text:p>
          </table:table-cell>
          <table:table-cell table:style-name="ce18" table:formula="of:=[.BJ15]/[.BJ13]" office:value-type="float" office:value="300">
            <text:p>300</text:p>
          </table:table-cell>
          <table:table-cell table:style-name="ce18" table:formula="of:=[.BK15]/[.BK13]" office:value-type="float" office:value="100">
            <text:p>100</text:p>
          </table:table-cell>
          <table:table-cell table:style-name="ce18" table:formula="of:=[.BL15]/[.BL13]" office:value-type="float" office:value="300">
            <text:p>300</text:p>
          </table:table-cell>
          <table:table-cell table:style-name="ce18" table:formula="of:=[.BM15]/[.BM13]" office:value-type="float" office:value="300">
            <text:p>300</text:p>
          </table:table-cell>
          <table:table-cell table:style-name="ce18" table:formula="of:=[.BN15]/[.BN13]" office:value-type="float" office:value="300">
            <text:p>300</text:p>
          </table:table-cell>
          <table:table-cell table:style-name="ce18" table:formula="of:=[.BO15]/[.BO13]" office:value-type="float" office:value="300">
            <text:p>300</text:p>
          </table:table-cell>
          <table:table-cell table:style-name="ce18" table:formula="of:=[.BP15]/[.BP13]" office:value-type="float" office:value="300">
            <text:p>300</text:p>
          </table:table-cell>
          <table:table-cell table:style-name="ce18" table:formula="of:=[.BQ15]/[.BQ13]" office:value-type="float" office:value="300">
            <text:p>300</text:p>
          </table:table-cell>
          <table:table-cell table:style-name="ce18" table:formula="of:=[.BR15]/[.BR13]" office:value-type="float" office:value="300">
            <text:p>300</text:p>
          </table:table-cell>
          <table:table-cell table:style-name="ce18" table:formula="of:=[.BS15]/[.BS13]" office:value-type="float" office:value="300">
            <text:p>300</text:p>
          </table:table-cell>
          <table:table-cell table:style-name="ce18" table:formula="of:=[.BT15]/[.BT13]" office:value-type="float" office:value="300">
            <text:p>300</text:p>
          </table:table-cell>
          <table:table-cell table:style-name="ce18" table:formula="of:=[.BU15]/[.BU13]" office:value-type="float" office:value="300">
            <text:p>300</text:p>
          </table:table-cell>
          <table:table-cell table:style-name="ce18" table:formula="of:=[.BV15]/[.BV13]" office:value-type="float" office:value="300">
            <text:p>300</text:p>
          </table:table-cell>
          <table:table-cell table:style-name="ce18" table:formula="of:=[.BW15]/[.BW13]" office:value-type="float" office:value="300">
            <text:p>300</text:p>
          </table:table-cell>
          <table:table-cell table:style-name="ce18" table:formula="of:=[.BX15]/[.BX13]" office:value-type="float" office:value="300">
            <text:p>300</text:p>
          </table:table-cell>
          <table:table-cell table:style-name="ce18" table:formula="of:=[.BY15]/[.BY13]" office:value-type="float" office:value="300">
            <text:p>300</text:p>
          </table:table-cell>
          <table:table-cell table:style-name="ce18" table:formula="of:=[.BZ15]/[.BZ13]" office:value-type="float" office:value="300">
            <text:p>300</text:p>
          </table:table-cell>
          <table:table-cell table:style-name="ce18" table:formula="of:=[.CA15]/[.CA13]" office:value-type="float" office:value="300">
            <text:p>300</text:p>
          </table:table-cell>
          <table:table-cell table:style-name="ce18" table:formula="of:=[.CB15]/[.CB13]" office:value-type="float" office:value="300">
            <text:p>300</text:p>
          </table:table-cell>
          <table:table-cell table:style-name="ce18" table:formula="of:=[.CC15]/[.CC13]" office:value-type="float" office:value="300">
            <text:p>300</text:p>
          </table:table-cell>
          <table:table-cell table:style-name="ce18" table:formula="of:=[.CD15]/[.CD13]" office:value-type="float" office:value="300">
            <text:p>300</text:p>
          </table:table-cell>
          <table:table-cell table:style-name="ce18" table:formula="of:=[.CE15]/[.CE13]" office:value-type="float" office:value="300">
            <text:p>300</text:p>
          </table:table-cell>
          <table:table-cell table:style-name="ce18" table:formula="of:=[.CF15]/[.CF13]" office:value-type="float" office:value="45">
            <text:p>45</text:p>
          </table:table-cell>
          <table:table-cell table:style-name="ce18" table:formula="of:=[.CG15]/[.CG13]" office:value-type="float" office:value="300">
            <text:p>300</text:p>
          </table:table-cell>
          <table:table-cell table:style-name="ce18" table:formula="of:=[.CH15]/[.CH13]" office:value-type="float" office:value="300">
            <text:p>300</text:p>
          </table:table-cell>
          <table:table-cell table:style-name="ce18" table:formula="of:=[.CI15]/[.CI13]" office:value-type="float" office:value="300">
            <text:p>300</text:p>
          </table:table-cell>
          <table:table-cell table:style-name="ce18" table:formula="of:=[.CJ15]/[.CJ13]" office:value-type="float" office:value="300">
            <text:p>300</text:p>
          </table:table-cell>
          <table:table-cell table:style-name="ce18" table:formula="of:=[.CK15]/[.CK13]" office:value-type="float" office:value="300">
            <text:p>300</text:p>
          </table:table-cell>
          <table:table-cell table:style-name="ce18" table:formula="of:=[.CL15]/[.CL13]" office:value-type="float" office:value="300">
            <text:p>300</text:p>
          </table:table-cell>
          <table:table-cell table:style-name="ce18" table:formula="of:=[.CM15]/[.CM13]" office:value-type="float" office:value="300">
            <text:p>300</text:p>
          </table:table-cell>
          <table:table-cell table:style-name="ce18" table:formula="of:=[.CN15]/[.CN13]" office:value-type="float" office:value="300">
            <text:p>300</text:p>
          </table:table-cell>
          <table:table-cell table:style-name="ce18" table:formula="of:=[.CO15]/[.CO13]" office:value-type="float" office:value="300">
            <text:p>300</text:p>
          </table:table-cell>
          <table:table-cell table:style-name="ce18" table:formula="of:=[.CP15]/[.CP13]" office:value-type="float" office:value="300">
            <text:p>300</text:p>
          </table:table-cell>
          <table:table-cell table:style-name="ce18" table:formula="of:=[.CQ15]/[.CQ13]" office:value-type="float" office:value="300">
            <text:p>300</text:p>
          </table:table-cell>
          <table:table-cell table:style-name="ce18" table:formula="of:=[.CR15]/[.CR13]" office:value-type="float" office:value="300">
            <text:p>300</text:p>
          </table:table-cell>
          <table:table-cell table:style-name="ce18" table:formula="of:=[.CS15]/[.CS13]" office:value-type="float" office:value="300">
            <text:p>300</text:p>
          </table:table-cell>
          <table:table-cell table:style-name="ce18" table:formula="of:=[.CT15]/[.CT13]" office:value-type="float" office:value="300">
            <text:p>300</text:p>
          </table:table-cell>
          <table:table-cell table:style-name="ce18" table:formula="of:=[.CU15]/[.CU13]" office:value-type="float" office:value="300">
            <text:p>300</text:p>
          </table:table-cell>
          <table:table-cell table:style-name="ce18" table:formula="of:=[.CV15]/[.CV13]" office:value-type="float" office:value="300">
            <text:p>300</text:p>
          </table:table-cell>
          <table:table-cell table:style-name="ce18" table:formula="of:=[.CW15]/[.CW13]" office:value-type="float" office:value="300">
            <text:p>300</text:p>
          </table:table-cell>
          <table:table-cell table:style-name="ce18" table:formula="of:=[.CX15]/[.CX13]" office:value-type="float" office:value="300">
            <text:p>300</text:p>
          </table:table-cell>
          <table:table-cell table:style-name="ce18" table:formula="of:=[.CY15]/[.CY13]" office:value-type="float" office:value="300">
            <text:p>300</text:p>
          </table:table-cell>
          <table:table-cell table:style-name="ce18" table:formula="of:=[.CZ15]/[.CZ13]" office:value-type="float" office:value="300">
            <text:p>300</text:p>
          </table:table-cell>
          <table:table-cell table:style-name="ce18" table:formula="of:=[.DA15]/[.DA13]" office:value-type="float" office:value="300">
            <text:p>300</text:p>
          </table:table-cell>
          <table:table-cell table:style-name="ce68" office:value-type="float" office:value="300">
            <text:p>300</text:p>
          </table:table-cell>
          <table:table-cell table:style-name="ce18" table:formula="of:=[.DC15]/[.DC13]" office:value-type="float" office:value="300">
            <text:p>300</text:p>
          </table:table-cell>
          <table:table-cell table:style-name="ce18" table:formula="of:=[.DD15]/[.DD13]" office:value-type="float" office:value="300">
            <text:p>300</text:p>
          </table:table-cell>
          <table:table-cell table:style-name="ce18" table:formula="of:=[.DE15]/[.DE13]" office:value-type="float" office:value="300">
            <text:p>300</text:p>
          </table:table-cell>
          <table:table-cell table:style-name="ce18" table:formula="of:=[.DF15]/[.DF13]" office:value-type="float" office:value="30">
            <text:p>30</text:p>
          </table:table-cell>
          <table:table-cell table:style-name="ce48" office:value-type="float" office:value="300">
            <text:p>300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totalplayerhp</text:p>
          </table:table-cell>
          <table:table-cell table:style-name="ce14" office:value-type="string">
            <text:p>n/a</text:p>
          </table:table-cell>
          <table:table-cell table:style-name="ce14" office:value-type="float" office:value="480">
            <text:p>480</text:p>
          </table:table-cell>
          <table:table-cell table:style-name="ce14" office:value-type="float" office:value="800">
            <text:p>8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450">
            <text:p>450</text:p>
          </table:table-cell>
          <table:table-cell table:style-name="ce14" office:value-type="float" office:value="400">
            <text:p>400</text:p>
          </table:table-cell>
          <table:table-cell table:number-columns-repeated="3" table:style-name="ce14" office:value-type="float" office:value="1200">
            <text:p>1200</text:p>
          </table:table-cell>
          <table:table-cell table:style-name="ce14" office:value-type="float" office:value="200">
            <text:p>200</text:p>
          </table:table-cell>
          <table:table-cell table:style-name="ce48"/>
          <table:table-cell table:style-name="ce14" office:value-type="float" office:value="800">
            <text:p>800</text:p>
          </table:table-cell>
          <table:table-cell table:style-name="ce48" table:number-columns-repeated="2"/>
          <table:table-cell table:number-columns-repeated="7"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700">
            <text:p>700</text:p>
          </table:table-cell>
          <table:table-cell table:number-columns-repeated="6"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style-name="ce14" office:value-type="float" office:value="900">
            <text:p>900</text:p>
          </table:table-cell>
          <table:table-cell table:number-columns-repeated="3" table:style-name="ce14" office:value-type="float" office:value="1200">
            <text:p>1200</text:p>
          </table:table-cell>
          <table:table-cell table:style-name="ce14" office:value-type="float" office:value="300">
            <text:p>300</text:p>
          </table:table-cell>
          <table:table-cell table:style-name="ce14" office:value-type="float" office:value="700">
            <text:p>700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800">
            <text:p>800</text:p>
          </table:table-cell>
          <table:table-cell table:number-columns-repeated="3" table:style-name="ce14" office:value-type="float" office:value="1200">
            <text:p>1200</text:p>
          </table:table-cell>
          <table:table-cell table:style-name="ce14" office:value-type="float" office:value="800">
            <text:p>800</text:p>
          </table:table-cell>
          <table:table-cell table:style-name="ce14" table:formula="of:=4*200" office:value-type="float" office:value="800">
            <text:p>800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800">
            <text:p>800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" table:style-name="ce14" office:value-type="float" office:value="1200">
            <text:p>1200</text:p>
          </table:table-cell>
          <table:table-cell table:style-name="ce14" office:value-type="float" office:value="400">
            <text:p>400</text:p>
          </table:table-cell>
          <table:table-cell table:number-columns-repeated="20" table:style-name="ce14" office:value-type="float" office:value="1200">
            <text:p>1200</text:p>
          </table:table-cell>
          <table:table-cell table:style-name="ce14" office:value-type="float" office:value="180">
            <text:p>180</text:p>
          </table:table-cell>
          <table:table-cell table:number-columns-repeated="21" table:style-name="ce14" office:value-type="float" office:value="1200">
            <text:p>1200</text:p>
          </table:table-cell>
          <table:table-cell table:style-name="ce68"/>
          <table:table-cell table:number-columns-repeated="2" table:style-name="ce14" office:value-type="float" office:value="300">
            <text:p>300</text:p>
          </table:table-cell>
          <table:table-cell table:style-name="ce14" office:value-type="float" office:value="1200">
            <text:p>1200</text:p>
          </table:table-cell>
          <table:table-cell table:style-name="ce14" office:value-type="float" office:value="120">
            <text:p>120</text:p>
          </table:table-cell>
          <table:table-cell table:style-name="ce48"/>
          <table:table-cell table:number-columns-repeated="913"/>
        </table:table-row>
        <table:table-row table:style-name="ro1">
          <table:table-cell/>
          <table:table-cell table:style-name="ce14" table:number-columns-repeated="13"/>
          <table:table-cell table:style-name="ce28"/>
          <table:table-cell/>
          <table:table-cell table:style-name="ce28"/>
          <table:table-cell table:number-columns-repeated="2"/>
          <table:table-cell table:style-name="ce14"/>
          <table:table-cell table:style-name="ce28" table:number-columns-repeated="4"/>
          <table:table-cell table:style-name="ce14" table:number-columns-repeated="2"/>
          <table:table-cell table:style-name="ce28"/>
          <table:table-cell table:style-name="ce14" table:number-columns-repeated="2"/>
          <table:table-cell table:style-name="ce28" table:number-columns-repeated="4"/>
          <table:table-cell table:style-name="ce58"/>
          <table:table-cell table:style-name="ce28" table:number-columns-repeated="3"/>
          <table:table-cell table:style-name="ce14"/>
          <table:table-cell table:style-name="ce28"/>
          <table:table-cell table:style-name="ce14" table:number-columns-repeated="3"/>
          <table:table-cell table:style-name="ce58"/>
          <table:table-cell table:style-name="ce14"/>
          <table:table-cell table:style-name="ce28"/>
          <table:table-cell table:style-name="ce14"/>
          <table:table-cell table:style-name="ce28" table:number-columns-repeated="4"/>
          <table:table-cell table:style-name="ce14"/>
          <table:table-cell table:style-name="ce28" table:number-columns-repeated="4"/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 table:number-columns-repeated="3"/>
          <table:table-cell table:style-name="ce14"/>
          <table:table-cell table:style-name="ce28" table:number-columns-repeated="3"/>
          <table:table-cell table:style-name="ce64"/>
          <table:table-cell table:style-name="ce14"/>
          <table:table-cell table:style-name="ce28" table:number-columns-repeated="4"/>
          <table:table-cell table:style-name="ce14"/>
          <table:table-cell table:style-name="ce28" table:number-columns-repeated="2"/>
          <table:table-cell table:style-name="ce14"/>
          <table:table-cell table:style-name="ce28" table:number-columns-repeated="9"/>
          <table:table-cell table:style-name="ce14"/>
          <table:table-cell table:style-name="ce28" table:number-columns-repeated="4"/>
          <table:table-cell table:style-name="ce14"/>
          <table:table-cell table:style-name="ce28"/>
          <table:table-cell table:style-name="ce14"/>
          <table:table-cell table:style-name="ce28" table:number-columns-repeated="2"/>
          <table:table-cell table:style-name="ce14"/>
          <table:table-cell table:style-name="ce28" table:number-columns-repeated="4"/>
          <table:table-cell table:style-name="ce14"/>
          <table:table-cell table:style-name="ce28"/>
          <table:table-cell/>
          <table:table-cell table:style-name="ce28" table:number-columns-repeated="4"/>
          <table:table-cell table:number-columns-repeated="914"/>
        </table:table-row>
        <table:table-row table:style-name="ro1">
          <table:table-cell table:style-name="ce1" office:value-type="string">
            <text:p>Result</text:p>
          </table:table-cell>
          <table:table-cell table:number-columns-repeated="13"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style-name="ce48" office:value-type="string">
            <text:p>loss</text:p>
          </table:table-cell>
          <table:table-cell table:style-name="ce28" office:value-type="string">
            <text:p>loss</text:p>
          </table:table-cell>
          <table:table-cell table:number-columns-repeated="2" table:style-name="ce4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number-columns-repeated="2"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number-columns-repeated="2"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3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number-columns-repeated="5"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number-columns-repeated="2"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2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3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3" table:style-name="ce28" office:value-type="string">
            <text:p>loss</text:p>
          </table:table-cell>
          <table:table-cell table:number-columns-repeated="2"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2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9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2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14" office:value-type="string">
            <text:p>victory</text:p>
          </table:table-cell>
          <table:table-cell table:style-name="ce28" office:value-type="string">
            <text:p>loss</text:p>
          </table:table-cell>
          <table:table-cell table:style-name="ce68" office:value-type="string">
            <text:p>victory</text:p>
          </table:table-cell>
          <table:table-cell table:number-columns-repeated="4" table:style-name="ce28" office:value-type="string">
            <text:p>loss</text:p>
          </table:table-cell>
          <table:table-cell table:style-name="ce48" office:value-type="string">
            <text:p>loss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players</text:p>
          </table:table-cell>
          <table:table-cell table:style-name="ce14" office:value-type="string">
            <text:p>n/a</text:p>
          </table:table-cell>
          <table:table-cell table:style-name="ce14" office:value-type="float" office:value="13">
            <text:p>13</text:p>
          </table:table-cell>
          <table:table-cell table:style-name="ce14" office:value-type="float" office:value="9">
            <text:p>9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2" table:style-name="ce14" office:value-type="float" office:value="3">
            <text:p>3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2">
            <text:p>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58" office:value-type="float" office:value="3">
            <text:p>3</text:p>
          </table:table-cell>
          <table:table-cell table:number-columns-repeated="3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3">
            <text:p>3</text:p>
          </table:table-cell>
          <table:table-cell table:style-name="ce14" office:value-type="float" office:value="1">
            <text:p>1</text:p>
          </table:table-cell>
          <table:table-cell table:style-name="ce58" office:value-type="float" office:value="1">
            <text:p>1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3">
            <text:p>3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3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3" table:style-name="ce28" office:value-type="float" office:value="0">
            <text:p>0</text:p>
          </table:table-cell>
          <table:table-cell table:style-name="ce64" office:value-type="float" office:value="2">
            <text:p>2</text:p>
          </table:table-cell>
          <table:table-cell table:style-name="ce14" office:value-type="float" office:value="3">
            <text:p>3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9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4">
            <text:p>4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style-name="ce68" office:value-type="float" office:value="2">
            <text:p>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players hp sum</text:p>
          </table:table-cell>
          <table:table-cell table:style-name="ce14" office:value-type="string">
            <text:p>n/a</text:p>
          </table:table-cell>
          <table:table-cell table:style-name="ce14" office:value-type="float" office:value="373">
            <text:p>373</text:p>
          </table:table-cell>
          <table:table-cell table:style-name="ce14" office:value-type="float" office:value="432">
            <text:p>432</text:p>
          </table:table-cell>
          <table:table-cell table:style-name="ce14" office:value-type="float" office:value="554">
            <text:p>554</text:p>
          </table:table-cell>
          <table:table-cell table:style-name="ce14" office:value-type="float" office:value="183">
            <text:p>183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52">
            <text:p>52</text:p>
          </table:table-cell>
          <table:table-cell table:style-name="ce14" office:value-type="float" office:value="410">
            <text:p>410</text:p>
          </table:table-cell>
          <table:table-cell table:style-name="ce14" office:value-type="float" office:value="139">
            <text:p>139</text:p>
          </table:table-cell>
          <table:table-cell table:style-name="ce14" office:value-type="float" office:value="171">
            <text:p>171</text:p>
          </table:table-cell>
          <table:table-cell table:style-name="ce14" office:value-type="float" office:value="28">
            <text:p>28</text:p>
          </table:table-cell>
          <table:table-cell table:style-name="ce14" office:value-type="float" office:value="105">
            <text:p>105</text:p>
          </table:table-cell>
          <table:table-cell table:style-name="ce14" office:value-type="float" office:value="528">
            <text:p>528</text:p>
          </table:table-cell>
          <table:table-cell table:style-name="ce2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number-columns-repeated="2" table:style-name="ce48" office:value-type="float" office:value="0">
            <text:p>0</text:p>
          </table:table-cell>
          <table:table-cell table:style-name="ce14" office:value-type="float" office:value="132">
            <text:p>13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414">
            <text:p>414</text:p>
          </table:table-cell>
          <table:table-cell table:style-name="ce14" office:value-type="float" office:value="243">
            <text:p>243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523">
            <text:p>523</text:p>
          </table:table-cell>
          <table:table-cell table:style-name="ce14" office:value-type="float" office:value="216">
            <text:p>216</text:p>
          </table:table-cell>
          <table:table-cell table:number-columns-repeated="4" table:style-name="ce28" office:value-type="float" office:value="0">
            <text:p>0</text:p>
          </table:table-cell>
          <table:table-cell table:style-name="ce58" office:value-type="float" office:value="262">
            <text:p>262</text:p>
          </table:table-cell>
          <table:table-cell table:number-columns-repeated="3" table:style-name="ce28" office:value-type="float" office:value="0">
            <text:p>0</text:p>
          </table:table-cell>
          <table:table-cell table:style-name="ce14" office:value-type="float" office:value="91">
            <text:p>91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357">
            <text:p>357</text:p>
          </table:table-cell>
          <table:table-cell table:style-name="ce14" office:value-type="float" office:value="120">
            <text:p>120</text:p>
          </table:table-cell>
          <table:table-cell table:style-name="ce14" office:value-type="float" office:value="8">
            <text:p>8</text:p>
          </table:table-cell>
          <table:table-cell table:style-name="ce58" office:value-type="float" office:value="4">
            <text:p>4</text:p>
          </table:table-cell>
          <table:table-cell table:style-name="ce14" office:value-type="float" office:value="453">
            <text:p>453</text:p>
          </table:table-cell>
          <table:table-cell table:style-name="ce28" office:value-type="float" office:value="0">
            <text:p>0</text:p>
          </table:table-cell>
          <table:table-cell table:style-name="ce14" table:formula="of:=53+169" office:value-type="float" office:value="222">
            <text:p>22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341">
            <text:p>341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314">
            <text:p>314</text:p>
          </table:table-cell>
          <table:table-cell table:style-name="ce14" office:value-type="float" office:value="45">
            <text:p>45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117">
            <text:p>117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484">
            <text:p>484</text:p>
          </table:table-cell>
          <table:table-cell table:number-columns-repeated="3" table:style-name="ce28" office:value-type="float" office:value="0">
            <text:p>0</text:p>
          </table:table-cell>
          <table:table-cell table:style-name="ce14" office:value-type="float" office:value="403">
            <text:p>403</text:p>
          </table:table-cell>
          <table:table-cell table:number-columns-repeated="3" table:style-name="ce28" office:value-type="float" office:value="0">
            <text:p>0</text:p>
          </table:table-cell>
          <table:table-cell table:style-name="ce64" office:value-type="float" office:value="112">
            <text:p>112</text:p>
          </table:table-cell>
          <table:table-cell table:style-name="ce14" office:value-type="float" office:value="132">
            <text:p>132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561">
            <text:p>561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474">
            <text:p>474</text:p>
          </table:table-cell>
          <table:table-cell table:number-columns-repeated="9" table:style-name="ce28" office:value-type="float" office:value="0">
            <text:p>0</text:p>
          </table:table-cell>
          <table:table-cell table:style-name="ce14" office:value-type="float" office:value="778">
            <text:p>778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694">
            <text:p>694</text:p>
          </table:table-cell>
          <table:table-cell table:style-name="ce28" office:value-type="float" office:value="0">
            <text:p>0</text:p>
          </table:table-cell>
          <table:table-cell table:style-name="ce14" office:value-type="float" office:value="158">
            <text:p>158</text:p>
          </table:table-cell>
          <table:table-cell table:number-columns-repeated="2" table:style-name="ce28" office:value-type="float" office:value="0">
            <text:p>0</text:p>
          </table:table-cell>
          <table:table-cell table:style-name="ce14" office:value-type="float" office:value="605">
            <text:p>605</text:p>
          </table:table-cell>
          <table:table-cell table:number-columns-repeated="4" table:style-name="ce28" office:value-type="float" office:value="0">
            <text:p>0</text:p>
          </table:table-cell>
          <table:table-cell table:style-name="ce14" office:value-type="float" office:value="301">
            <text:p>301</text:p>
          </table:table-cell>
          <table:table-cell table:style-name="ce28" office:value-type="float" office:value="0">
            <text:p>0</text:p>
          </table:table-cell>
          <table:table-cell table:style-name="ce68" office:value-type="float" office:value="269">
            <text:p>269</text:p>
          </table:table-cell>
          <table:table-cell table:number-columns-repeated="4" table:style-name="ce28" office:value-type="float" office:value="0">
            <text:p>0</text:p>
          </table:table-cell>
          <table:table-cell table:style-name="ce48" office:value-type="float" office:value="0">
            <text:p>0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bots</text:p>
          </table:table-cell>
          <table:table-cell table:style-name="ce14" office:value-type="string">
            <text:p>n/a</text:p>
          </table:table-cell>
          <table:table-cell table:number-columns-repeated="12" table:style-name="ce14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48" office:value-type="float" office:value="114">
            <text:p>114</text:p>
          </table:table-cell>
          <table:table-cell table:style-name="ce28" office:value-type="float" office:value="5">
            <text:p>5</text:p>
          </table:table-cell>
          <table:table-cell table:style-name="ce48" office:value-type="float" office:value="26">
            <text:p>26</text:p>
          </table:table-cell>
          <table:table-cell table:style-name="ce48" office:value-type="float" office:value="13">
            <text:p>13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58" office:value-type="float" office:value="0">
            <text:p>0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">
            <text:p>3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2">
            <text:p>2</text:p>
          </table:table-cell>
          <table:table-cell table:number-columns-repeated="3" table:style-name="ce1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22">
            <text:p>22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2">
            <text:p>12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8">
            <text:p>8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16">
            <text:p>16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21">
            <text:p>21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2">
            <text:p>1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16">
            <text:p>16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7">
            <text:p>2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">
            <text:p>1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8">
            <text:p>8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8">
            <text:p>8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2">
            <text:p>2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36">
            <text:p>36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22">
            <text:p>22</text:p>
          </table:table-cell>
          <table:table-cell table:style-name="ce68" office:value-type="float" office:value="0">
            <text:p>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1">
            <text:p>1</text:p>
          </table:table-cell>
          <table:table-cell table:style-name="ce48" office:value-type="float" office:value="18">
            <text:p>18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bots hp sum</text:p>
          </table:table-cell>
          <table:table-cell table:style-name="ce14" office:value-type="string">
            <text:p>n/a</text:p>
          </table:table-cell>
          <table:table-cell table:number-columns-repeated="12" table:style-name="ce14" office:value-type="float" office:value="0">
            <text:p>0</text:p>
          </table:table-cell>
          <table:table-cell table:style-name="ce28" office:value-type="float" office:value="200">
            <text:p>200</text:p>
          </table:table-cell>
          <table:table-cell table:style-name="ce48" office:value-type="float" office:value="4990">
            <text:p>4990</text:p>
          </table:table-cell>
          <table:table-cell table:style-name="ce28" office:value-type="float" office:value="488">
            <text:p>488</text:p>
          </table:table-cell>
          <table:table-cell table:style-name="ce48" office:value-type="float" office:value="1170">
            <text:p>1170</text:p>
          </table:table-cell>
          <table:table-cell table:style-name="ce48" office:value-type="float" office:value="585">
            <text:p>58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35">
            <text:p>135</text:p>
          </table:table-cell>
          <table:table-cell table:style-name="ce28" office:value-type="float" office:value="1284">
            <text:p>1284</text:p>
          </table:table-cell>
          <table:table-cell table:style-name="ce28" office:value-type="float" office:value="762">
            <text:p>762</text:p>
          </table:table-cell>
          <table:table-cell table:style-name="ce28" office:value-type="float" office:value="45">
            <text:p>45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200">
            <text:p>2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224">
            <text:p>224</text:p>
          </table:table-cell>
          <table:table-cell table:style-name="ce28" office:value-type="float" office:value="64">
            <text:p>64</text:p>
          </table:table-cell>
          <table:table-cell table:style-name="ce28" office:value-type="float" office:value="76">
            <text:p>76</text:p>
          </table:table-cell>
          <table:table-cell table:style-name="ce28" office:value-type="float" office:value="90">
            <text:p>90</text:p>
          </table:table-cell>
          <table:table-cell table:style-name="ce58" office:value-type="float" office:value="0">
            <text:p>0</text:p>
          </table:table-cell>
          <table:table-cell table:style-name="ce28" office:value-type="float" office:value="476">
            <text:p>476</text:p>
          </table:table-cell>
          <table:table-cell table:style-name="ce28" office:value-type="float" office:value="1034">
            <text:p>1034</text:p>
          </table:table-cell>
          <table:table-cell table:style-name="ce28" office:value-type="float" office:value="135">
            <text:p>13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90">
            <text:p>9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58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897">
            <text:p>89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990">
            <text:p>990</text:p>
          </table:table-cell>
          <table:table-cell table:style-name="ce28" office:value-type="float" office:value="238">
            <text:p>238</text:p>
          </table:table-cell>
          <table:table-cell table:style-name="ce28" office:value-type="float" office:value="1237">
            <text:p>1237</text:p>
          </table:table-cell>
          <table:table-cell table:style-name="ce28" office:value-type="float" office:value="967">
            <text:p>96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550">
            <text:p>550</text:p>
          </table:table-cell>
          <table:table-cell table:style-name="ce28" office:value-type="float" office:value="360">
            <text:p>360</text:p>
          </table:table-cell>
          <table:table-cell table:style-name="ce28" office:value-type="float" office:value="945">
            <text:p>945</text:p>
          </table:table-cell>
          <table:table-cell table:style-name="ce28" office:value-type="float" office:value="400">
            <text:p>40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6105">
            <text:p>610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966">
            <text:p>966</text:p>
          </table:table-cell>
          <table:table-cell table:style-name="ce28" office:value-type="float" office:value="405">
            <text:p>40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615">
            <text:p>615</text:p>
          </table:table-cell>
          <table:table-cell table:style-name="ce28" office:value-type="float" office:value="2331">
            <text:p>2331</text:p>
          </table:table-cell>
          <table:table-cell table:style-name="ce28" office:value-type="float" office:value="915">
            <text:p>91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686">
            <text:p>686</text:p>
          </table:table-cell>
          <table:table-cell table:style-name="ce28" office:value-type="float" office:value="765">
            <text:p>765</text:p>
          </table:table-cell>
          <table:table-cell table:style-name="ce28" office:value-type="float" office:value="502">
            <text:p>502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8" office:value-type="float" office:value="589">
            <text:p>589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1547">
            <text:p>154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80">
            <text:p>180</text:p>
          </table:table-cell>
          <table:table-cell table:style-name="ce28" office:value-type="float" office:value="1215">
            <text:p>1215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060">
            <text:p>1060</text:p>
          </table:table-cell>
          <table:table-cell table:style-name="ce28" office:value-type="float" office:value="212">
            <text:p>212</text:p>
          </table:table-cell>
          <table:table-cell table:style-name="ce28" office:value-type="float" office:value="639">
            <text:p>639</text:p>
          </table:table-cell>
          <table:table-cell table:style-name="ce28" office:value-type="float" office:value="495">
            <text:p>495</text:p>
          </table:table-cell>
          <table:table-cell table:style-name="ce28" office:value-type="float" office:value="45">
            <text:p>45</text:p>
          </table:table-cell>
          <table:table-cell table:style-name="ce28" office:value-type="float" office:value="405">
            <text:p>405</text:p>
          </table:table-cell>
          <table:table-cell table:style-name="ce28" office:value-type="float" office:value="401">
            <text:p>401</text:p>
          </table:table-cell>
          <table:table-cell table:style-name="ce28" office:value-type="float" office:value="1353">
            <text:p>1353</text:p>
          </table:table-cell>
          <table:table-cell table:style-name="ce28" office:value-type="float" office:value="1497">
            <text:p>1497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765">
            <text:p>765</text:p>
          </table:table-cell>
          <table:table-cell table:style-name="ce28" office:value-type="float" office:value="1182">
            <text:p>1182</text:p>
          </table:table-cell>
          <table:table-cell table:style-name="ce28" office:value-type="float" office:value="675">
            <text:p>675</text:p>
          </table:table-cell>
          <table:table-cell table:style-name="ce28" office:value-type="float" office:value="360">
            <text:p>360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319">
            <text:p>1319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310">
            <text:p>1310</text:p>
          </table:table-cell>
          <table:table-cell table:style-name="ce28" office:value-type="float" office:value="59">
            <text:p>59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1620">
            <text:p>1620</text:p>
          </table:table-cell>
          <table:table-cell table:style-name="ce28" office:value-type="float" office:value="542">
            <text:p>542</text:p>
          </table:table-cell>
          <table:table-cell table:style-name="ce28" office:value-type="float" office:value="1079">
            <text:p>1079</text:p>
          </table:table-cell>
          <table:table-cell table:style-name="ce28" office:value-type="float" office:value="1173">
            <text:p>1173</text:p>
          </table:table-cell>
          <table:table-cell table:style-name="ce14" office:value-type="float" office:value="0">
            <text:p>0</text:p>
          </table:table-cell>
          <table:table-cell table:style-name="ce28" office:value-type="float" office:value="937">
            <text:p>937</text:p>
          </table:table-cell>
          <table:table-cell table:style-name="ce68" office:value-type="float" office:value="0">
            <text:p>0</text:p>
          </table:table-cell>
          <table:table-cell table:style-name="ce28" office:value-type="float" office:value="195">
            <text:p>195</text:p>
          </table:table-cell>
          <table:table-cell table:style-name="ce28" office:value-type="float" office:value="142">
            <text:p>142</text:p>
          </table:table-cell>
          <table:table-cell table:style-name="ce28" office:value-type="float" office:value="855">
            <text:p>855</text:p>
          </table:table-cell>
          <table:table-cell table:style-name="ce28" office:value-type="float" office:value="484">
            <text:p>484</text:p>
          </table:table-cell>
          <table:table-cell table:style-name="ce48" office:value-type="float" office:value="693">
            <text:p>693</text:p>
          </table:table-cell>
          <table:table-cell table:number-columns-repeated="913"/>
        </table:table-row>
        <table:table-row table:style-name="ro1">
          <table:table-cell table:style-name="ce1" office:value-type="string">
            <text:p>turns</text:p>
          </table:table-cell>
          <table:table-cell table:style-name="ce14" office:value-type="string">
            <text:p>n/a</text:p>
          </table:table-cell>
          <table:table-cell table:style-name="ce14" office:value-type="float" office:value="7">
            <text:p>7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53">
            <text:p>53</text:p>
          </table:table-cell>
          <table:table-cell table:style-name="ce14" office:value-type="float" office:value="237">
            <text:p>237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102">
            <text:p>10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14">
            <text:p>14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78">
            <text:p>78</text:p>
          </table:table-cell>
          <table:table-cell table:number-columns-repeated="2" table:style-name="ce14" office:value-type="float" office:value="77">
            <text:p>77</text:p>
          </table:table-cell>
          <table:table-cell table:style-name="ce28" office:value-type="float" office:value="5">
            <text:p>5</text:p>
          </table:table-cell>
          <table:table-cell table:style-name="ce48" office:value-type="float" office:value="10">
            <text:p>10</text:p>
          </table:table-cell>
          <table:table-cell table:style-name="ce28" office:value-type="float" office:value="107">
            <text:p>107</text:p>
          </table:table-cell>
          <table:table-cell table:style-name="ce48" office:value-type="float" office:value="9">
            <text:p>9</text:p>
          </table:table-cell>
          <table:table-cell table:style-name="ce48" office:value-type="float" office:value="29">
            <text:p>29</text:p>
          </table:table-cell>
          <table:table-cell table:style-name="ce14" office:value-type="float" office:value="122">
            <text:p>122</text:p>
          </table:table-cell>
          <table:table-cell table:style-name="ce28" office:value-type="float" office:value="99">
            <text:p>99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72">
            <text:p>72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42">
            <text:p>42</text:p>
          </table:table-cell>
          <table:table-cell table:style-name="ce28" office:value-type="float" office:value="118">
            <text:p>118</text:p>
          </table:table-cell>
          <table:table-cell table:style-name="ce14" office:value-type="float" office:value="10">
            <text:p>10</text:p>
          </table:table-cell>
          <table:table-cell table:style-name="ce14" office:value-type="float" office:value="76">
            <text:p>76</text:p>
          </table:table-cell>
          <table:table-cell table:style-name="ce28" office:value-type="float" office:value="41">
            <text:p>41</text:p>
          </table:table-cell>
          <table:table-cell table:style-name="ce28" office:value-type="float" office:value="43">
            <text:p>43</text:p>
          </table:table-cell>
          <table:table-cell table:style-name="ce28" office:value-type="float" office:value="67">
            <text:p>67</text:p>
          </table:table-cell>
          <table:table-cell table:style-name="ce28" office:value-type="float" office:value="58">
            <text:p>58</text:p>
          </table:table-cell>
          <table:table-cell table:style-name="ce58" office:value-type="float" office:value="103">
            <text:p>103</text:p>
          </table:table-cell>
          <table:table-cell table:style-name="ce28" office:value-type="float" office:value="15">
            <text:p>15</text:p>
          </table:table-cell>
          <table:table-cell table:style-name="ce28" office:value-type="float" office:value="45">
            <text:p>45</text:p>
          </table:table-cell>
          <table:table-cell table:style-name="ce28" office:value-type="float" office:value="56">
            <text:p>56</text:p>
          </table:table-cell>
          <table:table-cell table:style-name="ce14" office:value-type="float" office:value="47">
            <text:p>47</text:p>
          </table:table-cell>
          <table:table-cell table:style-name="ce28" office:value-type="float" office:value="81">
            <text:p>81</text:p>
          </table:table-cell>
          <table:table-cell table:style-name="ce14" office:value-type="float" office:value="65">
            <text:p>65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29">
            <text:p>129</text:p>
          </table:table-cell>
          <table:table-cell table:style-name="ce58" office:value-type="float" office:value="39">
            <text:p>39</text:p>
          </table:table-cell>
          <table:table-cell table:style-name="ce14" office:value-type="float" office:value="54">
            <text:p>54</text:p>
          </table:table-cell>
          <table:table-cell table:style-name="ce28" office:value-type="float" office:value="24">
            <text:p>24</text:p>
          </table:table-cell>
          <table:table-cell table:style-name="ce14" office:value-type="float" office:value="62">
            <text:p>62</text:p>
          </table:table-cell>
          <table:table-cell table:style-name="ce28" office:value-type="float" office:value="30">
            <text:p>30</text:p>
          </table:table-cell>
          <table:table-cell table:style-name="ce28" office:value-type="float" office:value="66">
            <text:p>66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7">
            <text:p>7</text:p>
          </table:table-cell>
          <table:table-cell table:style-name="ce14" office:value-type="float" office:value="48">
            <text:p>48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46">
            <text:p>46</text:p>
          </table:table-cell>
          <table:table-cell table:style-name="ce28" office:value-type="float" office:value="29">
            <text:p>29</text:p>
          </table:table-cell>
          <table:table-cell table:style-name="ce28" office:value-type="float" office:value="43">
            <text:p>43</text:p>
          </table:table-cell>
          <table:table-cell table:style-name="ce14" office:value-type="float" office:value="22">
            <text:p>22</text:p>
          </table:table-cell>
          <table:table-cell table:style-name="ce14" office:value-type="float" office:value="86">
            <text:p>86</text:p>
          </table:table-cell>
          <table:table-cell table:style-name="ce28" office:value-type="float" office:value="6">
            <text:p>6</text:p>
          </table:table-cell>
          <table:table-cell table:style-name="ce14" office:value-type="float" office:value="76">
            <text:p>76</text:p>
          </table:table-cell>
          <table:table-cell table:style-name="ce28" office:value-type="float" office:value="61">
            <text:p>61</text:p>
          </table:table-cell>
          <table:table-cell table:style-name="ce28" office:value-type="float" office:value="48">
            <text:p>48</text:p>
          </table:table-cell>
          <table:table-cell table:style-name="ce14" office:value-type="float" office:value="21">
            <text:p>21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14">
            <text:p>14</text:p>
          </table:table-cell>
          <table:table-cell table:style-name="ce14" office:value-type="float" office:value="51">
            <text:p>51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09">
            <text:p>109</text:p>
          </table:table-cell>
          <table:table-cell table:style-name="ce28" office:value-type="float" office:value="53">
            <text:p>53</text:p>
          </table:table-cell>
          <table:table-cell table:style-name="ce64" office:value-type="float" office:value="127">
            <text:p>127</text:p>
          </table:table-cell>
          <table:table-cell table:style-name="ce14" office:value-type="float" office:value="44">
            <text:p>4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68">
            <text:p>68</text:p>
          </table:table-cell>
          <table:table-cell table:style-name="ce28" office:value-type="float" office:value="130">
            <text:p>130</text:p>
          </table:table-cell>
          <table:table-cell table:style-name="ce28" office:value-type="float" office:value="49">
            <text:p>49</text:p>
          </table:table-cell>
          <table:table-cell table:style-name="ce14" office:value-type="float" office:value="79">
            <text:p>79</text:p>
          </table:table-cell>
          <table:table-cell table:style-name="ce28" office:value-type="float" office:value="134">
            <text:p>134</text:p>
          </table:table-cell>
          <table:table-cell table:style-name="ce28" office:value-type="float" office:value="57">
            <text:p>57</text:p>
          </table:table-cell>
          <table:table-cell table:style-name="ce14" office:value-type="float" office:value="29">
            <text:p>29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57">
            <text:p>57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94">
            <text:p>94</text:p>
          </table:table-cell>
          <table:table-cell table:style-name="ce28" office:value-type="float" office:value="92">
            <text:p>92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62">
            <text:p>62</text:p>
          </table:table-cell>
          <table:table-cell table:style-name="ce14" office:value-type="float" office:value="22">
            <text:p>22</text:p>
          </table:table-cell>
          <table:table-cell table:style-name="ce28" office:value-type="float" office:value="63">
            <text:p>63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23">
            <text:p>23</text:p>
          </table:table-cell>
          <table:table-cell table:style-name="ce28" office:value-type="float" office:value="133">
            <text:p>133</text:p>
          </table:table-cell>
          <table:table-cell table:style-name="ce14" office:value-type="float" office:value="29">
            <text:p>29</text:p>
          </table:table-cell>
          <table:table-cell table:style-name="ce28" office:value-type="float" office:value="31">
            <text:p>31</text:p>
          </table:table-cell>
          <table:table-cell table:style-name="ce14" office:value-type="float" office:value="25">
            <text:p>25</text:p>
          </table:table-cell>
          <table:table-cell table:style-name="ce28" office:value-type="float" office:value="39">
            <text:p>39</text:p>
          </table:table-cell>
          <table:table-cell table:style-name="ce28" office:value-type="string">
            <text:p>?</text:p>
          </table:table-cell>
          <table:table-cell table:style-name="ce14" office:value-type="float" office:value="54">
            <text:p>5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3">
            <text:p>3</text:p>
          </table:table-cell>
          <table:table-cell table:style-name="ce14" office:value-type="float" office:value="38">
            <text:p>38</text:p>
          </table:table-cell>
          <table:table-cell table:style-name="ce28" office:value-type="float" office:value="17">
            <text:p>17</text:p>
          </table:table-cell>
          <table:table-cell table:style-name="ce68" office:value-type="float" office:value="9">
            <text:p>9</text:p>
          </table:table-cell>
          <table:table-cell table:style-name="ce28" office:value-type="float" office:value="16">
            <text:p>16</text:p>
          </table:table-cell>
          <table:table-cell table:style-name="ce28" office:value-type="float" office:value="15">
            <text:p>15</text:p>
          </table:table-cell>
          <table:table-cell table:style-name="ce28" office:value-type="string">
            <text:p>?</text:p>
          </table:table-cell>
          <table:table-cell table:style-name="ce28" office:value-type="float" office:value="7">
            <text:p>7</text:p>
          </table:table-cell>
          <table:table-cell table:style-name="ce48" office:value-type="float" office:value="10">
            <text:p>10</text:p>
          </table:table-cell>
          <table:table-cell table:number-columns-repeated="913"/>
        </table:table-row>
        <table:table-row table:style-name="ro1">
          <table:table-cell/>
          <table:table-cell table:style-name="ce14" table:number-columns-repeated="2"/>
          <table:table-cell table:style-name="ce29" table:number-columns-repeated="12"/>
          <table:table-cell table:style-name="ce48"/>
          <table:table-cell table:style-name="ce29"/>
          <table:table-cell table:style-name="ce48" table:number-columns-repeated="2"/>
          <table:table-cell table:style-name="ce29" table:number-columns-repeated="86"/>
          <table:table-cell table:style-name="ce68"/>
          <table:table-cell table:style-name="ce29" table:number-columns-repeated="3"/>
          <table:table-cell table:style-name="ce28"/>
          <table:table-cell table:style-name="ce48"/>
          <table:table-cell table:number-columns-repeated="913"/>
        </table:table-row>
        <table:table-row table:style-name="ro1">
          <table:table-cell table:style-name="ce5" office:value-type="string">
            <text:p>adjusted LOS</text:p>
          </table:table-cell>
          <table:table-cell table:style-name="ce19" office:value-type="string">
            <text:p>n/a</text:p>
          </table:table-cell>
          <table:table-cell table:style-name="ce19" table:formula="of:=IF([.C9]&gt;=25*3.1415*[.C8];[.C9];25*3.1415*[.C8])" office:value-type="float" office:value="34.5565">
            <text:p>35</text:p>
          </table:table-cell>
          <table:table-cell table:style-name="ce19" office:value-type="float" office:value="42">
            <text:p>42</text:p>
          </table:table-cell>
          <table:table-cell table:style-name="ce19" table:formula="of:=IF([.E9]&gt;=25*3.1415*[.E8];[.E9];25*3.1415*[.E8])" office:value-type="float" office:value="33.771125">
            <text:p>34</text:p>
          </table:table-cell>
          <table:table-cell table:style-name="ce30" table:formula="of:=IF([.F9]&gt;=25*3.1415*[.F8];[.F9];25*3.1415*[.F8])" office:value-type="float" office:value="62">
            <text:p>62</text:p>
          </table:table-cell>
          <table:table-cell table:style-name="ce19" table:formula="of:=IF([.G9]&gt;=25*3.1415*[.G8];[.G9];25*3.1415*[.G8])" office:value-type="float" office:value="52.620125">
            <text:p>53</text:p>
          </table:table-cell>
          <table:table-cell table:style-name="ce19" table:formula="of:=IF([.H9]&gt;=25*3.1415*[.H8];[.H9];25*3.1415*[.H8])" office:value-type="float" office:value="43.195625">
            <text:p>43</text:p>
          </table:table-cell>
          <table:table-cell table:style-name="ce30" table:formula="of:=IF([.I9]&gt;=25*3.1415*[.I8];[.I9];25*3.1415*[.I8])" office:value-type="float" office:value="41">
            <text:p>41</text:p>
          </table:table-cell>
          <table:table-cell table:style-name="ce19" table:formula="of:=IF([.J9]&gt;=25*3.1415*[.J8];[.J9];25*3.1415*[.J8])" office:value-type="float" office:value="36.12725">
            <text:p>36</text:p>
          </table:table-cell>
          <table:table-cell table:style-name="ce19" table:formula="of:=IF([.K9]&gt;=25*3.1415*[.K8];[.K9];25*3.1415*[.K8])" office:value-type="float" office:value="37.698">
            <text:p>38</text:p>
          </table:table-cell>
          <table:table-cell table:style-name="ce19" table:formula="of:=IF([.L9]&gt;=25*3.1415*[.L8];[.L9];25*3.1415*[.L8])" office:value-type="float" office:value="37.698">
            <text:p>38</text:p>
          </table:table-cell>
          <table:table-cell table:style-name="ce19" table:formula="of:=IF([.M9]&gt;=25*3.1415*[.M8];[.M9];25*3.1415*[.M8])" office:value-type="float" office:value="35.341875">
            <text:p>35</text:p>
          </table:table-cell>
          <table:table-cell table:style-name="ce19" table:formula="of:=IF([.N9]&gt;=25*3.1415*[.N8];[.N9];25*3.1415*[.N8])" office:value-type="float" office:value="43.195625">
            <text:p>43</text:p>
          </table:table-cell>
          <table:table-cell table:style-name="ce19" table:formula="of:=IF([.O9]&gt;=25*3.1415*[.O8];[.O9];25*3.1415*[.O8])" office:value-type="float" office:value="43.981">
            <text:p>44</text:p>
          </table:table-cell>
          <table:table-cell table:style-name="ce52" table:formula="of:=IF([.P9]&gt;=25*3.1415*[.P8];[.P9];25*3.1415*[.P8])" office:value-type="float" office:value="36.12725">
            <text:p>36</text:p>
          </table:table-cell>
          <table:table-cell table:style-name="ce19" table:formula="of:=IF([.Q9]&gt;=25*3.1415*[.Q8];[.Q9];25*3.1415*[.Q8])" office:value-type="float" office:value="43.981">
            <text:p>44</text:p>
          </table:table-cell>
          <table:table-cell table:style-name="ce52" table:formula="of:=IF([.R9]&gt;=25*3.1415*[.R8];[.R9];25*3.1415*[.R8])" office:value-type="float" office:value="63">
            <text:p>63</text:p>
          </table:table-cell>
          <table:table-cell table:style-name="ce52" table:formula="of:=IF([.S9]&gt;=25*3.1415*[.S8];[.S9];25*3.1415*[.S8])" office:value-type="float" office:value="19">
            <text:p>19</text:p>
          </table:table-cell>
          <table:table-cell table:style-name="ce55" table:formula="of:=IF([.T9]&gt;=25*3.1415*[.T8];[.T9];25*3.1415*[.T8])" office:value-type="float" office:value="47">
            <text:p>47</text:p>
          </table:table-cell>
          <table:table-cell table:style-name="ce30" table:formula="of:=IF([.U9]&gt;=25*3.1415*[.U8];[.U9];25*3.1415*[.U8])" office:value-type="float" office:value="44">
            <text:p>44</text:p>
          </table:table-cell>
          <table:table-cell table:style-name="ce30" table:formula="of:=IF([.V9]&gt;=25*3.1415*[.V8];[.V9];25*3.1415*[.V8])" office:value-type="float" office:value="62">
            <text:p>62</text:p>
          </table:table-cell>
          <table:table-cell table:style-name="ce19" table:formula="of:=IF([.W9]&gt;=25*3.1415*[.W8];[.W9];25*3.1415*[.W8])" office:value-type="float" office:value="40.8395">
            <text:p>41</text:p>
          </table:table-cell>
          <table:table-cell table:style-name="ce30" table:formula="of:=IF([.X9]&gt;=25*3.1415*[.X8];[.X9];25*3.1415*[.X8])" office:value-type="float" office:value="44">
            <text:p>44</text:p>
          </table:table-cell>
          <table:table-cell table:style-name="ce30" table:formula="of:=IF([.Y9]&gt;=25*3.1415*[.Y8];[.Y9];25*3.1415*[.Y8])" office:value-type="float" office:value="49">
            <text:p>49</text:p>
          </table:table-cell>
          <table:table-cell table:style-name="ce30" table:formula="of:=IF([.Z9]&gt;=25*3.1415*[.Z8];[.Z9];25*3.1415*[.Z8])" office:value-type="float" office:value="38">
            <text:p>38</text:p>
          </table:table-cell>
          <table:table-cell table:style-name="ce19" table:formula="of:=IF([.AA9]&gt;=25*3.1415*[.AA8];[.AA9];25*3.1415*[.AA8])" office:value-type="float" office:value="36.12725">
            <text:p>36</text:p>
          </table:table-cell>
          <table:table-cell table:style-name="ce30" table:formula="of:=IF([.AB9]&gt;=25*3.1415*[.AB8];[.AB9];25*3.1415*[.AB8])" office:value-type="float" office:value="33">
            <text:p>33</text:p>
          </table:table-cell>
          <table:table-cell table:style-name="ce19" table:formula="of:=IF([.AC9]&gt;=25*3.1415*[.AC8];[.AC9];25*3.1415*[.AC8])" office:value-type="float" office:value="40.054125">
            <text:p>40</text:p>
          </table:table-cell>
          <table:table-cell table:style-name="ce19" table:formula="of:=IF([.AD9]&gt;=25*3.1415*[.AD8];[.AD9];25*3.1415*[.AD8])" office:value-type="float" office:value="36.912625">
            <text:p>37</text:p>
          </table:table-cell>
          <table:table-cell table:style-name="ce30" table:formula="of:=IF([.AE9]&gt;=25*3.1415*[.AE8];[.AE9];25*3.1415*[.AE8])" office:value-type="float" office:value="41">
            <text:p>41</text:p>
          </table:table-cell>
          <table:table-cell table:style-name="ce30" table:formula="of:=IF([.AF9]&gt;=25*3.1415*[.AF8];[.AF9];25*3.1415*[.AF8])" office:value-type="float" office:value="43">
            <text:p>43</text:p>
          </table:table-cell>
          <table:table-cell table:style-name="ce30" table:formula="of:=IF([.AG9]&gt;=25*3.1415*[.AG8];[.AG9];25*3.1415*[.AG8])" office:value-type="float" office:value="33">
            <text:p>33</text:p>
          </table:table-cell>
          <table:table-cell table:style-name="ce19" table:formula="of:=IF([.AH9]&gt;=25*3.1415*[.AH8];[.AH9];25*3.1415*[.AH8])" office:value-type="float" office:value="33.771125">
            <text:p>34</text:p>
          </table:table-cell>
          <table:table-cell table:style-name="ce30" table:formula="of:=IF([.AI9]&gt;=25*3.1415*[.AI8];[.AI9];25*3.1415*[.AI8])" office:value-type="float" office:value="116">
            <text:p>116</text:p>
          </table:table-cell>
          <table:table-cell table:style-name="ce19" table:formula="of:=IF([.AJ9]&gt;=25*3.1415*[.AJ8];[.AJ9];25*3.1415*[.AJ8])" office:value-type="float" office:value="35.341875">
            <text:p>35</text:p>
          </table:table-cell>
          <table:table-cell table:style-name="ce30" table:formula="of:=IF([.AK9]&gt;=25*3.1415*[.AK8];[.AK9];25*3.1415*[.AK8])" office:value-type="float" office:value="32">
            <text:p>32</text:p>
          </table:table-cell>
          <table:table-cell table:style-name="ce30" table:formula="of:=IF([.AL9]&gt;=25*3.1415*[.AL8];[.AL9];25*3.1415*[.AL8])" office:value-type="float" office:value="36">
            <text:p>36</text:p>
          </table:table-cell>
          <table:table-cell table:style-name="ce30" table:formula="of:=IF([.AM9]&gt;=25*3.1415*[.AM8];[.AM9];25*3.1415*[.AM8])" office:value-type="float" office:value="31">
            <text:p>31</text:p>
          </table:table-cell>
          <table:table-cell table:style-name="ce30" table:formula="of:=IF([.AN9]&gt;=25*3.1415*[.AN8];[.AN9];25*3.1415*[.AN8])" office:value-type="float" office:value="73">
            <text:p>73</text:p>
          </table:table-cell>
          <table:table-cell table:style-name="ce19" table:formula="of:=IF([.AO9]&gt;=25*3.1415*[.AO8];[.AO9];25*3.1415*[.AO8])" office:value-type="float" office:value="35.341875">
            <text:p>35</text:p>
          </table:table-cell>
          <table:table-cell table:style-name="ce19" table:formula="of:=IF([.AP9]&gt;=25*3.1415*[.AP8];[.AP9];25*3.1415*[.AP8])" office:value-type="float" office:value="40.8395">
            <text:p>41</text:p>
          </table:table-cell>
          <table:table-cell table:style-name="ce30" table:formula="of:=IF([.AQ9]&gt;=25*3.1415*[.AQ8];[.AQ9];25*3.1415*[.AQ8])" office:value-type="float" office:value="61">
            <text:p>61</text:p>
          </table:table-cell>
          <table:table-cell table:style-name="ce30" table:formula="of:=IF([.AR9]&gt;=25*3.1415*[.AR8];[.AR9];25*3.1415*[.AR8])" office:value-type="float" office:value="79">
            <text:p>79</text:p>
          </table:table-cell>
          <table:table-cell table:style-name="ce30" table:formula="of:=IF([.AS9]&gt;=25*3.1415*[.AS8];[.AS9];25*3.1415*[.AS8])" office:value-type="float" office:value="71">
            <text:p>71</text:p>
          </table:table-cell>
          <table:table-cell table:style-name="ce30" table:formula="of:=IF([.AT9]&gt;=25*3.1415*[.AT8];[.AT9];25*3.1415*[.AT8])" office:value-type="float" office:value="33">
            <text:p>33</text:p>
          </table:table-cell>
          <table:table-cell table:style-name="ce30" table:formula="of:=IF([.AU9]&gt;=25*3.1415*[.AU8];[.AU9];25*3.1415*[.AU8])" office:value-type="float" office:value="35.341875">
            <text:p>35</text:p>
          </table:table-cell>
          <table:table-cell table:style-name="ce19" table:formula="of:=IF([.AV9]&gt;=25*3.1415*[.AV8];[.AV9];25*3.1415*[.AV8])" office:value-type="float" office:value="32.98575">
            <text:p>33</text:p>
          </table:table-cell>
          <table:table-cell table:style-name="ce30" table:formula="of:=IF([.AW9]&gt;=25*3.1415*[.AW8];[.AW9];25*3.1415*[.AW8])" office:value-type="float" office:value="61">
            <text:p>61</text:p>
          </table:table-cell>
          <table:table-cell table:style-name="ce19" table:formula="of:=IF([.AX9]&gt;=25*3.1415*[.AX8];[.AX9];25*3.1415*[.AX8])" office:value-type="float" office:value="40.054125">
            <text:p>40</text:p>
          </table:table-cell>
          <table:table-cell table:style-name="ce55" table:formula="of:=IF([.AY9]&gt;=25*3.1415*[.AY8];[.AY9];25*3.1415*[.AY8])" office:value-type="float" office:value="28">
            <text:p>28</text:p>
          </table:table-cell>
          <table:table-cell table:style-name="ce19" table:formula="of:=IF([.AZ9]&gt;=25*3.1415*[.AZ8];[.AZ9];25*3.1415*[.AZ8])" office:value-type="float" office:value="37.698">
            <text:p>38</text:p>
          </table:table-cell>
          <table:table-cell table:style-name="ce30" table:formula="of:=IF([.BA9]&gt;=25*3.1415*[.BA8];[.BA9];25*3.1415*[.BA8])" office:value-type="float" office:value="49">
            <text:p>49</text:p>
          </table:table-cell>
          <table:table-cell table:style-name="ce30" table:formula="of:=IF([.BB9]&gt;=25*3.1415*[.BB8];[.BB9];25*3.1415*[.BB8])" office:value-type="float" office:value="40">
            <text:p>40</text:p>
          </table:table-cell>
          <table:table-cell table:style-name="ce30" table:formula="of:=IF([.BC9]&gt;=25*3.1415*[.BC8];[.BC9];25*3.1415*[.BC8])" office:value-type="float" office:value="104">
            <text:p>104</text:p>
          </table:table-cell>
          <table:table-cell table:style-name="ce30" table:formula="of:=IF([.BD9]&gt;=25*3.1415*[.BD8];[.BD9];25*3.1415*[.BD8])" office:value-type="float" office:value="17">
            <text:p>17</text:p>
          </table:table-cell>
          <table:table-cell table:style-name="ce60" table:formula="of:=IF([.BE9]&gt;=25*3.1415*[.BE8];[.BE9];25*3.1415*[.BE8])" office:value-type="float" office:value="38">
            <text:p>38</text:p>
          </table:table-cell>
          <table:table-cell table:style-name="ce19" table:formula="of:=IF([.BF9]&gt;=25*3.1415*[.BF8];[.BF9];25*3.1415*[.BF8])" office:value-type="float" office:value="29.058875">
            <text:p>29</text:p>
          </table:table-cell>
          <table:table-cell table:style-name="ce60" table:formula="of:=IF([.BG9]&gt;=25*3.1415*[.BG8];[.BG9];25*3.1415*[.BG8])" office:value-type="float" office:value="32.200375">
            <text:p>32</text:p>
          </table:table-cell>
          <table:table-cell table:style-name="ce19" table:formula="of:=IF([.BH9]&gt;=25*3.1415*[.BH8];[.BH9];25*3.1415*[.BH8])" office:value-type="float" office:value="35.341875">
            <text:p>35</text:p>
          </table:table-cell>
          <table:table-cell table:style-name="ce30" table:formula="of:=IF([.BI9]&gt;=25*3.1415*[.BI8];[.BI9];25*3.1415*[.BI8])" office:value-type="float" office:value="50">
            <text:p>50</text:p>
          </table:table-cell>
          <table:table-cell table:style-name="ce19" table:formula="of:=IF([.BJ9]&gt;=25*3.1415*[.BJ8];[.BJ9];25*3.1415*[.BJ8])" office:value-type="float" office:value="32.200375">
            <text:p>32</text:p>
          </table:table-cell>
          <table:table-cell table:style-name="ce19" table:formula="of:=IF([.BK9]&gt;=25*3.1415*[.BK8];[.BK9];25*3.1415*[.BK8])" office:value-type="float" office:value="33.771125">
            <text:p>34</text:p>
          </table:table-cell>
          <table:table-cell table:style-name="ce19" table:formula="of:=IF([.BL9]&gt;=25*3.1415*[.BL8];[.BL9];25*3.1415*[.BL8])" office:value-type="float" office:value="30.629625">
            <text:p>31</text:p>
          </table:table-cell>
          <table:table-cell table:style-name="ce19" table:formula="of:=IF([.BM9]&gt;=25*3.1415*[.BM8];[.BM9];25*3.1415*[.BM8])" office:value-type="float" office:value="35.341875">
            <text:p>35</text:p>
          </table:table-cell>
          <table:table-cell table:style-name="ce60" table:formula="of:=IF([.BN9]&gt;=25*3.1415*[.BN8];[.BN9];25*3.1415*[.BN8])" office:value-type="float" office:value="26">
            <text:p>26</text:p>
          </table:table-cell>
          <table:table-cell table:style-name="ce30" table:formula="of:=IF([.BO9]&gt;=25*3.1415*[.BO8];[.BO9];25*3.1415*[.BO8])" office:value-type="float" office:value="40">
            <text:p>40</text:p>
          </table:table-cell>
          <table:table-cell table:style-name="ce19" table:formula="of:=IF([.BP9]&gt;=25*3.1415*[.BP8];[.BP9];25*3.1415*[.BP8])" office:value-type="float" office:value="32.98575">
            <text:p>33</text:p>
          </table:table-cell>
          <table:table-cell table:style-name="ce60" table:formula="of:=IF([.BQ9]&gt;=25*3.1415*[.BQ8];[.BQ9];25*3.1415*[.BQ8])" office:value-type="float" office:value="23">
            <text:p>23</text:p>
          </table:table-cell>
          <table:table-cell table:style-name="ce19" table:formula="of:=IF([.BR9]&gt;=25*3.1415*[.BR8];[.BR9];25*3.1415*[.BR8])" office:value-type="float" office:value="30.629625">
            <text:p>31</text:p>
          </table:table-cell>
          <table:table-cell table:style-name="ce60" table:formula="of:=IF([.BS9]&gt;=25*3.1415*[.BS8];[.BS9];25*3.1415*[.BS8])" office:value-type="float" office:value="38.483375">
            <text:p>38</text:p>
          </table:table-cell>
          <table:table-cell table:style-name="ce19" table:formula="of:=IF([.BT9]&gt;=25*3.1415*[.BT8];[.BT9];25*3.1415*[.BT8])" office:value-type="float" office:value="36.912625">
            <text:p>37</text:p>
          </table:table-cell>
          <table:table-cell table:style-name="ce30" table:formula="of:=IF([.BU9]&gt;=25*3.1415*[.BU8];[.BU9];25*3.1415*[.BU8])" office:value-type="float" office:value="40.054125">
            <text:p>40</text:p>
          </table:table-cell>
          <table:table-cell table:style-name="ce19" table:formula="of:=IF([.BV9]&gt;=25*3.1415*[.BV8];[.BV9];25*3.1415*[.BV8])" office:value-type="float" office:value="25.917375">
            <text:p>26</text:p>
          </table:table-cell>
          <table:table-cell table:style-name="ce19" table:formula="of:=IF([.BW9]&gt;=25*3.1415*[.BW8];[.BW9];25*3.1415*[.BW8])" office:value-type="float" office:value="18.063625">
            <text:p>18</text:p>
          </table:table-cell>
          <table:table-cell table:style-name="ce60" table:formula="of:=IF([.BX9]&gt;=25*3.1415*[.BX8];[.BX9];25*3.1415*[.BX8])" office:value-type="float" office:value="45">
            <text:p>45</text:p>
          </table:table-cell>
          <table:table-cell table:style-name="ce19" table:formula="of:=IF([.BY9]&gt;=25*3.1415*[.BY8];[.BY9];25*3.1415*[.BY8])" office:value-type="float" office:value="29.84425">
            <text:p>30</text:p>
          </table:table-cell>
          <table:table-cell table:style-name="ce19" table:formula="of:=IF([.BZ9]&gt;=25*3.1415*[.BZ8];[.BZ9];25*3.1415*[.BZ8])" office:value-type="float" office:value="16.492875">
            <text:p>16</text:p>
          </table:table-cell>
          <table:table-cell table:style-name="ce30" table:formula="of:=IF([.CA9]&gt;=25*3.1415*[.CA8];[.CA9];25*3.1415*[.CA8])" office:value-type="float" office:value="122">
            <text:p>122</text:p>
          </table:table-cell>
          <table:table-cell table:style-name="ce30" table:formula="of:=IF([.CB9]&gt;=25*3.1415*[.CB8];[.CB9];25*3.1415*[.CB8])" office:value-type="float" office:value="62">
            <text:p>62</text:p>
          </table:table-cell>
          <table:table-cell table:style-name="ce19" table:formula="of:=IF([.CC9]&gt;=25*3.1415*[.CC8];[.CC9];25*3.1415*[.CC8])" office:value-type="float" office:value="20.41975">
            <text:p>20</text:p>
          </table:table-cell>
          <table:table-cell table:style-name="ce19" table:formula="of:=IF([.CD9]&gt;=25*3.1415*[.CD8];[.CD9];25*3.1415*[.CD8])" office:value-type="float" office:value="39.26875">
            <text:p>39</text:p>
          </table:table-cell>
          <table:table-cell table:style-name="ce19" table:formula="of:=IF([.CE9]&gt;=25*3.1415*[.CE8];[.CE9];25*3.1415*[.CE8])" office:value-type="float" office:value="27.488125">
            <text:p>27</text:p>
          </table:table-cell>
          <table:table-cell table:style-name="ce19" table:formula="of:=IF([.CF9]&gt;=25*3.1415*[.CF8];[.CF9];25*3.1415*[.CF8])" office:value-type="float" office:value="39.26875">
            <text:p>39</text:p>
          </table:table-cell>
          <table:table-cell table:style-name="ce19" table:formula="of:=IF([.CG9]&gt;=25*3.1415*[.CG8];[.CG9];25*3.1415*[.CG8])" office:value-type="float" office:value="46.337125">
            <text:p>46</text:p>
          </table:table-cell>
          <table:table-cell table:style-name="ce30" table:formula="of:=IF([.CH9]&gt;=25*3.1415*[.CH8];[.CH9];25*3.1415*[.CH8])" office:value-type="float" office:value="40">
            <text:p>40</text:p>
          </table:table-cell>
          <table:table-cell table:style-name="ce19" table:formula="of:=IF([.CI9]&gt;=25*3.1415*[.CI8];[.CI9];25*3.1415*[.CI8])" office:value-type="float" office:value="31.415">
            <text:p>31</text:p>
          </table:table-cell>
          <table:table-cell table:style-name="ce30" table:formula="of:=IF([.CJ9]&gt;=25*3.1415*[.CJ8];[.CJ9];25*3.1415*[.CJ8])" office:value-type="float" office:value="35">
            <text:p>35</text:p>
          </table:table-cell>
          <table:table-cell table:style-name="ce19" table:formula="of:=IF([.CK9]&gt;=25*3.1415*[.CK8];[.CK9];25*3.1415*[.CK8])" office:value-type="float" office:value="21.205125">
            <text:p>21</text:p>
          </table:table-cell>
          <table:table-cell table:style-name="ce19" table:formula="of:=IF([.CL9]&gt;=25*3.1415*[.CL8];[.CL9];25*3.1415*[.CL8])" office:value-type="float" office:value="27.488125">
            <text:p>27</text:p>
          </table:table-cell>
          <table:table-cell table:style-name="ce19" table:formula="of:=IF([.CM9]&gt;=25*3.1415*[.CM8];[.CM9];25*3.1415*[.CM8])" office:value-type="float" office:value="32.200375">
            <text:p>32</text:p>
          </table:table-cell>
          <table:table-cell table:style-name="ce19" table:formula="of:=IF([.CN9]&gt;=25*3.1415*[.CN8];[.CN9];25*3.1415*[.CN8])" office:value-type="float" office:value="27.488125">
            <text:p>27</text:p>
          </table:table-cell>
          <table:table-cell table:style-name="ce19" table:formula="of:=IF([.CO9]&gt;=25*3.1415*[.CO8];[.CO9];25*3.1415*[.CO8])" office:value-type="float" office:value="36.912625">
            <text:p>37</text:p>
          </table:table-cell>
          <table:table-cell table:style-name="ce19" table:formula="of:=IF([.CP9]&gt;=25*3.1415*[.CP8];[.CP9];25*3.1415*[.CP8])" office:value-type="float" office:value="32.200375">
            <text:p>32</text:p>
          </table:table-cell>
          <table:table-cell table:style-name="ce19" table:formula="of:=IF([.CQ9]&gt;=25*3.1415*[.CQ8];[.CQ9];25*3.1415*[.CQ8])" office:value-type="float" office:value="39.26875">
            <text:p>39</text:p>
          </table:table-cell>
          <table:table-cell table:style-name="ce30" table:formula="of:=IF([.CR9]&gt;=25*3.1415*[.CR8];[.CR9];25*3.1415*[.CR8])" office:value-type="float" office:value="73">
            <text:p>73</text:p>
          </table:table-cell>
          <table:table-cell table:style-name="ce19" table:formula="of:=IF([.CS9]&gt;=25*3.1415*[.CS8];[.CS9];25*3.1415*[.CS8])" office:value-type="float" office:value="29.058875">
            <text:p>29</text:p>
          </table:table-cell>
          <table:table-cell table:style-name="ce19" table:formula="of:=IF([.CT9]&gt;=25*3.1415*[.CT8];[.CT9];25*3.1415*[.CT8])" office:value-type="float" office:value="29.84425">
            <text:p>30</text:p>
          </table:table-cell>
          <table:table-cell table:style-name="ce30" table:formula="of:=IF([.CU9]&gt;=25*3.1415*[.CU8];[.CU9];25*3.1415*[.CU8])" office:value-type="float" office:value="75">
            <text:p>75</text:p>
          </table:table-cell>
          <table:table-cell table:style-name="ce19" table:formula="of:=IF([.CV9]&gt;=25*3.1415*[.CV8];[.CV9];25*3.1415*[.CV8])" office:value-type="float" office:value="29.84425">
            <text:p>30</text:p>
          </table:table-cell>
          <table:table-cell table:style-name="ce30" table:formula="of:=IF([.CW9]&gt;=25*3.1415*[.CW8];[.CW9];25*3.1415*[.CW8])" office:value-type="float" office:value="28">
            <text:p>28</text:p>
          </table:table-cell>
          <table:table-cell table:style-name="ce19" table:formula="of:=IF([.CX9]&gt;=25*3.1415*[.CX8];[.CX9];25*3.1415*[.CX8])" office:value-type="float" office:value="38.483375">
            <text:p>38</text:p>
          </table:table-cell>
          <table:table-cell table:style-name="ce30" table:formula="of:=IF([.CY9]&gt;=25*3.1415*[.CY8];[.CY9];25*3.1415*[.CY8])" office:value-type="float" office:value="44">
            <text:p>44</text:p>
          </table:table-cell>
          <table:table-cell table:style-name="ce19" table:formula="of:=IF([.CZ9]&gt;=25*3.1415*[.CZ8];[.CZ9];25*3.1415*[.CZ8])" office:value-type="float" office:value="19.634375">
            <text:p>20</text:p>
          </table:table-cell>
          <table:table-cell table:style-name="ce30" table:formula="of:=IF([.DA9]&gt;=25*3.1415*[.DA8];[.DA9];25*3.1415*[.DA8])" office:value-type="float" office:value="166">
            <text:p>166</text:p>
          </table:table-cell>
          <table:table-cell table:style-name="ce52" table:formula="of:=IF([.DB9]&gt;=25*3.1415*[.DB8];[.DB9];25*3.1415*[.DB8])" office:value-type="float" office:value="29">
            <text:p>29</text:p>
          </table:table-cell>
          <table:table-cell table:style-name="ce19" table:formula="of:=IF([.DC9]&gt;=25*3.1415*[.DC8];[.DC9];25*3.1415*[.DC8])" office:value-type="float" office:value="32.98575">
            <text:p>33</text:p>
          </table:table-cell>
          <table:table-cell table:style-name="ce19" table:formula="of:=IF([.DD9]&gt;=25*3.1415*[.DD8];[.DD9];25*3.1415*[.DD8])" office:value-type="float" office:value="26.70275">
            <text:p>27</text:p>
          </table:table-cell>
          <table:table-cell table:style-name="ce19" table:formula="of:=IF([.DE9]&gt;=25*3.1415*[.DE8];[.DE9];25*3.1415*[.DE8])" office:value-type="float" office:value="29.058875">
            <text:p>29</text:p>
          </table:table-cell>
          <table:table-cell table:style-name="ce30" table:formula="of:=IF([.DF9]&gt;=25*3.1415*[.DF8];[.DF9];25*3.1415*[.DF8])" office:value-type="float" office:value="86">
            <text:p>86</text:p>
          </table:table-cell>
          <table:table-cell table:style-name="ce52" table:formula="of:=IF([.DG9]&gt;=25*3.1415*[.DG8];[.DG9];25*3.1415*[.DG8])" office:value-type="float" office:value="41">
            <text:p>41</text:p>
          </table:table-cell>
          <table:table-cell table:number-columns-repeated="913"/>
        </table:table-row>
        <table:table-row table:style-name="ro1">
          <table:table-cell table:style-name="ce6" office:value-type="string">
            <text:p>Bots together</text:p>
          </table:table-cell>
          <table:table-cell table:style-name="ce20"/>
          <table:table-cell table:style-name="ce31" table:formula="of:=IF([.C10]*[.C24]/([.C4]*[.C8])&lt;1;1;[.C10]*[.C24]/([.C4]*[.C8]))" office:value-type="float" office:value="1">
            <text:p>1,0</text:p>
          </table:table-cell>
          <table:table-cell table:style-name="ce31" table:formula="of:=IF([.D10]*[.D24]/([.D4]*[.D8])&lt;1;1;[.D10]*[.D24]/([.D4]*[.D8]))" office:value-type="float" office:value="1">
            <text:p>1,0</text:p>
          </table:table-cell>
          <table:table-cell table:style-name="ce31" table:formula="of:=IF([.E10]*[.E24]/([.E4]*[.E8])&lt;1;1;[.E10]*[.E24]/([.E4]*[.E8]))" office:value-type="float" office:value="1.83713450292398">
            <text:p>1,8</text:p>
          </table:table-cell>
          <table:table-cell table:style-name="ce31" table:formula="of:=IF([.F10]*[.F24]/([.F4]*[.F8])&lt;1;1;[.F10]*[.F24]/([.F4]*[.F8]))" office:value-type="float" office:value="1.02242162666257">
            <text:p>1,0</text:p>
          </table:table-cell>
          <table:table-cell table:style-name="ce31" table:formula="of:=IF([.G10]*[.G24]/([.G4]*[.G8])&lt;1;1;[.G10]*[.G24]/([.G4]*[.G8]))" office:value-type="float" office:value="1">
            <text:p>1,0</text:p>
          </table:table-cell>
          <table:table-cell table:style-name="ce31" table:formula="of:=IF([.H10]*[.H24]/([.H4]*[.H8])&lt;1;1;[.H10]*[.H24]/([.H4]*[.H8]))" office:value-type="float" office:value="2.01238746537396">
            <text:p>2,0</text:p>
          </table:table-cell>
          <table:table-cell table:style-name="ce31" table:formula="of:=IF([.I10]*[.I24]/([.I4]*[.I8])&lt;1;1;[.I10]*[.I24]/([.I4]*[.I8]))" office:value-type="float" office:value="2.14211076280042">
            <text:p>2,1</text:p>
          </table:table-cell>
          <table:table-cell table:style-name="ce31" table:formula="of:=IF([.J10]*[.J24]/([.J4]*[.J8])&lt;1;1;[.J10]*[.J24]/([.J4]*[.J8]))" office:value-type="float" office:value="3.87839506172839">
            <text:p>3,9</text:p>
          </table:table-cell>
          <table:table-cell table:style-name="ce31" table:formula="of:=IF([.K10]*[.K24]/([.K4]*[.K8])&lt;1;1;[.K10]*[.K24]/([.K4]*[.K8]))" office:value-type="float" office:value="1.9391975308642">
            <text:p>1,9</text:p>
          </table:table-cell>
          <table:table-cell table:style-name="ce31" table:formula="of:=IF([.L10]*[.L24]/([.L4]*[.L8])&lt;1;1;[.L10]*[.L24]/([.L4]*[.L8]))" office:value-type="float" office:value="2.1755540166205">
            <text:p>2,2</text:p>
          </table:table-cell>
          <table:table-cell table:style-name="ce31" table:formula="of:=IF([.M10]*[.M24]/([.M4]*[.M8])&lt;1;1;[.M10]*[.M24]/([.M4]*[.M8]))" office:value-type="float" office:value="2.1755540166205">
            <text:p>2,2</text:p>
          </table:table-cell>
          <table:table-cell table:style-name="ce31" table:formula="of:=IF([.N10]*[.N24]/([.N4]*[.N8])&lt;1;1;[.N10]*[.N24]/([.N4]*[.N8]))" office:value-type="float" office:value="2.1755540166205">
            <text:p>2,2</text:p>
          </table:table-cell>
          <table:table-cell table:style-name="ce31" table:formula="of:=IF([.O10]*[.O24]/([.O4]*[.O8])&lt;1;1;[.O10]*[.O24]/([.O4]*[.O8]))" office:value-type="float" office:value="1.69679783950617">
            <text:p>1,7</text:p>
          </table:table-cell>
          <table:table-cell table:style-name="ce31" table:formula="of:=IF([.P10]*[.P24]/([.P4]*[.P8])&lt;1;1;[.P10]*[.P24]/([.P4]*[.P8]))" office:value-type="float" office:value="8.2955234375">
            <text:p>8,3</text:p>
          </table:table-cell>
          <table:table-cell table:style-name="ce31" table:formula="of:=IF([.Q10]*[.Q24]/([.Q4]*[.Q8])&lt;1;1;[.Q10]*[.Q24]/([.Q4]*[.Q8]))" office:value-type="float" office:value="1.02200950950951">
            <text:p>1,0</text:p>
          </table:table-cell>
          <table:table-cell table:style-name="ce31" table:formula="of:=IF([.R10]*[.R24]/([.R4]*[.R8])&lt;1;1;[.R10]*[.R24]/([.R4]*[.R8]))" office:value-type="float" office:value="2.32670454545455">
            <text:p>2,3</text:p>
          </table:table-cell>
          <table:table-cell table:style-name="ce31" table:formula="of:=IF([.S10]*[.S24]/([.S4]*[.S8])&lt;1;1;[.S10]*[.S24]/([.S4]*[.S8]))" office:value-type="float" office:value="2.26190476190476">
            <text:p>2,3</text:p>
          </table:table-cell>
          <table:table-cell table:style-name="ce31" table:formula="of:=IF([.T10]*[.T24]/([.T4]*[.T8])&lt;1;1;[.T10]*[.T24]/([.T4]*[.T8]))" office:value-type="float" office:value="1.61122318473689">
            <text:p>1,6</text:p>
          </table:table-cell>
          <table:table-cell table:style-name="ce31" table:formula="of:=IF([.U10]*[.U24]/([.U4]*[.U8])&lt;1;1;[.U10]*[.U24]/([.U4]*[.U8]))" office:value-type="float" office:value="1.76826131687243">
            <text:p>1,8</text:p>
          </table:table-cell>
          <table:table-cell table:style-name="ce31" table:formula="of:=IF([.V10]*[.V24]/([.V4]*[.V8])&lt;1;1;[.V10]*[.V24]/([.V4]*[.V8]))" office:value-type="float" office:value="1.89950980392157">
            <text:p>1,9</text:p>
          </table:table-cell>
          <table:table-cell table:style-name="ce31" table:formula="of:=IF([.W10]*[.W24]/([.W4]*[.W8])&lt;1;1;[.W10]*[.W24]/([.W4]*[.W8]))" office:value-type="float" office:value="2.28433171745152">
            <text:p>2,3</text:p>
          </table:table-cell>
          <table:table-cell table:style-name="ce31" table:formula="of:=IF([.X10]*[.X24]/([.X4]*[.X8])&lt;1;1;[.X10]*[.X24]/([.X4]*[.X8]))" office:value-type="float" office:value="2.43767313019391">
            <text:p>2,4</text:p>
          </table:table-cell>
          <table:table-cell table:style-name="ce31" table:formula="of:=IF([.Y10]*[.Y24]/([.Y4]*[.Y8])&lt;1;1;[.Y10]*[.Y24]/([.Y4]*[.Y8]))" office:value-type="float" office:value="2.60696684587814">
            <text:p>2,6</text:p>
          </table:table-cell>
          <table:table-cell table:style-name="ce31" table:formula="of:=IF([.Z10]*[.Z24]/([.Z4]*[.Z8])&lt;1;1;[.Z10]*[.Z24]/([.Z4]*[.Z8]))" office:value-type="float" office:value="2.7046783625731">
            <text:p>2,7</text:p>
          </table:table-cell>
          <table:table-cell table:style-name="ce31" table:formula="of:=IF([.AA10]*[.AA24]/([.AA4]*[.AA8])&lt;1;1;[.AA10]*[.AA24]/([.AA4]*[.AA8]))" office:value-type="float" office:value="1">
            <text:p>1,0</text:p>
          </table:table-cell>
          <table:table-cell table:style-name="ce31" table:formula="of:=IF([.AB10]*[.AB24]/([.AB4]*[.AB8])&lt;1;1;[.AB10]*[.AB24]/([.AB4]*[.AB8]))" office:value-type="float" office:value="5.65843621399177">
            <text:p>5,7</text:p>
          </table:table-cell>
          <table:table-cell table:style-name="ce31" table:formula="of:=IF([.AC10]*[.AC24]/([.AC4]*[.AC8])&lt;1;1;[.AC10]*[.AC24]/([.AC4]*[.AC8]))" office:value-type="float" office:value="2.33872056786704">
            <text:p>2,3</text:p>
          </table:table-cell>
          <table:table-cell table:style-name="ce31" table:formula="of:=IF([.AD10]*[.AD24]/([.AD4]*[.AD8])&lt;1;1;[.AD10]*[.AD24]/([.AD4]*[.AD8]))" office:value-type="float" office:value="2.20385841836735">
            <text:p>2,2</text:p>
          </table:table-cell>
          <table:table-cell table:style-name="ce31" table:formula="of:=IF([.AE10]*[.AE24]/([.AE4]*[.AE8])&lt;1;1;[.AE10]*[.AE24]/([.AE4]*[.AE8]))" office:value-type="float" office:value="2.91820560172361">
            <text:p>2,9</text:p>
          </table:table-cell>
          <table:table-cell table:style-name="ce31" table:formula="of:=IF([.AF10]*[.AF24]/([.AF4]*[.AF8])&lt;1;1;[.AF10]*[.AF24]/([.AF4]*[.AF8]))" office:value-type="float" office:value="1.84924544530456">
            <text:p>1,8</text:p>
          </table:table-cell>
          <table:table-cell table:style-name="ce31" table:formula="of:=IF([.AG10]*[.AG24]/([.AG4]*[.AG8])&lt;1;1;[.AG10]*[.AG24]/([.AG4]*[.AG8]))" office:value-type="float" office:value="2.68861007006681">
            <text:p>2,7</text:p>
          </table:table-cell>
          <table:table-cell table:style-name="ce31" table:formula="of:=IF([.AH10]*[.AH24]/([.AH4]*[.AH8])&lt;1;1;[.AH10]*[.AH24]/([.AH4]*[.AH8]))" office:value-type="float" office:value="2.01238746537396">
            <text:p>2,0</text:p>
          </table:table-cell>
          <table:table-cell table:style-name="ce31" table:formula="of:=IF([.AI10]*[.AI24]/([.AI4]*[.AI8])&lt;1;1;[.AI10]*[.AI24]/([.AI4]*[.AI8]))" office:value-type="float" office:value="4.08708752490645">
            <text:p>4,1</text:p>
          </table:table-cell>
          <table:table-cell table:style-name="ce31" table:formula="of:=IF([.AJ10]*[.AJ24]/([.AJ4]*[.AJ8])&lt;1;1;[.AJ10]*[.AJ24]/([.AJ4]*[.AJ8]))" office:value-type="float" office:value="1.49267178362573">
            <text:p>1,5</text:p>
          </table:table-cell>
          <table:table-cell table:style-name="ce31" table:formula="of:=IF([.AK10]*[.AK24]/([.AK4]*[.AK8])&lt;1;1;[.AK10]*[.AK24]/([.AK4]*[.AK8]))" office:value-type="float" office:value="1.30691100220186">
            <text:p>1,3</text:p>
          </table:table-cell>
          <table:table-cell table:style-name="ce31" table:formula="of:=IF([.AL10]*[.AL24]/([.AL4]*[.AL8])&lt;1;1;[.AL10]*[.AL24]/([.AL4]*[.AL8]))" office:value-type="float" office:value="2.83303953664064">
            <text:p>2,8</text:p>
          </table:table-cell>
          <table:table-cell table:style-name="ce31" table:formula="of:=IF([.AM10]*[.AM24]/([.AM4]*[.AM8])&lt;1;1;[.AM10]*[.AM24]/([.AM4]*[.AM8]))" office:value-type="float" office:value="2.56425053862727">
            <text:p>2,6</text:p>
          </table:table-cell>
          <table:table-cell table:style-name="ce31" table:formula="of:=IF([.AN10]*[.AN24]/([.AN4]*[.AN8])&lt;1;1;[.AN10]*[.AN24]/([.AN4]*[.AN8]))" office:value-type="float" office:value="2.66145833333333">
            <text:p>2,7</text:p>
          </table:table-cell>
          <table:table-cell table:style-name="ce31" table:formula="of:=IF([.AO10]*[.AO24]/([.AO4]*[.AO8])&lt;1;1;[.AO10]*[.AO24]/([.AO4]*[.AO8]))" office:value-type="float" office:value="2.44749826869806">
            <text:p>2,4</text:p>
          </table:table-cell>
          <table:table-cell table:style-name="ce31" table:formula="of:=IF([.AP10]*[.AP24]/([.AP4]*[.AP8])&lt;1;1;[.AP10]*[.AP24]/([.AP4]*[.AP8]))" office:value-type="float" office:value="1">
            <text:p>1,0</text:p>
          </table:table-cell>
          <table:table-cell table:style-name="ce31" table:formula="of:=IF([.AQ10]*[.AQ24]/([.AQ4]*[.AQ8])&lt;1;1;[.AQ10]*[.AQ24]/([.AQ4]*[.AQ8]))" office:value-type="float" office:value="2.55301339285714">
            <text:p>2,6</text:p>
          </table:table-cell>
          <table:table-cell table:style-name="ce31" table:formula="of:=IF([.AR10]*[.AR24]/([.AR4]*[.AR8])&lt;1;1;[.AR10]*[.AR24]/([.AR4]*[.AR8]))" office:value-type="float" office:value="3.68449318785686">
            <text:p>3,7</text:p>
          </table:table-cell>
          <table:table-cell table:style-name="ce31" table:formula="of:=IF([.AS10]*[.AS24]/([.AS4]*[.AS8])&lt;1;1;[.AS10]*[.AS24]/([.AS4]*[.AS8]))" office:value-type="float" office:value="1.64656771799629">
            <text:p>1,6</text:p>
          </table:table-cell>
          <table:table-cell table:style-name="ce31" table:formula="of:=IF([.AT10]*[.AT24]/([.AT4]*[.AT8])&lt;1;1;[.AT10]*[.AT24]/([.AT4]*[.AT8]))" office:value-type="float" office:value="2.64615833211838">
            <text:p>2,6</text:p>
          </table:table-cell>
          <table:table-cell table:style-name="ce31" table:formula="of:=IF([.AU10]*[.AU24]/([.AU4]*[.AU8])&lt;1;1;[.AU10]*[.AU24]/([.AU4]*[.AU8]))" office:value-type="float" office:value="2.50188711911357">
            <text:p>2,5</text:p>
          </table:table-cell>
          <table:table-cell table:style-name="ce31" table:formula="of:=IF([.AV10]*[.AV24]/([.AV4]*[.AV8])&lt;1;1;[.AV10]*[.AV24]/([.AV4]*[.AV8]))" office:value-type="float" office:value="2.50188711911357">
            <text:p>2,5</text:p>
          </table:table-cell>
          <table:table-cell table:style-name="ce31" table:formula="of:=IF([.AW10]*[.AW24]/([.AW4]*[.AW8])&lt;1;1;[.AW10]*[.AW24]/([.AW4]*[.AW8]))" office:value-type="float" office:value="2.57135974948814">
            <text:p>2,6</text:p>
          </table:table-cell>
          <table:table-cell table:style-name="ce31" table:formula="of:=IF([.AX10]*[.AX24]/([.AX4]*[.AX8])&lt;1;1;[.AX10]*[.AX24]/([.AX4]*[.AX8]))" office:value-type="float" office:value="2.67235349716446">
            <text:p>2,7</text:p>
          </table:table-cell>
          <table:table-cell table:style-name="ce31" table:formula="of:=IF([.AY10]*[.AY24]/([.AY4]*[.AY8])&lt;1;1;[.AY10]*[.AY24]/([.AY4]*[.AY8]))" office:value-type="float" office:value="3.34928229665072">
            <text:p>3,3</text:p>
          </table:table-cell>
          <table:table-cell table:style-name="ce31" table:formula="of:=IF([.AZ10]*[.AZ24]/([.AZ4]*[.AZ8])&lt;1;1;[.AZ10]*[.AZ24]/([.AZ4]*[.AZ8]))" office:value-type="float" office:value="1">
            <text:p>1,0</text:p>
          </table:table-cell>
          <table:table-cell table:style-name="ce31" table:formula="of:=IF([.BA10]*[.BA24]/([.BA4]*[.BA8])&lt;1;1;[.BA10]*[.BA24]/([.BA4]*[.BA8]))" office:value-type="float" office:value="2.89168862538428">
            <text:p>2,9</text:p>
          </table:table-cell>
          <table:table-cell table:style-name="ce31" table:formula="of:=IF([.BB10]*[.BB24]/([.BB4]*[.BB8])&lt;1;1;[.BB10]*[.BB24]/([.BB4]*[.BB8]))" office:value-type="float" office:value="2.65466297322253">
            <text:p>2,7</text:p>
          </table:table-cell>
          <table:table-cell table:style-name="ce31" table:formula="of:=IF([.BC10]*[.BC24]/([.BC4]*[.BC8])&lt;1;1;[.BC10]*[.BC24]/([.BC4]*[.BC8]))" office:value-type="float" office:value="2.40073868882733">
            <text:p>2,4</text:p>
          </table:table-cell>
          <table:table-cell table:style-name="ce31" table:formula="of:=IF([.BD10]*[.BD24]/([.BD4]*[.BD8])&lt;1;1;[.BD10]*[.BD24]/([.BD4]*[.BD8]))" office:value-type="float" office:value="5.99647266313933">
            <text:p>6,0</text:p>
          </table:table-cell>
          <table:table-cell table:style-name="ce31" table:formula="of:=IF([.BE10]*[.BE24]/([.BE4]*[.BE8])&lt;1;1;[.BE10]*[.BE24]/([.BE4]*[.BE8]))" office:value-type="float" office:value="2.81954887218045">
            <text:p>2,8</text:p>
          </table:table-cell>
          <table:table-cell table:style-name="ce31" table:formula="of:=IF([.BF10]*[.BF24]/([.BF4]*[.BF8])&lt;1;1;[.BF10]*[.BF24]/([.BF4]*[.BF8]))" office:value-type="float" office:value="2.18159722222222">
            <text:p>2,2</text:p>
          </table:table-cell>
          <table:table-cell table:style-name="ce31" table:formula="of:=IF([.BG10]*[.BG24]/([.BG4]*[.BG8])&lt;1;1;[.BG10]*[.BG24]/([.BG4]*[.BG8]))" office:value-type="float" office:value="2.6106648199446">
            <text:p>2,6</text:p>
          </table:table-cell>
          <table:table-cell table:style-name="ce31" table:formula="of:=IF([.BH10]*[.BH24]/([.BH4]*[.BH8])&lt;1;1;[.BH10]*[.BH24]/([.BH4]*[.BH8]))" office:value-type="float" office:value="1">
            <text:p>1,0</text:p>
          </table:table-cell>
          <table:table-cell table:style-name="ce31" table:formula="of:=IF([.BI10]*[.BI24]/([.BI4]*[.BI8])&lt;1;1;[.BI10]*[.BI24]/([.BI4]*[.BI8]))" office:value-type="float" office:value="3.32813819079161">
            <text:p>3,3</text:p>
          </table:table-cell>
          <table:table-cell table:style-name="ce31" table:formula="of:=IF([.BJ10]*[.BJ24]/([.BJ4]*[.BJ8])&lt;1;1;[.BJ10]*[.BJ24]/([.BJ4]*[.BJ8]))" office:value-type="float" office:value="6.05999228395062">
            <text:p>6,1</text:p>
          </table:table-cell>
          <table:table-cell table:style-name="ce31" table:formula="of:=IF([.BK10]*[.BK24]/([.BK4]*[.BK8])&lt;1;1;[.BK10]*[.BK24]/([.BK4]*[.BK8]))" office:value-type="float" office:value="1.40245535714286">
            <text:p>1,4</text:p>
          </table:table-cell>
          <table:table-cell table:style-name="ce31" table:formula="of:=IF([.BL10]*[.BL24]/([.BL4]*[.BL8])&lt;1;1;[.BL10]*[.BL24]/([.BL4]*[.BL8]))" office:value-type="float" office:value="2.42399691358025">
            <text:p>2,4</text:p>
          </table:table-cell>
          <table:table-cell table:style-name="ce31" table:formula="of:=IF([.BM10]*[.BM24]/([.BM4]*[.BM8])&lt;1;1;[.BM10]*[.BM24]/([.BM4]*[.BM8]))" office:value-type="float" office:value="3.80666454081633">
            <text:p>3,8</text:p>
          </table:table-cell>
          <table:table-cell table:style-name="ce31" table:formula="of:=IF([.BN10]*[.BN24]/([.BN4]*[.BN8])&lt;1;1;[.BN10]*[.BN24]/([.BN4]*[.BN8]))" office:value-type="float" office:value="3.51536736578288">
            <text:p>3,5</text:p>
          </table:table-cell>
          <table:table-cell table:style-name="ce31" table:formula="of:=IF([.BO10]*[.BO24]/([.BO4]*[.BO8])&lt;1;1;[.BO10]*[.BO24]/([.BO4]*[.BO8]))" office:value-type="float" office:value="6.73400673400673">
            <text:p>6,7</text:p>
          </table:table-cell>
          <table:table-cell table:style-name="ce31" table:formula="of:=IF([.BP10]*[.BP24]/([.BP4]*[.BP8])&lt;1;1;[.BP10]*[.BP24]/([.BP4]*[.BP8]))" office:value-type="float" office:value="2.27986736736737">
            <text:p>2,3</text:p>
          </table:table-cell>
          <table:table-cell table:style-name="ce31" table:formula="of:=IF([.BQ10]*[.BQ24]/([.BQ4]*[.BQ8])&lt;1;1;[.BQ10]*[.BQ24]/([.BQ4]*[.BQ8]))" office:value-type="float" office:value="2.94054975495419">
            <text:p>2,9</text:p>
          </table:table-cell>
          <table:table-cell table:style-name="ce31" table:formula="of:=IF([.BR10]*[.BR24]/([.BR4]*[.BR8])&lt;1;1;[.BR10]*[.BR24]/([.BR4]*[.BR8]))" office:value-type="float" office:value="2.11342230902778">
            <text:p>2,1</text:p>
          </table:table-cell>
          <table:table-cell table:style-name="ce31" table:formula="of:=IF([.BS10]*[.BS24]/([.BS4]*[.BS8])&lt;1;1;[.BS10]*[.BS24]/([.BS4]*[.BS8]))" office:value-type="float" office:value="3.90683992346939">
            <text:p>3,9</text:p>
          </table:table-cell>
          <table:table-cell table:style-name="ce31" table:formula="of:=IF([.BT10]*[.BT24]/([.BT4]*[.BT8])&lt;1;1;[.BT10]*[.BT24]/([.BT4]*[.BT8]))" office:value-type="float" office:value="3.90683992346939">
            <text:p>3,9</text:p>
          </table:table-cell>
          <table:table-cell table:style-name="ce31" table:formula="of:=IF([.BU10]*[.BU24]/([.BU4]*[.BU8])&lt;1;1;[.BU10]*[.BU24]/([.BU4]*[.BU8]))" office:value-type="float" office:value="2.77383137119114">
            <text:p>2,8</text:p>
          </table:table-cell>
          <table:table-cell table:style-name="ce31" table:formula="of:=IF([.BV10]*[.BV24]/([.BV4]*[.BV8])&lt;1;1;[.BV10]*[.BV24]/([.BV4]*[.BV8]))" office:value-type="float" office:value="1.95799861495845">
            <text:p>2,0</text:p>
          </table:table-cell>
          <table:table-cell table:style-name="ce31" table:formula="of:=IF([.BW10]*[.BW24]/([.BW4]*[.BW8])&lt;1;1;[.BW10]*[.BW24]/([.BW4]*[.BW8]))" office:value-type="float" office:value="1.95799861495845">
            <text:p>2,0</text:p>
          </table:table-cell>
          <table:table-cell table:style-name="ce31" table:formula="of:=IF([.BX10]*[.BX24]/([.BX4]*[.BX8])&lt;1;1;[.BX10]*[.BX24]/([.BX4]*[.BX8]))" office:value-type="float" office:value="3.63573407202216">
            <text:p>3,6</text:p>
          </table:table-cell>
          <table:table-cell table:style-name="ce31" table:formula="of:=IF([.BY10]*[.BY24]/([.BY4]*[.BY8])&lt;1;1;[.BY10]*[.BY24]/([.BY4]*[.BY8]))" office:value-type="float" office:value="2.147509765625">
            <text:p>2,1</text:p>
          </table:table-cell>
          <table:table-cell table:style-name="ce31" table:formula="of:=IF([.BZ10]*[.BZ24]/([.BZ4]*[.BZ8])&lt;1;1;[.BZ10]*[.BZ24]/([.BZ4]*[.BZ8]))" office:value-type="float" office:value="2.147509765625">
            <text:p>2,1</text:p>
          </table:table-cell>
          <table:table-cell table:style-name="ce31" table:formula="of:=IF([.CA10]*[.CA24]/([.CA4]*[.CA8])&lt;1;1;[.CA10]*[.CA24]/([.CA4]*[.CA8]))" office:value-type="float" office:value="6.82509846043681">
            <text:p>6,8</text:p>
          </table:table-cell>
          <table:table-cell table:style-name="ce31" table:formula="of:=IF([.CB10]*[.CB24]/([.CB4]*[.CB8])&lt;1;1;[.CB10]*[.CB24]/([.CB4]*[.CB8]))" office:value-type="float" office:value="3.6802532647408">
            <text:p>3,7</text:p>
          </table:table-cell>
          <table:table-cell table:style-name="ce31" table:formula="of:=IF([.CC10]*[.CC24]/([.CC4]*[.CC8])&lt;1;1;[.CC10]*[.CC24]/([.CC4]*[.CC8]))" office:value-type="float" office:value="2.82822022160665">
            <text:p>2,8</text:p>
          </table:table-cell>
          <table:table-cell table:style-name="ce31" table:formula="of:=IF([.CD10]*[.CD24]/([.CD4]*[.CD8])&lt;1;1;[.CD10]*[.CD24]/([.CD4]*[.CD8]))" office:value-type="float" office:value="4.00701530612245">
            <text:p>4,0</text:p>
          </table:table-cell>
          <table:table-cell table:style-name="ce31" table:formula="of:=IF([.CE10]*[.CE24]/([.CE4]*[.CE8])&lt;1;1;[.CE10]*[.CE24]/([.CE4]*[.CE8]))" office:value-type="float" office:value="4.00701530612245">
            <text:p>4,0</text:p>
          </table:table-cell>
          <table:table-cell table:style-name="ce31" table:formula="of:=IF([.CF10]*[.CF24]/([.CF4]*[.CF8])&lt;1;1;[.CF10]*[.CF24]/([.CF4]*[.CF8]))" office:value-type="float" office:value="2.18159722222222">
            <text:p>2,2</text:p>
          </table:table-cell>
          <table:table-cell table:style-name="ce31" table:formula="of:=IF([.CG10]*[.CG24]/([.CG4]*[.CG8])&lt;1;1;[.CG10]*[.CG24]/([.CG4]*[.CG8]))" office:value-type="float" office:value="2.88260907202216">
            <text:p>2,9</text:p>
          </table:table-cell>
          <table:table-cell table:style-name="ce31" table:formula="of:=IF([.CH10]*[.CH24]/([.CH4]*[.CH8])&lt;1;1;[.CH10]*[.CH24]/([.CH4]*[.CH8]))" office:value-type="float" office:value="2.67454954954955">
            <text:p>2,7</text:p>
          </table:table-cell>
          <table:table-cell table:style-name="ce31" table:formula="of:=IF([.CI10]*[.CI24]/([.CI4]*[.CI8])&lt;1;1;[.CI10]*[.CI24]/([.CI4]*[.CI8]))" office:value-type="float" office:value="2.66639660493827">
            <text:p>2,7</text:p>
          </table:table-cell>
          <table:table-cell table:style-name="ce31" table:formula="of:=IF([.CJ10]*[.CJ24]/([.CJ4]*[.CJ8])&lt;1;1;[.CJ10]*[.CJ24]/([.CJ4]*[.CJ8]))" office:value-type="float" office:value="1.9749666564071">
            <text:p>2,0</text:p>
          </table:table-cell>
          <table:table-cell table:style-name="ce31" table:formula="of:=IF([.CK10]*[.CK24]/([.CK4]*[.CK8])&lt;1;1;[.CK10]*[.CK24]/([.CK4]*[.CK8]))" office:value-type="float" office:value="6.78719135802469">
            <text:p>6,8</text:p>
          </table:table-cell>
          <table:table-cell table:style-name="ce31" table:formula="of:=IF([.CL10]*[.CL24]/([.CL4]*[.CL8])&lt;1;1;[.CL10]*[.CL24]/([.CL4]*[.CL8]))" office:value-type="float" office:value="2.99138677285319">
            <text:p>3,0</text:p>
          </table:table-cell>
          <table:table-cell table:style-name="ce31" table:formula="of:=IF([.CM10]*[.CM24]/([.CM4]*[.CM8])&lt;1;1;[.CM10]*[.CM24]/([.CM4]*[.CM8]))" office:value-type="float" office:value="4.84799382716049">
            <text:p>4,8</text:p>
          </table:table-cell>
          <table:table-cell table:style-name="ce31" table:formula="of:=IF([.CN10]*[.CN24]/([.CN4]*[.CN8])&lt;1;1;[.CN10]*[.CN24]/([.CN4]*[.CN8]))" office:value-type="float" office:value="4.40771683673469">
            <text:p>4,4</text:p>
          </table:table-cell>
          <table:table-cell table:style-name="ce31" table:formula="of:=IF([.CO10]*[.CO24]/([.CO4]*[.CO8])&lt;1;1;[.CO10]*[.CO24]/([.CO4]*[.CO8]))" office:value-type="float" office:value="3.15455332409972">
            <text:p>3,2</text:p>
          </table:table-cell>
          <table:table-cell table:style-name="ce31" table:formula="of:=IF([.CP10]*[.CP24]/([.CP4]*[.CP8])&lt;1;1;[.CP10]*[.CP24]/([.CP4]*[.CP8]))" office:value-type="float" office:value="6.47934375">
            <text:p>6,5</text:p>
          </table:table-cell>
          <table:table-cell table:style-name="ce31" table:formula="of:=IF([.CQ10]*[.CQ24]/([.CQ4]*[.CQ8])&lt;1;1;[.CQ10]*[.CQ24]/([.CQ4]*[.CQ8]))" office:value-type="float" office:value="3.26333102493075">
            <text:p>3,3</text:p>
          </table:table-cell>
          <table:table-cell table:style-name="ce31" table:formula="of:=IF([.CR10]*[.CR24]/([.CR4]*[.CR8])&lt;1;1;[.CR10]*[.CR24]/([.CR4]*[.CR8]))" office:value-type="float" office:value="8.97868075801749">
            <text:p>9,0</text:p>
          </table:table-cell>
          <table:table-cell table:style-name="ce31" table:formula="of:=IF([.CS10]*[.CS24]/([.CS4]*[.CS8])&lt;1;1;[.CS10]*[.CS24]/([.CS4]*[.CS8]))" office:value-type="float" office:value="3.31771987534626">
            <text:p>3,3</text:p>
          </table:table-cell>
          <table:table-cell table:style-name="ce31" table:formula="of:=IF([.CT10]*[.CT24]/([.CT4]*[.CT8])&lt;1;1;[.CT10]*[.CT24]/([.CT4]*[.CT8]))" office:value-type="float" office:value="4.70824298469388">
            <text:p>4,7</text:p>
          </table:table-cell>
          <table:table-cell table:style-name="ce31" table:formula="of:=IF([.CU10]*[.CU24]/([.CU4]*[.CU8])&lt;1;1;[.CU10]*[.CU24]/([.CU4]*[.CU8]))" office:value-type="float" office:value="6.86337554412347">
            <text:p>6,9</text:p>
          </table:table-cell>
          <table:table-cell table:style-name="ce31" table:formula="of:=IF([.CV10]*[.CV24]/([.CV4]*[.CV8])&lt;1;1;[.CV10]*[.CV24]/([.CV4]*[.CV8]))" office:value-type="float" office:value="3.4808864265928">
            <text:p>3,5</text:p>
          </table:table-cell>
          <table:table-cell table:style-name="ce31" table:formula="of:=IF([.CW10]*[.CW24]/([.CW4]*[.CW8])&lt;1;1;[.CW10]*[.CW24]/([.CW4]*[.CW8]))" office:value-type="float" office:value="9.25925925925926">
            <text:p>9,3</text:p>
          </table:table-cell>
          <table:table-cell table:style-name="ce31" table:formula="of:=IF([.CX10]*[.CX24]/([.CX4]*[.CX8])&lt;1;1;[.CX10]*[.CX24]/([.CX4]*[.CX8]))" office:value-type="float" office:value="8.24158950617284">
            <text:p>8,2</text:p>
          </table:table-cell>
          <table:table-cell table:style-name="ce31" table:formula="of:=IF([.CY10]*[.CY24]/([.CY4]*[.CY8])&lt;1;1;[.CY10]*[.CY24]/([.CY4]*[.CY8]))" office:value-type="float" office:value="9.2461255581823">
            <text:p>9,2</text:p>
          </table:table-cell>
          <table:table-cell table:style-name="ce31" table:formula="of:=IF([.CZ10]*[.CZ24]/([.CZ4]*[.CZ8])&lt;1;1;[.CZ10]*[.CZ24]/([.CZ4]*[.CZ8]))" office:value-type="float" office:value="8.72638888888889">
            <text:p>8,7</text:p>
          </table:table-cell>
          <table:table-cell table:style-name="ce31" table:formula="of:=IF([.DA10]*[.DA24]/([.DA4]*[.DA8])&lt;1;1;[.DA10]*[.DA24]/([.DA4]*[.DA8]))" office:value-type="float" office:value="7.79379313582797">
            <text:p>7,8</text:p>
          </table:table-cell>
          <table:table-cell table:style-name="ce31" table:formula="of:=IF([.DB10]*[.DB24]/([.DB4]*[.DB8])&lt;1;1;[.DB10]*[.DB24]/([.DB4]*[.DB8]))" office:value-type="float" office:value="8.05555555555556">
            <text:p>8,1</text:p>
          </table:table-cell>
          <table:table-cell table:style-name="ce31" table:formula="of:=IF([.DC10]*[.DC24]/([.DC4]*[.DC8])&lt;1;1;[.DC10]*[.DC24]/([.DC4]*[.DC8]))" office:value-type="float" office:value="2.18159722222222">
            <text:p>2,2</text:p>
          </table:table-cell>
          <table:table-cell table:style-name="ce31" table:formula="of:=IF([.DD10]*[.DD24]/([.DD4]*[.DD8])&lt;1;1;[.DD10]*[.DD24]/([.DD4]*[.DD8]))" office:value-type="float" office:value="2.18159722222222">
            <text:p>2,2</text:p>
          </table:table-cell>
          <table:table-cell table:style-name="ce31" table:formula="of:=IF([.DE10]*[.DE24]/([.DE4]*[.DE8])&lt;1;1;[.DE10]*[.DE24]/([.DE4]*[.DE8]))" office:value-type="float" office:value="10.180787037037">
            <text:p>10,2</text:p>
          </table:table-cell>
          <table:table-cell table:style-name="ce31" table:formula="of:=IF([.DF10]*[.DF24]/([.DF4]*[.DF8])&lt;1;1;[.DF10]*[.DF24]/([.DF4]*[.DF8]))" office:value-type="float" office:value="1">
            <text:p>1,0</text:p>
          </table:table-cell>
          <table:table-cell table:style-name="ce31" table:formula="of:=IF([.DG10]*[.DG24]/([.DG4]*[.DG8])&lt;1;1;[.DG10]*[.DG24]/([.DG4]*[.DG8]))" office:value-type="float" office:value="13.0851063829787">
            <text:p>13,1</text:p>
          </table:table-cell>
          <table:table-cell table:number-columns-repeated="913"/>
        </table:table-row>
        <table:table-row table:style-name="ro1">
          <table:table-cell table:style-name="ce7" office:value-type="string">
            <text:p>b/p firepower</text:p>
          </table:table-cell>
          <table:table-cell table:style-name="ce21" office:value-type="string">
            <text:p>n/a</text:p>
          </table:table-cell>
          <table:table-cell table:style-name="ce21" table:formula="of:=[.C25]/[.C13]" office:value-type="percentage" office:value="0.0625">
            <text:p>6%</text:p>
          </table:table-cell>
          <table:table-cell table:style-name="ce21" table:formula="of:=[.D25]/[.D13]" office:value-type="percentage" office:value="0.0625">
            <text:p>6%</text:p>
          </table:table-cell>
          <table:table-cell table:style-name="ce21" table:formula="of:=[.E25]/[.E13]" office:value-type="percentage" office:value="0.459283625730994">
            <text:p>46%</text:p>
          </table:table-cell>
          <table:table-cell table:style-name="ce21" table:formula="of:=[.F25]/[.F13]" office:value-type="percentage" office:value="0.255605406665643">
            <text:p>26%</text:p>
          </table:table-cell>
          <table:table-cell table:style-name="ce21" table:formula="of:=[.G25]/[.G13]" office:value-type="percentage" office:value="0.25">
            <text:p>25%</text:p>
          </table:table-cell>
          <table:table-cell table:style-name="ce21" table:formula="of:=[.H25]/[.H13]" office:value-type="percentage" office:value="0.50309686634349">
            <text:p>50%</text:p>
          </table:table-cell>
          <table:table-cell table:style-name="ce21" table:formula="of:=[.I25]/[.I13]" office:value-type="percentage" office:value="0.535527690700104">
            <text:p>54%</text:p>
          </table:table-cell>
          <table:table-cell table:style-name="ce21" table:formula="of:=[.J25]/[.J13]" office:value-type="percentage" office:value="0.430932784636488">
            <text:p>43%</text:p>
          </table:table-cell>
          <table:table-cell table:style-name="ce21" table:formula="of:=[.K25]/[.K13]" office:value-type="percentage" office:value="0.484799382716049">
            <text:p>48%</text:p>
          </table:table-cell>
          <table:table-cell table:style-name="ce21" table:formula="of:=[.L25]/[.L13]" office:value-type="percentage" office:value="0.543888504155125">
            <text:p>54%</text:p>
          </table:table-cell>
          <table:table-cell table:style-name="ce21" table:formula="of:=[.M25]/[.M13]" office:value-type="percentage" office:value="0.543888504155125">
            <text:p>54%</text:p>
          </table:table-cell>
          <table:table-cell table:style-name="ce21" table:formula="of:=[.N25]/[.N13]" office:value-type="percentage" office:value="0.543888504155125">
            <text:p>54%</text:p>
          </table:table-cell>
          <table:table-cell table:style-name="ce21" table:formula="of:=[.O25]/[.O13]" office:value-type="percentage" office:value="0.424199459876543">
            <text:p>42%</text:p>
          </table:table-cell>
          <table:table-cell table:style-name="ce21" table:formula="of:=[.P25]/[.P13]" office:value-type="percentage" office:value="0.51847021484375">
            <text:p>52%</text:p>
          </table:table-cell>
          <table:table-cell table:style-name="ce21" table:formula="of:=[.Q25]/[.Q13]" office:value-type="percentage" office:value="0.255502377377377">
            <text:p>26%</text:p>
          </table:table-cell>
          <table:table-cell table:style-name="ce21" table:formula="of:=[.R25]/[.R13]" office:value-type="percentage" office:value="0.581676136363636">
            <text:p>58%</text:p>
          </table:table-cell>
          <table:table-cell table:style-name="ce21" table:formula="of:=[.S25]/[.S13]" office:value-type="percentage" office:value="0.56547619047619">
            <text:p>57%</text:p>
          </table:table-cell>
          <table:table-cell table:style-name="ce21" table:formula="of:=[.T25]/[.T13]" office:value-type="percentage" office:value="0.402805796184223">
            <text:p>40%</text:p>
          </table:table-cell>
          <table:table-cell table:style-name="ce21" table:formula="of:=[.U25]/[.U13]" office:value-type="percentage" office:value="0.442065329218107">
            <text:p>44%</text:p>
          </table:table-cell>
          <table:table-cell table:style-name="ce21" table:formula="of:=[.V25]/[.V13]" office:value-type="percentage" office:value="0.474877450980392">
            <text:p>47%</text:p>
          </table:table-cell>
          <table:table-cell table:style-name="ce21" table:formula="of:=[.W25]/[.W13]" office:value-type="percentage" office:value="0.571082929362881">
            <text:p>57%</text:p>
          </table:table-cell>
          <table:table-cell table:style-name="ce21" table:formula="of:=[.X25]/[.X13]" office:value-type="percentage" office:value="0.609418282548476">
            <text:p>61%</text:p>
          </table:table-cell>
          <table:table-cell table:style-name="ce21" table:formula="of:=[.Y25]/[.Y13]" office:value-type="percentage" office:value="0.651741711469534">
            <text:p>65%</text:p>
          </table:table-cell>
          <table:table-cell table:style-name="ce21" table:formula="of:=[.Z25]/[.Z13]" office:value-type="percentage" office:value="0.676169590643275">
            <text:p>68%</text:p>
          </table:table-cell>
          <table:table-cell table:style-name="ce21" table:formula="of:=[.AA25]/[.AA13]" office:value-type="percentage" office:value="0.25">
            <text:p>25%</text:p>
          </table:table-cell>
          <table:table-cell table:style-name="ce21" table:formula="of:=[.AB25]/[.AB13]" office:value-type="percentage" office:value="1.41460905349794">
            <text:p>141%</text:p>
          </table:table-cell>
          <table:table-cell table:style-name="ce21" table:formula="of:=[.AC25]/[.AC13]" office:value-type="percentage" office:value="0.584680141966759">
            <text:p>58%</text:p>
          </table:table-cell>
          <table:table-cell table:style-name="ce21" table:formula="of:=[.AD25]/[.AD13]" office:value-type="percentage" office:value="0.314836916909621">
            <text:p>31%</text:p>
          </table:table-cell>
          <table:table-cell table:style-name="ce21" table:formula="of:=[.AE25]/[.AE13]" office:value-type="percentage" office:value="0.729551400430902">
            <text:p>73%</text:p>
          </table:table-cell>
          <table:table-cell table:style-name="ce21" table:formula="of:=[.AF25]/[.AF13]" office:value-type="percentage" office:value="0.308207574217426">
            <text:p>31%</text:p>
          </table:table-cell>
          <table:table-cell table:style-name="ce21" table:formula="of:=[.AG25]/[.AG13]" office:value-type="percentage" office:value="0.672152517516702">
            <text:p>67%</text:p>
          </table:table-cell>
          <table:table-cell table:style-name="ce21" table:formula="of:=[.AH25]/[.AH13]" office:value-type="percentage" office:value="0.33539791089566">
            <text:p>34%</text:p>
          </table:table-cell>
          <table:table-cell table:style-name="ce21" table:formula="of:=[.AI25]/[.AI13]" office:value-type="percentage" office:value="1.02177188122661">
            <text:p>102%</text:p>
          </table:table-cell>
          <table:table-cell table:style-name="ce21" table:formula="of:=[.AJ25]/[.AJ13]" office:value-type="percentage" office:value="0.373167945906433">
            <text:p>37%</text:p>
          </table:table-cell>
          <table:table-cell table:style-name="ce21" table:formula="of:=[.AK25]/[.AK13]" office:value-type="percentage" office:value="0.326727750550465">
            <text:p>33%</text:p>
          </table:table-cell>
          <table:table-cell table:style-name="ce21" table:formula="of:=[.AL25]/[.AL13]" office:value-type="percentage" office:value="0.314782170737849">
            <text:p>31%</text:p>
          </table:table-cell>
          <table:table-cell table:style-name="ce21" table:formula="of:=[.AM25]/[.AM13]" office:value-type="percentage" office:value="0.641062634656817">
            <text:p>64%</text:p>
          </table:table-cell>
          <table:table-cell table:style-name="ce21" table:formula="of:=[.AN25]/[.AN13]" office:value-type="percentage" office:value="0.665364583333333">
            <text:p>67%</text:p>
          </table:table-cell>
          <table:table-cell table:style-name="ce21" table:formula="of:=[.AO25]/[.AO13]" office:value-type="percentage" office:value="0.611874567174515">
            <text:p>61%</text:p>
          </table:table-cell>
          <table:table-cell table:style-name="ce21" table:formula="of:=[.AP25]/[.AP13]" office:value-type="percentage" office:value="1">
            <text:p>100%</text:p>
          </table:table-cell>
          <table:table-cell table:style-name="ce21" table:formula="of:=[.AQ25]/[.AQ13]" office:value-type="percentage" office:value="0.364716198979592">
            <text:p>36%</text:p>
          </table:table-cell>
          <table:table-cell table:style-name="ce21" table:formula="of:=[.AR25]/[.AR13]" office:value-type="percentage" office:value="0.921123296964215">
            <text:p>92%</text:p>
          </table:table-cell>
          <table:table-cell table:style-name="ce21" table:formula="of:=[.AS25]/[.AS13]" office:value-type="percentage" office:value="0.411641929499072">
            <text:p>41%</text:p>
          </table:table-cell>
          <table:table-cell table:style-name="ce21" table:formula="of:=[.AT25]/[.AT13]" office:value-type="percentage" office:value="0.661539583029596">
            <text:p>66%</text:p>
          </table:table-cell>
          <table:table-cell table:style-name="ce21" table:formula="of:=[.AU25]/[.AU13]" office:value-type="percentage" office:value="0.625471779778393">
            <text:p>63%</text:p>
          </table:table-cell>
          <table:table-cell table:style-name="ce21" table:formula="of:=[.AV25]/[.AV13]" office:value-type="percentage" office:value="0.625471779778393">
            <text:p>63%</text:p>
          </table:table-cell>
          <table:table-cell table:style-name="ce21" table:formula="of:=[.AW25]/[.AW13]" office:value-type="percentage" office:value="0.321419968686017">
            <text:p>32%</text:p>
          </table:table-cell>
          <table:table-cell table:style-name="ce21" table:formula="of:=[.AX25]/[.AX13]" office:value-type="percentage" office:value="0.668088374291115">
            <text:p>67%</text:p>
          </table:table-cell>
          <table:table-cell table:style-name="ce21" table:formula="of:=[.AY25]/[.AY13]" office:value-type="percentage" office:value="0.837320574162679">
            <text:p>84%</text:p>
          </table:table-cell>
          <table:table-cell table:style-name="ce21" table:formula="of:=[.AZ25]/[.AZ13]" office:value-type="percentage" office:value="0.25">
            <text:p>25%</text:p>
          </table:table-cell>
          <table:table-cell table:style-name="ce21" table:formula="of:=[.BA25]/[.BA13]" office:value-type="percentage" office:value="0.722922156346069">
            <text:p>72%</text:p>
          </table:table-cell>
          <table:table-cell table:style-name="ce21" table:formula="of:=[.BB25]/[.BB13]" office:value-type="percentage" office:value="0.663665743305633">
            <text:p>66%</text:p>
          </table:table-cell>
          <table:table-cell table:style-name="ce21" table:formula="of:=[.BC25]/[.BC13]" office:value-type="percentage" office:value="0.600184672206833">
            <text:p>60%</text:p>
          </table:table-cell>
          <table:table-cell table:style-name="ce21" table:formula="of:=[.BD25]/[.BD13]" office:value-type="percentage" office:value="1.49911816578483">
            <text:p>150%</text:p>
          </table:table-cell>
          <table:table-cell table:style-name="ce21" table:formula="of:=[.BE25]/[.BE13]" office:value-type="percentage" office:value="0.704887218045113">
            <text:p>70%</text:p>
          </table:table-cell>
          <table:table-cell table:style-name="ce21" table:formula="of:=[.BF25]/[.BF13]" office:value-type="percentage" office:value="0.136349826388889">
            <text:p>14%</text:p>
          </table:table-cell>
          <table:table-cell table:style-name="ce21" table:formula="of:=[.BG25]/[.BG13]" office:value-type="percentage" office:value="0.65266620498615">
            <text:p>65%</text:p>
          </table:table-cell>
          <table:table-cell table:style-name="ce21" table:formula="of:=[.BH25]/[.BH13]" office:value-type="percentage" office:value="0.25">
            <text:p>25%</text:p>
          </table:table-cell>
          <table:table-cell table:style-name="ce21" table:formula="of:=[.BI25]/[.BI13]" office:value-type="percentage" office:value="0.832034547697903">
            <text:p>83%</text:p>
          </table:table-cell>
          <table:table-cell table:style-name="ce21" table:formula="of:=[.BJ25]/[.BJ13]" office:value-type="percentage" office:value="1.51499807098765">
            <text:p>151%</text:p>
          </table:table-cell>
          <table:table-cell table:style-name="ce21" table:formula="of:=[.BK25]/[.BK13]" office:value-type="percentage" office:value="0.350613839285714">
            <text:p>35%</text:p>
          </table:table-cell>
          <table:table-cell table:style-name="ce21" table:formula="of:=[.BL25]/[.BL13]" office:value-type="percentage" office:value="0.605999228395062">
            <text:p>61%</text:p>
          </table:table-cell>
          <table:table-cell table:style-name="ce21" table:formula="of:=[.BM25]/[.BM13]" office:value-type="percentage" office:value="0.951666135204082">
            <text:p>95%</text:p>
          </table:table-cell>
          <table:table-cell table:style-name="ce21" table:formula="of:=[.BN25]/[.BN13]" office:value-type="percentage" office:value="0.878841841445719">
            <text:p>88%</text:p>
          </table:table-cell>
          <table:table-cell table:style-name="ce21" table:formula="of:=[.BO25]/[.BO13]" office:value-type="percentage" office:value="1.68350168350168">
            <text:p>168%</text:p>
          </table:table-cell>
          <table:table-cell table:style-name="ce21" table:formula="of:=[.BP25]/[.BP13]" office:value-type="percentage" office:value="0.569966841841842">
            <text:p>57%</text:p>
          </table:table-cell>
          <table:table-cell table:style-name="ce21" table:formula="of:=[.BQ25]/[.BQ13]" office:value-type="percentage" office:value="0.735137438738547">
            <text:p>74%</text:p>
          </table:table-cell>
          <table:table-cell table:style-name="ce21" table:formula="of:=[.BR25]/[.BR13]" office:value-type="percentage" office:value="0.528355577256944">
            <text:p>53%</text:p>
          </table:table-cell>
          <table:table-cell table:style-name="ce21" table:formula="of:=[.BS25]/[.BS13]" office:value-type="percentage" office:value="0.976709980867347">
            <text:p>98%</text:p>
          </table:table-cell>
          <table:table-cell table:style-name="ce21" table:formula="of:=[.BT25]/[.BT13]" office:value-type="percentage" office:value="0.976709980867347">
            <text:p>98%</text:p>
          </table:table-cell>
          <table:table-cell table:style-name="ce21" table:formula="of:=[.BU25]/[.BU13]" office:value-type="percentage" office:value="0.693457842797784">
            <text:p>69%</text:p>
          </table:table-cell>
          <table:table-cell table:style-name="ce21" table:formula="of:=[.BV25]/[.BV13]" office:value-type="percentage" office:value="0.489499653739612">
            <text:p>49%</text:p>
          </table:table-cell>
          <table:table-cell table:style-name="ce21" table:formula="of:=[.BW25]/[.BW13]" office:value-type="percentage" office:value="0.489499653739612">
            <text:p>49%</text:p>
          </table:table-cell>
          <table:table-cell table:style-name="ce21" table:formula="of:=[.BX25]/[.BX13]" office:value-type="percentage" office:value="0.90893351800554">
            <text:p>91%</text:p>
          </table:table-cell>
          <table:table-cell table:style-name="ce21" table:formula="of:=[.BY25]/[.BY13]" office:value-type="percentage" office:value="0.53687744140625">
            <text:p>54%</text:p>
          </table:table-cell>
          <table:table-cell table:style-name="ce21" table:formula="of:=[.BZ25]/[.BZ13]" office:value-type="percentage" office:value="0.53687744140625">
            <text:p>54%</text:p>
          </table:table-cell>
          <table:table-cell table:style-name="ce21" table:formula="of:=[.CA25]/[.CA13]" office:value-type="percentage" office:value="1.7062746151092">
            <text:p>171%</text:p>
          </table:table-cell>
          <table:table-cell table:style-name="ce21" table:formula="of:=[.CB25]/[.CB13]" office:value-type="percentage" office:value="0.9200633161852">
            <text:p>92%</text:p>
          </table:table-cell>
          <table:table-cell table:style-name="ce21" table:formula="of:=[.CC25]/[.CC13]" office:value-type="percentage" office:value="0.707055055401662">
            <text:p>71%</text:p>
          </table:table-cell>
          <table:table-cell table:style-name="ce21" table:formula="of:=[.CD25]/[.CD13]" office:value-type="percentage" office:value="1.00175382653061">
            <text:p>100%</text:p>
          </table:table-cell>
          <table:table-cell table:style-name="ce21" table:formula="of:=[.CE25]/[.CE13]" office:value-type="percentage" office:value="1.00175382653061">
            <text:p>100%</text:p>
          </table:table-cell>
          <table:table-cell table:style-name="ce21" table:formula="of:=[.CF25]/[.CF13]" office:value-type="percentage" office:value="0.545399305555556">
            <text:p>55%</text:p>
          </table:table-cell>
          <table:table-cell table:style-name="ce21" table:formula="of:=[.CG25]/[.CG13]" office:value-type="percentage" office:value="0.72065226800554">
            <text:p>72%</text:p>
          </table:table-cell>
          <table:table-cell table:style-name="ce21" table:formula="of:=[.CH25]/[.CH13]" office:value-type="percentage" office:value="0.668637387387387">
            <text:p>67%</text:p>
          </table:table-cell>
          <table:table-cell table:style-name="ce21" table:formula="of:=[.CI25]/[.CI13]" office:value-type="percentage" office:value="0.666599151234568">
            <text:p>67%</text:p>
          </table:table-cell>
          <table:table-cell table:style-name="ce21" table:formula="of:=[.CJ25]/[.CJ13]" office:value-type="percentage" office:value="0.493741664101775">
            <text:p>49%</text:p>
          </table:table-cell>
          <table:table-cell table:style-name="ce21" table:formula="of:=[.CK25]/[.CK13]" office:value-type="percentage" office:value="1.69679783950617">
            <text:p>170%</text:p>
          </table:table-cell>
          <table:table-cell table:style-name="ce21" table:formula="of:=[.CL25]/[.CL13]" office:value-type="percentage" office:value="0.747846693213297">
            <text:p>75%</text:p>
          </table:table-cell>
          <table:table-cell table:style-name="ce21" table:formula="of:=[.CM25]/[.CM13]" office:value-type="percentage" office:value="1.21199845679012">
            <text:p>121%</text:p>
          </table:table-cell>
          <table:table-cell table:style-name="ce21" table:formula="of:=[.CN25]/[.CN13]" office:value-type="percentage" office:value="1.10192920918367">
            <text:p>110%</text:p>
          </table:table-cell>
          <table:table-cell table:style-name="ce21" table:formula="of:=[.CO25]/[.CO13]" office:value-type="percentage" office:value="0.788638331024931">
            <text:p>79%</text:p>
          </table:table-cell>
          <table:table-cell table:style-name="ce21" table:formula="of:=[.CP25]/[.CP13]" office:value-type="percentage" office:value="1.6198359375">
            <text:p>162%</text:p>
          </table:table-cell>
          <table:table-cell table:style-name="ce21" table:formula="of:=[.CQ25]/[.CQ13]" office:value-type="percentage" office:value="0.815832756232687">
            <text:p>82%</text:p>
          </table:table-cell>
          <table:table-cell table:style-name="ce21" table:formula="of:=[.CR25]/[.CR13]" office:value-type="percentage" office:value="2.24467018950437">
            <text:p>224%</text:p>
          </table:table-cell>
          <table:table-cell table:style-name="ce21" table:formula="of:=[.CS25]/[.CS13]" office:value-type="percentage" office:value="0.829429968836565">
            <text:p>83%</text:p>
          </table:table-cell>
          <table:table-cell table:style-name="ce21" table:formula="of:=[.CT25]/[.CT13]" office:value-type="percentage" office:value="1.17706074617347">
            <text:p>118%</text:p>
          </table:table-cell>
          <table:table-cell table:style-name="ce21" table:formula="of:=[.CU25]/[.CU13]" office:value-type="percentage" office:value="1.71584388603087">
            <text:p>172%</text:p>
          </table:table-cell>
          <table:table-cell table:style-name="ce21" table:formula="of:=[.CV25]/[.CV13]" office:value-type="percentage" office:value="0.8702216066482">
            <text:p>87%</text:p>
          </table:table-cell>
          <table:table-cell table:style-name="ce21" table:formula="of:=[.CW25]/[.CW13]" office:value-type="percentage" office:value="2.31481481481481">
            <text:p>231%</text:p>
          </table:table-cell>
          <table:table-cell table:style-name="ce21" table:formula="of:=[.CX25]/[.CX13]" office:value-type="percentage" office:value="2.06039737654321">
            <text:p>206%</text:p>
          </table:table-cell>
          <table:table-cell table:style-name="ce21" table:formula="of:=[.CY25]/[.CY13]" office:value-type="percentage" office:value="2.31153138954557">
            <text:p>231%</text:p>
          </table:table-cell>
          <table:table-cell table:style-name="ce21" table:formula="of:=[.CZ25]/[.CZ13]" office:value-type="percentage" office:value="2.18159722222222">
            <text:p>218%</text:p>
          </table:table-cell>
          <table:table-cell table:style-name="ce21" table:formula="of:=[.DA25]/[.DA13]" office:value-type="percentage" office:value="1.94844828395699">
            <text:p>195%</text:p>
          </table:table-cell>
          <table:table-cell table:style-name="ce21" table:formula="of:=[.DB25]/[.DB13]" office:value-type="percentage" office:value="2.01388888888889">
            <text:p>201%</text:p>
          </table:table-cell>
          <table:table-cell table:style-name="ce21" table:formula="of:=[.DC25]/[.DC13]" office:value-type="percentage" office:value="2.18159722222222">
            <text:p>218%</text:p>
          </table:table-cell>
          <table:table-cell table:style-name="ce21" table:formula="of:=[.DD25]/[.DD13]" office:value-type="percentage" office:value="2.18159722222222">
            <text:p>218%</text:p>
          </table:table-cell>
          <table:table-cell table:style-name="ce21" table:formula="of:=[.DE25]/[.DE13]" office:value-type="percentage" office:value="2.54519675925926">
            <text:p>255%</text:p>
          </table:table-cell>
          <table:table-cell table:style-name="ce21" table:formula="of:=[.DF25]/[.DF13]" office:value-type="percentage" office:value="0.25">
            <text:p>25%</text:p>
          </table:table-cell>
          <table:table-cell table:style-name="ce21" table:formula="of:=[.DG25]/[.DG13]" office:value-type="percentage" office:value="3.27127659574468">
            <text:p>327%</text:p>
          </table:table-cell>
          <table:table-cell table:number-columns-repeated="913"/>
        </table:table-row>
        <table:table-row table:style-name="ro1">
          <table:table-cell table:style-name="ce7" office:value-type="string">
            <text:p>random bot damage (50% probability * 50% time / 5x10 dam shot)</text:p>
          </table:table-cell>
          <table:table-cell table:style-name="ce21" office:value-type="string">
            <text:p>n/a</text:p>
          </table:table-cell>
          <table:table-cell table:style-name="ce21" table:formula="of:=([.C10]*0.25*5*10)/([.C15])" office:value-type="percentage" office:value="0.0260416666666667">
            <text:p>3%</text:p>
          </table:table-cell>
          <table:table-cell table:style-name="ce21" table:formula="of:=([.D10]*0.25*5*10)/([.D14]*[.D13])" office:value-type="percentage" office:value="0.09375">
            <text:p>9%</text:p>
          </table:table-cell>
          <table:table-cell table:style-name="ce21" table:formula="of:=([.E10]*0.25*5*10)/([.E14]*[.E13])" office:value-type="percentage" office:value="0.166666666666667">
            <text:p>17%</text:p>
          </table:table-cell>
          <table:table-cell table:style-name="ce21" table:formula="of:=([.F10]*0.25*5*10)/([.F14]*[.F13])" office:value-type="percentage" office:value="0.604166666666667">
            <text:p>60%</text:p>
          </table:table-cell>
          <table:table-cell table:style-name="ce21" table:formula="of:=([.G10]*0.25*5*10)/([.G14]*[.G13])" office:value-type="percentage" office:value="0.34375">
            <text:p>34%</text:p>
          </table:table-cell>
          <table:table-cell table:style-name="ce21" table:formula="of:=([.H10]*0.25*5*10)/([.H14]*[.H13])" office:value-type="percentage" office:value="0.385416666666667">
            <text:p>39%</text:p>
          </table:table-cell>
          <table:table-cell table:style-name="ce21" table:formula="of:=([.I10]*0.25*5*10)/([.I14]*[.I13])" office:value-type="percentage" office:value="0.1875">
            <text:p>19%</text:p>
          </table:table-cell>
          <table:table-cell table:style-name="ce21" table:formula="of:=([.J10]*0.25*5*10)/([.J14]*[.J13])" office:value-type="percentage" office:value="0.444444444444444">
            <text:p>44%</text:p>
          </table:table-cell>
          <table:table-cell table:style-name="ce21" table:formula="of:=([.K10]*0.25*5*10)/([.K14]*[.K13])" office:value-type="percentage" office:value="0.25">
            <text:p>25%</text:p>
          </table:table-cell>
          <table:table-cell table:style-name="ce21" table:formula="of:=([.L10]*0.25*5*10)/([.L14]*[.L13])" office:value-type="percentage" office:value="0.416666666666667">
            <text:p>42%</text:p>
          </table:table-cell>
          <table:table-cell table:style-name="ce21" table:formula="of:=([.M10]*0.25*5*10)/([.M14]*[.M13])" office:value-type="percentage" office:value="0.416666666666667">
            <text:p>42%</text:p>
          </table:table-cell>
          <table:table-cell table:style-name="ce21" table:formula="of:=([.N10]*0.25*5*10)/([.N14]*[.N13])" office:value-type="percentage" office:value="0.416666666666667">
            <text:p>42%</text:p>
          </table:table-cell>
          <table:table-cell table:style-name="ce21" table:formula="of:=([.O10]*0.25*5*10)/([.O14]*[.O13])" office:value-type="percentage" office:value="0.4375">
            <text:p>44%</text:p>
          </table:table-cell>
          <table:table-cell table:style-name="ce21" table:formula="of:=([.P10]*0.25*5*10)/([.P14]*[.P13])" office:value-type="percentage" office:value="0.440104166666667">
            <text:p>44%</text:p>
          </table:table-cell>
          <table:table-cell table:style-name="ce21" table:formula="of:=([.Q10]*0.25*5*10)/([.Q14]*[.Q13])" office:value-type="percentage" office:value="0.40625">
            <text:p>41%</text:p>
          </table:table-cell>
          <table:table-cell table:style-name="ce21" table:formula="of:=([.R10]*0.25*5*10)/([.R14]*[.R13])" office:value-type="percentage" office:value="0.40625">
            <text:p>41%</text:p>
          </table:table-cell>
          <table:table-cell table:style-name="ce21" table:formula="of:=([.S10]*0.25*5*10)/([.S14]*[.S13])" office:value-type="percentage" office:value="0.416666666666667">
            <text:p>42%</text:p>
          </table:table-cell>
          <table:table-cell table:style-name="ce21" table:formula="of:=([.T10]*0.25*5*10)/([.T14]*[.T13])" office:value-type="percentage" office:value="0.541666666666667">
            <text:p>54%</text:p>
          </table:table-cell>
          <table:table-cell table:style-name="ce21" table:formula="of:=([.U10]*0.25*5*10)/([.U14]*[.U13])" office:value-type="percentage" office:value="0.520833333333333">
            <text:p>52%</text:p>
          </table:table-cell>
          <table:table-cell table:style-name="ce21" table:formula="of:=([.V10]*0.25*5*10)/([.V14]*[.V13])" office:value-type="percentage" office:value="0.5">
            <text:p>50%</text:p>
          </table:table-cell>
          <table:table-cell table:style-name="ce21" table:formula="of:=([.W10]*0.25*5*10)/([.W14]*[.W13])" office:value-type="percentage" office:value="0.4375">
            <text:p>44%</text:p>
          </table:table-cell>
          <table:table-cell table:style-name="ce21" table:formula="of:=([.X10]*0.25*5*10)/([.X14]*[.X13])" office:value-type="percentage" office:value="0.416666666666667">
            <text:p>42%</text:p>
          </table:table-cell>
          <table:table-cell table:style-name="ce21" table:formula="of:=([.Y10]*0.25*5*10)/([.Y14]*[.Y13])" office:value-type="percentage" office:value="0.395833333333333">
            <text:p>40%</text:p>
          </table:table-cell>
          <table:table-cell table:style-name="ce21" table:formula="of:=([.Z10]*0.25*5*10)/([.Z14]*[.Z13])" office:value-type="percentage" office:value="0.385416666666667">
            <text:p>39%</text:p>
          </table:table-cell>
          <table:table-cell table:style-name="ce21" table:formula="of:=([.AA10]*0.25*5*10)/([.AA14]*[.AA13])" office:value-type="percentage" office:value="0.4375">
            <text:p>44%</text:p>
          </table:table-cell>
          <table:table-cell table:style-name="ce21" table:formula="of:=([.AB10]*0.25*5*10)/([.AB14]*[.AB13])" office:value-type="percentage" office:value="0.208333333333333">
            <text:p>21%</text:p>
          </table:table-cell>
          <table:table-cell table:style-name="ce21" table:formula="of:=([.AC10]*0.25*5*10)/([.AC14]*[.AC13])" office:value-type="percentage" office:value="0.447916666666667">
            <text:p>45%</text:p>
          </table:table-cell>
          <table:table-cell table:style-name="ce21" table:formula="of:=([.AD10]*0.25*5*10)/([.AD14]*[.AD13])" office:value-type="percentage" office:value="0.392857142857143">
            <text:p>39%</text:p>
          </table:table-cell>
          <table:table-cell table:style-name="ce21" table:formula="of:=([.AE10]*0.25*5*10)/([.AE14]*[.AE13])" office:value-type="percentage" office:value="0.385416666666667">
            <text:p>39%</text:p>
          </table:table-cell>
          <table:table-cell table:style-name="ce21" table:formula="of:=([.AF10]*0.25*5*10)/([.AF14]*[.AF13])" office:value-type="percentage" office:value="0.229166666666667">
            <text:p>23%</text:p>
          </table:table-cell>
          <table:table-cell table:style-name="ce21" table:formula="of:=([.AG10]*0.25*5*10)/([.AG14]*[.AG13])" office:value-type="percentage" office:value="0.416666666666667">
            <text:p>42%</text:p>
          </table:table-cell>
          <table:table-cell table:style-name="ce21" table:formula="of:=([.AH10]*0.25*5*10)/([.AH14]*[.AH13])" office:value-type="percentage" office:value="0.385416666666667">
            <text:p>39%</text:p>
          </table:table-cell>
          <table:table-cell table:style-name="ce21" table:formula="of:=([.AI10]*0.25*5*10)/([.AI14]*[.AI13])" office:value-type="percentage" office:value="0.302083333333333">
            <text:p>30%</text:p>
          </table:table-cell>
          <table:table-cell table:style-name="ce21" table:formula="of:=([.AJ10]*0.25*5*10)/([.AJ14]*[.AJ13])" office:value-type="percentage" office:value="0.135416666666667">
            <text:p>14%</text:p>
          </table:table-cell>
          <table:table-cell table:style-name="ce21" table:formula="of:=([.AK10]*0.25*5*10)/([.AK14]*[.AK13])" office:value-type="percentage" office:value="0.71875">
            <text:p>72%</text:p>
          </table:table-cell>
          <table:table-cell table:style-name="ce21" table:formula="of:=([.AL10]*0.25*5*10)/([.AL14]*[.AL13])" office:value-type="percentage" office:value="0.694444444444444">
            <text:p>69%</text:p>
          </table:table-cell>
          <table:table-cell table:style-name="ce21" table:formula="of:=([.AM10]*0.25*5*10)/([.AM14]*[.AM13])" office:value-type="percentage" office:value="0.447916666666667">
            <text:p>45%</text:p>
          </table:table-cell>
          <table:table-cell table:style-name="ce21" table:formula="of:=([.AN10]*0.25*5*10)/([.AN14]*[.AN13])" office:value-type="percentage" office:value="0.4375">
            <text:p>44%</text:p>
          </table:table-cell>
          <table:table-cell table:style-name="ce21" table:formula="of:=([.AO10]*0.25*5*10)/([.AO14]*[.AO13])" office:value-type="percentage" office:value="0.46875">
            <text:p>47%</text:p>
          </table:table-cell>
          <table:table-cell table:style-name="ce21" table:formula="of:=([.AP10]*0.25*5*10)/([.AP14]*[.AP13])" office:value-type="percentage" office:value="0.291666666666667">
            <text:p>29%</text:p>
          </table:table-cell>
          <table:table-cell table:style-name="ce21" table:formula="of:=([.AQ10]*0.25*5*10)/([.AQ14]*[.AQ13])" office:value-type="percentage" office:value="0.375">
            <text:p>38%</text:p>
          </table:table-cell>
          <table:table-cell table:style-name="ce21" table:formula="of:=([.AR10]*0.25*5*10)/([.AR14]*[.AR13])" office:value-type="percentage" office:value="0.34375">
            <text:p>34%</text:p>
          </table:table-cell>
          <table:table-cell table:style-name="ce21" table:formula="of:=([.AS10]*0.25*5*10)/([.AS14]*[.AS13])" office:value-type="percentage" office:value="0.1875">
            <text:p>19%</text:p>
          </table:table-cell>
          <table:table-cell table:style-name="ce21" table:formula="of:=([.AT10]*0.25*5*10)/([.AT14]*[.AT13])" office:value-type="percentage" office:value="0.458333333333333">
            <text:p>46%</text:p>
          </table:table-cell>
          <table:table-cell table:style-name="ce21" table:formula="of:=([.AU10]*0.25*5*10)/([.AU14]*[.AU13])" office:value-type="percentage" office:value="0.479166666666667">
            <text:p>48%</text:p>
          </table:table-cell>
          <table:table-cell table:style-name="ce21" table:formula="of:=([.AV10]*0.25*5*10)/([.AV14]*[.AV13])" office:value-type="percentage" office:value="0.479166666666667">
            <text:p>48%</text:p>
          </table:table-cell>
          <table:table-cell table:style-name="ce21" table:formula="of:=([.AW10]*0.25*5*10)/([.AW14]*[.AW13])" office:value-type="percentage" office:value="0.4375">
            <text:p>44%</text:p>
          </table:table-cell>
          <table:table-cell table:style-name="ce21" table:formula="of:=([.AX10]*0.25*5*10)/([.AX14]*[.AX13])" office:value-type="percentage" office:value="0.28125">
            <text:p>28%</text:p>
          </table:table-cell>
          <table:table-cell table:style-name="ce21" table:formula="of:=([.AY10]*0.25*5*10)/([.AY14]*[.AY13])" office:value-type="percentage" office:value="0.395833333333333">
            <text:p>40%</text:p>
          </table:table-cell>
          <table:table-cell table:style-name="ce21" table:formula="of:=([.AZ10]*0.25*5*10)/([.AZ14]*[.AZ13])" office:value-type="percentage" office:value="0.53125">
            <text:p>53%</text:p>
          </table:table-cell>
          <table:table-cell table:style-name="ce21" table:formula="of:=([.BA10]*0.25*5*10)/([.BA14]*[.BA13])" office:value-type="percentage" office:value="0.447916666666667">
            <text:p>45%</text:p>
          </table:table-cell>
          <table:table-cell table:style-name="ce21" table:formula="of:=([.BB10]*0.25*5*10)/([.BB14]*[.BB13])" office:value-type="percentage" office:value="0.479166666666667">
            <text:p>48%</text:p>
          </table:table-cell>
          <table:table-cell table:style-name="ce21" table:formula="of:=([.BC10]*0.25*5*10)/([.BC14]*[.BC13])" office:value-type="percentage" office:value="0.46875">
            <text:p>47%</text:p>
          </table:table-cell>
          <table:table-cell table:style-name="ce21" table:formula="of:=([.BD10]*0.25*5*10)/([.BD14]*[.BD13])" office:value-type="percentage" office:value="0.25">
            <text:p>25%</text:p>
          </table:table-cell>
          <table:table-cell table:style-name="ce21" table:formula="of:=([.BE10]*0.25*5*10)/([.BE14]*[.BE13])" office:value-type="percentage" office:value="0.46875">
            <text:p>47%</text:p>
          </table:table-cell>
          <table:table-cell table:style-name="ce21" table:formula="of:=([.BF10]*0.25*5*10)/([.BF14]*[.BF13])" office:value-type="percentage" office:value="0.296875">
            <text:p>30%</text:p>
          </table:table-cell>
          <table:table-cell table:style-name="ce21" table:formula="of:=([.BG10]*0.25*5*10)/([.BG14]*[.BG13])" office:value-type="percentage" office:value="0.5">
            <text:p>50%</text:p>
          </table:table-cell>
          <table:table-cell table:style-name="ce21" table:formula="of:=([.BH10]*0.25*5*10)/([.BH14]*[.BH13])" office:value-type="percentage" office:value="0.5625">
            <text:p>56%</text:p>
          </table:table-cell>
          <table:table-cell table:style-name="ce21" table:formula="of:=([.BI10]*0.25*5*10)/([.BI14]*[.BI13])" office:value-type="percentage" office:value="0.427083333333333">
            <text:p>43%</text:p>
          </table:table-cell>
          <table:table-cell table:style-name="ce21" table:formula="of:=([.BJ10]*0.25*5*10)/([.BJ14]*[.BJ13])" office:value-type="percentage" office:value="0.260416666666667">
            <text:p>26%</text:p>
          </table:table-cell>
          <table:table-cell table:style-name="ce21" table:formula="of:=([.BK10]*0.25*5*10)/([.BK14]*[.BK13])" office:value-type="percentage" office:value="0.4375">
            <text:p>44%</text:p>
          </table:table-cell>
          <table:table-cell table:style-name="ce21" table:formula="of:=([.BL10]*0.25*5*10)/([.BL14]*[.BL13])" office:value-type="percentage" office:value="0.104166666666667">
            <text:p>10%</text:p>
          </table:table-cell>
          <table:table-cell table:style-name="ce21" table:formula="of:=([.BM10]*0.25*5*10)/([.BM14]*[.BM13])" office:value-type="percentage" office:value="0.395833333333333">
            <text:p>40%</text:p>
          </table:table-cell>
          <table:table-cell table:style-name="ce21" table:formula="of:=([.BN10]*0.25*5*10)/([.BN14]*[.BN13])" office:value-type="percentage" office:value="0.427083333333333">
            <text:p>43%</text:p>
          </table:table-cell>
          <table:table-cell table:style-name="ce21" table:formula="of:=([.BO10]*0.25*5*10)/([.BO14]*[.BO13])" office:value-type="percentage" office:value="0.25">
            <text:p>25%</text:p>
          </table:table-cell>
          <table:table-cell table:style-name="ce21" table:formula="of:=([.BP10]*0.25*5*10)/([.BP14]*[.BP13])" office:value-type="percentage" office:value="0.604166666666667">
            <text:p>60%</text:p>
          </table:table-cell>
          <table:table-cell table:style-name="ce21" table:formula="of:=([.BQ10]*0.25*5*10)/([.BQ14]*[.BQ13])" office:value-type="percentage" office:value="0.5">
            <text:p>50%</text:p>
          </table:table-cell>
          <table:table-cell table:style-name="ce21" table:formula="of:=([.BR10]*0.25*5*10)/([.BR14]*[.BR13])" office:value-type="percentage" office:value="0.645833333333333">
            <text:p>65%</text:p>
          </table:table-cell>
          <table:table-cell table:style-name="ce21" table:formula="of:=([.BS10]*0.25*5*10)/([.BS14]*[.BS13])" office:value-type="percentage" office:value="0.40625">
            <text:p>41%</text:p>
          </table:table-cell>
          <table:table-cell table:style-name="ce21" table:formula="of:=([.BT10]*0.25*5*10)/([.BT14]*[.BT13])" office:value-type="percentage" office:value="0.40625">
            <text:p>41%</text:p>
          </table:table-cell>
          <table:table-cell table:style-name="ce21" table:formula="of:=([.BU10]*0.25*5*10)/([.BU14]*[.BU13])" office:value-type="percentage" office:value="0.53125">
            <text:p>53%</text:p>
          </table:table-cell>
          <table:table-cell table:style-name="ce21" table:formula="of:=([.BV10]*0.25*5*10)/([.BV14]*[.BV13])" office:value-type="percentage" office:value="0.375">
            <text:p>38%</text:p>
          </table:table-cell>
          <table:table-cell table:style-name="ce21" table:formula="of:=([.BW10]*0.25*5*10)/([.BW14]*[.BW13])" office:value-type="percentage" office:value="0.375">
            <text:p>38%</text:p>
          </table:table-cell>
          <table:table-cell table:style-name="ce21" table:formula="of:=([.BX10]*0.25*5*10)/([.BX14]*[.BX13])" office:value-type="percentage" office:value="0.4375">
            <text:p>44%</text:p>
          </table:table-cell>
          <table:table-cell table:style-name="ce21" table:formula="of:=([.BY10]*0.25*5*10)/([.BY14]*[.BY13])" office:value-type="percentage" office:value="0.65625">
            <text:p>66%</text:p>
          </table:table-cell>
          <table:table-cell table:style-name="ce21" table:formula="of:=([.BZ10]*0.25*5*10)/([.BZ14]*[.BZ13])" office:value-type="percentage" office:value="0.65625">
            <text:p>66%</text:p>
          </table:table-cell>
          <table:table-cell table:style-name="ce21" table:formula="of:=([.CA10]*0.25*5*10)/([.CA14]*[.CA13])" office:value-type="percentage" office:value="0.260416666666667">
            <text:p>26%</text:p>
          </table:table-cell>
          <table:table-cell table:style-name="ce21" table:formula="of:=([.CB10]*0.25*5*10)/([.CB14]*[.CB13])" office:value-type="percentage" office:value="0.4375">
            <text:p>44%</text:p>
          </table:table-cell>
          <table:table-cell table:style-name="ce21" table:formula="of:=([.CC10]*0.25*5*10)/([.CC14]*[.CC13])" office:value-type="percentage" office:value="0.541666666666667">
            <text:p>54%</text:p>
          </table:table-cell>
          <table:table-cell table:style-name="ce21" table:formula="of:=([.CD10]*0.25*5*10)/([.CD14]*[.CD13])" office:value-type="percentage" office:value="0.416666666666667">
            <text:p>42%</text:p>
          </table:table-cell>
          <table:table-cell table:style-name="ce21" table:formula="of:=([.CE10]*0.25*5*10)/([.CE14]*[.CE13])" office:value-type="percentage" office:value="0.416666666666667">
            <text:p>42%</text:p>
          </table:table-cell>
          <table:table-cell table:style-name="ce21" table:formula="of:=([.CF10]*0.25*5*10)/([.CF14]*[.CF13])" office:value-type="percentage" office:value="0.625">
            <text:p>63%</text:p>
          </table:table-cell>
          <table:table-cell table:style-name="ce21" table:formula="of:=([.CG10]*0.25*5*10)/([.CG14]*[.CG13])" office:value-type="percentage" office:value="0.552083333333333">
            <text:p>55%</text:p>
          </table:table-cell>
          <table:table-cell table:style-name="ce21" table:formula="of:=([.CH10]*0.25*5*10)/([.CH14]*[.CH13])" office:value-type="percentage" office:value="0.59375">
            <text:p>59%</text:p>
          </table:table-cell>
          <table:table-cell table:style-name="ce21" table:formula="of:=([.CI10]*0.25*5*10)/([.CI14]*[.CI13])" office:value-type="percentage" office:value="0.114583333333333">
            <text:p>11%</text:p>
          </table:table-cell>
          <table:table-cell table:style-name="ce21" table:formula="of:=([.CJ10]*0.25*5*10)/([.CJ14]*[.CJ13])" office:value-type="percentage" office:value="0.229166666666667">
            <text:p>23%</text:p>
          </table:table-cell>
          <table:table-cell table:style-name="ce21" table:formula="of:=([.CK10]*0.25*5*10)/([.CK14]*[.CK13])" office:value-type="percentage" office:value="0.291666666666667">
            <text:p>29%</text:p>
          </table:table-cell>
          <table:table-cell table:style-name="ce21" table:formula="of:=([.CL10]*0.25*5*10)/([.CL14]*[.CL13])" office:value-type="percentage" office:value="0.572916666666667">
            <text:p>57%</text:p>
          </table:table-cell>
          <table:table-cell table:style-name="ce21" table:formula="of:=([.CM10]*0.25*5*10)/([.CM14]*[.CM13])" office:value-type="percentage" office:value="0.208333333333333">
            <text:p>21%</text:p>
          </table:table-cell>
          <table:table-cell table:style-name="ce21" table:formula="of:=([.CN10]*0.25*5*10)/([.CN14]*[.CN13])" office:value-type="percentage" office:value="0.458333333333333">
            <text:p>46%</text:p>
          </table:table-cell>
          <table:table-cell table:style-name="ce21" table:formula="of:=([.CO10]*0.25*5*10)/([.CO14]*[.CO13])" office:value-type="percentage" office:value="0.604166666666667">
            <text:p>60%</text:p>
          </table:table-cell>
          <table:table-cell table:style-name="ce21" table:formula="of:=([.CP10]*0.25*5*10)/([.CP14]*[.CP13])" office:value-type="percentage" office:value="0.34375">
            <text:p>34%</text:p>
          </table:table-cell>
          <table:table-cell table:style-name="ce21" table:formula="of:=([.CQ10]*0.25*5*10)/([.CQ14]*[.CQ13])" office:value-type="percentage" office:value="0.625">
            <text:p>63%</text:p>
          </table:table-cell>
          <table:table-cell table:style-name="ce21" table:formula="of:=([.CR10]*0.25*5*10)/([.CR14]*[.CR13])" office:value-type="percentage" office:value="0.28125">
            <text:p>28%</text:p>
          </table:table-cell>
          <table:table-cell table:style-name="ce21" table:formula="of:=([.CS10]*0.25*5*10)/([.CS14]*[.CS13])" office:value-type="percentage" office:value="0.635416666666667">
            <text:p>64%</text:p>
          </table:table-cell>
          <table:table-cell table:style-name="ce21" table:formula="of:=([.CT10]*0.25*5*10)/([.CT14]*[.CT13])" office:value-type="percentage" office:value="0.489583333333333">
            <text:p>49%</text:p>
          </table:table-cell>
          <table:table-cell table:style-name="ce21" table:formula="of:=([.CU10]*0.25*5*10)/([.CU14]*[.CU13])" office:value-type="percentage" office:value="0.385416666666667">
            <text:p>39%</text:p>
          </table:table-cell>
          <table:table-cell table:style-name="ce21" table:formula="of:=([.CV10]*0.25*5*10)/([.CV14]*[.CV13])" office:value-type="percentage" office:value="0.666666666666667">
            <text:p>67%</text:p>
          </table:table-cell>
          <table:table-cell table:style-name="ce21" table:formula="of:=([.CW10]*0.25*5*10)/([.CW14]*[.CW13])" office:value-type="percentage" office:value="0.3125">
            <text:p>31%</text:p>
          </table:table-cell>
          <table:table-cell table:style-name="ce21" table:formula="of:=([.CX10]*0.25*5*10)/([.CX14]*[.CX13])" office:value-type="percentage" office:value="0.354166666666667">
            <text:p>35%</text:p>
          </table:table-cell>
          <table:table-cell table:style-name="ce21" table:formula="of:=([.CY10]*0.25*5*10)/([.CY14]*[.CY13])" office:value-type="percentage" office:value="0.333333333333333">
            <text:p>33%</text:p>
          </table:table-cell>
          <table:table-cell table:style-name="ce21" table:formula="of:=([.CZ10]*0.25*5*10)/([.CZ14]*[.CZ13])" office:value-type="percentage" office:value="0.375">
            <text:p>38%</text:p>
          </table:table-cell>
          <table:table-cell table:style-name="ce21" table:formula="of:=([.DA10]*0.25*5*10)/([.DA14]*[.DA13])" office:value-type="percentage" office:value="0.416666666666667">
            <text:p>42%</text:p>
          </table:table-cell>
          <table:table-cell table:style-name="ce21" table:formula="of:=([.DB10]*0.25*5*10)/([.DB14]*[.DB13])" office:value-type="percentage" office:value="0.416666666666667">
            <text:p>42%</text:p>
          </table:table-cell>
          <table:table-cell table:style-name="ce21" table:formula="of:=([.DC10]*0.25*5*10)/([.DC14]*[.DC13])" office:value-type="percentage" office:value="0.375">
            <text:p>38%</text:p>
          </table:table-cell>
          <table:table-cell table:style-name="ce21" table:formula="of:=([.DD10]*0.25*5*10)/([.DD14]*[.DD13])" office:value-type="percentage" office:value="0.375">
            <text:p>38%</text:p>
          </table:table-cell>
          <table:table-cell table:style-name="ce21" table:formula="of:=([.DE10]*0.25*5*10)/([.DE14]*[.DE13])" office:value-type="percentage" office:value="0.4375">
            <text:p>44%</text:p>
          </table:table-cell>
          <table:table-cell table:style-name="ce21" table:formula="of:=([.DF10]*0.25*5*10)/([.DF14]*[.DF13])" office:value-type="percentage" office:value="0.104166666666667">
            <text:p>10%</text:p>
          </table:table-cell>
          <table:table-cell table:style-name="ce21" table:formula="of:=([.DG10]*0.25*5*10)/([.DG14]*[.DG13])" office:value-type="percentage" office:value="0.625">
            <text:p>63%</text:p>
          </table:table-cell>
          <table:table-cell table:number-columns-repeated="913"/>
        </table:table-row>
        <table:table-row table:style-name="ro1">
          <table:table-cell table:style-name="ce7" office:value-type="string">
            <text:p>persistent bot damage (bot hp/player firepower * bot damage)</text:p>
          </table:table-cell>
          <table:table-cell table:style-name="ce21" office:value-type="string">
            <text:p>n/a</text:p>
          </table:table-cell>
          <table:table-cell table:style-name="ce21" table:formula="of:=50*([.C25]*[.C11]/([.C13]*10*5)) / ([.C15])" office:value-type="percentage" office:value="0.15625">
            <text:p>16%</text:p>
          </table:table-cell>
          <table:table-cell table:style-name="ce21" table:formula="of:=50*([.D25]*[.D11]/([.D13]*10*5)) / ([.D14]*[.D13])" office:value-type="percentage" office:value="0.03125">
            <text:p>3%</text:p>
          </table:table-cell>
          <table:table-cell table:style-name="ce21" table:formula="of:=50*([.E25]*[.E11]/([.E13]*10*5)) / ([.E14]*[.E13])" office:value-type="percentage" office:value="0.0382736354775828">
            <text:p>4%</text:p>
          </table:table-cell>
          <table:table-cell table:style-name="ce21" table:formula="of:=50*([.F25]*[.F11]/([.F13]*10*5)) / ([.F14]*[.F13])" office:value-type="percentage" office:value="0.00958520274996162">
            <text:p>1%</text:p>
          </table:table-cell>
          <table:table-cell table:style-name="ce21" table:formula="of:=50*([.G25]*[.G11]/([.G13]*10*5)) / ([.G14]*[.G13])" office:value-type="percentage" office:value="0.0625">
            <text:p>6%</text:p>
          </table:table-cell>
          <table:table-cell table:style-name="ce21" table:formula="of:=50*([.H25]*[.H11]/([.H13]*10*5)) / ([.H14]*[.H13])" office:value-type="percentage" office:value="0.0188661324878809">
            <text:p>2%</text:p>
          </table:table-cell>
          <table:table-cell table:style-name="ce21" table:formula="of:=50*([.I25]*[.I11]/([.I13]*10*5)) / ([.I14]*[.I13])" office:value-type="percentage" office:value="0.044627307558342">
            <text:p>4%</text:p>
          </table:table-cell>
          <table:table-cell table:style-name="ce21" table:formula="of:=50*([.J25]*[.J11]/([.J13]*10*5)) / ([.J14]*[.J13])" office:value-type="percentage" office:value="0.0478814205151654">
            <text:p>5%</text:p>
          </table:table-cell>
          <table:table-cell table:style-name="ce21" table:formula="of:=50*([.K25]*[.K11]/([.K13]*10*5)) / ([.K14]*[.K13])" office:value-type="percentage" office:value="0.106049864969136">
            <text:p>11%</text:p>
          </table:table-cell>
          <table:table-cell table:style-name="ce21" table:formula="of:=50*([.L25]*[.L11]/([.L13]*10*5)) / ([.L14]*[.L13])" office:value-type="percentage" office:value="0.0203958189058172">
            <text:p>2%</text:p>
          </table:table-cell>
          <table:table-cell table:style-name="ce21" table:formula="of:=50*([.M25]*[.M11]/([.M13]*10*5)) / ([.M14]*[.M13])" office:value-type="percentage" office:value="0.0203958189058172">
            <text:p>2%</text:p>
          </table:table-cell>
          <table:table-cell table:style-name="ce21" table:formula="of:=50*([.N25]*[.N11]/([.N13]*10*5)) / ([.N14]*[.N13])" office:value-type="percentage" office:value="0.0203958189058172">
            <text:p>2%</text:p>
          </table:table-cell>
          <table:table-cell table:style-name="ce21" table:formula="of:=50*([.O25]*[.O11]/([.O13]*10*5)) / ([.O14]*[.O13])" office:value-type="percentage" office:value="0.106049864969136">
            <text:p>11%</text:p>
          </table:table-cell>
          <table:table-cell table:style-name="ce21" table:formula="of:=50*([.P25]*[.P11]/([.P13]*10*5)) / ([.P14]*[.P13])" office:value-type="percentage" office:value="0.00486065826416016">
            <text:p>0%</text:p>
          </table:table-cell>
          <table:table-cell table:style-name="ce21" table:formula="of:=50*([.Q25]*[.Q11]/([.Q13]*10*5)) / ([.Q14]*[.Q13])" office:value-type="percentage" office:value="0.0319377971721722">
            <text:p>3%</text:p>
          </table:table-cell>
          <table:table-cell table:style-name="ce21" table:formula="of:=50*([.R25]*[.R11]/([.R13]*10*5)) / ([.R14]*[.R13])" office:value-type="percentage" office:value="0.0218128551136364">
            <text:p>2%</text:p>
          </table:table-cell>
          <table:table-cell table:style-name="ce21" table:formula="of:=50*([.S25]*[.S11]/([.S13]*10*5)) / ([.S14]*[.S13])" office:value-type="percentage" office:value="0.0212053571428571">
            <text:p>2%</text:p>
          </table:table-cell>
          <table:table-cell table:style-name="ce21" table:formula="of:=50*([.T25]*[.T11]/([.T13]*10*5)) / ([.T14]*[.T13])" office:value-type="percentage" office:value="0.0151052173569084">
            <text:p>2%</text:p>
          </table:table-cell>
          <table:table-cell table:style-name="ce21" table:formula="of:=50*([.U25]*[.U11]/([.U13]*10*5)) / ([.U14]*[.U13])" office:value-type="percentage" office:value="0.016577449845679">
            <text:p>2%</text:p>
          </table:table-cell>
          <table:table-cell table:style-name="ce21" table:formula="of:=50*([.V25]*[.V11]/([.V13]*10*5)) / ([.V14]*[.V13])" office:value-type="percentage" office:value="0.0178079044117647">
            <text:p>2%</text:p>
          </table:table-cell>
          <table:table-cell table:style-name="ce21" table:formula="of:=50*([.W25]*[.W11]/([.W13]*10*5)) / ([.W14]*[.W13])" office:value-type="percentage" office:value="0.021415609851108">
            <text:p>2%</text:p>
          </table:table-cell>
          <table:table-cell table:style-name="ce21" table:formula="of:=50*([.X25]*[.X11]/([.X13]*10*5)) / ([.X14]*[.X13])" office:value-type="percentage" office:value="0.0228531855955679">
            <text:p>2%</text:p>
          </table:table-cell>
          <table:table-cell table:style-name="ce21" table:formula="of:=50*([.Y25]*[.Y11]/([.Y13]*10*5)) / ([.Y14]*[.Y13])" office:value-type="percentage" office:value="0.0244403141801075">
            <text:p>2%</text:p>
          </table:table-cell>
          <table:table-cell table:style-name="ce21" table:formula="of:=50*([.Z25]*[.Z11]/([.Z13]*10*5)) / ([.Z14]*[.Z13])" office:value-type="percentage" office:value="0.0253563596491228">
            <text:p>3%</text:p>
          </table:table-cell>
          <table:table-cell table:style-name="ce21" table:formula="of:=50*([.AA25]*[.AA11]/([.AA13]*10*5)) / ([.AA14]*[.AA13])" office:value-type="percentage" office:value="0.0625">
            <text:p>6%</text:p>
          </table:table-cell>
          <table:table-cell table:style-name="ce21" table:formula="of:=50*([.AB25]*[.AB11]/([.AB13]*10*5)) / ([.AB14]*[.AB13])" office:value-type="percentage" office:value="0.0530478395061728">
            <text:p>5%</text:p>
          </table:table-cell>
          <table:table-cell table:style-name="ce21" table:formula="of:=50*([.AC25]*[.AC11]/([.AC13]*10*5)) / ([.AC14]*[.AC13])" office:value-type="percentage" office:value="0.0219255053237535">
            <text:p>2%</text:p>
          </table:table-cell>
          <table:table-cell table:style-name="ce21" table:formula="of:=50*([.AD25]*[.AD11]/([.AD13]*10*5)) / ([.AD14]*[.AD13])" office:value-type="percentage" office:value="0.0449767024156601">
            <text:p>4%</text:p>
          </table:table-cell>
          <table:table-cell table:style-name="ce21" table:formula="of:=50*([.AE25]*[.AE11]/([.AE13]*10*5)) / ([.AE14]*[.AE13])" office:value-type="percentage" office:value="0.0273581775161588">
            <text:p>3%</text:p>
          </table:table-cell>
          <table:table-cell table:style-name="ce21" table:formula="of:=50*([.AF25]*[.AF11]/([.AF13]*10*5)) / ([.AF14]*[.AF13])" office:value-type="percentage" office:value="0.0513679290362377">
            <text:p>5%</text:p>
          </table:table-cell>
          <table:table-cell table:style-name="ce21" table:formula="of:=50*([.AG25]*[.AG11]/([.AG13]*10*5)) / ([.AG14]*[.AG13])" office:value-type="percentage" office:value="0.0252057194068763">
            <text:p>3%</text:p>
          </table:table-cell>
          <table:table-cell table:style-name="ce21" table:formula="of:=50*([.AH25]*[.AH11]/([.AH13]*10*5)) / ([.AH14]*[.AH13])" office:value-type="percentage" office:value="0.0279498259079717">
            <text:p>3%</text:p>
          </table:table-cell>
          <table:table-cell table:style-name="ce21" table:formula="of:=50*([.AI25]*[.AI11]/([.AI13]*10*5)) / ([.AI14]*[.AI13])" office:value-type="percentage" office:value="0.038316445545998">
            <text:p>4%</text:p>
          </table:table-cell>
          <table:table-cell table:style-name="ce21" table:formula="of:=50*([.AJ25]*[.AJ11]/([.AJ13]*10*5)) / ([.AJ14]*[.AJ13])" office:value-type="percentage" office:value="0.0932919864766082">
            <text:p>9%</text:p>
          </table:table-cell>
          <table:table-cell table:style-name="ce21" table:formula="of:=50*([.AK25]*[.AK11]/([.AK13]*10*5)) / ([.AK14]*[.AK13])" office:value-type="percentage" office:value="0.0367568719369273">
            <text:p>4%</text:p>
          </table:table-cell>
          <table:table-cell table:style-name="ce21" table:formula="of:=50*([.AL25]*[.AL11]/([.AL13]*10*5)) / ([.AL14]*[.AL13])" office:value-type="percentage" office:value="0.017487898374325">
            <text:p>2%</text:p>
          </table:table-cell>
          <table:table-cell table:style-name="ce21" table:formula="of:=50*([.AM25]*[.AM11]/([.AM13]*10*5)) / ([.AM14]*[.AM13])" office:value-type="percentage" office:value="0.0240398487996307">
            <text:p>2%</text:p>
          </table:table-cell>
          <table:table-cell table:style-name="ce21" table:formula="of:=50*([.AN25]*[.AN11]/([.AN13]*10*5)) / ([.AN14]*[.AN13])" office:value-type="percentage" office:value="0.024951171875">
            <text:p>2%</text:p>
          </table:table-cell>
          <table:table-cell table:style-name="ce21" table:formula="of:=50*([.AO25]*[.AO11]/([.AO13]*10*5)) / ([.AO14]*[.AO13])" office:value-type="percentage" office:value="0.0229452962690443">
            <text:p>2%</text:p>
          </table:table-cell>
          <table:table-cell table:style-name="ce21" table:formula="of:=50*([.AP25]*[.AP11]/([.AP13]*10*5)) / ([.AP14]*[.AP13])" office:value-type="percentage" office:value="0.15">
            <text:p>15%</text:p>
          </table:table-cell>
          <table:table-cell table:style-name="ce21" table:formula="of:=50*([.AQ25]*[.AQ11]/([.AQ13]*10*5)) / ([.AQ14]*[.AQ13])" office:value-type="percentage" office:value="0.0521023141399417">
            <text:p>5%</text:p>
          </table:table-cell>
          <table:table-cell table:style-name="ce21" table:formula="of:=50*([.AR25]*[.AR11]/([.AR13]*10*5)) / ([.AR14]*[.AR13])" office:value-type="percentage" office:value="0.0345421236361581">
            <text:p>3%</text:p>
          </table:table-cell>
          <table:table-cell table:style-name="ce21" table:formula="of:=50*([.AS25]*[.AS11]/([.AS13]*10*5)) / ([.AS14]*[.AS13])" office:value-type="percentage" office:value="0.102910482374768">
            <text:p>10%</text:p>
          </table:table-cell>
          <table:table-cell table:style-name="ce21" table:formula="of:=50*([.AT25]*[.AT11]/([.AT13]*10*5)) / ([.AT14]*[.AT13])" office:value-type="percentage" office:value="0.0248077343636099">
            <text:p>2%</text:p>
          </table:table-cell>
          <table:table-cell table:style-name="ce21" table:formula="of:=50*([.AU25]*[.AU11]/([.AU13]*10*5)) / ([.AU14]*[.AU13])" office:value-type="percentage" office:value="0.0234551917416898">
            <text:p>2%</text:p>
          </table:table-cell>
          <table:table-cell table:style-name="ce21" table:formula="of:=50*([.AV25]*[.AV11]/([.AV13]*10*5)) / ([.AV14]*[.AV13])" office:value-type="percentage" office:value="0.0234551917416898">
            <text:p>2%</text:p>
          </table:table-cell>
          <table:table-cell table:style-name="ce21" table:formula="of:=50*([.AW25]*[.AW11]/([.AW13]*10*5)) / ([.AW14]*[.AW13])" office:value-type="percentage" office:value="0.0401774960857521">
            <text:p>4%</text:p>
          </table:table-cell>
          <table:table-cell table:style-name="ce21" table:formula="of:=50*([.AX25]*[.AX11]/([.AX13]*10*5)) / ([.AX14]*[.AX13])" office:value-type="percentage" office:value="0.0693141688327032">
            <text:p>7%</text:p>
          </table:table-cell>
          <table:table-cell table:style-name="ce21" table:formula="of:=50*([.AY25]*[.AY11]/([.AY13]*10*5)) / ([.AY14]*[.AY13])" office:value-type="percentage" office:value="0.0313995215311005">
            <text:p>3%</text:p>
          </table:table-cell>
          <table:table-cell table:style-name="ce21" table:formula="of:=50*([.AZ25]*[.AZ11]/([.AZ13]*10*5)) / ([.AZ14]*[.AZ13])" office:value-type="percentage" office:value="0.0625">
            <text:p>6%</text:p>
          </table:table-cell>
          <table:table-cell table:style-name="ce21" table:formula="of:=50*([.BA25]*[.BA11]/([.BA13]*10*5)) / ([.BA14]*[.BA13])" office:value-type="percentage" office:value="0.0271095808629776">
            <text:p>3%</text:p>
          </table:table-cell>
          <table:table-cell table:style-name="ce21" table:formula="of:=50*([.BB25]*[.BB11]/([.BB13]*10*5)) / ([.BB14]*[.BB13])" office:value-type="percentage" office:value="0.0248874653739612">
            <text:p>2%</text:p>
          </table:table-cell>
          <table:table-cell table:style-name="ce21" table:formula="of:=50*([.BC25]*[.BC11]/([.BC13]*10*5)) / ([.BC14]*[.BC13])" office:value-type="percentage" office:value="0.0750230840258541">
            <text:p>8%</text:p>
          </table:table-cell>
          <table:table-cell table:style-name="ce21" table:formula="of:=50*([.BD25]*[.BD11]/([.BD13]*10*5)) / ([.BD14]*[.BD13])" office:value-type="percentage" office:value="0.0562169312169312">
            <text:p>6%</text:p>
          </table:table-cell>
          <table:table-cell table:style-name="ce21" table:formula="of:=50*([.BE25]*[.BE11]/([.BE13]*10*5)) / ([.BE14]*[.BE13])" office:value-type="percentage" office:value="0.0264332706766917">
            <text:p>3%</text:p>
          </table:table-cell>
          <table:table-cell table:style-name="ce21" table:formula="of:=50*([.BF25]*[.BF11]/([.BF13]*10*5)) / ([.BF14]*[.BF13])" office:value-type="percentage" office:value="0.0681749131944444">
            <text:p>7%</text:p>
          </table:table-cell>
          <table:table-cell table:style-name="ce21" table:formula="of:=50*([.BG25]*[.BG11]/([.BG13]*10*5)) / ([.BG14]*[.BG13])" office:value-type="percentage" office:value="0.0244749826869806">
            <text:p>2%</text:p>
          </table:table-cell>
          <table:table-cell table:style-name="ce21" table:formula="of:=50*([.BH25]*[.BH11]/([.BH13]*10*5)) / ([.BH14]*[.BH13])" office:value-type="percentage" office:value="0.0625">
            <text:p>6%</text:p>
          </table:table-cell>
          <table:table-cell table:style-name="ce21" table:formula="of:=50*([.BI25]*[.BI11]/([.BI13]*10*5)) / ([.BI14]*[.BI13])" office:value-type="percentage" office:value="0.0312012955386713">
            <text:p>3%</text:p>
          </table:table-cell>
          <table:table-cell table:style-name="ce21" table:formula="of:=50*([.BJ25]*[.BJ11]/([.BJ13]*10*5)) / ([.BJ14]*[.BJ13])" office:value-type="percentage" office:value="0.0568124276620371">
            <text:p>6%</text:p>
          </table:table-cell>
          <table:table-cell table:style-name="ce21" table:formula="of:=50*([.BK25]*[.BK11]/([.BK13]*10*5)) / ([.BK14]*[.BK13])" office:value-type="percentage" office:value="0.0876534598214286">
            <text:p>9%</text:p>
          </table:table-cell>
          <table:table-cell table:style-name="ce21" table:formula="of:=50*([.BL25]*[.BL11]/([.BL13]*10*5)) / ([.BL14]*[.BL13])" office:value-type="percentage" office:value="0.151499807098765">
            <text:p>15%</text:p>
          </table:table-cell>
          <table:table-cell table:style-name="ce21" table:formula="of:=50*([.BM25]*[.BM11]/([.BM13]*10*5)) / ([.BM14]*[.BM13])" office:value-type="percentage" office:value="0.0356874800701531">
            <text:p>4%</text:p>
          </table:table-cell>
          <table:table-cell table:style-name="ce21" table:formula="of:=50*([.BN25]*[.BN11]/([.BN13]*10*5)) / ([.BN14]*[.BN13])" office:value-type="percentage" office:value="0.0329565690542145">
            <text:p>3%</text:p>
          </table:table-cell>
          <table:table-cell table:style-name="ce21" table:formula="of:=50*([.BO25]*[.BO11]/([.BO13]*10*5)) / ([.BO14]*[.BO13])" office:value-type="percentage" office:value="0.0631313131313131">
            <text:p>6%</text:p>
          </table:table-cell>
          <table:table-cell table:style-name="ce21" table:formula="of:=50*([.BP25]*[.BP11]/([.BP13]*10*5)) / ([.BP14]*[.BP13])" office:value-type="percentage" office:value="0.0213737565690691">
            <text:p>2%</text:p>
          </table:table-cell>
          <table:table-cell table:style-name="ce21" table:formula="of:=50*([.BQ25]*[.BQ11]/([.BQ13]*10*5)) / ([.BQ14]*[.BQ13])" office:value-type="percentage" office:value="0.0275676539526955">
            <text:p>3%</text:p>
          </table:table-cell>
          <table:table-cell table:style-name="ce21" table:formula="of:=50*([.BR25]*[.BR11]/([.BR13]*10*5)) / ([.BR14]*[.BR13])" office:value-type="percentage" office:value="0.0198133341471354">
            <text:p>2%</text:p>
          </table:table-cell>
          <table:table-cell table:style-name="ce21" table:formula="of:=50*([.BS25]*[.BS11]/([.BS13]*10*5)) / ([.BS14]*[.BS13])" office:value-type="percentage" office:value="0.0366266242825255">
            <text:p>4%</text:p>
          </table:table-cell>
          <table:table-cell table:style-name="ce21" table:formula="of:=50*([.BT25]*[.BT11]/([.BT13]*10*5)) / ([.BT14]*[.BT13])" office:value-type="percentage" office:value="0.0366266242825255">
            <text:p>4%</text:p>
          </table:table-cell>
          <table:table-cell table:style-name="ce21" table:formula="of:=50*([.BU25]*[.BU11]/([.BU13]*10*5)) / ([.BU14]*[.BU13])" office:value-type="percentage" office:value="0.0260046691049169">
            <text:p>3%</text:p>
          </table:table-cell>
          <table:table-cell table:style-name="ce21" table:formula="of:=50*([.BV25]*[.BV11]/([.BV13]*10*5)) / ([.BV14]*[.BV13])" office:value-type="percentage" office:value="0.0407916378116344">
            <text:p>4%</text:p>
          </table:table-cell>
          <table:table-cell table:style-name="ce21" table:formula="of:=50*([.BW25]*[.BW11]/([.BW13]*10*5)) / ([.BW14]*[.BW13])" office:value-type="percentage" office:value="0.0407916378116344">
            <text:p>4%</text:p>
          </table:table-cell>
          <table:table-cell table:style-name="ce21" table:formula="of:=50*([.BX25]*[.BX11]/([.BX13]*10*5)) / ([.BX14]*[.BX13])" office:value-type="percentage" office:value="0.0340850069252078">
            <text:p>3%</text:p>
          </table:table-cell>
          <table:table-cell table:style-name="ce21" table:formula="of:=50*([.BY25]*[.BY11]/([.BY13]*10*5)) / ([.BY14]*[.BY13])" office:value-type="percentage" office:value="0.0201329040527344">
            <text:p>2%</text:p>
          </table:table-cell>
          <table:table-cell table:style-name="ce21" table:formula="of:=50*([.BZ25]*[.BZ11]/([.BZ13]*10*5)) / ([.BZ14]*[.BZ13])" office:value-type="percentage" office:value="0.0201329040527344">
            <text:p>2%</text:p>
          </table:table-cell>
          <table:table-cell table:style-name="ce21" table:formula="of:=50*([.CA25]*[.CA11]/([.CA13]*10*5)) / ([.CA14]*[.CA13])" office:value-type="percentage" office:value="0.0639852980665951">
            <text:p>6%</text:p>
          </table:table-cell>
          <table:table-cell table:style-name="ce21" table:formula="of:=50*([.CB25]*[.CB11]/([.CB13]*10*5)) / ([.CB14]*[.CB13])" office:value-type="percentage" office:value="0.034502374356945">
            <text:p>3%</text:p>
          </table:table-cell>
          <table:table-cell table:style-name="ce21" table:formula="of:=50*([.CC25]*[.CC11]/([.CC13]*10*5)) / ([.CC14]*[.CC13])" office:value-type="percentage" office:value="0.0265145645775623">
            <text:p>3%</text:p>
          </table:table-cell>
          <table:table-cell table:style-name="ce21" table:formula="of:=50*([.CD25]*[.CD11]/([.CD13]*10*5)) / ([.CD14]*[.CD13])" office:value-type="percentage" office:value="0.037565768494898">
            <text:p>4%</text:p>
          </table:table-cell>
          <table:table-cell table:style-name="ce21" table:formula="of:=50*([.CE25]*[.CE11]/([.CE13]*10*5)) / ([.CE14]*[.CE13])" office:value-type="percentage" office:value="0.037565768494898">
            <text:p>4%</text:p>
          </table:table-cell>
          <table:table-cell table:style-name="ce21" table:formula="of:=50*([.CF25]*[.CF11]/([.CF13]*10*5)) / ([.CF14]*[.CF13])" office:value-type="percentage" office:value="0.136349826388889">
            <text:p>14%</text:p>
          </table:table-cell>
          <table:table-cell table:style-name="ce21" table:formula="of:=50*([.CG25]*[.CG11]/([.CG13]*10*5)) / ([.CG14]*[.CG13])" office:value-type="percentage" office:value="0.0270244600502078">
            <text:p>3%</text:p>
          </table:table-cell>
          <table:table-cell table:style-name="ce21" table:formula="of:=50*([.CH25]*[.CH11]/([.CH13]*10*5)) / ([.CH14]*[.CH13])" office:value-type="percentage" office:value="0.025073902027027">
            <text:p>3%</text:p>
          </table:table-cell>
          <table:table-cell table:style-name="ce21" table:formula="of:=50*([.CI25]*[.CI11]/([.CI13]*10*5)) / ([.CI14]*[.CI13])" office:value-type="percentage" office:value="0.166649787808642">
            <text:p>17%</text:p>
          </table:table-cell>
          <table:table-cell table:style-name="ce21" table:formula="of:=50*([.CJ25]*[.CJ11]/([.CJ13]*10*5)) / ([.CJ14]*[.CJ13])" office:value-type="percentage" office:value="0.0822902773502958">
            <text:p>8%</text:p>
          </table:table-cell>
          <table:table-cell table:style-name="ce21" table:formula="of:=50*([.CK25]*[.CK11]/([.CK13]*10*5)) / ([.CK14]*[.CK13])" office:value-type="percentage" office:value="0.0636299189814815">
            <text:p>6%</text:p>
          </table:table-cell>
          <table:table-cell table:style-name="ce21" table:formula="of:=50*([.CL25]*[.CL11]/([.CL13]*10*5)) / ([.CL14]*[.CL13])" office:value-type="percentage" office:value="0.0280442509954986">
            <text:p>3%</text:p>
          </table:table-cell>
          <table:table-cell table:style-name="ce21" table:formula="of:=50*([.CM25]*[.CM11]/([.CM13]*10*5)) / ([.CM14]*[.CM13])" office:value-type="percentage" office:value="0.100999871399177">
            <text:p>10%</text:p>
          </table:table-cell>
          <table:table-cell table:style-name="ce21" table:formula="of:=50*([.CN25]*[.CN11]/([.CN13]*10*5)) / ([.CN14]*[.CN13])" office:value-type="percentage" office:value="0.0413223453443878">
            <text:p>4%</text:p>
          </table:table-cell>
          <table:table-cell table:style-name="ce21" table:formula="of:=50*([.CO25]*[.CO11]/([.CO13]*10*5)) / ([.CO14]*[.CO13])" office:value-type="percentage" office:value="0.0295739374134349">
            <text:p>3%</text:p>
          </table:table-cell>
          <table:table-cell table:style-name="ce21" table:formula="of:=50*([.CP25]*[.CP11]/([.CP13]*10*5)) / ([.CP14]*[.CP13])" office:value-type="percentage" office:value="0.06074384765625">
            <text:p>6%</text:p>
          </table:table-cell>
          <table:table-cell table:style-name="ce21" table:formula="of:=50*([.CQ25]*[.CQ11]/([.CQ13]*10*5)) / ([.CQ14]*[.CQ13])" office:value-type="percentage" office:value="0.0305937283587258">
            <text:p>3%</text:p>
          </table:table-cell>
          <table:table-cell table:style-name="ce21" table:formula="of:=50*([.CR25]*[.CR11]/([.CR13]*10*5)) / ([.CR14]*[.CR13])" office:value-type="percentage" office:value="0.084175132106414">
            <text:p>8%</text:p>
          </table:table-cell>
          <table:table-cell table:style-name="ce21" table:formula="of:=50*([.CS25]*[.CS11]/([.CS13]*10*5)) / ([.CS14]*[.CS13])" office:value-type="percentage" office:value="0.0311036238313712">
            <text:p>3%</text:p>
          </table:table-cell>
          <table:table-cell table:style-name="ce21" table:formula="of:=50*([.CT25]*[.CT11]/([.CT13]*10*5)) / ([.CT14]*[.CT13])" office:value-type="percentage" office:value="0.0441397779815051">
            <text:p>4%</text:p>
          </table:table-cell>
          <table:table-cell table:style-name="ce21" table:formula="of:=50*([.CU25]*[.CU11]/([.CU13]*10*5)) / ([.CU14]*[.CU13])" office:value-type="percentage" office:value="0.0643441457261575">
            <text:p>6%</text:p>
          </table:table-cell>
          <table:table-cell table:style-name="ce21" table:formula="of:=50*([.CV25]*[.CV11]/([.CV13]*10*5)) / ([.CV14]*[.CV13])" office:value-type="percentage" office:value="0.0326333102493075">
            <text:p>3%</text:p>
          </table:table-cell>
          <table:table-cell table:style-name="ce21" table:formula="of:=50*([.CW25]*[.CW11]/([.CW13]*10*5)) / ([.CW14]*[.CW13])" office:value-type="percentage" office:value="0.0868055555555556">
            <text:p>9%</text:p>
          </table:table-cell>
          <table:table-cell table:style-name="ce21" table:formula="of:=50*([.CX25]*[.CX11]/([.CX13]*10*5)) / ([.CX14]*[.CX13])" office:value-type="percentage" office:value="0.0772649016203704">
            <text:p>8%</text:p>
          </table:table-cell>
          <table:table-cell table:style-name="ce21" table:formula="of:=50*([.CY25]*[.CY11]/([.CY13]*10*5)) / ([.CY14]*[.CY13])" office:value-type="percentage" office:value="0.086682427107959">
            <text:p>9%</text:p>
          </table:table-cell>
          <table:table-cell table:style-name="ce21" table:formula="of:=50*([.CZ25]*[.CZ11]/([.CZ13]*10*5)) / ([.CZ14]*[.CZ13])" office:value-type="percentage" office:value="0.0818098958333333">
            <text:p>8%</text:p>
          </table:table-cell>
          <table:table-cell table:style-name="ce21" table:formula="of:=50*([.DA25]*[.DA11]/([.DA13]*10*5)) / ([.DA14]*[.DA13])" office:value-type="percentage" office:value="0.0730668106483873">
            <text:p>7%</text:p>
          </table:table-cell>
          <table:table-cell table:style-name="ce21" table:formula="of:=50*([.DB25]*[.DB11]/([.DB13]*10*5)) / ([.DB14]*[.DB13])" office:value-type="percentage" office:value="0.0755208333333333">
            <text:p>8%</text:p>
          </table:table-cell>
          <table:table-cell table:style-name="ce21" table:formula="of:=50*([.DC25]*[.DC11]/([.DC13]*10*5)) / ([.DC14]*[.DC13])" office:value-type="percentage" office:value="0.327239583333333">
            <text:p>33%</text:p>
          </table:table-cell>
          <table:table-cell table:style-name="ce21" table:formula="of:=50*([.DD25]*[.DD11]/([.DD13]*10*5)) / ([.DD14]*[.DD13])" office:value-type="percentage" office:value="0.327239583333333">
            <text:p>33%</text:p>
          </table:table-cell>
          <table:table-cell table:style-name="ce21" table:formula="of:=50*([.DE25]*[.DE11]/([.DE13]*10*5)) / ([.DE14]*[.DE13])" office:value-type="percentage" office:value="0.0954448784722223">
            <text:p>10%</text:p>
          </table:table-cell>
          <table:table-cell table:style-name="ce21" table:formula="of:=50*([.DF25]*[.DF11]/([.DF13]*10*5)) / ([.DF14]*[.DF13])" office:value-type="percentage" office:value="2.5">
            <text:p>250%</text:p>
          </table:table-cell>
          <table:table-cell table:style-name="ce21" table:formula="of:=50*([.DG25]*[.DG11]/([.DG13]*10*5)) / ([.DG14]*[.DG13])" office:value-type="percentage" office:value="0.122672872340426">
            <text:p>12%</text:p>
          </table:table-cell>
          <table:table-cell table:number-columns-repeated="913"/>
        </table:table-row>
        <table:table-row table:style-name="ro1">
          <table:table-cell table:style-name="ce8" office:value-type="string">
            <text:p>adjusted firepower</text:p>
          </table:table-cell>
          <table:table-cell table:style-name="ce22" office:value-type="string">
            <text:p>n/a</text:p>
          </table:table-cell>
          <table:table-cell table:style-name="ce22" table:formula="of:=[.C26]*(1+[.C27])*(1+[.C28])" office:value-type="percentage" office:value="0.0741475423177083">
            <text:p>7%</text:p>
          </table:table-cell>
          <table:table-cell table:style-name="ce22" table:formula="of:=[.D26]*(1+[.D27])*(1+[.D28])" office:value-type="percentage" office:value="0.07049560546875">
            <text:p>7%</text:p>
          </table:table-cell>
          <table:table-cell table:style-name="ce22" table:formula="of:=[.E26]*(1+[.E27])*(1+[.E28])" office:value-type="percentage" office:value="0.556339093103552">
            <text:p>56%</text:p>
          </table:table-cell>
          <table:table-cell table:style-name="ce22" table:formula="of:=[.F26]*(1+[.F27])*(1+[.F28])" office:value-type="percentage" office:value="0.413963929084667">
            <text:p>41%</text:p>
          </table:table-cell>
          <table:table-cell table:style-name="ce22" table:formula="of:=[.G26]*(1+[.G27])*(1+[.G28])" office:value-type="percentage" office:value="0.35693359375">
            <text:p>36%</text:p>
          </table:table-cell>
          <table:table-cell table:style-name="ce22" table:formula="of:=[.H26]*(1+[.H27])*(1+[.H28])" office:value-type="percentage" office:value="0.710148454974957">
            <text:p>71%</text:p>
          </table:table-cell>
          <table:table-cell table:style-name="ce22" table:formula="of:=[.I26]*(1+[.I27])*(1+[.I28])" office:value-type="percentage" office:value="0.664319383970047">
            <text:p>66%</text:p>
          </table:table-cell>
          <table:table-cell table:style-name="ce22" table:formula="of:=[.J26]*(1+[.J27])*(1+[.J28])" office:value-type="percentage" office:value="0.652262662294301">
            <text:p>65%</text:p>
          </table:table-cell>
          <table:table-cell table:style-name="ce22" table:formula="of:=[.K26]*(1+[.K27])*(1+[.K28])" office:value-type="percentage" office:value="0.670265364737759">
            <text:p>67%</text:p>
          </table:table-cell>
          <table:table-cell table:style-name="ce22" table:formula="of:=[.L26]*(1+[.L27])*(1+[.L28])" office:value-type="percentage" office:value="0.78622387042034">
            <text:p>79%</text:p>
          </table:table-cell>
          <table:table-cell table:style-name="ce22" table:formula="of:=[.M26]*(1+[.M27])*(1+[.M28])" office:value-type="percentage" office:value="0.78622387042034">
            <text:p>79%</text:p>
          </table:table-cell>
          <table:table-cell table:style-name="ce22" table:formula="of:=[.N26]*(1+[.N27])*(1+[.N28])" office:value-type="percentage" office:value="0.78622387042034">
            <text:p>79%</text:p>
          </table:table-cell>
          <table:table-cell table:style-name="ce22" table:formula="of:=[.O26]*(1+[.O27])*(1+[.O28])" office:value-type="percentage" office:value="0.67445452326737">
            <text:p>67%</text:p>
          </table:table-cell>
          <table:table-cell table:style-name="ce22" table:formula="of:=[.P26]*(1+[.P27])*(1+[.P28])" office:value-type="percentage" office:value="0.750280332609825">
            <text:p>75%</text:p>
          </table:table-cell>
          <table:table-cell table:style-name="ce22" table:formula="of:=[.Q26]*(1+[.Q27])*(1+[.Q28])" office:value-type="percentage" office:value="0.370775475679309">
            <text:p>37%</text:p>
          </table:table-cell>
          <table:table-cell table:style-name="ce22" table:formula="of:=[.R26]*(1+[.R27])*(1+[.R28])" office:value-type="percentage" office:value="0.835824591069182">
            <text:p>84%</text:p>
          </table:table-cell>
          <table:table-cell table:style-name="ce22" table:formula="of:=[.S26]*(1+[.S27])*(1+[.S28])" office:value-type="percentage" office:value="0.818078696322279">
            <text:p>82%</text:p>
          </table:table-cell>
          <table:table-cell table:style-name="ce22" table:formula="of:=[.T26]*(1+[.T27])*(1+[.T28])" office:value-type="percentage" office:value="0.63037249231932">
            <text:p>63%</text:p>
          </table:table-cell>
          <table:table-cell table:style-name="ce22" table:formula="of:=[.U26]*(1+[.U27])*(1+[.U28])" office:value-type="percentage" office:value="0.683452835167637">
            <text:p>68%</text:p>
          </table:table-cell>
          <table:table-cell table:style-name="ce22" table:formula="of:=[.V26]*(1+[.V27])*(1+[.V28])" office:value-type="percentage" office:value="0.72500103485213">
            <text:p>73%</text:p>
          </table:table-cell>
          <table:table-cell table:style-name="ce22" table:formula="of:=[.W26]*(1+[.W27])*(1+[.W28])" office:value-type="percentage" office:value="0.838512464195445">
            <text:p>84%</text:p>
          </table:table-cell>
          <table:table-cell table:style-name="ce22" table:formula="of:=[.X26]*(1+[.X27])*(1+[.X28])" office:value-type="percentage" office:value="0.883072694858593">
            <text:p>88%</text:p>
          </table:table-cell>
          <table:table-cell table:style-name="ce22" table:formula="of:=[.Y26]*(1+[.Y27])*(1+[.Y28])" office:value-type="percentage" office:value="0.93195671677839">
            <text:p>93%</text:p>
          </table:table-cell>
          <table:table-cell table:style-name="ce22" table:formula="of:=[.Z26]*(1+[.Z27])*(1+[.Z28])" office:value-type="percentage" office:value="0.960529865267371">
            <text:p>96%</text:p>
          </table:table-cell>
          <table:table-cell table:style-name="ce22" table:formula="of:=[.AA26]*(1+[.AA27])*(1+[.AA28])" office:value-type="percentage" office:value="0.3818359375">
            <text:p>38%</text:p>
          </table:table-cell>
          <table:table-cell table:style-name="ce22" table:formula="of:=[.AB26]*(1+[.AB27])*(1+[.AB28])" office:value-type="percentage" office:value="1.79999496743436">
            <text:p>180%</text:p>
          </table:table-cell>
          <table:table-cell table:style-name="ce22" table:formula="of:=[.AC26]*(1+[.AC27])*(1+[.AC28])" office:value-type="percentage" office:value="0.865129556093417">
            <text:p>87%</text:p>
          </table:table-cell>
          <table:table-cell table:style-name="ce22" table:formula="of:=[.AD26]*(1+[.AD27])*(1+[.AD28])" office:value-type="percentage" office:value="0.458246160214508">
            <text:p>46%</text:p>
          </table:table-cell>
          <table:table-cell table:style-name="ce22" table:formula="of:=[.AE26]*(1+[.AE27])*(1+[.AE28])" office:value-type="percentage" office:value="1.03838447313635">
            <text:p>104%</text:p>
          </table:table-cell>
          <table:table-cell table:style-name="ce22" table:formula="of:=[.AF26]*(1+[.AF27])*(1+[.AF28])" office:value-type="percentage" office:value="0.398298624626609">
            <text:p>40%</text:p>
          </table:table-cell>
          <table:table-cell table:style-name="ce22" table:formula="of:=[.AG26]*(1+[.AG27])*(1+[.AG28])" office:value-type="percentage" office:value="0.976217357468459">
            <text:p>98%</text:p>
          </table:table-cell>
          <table:table-cell table:style-name="ce22" table:formula="of:=[.AH26]*(1+[.AH27])*(1+[.AH28])" office:value-type="percentage" office:value="0.477653185492783">
            <text:p>48%</text:p>
          </table:table-cell>
          <table:table-cell table:style-name="ce22" table:formula="of:=[.AI26]*(1+[.AI27])*(1+[.AI28])" office:value-type="percentage" office:value="1.38140956754435">
            <text:p>138%</text:p>
          </table:table-cell>
          <table:table-cell table:style-name="ce22" table:formula="of:=[.AJ26]*(1+[.AJ27])*(1+[.AJ28])" office:value-type="percentage" office:value="0.463229023028843">
            <text:p>46%</text:p>
          </table:table-cell>
          <table:table-cell table:style-name="ce22" table:formula="of:=[.AK26]*(1+[.AK27])*(1+[.AK28])" office:value-type="percentage" office:value="0.582204632342591">
            <text:p>58%</text:p>
          </table:table-cell>
          <table:table-cell table:style-name="ce22" table:formula="of:=[.AL26]*(1+[.AL27])*(1+[.AL28])" office:value-type="percentage" office:value="0.542708611398208">
            <text:p>54%</text:p>
          </table:table-cell>
          <table:table-cell table:style-name="ce22" table:formula="of:=[.AM26]*(1+[.AM27])*(1+[.AM28])" office:value-type="percentage" office:value="0.950519187517119">
            <text:p>95%</text:p>
          </table:table-cell>
          <table:table-cell table:style-name="ce22" table:formula="of:=[.AN26]*(1+[.AN27])*(1+[.AN28])" office:value-type="percentage" office:value="0.980326426029205">
            <text:p>98%</text:p>
          </table:table-cell>
          <table:table-cell table:style-name="ce22" table:formula="of:=[.AO26]*(1+[.AO27])*(1+[.AO28])" office:value-type="percentage" office:value="0.91931149652181">
            <text:p>92%</text:p>
          </table:table-cell>
          <table:table-cell table:style-name="ce22" table:formula="of:=[.AP26]*(1+[.AP27])*(1+[.AP28])" office:value-type="percentage" office:value="1.48541666666667">
            <text:p>149%</text:p>
          </table:table-cell>
          <table:table-cell table:style-name="ce22" table:formula="of:=[.AQ26]*(1+[.AQ27])*(1+[.AQ28])" office:value-type="percentage" office:value="0.527613290807284">
            <text:p>53%</text:p>
          </table:table-cell>
          <table:table-cell table:style-name="ce22" table:formula="of:=[.AR26]*(1+[.AR27])*(1+[.AR28])" office:value-type="percentage" office:value="1.28051426956876">
            <text:p>128%</text:p>
          </table:table-cell>
          <table:table-cell table:style-name="ce22" table:formula="of:=[.AS26]*(1+[.AS27])*(1+[.AS28])" office:value-type="percentage" office:value="0.539129986347534">
            <text:p>54%</text:p>
          </table:table-cell>
          <table:table-cell table:style-name="ce22" table:formula="of:=[.AT26]*(1+[.AT27])*(1+[.AT28])" office:value-type="percentage" office:value="0.988678368528094">
            <text:p>99%</text:p>
          </table:table-cell>
          <table:table-cell table:style-name="ce22" table:formula="of:=[.AU26]*(1+[.AU27])*(1+[.AU28])" office:value-type="percentage" office:value="0.946877211696873">
            <text:p>95%</text:p>
          </table:table-cell>
          <table:table-cell table:style-name="ce22" table:formula="of:=[.AV26]*(1+[.AV27])*(1+[.AV28])" office:value-type="percentage" office:value="0.946877211696873">
            <text:p>95%</text:p>
          </table:table-cell>
          <table:table-cell table:style-name="ce22" table:formula="of:=[.AW26]*(1+[.AW27])*(1+[.AW28])" office:value-type="percentage" office:value="0.480604863690937">
            <text:p>48%</text:p>
          </table:table-cell>
          <table:table-cell table:style-name="ce22" table:formula="of:=[.AX26]*(1+[.AX27])*(1+[.AX28])" office:value-type="percentage" office:value="0.915320342223054">
            <text:p>92%</text:p>
          </table:table-cell>
          <table:table-cell table:style-name="ce22" table:formula="of:=[.AY26]*(1+[.AY27])*(1+[.AY28])" office:value-type="percentage" office:value="1.20545847188518">
            <text:p>121%</text:p>
          </table:table-cell>
          <table:table-cell table:style-name="ce22" table:formula="of:=[.AZ26]*(1+[.AZ27])*(1+[.AZ28])" office:value-type="percentage" office:value="0.40673828125">
            <text:p>41%</text:p>
          </table:table-cell>
          <table:table-cell table:style-name="ce22" table:formula="of:=[.BA26]*(1+[.BA27])*(1+[.BA28])" office:value-type="percentage" office:value="1.07510747861628">
            <text:p>108%</text:p>
          </table:table-cell>
          <table:table-cell table:style-name="ce22" table:formula="of:=[.BB26]*(1+[.BB27])*(1+[.BB28])" office:value-type="percentage" office:value="1.00610357931989">
            <text:p>101%</text:p>
          </table:table-cell>
          <table:table-cell table:style-name="ce22" table:formula="of:=[.BC26]*(1+[.BC27])*(1+[.BC28])" office:value-type="percentage" office:value="0.947655679160603">
            <text:p>95%</text:p>
          </table:table-cell>
          <table:table-cell table:style-name="ce22" table:formula="of:=[.BD26]*(1+[.BD27])*(1+[.BD28])" office:value-type="percentage" office:value="1.97924248574601">
            <text:p>198%</text:p>
          </table:table-cell>
          <table:table-cell table:style-name="ce22" table:formula="of:=[.BE26]*(1+[.BE27])*(1+[.BE28])" office:value-type="percentage" office:value="1.06266954861823">
            <text:p>106%</text:p>
          </table:table-cell>
          <table:table-cell table:style-name="ce22" table:formula="of:=[.BF26]*(1+[.BF27])*(1+[.BF28])" office:value-type="percentage" office:value="0.188883961082241">
            <text:p>19%</text:p>
          </table:table-cell>
          <table:table-cell table:style-name="ce22" table:formula="of:=[.BG26]*(1+[.BG27])*(1+[.BG28])" office:value-type="percentage" office:value="1.00296029858034">
            <text:p>100%</text:p>
          </table:table-cell>
          <table:table-cell table:style-name="ce22" table:formula="of:=[.BH26]*(1+[.BH27])*(1+[.BH28])" office:value-type="percentage" office:value="0.4150390625">
            <text:p>42%</text:p>
          </table:table-cell>
          <table:table-cell table:style-name="ce22" table:formula="of:=[.BI26]*(1+[.BI27])*(1+[.BI28])" office:value-type="percentage" office:value="1.22443051231359">
            <text:p>122%</text:p>
          </table:table-cell>
          <table:table-cell table:style-name="ce22" table:formula="of:=[.BJ26]*(1+[.BJ27])*(1+[.BJ28])" office:value-type="percentage" office:value="2.01801378651829">
            <text:p>202%</text:p>
          </table:table-cell>
          <table:table-cell table:style-name="ce22" table:formula="of:=[.BK26]*(1+[.BK27])*(1+[.BK28])" office:value-type="percentage" office:value="0.548185385830548">
            <text:p>55%</text:p>
          </table:table-cell>
          <table:table-cell table:style-name="ce22" table:formula="of:=[.BL26]*(1+[.BL27])*(1+[.BL28])" office:value-type="percentage" office:value="0.770496327369635">
            <text:p>77%</text:p>
          </table:table-cell>
          <table:table-cell table:style-name="ce22" table:formula="of:=[.BM26]*(1+[.BM27])*(1+[.BM28])" office:value-type="percentage" office:value="1.37577339575667">
            <text:p>138%</text:p>
          </table:table-cell>
          <table:table-cell table:style-name="ce22" table:formula="of:=[.BN26]*(1+[.BN27])*(1+[.BN28])" office:value-type="percentage" office:value="1.29551403228651">
            <text:p>130%</text:p>
          </table:table-cell>
          <table:table-cell table:style-name="ce22" table:formula="of:=[.BO26]*(1+[.BO27])*(1+[.BO28])" office:value-type="percentage" office:value="2.2372291942999">
            <text:p>224%</text:p>
          </table:table-cell>
          <table:table-cell table:style-name="ce22" table:formula="of:=[.BP26]*(1+[.BP27])*(1+[.BP28])" office:value-type="percentage" office:value="0.933864300554779">
            <text:p>93%</text:p>
          </table:table-cell>
          <table:table-cell table:style-name="ce22" table:formula="of:=[.BQ26]*(1+[.BQ27])*(1+[.BQ28])" office:value-type="percentage" office:value="1.13310517988604">
            <text:p>113%</text:p>
          </table:table-cell>
          <table:table-cell table:style-name="ce22" table:formula="of:=[.BR26]*(1+[.BR27])*(1+[.BR28])" office:value-type="percentage" office:value="0.886814603453198">
            <text:p>89%</text:p>
          </table:table-cell>
          <table:table-cell table:style-name="ce22" table:formula="of:=[.BS26]*(1+[.BS27])*(1+[.BS28])" office:value-type="percentage" office:value="1.42380502083221">
            <text:p>142%</text:p>
          </table:table-cell>
          <table:table-cell table:style-name="ce22" table:formula="of:=[.BT26]*(1+[.BT27])*(1+[.BT28])" office:value-type="percentage" office:value="1.42380502083221">
            <text:p>142%</text:p>
          </table:table-cell>
          <table:table-cell table:style-name="ce22" table:formula="of:=[.BU26]*(1+[.BU27])*(1+[.BU28])" office:value-type="percentage" office:value="1.08947057007374">
            <text:p>109%</text:p>
          </table:table-cell>
          <table:table-cell table:style-name="ce22" table:formula="of:=[.BV26]*(1+[.BV27])*(1+[.BV28])" office:value-type="percentage" office:value="0.700517326195334">
            <text:p>70%</text:p>
          </table:table-cell>
          <table:table-cell table:style-name="ce22" table:formula="of:=[.BW26]*(1+[.BW27])*(1+[.BW28])" office:value-type="percentage" office:value="0.700517326195334">
            <text:p>70%</text:p>
          </table:table-cell>
          <table:table-cell table:style-name="ce22" table:formula="of:=[.BX26]*(1+[.BX27])*(1+[.BX28])" office:value-type="percentage" office:value="1.35112712718814">
            <text:p>135%</text:p>
          </table:table-cell>
          <table:table-cell table:style-name="ce22" table:formula="of:=[.BY26]*(1+[.BY27])*(1+[.BY28])" office:value-type="percentage" office:value="0.907105506292952">
            <text:p>91%</text:p>
          </table:table-cell>
          <table:table-cell table:style-name="ce22" table:formula="of:=[.BZ26]*(1+[.BZ27])*(1+[.BZ28])" office:value-type="percentage" office:value="0.907105506292952">
            <text:p>91%</text:p>
          </table:table-cell>
          <table:table-cell table:style-name="ce22" table:formula="of:=[.CA26]*(1+[.CA27])*(1+[.CA28])" office:value-type="percentage" office:value="2.28822483018533">
            <text:p>229%</text:p>
          </table:table-cell>
          <table:table-cell table:style-name="ce22" table:formula="of:=[.CB26]*(1+[.CB27])*(1+[.CB28])" office:value-type="percentage" office:value="1.36822354740645">
            <text:p>137%</text:p>
          </table:table-cell>
          <table:table-cell table:style-name="ce22" table:formula="of:=[.CC26]*(1+[.CC27])*(1+[.CC28])" office:value-type="percentage" office:value="1.11894523150567">
            <text:p>112%</text:p>
          </table:table-cell>
          <table:table-cell table:style-name="ce22" table:formula="of:=[.CD26]*(1+[.CD27])*(1+[.CD28])" office:value-type="percentage" office:value="1.47246276172816">
            <text:p>147%</text:p>
          </table:table-cell>
          <table:table-cell table:style-name="ce22" table:formula="of:=[.CE26]*(1+[.CE27])*(1+[.CE28])" office:value-type="percentage" office:value="1.47246276172816">
            <text:p>147%</text:p>
          </table:table-cell>
          <table:table-cell table:style-name="ce22" table:formula="of:=[.CF26]*(1+[.CF27])*(1+[.CF28])" office:value-type="percentage" office:value="1.0071171600436">
            <text:p>101%</text:p>
          </table:table-cell>
          <table:table-cell table:style-name="ce22" table:formula="of:=[.CG26]*(1+[.CG27])*(1+[.CG28])" office:value-type="percentage" office:value="1.14873956727521">
            <text:p>115%</text:p>
          </table:table-cell>
          <table:table-cell table:style-name="ce22" table:formula="of:=[.CH26]*(1+[.CH27])*(1+[.CH28])" office:value-type="percentage" office:value="1.09236061007024">
            <text:p>109%</text:p>
          </table:table-cell>
          <table:table-cell table:style-name="ce22" table:formula="of:=[.CI26]*(1+[.CI27])*(1+[.CI28])" office:value-type="percentage" office:value="0.866797813984495">
            <text:p>87%</text:p>
          </table:table-cell>
          <table:table-cell table:style-name="ce22" table:formula="of:=[.CJ26]*(1+[.CJ27])*(1+[.CJ28])" office:value-type="percentage" office:value="0.656832007338048">
            <text:p>66%</text:p>
          </table:table-cell>
          <table:table-cell table:style-name="ce22" table:formula="of:=[.CK26]*(1+[.CK27])*(1+[.CK28])" office:value-type="percentage" office:value="2.33115472522579">
            <text:p>233%</text:p>
          </table:table-cell>
          <table:table-cell table:style-name="ce22" table:formula="of:=[.CL26]*(1+[.CL27])*(1+[.CL28])" office:value-type="percentage" office:value="1.20928899511638">
            <text:p>121%</text:p>
          </table:table-cell>
          <table:table-cell table:style-name="ce22" table:formula="of:=[.CM26]*(1+[.CM27])*(1+[.CM28])" office:value-type="percentage" office:value="1.61241225861649">
            <text:p>161%</text:p>
          </table:table-cell>
          <table:table-cell table:style-name="ce22" table:formula="of:=[.CN26]*(1+[.CN27])*(1+[.CN28])" office:value-type="percentage" office:value="1.67338428324467">
            <text:p>167%</text:p>
          </table:table-cell>
          <table:table-cell table:style-name="ce22" table:formula="of:=[.CO26]*(1+[.CO27])*(1+[.CO28])" office:value-type="percentage" office:value="1.30252152746822">
            <text:p>130%</text:p>
          </table:table-cell>
          <table:table-cell table:style-name="ce22" table:formula="of:=[.CP26]*(1+[.CP27])*(1+[.CP28])" office:value-type="percentage" office:value="2.30887291285536">
            <text:p>231%</text:p>
          </table:table-cell>
          <table:table-cell table:style-name="ce22" table:formula="of:=[.CQ26]*(1+[.CQ27])*(1+[.CQ28])" office:value-type="percentage" office:value="1.36628719818991">
            <text:p>137%</text:p>
          </table:table-cell>
          <table:table-cell table:style-name="ce22" table:formula="of:=[.CR26]*(1+[.CR27])*(1+[.CR28])" office:value-type="percentage" office:value="3.11806998652783">
            <text:p>312%</text:p>
          </table:table-cell>
          <table:table-cell table:style-name="ce22" table:formula="of:=[.CS26]*(1+[.CS27])*(1+[.CS28])" office:value-type="percentage" office:value="1.39865452826386">
            <text:p>140%</text:p>
          </table:table-cell>
          <table:table-cell table:style-name="ce22" table:formula="of:=[.CT26]*(1+[.CT27])*(1+[.CT28])" office:value-type="percentage" office:value="1.83072166983109">
            <text:p>183%</text:p>
          </table:table-cell>
          <table:table-cell table:style-name="ce22" table:formula="of:=[.CU26]*(1+[.CU27])*(1+[.CU28])" office:value-type="percentage" office:value="2.53011496401289">
            <text:p>253%</text:p>
          </table:table-cell>
          <table:table-cell table:style-name="ce22" table:formula="of:=[.CV26]*(1+[.CV27])*(1+[.CV28])" office:value-type="percentage" office:value="1.497699697206">
            <text:p>150%</text:p>
          </table:table-cell>
          <table:table-cell table:style-name="ce22" table:formula="of:=[.CW26]*(1+[.CW27])*(1+[.CW28])" office:value-type="percentage" office:value="3.30192660108025">
            <text:p>330%</text:p>
          </table:table-cell>
          <table:table-cell table:style-name="ce22" table:formula="of:=[.CX26]*(1+[.CX27])*(1+[.CX28])" office:value-type="percentage" office:value="3.00569990654468">
            <text:p>301%</text:p>
          </table:table-cell>
          <table:table-cell table:style-name="ce22" table:formula="of:=[.CY26]*(1+[.CY27])*(1+[.CY28])" office:value-type="percentage" office:value="3.34920072097016">
            <text:p>335%</text:p>
          </table:table-cell>
          <table:table-cell table:style-name="ce22" table:formula="of:=[.CZ26]*(1+[.CZ27])*(1+[.CZ28])" office:value-type="percentage" office:value="3.24510101261845">
            <text:p>325%</text:p>
          </table:table-cell>
          <table:table-cell table:style-name="ce22" table:formula="of:=[.DA26]*(1+[.DA27])*(1+[.DA28])" office:value-type="percentage" office:value="2.96198817985366">
            <text:p>296%</text:p>
          </table:table-cell>
          <table:table-cell table:style-name="ce22" table:formula="of:=[.DB26]*(1+[.DB27])*(1+[.DB28])" office:value-type="percentage" office:value="3.06847089602623">
            <text:p>307%</text:p>
          </table:table-cell>
          <table:table-cell table:style-name="ce22" table:formula="of:=[.DC26]*(1+[.DC27])*(1+[.DC28])" office:value-type="percentage" office:value="3.98131550880715">
            <text:p>398%</text:p>
          </table:table-cell>
          <table:table-cell table:style-name="ce22" table:formula="of:=[.DD26]*(1+[.DD27])*(1+[.DD28])" office:value-type="percentage" office:value="3.98131550880715">
            <text:p>398%</text:p>
          </table:table-cell>
          <table:table-cell table:style-name="ce22" table:formula="of:=[.DE26]*(1+[.DE27])*(1+[.DE28])" office:value-type="percentage" office:value="4.00792645978731">
            <text:p>401%</text:p>
          </table:table-cell>
          <table:table-cell table:style-name="ce22" table:formula="of:=[.DF26]*(1+[.DF27])*(1+[.DF28])" office:value-type="percentage" office:value="0.966145833333333">
            <text:p>97%</text:p>
          </table:table-cell>
          <table:table-cell table:style-name="ce22" table:formula="of:=[.DG26]*(1+[.DG27])*(1+[.DG28])" office:value-type="percentage" office:value="5.96793192444262">
            <text:p>597%</text:p>
          </table:table-cell>
          <table:table-cell table:number-columns-repeated="913"/>
        </table:table-row>
        <table:table-row table:style-name="ro1">
          <table:table-cell table:style-name="ce8" office:value-type="string">
            <text:p>b/p hp</text:p>
          </table:table-cell>
          <table:table-cell table:style-name="ce22" office:value-type="string">
            <text:p>n/a</text:p>
          </table:table-cell>
          <table:table-cell table:style-name="ce22" table:formula="of:=[.C12]/([.C15])*(1+[.C31])" office:value-type="percentage" office:value="2.5">
            <text:p>250%</text:p>
          </table:table-cell>
          <table:table-cell table:style-name="ce22" table:formula="of:=[.D10]*[.D11]/([.D13]*[.D14])" office:value-type="percentage" office:value="3">
            <text:p>300%</text:p>
          </table:table-cell>
          <table:table-cell table:style-name="ce22" table:formula="of:=[.E10]*[.E11]/([.E13]*[.E14])" office:value-type="percentage" office:value="1.33333333333333">
            <text:p>133%</text:p>
          </table:table-cell>
          <table:table-cell table:style-name="ce22" table:formula="of:=[.F10]*[.F11]/([.F13]*[.F14])" office:value-type="percentage" office:value="2.175">
            <text:p>218%</text:p>
          </table:table-cell>
          <table:table-cell table:style-name="ce22" table:formula="of:=[.G10]*[.G11]/([.G13]*[.G14])" office:value-type="percentage" office:value="2.75">
            <text:p>275%</text:p>
          </table:table-cell>
          <table:table-cell table:style-name="ce22" table:formula="of:=[.H10]*[.H11]/([.H13]*[.H14])" office:value-type="percentage" office:value="1.3875">
            <text:p>139%</text:p>
          </table:table-cell>
          <table:table-cell table:style-name="ce22" table:formula="of:=[.I10]*[.I11]/([.I13]*[.I14])" office:value-type="percentage" office:value="1.5">
            <text:p>150%</text:p>
          </table:table-cell>
          <table:table-cell table:style-name="ce22" table:formula="of:=[.J10]*[.J11]/([.J13]*[.J14])" office:value-type="percentage" office:value="1.77777777777778">
            <text:p>178%</text:p>
          </table:table-cell>
          <table:table-cell table:style-name="ce22" table:formula="of:=[.K10]*[.K11]/([.K13]*[.K14])" office:value-type="percentage" office:value="1.75">
            <text:p>175%</text:p>
          </table:table-cell>
          <table:table-cell table:style-name="ce22" table:formula="of:=[.L10]*[.L11]/([.L13]*[.L14])" office:value-type="percentage" office:value="1.5">
            <text:p>150%</text:p>
          </table:table-cell>
          <table:table-cell table:style-name="ce22" table:formula="of:=[.M10]*[.M11]/([.M13]*[.M14])" office:value-type="percentage" office:value="1.5">
            <text:p>150%</text:p>
          </table:table-cell>
          <table:table-cell table:style-name="ce22" table:formula="of:=[.N10]*[.N11]/([.N13]*[.N14])" office:value-type="percentage" office:value="1.5">
            <text:p>150%</text:p>
          </table:table-cell>
          <table:table-cell table:style-name="ce22" table:formula="of:=[.O10]*[.O11]/([.O13]*[.O14])" office:value-type="percentage" office:value="1.75">
            <text:p>175%</text:p>
          </table:table-cell>
          <table:table-cell table:style-name="ce22" table:formula="of:=[.P10]*[.P11]/([.P13]*[.P14])" office:value-type="percentage" office:value="1.584375">
            <text:p>158%</text:p>
          </table:table-cell>
          <table:table-cell table:style-name="ce22" table:formula="of:=[.Q10]*[.Q11]/([.Q13]*[.Q14])" office:value-type="percentage" office:value="3.25">
            <text:p>325%</text:p>
          </table:table-cell>
          <table:table-cell table:style-name="ce22" table:formula="of:=[.R10]*[.R11]/([.R13]*[.R14])" office:value-type="percentage" office:value="1.4625">
            <text:p>146%</text:p>
          </table:table-cell>
          <table:table-cell table:style-name="ce22" table:formula="of:=[.S10]*[.S11]/([.S13]*[.S14])" office:value-type="percentage" office:value="1.5">
            <text:p>150%</text:p>
          </table:table-cell>
          <table:table-cell table:style-name="ce22" table:formula="of:=[.T10]*[.T11]/([.T13]*[.T14])" office:value-type="percentage" office:value="1.95">
            <text:p>195%</text:p>
          </table:table-cell>
          <table:table-cell table:style-name="ce22" table:formula="of:=[.U10]*[.U11]/([.U13]*[.U14])" office:value-type="percentage" office:value="1.875">
            <text:p>188%</text:p>
          </table:table-cell>
          <table:table-cell table:style-name="ce22" table:formula="of:=[.V10]*[.V11]/([.V13]*[.V14])" office:value-type="percentage" office:value="1.8">
            <text:p>180%</text:p>
          </table:table-cell>
          <table:table-cell table:style-name="ce22" table:formula="of:=[.W10]*[.W11]/([.W13]*[.W14])" office:value-type="percentage" office:value="1.575">
            <text:p>158%</text:p>
          </table:table-cell>
          <table:table-cell table:style-name="ce22" table:formula="of:=[.X10]*[.X11]/([.X13]*[.X14])" office:value-type="percentage" office:value="1.5">
            <text:p>150%</text:p>
          </table:table-cell>
          <table:table-cell table:style-name="ce22" table:formula="of:=[.Y10]*[.Y11]/([.Y13]*[.Y14])" office:value-type="percentage" office:value="1.425">
            <text:p>143%</text:p>
          </table:table-cell>
          <table:table-cell table:style-name="ce22" table:formula="of:=[.Z10]*[.Z11]/([.Z13]*[.Z14])" office:value-type="percentage" office:value="1.3875">
            <text:p>139%</text:p>
          </table:table-cell>
          <table:table-cell table:style-name="ce22" table:formula="of:=[.AA10]*[.AA11]/([.AA13]*[.AA14])" office:value-type="percentage" office:value="3.5">
            <text:p>350%</text:p>
          </table:table-cell>
          <table:table-cell table:style-name="ce22" table:formula="of:=[.AB10]*[.AB11]/([.AB13]*[.AB14])" office:value-type="percentage" office:value="0.75">
            <text:p>75%</text:p>
          </table:table-cell>
          <table:table-cell table:style-name="ce22" table:formula="of:=[.AC10]*[.AC11]/([.AC13]*[.AC14])" office:value-type="percentage" office:value="1.6125">
            <text:p>161%</text:p>
          </table:table-cell>
          <table:table-cell table:style-name="ce22" table:formula="of:=[.AD10]*[.AD11]/([.AD13]*[.AD14])" office:value-type="percentage" office:value="3.14285714285714">
            <text:p>314%</text:p>
          </table:table-cell>
          <table:table-cell table:style-name="ce22" table:formula="of:=[.AE10]*[.AE11]/([.AE13]*[.AE14])" office:value-type="percentage" office:value="1.3875">
            <text:p>139%</text:p>
          </table:table-cell>
          <table:table-cell table:style-name="ce22" table:formula="of:=[.AF10]*[.AF11]/([.AF13]*[.AF14])" office:value-type="percentage" office:value="3.66666666666667">
            <text:p>367%</text:p>
          </table:table-cell>
          <table:table-cell table:style-name="ce22" table:formula="of:=[.AG10]*[.AG11]/([.AG13]*[.AG14])" office:value-type="percentage" office:value="1.5">
            <text:p>150%</text:p>
          </table:table-cell>
          <table:table-cell table:style-name="ce22" table:formula="of:=[.AH10]*[.AH11]/([.AH13]*[.AH14])" office:value-type="percentage" office:value="3.08333333333333">
            <text:p>308%</text:p>
          </table:table-cell>
          <table:table-cell table:style-name="ce22" table:formula="of:=[.AI10]*[.AI11]/([.AI13]*[.AI14])" office:value-type="percentage" office:value="1.0875">
            <text:p>109%</text:p>
          </table:table-cell>
          <table:table-cell table:style-name="ce22" table:formula="of:=[.AJ10]*[.AJ11]/([.AJ13]*[.AJ14])" office:value-type="percentage" office:value="3.25">
            <text:p>325%</text:p>
          </table:table-cell>
          <table:table-cell table:style-name="ce22" table:formula="of:=[.AK10]*[.AK11]/([.AK13]*[.AK14])" office:value-type="percentage" office:value="2.5875">
            <text:p>259%</text:p>
          </table:table-cell>
          <table:table-cell table:style-name="ce22" table:formula="of:=[.AL10]*[.AL11]/([.AL13]*[.AL14])" office:value-type="percentage" office:value="2.77777777777778">
            <text:p>278%</text:p>
          </table:table-cell>
          <table:table-cell table:style-name="ce22" table:formula="of:=[.AM10]*[.AM11]/([.AM13]*[.AM14])" office:value-type="percentage" office:value="1.6125">
            <text:p>161%</text:p>
          </table:table-cell>
          <table:table-cell table:style-name="ce22" table:formula="of:=[.AN10]*[.AN11]/([.AN13]*[.AN14])" office:value-type="percentage" office:value="1.575">
            <text:p>158%</text:p>
          </table:table-cell>
          <table:table-cell table:style-name="ce22" table:formula="of:=[.AO10]*[.AO11]/([.AO13]*[.AO14])" office:value-type="percentage" office:value="1.6875">
            <text:p>169%</text:p>
          </table:table-cell>
          <table:table-cell table:style-name="ce22" table:formula="of:=[.AP10]*[.AP11]/([.AP13]*[.AP14])" office:value-type="percentage" office:value="1.05">
            <text:p>105%</text:p>
          </table:table-cell>
          <table:table-cell table:style-name="ce22" table:formula="of:=[.AQ10]*[.AQ11]/([.AQ13]*[.AQ14])" office:value-type="percentage" office:value="3">
            <text:p>300%</text:p>
          </table:table-cell>
          <table:table-cell table:style-name="ce22" table:formula="of:=[.AR10]*[.AR11]/([.AR13]*[.AR14])" office:value-type="percentage" office:value="1.2375">
            <text:p>124%</text:p>
          </table:table-cell>
          <table:table-cell table:style-name="ce22" table:formula="of:=[.AS10]*[.AS11]/([.AS13]*[.AS14])" office:value-type="percentage" office:value="3">
            <text:p>300%</text:p>
          </table:table-cell>
          <table:table-cell table:style-name="ce22" table:formula="of:=[.AT10]*[.AT11]/([.AT13]*[.AT14])" office:value-type="percentage" office:value="1.65">
            <text:p>165%</text:p>
          </table:table-cell>
          <table:table-cell table:style-name="ce22" table:formula="of:=[.AU10]*[.AU11]/([.AU13]*[.AU14])" office:value-type="percentage" office:value="1.725">
            <text:p>173%</text:p>
          </table:table-cell>
          <table:table-cell table:style-name="ce22" table:formula="of:=[.AV10]*[.AV11]/([.AV13]*[.AV14])" office:value-type="percentage" office:value="1.725">
            <text:p>173%</text:p>
          </table:table-cell>
          <table:table-cell table:style-name="ce22" table:formula="of:=[.AW10]*[.AW11]/([.AW13]*[.AW14])" office:value-type="percentage" office:value="3.5">
            <text:p>350%</text:p>
          </table:table-cell>
          <table:table-cell table:style-name="ce22" table:formula="of:=[.AX10]*[.AX11]/([.AX13]*[.AX14])" office:value-type="percentage" office:value="1.8675">
            <text:p>187%</text:p>
          </table:table-cell>
          <table:table-cell table:style-name="ce22" table:formula="of:=[.AY10]*[.AY11]/([.AY13]*[.AY14])" office:value-type="percentage" office:value="1.425">
            <text:p>143%</text:p>
          </table:table-cell>
          <table:table-cell table:style-name="ce22" table:formula="of:=[.AZ10]*[.AZ11]/([.AZ13]*[.AZ14])" office:value-type="percentage" office:value="4.25">
            <text:p>425%</text:p>
          </table:table-cell>
          <table:table-cell table:style-name="ce22" table:formula="of:=[.BA10]*[.BA11]/([.BA13]*[.BA14])" office:value-type="percentage" office:value="1.6125">
            <text:p>161%</text:p>
          </table:table-cell>
          <table:table-cell table:style-name="ce22" table:formula="of:=[.BB10]*[.BB11]/([.BB13]*[.BB14])" office:value-type="percentage" office:value="1.725">
            <text:p>173%</text:p>
          </table:table-cell>
          <table:table-cell table:style-name="ce22" table:formula="of:=[.BC10]*[.BC11]/([.BC13]*[.BC14])" office:value-type="percentage" office:value="1.875">
            <text:p>188%</text:p>
          </table:table-cell>
          <table:table-cell table:style-name="ce22" table:formula="of:=[.BD10]*[.BD11]/([.BD13]*[.BD14])" office:value-type="percentage" office:value="0.9">
            <text:p>90%</text:p>
          </table:table-cell>
          <table:table-cell table:style-name="ce22" table:formula="of:=[.BE10]*[.BE11]/([.BE13]*[.BE14])" office:value-type="percentage" office:value="1.6875">
            <text:p>169%</text:p>
          </table:table-cell>
          <table:table-cell table:style-name="ce22" table:formula="of:=[.BF10]*[.BF11]/([.BF13]*[.BF14])" office:value-type="percentage" office:value="9.5">
            <text:p>950%</text:p>
          </table:table-cell>
          <table:table-cell table:style-name="ce22" table:formula="of:=[.BG10]*[.BG11]/([.BG13]*[.BG14])" office:value-type="percentage" office:value="1.8">
            <text:p>180%</text:p>
          </table:table-cell>
          <table:table-cell table:style-name="ce22" table:formula="of:=[.BH10]*[.BH11]/([.BH13]*[.BH14])" office:value-type="percentage" office:value="4.5">
            <text:p>450%</text:p>
          </table:table-cell>
          <table:table-cell table:style-name="ce22" table:formula="of:=[.BI10]*[.BI11]/([.BI13]*[.BI14])" office:value-type="percentage" office:value="1.5375">
            <text:p>154%</text:p>
          </table:table-cell>
          <table:table-cell table:style-name="ce22" table:formula="of:=[.BJ10]*[.BJ11]/([.BJ13]*[.BJ14])" office:value-type="percentage" office:value="0.9375">
            <text:p>94%</text:p>
          </table:table-cell>
          <table:table-cell table:style-name="ce22" table:formula="of:=[.BK10]*[.BK11]/([.BK13]*[.BK14])" office:value-type="percentage" office:value="3.5">
            <text:p>350%</text:p>
          </table:table-cell>
          <table:table-cell table:style-name="ce22" table:formula="of:=[.BL10]*[.BL11]/([.BL13]*[.BL14])" office:value-type="percentage" office:value="2.5">
            <text:p>250%</text:p>
          </table:table-cell>
          <table:table-cell table:style-name="ce22" table:formula="of:=[.BM10]*[.BM11]/([.BM13]*[.BM14])" office:value-type="percentage" office:value="1.425">
            <text:p>143%</text:p>
          </table:table-cell>
          <table:table-cell table:style-name="ce22" table:formula="of:=[.BN10]*[.BN11]/([.BN13]*[.BN14])" office:value-type="percentage" office:value="1.5375">
            <text:p>154%</text:p>
          </table:table-cell>
          <table:table-cell table:style-name="ce22" table:formula="of:=[.BO10]*[.BO11]/([.BO13]*[.BO14])" office:value-type="percentage" office:value="0.9">
            <text:p>90%</text:p>
          </table:table-cell>
          <table:table-cell table:style-name="ce22" table:formula="of:=[.BP10]*[.BP11]/([.BP13]*[.BP14])" office:value-type="percentage" office:value="2.175">
            <text:p>218%</text:p>
          </table:table-cell>
          <table:table-cell table:style-name="ce22" table:formula="of:=[.BQ10]*[.BQ11]/([.BQ13]*[.BQ14])" office:value-type="percentage" office:value="1.8">
            <text:p>180%</text:p>
          </table:table-cell>
          <table:table-cell table:style-name="ce22" table:formula="of:=[.BR10]*[.BR11]/([.BR13]*[.BR14])" office:value-type="percentage" office:value="2.325">
            <text:p>233%</text:p>
          </table:table-cell>
          <table:table-cell table:style-name="ce22" table:formula="of:=[.BS10]*[.BS11]/([.BS13]*[.BS14])" office:value-type="percentage" office:value="1.4625">
            <text:p>146%</text:p>
          </table:table-cell>
          <table:table-cell table:style-name="ce22" table:formula="of:=[.BT10]*[.BT11]/([.BT13]*[.BT14])" office:value-type="percentage" office:value="1.4625">
            <text:p>146%</text:p>
          </table:table-cell>
          <table:table-cell table:style-name="ce22" table:formula="of:=[.BU10]*[.BU11]/([.BU13]*[.BU14])" office:value-type="percentage" office:value="1.9125">
            <text:p>191%</text:p>
          </table:table-cell>
          <table:table-cell table:style-name="ce22" table:formula="of:=[.BV10]*[.BV11]/([.BV13]*[.BV14])" office:value-type="percentage" office:value="3">
            <text:p>300%</text:p>
          </table:table-cell>
          <table:table-cell table:style-name="ce22" table:formula="of:=[.BW10]*[.BW11]/([.BW13]*[.BW14])" office:value-type="percentage" office:value="3">
            <text:p>300%</text:p>
          </table:table-cell>
          <table:table-cell table:style-name="ce22" table:formula="of:=[.BX10]*[.BX11]/([.BX13]*[.BX14])" office:value-type="percentage" office:value="1.575">
            <text:p>158%</text:p>
          </table:table-cell>
          <table:table-cell table:style-name="ce22" table:formula="of:=[.BY10]*[.BY11]/([.BY13]*[.BY14])" office:value-type="percentage" office:value="2.3625">
            <text:p>236%</text:p>
          </table:table-cell>
          <table:table-cell table:style-name="ce22" table:formula="of:=[.BZ10]*[.BZ11]/([.BZ13]*[.BZ14])" office:value-type="percentage" office:value="2.3625">
            <text:p>236%</text:p>
          </table:table-cell>
          <table:table-cell table:style-name="ce22" table:formula="of:=[.CA10]*[.CA11]/([.CA13]*[.CA14])" office:value-type="percentage" office:value="0.9375">
            <text:p>94%</text:p>
          </table:table-cell>
          <table:table-cell table:style-name="ce22" table:formula="of:=[.CB10]*[.CB11]/([.CB13]*[.CB14])" office:value-type="percentage" office:value="1.575">
            <text:p>158%</text:p>
          </table:table-cell>
          <table:table-cell table:style-name="ce22" table:formula="of:=[.CC10]*[.CC11]/([.CC13]*[.CC14])" office:value-type="percentage" office:value="1.95">
            <text:p>195%</text:p>
          </table:table-cell>
          <table:table-cell table:style-name="ce22" table:formula="of:=[.CD10]*[.CD11]/([.CD13]*[.CD14])" office:value-type="percentage" office:value="1.5">
            <text:p>150%</text:p>
          </table:table-cell>
          <table:table-cell table:style-name="ce22" table:formula="of:=[.CE10]*[.CE11]/([.CE13]*[.CE14])" office:value-type="percentage" office:value="1.5">
            <text:p>150%</text:p>
          </table:table-cell>
          <table:table-cell table:style-name="ce22" table:formula="of:=[.CF10]*[.CF11]/([.CF13]*[.CF14])" office:value-type="percentage" office:value="2.25">
            <text:p>225%</text:p>
          </table:table-cell>
          <table:table-cell table:style-name="ce22" table:formula="of:=[.CG10]*[.CG11]/([.CG13]*[.CG14])" office:value-type="percentage" office:value="1.9875">
            <text:p>199%</text:p>
          </table:table-cell>
          <table:table-cell table:style-name="ce22" table:formula="of:=[.CH10]*[.CH11]/([.CH13]*[.CH14])" office:value-type="percentage" office:value="2.1375">
            <text:p>214%</text:p>
          </table:table-cell>
          <table:table-cell table:style-name="ce22" table:formula="of:=[.CI10]*[.CI11]/([.CI13]*[.CI14])" office:value-type="percentage" office:value="2.75">
            <text:p>275%</text:p>
          </table:table-cell>
          <table:table-cell table:style-name="ce22" table:formula="of:=[.CJ10]*[.CJ11]/([.CJ13]*[.CJ14])" office:value-type="percentage" office:value="3.66666666666667">
            <text:p>367%</text:p>
          </table:table-cell>
          <table:table-cell table:style-name="ce22" table:formula="of:=[.CK10]*[.CK11]/([.CK13]*[.CK14])" office:value-type="percentage" office:value="1.05">
            <text:p>105%</text:p>
          </table:table-cell>
          <table:table-cell table:style-name="ce22" table:formula="of:=[.CL10]*[.CL11]/([.CL13]*[.CL14])" office:value-type="percentage" office:value="2.0625">
            <text:p>206%</text:p>
          </table:table-cell>
          <table:table-cell table:style-name="ce22" table:formula="of:=[.CM10]*[.CM11]/([.CM13]*[.CM14])" office:value-type="percentage" office:value="1.66666666666667">
            <text:p>167%</text:p>
          </table:table-cell>
          <table:table-cell table:style-name="ce22" table:formula="of:=[.CN10]*[.CN11]/([.CN13]*[.CN14])" office:value-type="percentage" office:value="1.65">
            <text:p>165%</text:p>
          </table:table-cell>
          <table:table-cell table:style-name="ce22" table:formula="of:=[.CO10]*[.CO11]/([.CO13]*[.CO14])" office:value-type="percentage" office:value="2.175">
            <text:p>218%</text:p>
          </table:table-cell>
          <table:table-cell table:style-name="ce22" table:formula="of:=[.CP10]*[.CP11]/([.CP13]*[.CP14])" office:value-type="percentage" office:value="1.2375">
            <text:p>124%</text:p>
          </table:table-cell>
          <table:table-cell table:style-name="ce22" table:formula="of:=[.CQ10]*[.CQ11]/([.CQ13]*[.CQ14])" office:value-type="percentage" office:value="2.25">
            <text:p>225%</text:p>
          </table:table-cell>
          <table:table-cell table:style-name="ce22" table:formula="of:=[.CR10]*[.CR11]/([.CR13]*[.CR14])" office:value-type="percentage" office:value="1.0125">
            <text:p>101%</text:p>
          </table:table-cell>
          <table:table-cell table:style-name="ce22" table:formula="of:=[.CS10]*[.CS11]/([.CS13]*[.CS14])" office:value-type="percentage" office:value="2.2875">
            <text:p>229%</text:p>
          </table:table-cell>
          <table:table-cell table:style-name="ce22" table:formula="of:=[.CT10]*[.CT11]/([.CT13]*[.CT14])" office:value-type="percentage" office:value="1.7625">
            <text:p>176%</text:p>
          </table:table-cell>
          <table:table-cell table:style-name="ce22" table:formula="of:=[.CU10]*[.CU11]/([.CU13]*[.CU14])" office:value-type="percentage" office:value="1.3875">
            <text:p>139%</text:p>
          </table:table-cell>
          <table:table-cell table:style-name="ce22" table:formula="of:=[.CV10]*[.CV11]/([.CV13]*[.CV14])" office:value-type="percentage" office:value="2.4">
            <text:p>240%</text:p>
          </table:table-cell>
          <table:table-cell table:style-name="ce22" table:formula="of:=[.CW10]*[.CW11]/([.CW13]*[.CW14])" office:value-type="percentage" office:value="1.125">
            <text:p>113%</text:p>
          </table:table-cell>
          <table:table-cell table:style-name="ce22" table:formula="of:=[.CX10]*[.CX11]/([.CX13]*[.CX14])" office:value-type="percentage" office:value="1.275">
            <text:p>128%</text:p>
          </table:table-cell>
          <table:table-cell table:style-name="ce22" table:formula="of:=[.CY10]*[.CY11]/([.CY13]*[.CY14])" office:value-type="percentage" office:value="1.2">
            <text:p>120%</text:p>
          </table:table-cell>
          <table:table-cell table:style-name="ce22" table:formula="of:=[.CZ10]*[.CZ11]/([.CZ13]*[.CZ14])" office:value-type="percentage" office:value="1.35">
            <text:p>135%</text:p>
          </table:table-cell>
          <table:table-cell table:style-name="ce22" table:formula="of:=[.DA10]*[.DA11]/([.DA13]*[.DA14])" office:value-type="percentage" office:value="1.5">
            <text:p>150%</text:p>
          </table:table-cell>
          <table:table-cell table:style-name="ce22" table:formula="of:=[.DB10]*[.DB11]/([.DB13]*[.DB14])" office:value-type="percentage" office:value="1.5">
            <text:p>150%</text:p>
          </table:table-cell>
          <table:table-cell table:style-name="ce22" table:formula="of:=[.DC10]*[.DC11]/([.DC13]*[.DC14])" office:value-type="percentage" office:value="1.35">
            <text:p>135%</text:p>
          </table:table-cell>
          <table:table-cell table:style-name="ce22" table:formula="of:=[.DD10]*[.DD11]/([.DD13]*[.DD14])" office:value-type="percentage" office:value="1.35">
            <text:p>135%</text:p>
          </table:table-cell>
          <table:table-cell table:style-name="ce22" table:formula="of:=[.DE10]*[.DE11]/([.DE13]*[.DE14])" office:value-type="percentage" office:value="1.575">
            <text:p>158%</text:p>
          </table:table-cell>
          <table:table-cell table:style-name="ce22" table:formula="of:=[.DF10]*[.DF11]/([.DF13]*[.DF14])" office:value-type="percentage" office:value="10">
            <text:p>1000%</text:p>
          </table:table-cell>
          <table:table-cell table:style-name="ce22" table:formula="of:=[.DG10]*[.DG11]/([.DG13]*[.DG14])" office:value-type="percentage" office:value="2.25">
            <text:p>225%</text:p>
          </table:table-cell>
          <table:table-cell table:number-columns-repeated="913"/>
        </table:table-row>
        <table:table-row table:style-name="ro1">
          <table:table-cell table:style-name="ce9" office:value-type="string">
            <text:p>b/p hptogether</text:p>
          </table:table-cell>
          <table:table-cell table:style-name="ce23" office:value-type="string">
            <text:p>n/a</text:p>
          </table:table-cell>
          <table:table-cell table:style-name="ce23" table:formula="of:=([.C25]-1)*[.C11]/([.C15])" office:value-type="percentage" office:value="0">
            <text:p>0%</text:p>
          </table:table-cell>
          <table:table-cell table:style-name="ce23" table:formula="of:=([.D25]-1)*[.D11]/([.D13]*[.D14])" office:value-type="percentage" office:value="0">
            <text:p>0%</text:p>
          </table:table-cell>
          <table:table-cell table:style-name="ce23" table:formula="of:=([.E25]-1)*[.E11]/([.E13]*[.E14])" office:value-type="percentage" office:value="0.0697612085769981">
            <text:p>7%</text:p>
          </table:table-cell>
          <table:table-cell table:style-name="ce23" table:formula="of:=([.F25]-1)*[.F11]/([.F13]*[.F14])" office:value-type="percentage" office:value="0.000840810999846461">
            <text:p>0%</text:p>
          </table:table-cell>
          <table:table-cell table:style-name="ce23" table:formula="of:=([.G25]-1)*[.G11]/([.G13]*[.G14])" office:value-type="percentage" office:value="0">
            <text:p>0%</text:p>
          </table:table-cell>
          <table:table-cell table:style-name="ce23" table:formula="of:=([.H25]-1)*[.H11]/([.H13]*[.H14])" office:value-type="percentage" office:value="0.0379645299515236">
            <text:p>4%</text:p>
          </table:table-cell>
          <table:table-cell table:style-name="ce23" table:formula="of:=([.I25]-1)*[.I11]/([.I13]*[.I14])" office:value-type="percentage" office:value="0.0951758969000348">
            <text:p>10%</text:p>
          </table:table-cell>
          <table:table-cell table:style-name="ce23" table:formula="of:=([.J25]-1)*[.J11]/([.J13]*[.J14])" office:value-type="percentage" office:value="0.319821673525377">
            <text:p>32%</text:p>
          </table:table-cell>
          <table:table-cell table:style-name="ce23" table:formula="of:=([.K25]-1)*[.K11]/([.K13]*[.K14])" office:value-type="percentage" office:value="0.205449459876543">
            <text:p>21%</text:p>
          </table:table-cell>
          <table:table-cell table:style-name="ce23" table:formula="of:=([.L25]-1)*[.L11]/([.L13]*[.L14])" office:value-type="percentage" office:value="0.0440832756232687">
            <text:p>4%</text:p>
          </table:table-cell>
          <table:table-cell table:style-name="ce23" table:formula="of:=([.M25]-1)*[.M11]/([.M13]*[.M14])" office:value-type="percentage" office:value="0.0440832756232687">
            <text:p>4%</text:p>
          </table:table-cell>
          <table:table-cell table:style-name="ce23" table:formula="of:=([.N25]-1)*[.N11]/([.N13]*[.N14])" office:value-type="percentage" office:value="0.0440832756232687">
            <text:p>4%</text:p>
          </table:table-cell>
          <table:table-cell table:style-name="ce23" table:formula="of:=([.O25]-1)*[.O11]/([.O13]*[.O14])" office:value-type="percentage" office:value="0.174199459876543">
            <text:p>17%</text:p>
          </table:table-cell>
          <table:table-cell table:style-name="ce23" table:formula="of:=([.P25]-1)*[.P11]/([.P13]*[.P14])" office:value-type="percentage" office:value="0.0683955322265625">
            <text:p>7%</text:p>
          </table:table-cell>
          <table:table-cell table:style-name="ce23" table:formula="of:=([.Q25]-1)*[.Q11]/([.Q13]*[.Q14])" office:value-type="percentage" office:value="0.0027511886886887">
            <text:p>0%</text:p>
          </table:table-cell>
          <table:table-cell table:style-name="ce23" table:formula="of:=([.R25]-1)*[.R11]/([.R13]*[.R14])" office:value-type="percentage" office:value="0.0497514204545455">
            <text:p>5%</text:p>
          </table:table-cell>
          <table:table-cell table:style-name="ce23" table:formula="of:=([.S25]-1)*[.S11]/([.S13]*[.S14])" office:value-type="percentage" office:value="0.0473214285714286">
            <text:p>5%</text:p>
          </table:table-cell>
          <table:table-cell table:style-name="ce23" table:formula="of:=([.T25]-1)*[.T11]/([.T13]*[.T14])" office:value-type="percentage" office:value="0.0229208694276334">
            <text:p>2%</text:p>
          </table:table-cell>
          <table:table-cell table:style-name="ce23" table:formula="of:=([.U25]-1)*[.U11]/([.U13]*[.U14])" office:value-type="percentage" office:value="0.028809799382716">
            <text:p>3%</text:p>
          </table:table-cell>
          <table:table-cell table:style-name="ce23" table:formula="of:=([.V25]-1)*[.V11]/([.V13]*[.V14])" office:value-type="percentage" office:value="0.0337316176470588">
            <text:p>3%</text:p>
          </table:table-cell>
          <table:table-cell table:style-name="ce23" table:formula="of:=([.W25]-1)*[.W11]/([.W13]*[.W14])" office:value-type="percentage" office:value="0.0481624394044321">
            <text:p>5%</text:p>
          </table:table-cell>
          <table:table-cell table:style-name="ce23" table:formula="of:=([.X25]-1)*[.X11]/([.X13]*[.X14])" office:value-type="percentage" office:value="0.0539127423822715">
            <text:p>5%</text:p>
          </table:table-cell>
          <table:table-cell table:style-name="ce23" table:formula="of:=([.Y25]-1)*[.Y11]/([.Y13]*[.Y14])" office:value-type="percentage" office:value="0.0602612567204301">
            <text:p>6%</text:p>
          </table:table-cell>
          <table:table-cell table:style-name="ce23" table:formula="of:=([.Z25]-1)*[.Z11]/([.Z13]*[.Z14])" office:value-type="percentage" office:value="0.0639254385964912">
            <text:p>6%</text:p>
          </table:table-cell>
          <table:table-cell table:style-name="ce23" table:formula="of:=([.AA25]-1)*[.AA11]/([.AA13]*[.AA14])" office:value-type="percentage" office:value="0">
            <text:p>0%</text:p>
          </table:table-cell>
          <table:table-cell table:style-name="ce23" table:formula="of:=([.AB25]-1)*[.AB11]/([.AB13]*[.AB14])" office:value-type="percentage" office:value="0.174691358024691">
            <text:p>17%</text:p>
          </table:table-cell>
          <table:table-cell table:style-name="ce23" table:formula="of:=([.AC25]-1)*[.AC11]/([.AC13]*[.AC14])" office:value-type="percentage" office:value="0.0502020212950139">
            <text:p>5%</text:p>
          </table:table-cell>
          <table:table-cell table:style-name="ce23" table:formula="of:=([.AD25]-1)*[.AD11]/([.AD13]*[.AD14])" office:value-type="percentage" office:value="0.171979774052478">
            <text:p>17%</text:p>
          </table:table-cell>
          <table:table-cell table:style-name="ce23" table:formula="of:=([.AE25]-1)*[.AE11]/([.AE13]*[.AE14])" office:value-type="percentage" office:value="0.0719327100646353">
            <text:p>7%</text:p>
          </table:table-cell>
          <table:table-cell table:style-name="ce23" table:formula="of:=([.AF25]-1)*[.AF11]/([.AF13]*[.AF14])" office:value-type="percentage" office:value="0.14154090755076">
            <text:p>14%</text:p>
          </table:table-cell>
          <table:table-cell table:style-name="ce23" table:formula="of:=([.AG25]-1)*[.AG11]/([.AG13]*[.AG14])" office:value-type="percentage" office:value="0.0633228776275053">
            <text:p>6%</text:p>
          </table:table-cell>
          <table:table-cell table:style-name="ce23" table:formula="of:=([.AH25]-1)*[.AH11]/([.AH13]*[.AH14])" office:value-type="percentage" office:value="0.0843656221144968">
            <text:p>8%</text:p>
          </table:table-cell>
          <table:table-cell table:style-name="ce23" table:formula="of:=([.AI25]-1)*[.AI11]/([.AI13]*[.AI14])" office:value-type="percentage" office:value="0.115765782183992">
            <text:p>12%</text:p>
          </table:table-cell>
          <table:table-cell table:style-name="ce23" table:formula="of:=([.AJ25]-1)*[.AJ11]/([.AJ13]*[.AJ14])" office:value-type="percentage" office:value="0.123167945906433">
            <text:p>12%</text:p>
          </table:table-cell>
          <table:table-cell table:style-name="ce23" table:formula="of:=([.AK25]-1)*[.AK11]/([.AK13]*[.AK14])" office:value-type="percentage" office:value="0.0345274877477094">
            <text:p>3%</text:p>
          </table:table-cell>
          <table:table-cell table:style-name="ce23" table:formula="of:=([.AL25]-1)*[.AL11]/([.AL13]*[.AL14])" office:value-type="percentage" office:value="0.101835529813369">
            <text:p>10%</text:p>
          </table:table-cell>
          <table:table-cell table:style-name="ce23" table:formula="of:=([.AM25]-1)*[.AM11]/([.AM13]*[.AM14])" office:value-type="percentage" office:value="0.0586593951985226">
            <text:p>6%</text:p>
          </table:table-cell>
          <table:table-cell table:style-name="ce23" table:formula="of:=([.AN25]-1)*[.AN11]/([.AN13]*[.AN14])" office:value-type="percentage" office:value="0.0623046875">
            <text:p>6%</text:p>
          </table:table-cell>
          <table:table-cell table:style-name="ce23" table:formula="of:=([.AO25]-1)*[.AO11]/([.AO13]*[.AO14])" office:value-type="percentage" office:value="0.0542811850761773">
            <text:p>5%</text:p>
          </table:table-cell>
          <table:table-cell table:style-name="ce23" table:formula="of:=([.AP25]-1)*[.AP11]/([.AP13]*[.AP14])" office:value-type="percentage" office:value="0">
            <text:p>0%</text:p>
          </table:table-cell>
          <table:table-cell table:style-name="ce23" table:formula="of:=([.AQ25]-1)*[.AQ11]/([.AQ13]*[.AQ14])" office:value-type="percentage" office:value="0.221859056122449">
            <text:p>22%</text:p>
          </table:table-cell>
          <table:table-cell table:style-name="ce23" table:formula="of:=([.AR25]-1)*[.AR11]/([.AR13]*[.AR14])" office:value-type="percentage" office:value="0.100668494544632">
            <text:p>10%</text:p>
          </table:table-cell>
          <table:table-cell table:style-name="ce23" table:formula="of:=([.AS25]-1)*[.AS11]/([.AS13]*[.AS14])" office:value-type="percentage" office:value="0.161641929499072">
            <text:p>16%</text:p>
          </table:table-cell>
          <table:table-cell table:style-name="ce23" table:formula="of:=([.AT25]-1)*[.AT11]/([.AT13]*[.AT14])" office:value-type="percentage" office:value="0.0617309374544394">
            <text:p>6%</text:p>
          </table:table-cell>
          <table:table-cell table:style-name="ce23" table:formula="of:=([.AU25]-1)*[.AU11]/([.AU13]*[.AU14])" office:value-type="percentage" office:value="0.056320766966759">
            <text:p>6%</text:p>
          </table:table-cell>
          <table:table-cell table:style-name="ce23" table:formula="of:=([.AV25]-1)*[.AV11]/([.AV13]*[.AV14])" office:value-type="percentage" office:value="0.056320766966759">
            <text:p>6%</text:p>
          </table:table-cell>
          <table:table-cell table:style-name="ce23" table:formula="of:=([.AW25]-1)*[.AW11]/([.AW13]*[.AW14])" office:value-type="percentage" office:value="0.196419968686017">
            <text:p>20%</text:p>
          </table:table-cell>
          <table:table-cell table:style-name="ce23" table:formula="of:=([.AX25]-1)*[.AX11]/([.AX13]*[.AX14])" office:value-type="percentage" office:value="0.173506675330813">
            <text:p>17%</text:p>
          </table:table-cell>
          <table:table-cell table:style-name="ce23" table:formula="of:=([.AY25]-1)*[.AY11]/([.AY13]*[.AY14])" office:value-type="percentage" office:value="0.0880980861244019">
            <text:p>9%</text:p>
          </table:table-cell>
          <table:table-cell table:style-name="ce23" table:formula="of:=([.AZ25]-1)*[.AZ11]/([.AZ13]*[.AZ14])" office:value-type="percentage" office:value="0">
            <text:p>0%</text:p>
          </table:table-cell>
          <table:table-cell table:style-name="ce23" table:formula="of:=([.BA25]-1)*[.BA11]/([.BA13]*[.BA14])" office:value-type="percentage" office:value="0.0709383234519104">
            <text:p>7%</text:p>
          </table:table-cell>
          <table:table-cell table:style-name="ce23" table:formula="of:=([.BB25]-1)*[.BB11]/([.BB13]*[.BB14])" office:value-type="percentage" office:value="0.0620498614958449">
            <text:p>6%</text:p>
          </table:table-cell>
          <table:table-cell table:style-name="ce23" table:formula="of:=([.BC25]-1)*[.BC11]/([.BC13]*[.BC14])" office:value-type="percentage" office:value="0.175092336103416">
            <text:p>18%</text:p>
          </table:table-cell>
          <table:table-cell table:style-name="ce23" table:formula="of:=([.BD25]-1)*[.BD11]/([.BD13]*[.BD14])" office:value-type="percentage" office:value="0.187367724867725">
            <text:p>19%</text:p>
          </table:table-cell>
          <table:table-cell table:style-name="ce23" table:formula="of:=([.BE25]-1)*[.BE11]/([.BE13]*[.BE14])" office:value-type="percentage" office:value="0.0682330827067669">
            <text:p>7%</text:p>
          </table:table-cell>
          <table:table-cell table:style-name="ce23" table:formula="of:=([.BF25]-1)*[.BF11]/([.BF13]*[.BF14])" office:value-type="percentage" office:value="0.590798611111111">
            <text:p>59%</text:p>
          </table:table-cell>
          <table:table-cell table:style-name="ce23" table:formula="of:=([.BG25]-1)*[.BG11]/([.BG13]*[.BG14])" office:value-type="percentage" office:value="0.0603999307479225">
            <text:p>6%</text:p>
          </table:table-cell>
          <table:table-cell table:style-name="ce23" table:formula="of:=([.BH25]-1)*[.BH11]/([.BH13]*[.BH14])" office:value-type="percentage" office:value="0">
            <text:p>0%</text:p>
          </table:table-cell>
          <table:table-cell table:style-name="ce23" table:formula="of:=([.BI25]-1)*[.BI11]/([.BI13]*[.BI14])" office:value-type="percentage" office:value="0.0873051821546854">
            <text:p>9%</text:p>
          </table:table-cell>
          <table:table-cell table:style-name="ce23" table:formula="of:=([.BJ25]-1)*[.BJ11]/([.BJ13]*[.BJ14])" office:value-type="percentage" office:value="0.189749710648148">
            <text:p>19%</text:p>
          </table:table-cell>
          <table:table-cell table:style-name="ce23" table:formula="of:=([.BK25]-1)*[.BK11]/([.BK13]*[.BK14])" office:value-type="percentage" office:value="0.100613839285714">
            <text:p>10%</text:p>
          </table:table-cell>
          <table:table-cell table:style-name="ce23" table:formula="of:=([.BL25]-1)*[.BL11]/([.BL13]*[.BL14])" office:value-type="percentage" office:value="0.355999228395062">
            <text:p>36%</text:p>
          </table:table-cell>
          <table:table-cell table:style-name="ce23" table:formula="of:=([.BM25]-1)*[.BM11]/([.BM13]*[.BM14])" office:value-type="percentage" office:value="0.105249920280612">
            <text:p>11%</text:p>
          </table:table-cell>
          <table:table-cell table:style-name="ce23" table:formula="of:=([.BN25]-1)*[.BN11]/([.BN13]*[.BN14])" office:value-type="percentage" office:value="0.0943262762168579">
            <text:p>9%</text:p>
          </table:table-cell>
          <table:table-cell table:style-name="ce23" table:formula="of:=([.BO25]-1)*[.BO11]/([.BO13]*[.BO14])" office:value-type="percentage" office:value="0.215025252525252">
            <text:p>22%</text:p>
          </table:table-cell>
          <table:table-cell table:style-name="ce23" table:formula="of:=([.BP25]-1)*[.BP11]/([.BP13]*[.BP14])" office:value-type="percentage" office:value="0.0479950262762763">
            <text:p>5%</text:p>
          </table:table-cell>
          <table:table-cell table:style-name="ce23" table:formula="of:=([.BQ25]-1)*[.BQ11]/([.BQ13]*[.BQ14])" office:value-type="percentage" office:value="0.072770615810782">
            <text:p>7%</text:p>
          </table:table-cell>
          <table:table-cell table:style-name="ce23" table:formula="of:=([.BR25]-1)*[.BR11]/([.BR13]*[.BR14])" office:value-type="percentage" office:value="0.0417533365885417">
            <text:p>4%</text:p>
          </table:table-cell>
          <table:table-cell table:style-name="ce23" table:formula="of:=([.BS25]-1)*[.BS11]/([.BS13]*[.BS14])" office:value-type="percentage" office:value="0.109006497130102">
            <text:p>11%</text:p>
          </table:table-cell>
          <table:table-cell table:style-name="ce23" table:formula="of:=([.BT25]-1)*[.BT11]/([.BT13]*[.BT14])" office:value-type="percentage" office:value="0.109006497130102">
            <text:p>11%</text:p>
          </table:table-cell>
          <table:table-cell table:style-name="ce23" table:formula="of:=([.BU25]-1)*[.BU11]/([.BU13]*[.BU14])" office:value-type="percentage" office:value="0.0665186764196676">
            <text:p>7%</text:p>
          </table:table-cell>
          <table:table-cell table:style-name="ce23" table:formula="of:=([.BV25]-1)*[.BV11]/([.BV13]*[.BV14])" office:value-type="percentage" office:value="0.0798332179132041">
            <text:p>8%</text:p>
          </table:table-cell>
          <table:table-cell table:style-name="ce23" table:formula="of:=([.BW25]-1)*[.BW11]/([.BW13]*[.BW14])" office:value-type="percentage" office:value="0.0798332179132041">
            <text:p>8%</text:p>
          </table:table-cell>
          <table:table-cell table:style-name="ce23" table:formula="of:=([.BX25]-1)*[.BX11]/([.BX13]*[.BX14])" office:value-type="percentage" office:value="0.098840027700831">
            <text:p>10%</text:p>
          </table:table-cell>
          <table:table-cell table:style-name="ce23" table:formula="of:=([.BY25]-1)*[.BY11]/([.BY13]*[.BY14])" office:value-type="percentage" office:value="0.0430316162109375">
            <text:p>4%</text:p>
          </table:table-cell>
          <table:table-cell table:style-name="ce23" table:formula="of:=([.BZ25]-1)*[.BZ11]/([.BZ13]*[.BZ14])" office:value-type="percentage" office:value="0.0430316162109375">
            <text:p>4%</text:p>
          </table:table-cell>
          <table:table-cell table:style-name="ce23" table:formula="of:=([.CA25]-1)*[.CA11]/([.CA13]*[.CA14])" office:value-type="percentage" office:value="0.21844119226638">
            <text:p>22%</text:p>
          </table:table-cell>
          <table:table-cell table:style-name="ce23" table:formula="of:=([.CB25]-1)*[.CB11]/([.CB13]*[.CB14])" office:value-type="percentage" office:value="0.10050949742778">
            <text:p>10%</text:p>
          </table:table-cell>
          <table:table-cell table:style-name="ce23" table:formula="of:=([.CC25]-1)*[.CC11]/([.CC13]*[.CC14])" office:value-type="percentage" office:value="0.0685582583102493">
            <text:p>7%</text:p>
          </table:table-cell>
          <table:table-cell table:style-name="ce23" table:formula="of:=([.CD25]-1)*[.CD11]/([.CD13]*[.CD14])" office:value-type="percentage" office:value="0.112763073979592">
            <text:p>11%</text:p>
          </table:table-cell>
          <table:table-cell table:style-name="ce23" table:formula="of:=([.CE25]-1)*[.CE11]/([.CE13]*[.CE14])" office:value-type="percentage" office:value="0.112763073979592">
            <text:p>11%</text:p>
          </table:table-cell>
          <table:table-cell table:style-name="ce23" table:formula="of:=([.CF25]-1)*[.CF11]/([.CF13]*[.CF14])" office:value-type="percentage" office:value="0.295399305555556">
            <text:p>30%</text:p>
          </table:table-cell>
          <table:table-cell table:style-name="ce23" table:formula="of:=([.CG25]-1)*[.CG11]/([.CG13]*[.CG14])" office:value-type="percentage" office:value="0.070597840200831">
            <text:p>7%</text:p>
          </table:table-cell>
          <table:table-cell table:style-name="ce23" table:formula="of:=([.CH25]-1)*[.CH11]/([.CH13]*[.CH14])" office:value-type="percentage" office:value="0.0627956081081081">
            <text:p>6%</text:p>
          </table:table-cell>
          <table:table-cell table:style-name="ce23" table:formula="of:=([.CI25]-1)*[.CI11]/([.CI13]*[.CI14])" office:value-type="percentage" office:value="0.416599151234568">
            <text:p>42%</text:p>
          </table:table-cell>
          <table:table-cell table:style-name="ce23" table:formula="of:=([.CJ25]-1)*[.CJ11]/([.CJ13]*[.CJ14])" office:value-type="percentage" office:value="0.162494442734517">
            <text:p>16%</text:p>
          </table:table-cell>
          <table:table-cell table:style-name="ce23" table:formula="of:=([.CK25]-1)*[.CK11]/([.CK13]*[.CK14])" office:value-type="percentage" office:value="0.217019675925926">
            <text:p>22%</text:p>
          </table:table-cell>
          <table:table-cell table:style-name="ce23" table:formula="of:=([.CL25]-1)*[.CL11]/([.CL13]*[.CL14])" office:value-type="percentage" office:value="0.0746770039819945">
            <text:p>7%</text:p>
          </table:table-cell>
          <table:table-cell table:style-name="ce23" table:formula="of:=([.CM25]-1)*[.CM11]/([.CM13]*[.CM14])" office:value-type="percentage" office:value="0.320666152263375">
            <text:p>32%</text:p>
          </table:table-cell>
          <table:table-cell table:style-name="ce23" table:formula="of:=([.CN25]-1)*[.CN11]/([.CN13]*[.CN14])" office:value-type="percentage" office:value="0.127789381377551">
            <text:p>13%</text:p>
          </table:table-cell>
          <table:table-cell table:style-name="ce23" table:formula="of:=([.CO25]-1)*[.CO11]/([.CO13]*[.CO14])" office:value-type="percentage" office:value="0.0807957496537396">
            <text:p>8%</text:p>
          </table:table-cell>
          <table:table-cell table:style-name="ce23" table:formula="of:=([.CP25]-1)*[.CP11]/([.CP13]*[.CP14])" office:value-type="percentage" office:value="0.205475390625">
            <text:p>21%</text:p>
          </table:table-cell>
          <table:table-cell table:style-name="ce23" table:formula="of:=([.CQ25]-1)*[.CQ11]/([.CQ13]*[.CQ14])" office:value-type="percentage" office:value="0.0848749134349031">
            <text:p>8%</text:p>
          </table:table-cell>
          <table:table-cell table:style-name="ce23" table:formula="of:=([.CR25]-1)*[.CR11]/([.CR13]*[.CR14])" office:value-type="percentage" office:value="0.299200528425656">
            <text:p>30%</text:p>
          </table:table-cell>
          <table:table-cell table:style-name="ce23" table:formula="of:=([.CS25]-1)*[.CS11]/([.CS13]*[.CS14])" office:value-type="percentage" office:value="0.0869144953254848">
            <text:p>9%</text:p>
          </table:table-cell>
          <table:table-cell table:style-name="ce23" table:formula="of:=([.CT25]-1)*[.CT11]/([.CT13]*[.CT14])" office:value-type="percentage" office:value="0.13905911192602">
            <text:p>14%</text:p>
          </table:table-cell>
          <table:table-cell table:style-name="ce23" table:formula="of:=([.CU25]-1)*[.CU11]/([.CU13]*[.CU14])" office:value-type="percentage" office:value="0.21987658290463">
            <text:p>22%</text:p>
          </table:table-cell>
          <table:table-cell table:style-name="ce23" table:formula="of:=([.CV25]-1)*[.CV11]/([.CV13]*[.CV14])" office:value-type="percentage" office:value="0.0930332409972299">
            <text:p>9%</text:p>
          </table:table-cell>
          <table:table-cell table:style-name="ce23" table:formula="of:=([.CW25]-1)*[.CW11]/([.CW13]*[.CW14])" office:value-type="percentage" office:value="0.309722222222222">
            <text:p>31%</text:p>
          </table:table-cell>
          <table:table-cell table:style-name="ce23" table:formula="of:=([.CX25]-1)*[.CX11]/([.CX13]*[.CX14])" office:value-type="percentage" office:value="0.271559606481481">
            <text:p>27%</text:p>
          </table:table-cell>
          <table:table-cell table:style-name="ce23" table:formula="of:=([.CY25]-1)*[.CY11]/([.CY13]*[.CY14])" office:value-type="percentage" office:value="0.309229708431836">
            <text:p>31%</text:p>
          </table:table-cell>
          <table:table-cell table:style-name="ce23" table:formula="of:=([.CZ25]-1)*[.CZ11]/([.CZ13]*[.CZ14])" office:value-type="percentage" office:value="0.289739583333333">
            <text:p>29%</text:p>
          </table:table-cell>
          <table:table-cell table:style-name="ce23" table:formula="of:=([.DA25]-1)*[.DA11]/([.DA13]*[.DA14])" office:value-type="percentage" office:value="0.254767242593549">
            <text:p>25%</text:p>
          </table:table-cell>
          <table:table-cell table:style-name="ce23" table:formula="of:=([.DB25]-1)*[.DB11]/([.DB13]*[.DB14])" office:value-type="percentage" office:value="0.264583333333333">
            <text:p>26%</text:p>
          </table:table-cell>
          <table:table-cell table:style-name="ce23" table:formula="of:=([.DC25]-1)*[.DC11]/([.DC13]*[.DC14])" office:value-type="percentage" office:value="0.177239583333333">
            <text:p>18%</text:p>
          </table:table-cell>
          <table:table-cell table:style-name="ce23" table:formula="of:=([.DD25]-1)*[.DD11]/([.DD13]*[.DD14])" office:value-type="percentage" office:value="0.177239583333333">
            <text:p>18%</text:p>
          </table:table-cell>
          <table:table-cell table:style-name="ce23" table:formula="of:=([.DE25]-1)*[.DE11]/([.DE13]*[.DE14])" office:value-type="percentage" office:value="0.344279513888889">
            <text:p>34%</text:p>
          </table:table-cell>
          <table:table-cell table:style-name="ce23" table:formula="of:=([.DF25]-1)*[.DF11]/([.DF13]*[.DF14])" office:value-type="percentage" office:value="0">
            <text:p>0%</text:p>
          </table:table-cell>
          <table:table-cell table:style-name="ce23" table:formula="of:=([.DG25]-1)*[.DG11]/([.DG13]*[.DG14])" office:value-type="percentage" office:value="0.453191489361702">
            <text:p>45%</text:p>
          </table:table-cell>
          <table:table-cell table:number-columns-repeated="913"/>
        </table:table-row>
        <table:table-row table:style-name="ro1">
          <table:table-cell table:style-name="ce8" office:value-type="string">
            <text:p>total</text:p>
          </table:table-cell>
          <table:table-cell table:style-name="ce24" office:value-type="percentage" office:value="0">
            <text:p>0%</text:p>
          </table:table-cell>
          <table:table-cell table:style-name="ce24" table:formula="of:=[.C30]*[.C29]" office:value-type="percentage" office:value="0.185368855794271">
            <text:p>19%</text:p>
          </table:table-cell>
          <table:table-cell table:style-name="ce24" table:formula="of:=[.D30]*[.D29]" office:value-type="percentage" office:value="0.21148681640625">
            <text:p>21%</text:p>
          </table:table-cell>
          <table:table-cell table:style-name="ce24" table:formula="of:=[.E30]*[.E29]" office:value-type="percentage" office:value="0.741785457471403">
            <text:p>74%</text:p>
          </table:table-cell>
          <table:table-cell table:style-name="ce24" table:formula="of:=[.F30]*[.F29]" office:value-type="percentage" office:value="0.90037154575915">
            <text:p>90%</text:p>
          </table:table-cell>
          <table:table-cell table:style-name="ce24" table:formula="of:=[.G30]*[.G29]" office:value-type="percentage" office:value="0.9815673828125">
            <text:p>98%</text:p>
          </table:table-cell>
          <table:table-cell table:style-name="ce24" table:formula="of:=[.H30]*[.H29]" office:value-type="percentage" office:value="0.985330981277753">
            <text:p>99%</text:p>
          </table:table-cell>
          <table:table-cell table:style-name="ce24" table:formula="of:=[.I30]*[.I29]" office:value-type="percentage" office:value="0.99647907595507">
            <text:p>100%</text:p>
          </table:table-cell>
          <table:table-cell table:style-name="ce24" table:formula="of:=[.J30]*[.J29]" office:value-type="percentage" office:value="1.15957806630098">
            <text:p>116%</text:p>
          </table:table-cell>
          <table:table-cell table:style-name="ce24" table:formula="of:=[.K30]*[.K29]" office:value-type="percentage" office:value="1.17296438829108">
            <text:p>117%</text:p>
          </table:table-cell>
          <table:table-cell table:style-name="ce24" table:formula="of:=[.L30]*[.L29]" office:value-type="percentage" office:value="1.17933580563051">
            <text:p>118%</text:p>
          </table:table-cell>
          <table:table-cell table:style-name="ce24" table:formula="of:=[.M30]*[.M29]" office:value-type="percentage" office:value="1.17933580563051">
            <text:p>118%</text:p>
          </table:table-cell>
          <table:table-cell table:style-name="ce24" table:formula="of:=[.N30]*[.N29]" office:value-type="percentage" office:value="1.17933580563051">
            <text:p>118%</text:p>
          </table:table-cell>
          <table:table-cell table:style-name="ce24" table:formula="of:=[.O30]*[.O29]" office:value-type="percentage" office:value="1.1802954157179">
            <text:p>118%</text:p>
          </table:table-cell>
          <table:table-cell table:style-name="ce24" table:formula="of:=[.P30]*[.P29]" office:value-type="percentage" office:value="1.18872540197869">
            <text:p>119%</text:p>
          </table:table-cell>
          <table:table-cell table:style-name="ce24" table:formula="of:=[.Q30]*[.Q29]" office:value-type="percentage" office:value="1.20502029595775">
            <text:p>121%</text:p>
          </table:table-cell>
          <table:table-cell table:style-name="ce24" table:formula="of:=[.R30]*[.R29]" office:value-type="percentage" office:value="1.22239346443868">
            <text:p>122%</text:p>
          </table:table-cell>
          <table:table-cell table:style-name="ce24" table:formula="of:=[.S30]*[.S29]" office:value-type="percentage" office:value="1.22711804448342">
            <text:p>123%</text:p>
          </table:table-cell>
          <table:table-cell table:style-name="ce24" table:formula="of:=[.T30]*[.T29]" office:value-type="percentage" office:value="1.22922636002267">
            <text:p>123%</text:p>
          </table:table-cell>
          <table:table-cell table:style-name="ce24" table:formula="of:=[.U30]*[.U29]" office:value-type="percentage" office:value="1.28147406593932">
            <text:p>128%</text:p>
          </table:table-cell>
          <table:table-cell table:style-name="ce24" table:formula="of:=[.V30]*[.V29]" office:value-type="percentage" office:value="1.30500186273383">
            <text:p>131%</text:p>
          </table:table-cell>
          <table:table-cell table:style-name="ce24" table:formula="of:=[.W30]*[.W29]" office:value-type="percentage" office:value="1.32065713110783">
            <text:p>132%</text:p>
          </table:table-cell>
          <table:table-cell table:style-name="ce24" table:formula="of:=[.X30]*[.X29]" office:value-type="percentage" office:value="1.32460904228789">
            <text:p>132%</text:p>
          </table:table-cell>
          <table:table-cell table:style-name="ce24" table:formula="of:=[.Y30]*[.Y29]" office:value-type="percentage" office:value="1.32803832140921">
            <text:p>133%</text:p>
          </table:table-cell>
          <table:table-cell table:style-name="ce24" table:formula="of:=[.Z30]*[.Z29]" office:value-type="percentage" office:value="1.33273518805848">
            <text:p>133%</text:p>
          </table:table-cell>
          <table:table-cell table:style-name="ce24" table:formula="of:=[.AA30]*[.AA29]" office:value-type="percentage" office:value="1.33642578125">
            <text:p>134%</text:p>
          </table:table-cell>
          <table:table-cell table:style-name="ce24" table:formula="of:=[.AB30]*[.AB29]" office:value-type="percentage" office:value="1.34999622557577">
            <text:p>135%</text:p>
          </table:table-cell>
          <table:table-cell table:style-name="ce24" table:formula="of:=[.AC30]*[.AC29]" office:value-type="percentage" office:value="1.39502140920064">
            <text:p>140%</text:p>
          </table:table-cell>
          <table:table-cell table:style-name="ce24" table:formula="of:=[.AD30]*[.AD29]" office:value-type="percentage" office:value="1.44020221781703">
            <text:p>144%</text:p>
          </table:table-cell>
          <table:table-cell table:style-name="ce24" table:formula="of:=[.AE30]*[.AE29]" office:value-type="percentage" office:value="1.44075845647669">
            <text:p>144%</text:p>
          </table:table-cell>
          <table:table-cell table:style-name="ce24" table:formula="of:=[.AF30]*[.AF29]" office:value-type="percentage" office:value="1.46042829029757">
            <text:p>146%</text:p>
          </table:table-cell>
          <table:table-cell table:style-name="ce24" table:formula="of:=[.AG30]*[.AG29]" office:value-type="percentage" office:value="1.46432603620269">
            <text:p>146%</text:p>
          </table:table-cell>
          <table:table-cell table:style-name="ce24" table:formula="of:=[.AH30]*[.AH29]" office:value-type="percentage" office:value="1.47276398860275">
            <text:p>147%</text:p>
          </table:table-cell>
          <table:table-cell table:style-name="ce24" table:formula="of:=[.AI30]*[.AI29]" office:value-type="percentage" office:value="1.50228290470448">
            <text:p>150%</text:p>
          </table:table-cell>
          <table:table-cell table:style-name="ce24" table:formula="of:=[.AJ30]*[.AJ29]" office:value-type="percentage" office:value="1.50549432484374">
            <text:p>151%</text:p>
          </table:table-cell>
          <table:table-cell table:style-name="ce24" table:formula="of:=[.AK30]*[.AK29]" office:value-type="percentage" office:value="1.50645448618645">
            <text:p>151%</text:p>
          </table:table-cell>
          <table:table-cell table:style-name="ce24" table:formula="of:=[.AL30]*[.AL29]" office:value-type="percentage" office:value="1.50752392055058">
            <text:p>151%</text:p>
          </table:table-cell>
          <table:table-cell table:style-name="ce24" table:formula="of:=[.AM30]*[.AM29]" office:value-type="percentage" office:value="1.53271218987135">
            <text:p>153%</text:p>
          </table:table-cell>
          <table:table-cell table:style-name="ce24" table:formula="of:=[.AN30]*[.AN29]" office:value-type="percentage" office:value="1.544014120996">
            <text:p>154%</text:p>
          </table:table-cell>
          <table:table-cell table:style-name="ce24" table:formula="of:=[.AO30]*[.AO29]" office:value-type="percentage" office:value="1.55133815038055">
            <text:p>155%</text:p>
          </table:table-cell>
          <table:table-cell table:style-name="ce24" table:formula="of:=[.AP30]*[.AP29]" office:value-type="percentage" office:value="1.5596875">
            <text:p>156%</text:p>
          </table:table-cell>
          <table:table-cell table:style-name="ce24" table:formula="of:=[.AQ30]*[.AQ29]" office:value-type="percentage" office:value="1.58283987242185">
            <text:p>158%</text:p>
          </table:table-cell>
          <table:table-cell table:style-name="ce24" table:formula="of:=[.AR30]*[.AR29]" office:value-type="percentage" office:value="1.58463640859134">
            <text:p>158%</text:p>
          </table:table-cell>
          <table:table-cell table:style-name="ce24" table:formula="of:=[.AS30]*[.AS29]" office:value-type="percentage" office:value="1.6173899590426">
            <text:p>162%</text:p>
          </table:table-cell>
          <table:table-cell table:style-name="ce24" table:formula="of:=[.AT30]*[.AT29]" office:value-type="percentage" office:value="1.63131930807136">
            <text:p>163%</text:p>
          </table:table-cell>
          <table:table-cell table:style-name="ce24" table:formula="of:=[.AU30]*[.AU29]" office:value-type="percentage" office:value="1.63336319017711">
            <text:p>163%</text:p>
          </table:table-cell>
          <table:table-cell table:style-name="ce24" table:formula="of:=[.AV30]*[.AV29]" office:value-type="percentage" office:value="1.63336319017711">
            <text:p>163%</text:p>
          </table:table-cell>
          <table:table-cell table:style-name="ce24" table:formula="of:=[.AW30]*[.AW29]" office:value-type="percentage" office:value="1.68211702291828">
            <text:p>168%</text:p>
          </table:table-cell>
          <table:table-cell table:style-name="ce24" table:formula="of:=[.AX30]*[.AX29]" office:value-type="percentage" office:value="1.70936073910155">
            <text:p>171%</text:p>
          </table:table-cell>
          <table:table-cell table:style-name="ce24" table:formula="of:=[.AY30]*[.AY29]" office:value-type="percentage" office:value="1.71777832243639">
            <text:p>172%</text:p>
          </table:table-cell>
          <table:table-cell table:style-name="ce24" table:formula="of:=[.AZ30]*[.AZ29]" office:value-type="percentage" office:value="1.7286376953125">
            <text:p>173%</text:p>
          </table:table-cell>
          <table:table-cell table:style-name="ce24" table:formula="of:=[.BA30]*[.BA29]" office:value-type="percentage" office:value="1.73361080926875">
            <text:p>173%</text:p>
          </table:table-cell>
          <table:table-cell table:style-name="ce24" table:formula="of:=[.BB30]*[.BB29]" office:value-type="percentage" office:value="1.7355286743268">
            <text:p>174%</text:p>
          </table:table-cell>
          <table:table-cell table:style-name="ce24" table:formula="of:=[.BC30]*[.BC29]" office:value-type="percentage" office:value="1.77685439842613">
            <text:p>178%</text:p>
          </table:table-cell>
          <table:table-cell table:style-name="ce24" table:formula="of:=[.BD30]*[.BD29]" office:value-type="percentage" office:value="1.78131823717141">
            <text:p>178%</text:p>
          </table:table-cell>
          <table:table-cell table:style-name="ce24" table:formula="of:=[.BE30]*[.BE29]" office:value-type="percentage" office:value="1.79325486329326">
            <text:p>179%</text:p>
          </table:table-cell>
          <table:table-cell table:style-name="ce24" table:formula="of:=[.BF30]*[.BF29]" office:value-type="percentage" office:value="1.79439763028129">
            <text:p>179%</text:p>
          </table:table-cell>
          <table:table-cell table:style-name="ce24" table:formula="of:=[.BG30]*[.BG29]" office:value-type="percentage" office:value="1.80532853744462">
            <text:p>181%</text:p>
          </table:table-cell>
          <table:table-cell table:style-name="ce24" table:formula="of:=[.BH30]*[.BH29]" office:value-type="percentage" office:value="1.86767578125">
            <text:p>187%</text:p>
          </table:table-cell>
          <table:table-cell table:style-name="ce24" table:formula="of:=[.BI30]*[.BI29]" office:value-type="percentage" office:value="1.88256191268214">
            <text:p>188%</text:p>
          </table:table-cell>
          <table:table-cell table:style-name="ce24" table:formula="of:=[.BJ30]*[.BJ29]" office:value-type="percentage" office:value="1.8918879248609">
            <text:p>189%</text:p>
          </table:table-cell>
          <table:table-cell table:style-name="ce24" table:formula="of:=[.BK30]*[.BK29]" office:value-type="percentage" office:value="1.91864885040692">
            <text:p>192%</text:p>
          </table:table-cell>
          <table:table-cell table:style-name="ce24" table:formula="of:=[.BL30]*[.BL29]" office:value-type="percentage" office:value="1.92624081842409">
            <text:p>193%</text:p>
          </table:table-cell>
          <table:table-cell table:style-name="ce24" table:formula="of:=[.BM30]*[.BM29]" office:value-type="percentage" office:value="1.96047708895326">
            <text:p>196%</text:p>
          </table:table-cell>
          <table:table-cell table:style-name="ce24" table:formula="of:=[.BN30]*[.BN29]" office:value-type="percentage" office:value="1.99185282464051">
            <text:p>199%</text:p>
          </table:table-cell>
          <table:table-cell table:style-name="ce24" table:formula="of:=[.BO30]*[.BO29]" office:value-type="percentage" office:value="2.01350627486991">
            <text:p>201%</text:p>
          </table:table-cell>
          <table:table-cell table:style-name="ce24" table:formula="of:=[.BP30]*[.BP29]" office:value-type="percentage" office:value="2.03115485370664">
            <text:p>203%</text:p>
          </table:table-cell>
          <table:table-cell table:style-name="ce24" table:formula="of:=[.BQ30]*[.BQ29]" office:value-type="percentage" office:value="2.03958932379488">
            <text:p>204%</text:p>
          </table:table-cell>
          <table:table-cell table:style-name="ce24" table:formula="of:=[.BR30]*[.BR29]" office:value-type="percentage" office:value="2.06184395302868">
            <text:p>206%</text:p>
          </table:table-cell>
          <table:table-cell table:style-name="ce24" table:formula="of:=[.BS30]*[.BS29]" office:value-type="percentage" office:value="2.0823148429671">
            <text:p>208%</text:p>
          </table:table-cell>
          <table:table-cell table:style-name="ce24" table:formula="of:=[.BT30]*[.BT29]" office:value-type="percentage" office:value="2.0823148429671">
            <text:p>208%</text:p>
          </table:table-cell>
          <table:table-cell table:style-name="ce24" table:formula="of:=[.BU30]*[.BU29]" office:value-type="percentage" office:value="2.08361246526602">
            <text:p>208%</text:p>
          </table:table-cell>
          <table:table-cell table:style-name="ce24" table:formula="of:=[.BV30]*[.BV29]" office:value-type="percentage" office:value="2.101551978586">
            <text:p>210%</text:p>
          </table:table-cell>
          <table:table-cell table:style-name="ce24" table:formula="of:=[.BW30]*[.BW29]" office:value-type="percentage" office:value="2.101551978586">
            <text:p>210%</text:p>
          </table:table-cell>
          <table:table-cell table:style-name="ce24" table:formula="of:=[.BX30]*[.BX29]" office:value-type="percentage" office:value="2.12802522532131">
            <text:p>213%</text:p>
          </table:table-cell>
          <table:table-cell table:style-name="ce24" table:formula="of:=[.BY30]*[.BY29]" office:value-type="percentage" office:value="2.1430367586171">
            <text:p>214%</text:p>
          </table:table-cell>
          <table:table-cell table:style-name="ce24" table:formula="of:=[.BZ30]*[.BZ29]" office:value-type="percentage" office:value="2.1430367586171">
            <text:p>214%</text:p>
          </table:table-cell>
          <table:table-cell table:style-name="ce24" table:formula="of:=[.CA30]*[.CA29]" office:value-type="percentage" office:value="2.14521077829875">
            <text:p>215%</text:p>
          </table:table-cell>
          <table:table-cell table:style-name="ce24" table:formula="of:=[.CB30]*[.CB29]" office:value-type="percentage" office:value="2.15495208716516">
            <text:p>215%</text:p>
          </table:table-cell>
          <table:table-cell table:style-name="ce24" table:formula="of:=[.CC30]*[.CC29]" office:value-type="percentage" office:value="2.18194320143605">
            <text:p>218%</text:p>
          </table:table-cell>
          <table:table-cell table:style-name="ce24" table:formula="of:=[.CD30]*[.CD29]" office:value-type="percentage" office:value="2.20869414259225">
            <text:p>221%</text:p>
          </table:table-cell>
          <table:table-cell table:style-name="ce24" table:formula="of:=[.CE30]*[.CE29]" office:value-type="percentage" office:value="2.20869414259225">
            <text:p>221%</text:p>
          </table:table-cell>
          <table:table-cell table:style-name="ce24" table:formula="of:=[.CF30]*[.CF29]" office:value-type="percentage" office:value="2.2660136100981">
            <text:p>227%</text:p>
          </table:table-cell>
          <table:table-cell table:style-name="ce24" table:formula="of:=[.CG30]*[.CG29]" office:value-type="percentage" office:value="2.28311988995947">
            <text:p>228%</text:p>
          </table:table-cell>
          <table:table-cell table:style-name="ce24" table:formula="of:=[.CH30]*[.CH29]" office:value-type="percentage" office:value="2.33492080402514">
            <text:p>233%</text:p>
          </table:table-cell>
          <table:table-cell table:style-name="ce24" table:formula="of:=[.CI30]*[.CI29]" office:value-type="percentage" office:value="2.38369398845736">
            <text:p>238%</text:p>
          </table:table-cell>
          <table:table-cell table:style-name="ce24" table:formula="of:=[.CJ30]*[.CJ29]" office:value-type="percentage" office:value="2.40838402690617">
            <text:p>241%</text:p>
          </table:table-cell>
          <table:table-cell table:style-name="ce24" table:formula="of:=[.CK30]*[.CK29]" office:value-type="percentage" office:value="2.44771246148708">
            <text:p>245%</text:p>
          </table:table-cell>
          <table:table-cell table:style-name="ce24" table:formula="of:=[.CL30]*[.CL29]" office:value-type="percentage" office:value="2.49415855242753">
            <text:p>249%</text:p>
          </table:table-cell>
          <table:table-cell table:style-name="ce24" table:formula="of:=[.CM30]*[.CM29]" office:value-type="percentage" office:value="2.68735376436082">
            <text:p>269%</text:p>
          </table:table-cell>
          <table:table-cell table:style-name="ce24" table:formula="of:=[.CN30]*[.CN29]" office:value-type="percentage" office:value="2.7610840673537">
            <text:p>276%</text:p>
          </table:table-cell>
          <table:table-cell table:style-name="ce24" table:formula="of:=[.CO30]*[.CO29]" office:value-type="percentage" office:value="2.83298432224337">
            <text:p>283%</text:p>
          </table:table-cell>
          <table:table-cell table:style-name="ce24" table:formula="of:=[.CP30]*[.CP29]" office:value-type="percentage" office:value="2.85723022965851">
            <text:p>286%</text:p>
          </table:table-cell>
          <table:table-cell table:style-name="ce24" table:formula="of:=[.CQ30]*[.CQ29]" office:value-type="percentage" office:value="3.07414619592729">
            <text:p>307%</text:p>
          </table:table-cell>
          <table:table-cell table:style-name="ce24" table:formula="of:=[.CR30]*[.CR29]" office:value-type="percentage" office:value="3.15704586135943">
            <text:p>316%</text:p>
          </table:table-cell>
          <table:table-cell table:style-name="ce24" table:formula="of:=[.CS30]*[.CS29]" office:value-type="percentage" office:value="3.19942223340358">
            <text:p>320%</text:p>
          </table:table-cell>
          <table:table-cell table:style-name="ce24" table:formula="of:=[.CT30]*[.CT29]" office:value-type="percentage" office:value="3.22664694307729">
            <text:p>323%</text:p>
          </table:table-cell>
          <table:table-cell table:style-name="ce24" table:formula="of:=[.CU30]*[.CU29]" office:value-type="percentage" office:value="3.51053451256788">
            <text:p>351%</text:p>
          </table:table-cell>
          <table:table-cell table:style-name="ce24" table:formula="of:=[.CV30]*[.CV29]" office:value-type="percentage" office:value="3.5944792732944">
            <text:p>359%</text:p>
          </table:table-cell>
          <table:table-cell table:style-name="ce24" table:formula="of:=[.CW30]*[.CW29]" office:value-type="percentage" office:value="3.71466742621528">
            <text:p>371%</text:p>
          </table:table-cell>
          <table:table-cell table:style-name="ce24" table:formula="of:=[.CX30]*[.CX29]" office:value-type="percentage" office:value="3.83226738084447">
            <text:p>383%</text:p>
          </table:table-cell>
          <table:table-cell table:style-name="ce24" table:formula="of:=[.CY30]*[.CY29]" office:value-type="percentage" office:value="4.01904086516419">
            <text:p>402%</text:p>
          </table:table-cell>
          <table:table-cell table:style-name="ce24" table:formula="of:=[.CZ30]*[.CZ29]" office:value-type="percentage" office:value="4.38088636703491">
            <text:p>438%</text:p>
          </table:table-cell>
          <table:table-cell table:style-name="ce24" table:formula="of:=[.DA30]*[.DA29]" office:value-type="percentage" office:value="4.44298226978049">
            <text:p>444%</text:p>
          </table:table-cell>
          <table:table-cell table:style-name="ce24" table:formula="of:=[.DB30]*[.DB29]" office:value-type="percentage" office:value="4.60270634403935">
            <text:p>460%</text:p>
          </table:table-cell>
          <table:table-cell table:style-name="ce24" table:formula="of:=[.DC30]*[.DC29]" office:value-type="percentage" office:value="5.37477593688965">
            <text:p>537%</text:p>
          </table:table-cell>
          <table:table-cell table:style-name="ce24" table:formula="of:=[.DD30]*[.DD29]" office:value-type="percentage" office:value="5.37477593688965">
            <text:p>537%</text:p>
          </table:table-cell>
          <table:table-cell table:style-name="ce24" table:formula="of:=[.DE30]*[.DE29]" office:value-type="percentage" office:value="6.31248417416502">
            <text:p>631%</text:p>
          </table:table-cell>
          <table:table-cell table:style-name="ce24" table:formula="of:=[.DF30]*[.DF29]" office:value-type="percentage" office:value="9.66145833333333">
            <text:p>966%</text:p>
          </table:table-cell>
          <table:table-cell table:style-name="ce24" table:formula="of:=[.DG30]*[.DG29]" office:value-type="percentage" office:value="13.4278468299959">
            <text:p>1343%</text:p>
          </table:table-cell>
          <table:table-cell table:number-columns-repeated="913"/>
        </table:table-row>
        <table:table-row table:style-name="ro1">
          <table:table-cell table:style-name="ce9" office:value-type="string">
            <text:p>victory chance</text:p>
          </table:table-cell>
          <table:table-cell table:style-name="ce44" office:value-type="string">
            <text:p>n/a</text:p>
          </table:table-cell>
          <table:table-cell table:style-name="ce45" table:formula="of:=IF(1* EXP (-0.0135446*([.C32]-1)*100)&lt;1;1* EXP (-0.0135446*([.C32]-1)*100);1)" office:value-type="percentage" office:value="1">
            <text:p>100%</text:p>
          </table:table-cell>
          <table:table-cell table:style-name="ce45" table:formula="of:=IF(1* EXP (-0.0135446*([.D32]-1)*100)&lt;1;1* EXP (-0.0135446*([.D32]-1)*100);1)" office:value-type="percentage" office:value="1">
            <text:p>100%</text:p>
          </table:table-cell>
          <table:table-cell table:style-name="ce45" table:formula="of:=IF(1* EXP (-0.0135446*([.E32]-1)*100)&lt;1;1* EXP (-0.0135446*([.E32]-1)*100);1)" office:value-type="percentage" office:value="1">
            <text:p>100%</text:p>
          </table:table-cell>
          <table:table-cell table:style-name="ce45" table:formula="of:=IF(1* EXP (-0.0135446*([.F32]-1)*100)&lt;1;1* EXP (-0.0135446*([.F32]-1)*100);1)" office:value-type="percentage" office:value="1">
            <text:p>100%</text:p>
          </table:table-cell>
          <table:table-cell table:style-name="ce45" table:formula="of:=IF(1* EXP (-0.0135446*([.G32]-1)*100)&lt;1;1* EXP (-0.0135446*([.G32]-1)*100);1)" office:value-type="percentage" office:value="1">
            <text:p>100%</text:p>
          </table:table-cell>
          <table:table-cell table:style-name="ce45" table:formula="of:=IF(1* EXP (-0.0135446*([.H32]-1)*100)&lt;1;1* EXP (-0.0135446*([.H32]-1)*100);1)" office:value-type="percentage" office:value="1">
            <text:p>100%</text:p>
          </table:table-cell>
          <table:table-cell table:style-name="ce45" table:formula="of:=IF(1* EXP (-0.0135446*([.I32]-1)*100)&lt;1;1* EXP (-0.0135446*([.I32]-1)*100);1)" office:value-type="percentage" office:value="1">
            <text:p>100%</text:p>
          </table:table-cell>
          <table:table-cell table:style-name="ce45" table:formula="of:=IF(1* EXP (-0.0135446*([.J32]-1)*100)&lt;1;1* EXP (-0.0135446*([.J32]-1)*100);1)" office:value-type="percentage" office:value="0.805620808832768">
            <text:p>81%</text:p>
          </table:table-cell>
          <table:table-cell table:style-name="ce45" table:formula="of:=IF(1* EXP (-0.0135446*([.K32]-1)*100)&lt;1;1* EXP (-0.0135446*([.K32]-1)*100);1)" office:value-type="percentage" office:value="0.791145530373052">
            <text:p>79%</text:p>
          </table:table-cell>
          <table:table-cell table:style-name="ce45" table:formula="of:=IF(1* EXP (-0.0135446*([.L32]-1)*100)&lt;1;1* EXP (-0.0135446*([.L32]-1)*100);1)" office:value-type="percentage" office:value="0.784347454306466">
            <text:p>78%</text:p>
          </table:table-cell>
          <table:table-cell table:style-name="ce45" table:formula="of:=IF(1* EXP (-0.0135446*([.M32]-1)*100)&lt;1;1* EXP (-0.0135446*([.M32]-1)*100);1)" office:value-type="percentage" office:value="0.784347454306466">
            <text:p>78%</text:p>
          </table:table-cell>
          <table:table-cell table:style-name="ce45" table:formula="of:=IF(1* EXP (-0.0135446*([.N32]-1)*100)&lt;1;1* EXP (-0.0135446*([.N32]-1)*100);1)" office:value-type="percentage" office:value="0.784347454306466">
            <text:p>78%</text:p>
          </table:table-cell>
          <table:table-cell table:style-name="ce45" table:formula="of:=IF(1* EXP (-0.0135446*([.O32]-1)*100)&lt;1;1* EXP (-0.0135446*([.O32]-1)*100);1)" office:value-type="percentage" office:value="0.783328658209329">
            <text:p>78%</text:p>
          </table:table-cell>
          <table:table-cell table:style-name="ce45" table:formula="of:=IF(1* EXP (-0.0135446*([.P32]-1)*100)&lt;1;1* EXP (-0.0135446*([.P32]-1)*100);1)" office:value-type="percentage" office:value="0.774435418037059">
            <text:p>77%</text:p>
          </table:table-cell>
          <table:table-cell table:style-name="ce45" table:formula="of:=IF(1* EXP (-0.0135446*([.Q32]-1)*100)&lt;1;1* EXP (-0.0135446*([.Q32]-1)*100);1)" office:value-type="percentage" office:value="0.757530263892814">
            <text:p>76%</text:p>
          </table:table-cell>
          <table:table-cell table:style-name="ce45" table:formula="of:=IF(1* EXP (-0.0135446*([.R32]-1)*100)&lt;1;1* EXP (-0.0135446*([.R32]-1)*100);1)" office:value-type="percentage" office:value="0.739912715443932">
            <text:p>74%</text:p>
          </table:table-cell>
          <table:table-cell table:style-name="ce45" table:formula="of:=IF(1* EXP (-0.0135446*([.S32]-1)*100)&lt;1;1* EXP (-0.0135446*([.S32]-1)*100);1)" office:value-type="percentage" office:value="0.735192943150242">
            <text:p>74%</text:p>
          </table:table-cell>
          <table:table-cell table:style-name="ce45" table:formula="of:=IF(1* EXP (-0.0135446*([.T32]-1)*100)&lt;1;1* EXP (-0.0135446*([.T32]-1)*100);1)" office:value-type="percentage" office:value="0.733096499570429">
            <text:p>73%</text:p>
          </table:table-cell>
          <table:table-cell table:style-name="ce45" table:formula="of:=IF(1* EXP (-0.0135446*([.U32]-1)*100)&lt;1;1* EXP (-0.0135446*([.U32]-1)*100);1)" office:value-type="percentage" office:value="0.683010283365831">
            <text:p>68%</text:p>
          </table:table-cell>
          <table:table-cell table:style-name="ce45" table:formula="of:=IF(1* EXP (-0.0135446*([.V32]-1)*100)&lt;1;1* EXP (-0.0135446*([.V32]-1)*100);1)" office:value-type="percentage" office:value="0.661587636316127">
            <text:p>66%</text:p>
          </table:table-cell>
          <table:table-cell table:style-name="ce45" table:formula="of:=IF(1* EXP (-0.0135446*([.W32]-1)*100)&lt;1;1* EXP (-0.0135446*([.W32]-1)*100);1)" office:value-type="percentage" office:value="0.647706732871934">
            <text:p>65%</text:p>
          </table:table-cell>
          <table:table-cell table:style-name="ce45" table:formula="of:=IF(1* EXP (-0.0135446*([.X32]-1)*100)&lt;1;1* EXP (-0.0135446*([.X32]-1)*100);1)" office:value-type="percentage" office:value="0.644249011742137">
            <text:p>64%</text:p>
          </table:table-cell>
          <table:table-cell table:style-name="ce45" table:formula="of:=IF(1* EXP (-0.0135446*([.Y32]-1)*100)&lt;1;1* EXP (-0.0135446*([.Y32]-1)*100);1)" office:value-type="percentage" office:value="0.641263529030813">
            <text:p>64%</text:p>
          </table:table-cell>
          <table:table-cell table:style-name="ce45" table:formula="of:=IF(1* EXP (-0.0135446*([.Z32]-1)*100)&lt;1;1* EXP (-0.0135446*([.Z32]-1)*100);1)" office:value-type="percentage" office:value="0.637196940254863">
            <text:p>64%</text:p>
          </table:table-cell>
          <table:table-cell table:style-name="ce45" table:formula="of:=IF(1* EXP (-0.0135446*([.AA32]-1)*100)&lt;1;1* EXP (-0.0135446*([.AA32]-1)*100);1)" office:value-type="percentage" office:value="0.634019692899343">
            <text:p>63%</text:p>
          </table:table-cell>
          <table:table-cell table:style-name="ce45" table:formula="of:=IF(1* EXP (-0.0135446*([.AB32]-1)*100)&lt;1;1* EXP (-0.0135446*([.AB32]-1)*100);1)" office:value-type="percentage" office:value="0.622472463045408">
            <text:p>62%</text:p>
          </table:table-cell>
          <table:table-cell table:style-name="ce45" table:formula="of:=IF(1* EXP (-0.0135446*([.AC32]-1)*100)&lt;1;1* EXP (-0.0135446*([.AC32]-1)*100);1)" office:value-type="percentage" office:value="0.585645455116161">
            <text:p>59%</text:p>
          </table:table-cell>
          <table:table-cell table:style-name="ce45" table:formula="of:=IF(1* EXP (-0.0135446*([.AD32]-1)*100)&lt;1;1* EXP (-0.0135446*([.AD32]-1)*100);1)" office:value-type="percentage" office:value="0.550881092642628">
            <text:p>55%</text:p>
          </table:table-cell>
          <table:table-cell table:style-name="ce45" table:formula="of:=IF(1* EXP (-0.0135446*([.AE32]-1)*100)&lt;1;1* EXP (-0.0135446*([.AE32]-1)*100);1)" office:value-type="percentage" office:value="0.550466213471774">
            <text:p>55%</text:p>
          </table:table-cell>
          <table:table-cell table:style-name="ce45" table:formula="of:=IF(1* EXP (-0.0135446*([.AF32]-1)*100)&lt;1;1* EXP (-0.0135446*([.AF32]-1)*100);1)" office:value-type="percentage" office:value="0.535994326917525">
            <text:p>54%</text:p>
          </table:table-cell>
          <table:table-cell table:style-name="ce45" table:formula="of:=IF(1* EXP (-0.0135446*([.AG32]-1)*100)&lt;1;1* EXP (-0.0135446*([.AG32]-1)*100);1)" office:value-type="percentage" office:value="0.533172086474979">
            <text:p>53%</text:p>
          </table:table-cell>
          <table:table-cell table:style-name="ce45" table:formula="of:=IF(1* EXP (-0.0135446*([.AH32]-1)*100)&lt;1;1* EXP (-0.0135446*([.AH32]-1)*100);1)" office:value-type="percentage" office:value="0.527113221477367">
            <text:p>53%</text:p>
          </table:table-cell>
          <table:table-cell table:style-name="ce45" table:formula="of:=IF(1* EXP (-0.0135446*([.AI32]-1)*100)&lt;1;1* EXP (-0.0135446*([.AI32]-1)*100);1)" office:value-type="percentage" office:value="0.506453835736817">
            <text:p>51%</text:p>
          </table:table-cell>
          <table:table-cell table:style-name="ce45" table:formula="of:=IF(1* EXP (-0.0135446*([.AJ32]-1)*100)&lt;1;1* EXP (-0.0135446*([.AJ32]-1)*100);1)" office:value-type="percentage" office:value="0.504255677342353">
            <text:p>50%</text:p>
          </table:table-cell>
          <table:table-cell table:style-name="ce45" table:formula="of:=IF(1* EXP (-0.0135446*([.AK32]-1)*100)&lt;1;1* EXP (-0.0135446*([.AK32]-1)*100);1)" office:value-type="percentage" office:value="0.503600319006449">
            <text:p>50%</text:p>
          </table:table-cell>
          <table:table-cell table:style-name="ce45" table:formula="of:=IF(1* EXP (-0.0135446*([.AL32]-1)*100)&lt;1;1* EXP (-0.0135446*([.AL32]-1)*100);1)" office:value-type="percentage" office:value="0.5028713789526">
            <text:p>50%</text:p>
          </table:table-cell>
          <table:table-cell table:style-name="ce45" table:formula="of:=IF(1* EXP (-0.0135446*([.AM32]-1)*100)&lt;1;1* EXP (-0.0135446*([.AM32]-1)*100);1)" office:value-type="percentage" office:value="0.486004520981834">
            <text:p>49%</text:p>
          </table:table-cell>
          <table:table-cell table:style-name="ce45" table:formula="of:=IF(1* EXP (-0.0135446*([.AN32]-1)*100)&lt;1;1* EXP (-0.0135446*([.AN32]-1)*100);1)" office:value-type="percentage" office:value="0.478621411695028">
            <text:p>48%</text:p>
          </table:table-cell>
          <table:table-cell table:style-name="ce45" table:formula="of:=IF(1* EXP (-0.0135446*([.AO32]-1)*100)&lt;1;1* EXP (-0.0135446*([.AO32]-1)*100);1)" office:value-type="percentage" office:value="0.473896909634319">
            <text:p>47%</text:p>
          </table:table-cell>
          <table:table-cell table:style-name="ce45" table:formula="of:=IF(1* EXP (-0.0135446*([.AP32]-1)*100)&lt;1;1* EXP (-0.0135446*([.AP32]-1)*100);1)" office:value-type="percentage" office:value="0.468567865291031">
            <text:p>47%</text:p>
          </table:table-cell>
          <table:table-cell table:style-name="ce45" table:formula="of:=IF(1* EXP (-0.0135446*([.AQ32]-1)*100)&lt;1;1* EXP (-0.0135446*([.AQ32]-1)*100);1)" office:value-type="percentage" office:value="0.454102064923512">
            <text:p>45%</text:p>
          </table:table-cell>
          <table:table-cell table:style-name="ce45" table:formula="of:=IF(1* EXP (-0.0135446*([.AR32]-1)*100)&lt;1;1* EXP (-0.0135446*([.AR32]-1)*100);1)" office:value-type="percentage" office:value="0.452998425156609">
            <text:p>45%</text:p>
          </table:table-cell>
          <table:table-cell table:style-name="ce45" table:formula="of:=IF(1* EXP (-0.0135446*([.AS32]-1)*100)&lt;1;1* EXP (-0.0135446*([.AS32]-1)*100);1)" office:value-type="percentage" office:value="0.433341142189862">
            <text:p>43%</text:p>
          </table:table-cell>
          <table:table-cell table:style-name="ce45" table:formula="of:=IF(1* EXP (-0.0135446*([.AT32]-1)*100)&lt;1;1* EXP (-0.0135446*([.AT32]-1)*100);1)" office:value-type="percentage" office:value="0.425242046919526">
            <text:p>43%</text:p>
          </table:table-cell>
          <table:table-cell table:style-name="ce45" table:formula="of:=IF(1* EXP (-0.0135446*([.AU32]-1)*100)&lt;1;1* EXP (-0.0135446*([.AU32]-1)*100);1)" office:value-type="percentage" office:value="0.424066453292598">
            <text:p>42%</text:p>
          </table:table-cell>
          <table:table-cell table:style-name="ce45" table:formula="of:=IF(1* EXP (-0.0135446*([.AV32]-1)*100)&lt;1;1* EXP (-0.0135446*([.AV32]-1)*100);1)" office:value-type="percentage" office:value="0.424066453292598">
            <text:p>42%</text:p>
          </table:table-cell>
          <table:table-cell table:style-name="ce45" table:formula="of:=IF(1* EXP (-0.0135446*([.AW32]-1)*100)&lt;1;1* EXP (-0.0135446*([.AW32]-1)*100);1)" office:value-type="percentage" office:value="0.396967755156477">
            <text:p>40%</text:p>
          </table:table-cell>
          <table:table-cell table:style-name="ce45" table:formula="of:=IF(1* EXP (-0.0135446*([.AX32]-1)*100)&lt;1;1* EXP (-0.0135446*([.AX32]-1)*100);1)" office:value-type="percentage" office:value="0.382586408488327">
            <text:p>38%</text:p>
          </table:table-cell>
          <table:table-cell table:style-name="ce45" table:formula="of:=IF(1* EXP (-0.0135446*([.AY32]-1)*100)&lt;1;1* EXP (-0.0135446*([.AY32]-1)*100);1)" office:value-type="percentage" office:value="0.378249205564812">
            <text:p>38%</text:p>
          </table:table-cell>
          <table:table-cell table:style-name="ce45" table:formula="of:=IF(1* EXP (-0.0135446*([.AZ32]-1)*100)&lt;1;1* EXP (-0.0135446*([.AZ32]-1)*100);1)" office:value-type="percentage" office:value="0.372726410347368">
            <text:p>37%</text:p>
          </table:table-cell>
          <table:table-cell table:style-name="ce45" table:formula="of:=IF(1* EXP (-0.0135446*([.BA32]-1)*100)&lt;1;1* EXP (-0.0135446*([.BA32]-1)*100);1)" office:value-type="percentage" office:value="0.370224205252329">
            <text:p>37%</text:p>
          </table:table-cell>
          <table:table-cell table:style-name="ce45" table:formula="of:=IF(1* EXP (-0.0135446*([.BB32]-1)*100)&lt;1;1* EXP (-0.0135446*([.BB32]-1)*100);1)" office:value-type="percentage" office:value="0.369263732419869">
            <text:p>37%</text:p>
          </table:table-cell>
          <table:table-cell table:style-name="ce45" table:formula="of:=IF(1* EXP (-0.0135446*([.BC32]-1)*100)&lt;1;1* EXP (-0.0135446*([.BC32]-1)*100);1)" office:value-type="percentage" office:value="0.349162374513507">
            <text:p>35%</text:p>
          </table:table-cell>
          <table:table-cell table:style-name="ce45" table:formula="of:=IF(1* EXP (-0.0135446*([.BD32]-1)*100)&lt;1;1* EXP (-0.0135446*([.BD32]-1)*100);1)" office:value-type="percentage" office:value="0.347057676024813">
            <text:p>35%</text:p>
          </table:table-cell>
          <table:table-cell table:style-name="ce45" table:formula="of:=IF(1* EXP (-0.0135446*([.BE32]-1)*100)&lt;1;1* EXP (-0.0135446*([.BE32]-1)*100);1)" office:value-type="percentage" office:value="0.341491673592197">
            <text:p>34%</text:p>
          </table:table-cell>
          <table:table-cell table:style-name="ce45" table:formula="of:=IF(1* EXP (-0.0135446*([.BF32]-1)*100)&lt;1;1* EXP (-0.0135446*([.BF32]-1)*100);1)" office:value-type="percentage" office:value="0.340963510651695">
            <text:p>34%</text:p>
          </table:table-cell>
          <table:table-cell table:style-name="ce45" table:formula="of:=IF(1* EXP (-0.0135446*([.BG32]-1)*100)&lt;1;1* EXP (-0.0135446*([.BG32]-1)*100);1)" office:value-type="percentage" office:value="0.335952569620404">
            <text:p>34%</text:p>
          </table:table-cell>
          <table:table-cell table:style-name="ce45" table:formula="of:=IF(1* EXP (-0.0135446*([.BH32]-1)*100)&lt;1;1* EXP (-0.0135446*([.BH32]-1)*100);1)" office:value-type="percentage" office:value="0.308747299180456">
            <text:p>31%</text:p>
          </table:table-cell>
          <table:table-cell table:style-name="ce45" table:formula="of:=IF(1* EXP (-0.0135446*([.BI32]-1)*100)&lt;1;1* EXP (-0.0135446*([.BI32]-1)*100);1)" office:value-type="percentage" office:value="0.302584467751951">
            <text:p>30%</text:p>
          </table:table-cell>
          <table:table-cell table:style-name="ce45" table:formula="of:=IF(1* EXP (-0.0135446*([.BJ32]-1)*100)&lt;1;1* EXP (-0.0135446*([.BJ32]-1)*100);1)" office:value-type="percentage" office:value="0.298786347248416">
            <text:p>30%</text:p>
          </table:table-cell>
          <table:table-cell table:style-name="ce45" table:formula="of:=IF(1* EXP (-0.0135446*([.BK32]-1)*100)&lt;1;1* EXP (-0.0135446*([.BK32]-1)*100);1)" office:value-type="percentage" office:value="0.288150282150079">
            <text:p>29%</text:p>
          </table:table-cell>
          <table:table-cell table:style-name="ce45" table:formula="of:=IF(1* EXP (-0.0135446*([.BL32]-1)*100)&lt;1;1* EXP (-0.0135446*([.BL32]-1)*100);1)" office:value-type="percentage" office:value="0.285202410383492">
            <text:p>29%</text:p>
          </table:table-cell>
          <table:table-cell table:style-name="ce45" table:formula="of:=IF(1* EXP (-0.0135446*([.BM32]-1)*100)&lt;1;1* EXP (-0.0135446*([.BM32]-1)*100);1)" office:value-type="percentage" office:value="0.272279055870398">
            <text:p>27%</text:p>
          </table:table-cell>
          <table:table-cell table:style-name="ce45" table:formula="of:=IF(1* EXP (-0.0135446*([.BN32]-1)*100)&lt;1;1* EXP (-0.0135446*([.BN32]-1)*100);1)" office:value-type="percentage" office:value="0.26095038725795">
            <text:p>26%</text:p>
          </table:table-cell>
          <table:table-cell table:style-name="ce45" table:formula="of:=IF(1* EXP (-0.0135446*([.BO32]-1)*100)&lt;1;1* EXP (-0.0135446*([.BO32]-1)*100);1)" office:value-type="percentage" office:value="0.253408185467821">
            <text:p>25%</text:p>
          </table:table-cell>
          <table:table-cell table:style-name="ce45" table:formula="of:=IF(1* EXP (-0.0135446*([.BP32]-1)*100)&lt;1;1* EXP (-0.0135446*([.BP32]-1)*100);1)" office:value-type="percentage" office:value="0.247422468867044">
            <text:p>25%</text:p>
          </table:table-cell>
          <table:table-cell table:style-name="ce45" table:formula="of:=IF(1* EXP (-0.0135446*([.BQ32]-1)*100)&lt;1;1* EXP (-0.0135446*([.BQ32]-1)*100);1)" office:value-type="percentage" office:value="0.244611961286718">
            <text:p>24%</text:p>
          </table:table-cell>
          <table:table-cell table:style-name="ce45" table:formula="of:=IF(1* EXP (-0.0135446*([.BR32]-1)*100)&lt;1;1* EXP (-0.0135446*([.BR32]-1)*100);1)" office:value-type="percentage" office:value="0.237348640787212">
            <text:p>24%</text:p>
          </table:table-cell>
          <table:table-cell table:style-name="ce45" table:formula="of:=IF(1* EXP (-0.0135446*([.BS32]-1)*100)&lt;1;1* EXP (-0.0135446*([.BS32]-1)*100);1)" office:value-type="percentage" office:value="0.23085807246329">
            <text:p>23%</text:p>
          </table:table-cell>
          <table:table-cell table:style-name="ce45" table:formula="of:=IF(1* EXP (-0.0135446*([.BT32]-1)*100)&lt;1;1* EXP (-0.0135446*([.BT32]-1)*100);1)" office:value-type="percentage" office:value="0.23085807246329">
            <text:p>23%</text:p>
          </table:table-cell>
          <table:table-cell table:style-name="ce45" table:formula="of:=IF(1* EXP (-0.0135446*([.BU32]-1)*100)&lt;1;1* EXP (-0.0135446*([.BU32]-1)*100);1)" office:value-type="percentage" office:value="0.230452677870232">
            <text:p>23%</text:p>
          </table:table-cell>
          <table:table-cell table:style-name="ce45" table:formula="of:=IF(1* EXP (-0.0135446*([.BV32]-1)*100)&lt;1;1* EXP (-0.0135446*([.BV32]-1)*100);1)" office:value-type="percentage" office:value="0.22492054040301">
            <text:p>22%</text:p>
          </table:table-cell>
          <table:table-cell table:style-name="ce45" table:formula="of:=IF(1* EXP (-0.0135446*([.BW32]-1)*100)&lt;1;1* EXP (-0.0135446*([.BW32]-1)*100);1)" office:value-type="percentage" office:value="0.22492054040301">
            <text:p>22%</text:p>
          </table:table-cell>
          <table:table-cell table:style-name="ce45" table:formula="of:=IF(1* EXP (-0.0135446*([.BX32]-1)*100)&lt;1;1* EXP (-0.0135446*([.BX32]-1)*100);1)" office:value-type="percentage" office:value="0.216998454694897">
            <text:p>22%</text:p>
          </table:table-cell>
          <table:table-cell table:style-name="ce45" table:formula="of:=IF(1* EXP (-0.0135446*([.BY32]-1)*100)&lt;1;1* EXP (-0.0135446*([.BY32]-1)*100);1)" office:value-type="percentage" office:value="0.212630881329152">
            <text:p>21%</text:p>
          </table:table-cell>
          <table:table-cell table:style-name="ce45" table:formula="of:=IF(1* EXP (-0.0135446*([.BZ32]-1)*100)&lt;1;1* EXP (-0.0135446*([.BZ32]-1)*100);1)" office:value-type="percentage" office:value="0.212630881329152">
            <text:p>21%</text:p>
          </table:table-cell>
          <table:table-cell table:style-name="ce45" table:formula="of:=IF(1* EXP (-0.0135446*([.CA32]-1)*100)&lt;1;1* EXP (-0.0135446*([.CA32]-1)*100);1)" office:value-type="percentage" office:value="0.212005684545759">
            <text:p>21%</text:p>
          </table:table-cell>
          <table:table-cell table:style-name="ce45" table:formula="of:=IF(1* EXP (-0.0135446*([.CB32]-1)*100)&lt;1;1* EXP (-0.0135446*([.CB32]-1)*100);1)" office:value-type="percentage" office:value="0.209226809193444">
            <text:p>21%</text:p>
          </table:table-cell>
          <table:table-cell table:style-name="ce45" table:formula="of:=IF(1* EXP (-0.0135446*([.CC32]-1)*100)&lt;1;1* EXP (-0.0135446*([.CC32]-1)*100);1)" office:value-type="percentage" office:value="0.201715944088312">
            <text:p>20%</text:p>
          </table:table-cell>
          <table:table-cell table:style-name="ce45" table:formula="of:=IF(1* EXP (-0.0135446*([.CD32]-1)*100)&lt;1;1* EXP (-0.0135446*([.CD32]-1)*100);1)" office:value-type="percentage" office:value="0.194537979355681">
            <text:p>19%</text:p>
          </table:table-cell>
          <table:table-cell table:style-name="ce45" table:formula="of:=IF(1* EXP (-0.0135446*([.CE32]-1)*100)&lt;1;1* EXP (-0.0135446*([.CE32]-1)*100);1)" office:value-type="percentage" office:value="0.194537979355681">
            <text:p>19%</text:p>
          </table:table-cell>
          <table:table-cell table:style-name="ce45" table:formula="of:=IF(1* EXP (-0.0135446*([.CF32]-1)*100)&lt;1;1* EXP (-0.0135446*([.CF32]-1)*100);1)" office:value-type="percentage" office:value="0.180006054178334">
            <text:p>18%</text:p>
          </table:table-cell>
          <table:table-cell table:style-name="ce45" table:formula="of:=IF(1* EXP (-0.0135446*([.CG32]-1)*100)&lt;1;1* EXP (-0.0135446*([.CG32]-1)*100);1)" office:value-type="percentage" office:value="0.1758833010374">
            <text:p>18%</text:p>
          </table:table-cell>
          <table:table-cell table:style-name="ce45" table:formula="of:=IF(1* EXP (-0.0135446*([.CH32]-1)*100)&lt;1;1* EXP (-0.0135446*([.CH32]-1)*100);1)" office:value-type="percentage" office:value="0.163965894652597">
            <text:p>16%</text:p>
          </table:table-cell>
          <table:table-cell table:style-name="ce45" table:formula="of:=IF(1* EXP (-0.0135446*([.CI32]-1)*100)&lt;1;1* EXP (-0.0135446*([.CI32]-1)*100);1)" office:value-type="percentage" office:value="0.153484121606866">
            <text:p>15%</text:p>
          </table:table-cell>
          <table:table-cell table:style-name="ce45" table:formula="of:=IF(1* EXP (-0.0135446*([.CJ32]-1)*100)&lt;1;1* EXP (-0.0135446*([.CJ32]-1)*100);1)" office:value-type="percentage" office:value="0.14843623170641">
            <text:p>15%</text:p>
          </table:table-cell>
          <table:table-cell table:style-name="ce45" table:formula="of:=IF(1* EXP (-0.0135446*([.CK32]-1)*100)&lt;1;1* EXP (-0.0135446*([.CK32]-1)*100);1)" office:value-type="percentage" office:value="0.140736121520529">
            <text:p>14%</text:p>
          </table:table-cell>
          <table:table-cell table:style-name="ce45" table:formula="of:=IF(1* EXP (-0.0135446*([.CL32]-1)*100)&lt;1;1* EXP (-0.0135446*([.CL32]-1)*100);1)" office:value-type="percentage" office:value="0.132155239192036">
            <text:p>13%</text:p>
          </table:table-cell>
          <table:table-cell table:style-name="ce45" table:formula="of:=IF(1* EXP (-0.0135446*([.CM32]-1)*100)&lt;1;1* EXP (-0.0135446*([.CM32]-1)*100);1)" office:value-type="percentage" office:value="0.10172795061896">
            <text:p>10%</text:p>
          </table:table-cell>
          <table:table-cell table:style-name="ce45" table:formula="of:=IF(1* EXP (-0.0135446*([.CN32]-1)*100)&lt;1;1* EXP (-0.0135446*([.CN32]-1)*100);1)" office:value-type="percentage" office:value="0.092059706764064">
            <text:p>9%</text:p>
          </table:table-cell>
          <table:table-cell table:style-name="ce45" table:formula="of:=IF(1* EXP (-0.0135446*([.CO32]-1)*100)&lt;1;1* EXP (-0.0135446*([.CO32]-1)*100);1)" office:value-type="percentage" office:value="0.0835170943682007">
            <text:p>8%</text:p>
          </table:table-cell>
          <table:table-cell table:style-name="ce45" table:formula="of:=IF(1* EXP (-0.0135446*([.CP32]-1)*100)&lt;1;1* EXP (-0.0135446*([.CP32]-1)*100);1)" office:value-type="percentage" office:value="0.0808189301497886">
            <text:p>8%</text:p>
          </table:table-cell>
          <table:table-cell table:style-name="ce45" table:formula="of:=IF(1* EXP (-0.0135446*([.CQ32]-1)*100)&lt;1;1* EXP (-0.0135446*([.CQ32]-1)*100);1)" office:value-type="percentage" office:value="0.0602442554409363">
            <text:p>6%</text:p>
          </table:table-cell>
          <table:table-cell table:style-name="ce45" table:formula="of:=IF(1* EXP (-0.0135446*([.CR32]-1)*100)&lt;1;1* EXP (-0.0135446*([.CR32]-1)*100);1)" office:value-type="percentage" office:value="0.053845721141459">
            <text:p>5%</text:p>
          </table:table-cell>
          <table:table-cell table:style-name="ce45" table:formula="of:=IF(1* EXP (-0.0135446*([.CS32]-1)*100)&lt;1;1* EXP (-0.0135446*([.CS32]-1)*100);1)" office:value-type="percentage" office:value="0.0508421553772414">
            <text:p>5%</text:p>
          </table:table-cell>
          <table:table-cell table:style-name="ce45" table:formula="of:=IF(1* EXP (-0.0135446*([.CT32]-1)*100)&lt;1;1* EXP (-0.0135446*([.CT32]-1)*100);1)" office:value-type="percentage" office:value="0.0490015073783861">
            <text:p>5%</text:p>
          </table:table-cell>
          <table:table-cell table:style-name="ce45" table:formula="of:=IF(1* EXP (-0.0135446*([.CU32]-1)*100)&lt;1;1* EXP (-0.0135446*([.CU32]-1)*100);1)" office:value-type="percentage" office:value="0.0333593036372472">
            <text:p>3%</text:p>
          </table:table-cell>
          <table:table-cell table:style-name="ce45" table:formula="of:=IF(1* EXP (-0.0135446*([.CV32]-1)*100)&lt;1;1* EXP (-0.0135446*([.CV32]-1)*100);1)" office:value-type="percentage" office:value="0.0297740402848726">
            <text:p>3%</text:p>
          </table:table-cell>
          <table:table-cell table:style-name="ce45" table:formula="of:=IF(1* EXP (-0.0135446*([.CW32]-1)*100)&lt;1;1* EXP (-0.0135446*([.CW32]-1)*100);1)" office:value-type="percentage" office:value="0.0253010737835552">
            <text:p>3%</text:p>
          </table:table-cell>
          <table:table-cell table:style-name="ce45" table:formula="of:=IF(1* EXP (-0.0135446*([.CX32]-1)*100)&lt;1;1* EXP (-0.0135446*([.CX32]-1)*100);1)" office:value-type="percentage" office:value="0.0215755861004742">
            <text:p>2%</text:p>
          </table:table-cell>
          <table:table-cell table:style-name="ce45" table:formula="of:=IF(1* EXP (-0.0135446*([.CY32]-1)*100)&lt;1;1* EXP (-0.0135446*([.CY32]-1)*100);1)" office:value-type="percentage" office:value="0.0167531313782189">
            <text:p>2%</text:p>
          </table:table-cell>
          <table:table-cell table:style-name="ce45" table:formula="of:=IF(1* EXP (-0.0135446*([.CZ32]-1)*100)&lt;1;1* EXP (-0.0135446*([.CZ32]-1)*100);1)" office:value-type="percentage" office:value="0.0102623302135706">
            <text:p>1%</text:p>
          </table:table-cell>
          <table:table-cell table:style-name="ce45" table:formula="of:=IF(1* EXP (-0.0135446*([.DA32]-1)*100)&lt;1;1* EXP (-0.0135446*([.DA32]-1)*100);1)" office:value-type="percentage" office:value="0.00943450311913701">
            <text:p>1%</text:p>
          </table:table-cell>
          <table:table-cell table:style-name="ce45" table:formula="of:=IF(1* EXP (-0.0135446*([.DB32]-1)*100)&lt;1;1* EXP (-0.0135446*([.DB32]-1)*100);1)" office:value-type="percentage" office:value="0.00759912906666833">
            <text:p>1%</text:p>
          </table:table-cell>
          <table:table-cell table:style-name="ce45" table:formula="of:=IF(1* EXP (-0.0135446*([.DC32]-1)*100)&lt;1;1* EXP (-0.0135446*([.DC32]-1)*100);1)" office:value-type="percentage" office:value="0.00267058156553903">
            <text:p>0%</text:p>
          </table:table-cell>
          <table:table-cell table:style-name="ce45" table:formula="of:=IF(1* EXP (-0.0135446*([.DD32]-1)*100)&lt;1;1* EXP (-0.0135446*([.DD32]-1)*100);1)" office:value-type="percentage" office:value="0.00267058156553903">
            <text:p>0%</text:p>
          </table:table-cell>
          <table:table-cell table:style-name="ce45" table:formula="of:=IF(1* EXP (-0.0135446*([.DE32]-1)*100)&lt;1;1* EXP (-0.0135446*([.DE32]-1)*100);1)" office:value-type="percentage" office:value="0.000749917532205065">
            <text:p>0%</text:p>
          </table:table-cell>
          <table:table-cell table:style-name="ce45" table:formula="of:=IF(1* EXP (-0.0135446*([.DF32]-1)*100)&lt;1;1* EXP (-0.0135446*([.DF32]-1)*100);1)" office:value-type="percentage" office:value="0.00000803584134557195">
            <text:p>0%</text:p>
          </table:table-cell>
          <table:table-cell table:style-name="ce45" table:formula="of:=IF(1* EXP (-0.0135446*([.DG32]-1)*100)&lt;1;1* EXP (-0.0135446*([.DG32]-1)*100);1)" office:value-type="percentage" office:value="0.0000000489228427636807">
            <text:p>0%</text:p>
          </table:table-cell>
          <table:table-cell table:number-columns-repeated="913"/>
        </table:table-row>
        <table:table-row table:style-name="ro1">
          <table:table-cell table:style-name="ce10" office:value-type="string">
            <text:p>result:</text:p>
          </table:table-cell>
          <table:table-cell table:style-name="ce25" table:number-columns-repeated="2"/>
          <table:table-cell table:style-name="ce32" table:number-columns-repeated="12"/>
          <table:table-cell table:style-name="ce53"/>
          <table:table-cell table:style-name="ce32"/>
          <table:table-cell table:style-name="ce53" table:number-columns-repeated="2"/>
          <table:table-cell table:style-name="ce32" table:number-columns-repeated="86"/>
          <table:table-cell table:style-name="ce53"/>
          <table:table-cell table:style-name="ce32" table:number-columns-repeated="3"/>
          <table:table-cell table:style-name="ce53" table:number-columns-repeated="2"/>
          <table:table-cell table:number-columns-repeated="913"/>
        </table:table-row>
        <table:table-row table:style-name="ro1">
          <table:table-cell table:style-name="ce8" office:value-type="string">
            <text:p>p/p hp</text:p>
          </table:table-cell>
          <table:table-cell table:style-name="ce17" office:value-type="percentage" office:value="1">
            <text:p>100%</text:p>
          </table:table-cell>
          <table:table-cell table:style-name="ce17" table:formula="of:=([.C19]-[.C21])/[.C13]/[.C14]" office:value-type="percentage" office:value="0.777083333333333">
            <text:p>78%</text:p>
          </table:table-cell>
          <table:table-cell table:style-name="ce17" table:formula="of:=([.D19]-[.D21])/[.D13]/[.D14]" office:value-type="percentage" office:value="0.54">
            <text:p>54%</text:p>
          </table:table-cell>
          <table:table-cell table:style-name="ce17" table:formula="of:=([.E19]-[.E21])/[.E13]/[.E14]" office:value-type="percentage" office:value="0.461666666666667">
            <text:p>46%</text:p>
          </table:table-cell>
          <table:table-cell table:style-name="ce17" table:formula="of:=([.F19]-[.F21])/[.F13]/[.F14]" office:value-type="percentage" office:value="0.1525">
            <text:p>15%</text:p>
          </table:table-cell>
          <table:table-cell table:style-name="ce17" table:formula="of:=([.G19]-[.G21])/[.G13]/[.G14]" office:value-type="percentage" office:value="0.3">
            <text:p>30%</text:p>
          </table:table-cell>
          <table:table-cell table:style-name="ce17" table:formula="of:=([.H19]-[.H21])/[.H13]/[.H14]" office:value-type="percentage" office:value="0.0433333333333333">
            <text:p>4%</text:p>
          </table:table-cell>
          <table:table-cell table:style-name="ce17" table:formula="of:=([.I19]-[.I21])/[.I13]/[.I14]" office:value-type="percentage" office:value="0.341666666666667">
            <text:p>34%</text:p>
          </table:table-cell>
          <table:table-cell table:style-name="ce17" table:formula="of:=([.J19]-[.J21])/[.J13]/[.J14]" office:value-type="percentage" office:value="0.308888888888889">
            <text:p>31%</text:p>
          </table:table-cell>
          <table:table-cell table:style-name="ce17" table:formula="of:=([.K19]-[.K21])/[.K13]/[.K14]" office:value-type="percentage" office:value="0.4275">
            <text:p>43%</text:p>
          </table:table-cell>
          <table:table-cell table:style-name="ce17" table:formula="of:=([.L19]-[.L21])/[.L13]/[.L14]" office:value-type="percentage" office:value="0.0233333333333333">
            <text:p>2%</text:p>
          </table:table-cell>
          <table:table-cell table:style-name="ce17" table:formula="of:=([.M19]-[.M21])/[.M13]/[.M14]" office:value-type="percentage" office:value="0.0875">
            <text:p>9%</text:p>
          </table:table-cell>
          <table:table-cell table:style-name="ce17" table:formula="of:=([.N19]-[.N21])/[.N13]/[.N14]" office:value-type="percentage" office:value="0.44">
            <text:p>44%</text:p>
          </table:table-cell>
          <table:table-cell table:style-name="ce38" table:formula="of:=([.O19]-[.O21])/[.O13]/[.O14]" office:value-type="percentage" office:value="-1">
            <text:p>-100%</text:p>
          </table:table-cell>
          <table:table-cell table:style-name="ce38" table:formula="of:=([.P19]-[.P21])/[.P13]/[.P14]" office:value-type="percentage" office:value="-1.03958333333333">
            <text:p>-104%</text:p>
          </table:table-cell>
          <table:table-cell table:style-name="ce38" table:formula="of:=([.Q19]-[.Q21])/[.Q13]/[.Q14]" office:value-type="percentage" office:value="-0.61">
            <text:p>-61%</text:p>
          </table:table-cell>
          <table:table-cell table:style-name="ce38" table:formula="of:=([.R19]-[.R21])/[.R13]/[.R14]" office:value-type="percentage" office:value="-0.975">
            <text:p>-98%</text:p>
          </table:table-cell>
          <table:table-cell table:style-name="ce38" table:formula="of:=([.S19]-[.S21])/[.S13]/[.S14]" office:value-type="percentage" office:value="-0.4875">
            <text:p>-49%</text:p>
          </table:table-cell>
          <table:table-cell table:style-name="ce17" table:formula="of:=([.T19]-[.T21])/[.T13]/[.T14]" office:value-type="percentage" office:value="0.11">
            <text:p>11%</text:p>
          </table:table-cell>
          <table:table-cell table:style-name="ce38" table:formula="of:=([.U19]-[.U21])/[.U13]/[.U14]" office:value-type="percentage" office:value="-0.1125">
            <text:p>-11%</text:p>
          </table:table-cell>
          <table:table-cell table:style-name="ce38" table:formula="of:=([.V19]-[.V21])/[.V13]/[.V14]" office:value-type="percentage" office:value="-1.07">
            <text:p>-107%</text:p>
          </table:table-cell>
          <table:table-cell table:style-name="ce38" table:formula="of:=([.W19]-[.W21])/[.W13]/[.W14]" office:value-type="percentage" office:value="-0.635">
            <text:p>-64%</text:p>
          </table:table-cell>
          <table:table-cell table:style-name="ce38" table:formula="of:=([.X19]-[.X21])/[.X13]/[.X14]" office:value-type="percentage" office:value="-0.0375">
            <text:p>-4%</text:p>
          </table:table-cell>
          <table:table-cell table:style-name="ce17" table:formula="of:=([.Y19]-[.Y21])/[.Y13]/[.Y14]" office:value-type="percentage" office:value="0.345">
            <text:p>35%</text:p>
          </table:table-cell>
          <table:table-cell table:style-name="ce17" table:formula="of:=([.Z19]-[.Z21])/[.Z13]/[.Z14]" office:value-type="percentage" office:value="0.2025">
            <text:p>20%</text:p>
          </table:table-cell>
          <table:table-cell table:style-name="ce38" table:formula="of:=([.AA19]-[.AA21])/[.AA13]/[.AA14]" office:value-type="percentage" office:value="-0.5">
            <text:p>-50%</text:p>
          </table:table-cell>
          <table:table-cell table:style-name="ce17" table:formula="of:=([.AB19]-[.AB21])/[.AB13]/[.AB14]" office:value-type="percentage" office:value="0.435833333333333">
            <text:p>44%</text:p>
          </table:table-cell>
          <table:table-cell table:style-name="ce17" table:formula="of:=([.AC19]-[.AC21])/[.AC13]/[.AC14]" office:value-type="percentage" office:value="0.18">
            <text:p>18%</text:p>
          </table:table-cell>
          <table:table-cell table:style-name="ce38" table:formula="of:=([.AD19]-[.AD21])/[.AD13]/[.AD14]" office:value-type="percentage" office:value="-0.32">
            <text:p>-32%</text:p>
          </table:table-cell>
          <table:table-cell table:style-name="ce38" table:formula="of:=([.AE19]-[.AE21])/[.AE13]/[.AE14]" office:value-type="percentage" office:value="-0.0533333333333333">
            <text:p>-5%</text:p>
          </table:table-cell>
          <table:table-cell table:style-name="ce38" table:formula="of:=([.AF19]-[.AF21])/[.AF13]/[.AF14]" office:value-type="percentage" office:value="-0.0633333333333333">
            <text:p>-6%</text:p>
          </table:table-cell>
          <table:table-cell table:style-name="ce38" table:formula="of:=([.AG19]-[.AG21])/[.AG13]/[.AG14]" office:value-type="percentage" office:value="-0.075">
            <text:p>-8%</text:p>
          </table:table-cell>
          <table:table-cell table:style-name="ce17" table:formula="of:=([.AH19]-[.AH21])/[.AH13]/[.AH14]" office:value-type="percentage" office:value="0.218333333333333">
            <text:p>22%</text:p>
          </table:table-cell>
          <table:table-cell table:style-name="ce38" table:formula="of:=([.AI19]-[.AI21])/[.AI13]/[.AI14]" office:value-type="percentage" office:value="-0.396666666666667">
            <text:p>-40%</text:p>
          </table:table-cell>
          <table:table-cell table:style-name="ce38" table:formula="of:=([.AJ19]-[.AJ21])/[.AJ13]/[.AJ14]" office:value-type="percentage" office:value="-0.861666666666667">
            <text:p>-86%</text:p>
          </table:table-cell>
          <table:table-cell table:style-name="ce38" table:formula="of:=([.AK19]-[.AK21])/[.AK13]/[.AK14]" office:value-type="percentage" office:value="-0.3375">
            <text:p>-34%</text:p>
          </table:table-cell>
          <table:table-cell table:style-name="ce17" table:formula="of:=([.AL19]-[.AL21])/[.AL13]/[.AL14]" office:value-type="percentage" office:value="0.101111111111111">
            <text:p>10%</text:p>
          </table:table-cell>
          <table:table-cell table:style-name="ce38" table:formula="of:=([.AM19]-[.AM21])/[.AM13]/[.AM14]" office:value-type="percentage" office:value="-0.075">
            <text:p>-8%</text:p>
          </table:table-cell>
          <table:table-cell table:style-name="ce17" table:formula="of:=([.AN19]-[.AN21])/[.AN13]/[.AN14]" office:value-type="percentage" office:value="0.2975">
            <text:p>30%</text:p>
          </table:table-cell>
          <table:table-cell table:style-name="ce17" table:formula="of:=([.AO19]-[.AO21])/[.AO13]/[.AO14]" office:value-type="percentage" office:value="0.1">
            <text:p>10%</text:p>
          </table:table-cell>
          <table:table-cell table:style-name="ce17" table:formula="of:=([.AP19]-[.AP21])/[.AP13]/[.AP14]" office:value-type="percentage" office:value="0.0266666666666667">
            <text:p>3%</text:p>
          </table:table-cell>
          <table:table-cell table:style-name="ce17" table:formula="of:=([.AQ19]-[.AQ21])/[.AQ13]/[.AQ14]" office:value-type="percentage" office:value="0.00571428571428571">
            <text:p>1%</text:p>
          </table:table-cell>
          <table:table-cell table:style-name="ce17" table:formula="of:=([.AR19]-[.AR21])/[.AR13]/[.AR14]" office:value-type="percentage" office:value="0.3775">
            <text:p>38%</text:p>
          </table:table-cell>
          <table:table-cell table:style-name="ce38" table:formula="of:=([.AS19]-[.AS21])/[.AS13]/[.AS14]" office:value-type="percentage" office:value="-1.12125">
            <text:p>-112%</text:p>
          </table:table-cell>
          <table:table-cell table:style-name="ce17" table:formula="of:=([.AT19]-[.AT21])/[.AT13]/[.AT14]" office:value-type="percentage" office:value="0.185">
            <text:p>19%</text:p>
          </table:table-cell>
          <table:table-cell table:style-name="ce38" table:formula="of:=([.AU19]-[.AU21])/[.AU13]/[.AU14]" office:value-type="percentage" office:value="-0.825">
            <text:p>-83%</text:p>
          </table:table-cell>
          <table:table-cell table:style-name="ce38" table:formula="of:=([.AV19]-[.AV21])/[.AV13]/[.AV14]" office:value-type="percentage" office:value="-0.198333333333333">
            <text:p>-20%</text:p>
          </table:table-cell>
          <table:table-cell table:style-name="ce38" table:formula="of:=([.AW19]-[.AW21])/[.AW13]/[.AW14]" office:value-type="percentage" office:value="-1.54625">
            <text:p>-155%</text:p>
          </table:table-cell>
          <table:table-cell table:style-name="ce38" table:formula="of:=([.AX19]-[.AX21])/[.AX13]/[.AX14]" office:value-type="percentage" office:value="-1.20875">
            <text:p>-121%</text:p>
          </table:table-cell>
          <table:table-cell table:style-name="ce17" table:formula="of:=([.AY19]-[.AY21])/[.AY13]/[.AY14]" office:value-type="percentage" office:value="0.284166666666667">
            <text:p>28%</text:p>
          </table:table-cell>
          <table:table-cell table:style-name="ce38" table:formula="of:=([.AZ19]-[.AZ21])/[.AZ13]/[.AZ14]" office:value-type="percentage" office:value="-1.375">
            <text:p>-138%</text:p>
          </table:table-cell>
          <table:table-cell table:style-name="ce38" table:formula="of:=([.BA19]-[.BA21])/[.BA13]/[.BA14]" office:value-type="percentage" office:value="-0.3">
            <text:p>-30%</text:p>
          </table:table-cell>
          <table:table-cell table:style-name="ce38" table:formula="of:=([.BB19]-[.BB21])/[.BB13]/[.BB14]" office:value-type="percentage" office:value="-0.7875">
            <text:p>-79%</text:p>
          </table:table-cell>
          <table:table-cell table:style-name="ce38" table:formula="of:=([.BC19]-[.BC21])/[.BC13]/[.BC14]" office:value-type="percentage" office:value="-1">
            <text:p>-100%</text:p>
          </table:table-cell>
          <table:table-cell table:style-name="ce17" table:formula="of:=([.BD19]-[.BD21])/[.BD13]/[.BD14]" office:value-type="percentage" office:value="0.261666666666667">
            <text:p>26%</text:p>
          </table:table-cell>
          <table:table-cell table:style-name="ce17" table:formula="of:=([.BE19]-[.BE21])/[.BE13]/[.BE14]" office:value-type="percentage" office:value="0.0375">
            <text:p>4%</text:p>
          </table:table-cell>
          <table:table-cell table:style-name="ce38" table:formula="of:=([.BF19]-[.BF21])/[.BF13]/[.BF14]" office:value-type="percentage" office:value="-7.63125">
            <text:p>-763%</text:p>
          </table:table-cell>
          <table:table-cell table:style-name="ce17" table:formula="of:=([.BG19]-[.BG21])/[.BG13]/[.BG14]" office:value-type="percentage" office:value="0.0975">
            <text:p>10%</text:p>
          </table:table-cell>
          <table:table-cell table:style-name="ce38" table:formula="of:=([.BH19]-[.BH21])/[.BH13]/[.BH14]" office:value-type="percentage" office:value="-2.415">
            <text:p>-242%</text:p>
          </table:table-cell>
          <table:table-cell table:style-name="ce38" table:formula="of:=([.BI19]-[.BI21])/[.BI13]/[.BI14]" office:value-type="percentage" office:value="-0.3375">
            <text:p>-34%</text:p>
          </table:table-cell>
          <table:table-cell table:style-name="ce17" table:formula="of:=([.BJ19]-[.BJ21])/[.BJ13]/[.BJ14]" office:value-type="percentage" office:value="0.403333333333333">
            <text:p>40%</text:p>
          </table:table-cell>
          <table:table-cell table:style-name="ce38" table:formula="of:=([.BK19]-[.BK21])/[.BK13]/[.BK14]" office:value-type="percentage" office:value="-1.5375">
            <text:p>-154%</text:p>
          </table:table-cell>
          <table:table-cell table:style-name="ce38" table:formula="of:=([.BL19]-[.BL21])/[.BL13]/[.BL14]" office:value-type="percentage" office:value="-1.9425">
            <text:p>-194%</text:p>
          </table:table-cell>
          <table:table-cell table:style-name="ce38" table:formula="of:=([.BM19]-[.BM21])/[.BM13]/[.BM14]" office:value-type="percentage" office:value="-0.7625">
            <text:p>-76%</text:p>
          </table:table-cell>
          <table:table-cell table:style-name="ce17" table:formula="of:=([.BN19]-[.BN21])/[.BN13]/[.BN14]" office:value-type="percentage" office:value="0.335833333333333">
            <text:p>34%</text:p>
          </table:table-cell>
          <table:table-cell table:style-name="ce38" table:formula="of:=([.BO19]-[.BO21])/[.BO13]/[.BO14]" office:value-type="percentage" office:value="-0.571666666666667">
            <text:p>-57%</text:p>
          </table:table-cell>
          <table:table-cell table:style-name="ce38" table:formula="of:=([.BP19]-[.BP21])/[.BP13]/[.BP14]" office:value-type="percentage" office:value="-0.6375">
            <text:p>-64%</text:p>
          </table:table-cell>
          <table:table-cell table:style-name="ce38" table:formula="of:=([.BQ19]-[.BQ21])/[.BQ13]/[.BQ14]" office:value-type="percentage" office:value="-0.418333333333333">
            <text:p>-42%</text:p>
          </table:table-cell>
          <table:table-cell table:style-name="ce17" table:formula="of:=([.BR19]-[.BR21])/[.BR13]/[.BR14]" office:value-type="percentage" office:value="0.0933333333333333">
            <text:p>9%</text:p>
          </table:table-cell>
          <table:table-cell table:style-name="ce17" table:formula="of:=([.BS19]-[.BS21])/[.BS13]/[.BS14]" office:value-type="percentage" office:value="0.11">
            <text:p>11%</text:p>
          </table:table-cell>
          <table:table-cell table:style-name="ce38" table:formula="of:=([.BT19]-[.BT21])/[.BT13]/[.BT14]" office:value-type="percentage" office:value="-0.490833333333333">
            <text:p>-49%</text:p>
          </table:table-cell>
          <table:table-cell table:style-name="ce38" table:formula="of:=([.BU19]-[.BU21])/[.BU13]/[.BU14]" office:value-type="percentage" office:value="-0.075">
            <text:p>-8%</text:p>
          </table:table-cell>
          <table:table-cell table:style-name="ce38" table:formula="of:=([.BV19]-[.BV21])/[.BV13]/[.BV14]" office:value-type="percentage" office:value="-0.0833333333333333">
            <text:p>-8%</text:p>
          </table:table-cell>
          <table:table-cell table:style-name="ce38" table:formula="of:=([.BW19]-[.BW21])/[.BW13]/[.BW14]" office:value-type="percentage" office:value="-1.28916666666667">
            <text:p>-129%</text:p>
          </table:table-cell>
          <table:table-cell table:style-name="ce17" table:formula="of:=([.BX19]-[.BX21])/[.BX13]/[.BX14]" office:value-type="percentage" office:value="0.4675">
            <text:p>47%</text:p>
          </table:table-cell>
          <table:table-cell table:style-name="ce38" table:formula="of:=([.BY19]-[.BY21])/[.BY13]/[.BY14]" office:value-type="percentage" office:value="-0.15">
            <text:p>-15%</text:p>
          </table:table-cell>
          <table:table-cell table:style-name="ce38" table:formula="of:=([.BZ19]-[.BZ21])/[.BZ13]/[.BZ14]" office:value-type="percentage" office:value="-1.0125">
            <text:p>-101%</text:p>
          </table:table-cell>
          <table:table-cell table:style-name="ce17" table:formula="of:=([.CA19]-[.CA21])/[.CA13]/[.CA14]" office:value-type="percentage" office:value="0.395">
            <text:p>40%</text:p>
          </table:table-cell>
          <table:table-cell table:style-name="ce38" table:formula="of:=([.CB19]-[.CB21])/[.CB13]/[.CB14]" office:value-type="percentage" office:value="-0.883333333333333">
            <text:p>-88%</text:p>
          </table:table-cell>
          <table:table-cell table:style-name="ce38" table:formula="of:=([.CC19]-[.CC21])/[.CC13]/[.CC14]" office:value-type="percentage" office:value="-0.176666666666667">
            <text:p>-18%</text:p>
          </table:table-cell>
          <table:table-cell table:style-name="ce38" table:formula="of:=([.CD19]-[.CD21])/[.CD13]/[.CD14]" office:value-type="percentage" office:value="-0.5325">
            <text:p>-53%</text:p>
          </table:table-cell>
          <table:table-cell table:style-name="ce38" table:formula="of:=([.CE19]-[.CE21])/[.CE13]/[.CE14]" office:value-type="percentage" office:value="-0.4125">
            <text:p>-41%</text:p>
          </table:table-cell>
          <table:table-cell table:style-name="ce38" table:formula="of:=([.CF19]-[.CF21])/[.CF13]/[.CF14]" office:value-type="percentage" office:value="-0.25">
            <text:p>-25%</text:p>
          </table:table-cell>
          <table:table-cell table:style-name="ce38" table:formula="of:=([.CG19]-[.CG21])/[.CG13]/[.CG14]" office:value-type="percentage" office:value="-0.3375">
            <text:p>-34%</text:p>
          </table:table-cell>
          <table:table-cell table:style-name="ce38" table:formula="of:=([.CH19]-[.CH21])/[.CH13]/[.CH14]" office:value-type="percentage" office:value="-0.334166666666667">
            <text:p>-33%</text:p>
          </table:table-cell>
          <table:table-cell table:style-name="ce38" table:formula="of:=([.CI19]-[.CI21])/[.CI13]/[.CI14]" office:value-type="percentage" office:value="-1.1275">
            <text:p>-113%</text:p>
          </table:table-cell>
          <table:table-cell table:style-name="ce38" table:formula="of:=([.CJ19]-[.CJ21])/[.CJ13]/[.CJ14]" office:value-type="percentage" office:value="-1.2475">
            <text:p>-125%</text:p>
          </table:table-cell>
          <table:table-cell table:style-name="ce17" table:formula="of:=([.CK19]-[.CK21])/[.CK13]/[.CK14]" office:value-type="percentage" office:value="0.648333333333333">
            <text:p>65%</text:p>
          </table:table-cell>
          <table:table-cell table:style-name="ce38" table:formula="of:=([.CL19]-[.CL21])/[.CL13]/[.CL14]" office:value-type="percentage" office:value="-0.6375">
            <text:p>-64%</text:p>
          </table:table-cell>
          <table:table-cell table:style-name="ce38" table:formula="of:=([.CM19]-[.CM21])/[.CM13]/[.CM14]" office:value-type="percentage" office:value="-0.985">
            <text:p>-99%</text:p>
          </table:table-cell>
          <table:table-cell table:style-name="ce38" table:formula="of:=([.CN19]-[.CN21])/[.CN13]/[.CN14]" office:value-type="percentage" office:value="-0.5625">
            <text:p>-56%</text:p>
          </table:table-cell>
          <table:table-cell table:style-name="ce38" table:formula="of:=([.CO19]-[.CO21])/[.CO13]/[.CO14]" office:value-type="percentage" office:value="-0.3">
            <text:p>-30%</text:p>
          </table:table-cell>
          <table:table-cell table:style-name="ce17" table:formula="of:=([.CP19]-[.CP21])/[.CP13]/[.CP14]" office:value-type="percentage" office:value="0.578333333333333">
            <text:p>58%</text:p>
          </table:table-cell>
          <table:table-cell table:style-name="ce38" table:formula="of:=([.CQ19]-[.CQ21])/[.CQ13]/[.CQ14]" office:value-type="percentage" office:value="-1.09916666666667">
            <text:p>-110%</text:p>
          </table:table-cell>
          <table:table-cell table:style-name="ce17" table:formula="of:=([.CR19]-[.CR21])/[.CR13]/[.CR14]" office:value-type="percentage" office:value="0.131666666666667">
            <text:p>13%</text:p>
          </table:table-cell>
          <table:table-cell table:style-name="ce38" table:formula="of:=([.CS19]-[.CS21])/[.CS13]/[.CS14]" office:value-type="percentage" office:value="-1.09166666666667">
            <text:p>-109%</text:p>
          </table:table-cell>
          <table:table-cell table:style-name="ce38" table:formula="of:=([.CT19]-[.CT21])/[.CT13]/[.CT14]" office:value-type="percentage" office:value="-0.0491666666666667">
            <text:p>-5%</text:p>
          </table:table-cell>
          <table:table-cell table:style-name="ce17" table:formula="of:=([.CU19]-[.CU21])/[.CU13]/[.CU14]" office:value-type="percentage" office:value="0.504166666666667">
            <text:p>50%</text:p>
          </table:table-cell>
          <table:table-cell table:style-name="ce38" table:formula="of:=([.CV19]-[.CV21])/[.CV13]/[.CV14]" office:value-type="percentage" office:value="-1.35">
            <text:p>-135%</text:p>
          </table:table-cell>
          <table:table-cell table:style-name="ce38" table:formula="of:=([.CW19]-[.CW21])/[.CW13]/[.CW14]" office:value-type="percentage" office:value="-0.451666666666667">
            <text:p>-45%</text:p>
          </table:table-cell>
          <table:table-cell table:style-name="ce38" table:formula="of:=([.CX19]-[.CX21])/[.CX13]/[.CX14]" office:value-type="percentage" office:value="-0.899166666666667">
            <text:p>-90%</text:p>
          </table:table-cell>
          <table:table-cell table:style-name="ce38" table:formula="of:=([.CY19]-[.CY21])/[.CY13]/[.CY14]" office:value-type="percentage" office:value="-0.9775">
            <text:p>-98%</text:p>
          </table:table-cell>
          <table:table-cell table:style-name="ce17" table:formula="of:=([.CZ19]-[.CZ21])/[.CZ13]/[.CZ14]" office:value-type="percentage" office:value="0.250833333333333">
            <text:p>25%</text:p>
          </table:table-cell>
          <table:table-cell table:style-name="ce38" table:formula="of:=([.DA19]-[.DA21])/[.DA13]/[.DA14]" office:value-type="percentage" office:value="-0.780833333333333">
            <text:p>-78%</text:p>
          </table:table-cell>
          <table:table-cell table:style-name="ce17" table:formula="of:=([.DB19]-[.DB21])/[.DB13]/[.DB14]" office:value-type="percentage" office:value="0.224166666666667">
            <text:p>22%</text:p>
          </table:table-cell>
          <table:table-cell table:style-name="ce38" table:formula="of:=([.DC19]-[.DC21])/[.DC13]/[.DC14]" office:value-type="percentage" office:value="-0.65">
            <text:p>-65%</text:p>
          </table:table-cell>
          <table:table-cell table:style-name="ce38" table:formula="of:=([.DD19]-[.DD21])/[.DD13]/[.DD14]" office:value-type="percentage" office:value="-0.473333333333333">
            <text:p>-47%</text:p>
          </table:table-cell>
          <table:table-cell table:style-name="ce38" table:formula="of:=([.DE19]-[.DE21])/[.DE13]/[.DE14]" office:value-type="percentage" office:value="-0.7125">
            <text:p>-71%</text:p>
          </table:table-cell>
          <table:table-cell table:style-name="ce38" table:formula="of:=([.DF19]-[.DF21])/[.DF13]/[.DF14]" office:value-type="percentage" office:value="-4.03333333333333">
            <text:p>-403%</text:p>
          </table:table-cell>
          <table:table-cell table:style-name="ce38" table:formula="of:=([.DG19]-[.DG21])/[.DG13]/[.DG14]" office:value-type="percentage" office:value="-0.5775">
            <text:p>-58%</text:p>
          </table:table-cell>
          <table:table-cell table:number-columns-repeated="913"/>
        </table:table-row>
        <table:table-row table:style-name="ro1">
          <table:table-cell table:style-name="ce8"/>
          <table:table-cell table:style-name="ce25" table:number-columns-repeated="2"/>
          <table:table-cell table:style-name="ce32" table:number-columns-repeated="12"/>
          <table:table-cell/>
          <table:table-cell table:style-name="ce32"/>
          <table:table-cell table:number-columns-repeated="2"/>
          <table:table-cell table:style-name="ce32" table:number-columns-repeated="86"/>
          <table:table-cell/>
          <table:table-cell table:style-name="ce32" table:number-columns-repeated="3"/>
          <table:table-cell table:style-name="ce53"/>
          <table:table-cell table:number-columns-repeated="914"/>
        </table:table-row>
        <table:table-row table:style-name="ro1">
          <table:table-cell table:style-name="ce11" office:value-type="string">
            <text:p>Estimate</text:p>
          </table:table-cell>
          <table:table-cell table:style-name="ce26" office:value-type="string">
            <text:p>n/a</text:p>
          </table:table-cell>
          <table:table-cell table:number-columns-repeated="3" table:style-name="ce26" office:value-type="string">
            <text:p>easy</text:p>
          </table:table-cell>
          <table:table-cell table:style-name="ce10" office:value-type="string">
            <text:p>normal</text:p>
          </table:table-cell>
          <table:table-cell table:style-name="ce26" office:value-type="string">
            <text:p>easy</text:p>
          </table:table-cell>
          <table:table-cell table:style-name="ce10" office:value-type="string">
            <text:p>normal</text:p>
          </table:table-cell>
          <table:table-cell table:style-name="ce26" office:value-type="string">
            <text:p>easy</text:p>
          </table:table-cell>
          <table:table-cell table:style-name="ce33" office:value-type="string">
            <text:p>hard</text:p>
          </table:table-cell>
          <table:table-cell table:style-name="ce26" office:value-type="string">
            <text:p>easy</text:p>
          </table:table-cell>
          <table:table-cell table:style-name="ce33" office:value-type="string">
            <text:p>hard</text:p>
          </table:table-cell>
          <table:table-cell table:style-name="ce10" office:value-type="string">
            <text:p>normal</text:p>
          </table:table-cell>
          <table:table-cell table:style-name="ce26" office:value-type="string">
            <text:p>easy</text:p>
          </table:table-cell>
          <table:table-cell table:style-name="ce10" office:value-type="string">
            <text:p>-</text:p>
          </table:table-cell>
          <table:table-cell table:style-name="ce27" office:value-type="string">
            <text:p>insane</text:p>
          </table:table-cell>
          <table:table-cell table:style-name="ce33" office:value-type="string">
            <text:p>hard</text:p>
          </table:table-cell>
          <table:table-cell table:number-columns-repeated="2" table:style-name="ce27" office:value-type="string">
            <text:p>-</text:p>
          </table:table-cell>
          <table:table-cell table:number-columns-repeated="2" table:style-name="ce10" office:value-type="string">
            <text:p>normal</text:p>
          </table:table-cell>
          <table:table-cell table:style-name="ce33" office:value-type="string">
            <text:p>insane</text:p>
          </table:table-cell>
          <table:table-cell table:style-name="ce33" office:value-type="string">
            <text:p>hard</text:p>
          </table:table-cell>
          <table:table-cell table:number-columns-repeated="3" table:style-name="ce10" office:value-type="string">
            <text:p>normal</text:p>
          </table:table-cell>
          <table:table-cell table:style-name="ce33" office:value-type="string">
            <text:p>hard</text:p>
          </table:table-cell>
          <table:table-cell table:number-columns-repeated="2" table:style-name="ce26" office:value-type="string">
            <text:p>easy</text:p>
          </table:table-cell>
          <table:table-cell table:number-columns-repeated="3" table:style-name="ce33" office:value-type="string">
            <text:p>hard</text:p>
          </table:table-cell>
          <table:table-cell table:style-name="ce10" office:value-type="string">
            <text:p>normal</text:p>
          </table:table-cell>
          <table:table-cell table:style-name="ce11" office:value-type="string">
            <text:p>-</text:p>
          </table:table-cell>
          <table:table-cell table:number-columns-repeated="2" table:style-name="ce33" office:value-type="string">
            <text:p>insane</text:p>
          </table:table-cell>
          <table:table-cell table:style-name="ce11" office:value-type="string">
            <text:p>-</text:p>
          </table:table-cell>
          <table:table-cell table:style-name="ce33" office:value-type="string">
            <text:p>hard</text:p>
          </table:table-cell>
          <table:table-cell table:number-columns-repeated="3" table:style-name="ce10" office:value-type="string">
            <text:p>normal</text:p>
          </table:table-cell>
          <table:table-cell table:style-name="ce26" office:value-type="string">
            <text:p>easy</text:p>
          </table:table-cell>
          <table:table-cell table:style-name="ce33" office:value-type="string">
            <text:p>hard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hard</text:p>
          </table:table-cell>
          <table:table-cell table:style-name="ce26" office:value-type="string">
            <text:p>normal</text:p>
          </table:table-cell>
          <table:table-cell table:number-columns-repeated="2" table:style-name="ce33" office:value-type="string">
            <text:p>hard</text:p>
          </table:table-cell>
          <table:table-cell table:number-columns-repeated="2"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insane</text:p>
          </table:table-cell>
          <table:table-cell table:style-name="ce33" office:value-type="string">
            <text:p>hard</text:p>
          </table:table-cell>
          <table:table-cell table:style-name="ce33" office:value-type="string">
            <text:p>insane</text:p>
          </table:table-cell>
          <table:table-cell table:style-name="ce33" office:value-type="string">
            <text:p>hard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hard</text:p>
          </table:table-cell>
          <table:table-cell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insane</text:p>
          </table:table-cell>
          <table:table-cell table:style-name="ce33" office:value-type="string">
            <text:p>hard</text:p>
          </table:table-cell>
          <table:table-cell table:style-name="ce26" office:value-type="string">
            <text:p>easy</text:p>
          </table:table-cell>
          <table:table-cell table:number-columns-repeated="3" table:style-name="ce33" office:value-type="string">
            <text:p>insane</text:p>
          </table:table-cell>
          <table:table-cell table:style-name="ce26" office:value-type="string">
            <text:p>easy</text:p>
          </table:table-cell>
          <table:table-cell table:number-columns-repeated="2"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hard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insane</text:p>
          </table:table-cell>
          <table:table-cell table:style-name="ce11" office:value-type="string">
            <text:p>-</text:p>
          </table:table-cell>
          <table:table-cell table:style-name="ce33" office:value-type="string">
            <text:p>hard</text:p>
          </table:table-cell>
          <table:table-cell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hard</text:p>
          </table:table-cell>
          <table:table-cell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11" office:value-type="string">
            <text:p>-</text:p>
          </table:table-cell>
          <table:table-cell table:style-name="ce33" office:value-type="string">
            <text:p>hard</text:p>
          </table:table-cell>
          <table:table-cell table:style-name="ce33" office:value-type="string">
            <text:p>insane</text:p>
          </table:table-cell>
          <table:table-cell table:style-name="ce11" office:value-type="string">
            <text:p>-</text:p>
          </table:table-cell>
          <table:table-cell table:style-name="ce10" office:value-type="string">
            <text:p>normal</text:p>
          </table:table-cell>
          <table:table-cell table:number-columns-repeated="4" table:style-name="ce33" office:value-type="string">
            <text:p>insane</text:p>
          </table:table-cell>
          <table:table-cell table:style-name="ce26" office:value-type="string">
            <text:p>easy</text:p>
          </table:table-cell>
          <table:table-cell table:number-columns-repeated="4" table:style-name="ce33" office:value-type="string">
            <text:p>insane</text:p>
          </table:table-cell>
          <table:table-cell table:style-name="ce26" office:value-type="string">
            <text:p>easy</text:p>
          </table:table-cell>
          <table:table-cell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style-name="ce33" office:value-type="string">
            <text:p>insane</text:p>
          </table:table-cell>
          <table:table-cell table:style-name="ce66" office:value-type="string">
            <text:p>-</text:p>
          </table:table-cell>
          <table:table-cell table:style-name="ce10" office:value-type="string">
            <text:p>normal</text:p>
          </table:table-cell>
          <table:table-cell table:number-columns-repeated="4" table:style-name="ce33" office:value-type="string">
            <text:p>insane</text:p>
          </table:table-cell>
          <table:table-cell table:style-name="ce10" office:value-type="string">
            <text:p>normal</text:p>
          </table:table-cell>
          <table:table-cell table:number-columns-repeated="2" table:style-name="ce27" office:value-type="string">
            <text:p>-</text:p>
          </table:table-cell>
          <table:table-cell table:number-columns-repeated="2" table:style-name="ce33" office:value-type="string">
            <text:p>insane</text:p>
          </table:table-cell>
          <table:table-cell table:number-columns-repeated="3" table:style-name="ce27" office:value-type="string">
            <text:p>-</text:p>
          </table:table-cell>
          <table:table-cell table:number-columns-repeated="913"/>
        </table:table-row>
        <table:table-row table:style-name="ro1">
          <table:table-cell table:style-name="ce11" office:value-type="string">
            <text:p>comment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Enemy can't shoot due to damaged weapon</text:p>
          </table:table-cell>
          <table:table-cell table:style-name="ce11" office:value-type="string">
            <text:p>rather hard to concentrate attack of 16 bots against 1-2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Easy start, hard middle, easy engin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Several surprises including bazooka hit in the end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I had to shoot first in the end</text:p>
          </table:table-cell>
          <table:table-cell table:style-name="ce11" office:value-type="string">
            <text:p>Most of the time enemies got to shoot first, especially in the en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problems with diagonal shots - lots of place to hide for enemies</text:p>
          </table:table-cell>
          <table:table-cell table:style-name="ce11" office:value-type="string">
            <text:p>They came together...</text:p>
          </table:table-cell>
          <table:table-cell table:style-name="ce27" office:value-type="string">
            <text:p>Too many bots</text:p>
          </table:table-cell>
          <table:table-cell table:style-name="ce11" office:value-type="string">
            <text:p>-</text:p>
          </table:table-cell>
          <table:table-cell table:style-name="ce54" office:value-type="string">
            <text:p>stupid planning, many errors</text:p>
          </table:table-cell>
          <table:table-cell table:style-name="ce27" office:value-type="string">
            <text:p>-</text:p>
          </table:table-cell>
          <table:table-cell table:style-name="ce11" office:value-type="string">
            <text:p>Very lucky to get 2 bazookas at start</text:p>
          </table:table-cell>
          <table:table-cell table:style-name="ce11" office:value-type="string">
            <text:p>An awful error at the end, it should have been a victory</text:p>
          </table:table-cell>
          <table:table-cell table:style-name="ce11" office:value-type="string">
            <text:p>Got into a cool ambush</text:p>
          </table:table-cell>
          <table:table-cell table:style-name="ce11" office:value-type="string">
            <text:p>One enemy with bazooka did it all</text:p>
          </table:table-cell>
          <table:table-cell table:style-name="ce11" office:value-type="string">
            <text:p>Too many open space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Got ambushed several time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Most of the bots attacked in group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It was all fine until in the end 5 bots (6 units survived) attacked together and killed everybody</text:p>
          </table:table-cell>
          <table:table-cell table:style-name="ce11" office:value-type="string">
            <text:p>Several stupid error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enemies have been luckily attacking single target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o time to regroup</text:p>
          </table:table-cell>
          <table:table-cell table:style-name="ce11" office:value-type="string">
            <text:p>2-3 bazookas attack very very effective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enemies have been luckily attacking single target</text:p>
          </table:table-cell>
          <table:table-cell table:style-name="ce11" office:value-type="string">
            <text:p>It was a hard beginning and unexpectedly easy in the end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wfully boring to search for last 3 of 7 bots</text:p>
          </table:table-cell>
          <table:table-cell table:style-name="ce11" office:value-type="string">
            <text:p>Ending was a disaaster. enemies came by 2-3 together at final (attacking).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didn't have time to regroup, enemies came in groups 4+</text:p>
          </table:table-cell>
          <table:table-cell table:style-name="ce11" office:value-type="string">
            <text:p>got extra 169 pts of damage due to bug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2 big waves of 5 &amp; 6 bots</text:p>
          </table:table-cell>
          <table:table-cell table:style-name="ce11" office:value-type="string">
            <text:p>They came together...</text:p>
          </table:table-cell>
          <table:table-cell table:style-name="ce11" office:value-type="string">
            <text:p>Very lucky to get 2 bazookas at start</text:p>
          </table:table-cell>
          <table:table-cell table:style-name="ce11" office:value-type="string">
            <text:p>When they came 3 together, they quickly killed all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Ambushed at a bottleneck</text:p>
          </table:table-cell>
          <table:table-cell table:style-name="ce11" office:value-type="string">
            <text:p>Enemies attacked very effectively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At least 5-7 of them came together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too little enemies</text:p>
          </table:table-cell>
          <table:table-cell table:style-name="ce11" office:value-type="string">
            <text:p>All was approximately ok, until one very unsuccessfull manuver</text:p>
          </table:table-cell>
          <table:table-cell table:style-name="ce11" office:value-type="string">
            <text:p>they all came together</text:p>
          </table:table-cell>
          <table:table-cell table:style-name="ce11" office:value-type="string">
            <text:p>Overwhelming attack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hey came all together... enemy firepower rate was at least 200%</text:p>
          </table:table-cell>
          <table:table-cell table:style-name="ce11" office:value-type="string">
            <text:p>too many bots</text:p>
          </table:table-cell>
          <table:table-cell table:style-name="ce11" office:value-type="string">
            <text:p>Just too many enemies</text:p>
          </table:table-cell>
          <table:table-cell table:style-name="ce11" office:value-type="string">
            <text:p>Got a bazooka at the beginning it helped a lot</text:p>
          </table:table-cell>
          <table:table-cell table:number-columns-repeated="5" table:style-name="ce11" office:value-type="string">
            <text:p>-</text:p>
          </table:table-cell>
          <table:table-cell table:style-name="ce11" office:value-type="string">
            <text:p>good bottleneck / took out first ones quickly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Had no time to recharge &amp; overwhelming attack at an open area, but it was a luck to have so little bot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Quickly took out two player units in the beginning + bad endin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forced to handle an inconvenient fight in a very narrow passage</text:p>
          </table:table-cell>
          <table:table-cell table:number-columns-repeated="3" table:style-name="ce11" office:value-type="string">
            <text:p>-</text:p>
          </table:table-cell>
          <table:table-cell table:style-name="ce11" office:value-type="string">
            <text:p>They came in groups of 4-5-6</text:p>
          </table:table-cell>
          <table:table-cell table:style-name="ce11" office:value-type="string">
            <text:p>Enemies came in groups of 4</text:p>
          </table:table-cell>
          <table:table-cell table:style-name="ce11" office:value-type="string">
            <text:p>Very lucky use of a bottleneck</text:p>
          </table:table-cell>
          <table:table-cell table:style-name="ce11" office:value-type="string">
            <text:p>Too many bots</text:p>
          </table:table-cell>
          <table:table-cell table:style-name="ce11" office:value-type="string">
            <text:p>They all came together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Too many bots - random damage</text:p>
          </table:table-cell>
          <table:table-cell table:style-name="ce11" office:value-type="string">
            <text:p>lucky use of bottlenecks</text:p>
          </table:table-cell>
          <table:table-cell table:style-name="ce11" office:value-type="string">
            <text:p>They came together</text:p>
          </table:table-cell>
          <table:table-cell table:style-name="ce11" office:value-type="string">
            <text:p>Lucky use of explosive falcon</text:p>
          </table:table-cell>
          <table:table-cell table:style-name="ce11" office:value-type="string">
            <text:p>Got into a very inconvenient strategic position</text:p>
          </table:table-cell>
          <table:table-cell table:style-name="ce66" office:value-type="string">
            <text:p>-</text:p>
          </table:table-cell>
          <table:table-cell table:style-name="ce11" office:value-type="string">
            <text:p>lucky use of bottlenecks</text:p>
          </table:table-cell>
          <table:table-cell table:style-name="ce11" office:value-type="string">
            <text:p>They came together</text:p>
          </table:table-cell>
          <table:table-cell table:style-name="ce11" office:value-type="string">
            <text:p>No chance</text:p>
          </table:table-cell>
          <table:table-cell table:style-name="ce11" office:value-type="string">
            <text:p>They came together</text:p>
          </table:table-cell>
          <table:table-cell table:style-name="ce11" office:value-type="string">
            <text:p>Overwhelming attack... no chance</text:p>
          </table:table-cell>
          <table:table-cell table:style-name="ce11" office:value-type="string">
            <text:p>lucky use of bottlenecks</text:p>
          </table:table-cell>
          <table:table-cell table:style-name="ce11" office:value-type="string">
            <text:p>not a single turn to rest/regroup</text:p>
          </table:table-cell>
          <table:table-cell table:style-name="ce72" office:value-type="string">
            <text:p>whole map is covered in smoke</text:p>
          </table:table-cell>
          <table:table-cell table:number-columns-repeated="2" table:style-name="ce11" office:value-type="string">
            <text:p>-</text:p>
          </table:table-cell>
          <table:table-cell table:style-name="ce27" office:value-type="string">
            <text:p>-</text:p>
          </table:table-cell>
          <table:table-cell table:style-name="ce27" office:value-type="string">
            <text:p>manuvering is insuccessfull</text:p>
          </table:table-cell>
          <table:table-cell table:style-name="ce54" office:value-type="string">
            <text:p>forced to attack many bots</text:p>
          </table:table-cell>
          <table:table-cell table:number-columns-repeated="913"/>
        </table:table-row>
        <table:table-row table:style-name="ro1">
          <table:table-cell table:style-name="ce11" office:value-type="string">
            <text:p>comment</text:p>
          </table:table-cell>
          <table:table-cell table:number-columns-repeated="2" table:style-name="ce27" office:value-type="string">
            <text:p>-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very boring exploring with few enemies</text:p>
          </table:table-cell>
          <table:table-cell table:number-columns-repeated="5" table:style-name="ce11" office:value-type="string">
            <text:p>-</text:p>
          </table:table-cell>
          <table:table-cell table:style-name="ce11" office:value-type="string">
            <text:p>Tiny passages with no room for manuver</text:p>
          </table:table-cell>
          <table:table-cell table:number-columns-repeated="3" table:style-name="ce11" office:value-type="string">
            <text:p>-</text:p>
          </table:table-cell>
          <table:table-cell table:style-name="ce27" office:value-type="string">
            <text:p>All in smoke - have to shoot close-range</text:p>
          </table:table-cell>
          <table:table-cell table:style-name="ce11" office:value-type="string">
            <text:p>-</text:p>
          </table:table-cell>
          <table:table-cell table:number-columns-repeated="2" table:style-name="ce27" office:value-type="string">
            <text:p>-</text:p>
          </table:table-cell>
          <table:table-cell table:number-columns-repeated="4" table:style-name="ce11" office:value-type="string">
            <text:p>-</text:p>
          </table:table-cell>
          <table:table-cell table:style-name="ce11" office:value-type="string">
            <text:p>Made many stupid errors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Good shooting ranges for turtling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No time to reload</text:p>
          </table:table-cell>
          <table:table-cell table:number-columns-repeated="6" table:style-name="ce11" office:value-type="string">
            <text:p>-</text:p>
          </table:table-cell>
          <table:table-cell table:style-name="ce11" office:value-type="string">
            <text:p>Forced to fight many bots at once</text:p>
          </table:table-cell>
          <table:table-cell table:style-name="ce11" office:value-type="string">
            <text:p>One turn is not enough to destroy an enemy (autowasp helped a lot here) / 2-3 times they came two together</text:p>
          </table:table-cell>
          <table:table-cell table:number-columns-repeated="8" table:style-name="ce11" office:value-type="string">
            <text:p>-</text:p>
          </table:table-cell>
          <table:table-cell table:style-name="ce11" office:value-type="string">
            <text:p>quickly ran out of ammo/weapons * Enemies hid from LOS very effectively</text:p>
          </table:table-cell>
          <table:table-cell table:number-columns-repeated="12" table:style-name="ce11" office:value-type="string">
            <text:p>-</text:p>
          </table:table-cell>
          <table:table-cell table:style-name="ce11" office:value-type="string">
            <text:p>It took almost a whole turn to kill just one, while it killed at least one per turn</text:p>
          </table:table-cell>
          <table:table-cell table:number-columns-repeated="8" table:style-name="ce11" office:value-type="string">
            <text:p>-</text:p>
          </table:table-cell>
          <table:table-cell table:style-name="ce11" office:value-type="string">
            <text:p>Enemies concentrated in 3 large rooms</text:p>
          </table:table-cell>
          <table:table-cell table:number-columns-repeated="15" table:style-name="ce11" office:value-type="string">
            <text:p>-</text:p>
          </table:table-cell>
          <table:table-cell table:style-name="ce11" office:value-type="string">
            <text:p>three bazookas finished it off</text:p>
          </table:table-cell>
          <table:table-cell table:number-columns-repeated="4" table:style-name="ce11" office:value-type="string">
            <text:p>-</text:p>
          </table:table-cell>
          <table:table-cell table:style-name="ce11" office:value-type="string">
            <text:p>Weapons get below 30% very quickly with almost no refreshing</text:p>
          </table:table-cell>
          <table:table-cell table:number-columns-repeated="2" table:style-name="ce11" office:value-type="string">
            <text:p>-</text:p>
          </table:table-cell>
          <table:table-cell table:style-name="ce11" office:value-type="string">
            <text:p>Two tries at similar conditions with equal result</text:p>
          </table:table-cell>
          <table:table-cell table:number-columns-repeated="6" table:style-name="ce11" office:value-type="string">
            <text:p>-</text:p>
          </table:table-cell>
          <table:table-cell table:style-name="ce66" office:value-type="string">
            <text:p>-</text:p>
          </table:table-cell>
          <table:table-cell table:number-columns-repeated="4" table:style-name="ce11" office:value-type="string">
            <text:p>-</text:p>
          </table:table-cell>
          <table:table-cell table:style-name="ce11" office:value-type="string">
            <text:p>bazooka shot destroyed all hiding possibility</text:p>
          </table:table-cell>
          <table:table-cell table:style-name="ce11" office:value-type="string">
            <text:p>-</text:p>
          </table:table-cell>
          <table:table-cell table:style-name="ce11" office:value-type="string">
            <text:p>ran out of ammo/weapon quickly * 3 hits by falcon</text:p>
          </table:table-cell>
          <table:table-cell table:style-name="ce72" office:value-type="string">
            <text:p>large enemy groups destroyed by explosives</text:p>
          </table:table-cell>
          <table:table-cell table:number-columns-repeated="2" table:style-name="ce11" office:value-type="string">
            <text:p>-</text:p>
          </table:table-cell>
          <table:table-cell table:number-columns-repeated="2" table:style-name="ce27" office:value-type="string">
            <text:p>-</text:p>
          </table:table-cell>
          <table:table-cell table:style-name="ce54" office:value-type="string">
            <text:p>smoke made it much harder (due to self-damage by exploding clips)</text:p>
          </table:table-cell>
          <table:table-cell table:number-columns-repeated="9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1" office:value-type="string">
            <text:p>average los=</text:p>
          </table:table-cell>
          <table:table-cell table:number-columns-repeated="1023"/>
        </table:table-row>
        <table:table-row table:style-name="ro1">
          <table:table-cell table:style-name="ce42" table:formula="of:=AVERAGE([.C24:.DG24])" office:value-type="float" office:value="42.1385527522936">
            <text:p>42,14</text:p>
          </table:table-cell>
          <table:table-cell table:number-columns-repeated="1023"/>
        </table:table-row>
        <table:table-row table:style-name="ro1">
          <table:table-cell table:style-name="ce43" table:formula="of:=STDEV(['OLD strategy'.C24:'OLD strategy'.AS24];['OLD strategy'.AU24:'OLD strategy'.DB24])" office:value-type="float" office:value="21.6713889658528">
            <text:p>21,67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NEW strategy'.A1:'NEW strategy'.AMJ1048576" table:orientation="column">
          <table:sort>
            <table:sort-by table:field-number="3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number-style style:name="N110">
      <number:number number:decimal-places="3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8">18/04/2015</text:date>, <text:time>08:4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14M52S</meta:editing-duration>
    <meta:editing-cycles>111</meta:editing-cycles>
    <meta:generator>OpenOffice/4.0.1$Win32 OpenOffice.org_project/401m5$Build-9714</meta:generator>
    <dc:date>2015-04-18T08:41:51.40</dc:date>
    <dc:creator>Eugene Loza</dc:creator>
    <meta:document-statistic meta:table-count="2" meta:cell-count="8046" meta:object-count="0"/>
    <meta:user-defined meta:name="Info 1"/>
    <meta:user-defined meta:name="Info 2"/>
    <meta:user-defined meta:name="Info 3"/>
    <meta:user-defined meta:name="Info 4"/>
  </office:meta>
</office:document-meta>
</file>